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paragraph-properties>
        <style:tab-stops>
          <style:tab-stop style:position="9.5cm" style:type="center"/>
          <style:tab-stop style:position="19.001cm" style:type="right"/>
        </style:tab-stops>
      </style:paragraph-properties>
      <style:text-properties fo:font-weight="bold" officeooo:rsid="001da60c" officeooo:paragraph-rsid="001e9c17" style:font-weight-asian="bold" style:font-weight-complex="bold"/>
    </style:style>
    <style:style style:name="P2" style:family="paragraph" style:parent-style-name="Frame_20_contents">
      <style:text-properties fo:font-weight="bold" officeooo:rsid="001f4230" officeooo:paragraph-rsid="001f4230" style:font-weight-asian="bold" style:font-weight-complex="bold"/>
    </style:style>
    <style:style style:name="P3" style:family="paragraph" style:parent-style-name="Frame_20_contents">
      <style:text-properties fo:font-weight="bold" officeooo:rsid="0024dbfe" officeooo:paragraph-rsid="0026ba2e" style:font-weight-asian="bold" style:font-weight-complex="bold"/>
    </style:style>
    <style:style style:name="P4" style:family="paragraph" style:parent-style-name="Frame_20_contents">
      <style:text-properties fo:font-weight="bold" officeooo:rsid="002b5fcc" officeooo:paragraph-rsid="002b84a2" style:font-weight-asian="bold" style:font-weight-complex="bold"/>
    </style:style>
    <style:style style:name="P5" style:family="paragraph" style:parent-style-name="Frame_20_contents">
      <style:text-properties fo:font-weight="bold" officeooo:rsid="002d7f55" officeooo:paragraph-rsid="002d7f55" style:font-weight-asian="bold" style:font-weight-complex="bold"/>
    </style:style>
    <style:style style:name="P6" style:family="paragraph" style:parent-style-name="Frame_20_contents">
      <style:text-properties fo:font-weight="bold" officeooo:rsid="002f77b1" officeooo:paragraph-rsid="0030170d" style:font-weight-asian="bold" style:font-weight-complex="bold"/>
    </style:style>
    <style:style style:name="P7" style:family="paragraph" style:parent-style-name="Frame_20_contents">
      <style:text-properties fo:font-weight="bold" officeooo:rsid="00397243" officeooo:paragraph-rsid="00397243" style:font-weight-asian="bold" style:font-weight-complex="bold"/>
    </style:style>
    <style:style style:name="P8" style:family="paragraph" style:parent-style-name="Frame_20_contents">
      <style:text-properties fo:font-weight="bold" officeooo:rsid="00410643" officeooo:paragraph-rsid="00410643" style:font-weight-asian="bold" style:font-weight-complex="bold"/>
    </style:style>
    <style:style style:name="P9" style:family="paragraph" style:parent-style-name="Frame_20_contents">
      <style:text-properties fo:font-weight="bold" officeooo:rsid="0048fcec" officeooo:paragraph-rsid="004a8961" style:font-weight-asian="bold" style:font-weight-complex="bold"/>
    </style:style>
    <style:style style:name="P10" style:family="paragraph" style:parent-style-name="Frame_20_contents">
      <style:text-properties fo:font-weight="bold" officeooo:rsid="004bd12a" officeooo:paragraph-rsid="004bd12a" style:font-weight-asian="bold" style:font-weight-complex="bold"/>
    </style:style>
    <style:style style:name="P11" style:family="paragraph" style:parent-style-name="Frame_20_contents">
      <style:text-properties fo:font-weight="bold" officeooo:rsid="004d17a3" officeooo:paragraph-rsid="004e9be2" style:font-weight-asian="bold" style:font-weight-complex="bold"/>
    </style:style>
    <style:style style:name="P12" style:family="paragraph" style:parent-style-name="Frame_20_contents">
      <style:text-properties fo:font-weight="bold" officeooo:rsid="00500574" officeooo:paragraph-rsid="00500574" style:font-weight-asian="bold" style:font-weight-complex="bold"/>
    </style:style>
    <style:style style:name="P13" style:family="paragraph" style:parent-style-name="Frame_20_contents">
      <style:text-properties fo:font-weight="bold" officeooo:rsid="0050b02e" officeooo:paragraph-rsid="0050b02e" style:font-weight-asian="bold" style:font-weight-complex="bold"/>
    </style:style>
    <style:style style:name="P14" style:family="paragraph" style:parent-style-name="Frame_20_contents">
      <style:text-properties fo:font-weight="bold" officeooo:rsid="00553ed8" officeooo:paragraph-rsid="005731f9" style:font-weight-asian="bold" style:font-weight-complex="bold"/>
    </style:style>
    <style:style style:name="P15" style:family="paragraph" style:parent-style-name="Frame_20_contents">
      <style:text-properties fo:font-weight="bold" officeooo:rsid="00582109" officeooo:paragraph-rsid="005947b9" style:font-weight-asian="bold" style:font-weight-complex="bold"/>
    </style:style>
    <style:style style:name="P16" style:family="paragraph" style:parent-style-name="Frame_20_contents">
      <style:text-properties fo:font-weight="bold" officeooo:rsid="005947b9" officeooo:paragraph-rsid="005ac524" style:font-weight-asian="bold" style:font-weight-complex="bold"/>
    </style:style>
    <style:style style:name="P17" style:family="paragraph" style:parent-style-name="Frame_20_contents">
      <style:text-properties fo:font-weight="bold" officeooo:rsid="005bd17d" officeooo:paragraph-rsid="005dc457" style:font-weight-asian="bold" style:font-weight-complex="bold"/>
    </style:style>
    <style:style style:name="P18" style:family="paragraph" style:parent-style-name="Frame_20_contents">
      <style:text-properties fo:font-weight="bold" officeooo:rsid="005f351b" officeooo:paragraph-rsid="006212d7" style:font-weight-asian="bold" style:font-weight-complex="bold"/>
    </style:style>
    <style:style style:name="P19" style:family="paragraph" style:parent-style-name="Frame_20_contents">
      <style:text-properties fo:font-weight="bold" officeooo:rsid="005f351b" officeooo:paragraph-rsid="0062dff1" style:font-weight-asian="bold" style:font-weight-complex="bold"/>
    </style:style>
    <style:style style:name="P20" style:family="paragraph" style:parent-style-name="Frame_20_contents">
      <style:text-properties fo:font-weight="bold" officeooo:rsid="006431d5" officeooo:paragraph-rsid="0066d97f" style:font-weight-asian="bold" style:font-weight-complex="bold"/>
    </style:style>
    <style:style style:name="P21" style:family="paragraph" style:parent-style-name="Frame_20_contents">
      <style:text-properties fo:font-weight="bold" officeooo:rsid="00689b59" officeooo:paragraph-rsid="00689b59" style:font-weight-asian="bold" style:font-weight-complex="bold"/>
    </style:style>
    <style:style style:name="P22" style:family="paragraph" style:parent-style-name="Frame_20_contents">
      <style:text-properties fo:font-weight="bold" officeooo:rsid="00691220" officeooo:paragraph-rsid="006ab228" style:font-weight-asian="bold" style:font-weight-complex="bold"/>
    </style:style>
    <style:style style:name="P23" style:family="paragraph" style:parent-style-name="Frame_20_contents">
      <style:text-properties fo:font-weight="bold" officeooo:rsid="006bfad9" officeooo:paragraph-rsid="006bfad9" style:font-weight-asian="bold" style:font-weight-complex="bold"/>
    </style:style>
    <style:style style:name="P24" style:family="paragraph" style:parent-style-name="Frame_20_contents">
      <style:text-properties fo:font-weight="bold" officeooo:rsid="006bfad9" officeooo:paragraph-rsid="006e8e3c" style:font-weight-asian="bold" style:font-weight-complex="bold"/>
    </style:style>
    <style:style style:name="P25" style:family="paragraph" style:parent-style-name="Frame_20_contents">
      <style:text-properties fo:font-weight="bold" officeooo:rsid="007336f0" officeooo:paragraph-rsid="0076e8c5" style:font-weight-asian="bold" style:font-weight-complex="bold"/>
    </style:style>
    <style:style style:name="P26" style:family="paragraph" style:parent-style-name="Frame_20_contents">
      <style:text-properties fo:font-weight="bold" officeooo:rsid="0077cc8c" officeooo:paragraph-rsid="00783e93" style:font-weight-asian="bold" style:font-weight-complex="bold"/>
    </style:style>
    <style:style style:name="P27" style:family="paragraph" style:parent-style-name="Frame_20_contents">
      <style:text-properties fo:font-weight="bold" officeooo:rsid="0079f41a" officeooo:paragraph-rsid="007a6fa0" style:font-weight-asian="bold" style:font-weight-complex="bold"/>
    </style:style>
    <style:style style:name="P28" style:family="paragraph" style:parent-style-name="Frame_20_contents">
      <style:text-properties fo:font-weight="bold" officeooo:rsid="007a6fa0" officeooo:paragraph-rsid="007b4cba" style:font-weight-asian="bold" style:font-weight-complex="bold"/>
    </style:style>
    <style:style style:name="P29" style:family="paragraph" style:parent-style-name="Frame_20_contents">
      <style:paragraph-properties fo:text-align="start" style:justify-single-word="false"/>
      <style:text-properties fo:font-weight="bold" officeooo:rsid="007f56cd" officeooo:paragraph-rsid="008301ef" style:font-weight-asian="bold" style:font-weight-complex="bold"/>
    </style:style>
    <style:style style:name="P30" style:family="paragraph" style:parent-style-name="Frame_20_contents">
      <style:paragraph-properties fo:text-align="start" style:justify-single-word="false"/>
      <style:text-properties fo:font-weight="bold" officeooo:rsid="00835662" officeooo:paragraph-rsid="0083e0b0" style:font-weight-asian="bold" style:font-weight-complex="bold"/>
    </style:style>
    <style:style style:name="P31" style:family="paragraph" style:parent-style-name="Frame_20_contents">
      <style:paragraph-properties fo:text-align="start" style:justify-single-word="false"/>
      <style:text-properties fo:font-weight="bold" officeooo:rsid="008717c7" officeooo:paragraph-rsid="00882c20" style:font-weight-asian="bold" style:font-weight-complex="bold"/>
    </style:style>
    <style:style style:name="P32" style:family="paragraph" style:parent-style-name="Frame_20_contents">
      <style:paragraph-properties fo:text-align="start" style:justify-single-word="false"/>
      <style:text-properties fo:font-weight="bold" officeooo:rsid="008717c7" officeooo:paragraph-rsid="008a6ff9" style:font-weight-asian="bold" style:font-weight-complex="bold"/>
    </style:style>
    <style:style style:name="P33" style:family="paragraph" style:parent-style-name="Frame_20_contents">
      <style:text-properties style:text-underline-style="solid" style:text-underline-width="auto" style:text-underline-color="font-color" fo:font-weight="bold" officeooo:rsid="001f57e2" officeooo:paragraph-rsid="001fe84d" style:font-weight-asian="bold" style:font-weight-complex="bold"/>
    </style:style>
    <style:style style:name="P34" style:family="paragraph" style:parent-style-name="Frame_20_contents">
      <style:text-properties style:text-underline-style="solid" style:text-underline-width="auto" style:text-underline-color="font-color" fo:font-weight="bold" officeooo:rsid="00211af7" officeooo:paragraph-rsid="00211af7" style:font-weight-asian="bold" style:font-weight-complex="bold"/>
    </style:style>
    <style:style style:name="P35" style:family="paragraph" style:parent-style-name="Frame_20_contents">
      <style:text-properties style:text-underline-style="solid" style:text-underline-width="auto" style:text-underline-color="font-color" fo:font-weight="bold" officeooo:rsid="00215503" officeooo:paragraph-rsid="0022f4a1" style:font-weight-asian="bold" style:font-weight-complex="bold"/>
    </style:style>
    <style:style style:name="P36" style:family="paragraph" style:parent-style-name="Frame_20_contents">
      <style:text-properties officeooo:rsid="003232ed" officeooo:paragraph-rsid="0032cc0c"/>
    </style:style>
    <style:style style:name="P37" style:family="paragraph" style:parent-style-name="Frame_20_contents">
      <style:text-properties fo:font-weight="normal" officeooo:rsid="003a5889" officeooo:paragraph-rsid="003a5889" style:font-weight-asian="normal" style:font-weight-complex="normal"/>
    </style:style>
    <style:style style:name="P38" style:family="paragraph" style:parent-style-name="Frame_20_contents">
      <style:text-properties fo:font-weight="normal" officeooo:rsid="0079f41a" officeooo:paragraph-rsid="0079f41a" style:font-weight-asian="normal" style:font-weight-complex="normal"/>
    </style:style>
    <style:style style:name="P39" style:family="paragraph" style:parent-style-name="Frame_20_contents">
      <style:text-properties officeooo:rsid="003bcb25" officeooo:paragraph-rsid="003bcb25"/>
    </style:style>
    <style:style style:name="P40" style:family="paragraph" style:parent-style-name="Frame_20_contents">
      <style:text-properties style:text-underline-style="none" fo:font-weight="bold" officeooo:rsid="003cf6eb" officeooo:paragraph-rsid="003cf6eb" style:font-weight-asian="bold" style:font-weight-complex="bold"/>
    </style:style>
    <style:style style:name="P41" style:family="paragraph" style:parent-style-name="Frame_20_contents">
      <style:paragraph-properties fo:text-align="start" style:justify-single-word="false"/>
    </style:style>
    <style:style style:name="P42" style:family="paragraph" style:parent-style-name="Frame_20_contents">
      <style:paragraph-properties fo:text-align="center" style:justify-single-word="false"/>
    </style:style>
    <style:style style:name="P43" style:family="paragraph" style:parent-style-name="Frame_20_contents">
      <style:text-properties officeooo:rsid="004775ff" officeooo:paragraph-rsid="004775ff"/>
    </style:style>
    <style:style style:name="P44" style:family="paragraph" style:parent-style-name="Frame_20_contents">
      <style:text-properties officeooo:rsid="0071f621" officeooo:paragraph-rsid="0071f621"/>
    </style:style>
    <style:style style:name="P45" style:family="paragraph" style:parent-style-name="Frame_20_contents">
      <style:paragraph-properties fo:text-align="start" style:justify-single-word="false"/>
      <style:text-properties officeooo:rsid="007f56cd" officeooo:paragraph-rsid="007f56cd"/>
    </style:style>
    <style:style style:name="P46" style:family="paragraph" style:parent-style-name="Frame_20_contents">
      <style:text-properties style:text-position="0% 100%" fo:font-weight="normal" officeooo:rsid="007a6fa0" officeooo:paragraph-rsid="007a6fa0" style:font-weight-asian="normal" style:font-weight-complex="normal"/>
    </style:style>
    <style:style style:name="P47" style:family="paragraph" style:parent-style-name="Frame_20_contents">
      <style:text-properties fo:font-weight="bold" officeooo:rsid="00736f38" officeooo:paragraph-rsid="008c53e6" style:font-weight-asian="bold" style:font-weight-complex="bold"/>
    </style:style>
    <style:style style:name="P48" style:family="paragraph" style:parent-style-name="Frame_20_contents">
      <style:text-properties fo:font-weight="bold" officeooo:rsid="007336f0" officeooo:paragraph-rsid="008c9476" style:font-weight-asian="bold" style:font-weight-complex="bold"/>
    </style:style>
    <style:style style:name="P49" style:family="paragraph" style:parent-style-name="Frame_20_contents">
      <style:text-properties fo:font-weight="bold" officeooo:rsid="009058f1" officeooo:paragraph-rsid="009058f1" style:font-weight-asian="bold" style:font-weight-complex="bold"/>
    </style:style>
    <style:style style:name="P50" style:family="paragraph" style:parent-style-name="Frame_20_contents">
      <style:text-properties fo:font-weight="bold" officeooo:rsid="0091b7d8" officeooo:paragraph-rsid="0091b7d8" style:font-weight-asian="bold" style:font-weight-complex="bold"/>
    </style:style>
    <style:style style:name="P51" style:family="paragraph" style:parent-style-name="Frame_20_contents">
      <style:text-properties fo:font-weight="bold" officeooo:rsid="0094e247" officeooo:paragraph-rsid="0094e247" style:font-weight-asian="bold" style:font-weight-complex="bold"/>
    </style:style>
    <style:style style:name="P52" style:family="paragraph" style:parent-style-name="Frame_20_contents">
      <style:text-properties fo:font-weight="bold" officeooo:rsid="00999d55" officeooo:paragraph-rsid="00a186a5" style:font-weight-asian="bold" style:font-weight-complex="bold"/>
    </style:style>
    <style:style style:name="P53" style:family="paragraph" style:parent-style-name="Frame_20_contents">
      <style:text-properties fo:font-weight="bold" officeooo:rsid="00a305e0" officeooo:paragraph-rsid="00a305e0" style:font-weight-asian="bold" style:font-weight-complex="bold"/>
    </style:style>
    <style:style style:name="P54" style:family="paragraph" style:parent-style-name="Frame_20_contents">
      <style:text-properties fo:font-weight="bold" officeooo:rsid="00a69a37" officeooo:paragraph-rsid="00a69a37" style:font-weight-asian="bold" style:font-weight-complex="bold"/>
    </style:style>
    <style:style style:name="P55" style:family="paragraph" style:parent-style-name="Frame_20_contents">
      <style:text-properties fo:font-weight="bold" officeooo:rsid="00a80d48" officeooo:paragraph-rsid="00a80d48" style:font-weight-asian="bold" style:font-weight-complex="bold"/>
    </style:style>
    <style:style style:name="P56" style:family="paragraph" style:parent-style-name="Frame_20_contents">
      <style:text-properties fo:font-weight="bold" officeooo:rsid="00af9f7f" officeooo:paragraph-rsid="00af9f7f" style:font-weight-asian="bold" style:font-weight-complex="bold"/>
    </style:style>
    <style:style style:name="P57" style:family="paragraph" style:parent-style-name="Frame_20_contents">
      <style:paragraph-properties fo:text-align="start" style:justify-single-word="false"/>
      <style:text-properties officeooo:paragraph-rsid="00b1ffda"/>
    </style:style>
    <style:style style:name="P58" style:family="paragraph" style:parent-style-name="Standard">
      <style:text-properties officeooo:rsid="001c56c7" officeooo:paragraph-rsid="00140020"/>
    </style:style>
    <style:style style:name="P5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style:text-position="0% 100%" style:text-underline-style="solid" style:text-underline-width="auto" style:text-underline-color="font-color" fo:font-weight="normal" officeooo:rsid="001e92b8" style:font-weight-asian="normal" style:font-weight-complex="normal"/>
    </style:style>
    <style:style style:name="T3" style:family="text">
      <style:text-properties style:text-position="0% 100%" style:text-underline-style="solid" style:text-underline-width="auto" style:text-underline-color="font-color" fo:font-weight="normal" officeooo:rsid="00a186a5" style:font-weight-asian="normal" style:font-weight-complex="normal"/>
    </style:style>
    <style:style style:name="T4" style:family="text">
      <style:text-properties style:text-position="0% 100%" fo:font-weight="normal" style:font-weight-asian="normal" style:font-weight-complex="normal"/>
    </style:style>
    <style:style style:name="T5" style:family="text">
      <style:text-properties style:text-position="0% 100%" fo:font-weight="normal" officeooo:rsid="001de9f9" style:font-weight-asian="normal" style:font-weight-complex="normal"/>
    </style:style>
    <style:style style:name="T6" style:family="text">
      <style:text-properties style:text-position="0% 100%" fo:font-weight="normal" officeooo:rsid="001e41ec" style:font-weight-asian="normal" style:font-weight-complex="normal"/>
    </style:style>
    <style:style style:name="T7" style:family="text">
      <style:text-properties style:text-position="0% 100%" fo:font-weight="normal" officeooo:rsid="002884fa" style:font-weight-asian="normal" style:font-weight-complex="normal"/>
    </style:style>
    <style:style style:name="T8" style:family="text">
      <style:text-properties style:text-position="0% 100%" fo:font-weight="normal" officeooo:rsid="002a7369" style:font-weight-asian="normal" style:font-weight-complex="normal"/>
    </style:style>
    <style:style style:name="T9" style:family="text">
      <style:text-properties style:text-position="0% 100%" fo:font-weight="normal" officeooo:rsid="002bd570" style:font-weight-asian="normal" style:font-weight-complex="normal"/>
    </style:style>
    <style:style style:name="T10" style:family="text">
      <style:text-properties style:text-position="0% 100%" fo:font-weight="normal" officeooo:rsid="0030170d" style:font-weight-asian="normal" style:font-weight-complex="normal"/>
    </style:style>
    <style:style style:name="T11" style:family="text">
      <style:text-properties style:text-position="0% 100%" fo:font-weight="normal" officeooo:rsid="0032cc0c" style:font-weight-asian="normal" style:font-weight-complex="normal"/>
    </style:style>
    <style:style style:name="T12" style:family="text">
      <style:text-properties style:text-position="0% 100%" fo:font-weight="normal" officeooo:rsid="00363ddb" style:font-weight-asian="normal" style:font-weight-complex="normal"/>
    </style:style>
    <style:style style:name="T13" style:family="text">
      <style:text-properties style:text-position="0% 100%" fo:font-weight="normal" officeooo:rsid="0036449b" style:font-weight-asian="normal" style:font-weight-complex="normal"/>
    </style:style>
    <style:style style:name="T14" style:family="text">
      <style:text-properties style:text-position="0% 100%" fo:font-weight="normal" officeooo:rsid="004a8961" style:font-weight-asian="normal" style:font-weight-complex="normal"/>
    </style:style>
    <style:style style:name="T15" style:family="text">
      <style:text-properties style:text-position="0% 100%" fo:font-weight="normal" officeooo:rsid="004e9be2" style:font-weight-asian="normal" style:font-weight-complex="normal"/>
    </style:style>
    <style:style style:name="T16" style:family="text">
      <style:text-properties style:text-position="0% 100%" fo:font-weight="normal" officeooo:rsid="004fdbde" style:font-weight-asian="normal" style:font-weight-complex="normal"/>
    </style:style>
    <style:style style:name="T17" style:family="text">
      <style:text-properties style:text-position="0% 100%" fo:font-weight="normal" officeooo:rsid="00528822" style:font-weight-asian="normal" style:font-weight-complex="normal"/>
    </style:style>
    <style:style style:name="T18" style:family="text">
      <style:text-properties style:text-position="0% 100%" fo:font-weight="normal" officeooo:rsid="00543079" style:font-weight-asian="normal" style:font-weight-complex="normal"/>
    </style:style>
    <style:style style:name="T19" style:family="text">
      <style:text-properties style:text-position="0% 100%" fo:font-weight="normal" officeooo:rsid="0057e4b3" style:font-weight-asian="normal" style:font-weight-complex="normal"/>
    </style:style>
    <style:style style:name="T20" style:family="text">
      <style:text-properties style:text-position="0% 100%" fo:font-weight="normal" officeooo:rsid="005947b9" style:font-weight-asian="normal" style:font-weight-complex="normal"/>
    </style:style>
    <style:style style:name="T21" style:family="text">
      <style:text-properties style:text-position="0% 100%" fo:font-weight="normal" officeooo:rsid="005ac524" style:font-weight-asian="normal" style:font-weight-complex="normal"/>
    </style:style>
    <style:style style:name="T22" style:family="text">
      <style:text-properties style:text-position="0% 100%" fo:font-weight="normal" officeooo:rsid="005dc457" style:font-weight-asian="normal" style:font-weight-complex="normal"/>
    </style:style>
    <style:style style:name="T23" style:family="text">
      <style:text-properties style:text-position="0% 100%" fo:font-weight="normal" officeooo:rsid="0060f76d" style:font-weight-asian="normal" style:font-weight-complex="normal"/>
    </style:style>
    <style:style style:name="T24" style:family="text">
      <style:text-properties style:text-position="0% 100%" fo:font-weight="normal" officeooo:rsid="0062dff1" style:font-weight-asian="normal" style:font-weight-complex="normal"/>
    </style:style>
    <style:style style:name="T25" style:family="text">
      <style:text-properties style:text-position="0% 100%" fo:font-weight="normal" officeooo:rsid="0066d97f" style:font-weight-asian="normal" style:font-weight-complex="normal"/>
    </style:style>
    <style:style style:name="T26" style:family="text">
      <style:text-properties style:text-position="0% 100%" fo:font-weight="normal" officeooo:rsid="00689b59" style:font-weight-asian="normal" style:font-weight-complex="normal"/>
    </style:style>
    <style:style style:name="T27" style:family="text">
      <style:text-properties style:text-position="0% 100%" fo:font-weight="normal" officeooo:rsid="00691220" style:font-weight-asian="normal" style:font-weight-complex="normal"/>
    </style:style>
    <style:style style:name="T28" style:family="text">
      <style:text-properties style:text-position="0% 100%" fo:font-weight="normal" officeooo:rsid="006ab228" style:font-weight-asian="normal" style:font-weight-complex="normal"/>
    </style:style>
    <style:style style:name="T29" style:family="text">
      <style:text-properties style:text-position="0% 100%" fo:font-weight="normal" officeooo:rsid="006bfad9" style:font-weight-asian="normal" style:font-weight-complex="normal"/>
    </style:style>
    <style:style style:name="T30" style:family="text">
      <style:text-properties style:text-position="0% 100%" fo:font-weight="normal" officeooo:rsid="006e8e3c" style:font-weight-asian="normal" style:font-weight-complex="normal"/>
    </style:style>
    <style:style style:name="T31" style:family="text">
      <style:text-properties style:text-position="0% 100%" fo:font-weight="normal" officeooo:rsid="0074d528" style:font-weight-asian="normal" style:font-weight-complex="normal"/>
    </style:style>
    <style:style style:name="T32" style:family="text">
      <style:text-properties style:text-position="0% 100%" fo:font-weight="normal" officeooo:rsid="0076e8c5" style:font-weight-asian="normal" style:font-weight-complex="normal"/>
    </style:style>
    <style:style style:name="T33" style:family="text">
      <style:text-properties style:text-position="0% 100%" fo:font-weight="normal" officeooo:rsid="007b4cba" style:font-weight-asian="normal" style:font-weight-complex="normal"/>
    </style:style>
    <style:style style:name="T34" style:family="text">
      <style:text-properties style:text-position="0% 100%" fo:font-weight="normal" officeooo:rsid="007c7f5b" style:font-weight-asian="normal" style:font-weight-complex="normal"/>
    </style:style>
    <style:style style:name="T35" style:family="text">
      <style:text-properties style:text-position="0% 100%" fo:font-weight="normal" officeooo:rsid="008301ef" style:font-weight-asian="normal" style:font-weight-complex="normal"/>
    </style:style>
    <style:style style:name="T36" style:family="text">
      <style:text-properties style:text-position="0% 100%" fo:font-weight="normal" officeooo:rsid="0083e0b0" style:font-weight-asian="normal" style:font-weight-complex="normal"/>
    </style:style>
    <style:style style:name="T37" style:family="text">
      <style:text-properties style:text-position="0% 100%" fo:font-weight="normal" officeooo:rsid="0084cdc5" style:font-weight-asian="normal" style:font-weight-complex="normal"/>
    </style:style>
    <style:style style:name="T38" style:family="text">
      <style:text-properties style:text-position="0% 100%" fo:font-weight="normal" officeooo:rsid="0085f276" style:font-weight-asian="normal" style:font-weight-complex="normal"/>
    </style:style>
    <style:style style:name="T39" style:family="text">
      <style:text-properties style:text-position="0% 100%" fo:font-weight="normal" officeooo:rsid="00882c20" style:font-weight-asian="normal" style:font-weight-complex="normal"/>
    </style:style>
    <style:style style:name="T40" style:family="text">
      <style:text-properties style:text-position="0% 100%" fo:font-weight="normal" officeooo:rsid="0089c8a8" style:font-weight-asian="normal" style:font-weight-complex="normal"/>
    </style:style>
    <style:style style:name="T41" style:family="text">
      <style:text-properties style:text-position="0% 100%" fo:font-weight="normal" officeooo:rsid="008a6ff9" style:font-weight-asian="normal" style:font-weight-complex="normal"/>
    </style:style>
    <style:style style:name="T42" style:family="text">
      <style:text-properties style:text-position="0% 100%" fo:font-weight="normal" officeooo:rsid="008c53e6" style:font-weight-asian="normal" style:font-weight-complex="normal"/>
    </style:style>
    <style:style style:name="T43" style:family="text">
      <style:text-properties style:text-position="0% 100%" fo:font-weight="normal" officeooo:rsid="009b687a" style:font-weight-asian="normal" style:font-weight-complex="normal"/>
    </style:style>
    <style:style style:name="T44" style:family="text">
      <style:text-properties style:text-position="0% 100%" fo:font-weight="normal" officeooo:rsid="009c3bb4" style:font-weight-asian="normal" style:font-weight-complex="normal"/>
    </style:style>
    <style:style style:name="T45" style:family="text">
      <style:text-properties style:text-position="0% 100%" fo:font-weight="normal" officeooo:rsid="009d303f" style:font-weight-asian="normal" style:font-weight-complex="normal"/>
    </style:style>
    <style:style style:name="T46" style:family="text">
      <style:text-properties style:text-position="0% 100%" fo:font-weight="normal" officeooo:rsid="009e1224" style:font-weight-asian="normal" style:font-weight-complex="normal"/>
    </style:style>
    <style:style style:name="T47" style:family="text">
      <style:text-properties style:text-position="0% 100%" fo:font-weight="normal" officeooo:rsid="009e400f" style:font-weight-asian="normal" style:font-weight-complex="normal"/>
    </style:style>
    <style:style style:name="T48" style:family="text">
      <style:text-properties style:text-position="0% 100%" fo:font-weight="normal" officeooo:rsid="009e6a7b" style:font-weight-asian="normal" style:font-weight-complex="normal"/>
    </style:style>
    <style:style style:name="T49" style:family="text">
      <style:text-properties style:text-position="0% 100%" fo:font-weight="normal" officeooo:rsid="009f838e" style:font-weight-asian="normal" style:font-weight-complex="normal"/>
    </style:style>
    <style:style style:name="T50" style:family="text">
      <style:text-properties style:text-position="0% 100%" fo:font-weight="normal" officeooo:rsid="00a305e0" style:font-weight-asian="normal" style:font-weight-complex="normal"/>
    </style:style>
    <style:style style:name="T51" style:family="text">
      <style:text-properties style:text-position="0% 100%" fo:font-weight="normal" officeooo:rsid="00a4c386" style:font-weight-asian="normal" style:font-weight-complex="normal"/>
    </style:style>
    <style:style style:name="T52" style:family="text">
      <style:text-properties style:text-position="0% 100%" fo:font-weight="normal" officeooo:rsid="00a54fe6" style:font-weight-asian="normal" style:font-weight-complex="normal"/>
    </style:style>
    <style:style style:name="T53" style:family="text">
      <style:text-properties style:text-position="0% 100%" fo:font-weight="normal" officeooo:rsid="00a77bb0" style:font-weight-asian="normal" style:font-weight-complex="normal"/>
    </style:style>
    <style:style style:name="T54" style:family="text">
      <style:text-properties style:text-position="0% 100%" fo:font-weight="normal" officeooo:rsid="00a79b0f" style:font-weight-asian="normal" style:font-weight-complex="normal"/>
    </style:style>
    <style:style style:name="T55" style:family="text">
      <style:text-properties style:text-position="0% 100%" fo:font-weight="normal" officeooo:rsid="00a7f154" style:font-weight-asian="normal" style:font-weight-complex="normal"/>
    </style:style>
    <style:style style:name="T56" style:family="text">
      <style:text-properties style:text-position="0% 100%" fo:font-weight="normal" officeooo:rsid="00a99067" style:font-weight-asian="normal" style:font-weight-complex="normal"/>
    </style:style>
    <style:style style:name="T57" style:family="text">
      <style:text-properties style:text-position="0% 100%" fo:font-weight="normal" officeooo:rsid="00b1ffda" style:font-weight-asian="normal" style:font-weight-complex="normal"/>
    </style:style>
    <style:style style:name="T58" style:family="text">
      <style:text-properties style:text-position="0% 100%" fo:font-weight="normal" officeooo:rsid="00b2445f" style:font-weight-asian="normal" style:font-weight-complex="normal"/>
    </style:style>
    <style:style style:name="T59" style:family="text">
      <style:text-properties style:text-position="0% 100%" fo:font-weight="normal" officeooo:rsid="00b26b5b" style:font-weight-asian="normal" style:font-weight-complex="normal"/>
    </style:style>
    <style:style style:name="T60" style:family="text">
      <style:text-properties style:text-position="0% 100%" fo:font-weight="normal" officeooo:rsid="00b33bea" style:font-weight-asian="normal" style:font-weight-complex="normal"/>
    </style:style>
    <style:style style:name="T61" style:family="text">
      <style:text-properties style:text-position="0% 100%" officeooo:rsid="001de9f9"/>
    </style:style>
    <style:style style:name="T62" style:family="text">
      <style:text-properties style:text-position="0% 100%" style:text-underline-style="none" fo:font-weight="normal" style:font-weight-asian="normal" style:font-weight-complex="normal"/>
    </style:style>
    <style:style style:name="T63" style:family="text">
      <style:text-properties style:text-position="0% 100%" style:text-underline-style="none" fo:font-weight="normal" officeooo:rsid="001e92b8" style:font-weight-asian="normal" style:font-weight-complex="normal"/>
    </style:style>
    <style:style style:name="T64" style:family="text">
      <style:text-properties style:text-position="0% 100%" style:text-underline-style="none" fo:font-weight="normal" officeooo:rsid="001e9c17" style:font-weight-asian="normal" style:font-weight-complex="normal"/>
    </style:style>
    <style:style style:name="T65" style:family="text">
      <style:text-properties style:text-position="0% 100%" style:text-underline-style="none" fo:font-weight="normal" officeooo:rsid="001fe84d" style:font-weight-asian="normal" style:font-weight-complex="normal"/>
    </style:style>
    <style:style style:name="T66" style:family="text">
      <style:text-properties style:text-position="0% 100%" style:text-underline-style="none" fo:font-weight="normal" officeooo:rsid="00245bcf" style:font-weight-asian="normal" style:font-weight-complex="normal"/>
    </style:style>
    <style:style style:name="T67" style:family="text">
      <style:text-properties style:text-position="0% 100%" officeooo:rsid="002884fa"/>
    </style:style>
    <style:style style:name="T68" style:family="text">
      <style:text-properties style:text-position="0% 100%" officeooo:rsid="003453de"/>
    </style:style>
    <style:style style:name="T69" style:family="text">
      <style:text-properties style:text-position="0% 100%" fo:font-weight="bold" officeooo:rsid="00363ddb" style:font-weight-asian="bold" style:font-weight-complex="bold"/>
    </style:style>
    <style:style style:name="T70" style:family="text">
      <style:text-properties style:text-position="0% 100%" officeooo:rsid="004fdbde"/>
    </style:style>
    <style:style style:name="T71" style:family="text">
      <style:text-properties style:text-position="0% 100%" officeooo:rsid="00543079"/>
    </style:style>
    <style:style style:name="T72" style:family="text">
      <style:text-properties style:text-position="0% 100%" officeooo:rsid="0057e4b3"/>
    </style:style>
    <style:style style:name="T73" style:family="text">
      <style:text-properties style:text-position="0% 100%" officeooo:rsid="005ac524"/>
    </style:style>
    <style:style style:name="T74" style:family="text">
      <style:text-properties style:text-position="0% 100%" officeooo:rsid="005dc457"/>
    </style:style>
    <style:style style:name="T75" style:family="text">
      <style:text-properties style:text-position="0% 100%" officeooo:rsid="0062dff1"/>
    </style:style>
    <style:style style:name="T76" style:family="text">
      <style:text-properties style:text-position="0% 100%" officeooo:rsid="006ab228"/>
    </style:style>
    <style:style style:name="T77" style:family="text">
      <style:text-properties style:text-position="0% 100%" officeooo:rsid="0076e8c5"/>
    </style:style>
    <style:style style:name="T78" style:family="text">
      <style:text-properties style:text-position="0% 100%" style:font-name="Liberation Serif" fo:font-weight="normal" officeooo:rsid="009e6a7b" style:font-name-asian="Liberation Serif" style:font-weight-asian="normal" style:font-name-complex="Liberation Serif" style:font-weight-complex="normal"/>
    </style:style>
    <style:style style:name="T79" style:family="text">
      <style:text-properties style:text-position="0% 100%" style:font-name="Liberation Serif1" fo:font-weight="normal" officeooo:rsid="009e6a7b" style:font-name-asian="Noto Serif CJK SC" style:font-weight-asian="normal" style:font-name-complex="Lohit Devanagari1" style:font-weight-complex="normal"/>
    </style:style>
    <style:style style:name="T80" style:family="text">
      <style:text-properties style:text-position="0% 100%" officeooo:rsid="009f838e"/>
    </style:style>
    <style:style style:name="T81" style:family="text">
      <style:text-properties style:text-position="0% 100%" officeooo:rsid="00a54fe6"/>
    </style:style>
    <style:style style:name="T82" style:family="text">
      <style:text-properties style:text-position="0% 100%" officeooo:rsid="00a79b0f"/>
    </style:style>
    <style:style style:name="T83" style:family="text">
      <style:text-properties style:text-position="0% 100%" fo:font-style="italic" fo:font-weight="normal" officeooo:rsid="00a99067" style:font-style-asian="italic" style:font-weight-asian="normal" style:font-style-complex="italic" style:font-weight-complex="normal"/>
    </style:style>
    <style:style style:name="T84" style:family="text">
      <style:text-properties style:text-position="0% 100%" fo:font-style="italic" style:text-underline-style="none" fo:font-weight="normal" officeooo:rsid="00a99067" style:font-style-asian="italic" style:font-weight-asian="normal" style:font-style-complex="italic" style:font-weight-complex="normal"/>
    </style:style>
    <style:style style:name="T85" style:family="text">
      <style:text-properties style:text-position="0% 100%" fo:font-style="italic" style:text-underline-style="none" fo:font-weight="normal" officeooo:rsid="00aaac41" style:font-style-asian="italic" style:font-weight-asian="normal" style:font-style-complex="italic" style:font-weight-complex="normal"/>
    </style:style>
    <style:style style:name="T86" style:family="text">
      <style:text-properties style:text-position="0% 100%" fo:font-style="italic" style:text-underline-style="none" fo:font-weight="normal" officeooo:rsid="00ac647b" style:font-style-asian="italic" style:font-weight-asian="normal" style:font-style-complex="italic" style:font-weight-complex="normal"/>
    </style:style>
    <style:style style:name="T87" style:family="text">
      <style:text-properties style:text-position="0% 100%" fo:font-style="normal" fo:font-weight="normal" officeooo:rsid="00a99067" style:font-style-asian="normal" style:font-weight-asian="normal" style:font-style-complex="normal" style:font-weight-complex="normal"/>
    </style:style>
    <style:style style:name="T88" style:family="text">
      <style:text-properties style:text-position="0% 100%" fo:font-style="normal" fo:font-weight="normal" officeooo:rsid="00aaac41" style:font-style-asian="normal" style:font-weight-asian="normal" style:font-style-complex="normal" style:font-weight-complex="normal"/>
    </style:style>
    <style:style style:name="T89" style:family="text">
      <style:text-properties style:text-position="0% 100%" fo:font-style="normal" style:text-underline-style="none" fo:font-weight="normal" officeooo:rsid="00a99067" style:font-style-asian="normal" style:font-weight-asian="normal" style:font-style-complex="normal" style:font-weight-complex="normal"/>
    </style:style>
    <style:style style:name="T90" style:family="text">
      <style:text-properties style:text-position="0% 100%" fo:font-style="normal" style:text-underline-style="none" fo:font-weight="normal" officeooo:rsid="00aaac41" style:font-style-asian="normal" style:font-weight-asian="normal" style:font-style-complex="normal" style:font-weight-complex="normal"/>
    </style:style>
    <style:style style:name="T91" style:family="text">
      <style:text-properties style:text-position="0% 100%" fo:font-style="normal" style:text-underline-style="none" fo:font-weight="normal" officeooo:rsid="00ac647b" style:font-style-asian="normal" style:font-weight-asian="normal" style:font-style-complex="normal" style:font-weight-complex="normal"/>
    </style:style>
    <style:style style:name="T92" style:family="text">
      <style:text-properties fo:font-weight="bold" style:font-weight-asian="bold" style:font-weight-complex="bold"/>
    </style:style>
    <style:style style:name="T93" style:family="text">
      <style:text-properties fo:font-weight="normal" style:font-weight-asian="normal" style:font-weight-complex="normal"/>
    </style:style>
    <style:style style:name="T94" style:family="text">
      <style:text-properties fo:font-weight="normal" officeooo:rsid="001e41ec" style:font-weight-asian="normal" style:font-weight-complex="normal"/>
    </style:style>
    <style:style style:name="T95" style:family="text">
      <style:text-properties fo:font-weight="normal" officeooo:rsid="001fe84d" style:font-weight-asian="normal" style:font-weight-complex="normal"/>
    </style:style>
    <style:style style:name="T96" style:family="text">
      <style:text-properties fo:font-weight="normal" officeooo:rsid="002aa811" style:font-weight-asian="normal" style:font-weight-complex="normal"/>
    </style:style>
    <style:style style:name="T97" style:family="text">
      <style:text-properties fo:font-weight="normal" officeooo:rsid="002f77b1" style:font-weight-asian="normal" style:font-weight-complex="normal"/>
    </style:style>
    <style:style style:name="T98" style:family="text">
      <style:text-properties fo:font-weight="normal" officeooo:rsid="0030170d" style:font-weight-asian="normal" style:font-weight-complex="normal"/>
    </style:style>
    <style:style style:name="T99" style:family="text">
      <style:text-properties fo:font-weight="normal" officeooo:rsid="0032cc0c" style:font-weight-asian="normal" style:font-weight-complex="normal"/>
    </style:style>
    <style:style style:name="T100" style:family="text">
      <style:text-properties fo:font-weight="normal" officeooo:rsid="003dda31" style:font-weight-asian="normal" style:font-weight-complex="normal"/>
    </style:style>
    <style:style style:name="T101" style:family="text">
      <style:text-properties fo:font-weight="normal" officeooo:rsid="0041ea53" style:font-weight-asian="normal" style:font-weight-complex="normal"/>
    </style:style>
    <style:style style:name="T102" style:family="text">
      <style:text-properties fo:font-weight="normal" officeooo:rsid="00434694" style:font-weight-asian="normal" style:font-weight-complex="normal"/>
    </style:style>
    <style:style style:name="T103" style:family="text">
      <style:text-properties fo:font-weight="normal" officeooo:rsid="004c9b04" style:font-weight-asian="normal" style:font-weight-complex="normal"/>
    </style:style>
    <style:style style:name="T104" style:family="text">
      <style:text-properties fo:font-weight="normal" officeooo:rsid="005ac524" style:font-weight-asian="normal" style:font-weight-complex="normal"/>
    </style:style>
    <style:style style:name="T105" style:family="text">
      <style:text-properties fo:font-weight="normal" officeooo:rsid="007060ae" style:font-weight-asian="normal" style:font-weight-complex="normal"/>
    </style:style>
    <style:style style:name="T106" style:family="text">
      <style:text-properties fo:font-weight="normal" officeooo:rsid="0090fbfb" style:font-weight-asian="normal" style:font-weight-complex="normal"/>
    </style:style>
    <style:style style:name="T107" style:family="text">
      <style:text-properties fo:font-weight="normal" officeooo:rsid="0091ae69" style:font-weight-asian="normal" style:font-weight-complex="normal"/>
    </style:style>
    <style:style style:name="T108" style:family="text">
      <style:text-properties fo:font-weight="normal" officeooo:rsid="00926830" style:font-weight-asian="normal" style:font-weight-complex="normal"/>
    </style:style>
    <style:style style:name="T109" style:family="text">
      <style:text-properties fo:font-weight="normal" officeooo:rsid="0093d68d" style:font-weight-asian="normal" style:font-weight-complex="normal"/>
    </style:style>
    <style:style style:name="T110" style:family="text">
      <style:text-properties fo:font-weight="normal" officeooo:rsid="00963d2d" style:font-weight-asian="normal" style:font-weight-complex="normal"/>
    </style:style>
    <style:style style:name="T111" style:family="text">
      <style:text-properties fo:font-weight="normal" officeooo:rsid="0097fd69" style:font-weight-asian="normal" style:font-weight-complex="normal"/>
    </style:style>
    <style:style style:name="T112" style:family="text">
      <style:text-properties fo:font-weight="normal" officeooo:rsid="0098d9cd" style:font-weight-asian="normal" style:font-weight-complex="normal"/>
    </style:style>
    <style:style style:name="T113" style:family="text">
      <style:text-properties fo:font-weight="normal" officeooo:rsid="009ad8b5" style:font-weight-asian="normal" style:font-weight-complex="normal"/>
    </style:style>
    <style:style style:name="T114" style:family="text">
      <style:text-properties fo:font-weight="normal" officeooo:rsid="009b687a" style:font-weight-asian="normal" style:font-weight-complex="normal"/>
    </style:style>
    <style:style style:name="T115" style:family="text">
      <style:text-properties fo:font-weight="normal" officeooo:rsid="00b0c956" style:font-weight-asian="normal" style:font-weight-complex="normal"/>
    </style:style>
    <style:style style:name="T116" style:family="text">
      <style:text-properties fo:font-weight="normal" officeooo:rsid="00b1ffda" style:font-weight-asian="normal" style:font-weight-complex="normal"/>
    </style:style>
    <style:style style:name="T117" style:family="text">
      <style:text-properties style:text-underline-style="none" fo:font-weight="normal" style:font-weight-asian="normal" style:font-weight-complex="normal"/>
    </style:style>
    <style:style style:name="T118" style:family="text">
      <style:text-properties style:text-underline-style="none" fo:font-weight="normal" officeooo:rsid="001fe84d" style:font-weight-asian="normal" style:font-weight-complex="normal"/>
    </style:style>
    <style:style style:name="T119" style:family="text">
      <style:text-properties style:text-underline-style="none" fo:font-weight="normal" officeooo:rsid="0024b101" style:font-weight-asian="normal" style:font-weight-complex="normal"/>
    </style:style>
    <style:style style:name="T120" style:family="text">
      <style:text-properties style:text-underline-style="none" fo:font-weight="bold" style:font-weight-asian="bold" style:font-weight-complex="bold"/>
    </style:style>
    <style:style style:name="T121" style:family="text">
      <style:text-properties fo:font-size="5pt" fo:font-weight="bold" officeooo:rsid="007e1943" style:font-size-asian="5pt" style:font-weight-asian="bold" style:font-size-complex="5pt" style:font-weight-complex="bold"/>
    </style:style>
    <style:style style:name="T122" style:family="text">
      <style:text-properties fo:color="#569cd6" loext:opacity="100%" style:text-position="0% 100%" style:font-name="Droid Sans Mono" fo:font-size="10.5pt" fo:font-weight="normal" officeooo:rsid="00b26b5b" fo:background-color="#1f1f1f" loext:char-shading-value="0" style:font-weight-asian="normal" style:font-weight-complex="normal"/>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 draw:name="Frame1" text:anchor-type="paragraph" svg:x="-0.051cm" svg:y="-0.005cm" svg:width="10.656cm" draw:z-index="0"><draw:text-box fo:min-height="0.877cm"><text:p text:style-name="P1">Universal Approximator Theorem: <text:span text:style-name="T93">Let </text:span><text:span text:style-name="T4"><draw:g text:anchor-type="as-char" svg:y="-0.157cm" draw:z-index="2" draw:name="Shape1" draw:style-name="gr173"><svg:title>TexMaths</svg:title><svg:desc>6§inline§\phi(\cdot)§svg§600§TRUE§</svg:desc><draw:path draw:style-name="gr174" draw:text-style-name="P59" svg:width="0.11cm" svg:height="0.186cm" svg:x="0cm" svg:y="0.012cm" svg:viewBox="0 0 111 187" svg:d="M82 5c0-1 0-2 0-3-1-1 0-2-2-2s-3 1-3 4c-4 16-9 32-13 48-33 1-64 29-64 56 0 21 15 37 41 39-2 6-4 13-6 19-2 10-4 18-4 18 0 3 1 3 3 3 1 0 1 0 1-1 1-1 2-5 3-8 3-11 5-21 8-31 34-2 65-30 65-57 0-17-12-36-41-38 4-16 7-32 12-47zM41 142c-12-1-27-8-27-29 0-24 18-53 49-56-7 28-14 56-22 85zM68 57c17 1 29 10 29 28 0 25-18 54-50 57 7-29 14-57 21-85z"><text:p/></draw:path><draw:path draw:style-name="gr174" draw:text-style-name="P59" svg:width="0.048cm" svg:height="0.207cm" svg:x="0.136cm" svg:y="0cm" svg:viewBox="0 0 49 208" svg:d="M49 206c0-1 0-1-4-5-26-26-33-65-33-97 0-36 8-72 34-99 3-2 3-2 3-3s-1-2-3-2-21 14-33 41c-11 23-13 46-13 63 0 16 2 41 14 65 12 25 30 39 32 39s3-1 3-2z"><text:p/></draw:path><draw:path draw:style-name="gr174" draw:text-style-name="P59" svg:width="0.022cm" svg:height="0.022cm" svg:x="0.214cm" svg:y="0.093cm" svg:viewBox="0 0 23 23" svg:d="M23 11c0-6-6-11-12-11s-11 5-11 11 5 12 11 12 12-6 12-12z"><text:p/></draw:path><draw:path draw:style-name="gr174" draw:text-style-name="P59" svg:width="0.048cm" svg:height="0.207cm" svg:x="0.267cm" svg:y="0cm" svg:viewBox="0 0 49 208" svg:d="M49 104c0-16-3-41-14-65-13-25-31-39-33-39-1 0-2 1-2 2s0 1 4 5c21 20 33 54 33 97 0 35-8 72-35 99-2 2-2 2-2 3s1 2 2 2c2 0 21-14 33-41 11-23 14-46 14-63z"><text:p/></draw:path></draw:g></text:span><text:span text:style-name="T93"><text:s/>be a non-constant, bounded and monotonically increasing </text:span><text:span text:style-name="T94">fn</text:span><text:span text:style-name="T93">. <text:s/></text:span><text:span text:style-name="T4"><draw:g text:anchor-type="as-char" svg:y="-0.146cm" draw:z-index="8" draw:name="Shape2" draw:style-name="gr173"><svg:title>TexMaths</svg:title><svg:desc>6§inline§\forall \epsilon &gt; 0§svg§600§TRUE§</svg:desc><draw:path draw:style-name="gr174" draw:text-style-name="P59" svg:width="0.117cm" svg:height="0.149cm" svg:x="0cm" svg:y="0cm" svg:viewBox="0 0 118 150" svg:d="M116 8c2-2 2-3 2-4 0-2-2-4-5-4s-4 2-5 5c-6 15-11 30-17 46-22 0-43 0-65 0-6-16-11-31-17-46-1-3-2-5-5-5-2 0-4 2-4 4 0 1 0 1 1 4 18 45 36 91 53 137 1 3 2 5 5 5s3-2 5-5c17-45 35-92 52-137zM30 59c19 0 38 0 58 0-10 25-20 50-29 75-10-25-19-50-29-75z"><text:p/></draw:path><draw:path draw:style-name="gr174" draw:text-style-name="P59" svg:width="0.068cm" svg:height="0.091cm" svg:x="0.127cm" svg:y="0.056cm" svg:viewBox="0 0 69 92" svg:d="M53 43c3 0 7 0 7-3s-2-3-6-3c-11 0-23 0-34 0 5-18 17-30 36-30 2 0 4 0 6 0 4 0 7 0 7-4 0-3-2-3-6-3-2 0-5 0-7 0-28 0-56 21-56 53 0 23 16 39 38 39 14 0 27-7 27-10 0 0 0-3-1-3s-2 0-3 1c-7 5-15 8-23 8-12 0-22-9-22-27 0-8 1-15 2-18 11 0 23 0 35 0z"><text:p/></draw:path><draw:path draw:style-name="gr174" draw:text-style-name="P59" svg:width="0.127cm" svg:height="0.12cm" svg:x="0.279cm" svg:y="0.034cm" svg:viewBox="0 0 128 121" svg:d="M125 65c2-1 3-2 3-4 0-3-1-4-3-5-39-18-78-36-117-55-3-1-3-1-4-1-2 0-4 2-4 4s1 3 4 5c37 17 73 34 111 52-38 17-74 34-111 51-3 2-4 3-4 5s2 4 4 4c1 0 1 0 4-2 39-18 78-36 117-54z"><text:p/></draw:path><draw:path draw:style-name="gr174" draw:text-style-name="P59" svg:width="0.088cm" svg:height="0.143cm" svg:x="0.491cm" svg:y="0.006cm" svg:viewBox="0 0 89 144" svg:d="M89 73c0-17-1-34-9-50-9-19-27-23-36-23-12 0-28 5-36 25-7 15-8 31-8 48 0 15 1 34 10 49 9 18 24 22 34 22 12 0 27-5 37-25 7-14 8-30 8-46zM44 139c-8 0-21-5-24-25-3-13-3-32-3-44 0-14 0-27 2-39 4-24 20-26 25-26 7 0 21 3 25 24 2 12 2 28 2 41 0 15 0 30-2 43-4 20-16 26-25 26z"><text:p/></draw:path></draw:g></text:span><text:span text:style-name="T93"><text:s/>and any continuous f</text:span><text:span text:style-name="T94">n </text:span><text:span text:style-name="T6"><draw:g text:anchor-type="as-char" svg:y="-0.143cm" draw:z-index="9" draw:name="Shape3" draw:style-name="gr173"><svg:title>TexMaths</svg:title><svg:desc>6§inline§\in \mathbb{R}^m§svg§600§TRUE§</svg:desc><draw:path draw:style-name="gr174" draw:text-style-name="P59" svg:width="0.104cm" svg:height="0.12cm" svg:x="0cm" svg:y="0.03cm" svg:viewBox="0 0 105 121" svg:d="M98 65c4 0 7 0 7-4s-3-4-7-4c-30 0-59 0-89 0 2-29 26-49 56-49 11 0 22 0 33 0 4 0 7 0 7-4s-3-4-7-4c-11 0-22 0-33 0-36 0-65 27-65 61 0 33 29 60 65 60 11 0 22 0 33 0 4 0 7 0 7-4s-3-4-7-4c-11 0-22 0-33 0-30 0-54-20-56-48 30 0 59 0 89 0z"><text:p/></draw:path><draw:path draw:style-name="gr174" draw:text-style-name="P59" svg:width="0.143cm" svg:height="0.143cm" svg:x="0.185cm" svg:y="0cm" svg:viewBox="0 0 144 144" svg:d="M53 78c2 0 5 0 8 0 10 16 20 32 31 48 2 4 7 12 9 15s3 3 7 3c10 0 20 0 29 0 4 0 7 0 7-4 0-2-1-3-3-3-7-2-18-16-23-23-2-2-12-16-26-38 19-3 37-12 37-36 0-30-31-40-56-40-22 0-44 0-66 0-4 0-7 0-7 4 0 3 4 3 5 3 12 0 14 2 14 12 0 35 0 71 0 105 0 11-2 13-14 13-1 0-5 0-5 3 0 4 3 4 7 4 19 0 39 0 58 0 3 0 6 0 6-4 0-3-3-3-6-3-12 0-12-2-12-13 0-15 0-31 0-46zM93 68c6-8 7-19 7-28 0-11-1-21-8-30 9 1 30 8 30 30 0 13-7 24-29 28zM53 19c0-5 0-12 13-12 18 0 26 8 26 33 0 27-6 31-39 31 0-17 0-35 0-52zM24 137c2-5 2-11 2-13 0-34 0-70 0-105 0-2 0-8-2-12 8 0 16 0 24 0-2 4-2 8-2 11 0 36 0 71 0 106 0 3 0 8 1 13-7 0-15 0-23 0zM69 78c2 0 2 0 4 0 3 0 8 0 11-1 3 5 26 42 43 60-7 0-14 0-20 0-13-20-26-40-38-59z"><text:p/></draw:path><draw:path draw:style-name="gr174" draw:text-style-name="P59" svg:width="0.134cm" svg:height="0.065cm" svg:x="0.339cm" svg:y="0.003cm" svg:viewBox="0 0 135 66" svg:d="M57 53c-1 3-2 8-2 8 0 4 3 5 5 5 3 0 5-2 6-3s2-6 2-9c1-3 3-9 4-13 0-4 2-7 2-10 1-6 1-7 4-11 5-7 13-16 24-16 8 0 9 7 9 10 0 9-6 26-9 32-1 4-2 5-2 8 0 7 7 12 14 12 15 0 21-20 21-22s-1-2-2-2c-2 0-2 1-3 3-3 11-10 17-16 17-3 0-3-2-3-5s0-5 3-12c2-5 8-20 8-28 0-3 0-9-5-13-3-2-7-4-14-4-13 0-22 8-26 15-2-13-12-15-19-15-12 0-21 7-25 13-1-10-10-13-16-13s-10 4-12 8c-3 5-5 14-5 14 0 3 2 2 2 3 3 0 3-1 4-5 2-9 5-16 11-16 3 0 5 3 5 7 0 3-2 8-3 12-1 5-2 11-3 14-2 6-3 12-5 18 0 3-1 4-1 6 0 4 3 5 4 5 3 0 6-2 6-3 1-1 2-6 3-9s2-9 3-13 2-7 3-10c2-6 2-8 6-14s11-13 22-13c8 0 9 7 9 10 0 4-1 6-2 14-3 8-5 17-7 25z"><text:p/></draw:path></draw:g></text:span><text:span text:style-name="T93">, there exists an integer </text:span><text:span text:style-name="T4"><draw:g text:anchor-type="as-char" svg:y="-0.143cm" draw:z-index="4" draw:name="Shape4" draw:style-name="gr173"><svg:title>TexMaths</svg:title><svg:desc>6§inline§N§svg§600§TRUE§</svg:desc><draw:path draw:style-name="gr174" draw:text-style-name="P59" svg:width="0.176cm" svg:height="0.142cm" svg:x="0cm" svg:y="0cm" svg:viewBox="0 0 177 143" svg:d="M151 22c2-8 6-15 22-15 2 0 4-1 4-5 0 0 0-2-3-2-7 0-14 1-21 1s-14-1-22-1c-1 0-3 0-3 4 0 3 2 3 3 3 12 0 15 4 15 9l-1 4c-8 31-15 62-23 93-16-36-31-73-47-109-2-4-2-4-6-4-10 0-20 0-29 0-4 0-6 0-6 4 0 3 2 3 6 3 1 0 15 0 15 1-10 38-19 75-28 113-3 8-7 15-23 15-2 0-4 1-4 4 0 2 1 3 2 3 7 0 15-1 21-1 8 0 16 1 22 1 1 0 4 0 4-4 0-2-1-3-4-3-12 0-14-5-14-9 0-2 0-2 1-5 9-36 18-73 28-110 1 1 1 2 1 4 18 40 35 82 53 123 1 3 2 4 3 4 3 0 3-1 4-4 10-39 20-78 30-117z"><text:p/></draw:path></draw:g></text:span><text:span text:style-name="T93">, real constants </text:span><text:span text:style-name="T4"><draw:g text:anchor-type="as-char" svg:y="-0.146cm" draw:z-index="3" draw:name="Shape5" draw:style-name="gr173"><svg:title>TexMaths</svg:title><svg:desc>6§inline§v_i b_i \in \mathbb{R}§svg§600§TRUE§</svg:desc><draw:path draw:style-name="gr174" draw:text-style-name="P59" svg:width="0.092cm" svg:height="0.094cm" svg:x="0cm" svg:y="0.053cm" svg:viewBox="0 0 93 95" svg:d="M93 14c0-11-6-14-10-14-5 0-10 5-10 10 0 3 1 4 3 6 5 4 7 10 7 17 0 9-12 57-37 57-11 0-15-7-15-18 0-12 5-27 12-45 1-3 3-6 3-10 0-9-8-17-18-17-20 0-28 30-28 32s2 2 3 2c2 0 2-1 3-4 6-21 16-26 22-26 1 0 4 0 4 7 0 5-1 11-3 15-9 24-12 34-12 43 0 22 18 26 29 26 35 0 47-70 47-81z"><text:p/></draw:path><draw:path draw:style-name="gr174" draw:text-style-name="P59" svg:width="0.043cm" svg:height="0.097cm" svg:x="0.103cm" svg:y="0.08cm" svg:viewBox="0 0 44 98" svg:d="M41 5c0-2-2-5-6-5s-9 4-9 8c0 2 3 5 6 5 5 0 9-4 9-8zM11 80c-1 2-1 4-1 6 0 7 6 12 13 12 15 0 21-20 21-22s-1-2-2-2c-2 0-2 1-2 2-4 12-11 18-16 18-3 0-4-1-4-5 0-3 1-6 3-9 1-4 3-8 4-12 2-3 7-17 7-18 1-2 1-4 1-5 0-7-6-13-13-13-15 0-22 20-22 23 0 2 2 2 2 2 3 0 3-1 3-3 4-12 11-18 16-18 2 0 4 2 4 5 0 4-1 6-5 15-3 8-6 16-9 24z"><text:p/></draw:path><draw:path draw:style-name="gr174" draw:text-style-name="P59" svg:width="0.076cm" svg:height="0.147cm" svg:x="0.176cm" svg:y="0cm" svg:viewBox="0 0 77 148" svg:d="M40 2c0 0 0-2-2-2-5 0-21 2-26 2-2 0-4 0-4 5 0 2 2 2 5 2 10 0 10 1 10 4 0 1-1 8-3 13-6 22-11 45-17 68-2 10-3 13-3 20 0 20 11 34 26 34 26 0 51-32 51-61 0-19-11-34-28-34-9 0-18 6-24 13 5-22 10-43 15-64zM20 82c2-5 2-6 3-8 11-13 20-17 26-17 7 0 13 7 13 20s-7 36-10 44c-8 14-17 22-26 22-7 0-13-6-13-22 0-3 0-7 3-21 1-6 3-12 4-18z"><text:p/></draw:path><draw:path draw:style-name="gr174" draw:text-style-name="P59" svg:width="0.043cm" svg:height="0.097cm" svg:x="0.263cm" svg:y="0.08cm" svg:viewBox="0 0 44 98" svg:d="M41 5c0-2-2-5-6-5s-9 4-9 8c0 2 2 5 6 5 5 0 9-4 9-8zM10 80c0 2-1 4-1 6 0 7 6 12 14 12 15 0 21-20 21-22s-1-2-2-2c-2 0-2 1-3 2-3 12-10 18-16 18-3 0-3-1-3-5 0-3 1-6 2-9 2-4 3-8 5-12 1-3 7-17 7-18 1-2 1-4 1-5 0-7-6-13-14-13-14 0-21 20-21 23 0 2 2 2 2 2 2 0 2-1 3-3 4-12 10-18 15-18 3 0 5 2 5 5 0 4-2 6-5 15-3 8-7 16-10 24z"><text:p/></draw:path><draw:path draw:style-name="gr174" draw:text-style-name="P59" svg:width="0.104cm" svg:height="0.12cm" svg:x="0.402cm" svg:y="0.034cm" svg:viewBox="0 0 105 121" svg:d="M98 65c3 0 7 0 7-4s-4-4-7-4c-30 0-60 0-90 0 3-28 27-49 57-49 10 0 22 0 33 0 3 0 7 0 7-4s-4-4-7-4c-12 0-23 0-34 0-36 0-64 27-64 61 0 33 28 60 64 60 11 0 22 0 34 0 3 0 7 0 7-4s-4-4-7-4c-11 0-23 0-33 0-30 0-54-20-57-48 30 0 60 0 90 0z"><text:p/></draw:path><draw:path draw:style-name="gr174" draw:text-style-name="P59" svg:width="0.143cm" svg:height="0.142cm" svg:x="0.586cm" svg:y="0.004cm" svg:viewBox="0 0 144 143" svg:d="M53 78c2 0 5 0 8 0 10 16 20 32 31 48 2 4 7 11 9 14s3 3 7 3c10 0 20 0 29 0 4 0 7 0 7-4 0-1-1-3-3-3-7-2-18-16-23-22-2-2-12-16-26-38 19-4 37-11 37-37 0-29-31-39-56-39-22 0-44 0-66 0-4 0-7 0-7 4s4 4 5 4c12 0 14 1 14 12 0 34 0 69 0 104 0 10-2 12-14 12-1 0-5 0-5 3 0 4 3 4 7 4 19 0 39 0 58 0 3 0 6 0 6-4 0-3-3-3-6-3-12 0-12-2-12-12 0-15 0-31 0-46zM93 68c6-8 7-19 7-29s-1-20-8-29c9 2 30 9 30 29 0 14-7 25-29 29zM53 19c0-5 0-11 13-11 18 0 26 7 26 31 0 28-6 32-39 32 0-18 0-35 0-52zM24 136c2-4 2-10 2-12 0-34 0-70 0-105 0-2 0-8-2-11 8 0 16 0 24 0-2 3-2 7-2 11 0 35 0 70 0 105 0 3 0 8 1 12-7 0-15 0-23 0zM69 78c2 0 2 0 4 0 3 0 8-1 11-2 3 6 26 42 43 60-7 0-14 0-20 0-13-19-26-39-38-58z"><text:p/></draw:path></draw:g></text:span><text:span text:style-name="T93"><text:s/>and real vectors </text:span><text:span text:style-name="T4"><draw:g text:anchor-type="as-char" svg:y="-0.145cm" draw:z-index="5" draw:name="Shape6" draw:style-name="gr173"><svg:title>TexMaths</svg:title><svg:desc>6§inline§w_i \in \mathbb{R}§svg§600§TRUE§</svg:desc><draw:path draw:style-name="gr174" draw:text-style-name="P59" svg:width="0.139cm" svg:height="0.094cm" svg:x="0cm" svg:y="0.049cm" svg:viewBox="0 0 140 95" svg:d="M91 22c1-5 4-12 4-14 0-4-3-6-6-6s-7 2-8 6c-1 2-11 42-12 47-2 7-2 10-2 14 0 2 0 3 0 4-5 11-11 17-20 17-16 0-16-15-16-19 0-6 1-15 11-40 2-6 4-9 4-14 0-9-8-17-18-17-20 0-28 31-28 32 0 3 2 3 3 3 2 0 2-1 3-4 6-20 14-26 22-26 1 0 4 0 4 6s-1 12-3 15c-9 25-12 34-12 43 0 18 14 26 30 26 3 0 14 0 22-15 5 14 20 15 26 15 16 0 26-13 31-26 7-16 14-44 14-54 0-12-6-15-10-15-5 0-10 5-10 10 0 3 1 4 3 6s8 7 8 18c0 7-6 27-12 38s-13 18-23 18-16-6-16-18c0-6 2-12 3-15 3-12 5-23 8-35z"><text:p/></draw:path><draw:path draw:style-name="gr174" draw:text-style-name="P59" svg:width="0.044cm" svg:height="0.098cm" svg:x="0.152cm" svg:y="0.078cm" svg:viewBox="0 0 45 99" svg:d="M41 5c0-2-2-5-6-5s-8 4-8 8c0 3 2 6 6 6s8-4 8-9zM11 80c-1 2-1 4-1 6 0 7 6 13 13 13 15 0 22-21 22-23s-2-2-2-2c-3 0-3 1-3 3-4 12-10 18-16 18-3 0-4-2-4-6 0-3 2-6 3-9 1-4 3-8 5-12 1-3 6-17 7-18 0-1 0-3 0-5 0-7-6-13-13-13-15 0-22 21-22 23s2 1 2 2c3 0 3-1 3-3 4-12 11-17 16-17 2 0 4 1 4 5 0 3-1 5-5 14-3 8-6 16-9 24z"><text:p/></draw:path><draw:path draw:style-name="gr174" draw:text-style-name="P59" svg:width="0.105cm" svg:height="0.121cm" svg:x="0.291cm" svg:y="0.031cm" svg:viewBox="0 0 106 122" svg:d="M98 65c4 0 8 0 8-5 0-4-4-4-8-4-30 0-59 0-89 0 2-27 26-48 56-48 11 0 23 0 33 0 4 0 8 0 8-4s-4-4-8-4c-11 0-22 0-33 0-36 0-65 27-65 60 0 34 29 62 65 62 11 0 22 0 33 0 4 0 8 0 8-5 0-4-4-4-8-4-10 0-22 0-33 0-30 0-54-20-56-48 30 0 59 0 89 0z"><text:p/></draw:path><draw:path draw:style-name="gr174" draw:text-style-name="P59" svg:width="0.144cm" svg:height="0.143cm" svg:x="0.476cm" svg:y="0cm" svg:viewBox="0 0 145 144" svg:d="M53 78c3 0 6 0 8 0 10 16 21 32 31 48 3 4 8 12 10 15s2 3 7 3c10 0 19 0 29 0 4 0 7 0 7-4 0-2-1-3-3-3-8-2-18-16-23-23-2-2-12-16-27-39 20-3 38-11 38-35 0-30-32-40-56-40-22 0-45 0-67 0-3 0-7 0-7 4 0 3 4 3 6 3 12 0 13 2 13 12 0 35 0 70 0 106 0 10-1 12-13 12-2 0-6 0-6 3 0 4 4 4 7 4 19 0 39 0 58 0 4 0 7 0 7-4 0-3-4-3-6-3-12 0-13-2-13-12 0-16 0-32 0-47zM94 68c6-8 7-19 7-28 0-11-1-21-9-30 9 1 30 8 30 30 0 13-6 23-28 28zM53 19c0-5 0-12 14-12 18 0 26 8 26 33 0 26-7 31-40 31 0-18 0-35 0-52zM25 137c1-5 1-10 1-12 0-36 0-71 0-106 0-2 0-8-1-12 7 0 16 0 24 0-3 4-3 8-3 11 0 35 0 71 0 107 0 2 0 7 2 12-8 0-16 0-23 0zM70 78c1 0 2-1 4-1 3 0 8 0 11 0 3 4 25 42 43 60-7 0-14 0-21 0-12-20-25-39-37-59z"><text:p/></draw:path></draw:g></text:span><text:span text:style-name="T93"><text:s/>where </text:span><text:span text:style-name="T4"><draw:g text:anchor-type="as-char" svg:y="-0.143cm" draw:z-index="6" draw:name="Shape7" draw:style-name="gr173"><svg:title>TexMaths</svg:title><svg:desc>6§inline§i=1, \ldots N§svg§600§TRUE§</svg:desc><draw:path draw:style-name="gr174" draw:text-style-name="P59" svg:width="0.055cm" svg:height="0.14cm" svg:x="0cm" svg:y="0.004cm" svg:viewBox="0 0 56 141" svg:d="M54 7c0-4-3-7-8-7-6 0-11 5-11 11 0 4 3 8 8 8 4 0 11-5 11-12zM38 87c2-6 2-7 5-12 1-5 3-8 3-12 0-9-8-17-18-17-20 0-28 30-28 32 0 3 2 3 3 3 2 0 2-1 3-4 6-20 14-27 22-27 1 0 4 0 4 7 0 5-1 9-1 12-2 5-12 29-15 37-2 6-5 13-5 17 0 10 7 18 17 18 20 0 28-31 28-33s-2-2-3-2c-2 0-2 1-3 4-4 13-10 26-21 26-4 0-6-2-6-7s2-8 7-21c2-7 5-14 8-21z"><text:p/></draw:path><draw:path draw:style-name="gr174" draw:text-style-name="P59" svg:width="0.139cm" svg:height="0.048cm" svg:x="0.136cm" svg:y="0.066cm" svg:viewBox="0 0 140 49" svg:d="M133 8c3 0 7 0 7-4s-4-4-7-4c-42 0-84 0-126 0-3 0-7 0-7 4s4 4 7 4c42 0 84 0 126 0zM133 49c3 0 7 0 7-4s-4-4-7-4c-42 0-84 0-126 0-3 0-7 0-7 4s4 4 7 4c42 0 84 0 126 0z"><text:p/></draw:path><draw:path draw:style-name="gr174" draw:text-style-name="P59" svg:width="0.069cm" svg:height="0.138cm" svg:x="0.366cm" svg:y="0.003cm" svg:viewBox="0 0 70 139" svg:d="M43 5c0-4 0-5-5-5-13 14-31 14-38 14 0 2 0 4 0 6 4 0 16 0 28-6 0 36 0 73 0 109 0 7-1 10-20 10-3 0-4 0-7 0 0 2 0 5 0 6 7 0 26 0 34 0 9 0 27 0 35 0 0-1 0-4 0-6-3 0-5 0-8 0-18 0-19-2-19-10 0-39 0-79 0-118z"><text:p/></draw:path><draw:path draw:style-name="gr174" draw:text-style-name="P59" svg:width="0.024cm" svg:height="0.062cm" svg:x="0.47cm" svg:y="0.12cm" svg:viewBox="0 0 25 63" svg:d="M25 22c0-14-5-22-14-22-7 0-11 5-11 11s4 11 11 11c3 0 6 0 8-2 0-1 0-1 1-1 0 1 0 0 0 3 0 16-7 28-14 35-2 3-2 3-2 4s1 2 1 2c3 0 20-16 20-41z"><text:p/></draw:path><draw:path draw:style-name="gr174" draw:text-style-name="P59" svg:width="0.022cm" svg:height="0.021cm" svg:x="0.563cm" svg:y="0.12cm" svg:viewBox="0 0 23 22" svg:d="M23 11c0-6-6-11-12-11s-11 5-11 11 5 11 11 11 12-5 12-11z"><text:p/></draw:path><draw:path draw:style-name="gr174" draw:text-style-name="P59" svg:width="0.022cm" svg:height="0.021cm" svg:x="0.657cm" svg:y="0.12cm" svg:viewBox="0 0 23 22" svg:d="M23 11c0-6-6-11-12-11s-11 5-11 11 5 11 11 11 12-5 12-11z"><text:p/></draw:path><draw:path draw:style-name="gr174" draw:text-style-name="P59" svg:width="0.021cm" svg:height="0.021cm" svg:x="0.751cm" svg:y="0.12cm" svg:viewBox="0 0 22 22" svg:d="M22 11c0-6-5-11-11-11s-11 5-11 11 5 11 11 11 11-5 11-11z"><text:p/></draw:path><draw:path draw:style-name="gr174" draw:text-style-name="P59" svg:width="0.177cm" svg:height="0.142cm" svg:x="0.834cm" svg:y="0cm" svg:viewBox="0 0 178 143" svg:d="M151 22c2-8 6-15 23-15 1 0 4 0 4-5-2 0 0-2-3-2-7 0-15 1-21 1-8 0-15-1-22-1-1 0-4 0-4 4 0 3 2 3 4 3 12 0 14 4 14 9v4c-8 32-16 63-24 94-16-36-31-73-46-110-2-3-2-4-7-4-10 0-19 0-28 0-5 0-7 0-7 4 0 3 2 3 6 3 1 0 15 0 15 1-10 38-19 76-29 113-2 8-6 15-22 15-2 0-4 1-4 5 0 1 1 2 3 2 7 0 14-1 21-1s14 1 22 1c1 0 3 0 3-4 0-2-2-3-4-3-12 0-14-4-14-9 0-1 0-2 1-4 9-37 18-74 28-111 1 1 1 2 2 4 17 41 35 83 52 123 2 4 2 4 4 4 3 0 3-1 4-4 9-39 20-78 29-117z"><text:p/></draw:path></draw:g></text:span><text:span text:style-name="T93"><text:s/>such that: </text:span><text:span text:style-name="T1"><draw:g text:anchor-type="as-char" svg:y="-0.208cm" draw:z-index="1" draw:name="Shape8" draw:style-name="gr173"><svg:title>TexMaths</svg:title><svg:desc>6§inline§F(\vec{x})=\sum^N_{i=1}v_i\phi(\vec{w}_i^T\vec{x}+b_i) \quad \text{with } |F(\vec{x}) - f(\vec{x})| &lt; \epsilon§svg§600§TRUE§</svg:desc><draw:path draw:style-name="gr174" draw:text-style-name="P59" svg:width="0.149cm" svg:height="0.142cm" svg:x="0cm" svg:y="0.065cm" svg:viewBox="0 0 150 143" svg:d="M56 75c7 0 14 0 21 0 15 0 17 3 17 9 0 1 0 4-2 10 0 2 0 2 0 3 0 2 1 2 2 2 3 0 3 0 4-4 3-16 8-31 11-46 1-2 1-3 1-3 0-1-1-3-3-3s-2 2-3 5c-4 16-9 20-27 20-7 0-13 0-19 0 4-18 9-36 13-54 2-7 2-8 12-8 9 0 18 0 27 0 26 0 31 7 31 23 0 5 0 6-1 12 0 3 0 3 0 4s1 3 3 3 2-2 3-6c1-12 3-25 4-37 1-5-1-5-6-5-34 0-69 0-103 0-4 0-6 0-6 4 0 2 2 2 5 2 8 0 14 0 14 4 0 1 0 1-1 5-9 37-18 75-28 112-2 8-2 9-19 9-4 0-6 0-6 4 0 3 3 3 4 3 6 0 21-1 27-1 7 0 25 1 31 1 3 0 5 0 5-4 0-2 0-1-1-2s-1-1-6-1-6 0-11 0c-6 0-7-1-7-4 0 0 0-1 1-4 4-19 9-36 13-53z"><text:p/></draw:path><draw:path draw:style-name="gr174" draw:text-style-name="P59" svg:width="0.048cm" svg:height="0.21cm" svg:x="0.178cm" svg:y="0.049cm" svg:viewBox="0 0 49 211" svg:d="M49 208l-4-4c-26-27-33-67-33-98 0-37 8-74 34-100 3-3 3-3 3-4s-1-2-2-2c-3 0-22 14-34 41-11 23-13 47-13 65 0 16 2 41 14 65 12 26 30 40 33 40 1 0 2-1 2-3z"><text:p/></draw:path><draw:path draw:style-name="gr174" draw:text-style-name="P59" svg:width="0.092cm" svg:height="0.041cm" svg:x="0.274cm" svg:y="0.056cm" svg:viewBox="0 0 93 42" svg:d="M74 25c-2 3-9 9-9 12s2 5 4 5 3-2 4-3c3-4 7-9 16-14 2-1 4-2 4-5 0-1-1-3-3-4-4-3-7-6-8-12-1-2-2-4-5-4s-4 2-4 4c0 1 2 8 5 12-23 0-47 0-71 0-3 0-7 0-7 4 0 5 4 5 7 5 22 0 45 0 67 0z"><text:p/></draw:path><draw:path draw:style-name="gr174" draw:text-style-name="P59" svg:width="0.104cm" svg:height="0.095cm" svg:x="0.245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3 17 21 0 33-27 33-33 0-2-1-2-2-2-2 0-2 1-3 2-7 23-22 28-28 28-8 0-12-7-12-14 0-4 2-9 4-19 2-9 5-19 7-29z"><text:p/></draw:path><draw:path draw:style-name="gr174" draw:text-style-name="P59" svg:width="0.048cm" svg:height="0.21cm" svg:x="0.371cm" svg:y="0.049cm" svg:viewBox="0 0 49 211" svg:d="M49 106c0-17-2-42-14-66-12-26-31-40-33-40-1 0-2 1-2 2s0 1 4 5c21 21 33 54 33 99 0 35-8 72-34 99-3 3-3 3-3 3 0 2 1 3 2 3 2 0 21-15 34-41 11-24 13-47 13-64z"><text:p/></draw:path><draw:path draw:style-name="gr174" draw:text-style-name="P59" svg:width="0.139cm" svg:height="0.049cm" svg:x="0.511cm" svg:y="0.129cm" svg:viewBox="0 0 140 50" svg:d="M133 8c3 0 7 0 7-4s-4-4-7-4c-42 0-84 0-126 0-3 0-7 0-7 4s4 4 7 4c42 0 84 0 126 0zM133 50c3 0 7 0 7-4s-4-4-7-4c-42 0-84 0-126 0-3 0-7 0-7 4s4 4 7 4c42 0 84 0 126 0z"><text:p/></draw:path><draw:path draw:style-name="gr174" draw:text-style-name="P59" svg:width="0.198cm" svg:height="0.21cm" svg:x="0.734cm" svg:y="0.049cm" svg:viewBox="0 0 199 211" svg:d="M77 112c-25 31-50 62-75 93-1 2-1 3-1 3 0 3 1 3 5 3 58 0 116 0 175 0 6-18 12-35 18-53-2 0-3 0-5 0-6 16-19 28-37 35-4 1-18 6-50 6-30 0-59 0-89 0 25-30 49-60 73-90 1-2 2-3 2-3 0-1 0-1-2-3-23-32-45-63-68-95 27 0 56 0 83 0 24 0 73 2 88 41 2 0 3 0 5 0-6-16-12-33-18-49-59 0-117 0-175 0-5 0-6 0-6 7 26 35 51 70 77 105z"><text:p/></draw:path><draw:path draw:style-name="gr174" draw:text-style-name="P59" svg:width="0.131cm" svg:height="0.1cm" svg:x="0.955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174" draw:text-style-name="P59" svg:width="0.044cm" svg:height="0.098cm" svg:x="0.952cm" svg:y="0.172cm" svg:viewBox="0 0 45 99" svg:d="M41 5c0-2-2-5-6-5s-8 4-8 8c0 2 2 6 5 6 5 0 9-4 9-9zM11 81c-1 1-1 3-1 6 0 7 6 12 13 12 15 0 22-20 22-23 0-1-2-1-2-1-3 0-3 1-3 2-4 12-10 18-16 18-3 0-4-2-4-5s1-6 3-9c1-5 3-8 5-12 1-4 6-17 7-19 0-2 0-3 0-5 0-7-6-13-13-13-15 0-22 21-22 23s2 2 2 2c3 0 3 0 3-2 4-13 11-18 16-18 2 0 4 1 4 5 0 3-1 6-5 15-3 7-6 15-9 24z"><text:p/></draw:path><draw:path draw:style-name="gr174" draw:text-style-name="P59" svg:width="0.108cm" svg:height="0.039cm" svg:x="1.015cm" svg:y="0.213cm" svg:viewBox="0 0 109 40" svg:d="M103 7c3 0 6 0 6-3 0-4-4-4-6-4-32 0-65 0-98 0-1 0-5 0-5 4 0 3 4 3 5 3 33 0 66 0 98 0zM103 40c2 0 6 0 6-4s-3-4-6-4c-32 0-65 0-98 0-1 0-5 0-5 4s4 4 5 4c33 0 66 0 98 0z"><text:p/></draw:path><draw:path draw:style-name="gr174" draw:text-style-name="P59" svg:width="0.053cm" svg:height="0.098cm" svg:x="1.15cm" svg:y="0.171cm" svg:viewBox="0 0 54 99" svg:d="M34 4c0-3 0-4-5-4-9 10-22 10-29 10 0 1 0 3 0 5 4 0 14 0 22-4 0 25 0 50 0 75 0 5 0 7-15 7-2 0-4 0-6 0 0 2 0 4 0 6 3-1 21-1 27-1 4 0 23 0 26 1 0-2 0-4 0-6-2 0-4 0-5 0-15 0-15-2-15-7 0-28 0-55 0-82z"><text:p/></draw:path><draw:path draw:style-name="gr174" draw:text-style-name="P59" svg:width="0.091cm" svg:height="0.095cm" svg:x="1.2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174" draw:text-style-name="P59" svg:width="0.043cm" svg:height="0.098cm" svg:x="1.373cm" svg:y="0.14cm" svg:viewBox="0 0 44 99" svg:d="M41 5c0-2-2-5-6-5s-9 4-9 8c0 3 3 6 6 6 5 0 9-4 9-9zM11 81c-1 1-1 3-1 6 0 7 5 12 13 12 15 0 21-20 21-22s-1-2-2-2c-2 0-2 1-2 3-4 11-11 17-16 17-3 0-4-2-4-5s1-6 2-9c2-4 4-8 5-12 2-3 7-17 7-19 1-1 1-3 1-5 0-7-6-12-14-12-14 0-21 20-21 22s2 2 2 2c2 0 3 0 3-2 4-13 11-18 16-18 2 0 4 1 4 5s-2 6-5 15c-3 8-6 16-9 24z"><text:p/></draw:path><draw:path draw:style-name="gr174" draw:text-style-name="P59" svg:width="0.11cm" svg:height="0.188cm" svg:x="1.446cm" svg:y="0.061cm" svg:viewBox="0 0 111 189" svg:d="M82 5c0-1 1-3 1-3-1-1 0-2-3-2-2 0-2 1-3 4-4 16-8 33-12 49-34 1-65 29-65 58 0 20 15 36 41 37-2 7-3 14-5 20-2 10-5 18-5 18 0 3 1 3 3 3 0 0 1 0 2-1 1 0 2-5 2-8 3-10 6-21 8-32 34-1 65-29 65-57 0-16-11-36-41-38 4-16 8-32 12-48zM42 144c-13-1-28-8-28-29 0-25 18-55 50-58-8 29-15 58-22 87zM69 57c16 1 28 11 28 30 0 24-18 54-50 57 8-29 15-58 22-87z"><text:p/></draw:path><draw:path draw:style-name="gr174" draw:text-style-name="P59" svg:width="0.048cm" svg:height="0.21cm" svg:x="1.582cm" svg:y="0.049cm" svg:viewBox="0 0 49 211" svg:d="M49 208l-3-4c-27-27-33-67-33-98 0-37 7-74 33-100 3-3 3-3 3-4s0-2-2-2-21 14-33 41c-11 23-14 47-14 65 0 16 2 41 14 65 13 26 31 40 33 40s2-1 2-3z"><text:p/></draw:path><draw:path draw:style-name="gr174" draw:text-style-name="P59" svg:width="0.093cm" svg:height="0.041cm" svg:x="1.709cm" svg:y="0.056cm" svg:viewBox="0 0 94 42" svg:d="M75 25c-3 3-10 9-10 12s2 5 4 5 3-2 4-3c3-4 7-9 17-14 1-1 4-2 4-5 0-1-2-3-3-4-5-3-8-6-9-12 0-2-2-4-4-4-3 0-5 2-5 4 0 1 2 8 6 12-24 0-48 0-72 0-3 0-7 0-7 4 0 5 4 5 7 5 23 0 45 0 68 0z"><text:p/></draw:path><draw:path draw:style-name="gr174" draw:text-style-name="P59" svg:width="0.139cm" svg:height="0.095cm" svg:x="1.65cm" svg:y="0.114cm" svg:viewBox="0 0 140 96" svg:d="M92 22c0-5 3-12 3-14 0-4-3-6-6-6s-7 2-8 6c-1 2-11 42-12 47-2 7-2 11-2 15 0 2 0 2 0 3-5 12-11 18-19 18-17 0-17-16-17-19 0-7 1-15 11-41 2-6 4-9 4-14 0-9-8-17-18-17-20 0-28 31-28 32 0 3 2 3 3 3 2 0 2-1 3-4 6-20 14-26 22-26 1 0 5 0 5 6s-2 12-4 15c-9 25-12 35-12 43 0 19 14 27 30 27 3 0 14 0 22-15 5 13 20 15 26 15 16 0 26-14 31-26 7-16 14-45 14-55 0-12-6-15-9-15-6 0-11 5-11 10 0 3 1 4 3 6s8 7 8 18c0 7-6 28-12 39-5 11-13 18-23 18s-16-6-16-18c0-6 2-13 3-16 3-12 6-23 9-35z"><text:p/></draw:path><draw:path draw:style-name="gr174" draw:text-style-name="P59" svg:width="0.109cm" svg:height="0.099cm" svg:x="1.807cm" svg:y="0.031cm" svg:viewBox="0 0 110 100" svg:d="M65 10c2-4 2-5 5-5 1 0 6 0 9 0 9 0 13 0 16 2 7 1 7 6 7 11 0 2 0 4-1 12 0 1 0 1 0 2s1 2 2 2c3 0 3-2 3-4 1-10 3-19 4-28 0-2-1-2-4-2-30 0-61 0-91 0-4 0-4 0-5 3-3 8-6 17-9 26 0 0-1 2-1 3 0 0 0 2 2 2s3-1 3-4c9-23 14-25 36-25 2 0 5 0 6 0 5 0 5 0 5 2 0 1 0 1 0 3-7 25-13 51-20 78-1 5-1 6-17 6-5 0-7 0-7 3 0 1 0 3 3 3 4 0 8-1 12-1 5 0 9 0 13 0s9 0 13 0 9 1 13 1c1 0 3 0 3-4 0-2-1-2-6-2-3 0-6 0-9 0-4 0-5-1-5-3 0-1 0-1 1-3 6-26 13-52 19-78z"><text:p/></draw:path><draw:path draw:style-name="gr174" draw:text-style-name="P59" svg:width="0.044cm" svg:height="0.098cm" svg:x="1.801cm" svg:y="0.163cm" svg:viewBox="0 0 45 99" svg:d="M41 5c0-2-1-5-6-5-4 0-8 4-8 8 0 2 2 6 6 6s8-4 8-9zM11 81c-1 1-1 3-1 6 0 7 6 12 14 12 14 0 21-20 21-23 0-1-2-1-2-1-2 0-3 1-3 2-3 12-10 18-16 18-3 0-4-2-4-5s2-6 3-9c2-5 3-8 5-12 1-4 6-17 7-19 0-1 0-3 0-5 0-7-5-13-13-13-15 0-22 21-22 23s2 2 3 2c2 0 2 0 2-2 4-13 11-18 16-18 2 0 4 1 4 5 0 3-1 6-5 15-3 7-6 15-9 24z"><text:p/></draw:path><draw:path draw:style-name="gr174" draw:text-style-name="P59" svg:width="0.093cm" svg:height="0.041cm" svg:x="1.969cm" svg:y="0.056cm" svg:viewBox="0 0 94 42" svg:d="M75 25c-3 3-10 9-10 12s2 5 4 5 3-2 4-3c3-4 7-9 17-14 1-1 4-2 4-5 0-1-2-3-3-4-5-3-8-6-9-12 0-2-2-4-5-4s-4 2-4 4c0 1 2 8 6 12-24 0-48 0-72 0-3 0-7 0-7 4 0 5 4 5 7 5 23 0 45 0 68 0z"><text:p/></draw:path><draw:path draw:style-name="gr174" draw:text-style-name="P59" svg:width="0.104cm" svg:height="0.095cm" svg:x="1.939cm" svg:y="0.114cm" svg:viewBox="0 0 105 96" svg:d="M64 29c1-5 6-24 21-24 1 0 6 0 10 2-5 1-9 7-9 12 0 3 2 7 8 7 4 0 11-4 11-12 0-11-13-14-20-14-12 0-19 11-22 16-5-14-16-16-23-16-21 0-33 27-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174" draw:text-style-name="P59" svg:width="0.139cm" svg:height="0.139cm" svg:x="2.112cm" svg:y="0.084cm" svg:viewBox="0 0 140 140" svg:d="M74 75c20 0 39 0 59 0 3 0 7 0 7-5 0-4-4-4-7-4-20 0-39 0-59 0 0-20 0-40 0-59 0-3 0-7-4-7s-4 4-4 7c0 19 0 39 0 59-20 0-39 0-59 0-3 0-7 0-7 4 0 5 4 5 7 5 20 0 39 0 59 0 0 19 0 39 0 59 0 2 0 6 4 6s4-4 4-6c0-20 0-40 0-59z"><text:p/></draw:path><draw:path draw:style-name="gr174" draw:text-style-name="P59" svg:width="0.076cm" svg:height="0.147cm" svg:x="2.322cm" svg:y="0.061cm" svg:viewBox="0 0 77 148" svg:d="M40 2c0 0 0-2-2-2-6 0-21 1-26 2-2 0-4 0-4 4 0 2 2 2 5 2 10 0 10 2 10 4s-1 9-3 13c-6 23-11 46-17 69-2 11-3 14-3 22 0 19 11 32 26 32 26 0 51-31 51-61 0-20-11-34-28-34-9 0-18 6-24 13 5-21 10-43 15-64zM20 82c2-5 2-5 3-7 11-14 20-17 26-17 7 0 13 6 13 20 0 12-7 36-10 44-8 14-17 21-26 21-7 0-13-5-13-20 0-4 0-8 3-22 1-7 3-13 4-19z"><text:p/></draw:path><draw:path draw:style-name="gr174" draw:text-style-name="P59" svg:width="0.044cm" svg:height="0.098cm" svg:x="2.409cm" svg:y="0.14cm" svg:viewBox="0 0 45 99" svg:d="M41 5c0-2-1-5-6-5-4 0-8 4-8 8 0 3 2 6 6 6s8-4 8-9zM11 81c-1 1-1 3-1 6 0 7 6 12 14 12 14 0 21-20 21-22s-2-2-2-2c-2 0-3 1-3 3-3 11-10 17-16 17-3 0-4-2-4-5s2-6 3-9c2-4 3-8 5-12 1-3 6-17 7-19 0-1 1-3 1-5 0-7-6-12-14-12-15 0-22 20-22 22s2 2 3 2c2 0 2 0 2-2 4-13 11-18 16-18 2 0 4 1 4 5s-1 6-5 15c-3 8-6 16-9 24z"><text:p/></draw:path><draw:path draw:style-name="gr174" draw:text-style-name="P59" svg:width="0.048cm" svg:height="0.21cm" svg:x="2.484cm" svg:y="0.049cm" svg:viewBox="0 0 49 211" svg:d="M49 106c0-17-2-42-14-66-13-26-31-40-33-40-1 0-2 1-2 2s0 1 4 5c21 21 33 54 33 99 0 35-8 72-34 99-3 3-3 3-3 3 0 2 1 3 2 3 2 0 21-15 33-41 11-24 14-47 14-64z"><text:p/></draw:path><draw:path draw:style-name="gr174" draw:text-style-name="P59" svg:width="0.144cm" svg:height="0.092cm" svg:x="2.768cm" svg:y="0.116cm" svg:viewBox="0 0 145 93" svg:d="M127 20c4-10 10-13 18-13 0-3 0-5 0-7-5 1-11 1-16 1-6 0-16-1-19-1 0 2 0 4 0 7 7 0 12 4 12 10 0 1 0 2-1 4-7 18-13 36-20 54-6-20-13-39-20-59-1-2-1-3-1-4 0-5 8-5 12-5 0-3 0-5 0-7-6 0-17 1-22 1-6 0-12 0-18-1 0 2 0 4 0 7 7 0 10 0 13 3 1 1 3 7 5 11-6 17-12 34-18 51-7-18-14-37-21-56 0-3 0-3 0-4 0-5 7-5 12-5 0-3 0-5 0-7-6 0-18 1-23 1-1 0-12 0-20-1 0 2 0 4 0 7 11 0 13 0 16 7 9 24 18 49 27 74 0 3 1 5 4 5s3-1 4-4c7-20 14-40 22-60 7 20 13 40 21 60 1 2 1 4 4 4 2 0 3-2 4-4 8-23 17-46 25-69z"><text:p/></draw:path><draw:path draw:style-name="gr174" draw:text-style-name="P59" svg:width="0.045cm" svg:height="0.14cm" svg:x="2.924cm" svg:y="0.065cm" svg:viewBox="0 0 46 141" svg:d="M31 48c-10 1-20 1-30 3 0 1 0 4 0 6 14 0 16 1 16 12 0 18 0 37 0 57 0 9-3 9-17 9 0 2 0 4 0 6 7 0 19-1 23-1 8 0 15 1 23 1 0-2 0-4 0-6-15 0-15-1-15-9 0-26 0-52 0-78zM31 11c0-6-5-11-11-11s-11 6-11 11c0 6 5 12 11 12s11-5 11-12z"><text:p/></draw:path><draw:path draw:style-name="gr174" draw:text-style-name="P59" svg:width="0.065cm" svg:height="0.131cm" svg:x="2.979cm" svg:y="0.079cm" svg:viewBox="0 0 66 132" svg:d="M32 46c11 0 20 0 30 0 0-3 0-4 0-7-10 0-19 0-30 0 0-13 0-26 0-39-1 0-3 0-5 0 0 17-6 40-27 41 0 2 0 3 0 5 6 0 12 0 18 0 0 19 0 38 0 58 0 26 20 28 27 28 15 0 21-15 21-28 0-4 0-8 0-12-2 0-4 0-5 0 0 4 0 7 0 11 0 16-6 24-14 24-15 0-15-19-15-23 0-20 0-39 0-58z"><text:p/></draw:path><draw:path draw:style-name="gr174" draw:text-style-name="P59" svg:width="0.105cm" svg:height="0.145cm" svg:x="3.064cm" svg:y="0.061cm" svg:viewBox="0 0 106 146" svg:d="M17 131c0 8-3 8-17 8 0 2 0 5 0 7 8 0 19-1 24-1s16 1 23 1c0-2 0-5 0-7-13 0-16 0-16-8 0-14 0-27 0-40 0-21 15-33 28-33 14 0 16 11 16 23 0 16 0 33 0 50 0 8-2 8-16 8 0 2 0 5 0 7 7 0 18-1 24-1 5 0 16 1 23 1 0-2 0-5 0-7-11 0-16 0-16-5 0-14 0-28 0-41 0-18 0-24-7-32-3-4-10-8-22-8-18 0-27 13-30 21 0-25 0-49 0-74-11 1-21 2-31 2 0 2 0 5 0 6 15 0 17 2 17 12 0 37 0 74 0 111z"><text:p/></draw:path><draw:path draw:style-name="gr174" draw:text-style-name="P59" svg:width="0.007cm" svg:height="0.21cm" svg:x="3.27cm" svg:y="0.049cm" svg:viewBox="0 0 8 211" svg:d="M8 8c0-4 0-8-4-8s-4 4-4 8c0 65 0 130 0 195 0 4 0 8 4 8s4-4 4-8c0-65 0-130 0-195z"><text:p/></draw:path><draw:path draw:style-name="gr174" draw:text-style-name="P59" svg:width="0.149cm" svg:height="0.142cm" svg:x="3.311cm" svg:y="0.065cm" svg:viewBox="0 0 150 143" svg:d="M56 75c7 0 14 0 21 0 15 0 17 3 17 9 0 1 0 4-2 10 0 2 0 2 0 3 0 2 1 2 3 2s2 0 3-4c3-16 8-31 11-46 1-2 1-3 1-3 0-1 0-3-3-3-2 0-2 2-3 5-4 16-9 20-27 20-7 0-13 0-19 0 4-18 9-36 13-54 2-7 2-8 12-8 9 0 18 0 27 0 26 0 32 7 32 23 0 5 0 6-1 12-1 3-1 3-1 4s1 3 3 3 2-2 3-6c1-12 3-25 4-37 1-5-1-5-6-5-34 0-69 0-103 0-4 0-6 0-6 4 0 2 2 2 6 2 8 0 13 0 13 4 0 1 0 1-1 5-9 37-18 75-28 112-2 8-2 9-19 9-4 0-6 0-6 4 0 3 3 3 4 3 6 0 21-1 27-1 7 0 25 1 31 1 3 0 5 0 5-4 0-2 0-1-1-2s-1-1-6-1-6 0-11 0c-6 0-7-1-7-4 0 0 0-1 1-4 4-19 9-36 13-53z"><text:p/></draw:path><draw:path draw:style-name="gr174" draw:text-style-name="P59" svg:width="0.048cm" svg:height="0.21cm" svg:x="3.489cm" svg:y="0.049cm" svg:viewBox="0 0 49 211" svg:d="M49 208l-4-4c-26-27-33-67-33-98 0-37 8-74 34-100 3-3 3-3 3-4s-1-2-2-2c-3 0-21 14-34 41-11 23-13 47-13 65 0 16 2 41 14 65 12 26 30 40 33 40 1 0 2-1 2-3z"><text:p/></draw:path><draw:path draw:style-name="gr174" draw:text-style-name="P59" svg:width="0.093cm" svg:height="0.041cm" svg:x="3.586cm" svg:y="0.056cm" svg:viewBox="0 0 94 42" svg:d="M75 25c-3 3-10 9-10 12s2 5 4 5 3-2 4-3c3-4 7-9 17-14 1-1 4-2 4-5 0-1-2-3-3-4-5-3-8-6-9-12-1-2-2-4-5-4s-4 2-4 4c0 1 2 8 6 12-24 0-48 0-72 0-3 0-7 0-7 4 0 5 4 5 7 5 23 0 45 0 68 0z"><text:p/></draw:path><draw:path draw:style-name="gr174" draw:text-style-name="P59" svg:width="0.104cm" svg:height="0.095cm" svg:x="3.557cm" svg:y="0.114cm" svg:viewBox="0 0 105 96" svg:d="M64 29c1-5 6-24 21-24 1 0 6 0 10 2-6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174" draw:text-style-name="P59" svg:width="0.048cm" svg:height="0.21cm" svg:x="3.683cm" svg:y="0.049cm" svg:viewBox="0 0 49 211" svg:d="M49 106c0-17-2-42-14-66-12-26-31-40-33-40-1 0-2 1-2 2s0 1 4 5c21 21 33 54 33 99 0 35-8 72-34 99-3 3-3 3-3 3 0 2 1 3 2 3 2 0 21-15 34-41 11-24 13-47 13-64z"><text:p/></draw:path><draw:path draw:style-name="gr174" draw:text-style-name="P59" svg:width="0.128cm" svg:height="0.008cm" svg:x="3.817cm" svg:y="0.149cm" svg:viewBox="0 0 129 9" svg:d="M122 9c3 0 7 0 7-4 0-5-4-5-7-5-38 0-76 0-114 0-4 0-8 0-8 5 0 4 4 4 8 4 38 0 76 0 114 0z"><text:p/></draw:path><draw:path draw:style-name="gr174" draw:text-style-name="P59" svg:width="0.105cm" svg:height="0.19cm" svg:x="4.022cm" svg:y="0.058cm" svg:viewBox="0 0 106 191" svg:d="M67 64c6 0 12 0 18 0 4 0 6 0 6-4 0-2-2-2-6-2-6 0-11 0-17 0 1-9 3-16 4-24 1-5 4-20 5-23 2-3 6-6 10-6 1 0 7 0 10 3-9 1-11 9-11 12 0 5 4 7 8 7 5 0 12-5 12-13 0-9-11-14-19-14-7 0-20 4-27 25-1 4-2 6-7 33-4 0-9 0-14 0-4 0-7 0-7 4 0 2 2 2 6 2 5 0 9 0 14 0-5 28-10 56-15 83-5 21-8 39-19 39-1 0-6 0-10-3 9-1 12-9 12-12 0-4-4-7-8-7-6 0-12 5-12 13 0 9 10 14 18 14 11 0 20-12 24-20 7-13 11-38 12-40 4-22 8-44 13-67z"><text:p/></draw:path><draw:path draw:style-name="gr174" draw:text-style-name="P59" svg:width="0.048cm" svg:height="0.21cm" svg:x="4.157cm" svg:y="0.049cm" svg:viewBox="0 0 49 211" svg:d="M49 208l-3-4c-27-27-33-67-33-98 0-37 7-74 33-100 3-3 3-3 3-4s-1-2-2-2c-2 0-21 14-34 41-10 23-13 47-13 65 0 16 2 41 14 65 13 26 31 40 33 40 1 0 2-1 2-3z"><text:p/></draw:path><draw:path draw:style-name="gr174" draw:text-style-name="P59" svg:width="0.093cm" svg:height="0.041cm" svg:x="4.254cm" svg:y="0.056cm" svg:viewBox="0 0 94 42" svg:d="M75 25c-3 3-10 9-10 12s2 5 5 5c1 0 3-2 3-3 3-4 8-9 17-14 2-1 4-2 4-5 0-1-2-3-3-4-5-3-7-6-9-12 0-2-1-4-4-4s-4 2-4 4c0 1 2 8 5 12-24 0-48 0-71 0-4 0-8 0-8 4 0 5 4 5 8 5 22 0 45 0 67 0z"><text:p/></draw:path><draw:path draw:style-name="gr174" draw:text-style-name="P59" svg:width="0.104cm" svg:height="0.095cm" svg:x="4.224cm" svg:y="0.114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7 33-33 0-2-1-2-2-2-2 0-2 1-2 2-8 23-22 28-29 28-8 0-11-7-11-14 0-4 1-9 4-19 2-9 4-19 7-29z"><text:p/></draw:path><draw:path draw:style-name="gr174" draw:text-style-name="P59" svg:width="0.048cm" svg:height="0.21cm" svg:x="4.351cm" svg:y="0.049cm" svg:viewBox="0 0 49 211" svg:d="M49 106c0-17-2-42-14-66-13-26-31-40-33-40-1 0-2 1-2 2s0 1 4 5c21 21 33 54 33 99 0 35-8 72-34 99-3 3-3 3-3 3 0 2 1 3 2 3 2 0 21-15 33-41 11-24 14-47 14-64z"><text:p/></draw:path><draw:path draw:style-name="gr174" draw:text-style-name="P59" svg:width="0.008cm" svg:height="0.21cm" svg:x="4.446cm" svg:y="0.049cm" svg:viewBox="0 0 9 211" svg:d="M9 8c0-4 0-8-4-8-5 0-5 4-5 8 0 65 0 130 0 195 0 4 0 8 5 8 4 0 4-4 4-8 0-65 0-130 0-195z"><text:p/></draw:path><draw:path draw:style-name="gr174" draw:text-style-name="P59" svg:width="0.128cm" svg:height="0.121cm" svg:x="4.556cm" svg:y="0.093cm" svg:viewBox="0 0 129 122" svg:d="M125 8c2-1 4-1 4-4 0-2-2-4-4-4-1 0-1 0-4 1-39 19-78 37-117 56-2 1-4 1-4 4s2 3 4 5c39 18 78 36 117 55 3 1 3 1 4 1 2 0 4-2 4-4 0-3-2-3-4-4-37-18-74-35-111-53 37-17 74-35 111-53z"><text:p/></draw:path><draw:path draw:style-name="gr174" draw:text-style-name="P59" svg:width="0.069cm" svg:height="0.092cm" svg:x="4.77cm" svg:y="0.116cm" svg:viewBox="0 0 70 93" svg:d="M53 43c3 0 8 0 8-3s-3-3-7-3c-11 0-23 0-34 0 5-18 17-30 36-30 2 0 5 0 6 0 4 0 8 0 8-4 0-3-3-3-7-3-2 0-5 0-7 0-28 0-56 21-56 54 0 22 16 39 38 39 14 0 28-8 28-11 0 0-1-3-2-3s-1 0-3 2c-6 4-14 7-22 7-13 0-23-8-23-27 0-7 2-15 3-18 11 0 23 0 34 0z"><text:p/></draw:path></draw:g></text:span><text:span text:style-name="T61"><text:s/></text:span><text:span text:style-name="T5">where </text:span><text:span text:style-name="T5"><draw:g text:anchor-type="as-char" svg:y="-0.146cm" draw:z-index="7" draw:name="Shape9" draw:style-name="gr173"><svg:title>TexMaths</svg:title><svg:desc>6§inline§\phi§svg§600§TRUE§</svg:desc><draw:path draw:style-name="gr174" draw:text-style-name="P59"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5"><text:s/>is a sensible activation function. </text:span><text:span text:style-name="T2">Problems</text:span><text:span text:style-name="T63">: </text:span><text:span text:style-name="T63"><draw:g text:anchor-type="as-char" svg:y="-0.092cm" draw:z-index="10" draw:name="Shape10" draw:style-name="gr173"><svg:title>TexMaths</svg:title><svg:desc>6§inline§\epsilon§svg§600§TRUE§</svg:desc><draw:path draw:style-name="gr174" draw:text-style-name="P59"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63"><text:s/></text:span><text:span text:style-name="T64">can be very large in practice, making approximation less useful, and curse of dimensionality.</text:span></text:p></draw:text-box></draw:frame><draw:frame draw:style-name="fr1" draw:name="Frame2" text:anchor-type="paragraph" svg:x="10.603cm" svg:y="-0.004cm" svg:width="8.364cm" draw:z-index="11"><draw:text-box fo:min-height="3.164cm"><text:p text:style-name="P2">Curse of Dimensionality<text:span text:style-name="T93">: </text:span></text:p><text:p text:style-name="P33"><text:span text:style-name="T93">Sample Explosion</text:span><text:span text:style-name="T117">: As the number of features or dimensions grows, the amount of data we need to generalize accurately grows exponentiall</text:span><text:span text:style-name="T118">y To approximate a (Lipschitz) continuous function </text:span><text:span text:style-name="T65"><draw:g text:anchor-type="as-char" svg:y="-0.18cm" draw:z-index="12" draw:name="Shape11" draw:style-name="gr173"><svg:title>TexMaths</svg:title><svg:desc>6§inline§f: \mathbb{R}^d \rightarrow \mathbb{R}§svg§600§TRUE§</svg:desc><draw:path draw:style-name="gr174" draw:text-style-name="P59" svg:width="0.104cm" svg:height="0.189cm" svg:x="0cm" svg:y="0.03cm" svg:viewBox="0 0 105 190" svg:d="M66 64c6 0 12 0 18 0 4 0 7 0 7-4 0-3-3-3-6-3-6 0-12 0-18 0 1-8 3-16 4-24 2-4 5-19 6-21 2-4 5-7 9-7 2 0 7 0 11 3-9 2-11 9-11 12 0 5 3 7 8 7s11-4 11-13-10-14-19-14c-7 0-20 4-26 25-1 4-2 6-7 32-5 0-10 0-15 0-4 0-6 0-6 5 0 2 2 2 6 2 5 0 9 0 14 0-6 28-11 54-16 82-4 20-7 39-19 39 0 0-6 0-9-3 9-1 11-9 11-12 0-4-3-7-8-7s-11 5-11 13c0 9 9 14 17 14 12 0 21-12 24-20 7-13 12-38 12-40 5-22 9-44 13-66z"><text:p/></draw:path><draw:path draw:style-name="gr174" draw:text-style-name="P59" svg:width="0.022cm" svg:height="0.089cm" svg:x="0.19cm" svg:y="0.086cm" svg:viewBox="0 0 23 90" svg:d="M23 11c0-6-6-11-12-11s-11 5-11 11 5 11 11 11 12-5 12-11zM23 80c0-7-6-12-12-12s-11 5-11 12c0 6 5 10 11 10s12-4 12-10z"><text:p/></draw:path><draw:path draw:style-name="gr174" draw:text-style-name="P59" svg:width="0.143cm" svg:height="0.142cm" svg:x="0.293cm" svg:y="0.034cm" svg:viewBox="0 0 144 143" svg:d="M53 78c3 0 5 0 8 0 10 16 21 32 31 48 2 3 8 12 10 15 1 2 2 2 7 2 9 0 19 0 29 0 4 0 6 0 6-4 0-1-1-3-2-3-8-2-18-16-24-22-1-3-12-16-26-39 19-3 37-11 37-36 0-29-31-39-56-39-22 0-44 0-66 0-3 0-7 0-7 4s4 4 6 4c12 0 13 1 13 12 0 34 0 69 0 104 0 11-1 12-13 12-2 0-6 0-6 3 0 4 4 4 7 4 19 0 39 0 58 0 4 0 7 0 7-4 0-3-4-3-6-3-12 0-13-2-13-12 0-15 0-31 0-46zM94 68c6-8 6-19 6-29s-1-20-8-29c9 2 30 8 30 29 0 14-7 24-28 29zM53 19c0-5 0-11 13-11 18 0 27 7 27 31 0 27-7 32-40 32 0-18 0-35 0-52zM25 136c1-4 1-10 1-12 0-34 0-70 0-105 0-2 0-8-1-11 7 0 16 0 24 0-3 3-3 7-3 10 0 35 0 71 0 106 0 2 0 8 1 12-7 0-15 0-22 0zM70 78c1 0 1 0 3 0 4 0 8-1 12-1 3 5 25 41 43 59-7 0-14 0-21 0-12-19-25-39-37-58z"><text:p/></draw:path><draw:path draw:style-name="gr174" draw:text-style-name="P59" svg:width="0.075cm" svg:height="0.102cm" svg:x="0.45cm" svg:y="0cm" svg:viewBox="0 0 76 103" svg:d="M75 4c1 0 1-2 1-2 0-1-1-2-3-2s-15 1-18 1c-2 1-3 1-3 4 0 2 1 2 3 2 7 0 7 1 7 2s0 2 0 4c-3 10-6 22-9 32-3-4-8-8-15-8-19 0-38 21-38 42 0 14 10 24 22 24 8 0 15-4 21-10 3 9 12 10 15 10 6 0 9-3 12-7 3-6 5-15 5-15 0-2-2-2-2-2-2 0-2 1-3 4-2 7-5 16-11 16-4 0-5-3-5-7 0-3 1-4 1-6 6-27 13-54 20-82zM44 83c-1 4-4 7-7 10-2 1-8 6-14 6s-11-4-11-14c0-8 4-24 8-30 6-11 14-14 18-14 11 0 13 12 13 13v2c-2 9-5 18-7 27z"><text:p/></draw:path><draw:path draw:style-name="gr174" draw:text-style-name="P59" svg:width="0.186cm" svg:height="0.108cm" svg:x="0.609cm" svg:y="0.071cm" svg:viewBox="0 0 187 109" svg:d="M164 59c-12 9-18 18-19 20-9 14-8 18-11 28 0 2 2 2 4 2 4 0 4 0 5-4 4-20 17-38 40-48 3 0 4-1 4-2 0-2-1-2-2-2-9-4-35-15-43-49 0-3 0-4-4-4-2 0-4 0-4 2 0 1 2 14 10 29 5 5 11 13 20 20-52 0-105 0-157 0-3 0-7 0-7 4s4 4 7 4c52 0 105 0 157 0z"><text:p/></draw:path><draw:path draw:style-name="gr174" draw:text-style-name="P59" svg:width="0.143cm" svg:height="0.142cm" svg:x="0.87cm" svg:y="0.034cm" svg:viewBox="0 0 144 143" svg:d="M53 78c2 0 5 0 8 0 10 16 21 32 31 48 2 3 7 12 9 15 2 2 3 2 8 2 9 0 19 0 28 0 5 0 7 0 7-4 0-1-1-3-2-3-8-2-18-16-24-22-1-3-12-16-26-39 19-3 37-11 37-36 0-29-31-39-56-39-22 0-44 0-66 0-4 0-7 0-7 4s4 4 5 4c12 0 14 1 14 12 0 34 0 69 0 104 0 11-2 12-14 12-1 0-5 0-5 3 0 4 3 4 7 4 19 0 39 0 58 0 3 0 6 0 6-4 0-3-3-3-5-3-12 0-13-2-13-12 0-15 0-31 0-46zM94 68c6-8 6-19 6-29s-1-20-8-29c9 2 30 8 30 29 0 14-7 24-28 29zM53 19c0-5 0-11 13-11 18 0 27 7 27 31 0 27-7 32-40 32 0-18 0-35 0-52zM24 136c2-4 2-10 2-12 0-34 0-70 0-105 0-2 0-8-2-11 8 0 16 0 25 0-3 3-3 7-3 10 0 35 0 71 0 106 0 2 0 8 1 12-7 0-15 0-23 0zM69 78c2 0 2 0 4 0 3 0 8-1 11-1 3 5 26 41 44 59-7 0-14 0-21 0-13-19-25-39-38-58z"><text:p/></draw:path></draw:g></text:span><text:span text:style-name="T118"><text:s/>with </text:span><text:span text:style-name="T65"><draw:g text:anchor-type="as-char" svg:y="-0.092cm" draw:z-index="13" draw:name="Shape12" draw:style-name="gr173"><svg:title>TexMaths</svg:title><svg:desc>6§inline§\epsilon§svg§600§TRUE§</svg:desc><draw:path draw:style-name="gr174" draw:text-style-name="P59"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118"><text:s/>accuracy one needs </text:span><text:span text:style-name="T65"><draw:g text:anchor-type="as-char" svg:y="-0.178cm" draw:z-index="14" draw:name="Shape13" draw:style-name="gr173"><svg:title>TexMaths</svg:title><svg:desc>6§inline§O(\epsilon^{-d})§svg§600§TRUE§</svg:desc><draw:path draw:style-name="gr174" draw:text-style-name="P59" svg:width="0.145cm" svg:height="0.152cm" svg:x="0cm" svg:y="0.03cm" svg:viewBox="0 0 146 153" svg:d="M146 57c0-34-22-57-54-57-46 0-92 48-92 97 0 35 24 56 54 56 44 0 92-46 92-96zM55 147c-21 0-35-17-35-44 0-9 3-40 19-65 14-22 35-33 52-33s36 12 36 44c0 15-6 48-27 73-10 13-27 25-45 25z"><text:p/></draw:path><draw:path draw:style-name="gr174" draw:text-style-name="P59" svg:width="0.048cm" svg:height="0.209cm" svg:x="0.177cm" svg:y="0.021cm" svg:viewBox="0 0 49 210" svg:d="M49 207l-3-4c-27-26-33-67-33-98 0-36 7-73 33-100 3-2 3-3 3-3 0-1-1-2-2-2-2 0-21 14-34 41-11 23-13 46-13 64 0 16 2 42 14 65 12 26 31 40 33 40 1 0 2-1 2-3z"><text:p/></draw:path><draw:path draw:style-name="gr174" draw:text-style-name="P59" svg:width="0.068cm" svg:height="0.092cm" svg:x="0.248cm" svg:y="0.088cm" svg:viewBox="0 0 69 93" svg:d="M53 43c3 0 7 0 7-3s-3-3-7-3c-11 0-22 0-33 0 5-18 17-30 36-30 2 0 4 0 6 0 3 0 7 0 7-4 0-3-3-3-7-3-2 0-4 0-7 0-27 0-55 21-55 53 0 24 16 40 38 40 14 0 27-8 27-11 0 0 0-3-2-3-1 0-1 0-2 2-7 4-15 8-23 8-12 0-22-9-22-28 0-7 1-15 2-18 11 0 23 0 35 0z"><text:p/></draw:path><draw:path draw:style-name="gr174" draw:text-style-name="P59" svg:width="0.099cm" svg:height="0.006cm" svg:x="0.339cm" svg:y="0.062cm" svg:viewBox="0 0 100 7" svg:d="M94 7c2 0 6 0 6-3 0-4-4-4-6-4-30 0-59 0-88 0-2 0-6 0-6 4 0 3 4 3 6 3 29 0 58 0 88 0z"><text:p/></draw:path><draw:path draw:style-name="gr174" draw:text-style-name="P59" svg:width="0.075cm" svg:height="0.103cm" svg:x="0.463cm" svg:y="0cm" svg:viewBox="0 0 76 104" svg:d="M75 4l1-2c0-1-1-2-3-2-3 0-15 1-18 1-2 1-4 1-4 4 0 2 2 2 4 2 7 0 7 1 7 2s0 2 0 4c-3 11-6 22-9 33-3-5-8-9-15-9-19 0-38 21-38 42 0 15 10 25 22 25 8 0 15-5 21-10 3 8 12 10 15 10 6 0 9-4 12-8 3-6 5-14 5-15 0-2-2-2-2-2-2 0-2 1-3 5-2 7-5 16-11 16-4 0-5-4-5-7s0-5 1-6c6-28 13-55 20-83zM44 84c-1 4-4 7-8 10-1 1-7 6-13 6s-11-4-11-15c0-7 4-24 8-30 6-11 14-14 18-14 10 0 13 12 13 13s0 2-1 2c-2 9-4 19-6 28z"><text:p/></draw:path><draw:path draw:style-name="gr174" draw:text-style-name="P59" svg:width="0.048cm" svg:height="0.209cm" svg:x="0.565cm" svg:y="0.021cm" svg:viewBox="0 0 49 210" svg:d="M49 105c0-17-3-42-14-66-13-26-31-39-33-39-1 0-2 1-2 2 0 0 0 1 4 5 21 21 33 54 33 98 0 36-8 72-35 99-2 3-2 3-2 3 0 2 1 3 2 3 2 0 21-15 33-41 11-24 14-47 14-64z"><text:p/></draw:path></draw:g></text:span><text:span text:style-name="T118"><text:s/>samples.</text:span></text:p><text:p text:style-name="P34"><text:span text:style-name="T95">S</text:span><text:span text:style-name="T93">parseness</text:span><text:span text:style-name="T117">: The more features we use, the more sparse the data becomes such that accurate estimation of the classifier’s parameters (i.e. its decision boundaries) becomes more difficult, this sparseness is not uniformly distributed over the search spac</text:span><text:span text:style-name="T119">e; the higher dimensions you have the higher probability that a data-point will sit in its own distinct corner in the hypercube.</text:span></text:p><text:p text:style-name="P35"><text:span text:style-name="T93">Math</text:span><text:span text:style-name="T117">: </text:span><text:span text:style-name="T62"><draw:g text:anchor-type="as-char" svg:y="-0.159cm" draw:z-index="15" draw:name="Shape14" draw:style-name="gr173"><svg:title>TexMaths</svg:title><svg:desc>6§inline§V^n_{rind}  &amp; = (1-\alpha^n) V_{original}§svg§600§TRUE§</svg:desc><draw:path draw:style-name="gr174" draw:text-style-name="P59" svg:width="0.149cm" svg:height="0.147cm" svg:x="0cm" svg:y="0.014cm" svg:viewBox="0 0 150 148" svg:d="M121 24c10-17 19-17 27-17 2-1 1-3 2-5 0-1-1-2-2-2-6 0-12 1-18 1-7 0-14-1-21-1-1 0-3 0-3 4 0 2 1 3 3 3 6 0 9 2 9 6 0 3-2 6-3 8-21 34-43 69-65 103-4-37-9-74-14-111 0-4 5-6 15-6 2 0 5 0 5-5 0-2-1-2-3-2-9 0-18 1-26 1-4 0-8-1-11-1-5 0-8 0-12 0-2 0-4 0-4 4 0 3 2 3 5 3 12 0 12 1 13 6 5 44 11 87 17 130 0 4 1 5 4 5s4-1 5-4c26-39 51-80 77-120z"><text:p/></draw:path><draw:path draw:style-name="gr174" draw:text-style-name="P59" svg:width="0.089cm" svg:height="0.065cm" svg:x="0.165cm" svg:y="0.017cm" svg:viewBox="0 0 90 66" svg:d="M11 55c-1 3-1 6-1 7 0 3 2 4 4 4 3 0 6-2 6-3 1-1 2-6 3-9 0-3 2-9 3-13s2-7 3-10c1-6 2-8 6-14s11-13 22-13c8 0 8 7 8 10 0 9-6 26-8 32-2 4-2 5-2 8 0 7 6 12 14 12 14 0 21-20 21-22s-2-2-2-2c-2 0-3 1-3 3-3 11-10 17-16 17-3 0-4-2-4-5s1-5 4-12c2-5 8-20 8-28 0-15-12-17-19-17-12 0-21 7-26 13 0-10-9-13-15-13-7 0-10 4-12 8-3 5-5 14-5 14 0 2 2 2 2 2 2 0 3 0 3-4 3-9 6-16 11-16 4 0 5 3 5 7 0 3-1 8-2 12-1 5-3 11-3 14-2 6-3 12-5 18z"><text:p/></draw:path><draw:path draw:style-name="gr174" draw:text-style-name="P59" svg:width="0.067cm" svg:height="0.066cm" svg:x="0.118cm" svg:y="0.152cm" svg:viewBox="0 0 68 67" svg:d="M28 36c0-2 3-15 3-16 1-1 5-8 10-12 2-1 5-4 12-4 1 0 5 0 8 3-5 1-7 5-7 7 0 3 2 6 6 6 3 0 8-3 8-9 0-8-7-11-15-11s-15 3-21 11c-3-9-12-11-15-11-6 0-9 4-12 8-3 5-5 14-5 15 0 2 2 2 2 2 2 0 3-1 3-5 3-9 6-16 11-16 4 0 5 3 5 7 0 3-2 8-2 12-2 4-3 11-3 14-2 6-3 12-5 19-1 2-1 5-1 6 0 3 2 5 4 5 3 0 6-1 7-4 0-2 2-8 2-12 2-5 3-11 5-15z"><text:p/></draw:path><draw:path draw:style-name="gr174" draw:text-style-name="P59" svg:width="0.043cm" svg:height="0.098cm" svg:x="0.201cm" svg:y="0.12cm" svg:viewBox="0 0 44 99" svg:d="M41 5c0-2-2-5-6-5s-9 4-9 8c0 2 2 6 6 6 5 0 9-4 9-9zM11 81c-1 1-2 3-2 6 0 7 6 12 14 12 15 0 21-20 21-23 0-1-1-1-2-1-2 0-2 1-2 2-4 12-11 18-16 18-3 0-4-2-4-5s1-6 2-9c2-5 4-9 5-12 1-4 7-17 7-19 1-2 1-3 1-5 0-6-6-12-14-12-14 0-21 20-21 22s2 2 2 2c2 0 3 0 3-2 4-13 11-18 16-18 2 0 4 1 4 5 0 3-2 6-5 15-3 7-6 15-9 24z"><text:p/></draw:path><draw:path draw:style-name="gr174" draw:text-style-name="P59" svg:width="0.089cm" svg:height="0.066cm" svg:x="0.26cm" svg:y="0.152cm" svg:viewBox="0 0 90 67" svg:d="M11 56c0 2-1 5-1 6 0 3 3 5 4 5 3 0 6-3 6-4 1-2 2-6 3-9 1-2 2-9 3-13 1-3 2-7 3-10 2-6 2-7 6-13s11-14 22-14c9 0 9 8 9 10 0 9-7 26-9 32-1 4-2 6-2 8 0 8 6 13 14 13 15 0 21-21 21-23s-2-2-2-2c-2 0-2 1-3 3-3 12-9 18-15 18-3 0-4-2-4-6 0-3 1-5 3-11 2-5 8-21 8-29 0-15-12-17-19-17-12 0-21 8-25 14-1-10-10-14-16-14s-10 5-12 8c-3 6-5 14-5 15 0 2 2 1 2 2 3 0 3-1 4-5 2-9 5-16 11-16 3 0 5 3 5 7 0 3-2 8-3 12s-2 11-3 14c-2 6-3 12-5 19z"><text:p/></draw:path><draw:path draw:style-name="gr174" draw:text-style-name="P59" svg:width="0.075cm" svg:height="0.103cm" svg:x="0.366cm" svg:y="0.115cm" svg:viewBox="0 0 76 104" svg:d="M76 4c0 0 0-1 0-2s0-2-2-2c-3 0-16 1-19 2-2 0-3 0-3 3 0 2 1 2 3 2 7 0 7 1 7 2s0 2 0 4c-3 11-6 22-9 33-3-4-8-9-15-9-19 0-38 21-38 42 0 15 10 25 22 25 9 0 15-5 21-10 3 8 12 10 16 10 5 0 9-3 11-8 3-6 6-14 6-15 0-2-2-1-3-2-2 0-2 1-3 5-2 7-5 16-11 16-4 0-5-3-5-7 0-3 1-5 1-6 7-28 13-55 21-83zM44 84c-1 4-4 7-7 10-2 1-8 6-14 6s-11-4-11-15c0-7 4-24 8-30 6-11 14-13 18-13 11 0 14 11 14 12s-1 2-1 3c-2 9-5 18-7 27z"><text:p/></draw:path><draw:path draw:style-name="gr174" draw:text-style-name="P59" svg:width="0.139cm" svg:height="0.049cm" svg:x="0.526cm" svg:y="0.078cm" svg:viewBox="0 0 140 50" svg:d="M133 9c3 0 7-1 7-5s-4-4-7-4c-42 0-84 0-126 0-3 0-7 0-7 4s4 5 7 5c42 0 84 0 126 0zM133 50c3 0 7 0 7-4 0-5-4-5-7-5-42 0-84 0-126 0-3 0-7 0-7 5 0 4 4 4 7 4 42 0 84 0 126 0z"><text:p/></draw:path><draw:path draw:style-name="gr174" draw:text-style-name="P59" svg:width="0.048cm" svg:height="0.21cm" svg:x="0.757cm" svg:y="0cm" svg:viewBox="0 0 49 211" svg:d="M49 208l-3-4c-27-27-33-67-33-99 0-36 7-73 33-99 3-3 3-3 3-4s-1-2-2-2c-2 0-21 14-34 42-11 22-13 46-13 63s2 42 14 66c13 26 31 40 33 40 1 0 2-1 2-3z"><text:p/></draw:path><draw:path draw:style-name="gr174" draw:text-style-name="P59" svg:width="0.069cm" svg:height="0.139cm" svg:x="0.837cm" svg:y="0.018cm" svg:viewBox="0 0 70 140" svg:d="M43 5c0-5 0-5-5-5-12 13-31 13-38 13 0 3 0 4 0 7 4 0 17 0 28-6 0 37 0 73 0 109 0 8-1 10-20 10-2 0-4 0-7 0 0 2 0 5 0 7 8-1 26-1 34-1 9 0 27 0 35 1 0-2 0-5 0-7-3 0-5 0-7 0-19 0-20-2-20-10 0-39 0-78 0-118z"><text:p/></draw:path><draw:path draw:style-name="gr174" draw:text-style-name="P59" svg:width="0.128cm" svg:height="0.008cm" svg:x="0.988cm" svg:y="0.101cm" svg:viewBox="0 0 129 9" svg:d="M121 9c4 0 8-1 8-5s-4-4-8-4c-38 0-76 0-114 0-3 0-7 0-7 4s4 5 7 5c38 0 76 0 114 0z"><text:p/></draw:path><draw:path draw:style-name="gr174" draw:text-style-name="P59" svg:width="0.117cm" svg:height="0.095cm" svg:x="1.19cm" svg:y="0.064cm" svg:viewBox="0 0 118 96" svg:d="M92 43c0-33-20-43-36-43-28 0-56 30-56 60 0 19 13 36 34 36 13 0 28-5 45-18 2 11 9 18 19 18 11 0 17-12 17-15 0-2-1-2-2-2-2 0-3 0-3 2-4 10-8 6-12 10-6 0-6-16-6-21s0-6 2-8c19-25 16-33 24-49 0-1 0-3-3-3-2 0-2 1-3 5-3 13-11 29-20 42 0-5 0-9 0-14zM77 72c-18 16-34 19-43 19-12 0-18-9-18-23 0-10 5-33 12-44 9-15 21-19 28-19 21 0 21 28 21 44 0 8 0 20 0 23z"><text:p/></draw:path><draw:path draw:style-name="gr174" draw:text-style-name="P59" svg:width="0.089cm" svg:height="0.065cm" svg:x="1.324cm" svg:y="0.017cm" svg:viewBox="0 0 90 66" svg:d="M11 55c-1 3-1 6-1 7 0 3 2 4 4 4 3 0 5-2 6-3 2-1 2-6 3-9 0-3 2-9 3-13s2-7 3-10c1-6 2-8 6-14s11-13 22-13c8 0 8 7 8 10 0 9-6 26-8 32-2 4-2 5-2 8 0 7 6 12 14 12 14 0 21-20 21-22s-2-2-2-2c-2 0-3 1-3 3-3 11-10 17-16 17-3 0-4-2-4-5s1-5 4-12c2-5 8-20 8-28 0-15-12-17-19-17-12 0-21 7-26 13 0-10-9-13-15-13-7 0-10 4-12 8-3 5-5 14-5 14 0 2 2 2 2 2 2 0 3 0 3-4 3-9 6-16 11-16 4 0 5 3 5 7 0 3-2 8-2 12-2 5-3 11-3 14-2 6-3 12-5 18z"><text:p/></draw:path><draw:path draw:style-name="gr174" draw:text-style-name="P59" svg:width="0.048cm" svg:height="0.21cm" svg:x="1.443cm" svg:y="0cm" svg:viewBox="0 0 49 211" svg:d="M49 105c0-16-2-41-14-65-12-26-31-40-33-40-1 0-2 1-2 2s0 1 4 5c21 21 33 54 33 98 0 36-8 73-34 100-3 3-3 3-3 3 0 1 1 3 2 3 2 0 21-15 34-42 11-23 13-46 13-64z"><text:p/></draw:path><draw:path draw:style-name="gr174" draw:text-style-name="P59" svg:width="0.149cm" svg:height="0.147cm" svg:x="1.526cm" svg:y="0.014cm" svg:viewBox="0 0 150 148" svg:d="M121 24c10-17 19-17 27-17 2-1 1-3 2-5 0-1-1-2-2-2-6 0-12 1-18 1-7 0-14-1-21-1-1 0-4 0-4 4 0 2 2 3 4 3 6 0 9 2 9 6 0 3-2 6-3 8-21 34-43 69-65 103-4-37-9-74-14-111 0-4 5-6 14-6 3 0 6 0 6-5 0-2-2-2-3-2-9 0-18 1-26 1-4 0-8-1-12-1s-8 0-11 0c-2 0-4 0-4 4 0 3 2 3 5 3 12 0 12 1 13 6 5 44 11 87 16 130 1 4 2 5 4 5 4 0 5-1 6-4 26-39 51-80 77-120z"><text:p/></draw:path><draw:path draw:style-name="gr174" draw:text-style-name="P59" svg:width="0.069cm" svg:height="0.065cm" svg:x="1.646cm" svg:y="0.122cm" svg:viewBox="0 0 70 66" svg:d="M70 25c0-16-13-25-27-25-22 0-43 20-43 40 0 15 11 26 27 26 21 0 43-19 43-41zM27 62c-7 0-14-5-14-16 0-6 2-21 8-29 7-9 15-13 22-13s14 5 14 16c0 4-2 19-8 29-6 8-14 13-22 13z"><text:p/></draw:path><draw:path draw:style-name="gr174" draw:text-style-name="P59" svg:width="0.068cm" svg:height="0.065cm" svg:x="1.727cm" svg:y="0.122cm" svg:viewBox="0 0 69 66" svg:d="M28 35c0-1 3-14 4-15 0-1 4-9 9-12 2-1 6-4 12-4 2 0 5 0 8 2-5 1-6 5-6 8s2 5 6 5c3 0 8-2 8-9s-8-10-16-10c-7 0-14 3-21 10-3-9-12-10-15-10-6 0-9 3-12 7-3 6-5 15-5 15 0 2 2 1 2 2 3 0 3 0 4-4 2-9 5-16 11-16 3 0 5 3 5 7 0 3-2 8-3 12s-2 10-3 14c-2 6-3 12-5 18 0 2-1 4-1 6 0 4 3 5 5 5s5-1 6-4c1-1 2-7 3-11 1-5 2-11 4-16z"><text:p/></draw:path><draw:path draw:style-name="gr174" draw:text-style-name="P59" svg:width="0.044cm" svg:height="0.098cm" svg:x="1.809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174" draw:text-style-name="P59" svg:width="0.072cm" svg:height="0.094cm" svg:x="1.869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174" draw:text-style-name="P59" svg:width="0.043cm" svg:height="0.098cm" svg:x="1.957cm" svg:y="0.092cm" svg:viewBox="0 0 44 99" svg:d="M41 5c0-2-2-5-6-5s-9 4-9 8c0 3 2 6 6 6 5 0 9-4 9-9zM10 81c0 1-1 3-1 6 0 7 6 12 14 12 15 0 21-20 21-22s-1-2-2-2c-2 0-2 1-3 3-3 11-10 17-16 17-3 0-3-2-3-5s1-6 2-9c2-5 3-8 5-12 1-4 7-17 7-19 1-1 1-3 1-5 0-6-6-12-14-12-14 0-21 20-21 22s2 2 2 2c2 0 2 0 3-2 4-13 10-18 15-18 3 0 5 1 5 5s-2 6-5 15c-3 8-7 16-10 24z"><text:p/></draw:path><draw:path draw:style-name="gr174" draw:text-style-name="P59" svg:width="0.089cm" svg:height="0.065cm" svg:x="2.016cm" svg:y="0.122cm" svg:viewBox="0 0 90 66" svg:d="M11 55c-1 2-1 4-1 6 0 4 2 5 4 5 3 0 6-2 6-3 1-1 2-6 3-9s2-9 3-14c1-3 2-6 3-9 2-6 2-8 6-14s11-13 22-13c8 0 9 7 9 10 0 9-7 26-9 32-2 4-2 5-2 8 0 7 6 12 14 12 14 0 21-20 21-22s-2-2-2-2c-2 0-2 1-3 3-3 11-10 17-15 17-4 0-5-2-5-5s2-5 4-12c2-5 8-20 8-29 0-14-12-16-19-16-12 0-21 7-25 13-1-10-10-13-16-13s-10 4-12 8c-3 5-5 14-5 14 0 2 2 2 2 2 3 0 3 0 4-4 2-9 5-16 10-16 4 0 6 3 6 7 0 3-2 8-3 12s-3 10-3 14c-2 6-3 12-5 18z"><text:p/></draw:path><draw:path draw:style-name="gr174" draw:text-style-name="P59" svg:width="0.074cm" svg:height="0.065cm" svg:x="2.123cm" svg:y="0.122cm" svg:viewBox="0 0 75 66" svg:d="M53 8c-3-4-8-8-15-8-19 0-38 20-38 42 0 14 10 24 22 24 8 0 15-4 21-10 3 9 12 10 15 10 6 0 9-3 12-8s5-13 5-14c0-2-1-2-2-2-2 0-2 0-3 4-2 8-5 16-11 16-4 0-5-3-5-7 0-3 1-8 2-12s3-10 3-13c2-4 2-8 3-11 2-4 3-11 3-12 0-3-3-5-5-5s-6 2-7 6zM44 46c-1 5-4 8-7 11-2 0-8 5-14 5s-11-4-11-14c0-8 4-24 8-30 6-12 14-14 18-14 11 0 13 11 13 13 0 0 0 1 0 2-2 9-5 18-7 27z"><text:p/></draw:path><draw:path draw:style-name="gr174" draw:text-style-name="P59" svg:width="0.032cm" svg:height="0.103cm" svg:x="2.214cm" svg:y="0.085cm" svg:viewBox="0 0 33 104" svg:d="M32 5c0-1 1-2 1-3 0 0-1-2-2-2-3 0-15 1-20 2 0 0-3 0-3 3 0 2 3 2 4 2 7 0 7 1 7 3 0 0 0 1 0 3-6 24-12 48-18 72-1 2-1 3-1 5 0 10 8 14 16 14 3 0 7-1 11-8 3-5 5-14 5-14 0-3-1-3-2-3-2 0-2 2-3 4-2 8-5 17-11 17-4 0-5-4-5-7 0-2 0-5 1-6 7-28 14-55 20-82z"><text:p/></draw:path></draw:g></text:span><text:span text:style-name="T62"><text:s/></text:span><text:span text:style-name="T62"><draw:g text:anchor-type="as-char" svg:y="-0.189cm" draw:z-index="16" draw:name="Shape15" draw:style-name="gr173"><svg:title>TexMaths</svg:title><svg:desc>6§inline§\Rightarrow \frac{V_{rind}}{V_{original}} = 1 - \alpha^n§svg§600§TRUE§</svg:desc><draw:path draw:style-name="gr174" draw:text-style-name="P59" svg:width="0.186cm" svg:height="0.115cm" svg:x="0cm" svg:y="0.078cm" svg:viewBox="0 0 187 116" svg:d="M142 41c9 8 19 14 26 17-7 3-17 9-26 16-45 0-90 0-134 0-4 0-8 0-8 4s4 4 8 4c41 0 83 0 124 0-10 10-21 28-21 31s3 3 4 3c2 0 3 0 4-2 5-9 11-19 24-32 15-12 29-18 40-21 3-2 3-2 4-2 0-1 0-1 0-1 0-1 0-1 0-2h-1l-4-2c-28-8-49-28-61-50-3-4-3-4-6-4-1 0-4 0-4 2 0 3 11 21 21 31-41 0-83 0-124 0-4 0-8 0-8 4s4 4 8 4c44 0 89 0 134 0z"><text:p/></draw:path><draw:path draw:style-name="gr174" draw:text-style-name="P59" svg:width="0.114cm" svg:height="0.103cm" svg:x="0.425cm" svg:y="0cm" svg:viewBox="0 0 115 104" svg:d="M94 17c6-7 10-11 18-12 2 0 3 0 3-3 0-1 0-2-2-2-3 0-7 1-12 1-4 0-10-1-15-1-1 0-3 1-3 3s2 2 3 2c5 0 6 2 6 5 0 1-1 3-3 6-16 24-32 47-48 71-4-25-9-50-13-76-1-1-1-1-1-2 0-4 8-4 10-4s4 0 4-3c-1-1 0-2-3-2-4 0-15 1-19 1-3 0-12-1-16-1-1 0-3 1-3 3s2 2 4 2c8 0 8 1 9 5 6 30 10 60 16 89 0 3 0 5 3 5s4-2 6-4c18-27 38-55 56-83z"><text:p/></draw:path><draw:path draw:style-name="gr174" draw:text-style-name="P59" svg:width="0.058cm" svg:height="0.047cm" svg:x="0.523cm" svg:y="0.076cm" svg:viewBox="0 0 59 48" svg:d="M22 29c0-1 1-5 1-7 1-1 1-3 2-4 0-2 3-8 7-10 3-3 7-4 11-4 1 0 6 0 9 1-5 2-5 6-5 7 0 2 2 4 5 4s7-2 7-7c0-8-11-9-16-9-3 0-10 0-17 8-1-5-7-8-13-8-3 0-6 2-9 6s-3 7-4 10c0 2 1 2 2 2 2 0 2 0 3-3 2-7 4-11 8-11 3 0 4 3 4 6 0 1-1 5-1 7-2 3-2 8-3 10 0 3-2 7-2 10-1 2-2 7-2 7 0 3 2 4 4 4 1 0 3-1 4-3 1-1 2-4 2-6 1-3 2-7 3-10z"><text:p/></draw:path><draw:path draw:style-name="gr174" draw:text-style-name="P59" svg:width="0.036cm" svg:height="0.07cm" svg:x="0.597cm" svg:y="0.053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74" draw:text-style-name="P59" svg:width="0.073cm" svg:height="0.047cm" svg:x="0.653cm" svg:y="0.076cm" svg:viewBox="0 0 74 48" svg:d="M11 37c0 2-1 7-1 7 0 3 1 4 3 4s4-1 6-4c0 0 1-5 1-8 4-14 3-10 4-14 2-3 9-18 22-18 5 0 7 3 7 7 0 6-4 17-6 23-1 1-1 3-1 4 0 6 5 10 11 10 11 0 17-14 17-16s-1-1-2-2c-2 0-2 1-3 2-2 7-7 12-11 12-3 0-4-1-4-4 0-2 1-3 2-5 2-4 6-16 6-22 0-8-6-13-15-13-10 0-16 6-20 11-1-9-9-11-13-11-10 0-14 16-14 17s2 1 2 1c2 0 2-1 3-2 2-6 4-12 8-12s4 3 4 6c0 1 0 5-1 7-1 3-2 8-2 10-1 3-2 7-3 10z"><text:p/></draw:path><draw:path draw:style-name="gr174" draw:text-style-name="P59" svg:width="0.06cm" svg:height="0.073cm" svg:x="0.748cm" svg:y="0.048cm" svg:viewBox="0 0 61 74" svg:d="M58 4c1-2 1-2 1-2 0-2-1-2-3-2-4 1-9 1-13 1-2 0-2 0-3 1v2c0 2 1 2 3 2 1 0 1 0 3 0 2 1 2 1 2 2 0 0-1 3-1 5-2 7-3 13-5 20-2-3-6-7-13-7-15 0-29 15-29 30 0 11 8 18 18 18 9 0 16-6 17-7 2 5 8 7 12 7 5 0 8-2 9-6 3-4 5-9 5-10 0-2-2-1-2-2-3 0-3 1-3 3-2 8-4 12-8 12-3 0-4-3-4-6 0-1 0-2 0-3 5-19 9-39 14-58zM35 59c0 2 0 2-2 4-4 5-9 8-14 8-4 0-10-2-10-11 0-5 3-16 7-22 4-5 9-8 13-8 5 0 9 3 11 10-2 6-3 13-5 19z"><text:p/></draw:path><draw:path draw:style-name="gr174" draw:text-style-name="P59" svg:width="0.672cm" svg:height="0.007cm" svg:x="0.283cm" svg:y="0.131cm" svg:viewBox="0 0 673 8" svg:d="M0 0c224 0 449 0 673 0 0 3 0 5 0 8-224 0-449 0-673 0 0-3 0-5 0-8z"><text:p/></draw:path><draw:path draw:style-name="gr174" draw:text-style-name="P59" svg:width="0.114cm" svg:height="0.103cm" svg:x="0.295cm" svg:y="0.16cm" svg:viewBox="0 0 115 104" svg:d="M94 17c5-7 10-11 18-12 1 0 3 0 3-3 0-1 0-2-2-2-3 0-8 1-12 1s-10-1-15-1c-1 0-3 1-3 3s2 2 3 2c5 0 6 2 6 5 0 1-1 3-3 6-16 24-32 47-48 71-5-25-9-50-14-76 0-1 0-1 0-1 0-5 8-5 9-5 3 0 5 0 5-3-1-1-1-2-3-2-4 0-15 1-19 1-3 0-12-1-16-1-2 0-3 1-3 3s2 2 4 2c8 0 8 1 9 5 5 30 10 60 16 89 0 3 0 5 3 5s4-2 5-4c19-27 38-55 57-83z"><text:p/></draw:path><draw:path draw:style-name="gr174" draw:text-style-name="P59" svg:width="0.054cm" svg:height="0.047cm" svg:x="0.394cm" svg:y="0.235cm" svg:viewBox="0 0 55 48" svg:d="M55 19c0-10-8-19-22-19-17 0-33 14-33 29 0 11 8 19 22 19 18 0 33-14 33-29zM22 44c-5 0-12-2-12-12 0-3 1-13 7-21 3-4 10-7 16-7s13 3 13 12c0 3-2 13-7 19-5 7-11 9-17 9z"><text:p/></draw:path><draw:path draw:style-name="gr174" draw:text-style-name="P59" svg:width="0.058cm" svg:height="0.047cm" svg:x="0.466cm" svg:y="0.235cm" svg:viewBox="0 0 59 48" svg:d="M22 29c0-1 1-5 1-7 0-1 1-3 2-4 0-2 3-8 7-10 3-3 7-4 11-4 1 0 6 0 9 1-5 2-5 6-5 7 0 2 2 4 5 4s7-2 7-7c0-8-11-9-16-9-3 0-10 0-17 8-1-5-7-8-13-8-3 0-6 2-9 6s-4 10-4 11 1 1 2 1c2 0 2 0 3-3 1-6 4-11 8-11 3 0 4 3 4 6 0 1-1 5-1 7-2 3-2 8-3 10 0 3-2 7-2 10-1 2-2 7-2 7 0 3 2 4 4 4 1 0 3-1 4-3 1-1 2-4 2-6 1-3 2-7 3-10z"><text:p/></draw:path><draw:path draw:style-name="gr174" draw:text-style-name="P59" svg:width="0.036cm" svg:height="0.07cm" svg:x="0.54cm" svg:y="0.212cm" svg:viewBox="0 0 37 71" svg:d="M32 5c0-3-2-5-5-5-2 0-6 3-6 7 0 2 2 4 4 4 4 0 7-3 7-6zM37 55c0-2-2-1-2-2-2 0-2 1-3 3-1 6-6 12-12 12-2 0-3-2-3-4s0-3 2-6c0-2 1-4 2-5 0-1 4-11 6-15 1-2 1-3 1-5 0-5-5-10-11-10-12 0-17 14-17 17 0 1 1 1 2 1 2 0 2 0 2-1 3-8 8-13 12-13 3 0 3 1 3 4 0 1 0 2 0 4-1 2-6 13-7 17-1 1-1 2-2 6-1 1-2 3-2 4 0 6 6 9 12 9 11 0 17-13 17-16z"><text:p/></draw:path><draw:path draw:style-name="gr174" draw:text-style-name="P59" svg:width="0.055cm" svg:height="0.067cm" svg:x="0.597cm" svg:y="0.235cm" svg:viewBox="0 0 56 68" svg:d="M56 8c0-1 0-1 0-2 0-2-1-4-4-4-2 0-4 2-5 5-3-5-8-7-12-7-15 0-30 14-30 29 0 11 9 18 18 18 8 0 13-4 15-6 0 1-1 8-2 10-1 4-2 7-7 10-4 4-9 4-12 4-1 0-9 0-9-1 3-2 3-4 3-5 0-2-1-4-4-4-4 0-7 3-7 6 0 7 11 7 17 7 14 0 25-4 27-15 4-15 8-30 12-45zM41 32c-1 2-1 2-3 4-4 4-9 7-14 7-4 0-9-2-9-10 0-4 2-14 5-20 3-5 9-9 15-9 8 0 11 8 11 9s0 1-1 1c-1 6-3 12-4 18z"><text:p/></draw:path><draw:path draw:style-name="gr174" draw:text-style-name="P59" svg:width="0.036cm" svg:height="0.07cm" svg:x="0.674cm" svg:y="0.212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74" draw:text-style-name="P59" svg:width="0.073cm" svg:height="0.047cm" svg:x="0.73cm" svg:y="0.235cm" svg:viewBox="0 0 74 48" svg:d="M11 37c0 2-1 7-1 7 0 3 1 4 3 4s4-1 6-4c0 0 1-5 1-8 4-14 3-10 4-14 2-3 9-18 22-18 5 0 7 3 7 7 0 6-4 17-6 23-1 1-1 3-1 5 0 5 5 9 11 9 11 0 17-14 17-16s-1-1-2-2c-2 0-2 1-2 2-3 7-8 12-12 12-3 0-4-1-4-4 0-2 1-3 2-5 2-4 6-16 6-22 0-8-6-13-15-13-10 0-16 6-20 11-1-9-9-11-13-11-10 0-14 16-14 17s2 1 2 1c2 0 2-1 3-2 2-6 4-12 8-12s4 3 4 6c0 1 0 5-1 7-1 3-2 8-2 10-1 3-2 7-3 10z"><text:p/></draw:path><draw:path draw:style-name="gr174" draw:text-style-name="P59" svg:width="0.06cm" svg:height="0.047cm" svg:x="0.825cm" svg:y="0.235cm" svg:viewBox="0 0 61 48" svg:d="M50 13c0-3 1-6 1-7 0-2-1-4-4-4-1 0-4 2-5 5-2-3-6-7-13-7-15 0-29 15-29 29 0 11 8 19 18 19 9 0 16-6 17-7 2 5 8 7 12 7 5 0 8-2 9-6 3-4 5-10 5-10 0-2-2-1-2-2-2 0-3 1-3 2-2 8-4 12-8 12-3 0-4-2-4-5 0-2 0-6 1-8 2-6 3-12 5-18zM35 33c0 1 0 2-2 4-4 4-9 7-14 7-4 0-10-1-10-10 0-5 3-16 7-22 4-5 9-8 13-8 5 0 10 3 11 9-2 7-3 13-5 20z"><text:p/></draw:path><draw:path draw:style-name="gr174" draw:text-style-name="P59" svg:width="0.025cm" svg:height="0.073cm" svg:x="0.906cm" svg:y="0.209cm" svg:viewBox="0 0 26 74" svg:d="M24 4c0-2 0-2 0-2 0-2-1-2-3-2-4 1-9 1-13 1-2 0-2 0-3 1v2c0 2 2 2 3 2 3 0 5 1 6 1 0 1 0 2-1 3-4 17-8 34-12 51-1 1-1 1-1 3 0 6 6 10 13 10 3 0 6-1 9-4 3-5 4-11 4-12 0-2-1-2-2-2-2 0-2 1-2 3-2 7-5 12-9 12-3 0-4-3-4-6 0-1 0-2 1-3 4-19 9-39 14-58z"><text:p/></draw:path><draw:path draw:style-name="gr174" draw:text-style-name="P59" svg:width="0.139cm" svg:height="0.048cm" svg:x="1.051cm" svg:y="0.111cm" svg:viewBox="0 0 140 49" svg:d="M133 8c3 0 7 0 7-4s-4-4-7-4c-42 0-84 0-126 0-3 0-7 0-7 4s4 4 7 4c42 0 84 0 126 0zM133 49c3 0 7 0 7-4s-4-4-7-4c-42 0-84 0-126 0-3 0-7 0-7 4s4 4 7 4c42 0 84 0 126 0z"><text:p/></draw:path><draw:path draw:style-name="gr174" draw:text-style-name="P59" svg:width="0.069cm" svg:height="0.139cm" svg:x="1.28cm" svg:y="0.048cm" svg:viewBox="0 0 70 140" svg:d="M43 5c0-4 0-5-5-5-13 14-31 14-38 14 0 2 0 4 0 6 4 0 17 0 28-6 0 37 0 73 0 109 0 8-1 11-20 11-2 0-4 0-7 0 0 1 0 4 0 6 8 0 26 0 34 0 9 0 27 0 35 0 0-2 0-5 0-6-3 0-5 0-7 0-19 0-20-3-20-11 0-39 0-78 0-118z"><text:p/></draw:path><draw:path draw:style-name="gr174" draw:text-style-name="P59" svg:width="0.128cm" svg:height="0.007cm" svg:x="1.432cm" svg:y="0.131cm" svg:viewBox="0 0 129 8" svg:d="M121 8c4 0 8 0 8-4s-4-4-8-4c-38 0-76 0-114 0-3 0-7 0-7 4s4 4 7 4c38 0 76 0 114 0z"><text:p/></draw:path><draw:path draw:style-name="gr174" draw:text-style-name="P59" svg:width="0.118cm" svg:height="0.094cm" svg:x="1.633cm" svg:y="0.094cm" svg:viewBox="0 0 119 95" svg:d="M92 43c0-33-19-43-35-43-29 0-57 30-57 59 0 20 13 36 34 36 14 0 29-5 45-18 3 12 10 18 19 18 11 0 18-12 18-15 0-1-1-2-3-2-1 0-2 1-3 2-3 10-7 7-11 10-7 0-7-16-7-21 0-4 0-5 2-7 20-25 25-49 25-50-1-1-1-2-3-2s-2 1-3 4c-4 14-11 30-21 42 0-4 0-9 0-13zM78 72c-19 16-35 18-43 18-13 0-19-9-19-22 0-11 6-33 12-44 10-16 21-20 29-20 20 0 20 28 20 45 0 7 0 19 1 23z"><text:p/></draw:path><draw:path draw:style-name="gr174" draw:text-style-name="P59" svg:width="0.089cm" svg:height="0.066cm" svg:x="1.767cm" svg:y="0.047cm" svg:viewBox="0 0 90 67" svg:d="M11 56c-1 2-1 5-1 6 0 3 2 5 4 5 3 0 5-3 6-4 1-2 2-6 3-9 0-2 2-10 3-13s2-7 3-10c1-6 2-7 6-13s11-14 22-14c8 0 8 8 8 10 0 9-6 26-8 32-2 4-2 6-2 8 0 8 6 13 14 13 14 0 21-21 21-23s-2-2-2-2c-2 0-3 1-3 2-3 12-10 18-16 18-3 0-4-1-4-5 0-3 1-5 4-11 2-5 8-21 8-29 0-15-12-17-19-17-13 0-21 8-26 13 0-9-9-13-15-13-7 0-10 5-12 8-3 5-5 14-5 15 0 2 2 2 2 2 2 0 3-1 3-5 3-9 6-16 11-16 4 0 5 3 5 7 0 3-2 8-2 12-2 4-3 11-3 14-2 6-3 13-5 19z"><text:p/></draw:path></draw:g></text:span><text:span text:style-name="T62"><text:s/></text:span><text:span text:style-name="T62"><draw:g text:anchor-type="as-char" svg:y="-0.213cm" draw:z-index="17" draw:name="Shape16" draw:style-name="gr173"><svg:title>TexMaths</svg:title><svg:desc>6§inline§\Rightarrow \frac{d (1 - \alpha^n)}{d\alpha} = -n\alpha^{n-1}§svg§600§TRUE§</svg:desc><draw:path draw:style-name="gr174" draw:text-style-name="P59" svg:width="0.186cm" svg:height="0.115cm" svg:x="0cm" svg:y="0.102cm" svg:viewBox="0 0 187 116" svg:d="M141 42c9 7 20 13 27 16-8 3-18 9-27 16-44 0-89 0-134 0-3 0-7 0-7 5 0 4 4 4 7 4 42 0 84 0 125 0-10 9-22 28-22 30 0 3 3 3 5 3 1 0 3 0 4-2 4-8 10-19 24-31 14-13 29-19 39-22 4-1 4-1 5-2v-1-1c0-1-1-1-1-1-1 0-1 0-5-1-28-9-49-28-61-50-2-4-2-5-5-5-2 0-5 0-5 2 0 3 11 21 22 32-41 0-83 0-125 0-3 0-7 0-7 4s4 4 7 4c45 0 90 0 134 0z"><text:p/></draw:path><draw:path draw:style-name="gr174" draw:text-style-name="P59" svg:width="0.075cm" svg:height="0.103cm" svg:x="0.291cm" svg:y="0.011cm" svg:viewBox="0 0 76 104" svg:d="M76 4v-2c0-1 0-2-2-2-3 0-15 1-19 1-2 1-3 1-3 4 0 2 1 2 3 2 7 0 7 1 7 2s0 2 0 4c-3 11-6 22-9 33-3-5-7-9-15-9-19 0-38 21-38 42 0 15 10 25 23 25 8 0 15-5 20-10 3 8 12 10 16 10 5 0 9-4 11-8 4-6 6-14 6-15 0-2-2-2-3-2-2 0-2 1-3 5-2 7-5 16-11 16-4 0-5-4-5-8 0-3 1-4 1-6 7-27 14-54 21-82zM44 84c-1 4-4 7-7 10-2 1-8 6-14 6s-11-4-11-15c0-8 4-24 8-30 6-11 14-14 18-14 11 0 14 12 14 13s-1 2-1 2c-2 9-5 18-7 28z"><text:p/></draw:path><draw:path draw:style-name="gr174" draw:text-style-name="P59" svg:width="0.037cm" svg:height="0.146cm" svg:x="0.387cm" svg:y="0cm" svg:viewBox="0 0 38 147" svg:d="M35 0c-28 20-35 51-35 74 0 20 6 53 35 73 2 0 3 0 3-1s0-1-1-3c-20-18-27-42-27-69 0-40 15-60 27-70 1-1 1-2 1-2 0-2-1-2-3-2z"><text:p/></draw:path><draw:path draw:style-name="gr174" draw:text-style-name="P59" svg:width="0.053cm" svg:height="0.097cm" svg:x="0.452cm" svg:y="0.013cm" svg:viewBox="0 0 54 98" svg:d="M34 4c0-3-1-4-5-4-9 10-23 10-29 10 0 1 0 3 0 5 4 0 13 0 22-4 0 25 0 50 0 75 0 5 0 6-15 6-2 0-4 0-6 0 0 2 0 4 0 6 3 0 21-1 27-1 4 0 22 1 26 1 0-2 0-4 0-6-2 0-4 0-5 0-15 0-15-1-15-6 0-28 0-55 0-82z"><text:p/></draw:path><draw:path draw:style-name="gr174" draw:text-style-name="P59" svg:width="0.099cm" svg:height="0.006cm" svg:x="0.536cm" svg:y="0.071cm" svg:viewBox="0 0 100 7" svg:d="M94 7c3 0 6 0 6-3 0-4-3-4-6-4-29 0-59 0-88 0-2 0-6 0-6 4 0 3 4 3 6 3 29 0 59 0 88 0z"><text:p/></draw:path><draw:path draw:style-name="gr174" draw:text-style-name="P59" svg:width="0.09cm" svg:height="0.066cm" svg:x="0.661cm" svg:y="0.048cm" svg:viewBox="0 0 91 67" svg:d="M72 44c13-14 19-33 19-35s-2-2-3-2c-2 0-2 1-3 4-2 9-7 18-14 26 0-2 0-12 0-13-3-14-13-24-28-24-22 0-43 20-43 41 0 14 10 26 27 26 14 0 26-7 34-13 4 11 12 13 16 13 8 0 14-8 14-11 0-1-2-1-3-1-2 0-2 0-2 1-3 5-7 6-9 6s-4 0-5-18zM61 49c-15 12-27 13-33 13-10 0-15-6-15-16 0-4 1-20 9-30 7-9 15-12 21-12 12 0 15 12 16 21 1 6 0 16 2 24z"><text:p/></draw:path><draw:path draw:style-name="gr174" draw:text-style-name="P59" svg:width="0.073cm" svg:height="0.046cm" svg:x="0.771cm" svg:y="0.002cm" svg:viewBox="0 0 74 47" svg:d="M11 36c-1 3-2 7-2 8 0 2 2 3 4 3 1 0 4 0 5-3 0 0 1-5 2-8 3-14 3-14 4-15 1-3 9-17 22-17 5 0 7 3 7 7 0 6-4 17-7 23 0 1-1 3-1 4 0 6 5 9 11 9 12 0 18-13 18-16 0-1-2-1-3-1s-1 0-2 2c-2 6-7 12-12 12-2 0-3-1-3-4 0-2 1-3 1-6 2-4 7-16 7-21 0-8-6-13-16-13-9 0-16 6-20 10 0-8-9-10-12-10-11 0-9 11-14 16 0 2 2 2 2 2 2 0 2-1 3-2 1-6 3-12 8-12 4 0 4 3 4 5s-1 5-1 8c-1 3-2 8-3 10 0 3-2 6-2 9z"><text:p/></draw:path><draw:path draw:style-name="gr174" draw:text-style-name="P59" svg:width="0.037cm" svg:height="0.146cm" svg:x="0.876cm" svg:y="0cm" svg:viewBox="0 0 38 147" svg:d="M2 0c0 0-2 0-2 2 0 0 0 1 1 2 13 12 27 31 27 70 0 30-9 54-26 68-2 3-2 3-2 4 0 0 0 1 2 1s15-10 25-28c7-12 11-28 11-45 0-21-6-53-36-74z"><text:p/></draw:path><draw:path draw:style-name="gr174" draw:text-style-name="P59" svg:width="0.648cm" svg:height="0.007cm" svg:x="0.282cm" svg:y="0.156cm" svg:viewBox="0 0 649 8" svg:d="M325 8c-108 0-217 0-325 0 0-3 0-5 0-8 216 0 432 0 649 0 0 3 0 5 0 8-108 0-216 0-324 0z"><text:p/></draw:path><draw:path draw:style-name="gr174" draw:text-style-name="P59" svg:width="0.075cm" svg:height="0.103cm" svg:x="0.517cm" svg:y="0.184cm" svg:viewBox="0 0 76 104" svg:d="M76 4v-2c0-1 0-2-2-2-3 0-16 1-19 1-2 1-3 1-3 4 0 2 1 2 3 2 7 0 7 1 7 2s0 2 0 4c-3 11-6 22-9 33-3-5-7-9-15-9-19 0-38 21-38 42 0 15 10 25 22 25 9 0 15-5 21-10 3 8 12 10 16 10 5 0 9-4 11-8 3-6 6-14 6-15 0-2-2-1-3-2-2 0-2 1-3 5-2 7-5 16-11 16-4 0-5-3-5-8 0-3 1-4 1-6 7-27 14-54 21-82zM44 84c-1 4-4 7-7 10-2 1-8 6-14 6s-11-4-11-15c0-8 4-24 8-30 6-11 14-14 18-14 11 0 14 12 14 13s-1 2-1 2c-2 9-5 18-7 28z"><text:p/></draw:path><draw:path draw:style-name="gr174" draw:text-style-name="P59" svg:width="0.09cm" svg:height="0.066cm" svg:x="0.605cm" svg:y="0.221cm" svg:viewBox="0 0 91 67" svg:d="M71 44c14-14 20-33 20-35s-2-2-3-2c-2 0-2 1-3 4-3 9-8 18-14 26 0-2 0-12-1-13-2-14-13-24-27-24-23 0-43 20-43 41 0 14 10 26 27 26 13 0 26-7 34-13 3 11 11 13 15 13 9 0 14-8 14-11 0-1-2-1-2-1-2 0-3 0-3 1-2 5-6 6-8 6-3 0-5 0-6-18zM60 49c-14 12-27 13-32 13-11 0-16-6-16-16 0-4 2-20 10-30 7-9 15-12 20-12 12 0 16 12 17 21 0 6 0 16 1 24z"><text:p/></draw:path><draw:path draw:style-name="gr174" draw:text-style-name="P59" svg:width="0.139cm" svg:height="0.048cm" svg:x="1.026cm" svg:y="0.138cm" svg:viewBox="0 0 140 49" svg:d="M133 8c3 0 7 0 7-4s-4-4-7-4c-42 0-84 0-126 0-3 0-7 0-7 4s4 4 7 4c42 0 84 0 126 0zM133 49c3 0 7 0 7-4s-4-4-7-4c-42 0-84 0-126 0-3 0-7 0-7 4s4 4 7 4c42 0 84 0 126 0z"><text:p/></draw:path><draw:path draw:style-name="gr174" draw:text-style-name="P59" svg:width="0.128cm" svg:height="0.007cm" svg:x="1.254cm" svg:y="0.156cm" svg:viewBox="0 0 129 8" svg:d="M121 8c4 0 8 0 8-4s-4-4-8-4c-38 0-76 0-114 0-3 0-7 0-7 4s4 4 7 4c38 0 76 0 114 0z"><text:p/></draw:path><draw:path draw:style-name="gr174" draw:text-style-name="P59" svg:width="0.114cm" svg:height="0.094cm" svg:x="1.407cm" svg:y="0.12cm" svg:viewBox="0 0 115 95" svg:d="M13 81c-1 3-2 8-2 9 0 4 3 5 6 5 2 0 6-1 8-6 1-5 3-10 4-15 1-7 3-13 4-19 2-5 3-9 4-14 1-4 3-10 3-10 3-7 14-26 34-26 9 0 11 8 11 15 0 12-10 39-14 48-1 5-1 8-1 11 0 9 7 16 17 16 20 0 28-30 28-32s-2-2-3-2c-2 0-2 1-3 4-5 14-11 26-22 26-4 0-5-2-5-7s2-10 4-15c4-11 13-34 13-46 0-15-9-23-25-23-18 0-29 14-33 19 0-12-9-19-19-19-9 0-14 8-15 12-4 7-7 20-7 20 0 3 2 2 2 3 3 0 3 0 4-5 4-15 8-25 16-25 4 0 6 3 6 9 0 5 0 7-3 18-5 17-8 33-12 49z"><text:p/></draw:path><draw:path draw:style-name="gr174" draw:text-style-name="P59" svg:width="0.118cm" svg:height="0.094cm" svg:x="1.536cm" svg:y="0.12cm" svg:viewBox="0 0 119 95" svg:d="M92 44c0-33-19-44-35-44-29 0-57 31-57 60 0 20 13 35 34 35 13 0 29-4 45-17 3 11 10 17 19 17 11 0 18-11 18-15 0-1-1-1-3-1-1 0-2 0-3 1-3 11-7 8-11 11-7 0-7-17-7-21 0-5 0-5 2-8 20-25 16-33 25-49 0-1-1-2-3-2s-2 0-3 4c-4 13-11 29-21 41 0-4 0-8 0-12zM78 73c-19 16-35 18-43 18-13 0-19-9-19-23 0-10 6-33 12-44 10-15 21-19 29-19 20 0 20 27 20 44 0 7 0 20 1 24z"><text:p/></draw:path><draw:path draw:style-name="gr174" draw:text-style-name="P59" svg:width="0.089cm" svg:height="0.066cm" svg:x="1.67cm" svg:y="0.073cm" svg:viewBox="0 0 90 67" svg:d="M11 56c-1 2-1 5-1 6 0 3 2 5 4 5 3 0 5-3 6-4 2-1 2-6 3-9 0-3 2-10 3-13 1-4 2-7 3-10 1-6 2-8 6-14 4-5 11-13 22-13 8 0 8 7 8 10 0 9-6 26-8 32-2 4-2 5-2 7 0 8 6 14 14 14 14 0 21-21 21-23s-2-2-2-2c-2 0-3 1-3 2-3 12-10 18-16 18-3 0-4-2-4-5 0-4 1-5 4-12 2-4 8-20 8-28 0-15-12-17-19-17-13 0-21 7-26 13 0-10-9-13-15-13-7 0-10 4-12 8-3 5-5 14-5 14 0 3 2 3 2 3 2 0 3-1 3-5 3-9 6-16 11-16 4 0 5 3 5 7 0 3-2 8-2 12-2 4-3 11-3 14-2 6-3 12-5 19z"><text:p/></draw:path><draw:path draw:style-name="gr174" draw:text-style-name="P59" svg:width="0.099cm" svg:height="0.006cm" svg:x="1.783cm" svg:y="0.096cm" svg:viewBox="0 0 100 7" svg:d="M94 7c3 0 6 0 6-3 0-4-3-4-6-4-29 0-59 0-88 0-2 0-6 0-6 4 0 3 4 3 6 3 29 0 59 0 88 0z"><text:p/></draw:path><draw:path draw:style-name="gr174" draw:text-style-name="P59" svg:width="0.053cm" svg:height="0.097cm" svg:x="1.915cm" svg:y="0.041cm" svg:viewBox="0 0 54 98" svg:d="M34 4c0-4-1-4-5-4-9 10-23 10-29 10 0 1 0 3 0 5 4 0 13 0 22-4 0 25 0 50 0 75 0 5 0 6-15 6-2 0-4 0-6 0 0 2 0 4 0 6 3 0 21-1 27-1 4 0 22 1 26 1 0-2 0-4 0-6-2 0-4 0-6 0-14 0-14-1-14-6 0-28 0-55 0-82z"><text:p/></draw:path></draw:g></text:span><text:span text:style-name="T62"><text:s/></text:span><text:span text:style-name="T62"><draw:g text:anchor-type="as-char" svg:y="-0.173cm" draw:z-index="18" draw:name="Shape17" draw:style-name="gr173"><svg:title>TexMaths</svg:title><svg:desc>6§inline§ \iff d(1-\alpha^n) = -n\alpha^{n-1}d\alpha§svg§600§TRUE§</svg:desc><draw:path draw:style-name="gr174" draw:text-style-name="P59" svg:width="0.186cm" svg:height="0.115cm" svg:x="0cm" svg:y="0.063cm" svg:viewBox="0 0 187 116" svg:d="M180 83c4 0 7 0 7-4s-3-4-8-4c-44 0-89 0-133 0-9-8-20-14-27-17 8-3 18-9 27-16 44 0 89 0 133 0 5 0 8 0 8-4s-3-4-7-4c-41 0-83 0-125 0 10-11 21-29 21-32 0-2-2-2-4-2-1 0-3 0-4 2-4 8-10 19-24 31-15 13-28 19-39 22-4 1-4 1-4 2-1 0-1 1-1 1v1h1c0 1 0 1 4 2 29 9 50 28 62 51 2 4 3 4 5 4s4 0 4-2c0-3-11-21-21-31 42 0 84 0 125 0z"><text:p/></draw:path><draw:path draw:style-name="gr174" draw:text-style-name="P59" svg:width="0.186cm" svg:height="0.115cm" svg:x="0.175cm" svg:y="0.063cm" svg:viewBox="0 0 187 116" svg:d="M142 42c9 7 19 13 26 16-7 3-17 9-26 17-45 0-90 0-134 0-4 0-8 0-8 4s4 4 8 4c41 0 83 0 124 0-10 10-21 28-21 31 0 2 3 2 4 2 2 0 3 0 4-2 5-8 11-19 24-31 15-13 29-19 40-22 4-1 4-2 4-2v-1-1c0-1 0-1 0-1-1 0-1 0-5-1-28-9-49-28-61-50-3-4-3-5-6-5-1 0-4 0-4 2 0 3 11 21 21 32-41 0-83 0-124 0-4 0-8 0-8 4s4 4 8 4c44 0 89 0 134 0z"><text:p/></draw:path><draw:path draw:style-name="gr174" draw:text-style-name="P59" svg:width="0.099cm" svg:height="0.147cm" svg:x="0.5cm" svg:y="0.028cm" svg:viewBox="0 0 100 148" svg:d="M100 2c-1 0 0-2-3-2s-23 2-26 2c-2 0-3 2-3 5 0 2 2 2 5 2 10 0 10 1 10 4 0 1 0 3 0 4-4 17-9 33-13 50-4-8-10-14-20-14-24 0-50 31-50 62 0 19 11 33 28 33 4 0 15-1 27-16 2 9 9 16 19 16 8 0 13-5 16-12 4-7 7-19 7-20 0-2-2-2-3-2-2 0-2 1-3 4-3 13-8 25-16 25-6 0-7-5-7-10 0-4 1-6 2-10 10-40 20-80 30-121zM56 121c-1 3-1 4-4 7-9 12-18 15-24 15-10 0-13-11-13-20s7-35 11-45c7-12 17-20 25-20 14 0 17 17 17 18 0 2-1 3-1 4-4 14-7 28-11 41z"><text:p/></draw:path><draw:path draw:style-name="gr174" draw:text-style-name="P59" svg:width="0.048cm" svg:height="0.209cm" svg:x="0.622cm" svg:y="0.016cm" svg:viewBox="0 0 49 210" svg:d="M49 208c0-1 0-1-3-4-27-27-33-67-33-98 0-37 7-74 33-100 3-2 3-3 3-4s0-2-2-2-21 14-33 41c-11 23-14 47-14 65 0 15 2 41 14 65 13 26 31 39 33 39s2 0 2-2z"><text:p/></draw:path><draw:path draw:style-name="gr174" draw:text-style-name="P59" svg:width="0.068cm" svg:height="0.138cm" svg:x="0.702cm" svg:y="0.034cm" svg:viewBox="0 0 69 139" svg:d="M43 5c0-4 0-5-5-5-13 13-31 13-38 13 0 3 0 4 0 7 4 0 16 0 28-6 0 36 0 73 0 109 0 7-1 10-20 10-3 0-4 0-7 0 0 2 0 5 0 6 7 0 26 0 34 0 9 0 27 0 34 0 0-1 0-4 0-6-2 0-4 0-7 0-18 0-19-3-19-10 0-39 0-79 0-118z"><text:p/></draw:path><draw:path draw:style-name="gr174" draw:text-style-name="P59" svg:width="0.128cm" svg:height="0.007cm" svg:x="0.853cm" svg:y="0.115cm" svg:viewBox="0 0 129 8" svg:d="M122 8c3 0 7 0 7-4s-4-4-7-4c-38 0-76 0-114 0-4 0-8 0-8 4s4 4 8 4c38 0 76 0 114 0z"><text:p/></draw:path><draw:path draw:style-name="gr174" draw:text-style-name="P59" svg:width="0.117cm" svg:height="0.095cm" svg:x="1.055cm" svg:y="0.081cm" svg:viewBox="0 0 118 96" svg:d="M92 44c0-33-20-44-36-44-28 0-56 30-56 60 0 19 13 36 34 36 13 0 28-5 45-18 2 11 9 18 19 18 11 0 17-12 17-15 0-2-1-2-2-2s-2 0-3 2c-4 10-11 10-12 10-6 0-6-16-6-21s0-5 2-8c20-25 16-33 24-49 0-1 0-2-2-2-3 0-3 0-4 4-3 13-10 29-20 41 0-4 0-8 0-12zM78 73c-19 16-35 18-44 18-12 0-18-9-18-23 0-10 5-33 12-44 10-15 21-19 28-19 21 0 21 27 21 44 0 7 0 20 1 24z"><text:p/></draw:path><draw:path draw:style-name="gr174" draw:text-style-name="P59" svg:width="0.089cm" svg:height="0.066cm" svg:x="1.189cm" svg:y="0.033cm" svg:viewBox="0 0 90 67" svg:d="M11 56c0 2-1 5-1 6 0 3 3 5 4 5 3 0 6-3 6-4 1-1 2-6 3-9s2-10 3-13c1-4 2-7 3-10 2-6 2-8 6-14 4-5 11-13 22-13 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174" draw:text-style-name="P59" svg:width="0.048cm" svg:height="0.209cm" svg:x="1.309cm" svg:y="0.016cm" svg:viewBox="0 0 49 210" svg:d="M49 106c0-17-2-42-14-66-13-26-31-40-33-40-1 0-2 1-2 2s0 2 4 5c21 21 33 54 33 99 0 35-8 72-35 98-2 3-2 3-2 4s1 2 2 2c2 0 21-14 33-41 11-23 14-46 14-63z"><text:p/></draw:path><draw:path draw:style-name="gr174" draw:text-style-name="P59" svg:width="0.139cm" svg:height="0.048cm" svg:x="1.448cm" svg:y="0.097cm" svg:viewBox="0 0 140 49" svg:d="M133 8c3 0 7 0 7-4s-4-4-7-4c-42 0-84 0-126 0-3 0-7 0-7 4s4 4 7 4c42 0 84 0 126 0zM133 49c3 0 7 0 7-4s-4-4-7-4c-42 0-84 0-126 0-3 0-7 0-7 4s4 4 7 4c42 0 84 0 126 0z"><text:p/></draw:path><draw:path draw:style-name="gr174" draw:text-style-name="P59" svg:width="0.128cm" svg:height="0.007cm" svg:x="1.676cm" svg:y="0.115cm" svg:viewBox="0 0 129 8" svg:d="M122 8c3 0 7 0 7-4s-4-4-7-4c-39 0-76 0-115 0-3 0-7 0-7 4s4 4 7 4c39 0 76 0 115 0z"><text:p/></draw:path><draw:path draw:style-name="gr174" draw:text-style-name="P59" svg:width="0.113cm" svg:height="0.095cm" svg:x="1.829cm" svg:y="0.081cm" svg:viewBox="0 0 114 96" svg:d="M12 81c-1 3-2 8-2 9 0 4 3 6 6 6s7-2 8-6c1 0 3-11 4-16 2-7 3-13 5-19 1-5 2-9 4-14 0-4 2-10 2-10 3-7 14-26 35-26 9 0 11 8 11 15 0 12-11 39-14 49-2 4-2 7-2 9 0 10 7 18 17 18 20 0 28-31 28-33s-2-2-2-2c-3 0-3 1-4 4-4 14-11 26-21 26-4 0-5-2-5-7s1-10 4-15c3-11 12-34 12-46 0-15-9-23-24-23-19 0-29 14-33 19-1-12-10-19-19-19-11 0-14 8-16 12-4 7-6 20-6 20 0 3 2 3 2 3 2 0 3-1 4-5 4-15 8-25 15-25 4 0 7 3 7 9 0 5-1 7-3 18-5 17-9 33-13 49z"><text:p/></draw:path><draw:path draw:style-name="gr174" draw:text-style-name="P59" svg:width="0.117cm" svg:height="0.095cm" svg:x="1.958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path draw:style-name="gr174" draw:text-style-name="P59" svg:width="0.089cm" svg:height="0.066cm" svg:x="2.092cm" svg:y="0.033cm" svg:viewBox="0 0 90 67" svg:d="M11 56c-1 2-1 5-1 6 0 3 2 5 4 5 3 0 6-3 6-4 1-1 2-6 3-9s2-10 3-13c1-4 2-7 3-10 2-6 2-8 6-14 4-5 11-13 22-13 8 0 9 7 9 10 0 9-7 26-9 32-2 4-2 5-2 7 0 8 6 14 14 14 14 0 21-21 21-23s-2-2-2-2c-2 0-2 1-3 2-3 12-10 18-15 18-4 0-5-2-5-5 0-4 2-5 4-12 2-4 8-20 8-28 0-15-12-17-19-17-12 0-21 7-25 13-1-10-10-13-16-13s-10 4-12 8c-3 5-5 14-5 14 0 3 2 3 2 3 3 0 3-1 3-5 3-9 6-16 11-16 4 0 6 3 6 7 0 3-2 8-3 12s-3 11-3 14c-2 6-3 12-5 19z"><text:p/></draw:path><draw:path draw:style-name="gr174" draw:text-style-name="P59" svg:width="0.099cm" svg:height="0.006cm" svg:x="2.205cm" svg:y="0.055cm" svg:viewBox="0 0 100 7" svg:d="M94 7c2 0 6 0 6-3 0-4-4-4-6-4-30 0-59 0-89 0-1 0-5 0-5 3 0 4 3 4 5 4 30 0 59 0 89 0z"><text:p/></draw:path><draw:path draw:style-name="gr174" draw:text-style-name="P59" svg:width="0.053cm" svg:height="0.097cm" svg:x="2.337cm" svg:y="0cm" svg:viewBox="0 0 54 98" svg:d="M34 4c0-4 0-4-5-4-9 10-22 10-29 10 0 1 0 3 0 5 4 0 14 0 22-4 0 25 0 50 0 75 0 5 0 7-15 7-2 0-4 0-6 0 0 1 0 3 0 5 3 0 21-1 27-1 4 0 23 1 26 1 0-2 0-4 0-5-2 0-4 0-5 0-15 0-15-2-15-7 0-28 0-55 0-82z"><text:p/></draw:path><draw:path draw:style-name="gr174" draw:text-style-name="P59" svg:width="0.1cm" svg:height="0.147cm" svg:x="2.424cm" svg:y="0.028cm" svg:viewBox="0 0 101 148" svg:d="M101 2c-1 0 0-2-3-2s-24 2-27 2c-1 0-3 2-3 5 0 2 2 2 5 2 10 0 11 1 11 4-1 1-1 3-1 4-4 17-9 33-13 50-3-8-9-14-19-14-25 0-51 31-51 62 0 19 12 33 28 33 4 0 15-1 28-16 2 9 9 16 19 16 7 0 12-5 16-12 3-7 6-19 6-20 0-2-2-2-3-2-2 0-2 1-3 4-3 13-7 25-16 25-5 0-6-5-6-10 0-4 1-6 1-10 10-40 21-80 31-121zM57 121c-1 3-1 4-4 7-10 12-18 15-24 15-11 0-14-11-14-20s7-35 12-45c7-12 16-20 24-20 14 0 17 17 17 18 0 2-1 3-1 4-3 14-6 28-10 41z"><text:p/></draw:path><draw:path draw:style-name="gr174" draw:text-style-name="P59" svg:width="0.117cm" svg:height="0.095cm" svg:x="2.534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g></text:span><text:span text:style-name="T62">. this shows that the volume of the rind initially grows much faster,</text:span><text:span text:style-name="T62"><draw:g text:anchor-type="as-char" svg:y="-0.093cm" draw:z-index="19" draw:name="Shape18" draw:style-name="gr173"><svg:title>TexMaths</svg:title><svg:desc>6§inline§n§svg§600§TRUE§</svg:desc><draw:path draw:style-name="gr174" draw:text-style-name="P59"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62"> times faster than the rate at which the object is being shrunk (when </text:span><text:span text:style-name="T62"><draw:g text:anchor-type="as-char" svg:y="-0.143cm" draw:z-index="20" draw:name="Shape19" draw:style-name="gr173"><svg:title>TexMaths</svg:title><svg:desc>6§inline§\alpha=1§svg§600§TRUE§</svg:desc><draw:path draw:style-name="gr174" draw:text-style-name="P59" svg:width="0.117cm" svg:height="0.095cm" svg:x="0cm" svg:y="0.047cm" svg:viewBox="0 0 118 96" svg:d="M92 44c0-33-19-44-35-44-29 0-57 30-57 60 0 19 13 36 34 36 13 0 29-5 45-18 3 11 9 18 19 18 11 0 18-12 18-16 0-1-1-1-3-1-1 0-2 0-3 1-3 11-11 11-12 11-6 0-6-17-6-21 0-5 0-5 2-8 20-25 16-33 24-49 0-1 0-2-2-2s-2 0-3 4c-4 13-11 30-21 42 0-4 0-9 0-13zM78 72c-19 16-35 19-43 19-13 0-19-9-19-23 0-10 5-33 12-44 10-15 21-19 28-19 21 0 21 28 21 44 0 8 0 21 1 23z"><text:p/></draw:path><draw:path draw:style-name="gr174" draw:text-style-name="P59" svg:width="0.139cm" svg:height="0.049cm" svg:x="0.197cm" svg:y="0.064cm" svg:viewBox="0 0 140 50" svg:d="M133 8c3 0 7 0 7-4s-4-4-7-4c-42 0-84 0-126 0-3 0-7 0-7 4s4 4 7 4c42 0 84 0 126 0zM133 50c3 0 7 0 7-5 0-4-4-4-7-4-42 0-84 0-126 0-3 0-7 0-7 4 0 5 4 5 7 5 42 0 84 0 126 0z"><text:p/></draw:path><draw:path draw:style-name="gr174" draw:text-style-name="P59" svg:width="0.069cm" svg:height="0.139cm" svg:x="0.426cm" svg:y="0cm" svg:viewBox="0 0 70 140" svg:d="M43 5c0-4 0-5-5-5-13 13-31 13-38 13 0 3 0 5 0 7 4 0 17 0 28-5 0 36 0 72 0 108 0 8-1 11-20 11-3 0-4 0-7 0 0 2 0 4 0 6 8 0 26 0 34 0 9 0 27 0 35 0 0-2 0-4 0-6-3 0-5 0-7 0-19 0-20-3-20-11 0-39 0-78 0-118z"><text:p/></draw:path></draw:g></text:span><text:span text:style-name="T62"><text:s/>and </text:span><text:span text:style-name="T62"><draw:g text:anchor-type="as-char" svg:y="-0.146cm" draw:z-index="21" draw:name="Shape20" draw:style-name="gr173"><svg:title>TexMaths</svg:title><svg:desc>6§inline§d\alpha &lt; 0§svg§600§TRUE§</svg:desc><draw:path draw:style-name="gr174" draw:text-style-name="P59" svg:width="0.099cm" svg:height="0.147cm" svg:x="0cm" svg:y="0cm" svg:viewBox="0 0 100 148" svg:d="M100 2c0 0 0-2-2-2-3 0-24 2-27 2-2 0-3 2-3 5 0 2 2 2 5 2 10 0 10 1 10 4 0 1 0 3 0 4-4 16-9 33-13 50-3-8-9-14-19-14-25 0-51 31-51 61 0 20 12 34 28 34 4 0 15-2 28-17 1 9 9 17 19 17 7 0 12-5 16-12 3-8 6-20 6-21 0-2-2-2-3-2-2 0-2 1-3 4-3 13-7 26-16 26-5 0-6-6-6-10 0-5 0-6 1-10 10-40 20-80 30-121zM56 120c0 4 0 4-4 8-9 11-17 15-23 15-11 0-14-12-14-20 0-10 7-36 12-45 6-13 16-20 24-20 14 0 17 17 17 18s-1 3-1 4c-3 13-7 27-11 40z"><text:p/></draw:path><draw:path draw:style-name="gr174" draw:text-style-name="P59" svg:width="0.117cm" svg:height="0.094cm" svg:x="0.109cm" svg:y="0.053cm" svg:viewBox="0 0 118 95" svg:d="M92 43c0-33-19-43-35-43-29 0-57 30-57 60 0 19 13 35 34 35 13 0 29-5 45-18 3 11 10 18 19 18 11 0 18-12 18-15 0-1-1-2-3-2-1 0-2 1-3 2-3 10-11 10-12 10-6 0-6-16-6-21 0-4 0-5 2-7 20-25 16-33 24-49 0-1 0-3-2-3s-2 1-3 5c-4 13-11 29-21 41 0-4 0-9 0-13zM78 72c-19 16-35 18-43 18-13 0-19-9-19-22 0-10 6-33 12-44 10-15 21-19 29-19 20 0 20 27 20 44 0 7 0 19 1 23z"><text:p/></draw:path><draw:path draw:style-name="gr174" draw:text-style-name="P59" svg:width="0.127cm" svg:height="0.12cm" svg:x="0.312cm" svg:y="0.034cm" svg:viewBox="0 0 128 121" svg:d="M125 9c2-1 3-2 3-5 0-2-1-4-4-4 0 0-1 0-3 1-39 19-78 37-117 55-3 1-4 2-4 5 0 2 1 3 4 4 39 18 78 36 117 54 2 2 3 2 3 2 3 0 4-2 4-4s-1-4-3-5c-37-17-74-34-111-51 37-18 74-35 111-52z"><text:p/></draw:path><draw:path draw:style-name="gr174" draw:text-style-name="P59" svg:width="0.088cm" svg:height="0.143cm" svg:x="0.525cm" svg:y="0.006cm" svg:viewBox="0 0 89 144" svg:d="M89 73c0-17-1-34-9-50-9-19-27-23-36-23-12 0-28 5-36 25-7 15-8 31-8 48 0 15 1 34 10 49 9 18 24 22 34 22 12 0 27-5 37-25 7-14 8-30 8-46zM44 139c-8 0-21-5-24-25-3-13-3-32-3-44 0-14 0-27 2-39 4-24 20-26 25-26 7 0 21 3 25 24 2 12 2 28 2 41 0 15 0 30-2 43-3 20-16 26-25 26z"><text:p/></draw:path></draw:g></text:span><text:span text:style-name="T62"><text:s/>then </text:span><text:span text:style-name="T62"><draw:g text:anchor-type="as-char" svg:y="-0.157cm" draw:z-index="22" draw:name="Shape21" draw:style-name="gr173"><svg:title>TexMaths</svg:title><svg:desc>6§inline§d(1-\alpha^n)=n|d\alpha|§svg§600§TRUE§</svg:desc><draw:path draw:style-name="gr174" draw:text-style-name="P59" svg:width="0.1cm" svg:height="0.146cm" svg:x="0cm" svg:y="0.011cm" svg:viewBox="0 0 101 147" svg:d="M101 2c0 0 0-2-3-2s-24 2-27 2c-1 0-3 2-3 4 0 3 2 3 5 3 10 0 10 1 10 4 0 1 0 2 0 4-4 16-9 32-13 49-3-8-9-14-19-14-25 0-51 31-51 61 0 20 12 34 28 34 4 0 15-1 28-16 2 8 9 16 19 16 7 0 12-5 16-12 3-7 6-20 6-21s-2-1-3-1c-2 0-2 0-3 3-3 14-7 26-16 26-5 0-6-6-6-10s1-6 1-10c10-40 21-80 31-120zM56 119c0 4 0 4-4 8-9 12-17 15-23 15-11 0-14-11-14-20s7-35 12-45c6-12 16-20 24-20 14 0 17 17 17 19 0 1-1 2-1 3-3 13-7 27-11 40z"><text:p/></draw:path><draw:path draw:style-name="gr174" draw:text-style-name="P59" svg:width="0.048cm" svg:height="0.208cm" svg:x="0.122cm" svg:y="0cm" svg:viewBox="0 0 49 209" svg:d="M49 206l-4-4c-26-27-33-66-33-98 0-36 8-72 34-98 3-3 3-3 3-4s-1-2-2-2c-3 0-21 14-34 41-11 23-13 46-13 63 0 16 2 41 14 65 12 26 30 40 33 40 1 0 2-1 2-3z"><text:p/></draw:path><draw:path draw:style-name="gr174" draw:text-style-name="P59" svg:width="0.069cm" svg:height="0.137cm" svg:x="0.202cm" svg:y="0.017cm" svg:viewBox="0 0 70 138" svg:d="M43 5c0-5 0-5-5-5-13 13-31 13-38 13 0 2 0 4 0 7 4 0 17 0 28-6 0 36 0 72 0 108 0 7-1 10-20 10-3 0-4 0-7 0 0 2 0 4 0 6 7 0 26 0 34 0 9 0 27 0 35 0 0-2 0-4 0-6-3 0-5 0-7 0-19 0-20-3-20-10 0-39 0-78 0-117z"><text:p/></draw:path><draw:path draw:style-name="gr174" draw:text-style-name="P59" svg:width="0.127cm" svg:height="0.008cm" svg:x="0.353cm" svg:y="0.1cm" svg:viewBox="0 0 128 9" svg:d="M121 9c4 0 7-1 7-5s-3-4-7-4c-38 0-76 0-114 0-3 0-7 0-7 4s4 5 7 5c38 0 76 0 114 0z"><text:p/></draw:path><draw:path draw:style-name="gr174" draw:text-style-name="P59" svg:width="0.117cm" svg:height="0.094cm" svg:x="0.555cm" svg:y="0.064cm" svg:viewBox="0 0 118 95" svg:d="M92 43c0-33-19-43-35-43-29 0-57 30-57 60 0 19 13 35 34 35 13 0 29-5 45-18 3 11 10 18 19 18 11 0 18-12 18-15 0-1-1-2-3-2-1 0-2 1-3 2-3 10-11 10-12 10-6 0-6-16-6-21s0-5 2-8c20-24 16-32 24-48 0-1 0-3-2-3s-2 1-3 5c-4 13-11 29-21 41 0-5 0-9 0-13zM78 72c-19 16-35 18-43 18-13 0-19-9-19-23 0-10 5-32 12-43 10-15 21-19 28-19 21 0 21 27 21 43 0 8 0 20 1 24z"><text:p/></draw:path><draw:path draw:style-name="gr174" draw:text-style-name="P59" svg:width="0.089cm" svg:height="0.065cm" svg:x="0.689cm" svg:y="0.016cm" svg:viewBox="0 0 90 66" svg:d="M11 55c-1 2-1 6-1 6 0 3 2 5 4 5 3 0 5-2 6-3 2-2 2-6 3-9 0-3 2-10 3-13 1-4 2-7 3-11 1-6 2-7 6-13s11-13 22-13c8 0 8 7 8 10 0 9-6 25-8 31-2 4-2 6-2 8 0 8 6 13 13 13 15 0 22-20 22-22s-2-2-2-2c-3 0-3 0-3 2-3 11-10 18-16 18-3 0-4-2-4-5 0-4 1-6 4-12 2-5 8-21 8-28 0-15-12-17-19-17-13 0-21 7-26 13-1-10-9-13-15-13-7 0-10 4-12 8-3 5-5 13-5 14 0 2 2 2 2 2 2 0 2 0 3-4 3-9 6-16 11-16 4 0 5 3 5 7 0 3-2 8-2 12-2 4-3 10-3 13-2 6-3 12-5 19z"><text:p/></draw:path><draw:path draw:style-name="gr174" draw:text-style-name="P59" svg:width="0.048cm" svg:height="0.208cm" svg:x="0.808cm" svg:y="0cm" svg:viewBox="0 0 49 209" svg:d="M49 104c0-16-2-41-14-65-12-25-31-39-33-39-1 0-2 1-2 2s0 1 4 5c21 20 33 54 33 97 0 35-8 72-34 99-3 3-3 3-3 3 0 1 1 3 2 3 2 0 21-15 34-42 11-22 13-45 13-63z"><text:p/></draw:path><draw:path draw:style-name="gr174" draw:text-style-name="P59" svg:width="0.139cm" svg:height="0.048cm" svg:x="0.949cm" svg:y="0.079cm" svg:viewBox="0 0 140 49" svg:d="M133 9c3 0 7-1 7-5s-4-4-7-4c-42 0-84 0-126 0-3 0-7 0-7 4s4 5 7 5c42 0 84 0 126 0zM133 49c3 0 7 0 7-4s-4-4-7-4c-42 0-84 0-126 0-3 0-7 0-7 4s4 4 7 4c42 0 84 0 126 0z"><text:p/></draw:path><draw:path draw:style-name="gr174" draw:text-style-name="P59" svg:width="0.113cm" svg:height="0.094cm" svg:x="1.166cm" svg:y="0.064cm" svg:viewBox="0 0 114 95" svg:d="M12 80c-1 3-2 8-2 9 0 4 3 6 6 6s7-2 8-6c1-1 3-10 4-16 2-6 3-12 5-18 1-5 2-10 4-14 0-4 2-10 2-11 4-6 14-25 35-25 9 0 11 8 11 14 0 13-11 40-14 49-1 5-2 7-2 9 0 11 8 18 17 18 20 0 28-31 28-32 0-2-2-2-2-2-3 0-3 0-3 3-5 15-12 26-22 26-4 0-5-2-5-7s1-10 4-14c3-12 12-34 12-46 0-15-9-23-24-23-19 0-29 14-33 18-1-11-9-18-19-18s-14 8-16 12c-3 7-6 20-6 20 0 3 2 3 2 3 2 0 3-1 4-5 4-15 8-25 15-25 4 0 7 2 7 9 0 4-1 7-3 18-5 16-9 32-13 48z"><text:p/></draw:path><draw:path draw:style-name="gr174" draw:text-style-name="P59" svg:width="0.007cm" svg:height="0.208cm" svg:x="1.311cm" svg:y="0cm" svg:viewBox="0 0 8 209" svg:d="M8 8c0-4 0-8-4-8s-4 4-4 8c0 64 0 128 0 193 0 3 0 8 4 8s4-5 4-8c0-65 0-129 0-193z"><text:p/></draw:path><draw:path draw:style-name="gr174" draw:text-style-name="P59" svg:width="0.099cm" svg:height="0.146cm" svg:x="1.353cm" svg:y="0.011cm" svg:viewBox="0 0 100 147" svg:d="M100 2c0 0 0-2-2-2-4 0-24 2-27 2-2 0-3 2-3 4 0 3 2 3 5 3 10 0 10 1 10 4 0 1 0 2 0 4-4 16-9 32-13 49-3-8-10-14-19-14-25 0-51 31-51 61 0 20 11 34 28 34 4 0 15-1 27-16 2 8 10 16 19 16 8 0 13-5 16-12 4-7 7-20 7-21s-2-1-3-1c-2 0-2 0-3 3-3 14-8 26-16 26-5 0-6-6-6-10s0-6 1-10c10-40 20-80 30-120zM56 119c-1 4-1 4-4 8-9 12-18 15-24 15-10 0-13-11-13-20s7-35 11-45c7-12 17-20 25-20 14 0 17 17 17 19 0 1-1 2-1 3-3 13-7 27-11 40z"><text:p/></draw:path><draw:path draw:style-name="gr174" draw:text-style-name="P59" svg:width="0.117cm" svg:height="0.094cm" svg:x="1.463cm" svg:y="0.064cm" svg:viewBox="0 0 118 95" svg:d="M92 43c0-33-19-43-35-43-29 0-57 30-57 60 0 19 13 35 34 35 13 0 29-5 45-18 3 11 9 18 19 18 11 0 18-12 18-15 0-1-1-2-3-2-1 0-2 1-3 2-3 10-11 10-12 10-6 0-6-16-6-21s0-5 2-8c20-24 16-32 24-48 0-1 0-3-2-3s-2 1-3 5c-4 13-11 29-21 41 0-5 0-9 0-13zM78 72c-19 16-35 18-43 18-13 0-19-9-19-23 0-10 5-32 12-43 10-15 21-19 28-19 21 0 21 27 21 43 0 8 0 20 1 24z"><text:p/></draw:path><draw:path draw:style-name="gr174" draw:text-style-name="P59" svg:width="0.007cm" svg:height="0.208cm" svg:x="1.616cm" svg:y="0cm" svg:viewBox="0 0 8 209" svg:d="M8 8c0-4 0-8-4-8s-4 4-4 8c0 64 0 128 0 193 0 3 0 8 4 8s4-5 4-8c0-65 0-129 0-193z"><text:p/></draw:path></draw:g></text:span><text:span text:style-name="T62">); </text:span><text:span text:style-name="T66">I</text:span><text:span text:style-name="T62">n higher </text:span><text:span text:style-name="T66">dims</text:span><text:span text:style-name="T62">, </text:span><text:span text:style-name="T66">small </text:span><text:span text:style-name="T62">changes in distance lead to vast changes in vol.</text:span></text:p></draw:text-box></draw:frame><draw:frame draw:style-name="fr1" draw:name="Frame3" text:anchor-type="paragraph" svg:x="-0.051cm" svg:y="1.106cm" svg:width="5.415cm" draw:z-index="23"><draw:text-box fo:min-height="1.138cm"><text:p text:style-name="P3">Shift Invariance<text:span text:style-name="T93">: </text:span><text:span text:style-name="T96">The </text:span><text:span text:style-name="T93">unchanging response when </text:span><text:span text:style-name="T96">the</text:span><text:span text:style-name="T93"> input is shifted. </text:span><text:span text:style-name="T96">For </text:span><text:span text:style-name="T93">classifier </text:span><text:span text:style-name="T4"><draw:g text:anchor-type="as-char" svg:y="-0.148cm" draw:z-index="24" draw:name="Shape22" draw:style-name="gr173"><svg:title>TexMaths</svg:title><svg:desc>6§inline§f§svg§600§TRUE§</svg:desc><draw:path draw:style-name="gr174" draw:text-style-name="P59" svg:width="0.103cm" svg:height="0.19cm" svg:x="0cm" svg:y="0cm" svg:viewBox="0 0 104 191" svg:d="M65 64c6 0 12 0 18 0 4 0 7 0 7-4 0-2-3-2-6-2-6 0-12 0-18 0 2-9 4-17 5-24 1-5 4-20 5-22 2-4 5-7 10-7 1 0 6 0 10 3-9 1-11 9-11 12 0 5 4 7 8 7 5 0 11-4 11-13s-9-14-18-14c-7 0-20 4-27 25-1 4-1 6-6 33-5 0-10 0-14 0-5 0-7 0-7 4 0 2 2 2 6 2s9 0 14 0c-6 28-11 55-16 82-4 21-8 40-19 40 0 0-6 0-10-4 10 0 12-8 12-11 0-5-4-7-8-7-5 0-11 4-11 12 0 10 9 15 17 15 12 0 20-13 25-21 6-13 11-39 11-40 4-22 8-44 12-66z"><text:p/></draw:path></draw:g></text:span><text:span text:style-name="T93"><text:s/>and shift operator </text:span><text:span text:style-name="T4"><draw:g text:anchor-type="as-char" svg:y="-0.157cm" draw:z-index="25" draw:name="Shape23" draw:style-name="gr173"><svg:title>TexMaths</svg:title><svg:desc>6§inline§S_v, f(\vec{x})=f(S_v\vec{x})§svg§600§TRUE§</svg:desc><draw:path draw:style-name="gr174" draw:text-style-name="P59" svg:width="0.124cm" svg:height="0.15cm" svg:x="0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74" draw:text-style-name="P59"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74" draw:text-style-name="P59" svg:width="0.024cm" svg:height="0.062cm" svg:x="0.236cm" svg:y="0.134cm" svg:viewBox="0 0 25 63" svg:d="M25 22c0-14-6-22-14-22-7 0-11 5-11 11s4 11 11 11c3 0 5-1 8-2 0-1 0-1 0-1 1 0 1 0 1 3 0 16-7 28-15 35-2 2-2 3-2 3 0 1 1 3 2 3 3 0 20-17 20-41z"><text:p/></draw:path><draw:path draw:style-name="gr174" draw:text-style-name="P59" svg:width="0.105cm" svg:height="0.189cm" svg:x="0.323cm" svg:y="0.009cm" svg:viewBox="0 0 106 190" svg:d="M67 64c6 0 12 0 18 0 4 0 6 0 6-4 0-3-2-3-6-3-6 0-11 0-17 0 1-8 3-16 4-24 1-4 4-19 5-21 2-4 6-7 10-7 1 0 7 0 10 3-9 1-11 9-11 12 0 4 4 7 8 7 5 0 12-5 12-13 0-9-11-14-19-14-7 0-20 4-27 24-1 5-2 7-7 33-4 0-9 0-14 0-4 0-7 0-7 4 0 3 2 3 6 3 5 0 9 0 14 0-5 27-10 54-15 81-5 21-8 40-19 40-1 0-6 0-10-4 9 0 12-8 12-11 0-5-4-7-8-7-6 0-12 4-12 12 0 10 10 15 18 15 11 0 20-13 24-21 7-13 11-38 11-40 5-21 9-43 14-65z"><text:p/></draw:path><draw:path draw:style-name="gr174" draw:text-style-name="P59" svg:width="0.048cm" svg:height="0.208cm" svg:x="0.458cm" svg:y="0cm" svg:viewBox="0 0 49 209" svg:d="M49 206l-3-4c-27-27-33-66-33-98 0-36 7-72 33-98 3-3 3-3 3-4s-1-2-2-2c-2 0-21 14-34 41-11 23-13 46-13 63 0 16 2 41 14 65 12 26 31 40 33 40 1 0 2-1 2-3z"><text:p/></draw:path><draw:path draw:style-name="gr174" draw:text-style-name="P59" svg:width="0.093cm" svg:height="0.04cm" svg:x="0.555cm" svg:y="0.007cm" svg:viewBox="0 0 94 41" svg:d="M75 25c-3 2-10 8-10 12 0 2 2 4 5 4 1 0 2-1 3-2 3-4 7-9 17-14 1-1 4-2 4-4 0-3-2-4-3-4-5-4-8-7-9-12 0-3-2-5-4-5-3 0-4 2-4 4 0 1 1 8 5 13-24 0-48 0-71 0-4 0-8 0-8 4s4 4 8 4c22 0 45 0 67 0z"><text:p/></draw:path><draw:path draw:style-name="gr174" draw:text-style-name="P59" svg:width="0.104cm" svg:height="0.094cm" svg:x="0.526cm" svg:y="0.064cm" svg:viewBox="0 0 105 95" svg:d="M64 29c1-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74" draw:text-style-name="P59" svg:width="0.048cm" svg:height="0.208cm" svg:x="0.652cm" svg:y="0cm" svg:viewBox="0 0 49 209" svg:d="M49 104c0-16-3-41-14-65-13-25-31-39-33-39-1 0-2 1-2 2s0 1 4 5c21 20 33 54 33 97 0 35-8 72-35 99-2 3-2 3-2 3 0 1 1 3 2 3 2 0 21-15 33-42 11-22 14-45 14-63z"><text:p/></draw:path><draw:path draw:style-name="gr174" draw:text-style-name="P59" svg:width="0.139cm" svg:height="0.048cm" svg:x="0.793cm" svg:y="0.079cm" svg:viewBox="0 0 140 49" svg:d="M133 9c3 0 7-1 7-5s-4-4-7-4c-42 0-84 0-126 0-3 0-7 0-7 4s4 5 7 5c42 0 84 0 126 0zM133 49c3 0 7 0 7-4s-4-4-7-4c-42 0-84 0-126 0-3 0-7 0-7 4s4 4 7 4c42 0 84 0 126 0z"><text:p/></draw:path><draw:path draw:style-name="gr174" draw:text-style-name="P59" svg:width="0.105cm" svg:height="0.189cm" svg:x="1.013cm" svg:y="0.009cm" svg:viewBox="0 0 106 190" svg:d="M67 64c6 0 12 0 18 0 4 0 6 0 6-4 0-3-2-3-6-3-6 0-11 0-17 0 1-8 3-16 4-24 1-4 4-19 5-21 2-4 6-7 10-7 1 0 7 0 10 3-9 1-11 9-11 12 0 4 4 7 8 7 6 0 12-5 12-13 0-9-10-14-19-14-7 0-20 4-26 24-2 5-3 7-8 33-4 0-9 0-14 0-4 0-7 0-7 4 0 3 2 3 6 3 5 0 9 0 14 0-5 27-10 54-15 81-4 21-8 40-19 40-1 0-6 0-10-4 10 0 12-8 12-11 0-5-4-7-8-7-5 0-12 4-12 12 0 10 10 15 18 15 12 0 20-13 24-21 7-13 11-38 12-40 4-21 8-43 13-65z"><text:p/></draw:path><draw:path draw:style-name="gr174" draw:text-style-name="P59" svg:width="0.048cm" svg:height="0.208cm" svg:x="1.149cm" svg:y="0cm" svg:viewBox="0 0 49 209" svg:d="M49 206l-3-4c-27-27-33-66-33-98 0-36 7-72 33-98 3-3 3-3 3-4s-1-2-2-2c-2 0-21 14-34 41-10 23-13 46-13 63 0 16 2 41 14 65 13 26 31 40 33 40 1 0 2-1 2-3z"><text:p/></draw:path><draw:path draw:style-name="gr174" draw:text-style-name="P59" svg:width="0.124cm" svg:height="0.15cm" svg:x="1.221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74" draw:text-style-name="P59" svg:width="0.071cm" svg:height="0.065cm" svg:x="1.346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74" draw:text-style-name="P59" svg:width="0.092cm" svg:height="0.04cm" svg:x="1.475cm" svg:y="0.007cm" svg:viewBox="0 0 93 41" svg:d="M74 25c-2 2-9 8-9 12 0 2 2 4 4 4s3-1 4-2c3-4 7-9 16-14 2-1 4-2 4-4 0-3-1-4-3-4-4-4-7-7-8-12-1-3-2-5-5-5s-4 2-4 4c0 1 2 8 5 13-23 0-47 0-71 0-3 0-7 0-7 4s4 4 7 4c22 0 45 0 67 0z"><text:p/></draw:path><draw:path draw:style-name="gr174" draw:text-style-name="P59" svg:width="0.104cm" svg:height="0.094cm" svg:x="1.44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74" draw:text-style-name="P59" svg:width="0.048cm" svg:height="0.208cm" svg:x="1.572cm" svg:y="0cm" svg:viewBox="0 0 49 209" svg:d="M49 104c0-16-2-41-14-65-12-25-31-39-33-39-1 0-2 1-2 2s0 1 4 5c21 20 33 54 33 97 0 35-8 72-34 99-3 3-3 3-3 3 0 1 1 3 2 3 2 0 21-15 34-42 11-22 13-45 13-63z"><text:p/></draw:path></draw:g></text:span><text:span text:style-name="T4"><text:s/></text:span><text:span text:style-name="T7">(no matter how the input is transformed, the output should remain constant) generalize</text:span><text:span text:style-name="T8">s</text:span><text:span text:style-name="T7"> </text:span><text:span text:style-name="T8">for </text:span><text:span text:style-name="T7">unseen data.</text:span></text:p></draw:text-box></draw:frame><draw:frame draw:style-name="fr1" draw:name="Frame4" text:anchor-type="paragraph" svg:x="5.362cm" svg:y="1.106cm" svg:width="5.242cm" draw:z-index="26"><draw:text-box fo:min-height="1.138cm"><text:p text:style-name="P4"><text:span text:style-name="T67">S</text:span><text:span text:style-name="T1">hift Equivariance</text:span><text:span text:style-name="T4">: applying the shift operator after the function yields the same results as applying the function after the shift. i.e. </text:span><text:span text:style-name="T4"><draw:g text:anchor-type="as-char" svg:y="-0.157cm" draw:z-index="27" draw:name="Shape24" draw:style-name="gr173"><svg:title>TexMaths</svg:title><svg:desc>6§inline§S_v \circ f(\vec{x}) = f(\vec{x}) \circ S_v§svg§600§TRUE§</svg:desc><draw:path draw:style-name="gr174" draw:text-style-name="P59" svg:width="0.124cm" svg:height="0.15cm" svg:x="0cm" svg:y="0.009cm" svg:viewBox="0 0 125 151" svg:d="M125 2c0-1 0-2-2-2-1 0-1 0-4 3-3 4-6 8-10 12-5-10-17-15-30-15-27 0-52 24-52 49 0 17 11 27 22 30 7 2 15 4 22 6 8 1 20 5 20 22 0 18-18 38-38 38-13 0-37-5-37-31 0-4 1-9 1-10s0-1 0-2c0-2-1-2-2-2s-1 0-2 1c-1 0-13 47-13 48s1 2 2 2c2 0 2 0 5-3s6-7 10-12c9 12 23 15 35 15 29 0 54-28 54-53 0-14-7-21-11-24-4-5-7-6-26-11-5-1-13-3-14-3-6-2-13-8-13-19 0-17 17-35 37-35 17 0 30 9 30 32 0 7-1 11-1 12 1 1 0 2 3 2 2 0 2-1 3-4 4-16 8-31 11-46z"><text:p/></draw:path><draw:path draw:style-name="gr174" draw:text-style-name="P59"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74" draw:text-style-name="P59" svg:width="0.081cm" svg:height="0.081cm" svg:x="0.277cm" svg:y="0.063cm" svg:viewBox="0 0 82 82" svg:d="M82 41c0-23-19-41-41-41s-41 19-41 41 19 41 41 41 41-19 41-41zM41 73c-18 0-33-15-33-32 0-18 15-32 33-32s33 13 33 32c0 17-15 32-33 32z"><text:p/></draw:path><draw:path draw:style-name="gr174" draw:text-style-name="P59" svg:width="0.105cm" svg:height="0.189cm" svg:x="0.429cm" svg:y="0.009cm" svg:viewBox="0 0 106 190" svg:d="M66 64c6 0 13 0 19 0 4 0 6 0 6-4 0-3-2-3-6-3-6 0-11 0-17 0 1-8 3-16 4-24 1-4 4-19 5-21 2-4 6-7 10-7 1 0 6 0 10 3-9 1-11 9-11 12 0 4 3 7 8 7s12-5 12-13c0-9-11-14-19-14-7 0-20 4-27 24-1 5-2 7-7 33-4 0-10 0-15 0-3 0-6 0-6 4 0 3 2 3 6 3 5 0 9 0 14 0-5 27-10 54-15 81-5 21-8 40-19 40-1 0-6 0-10-4 9 0 11-8 11-11 0-5-3-7-8-7s-11 4-11 12c0 10 10 15 18 15 11 0 20-13 24-21 7-13 11-38 11-40 5-21 9-43 13-65z"><text:p/></draw:path><draw:path draw:style-name="gr174" draw:text-style-name="P59" svg:width="0.048cm" svg:height="0.208cm" svg:x="0.564cm" svg:y="0cm" svg:viewBox="0 0 49 209" svg:d="M49 206l-3-4c-27-27-33-66-33-98 0-36 7-72 33-98 3-3 3-3 3-4s-1-2-2-2c-2 0-21 14-34 41-11 23-13 46-13 63 0 16 2 41 14 65 12 26 31 40 33 40 1 0 2-1 2-3z"><text:p/></draw:path><draw:path draw:style-name="gr174" draw:text-style-name="P59" svg:width="0.093cm" svg:height="0.04cm" svg:x="0.661cm" svg:y="0.007cm" svg:viewBox="0 0 94 41" svg:d="M75 25c-3 2-10 8-10 12 0 2 2 4 5 4 1 0 2-1 3-2 3-4 8-9 17-14 1-1 4-2 4-4 0-3-2-4-3-4-5-4-8-7-9-12 0-3-1-5-4-5s-4 2-4 4c0 1 1 8 5 13-24 0-48 0-71 0-4 0-8 0-8 4s4 4 8 4c22 0 45 0 67 0z"><text:p/></draw:path><draw:path draw:style-name="gr174" draw:text-style-name="P59" svg:width="0.104cm" svg:height="0.094cm" svg:x="0.631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74" draw:text-style-name="P59" svg:width="0.048cm" svg:height="0.208cm" svg:x="0.758cm" svg:y="0cm" svg:viewBox="0 0 49 209" svg:d="M49 104c0-16-2-41-14-65-13-25-31-39-33-39-1 0-2 1-2 2s0 1 4 5c21 20 33 54 33 97 0 35-8 72-35 99-2 3-2 3-2 3 0 1 1 3 2 3 2 0 21-15 33-42 11-22 14-45 14-63z"><text:p/></draw:path><draw:path draw:style-name="gr174" draw:text-style-name="P59" svg:width="0.139cm" svg:height="0.048cm" svg:x="0.898cm" svg:y="0.079cm" svg:viewBox="0 0 140 49" svg:d="M133 9c3 0 7-1 7-5s-4-4-7-4c-42 0-84 0-126 0-3 0-7 0-7 4s4 5 7 5c42 0 84 0 126 0zM133 49c3 0 7 0 7-4s-4-4-7-4c-42 0-84 0-126 0-3 0-7 0-7 4s4 4 7 4c42 0 84 0 126 0z"><text:p/></draw:path><draw:path draw:style-name="gr174" draw:text-style-name="P59" svg:width="0.104cm" svg:height="0.189cm" svg:x="1.12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174" draw:text-style-name="P59" svg:width="0.048cm" svg:height="0.208cm" svg:x="1.255cm" svg:y="0cm" svg:viewBox="0 0 49 209" svg:d="M49 206l-4-4c-26-27-33-66-33-98 0-36 8-72 34-98 3-3 3-3 3-4s-1-2-2-2c-3 0-21 14-34 41-11 23-13 46-13 63 0 16 2 41 14 65 12 26 30 40 33 40 1 0 2-1 2-3z"><text:p/></draw:path><draw:path draw:style-name="gr174" draw:text-style-name="P59" svg:width="0.093cm" svg:height="0.04cm" svg:x="1.352cm" svg:y="0.007cm" svg:viewBox="0 0 94 41" svg:d="M75 25c-3 2-10 8-10 12 0 2 2 4 4 4s3-1 4-2c3-4 7-9 17-14 1-1 4-2 4-4 0-3-2-4-3-4-5-4-8-7-9-12-1-3-2-5-5-5s-4 2-4 4c0 1 2 8 6 13-24 0-48 0-72 0-3 0-7 0-7 4s4 4 7 4c23 0 45 0 68 0z"><text:p/></draw:path><draw:path draw:style-name="gr174" draw:text-style-name="P59" svg:width="0.104cm" svg:height="0.094cm" svg:x="1.323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74" draw:text-style-name="P59" svg:width="0.048cm" svg:height="0.208cm" svg:x="1.449cm" svg:y="0cm" svg:viewBox="0 0 49 209" svg:d="M49 104c0-16-2-41-14-65-12-25-31-39-33-39-1 0-2 1-2 2s0 1 4 5c21 20 33 54 33 97 0 35-8 72-34 99-3 3-3 3-3 3 0 1 1 3 2 3 2 0 21-15 34-42 11-22 13-45 13-63z"><text:p/></draw:path><draw:path draw:style-name="gr174" draw:text-style-name="P59" svg:width="0.081cm" svg:height="0.081cm" svg:x="1.577cm" svg:y="0.063cm" svg:viewBox="0 0 82 82" svg:d="M82 41c0-23-18-41-41-41-22 0-41 19-41 41s19 41 41 41c23 0 41-19 41-41zM41 73c-18 0-32-15-32-32 0-18 14-32 32-32s33 13 33 32c0 17-15 32-33 32z"><text:p/></draw:path><draw:path draw:style-name="gr174" draw:text-style-name="P59" svg:width="0.124cm" svg:height="0.15cm" svg:x="1.729cm" svg:y="0.009cm" svg:viewBox="0 0 125 151" svg:d="M125 2c0-1 0-2-2-2-1 0-1 0-4 3-3 4-7 8-10 12-6-10-17-15-30-15-27 0-53 24-53 49 0 17 12 27 23 30 7 2 15 4 22 6 8 1 20 5 20 22 0 18-18 38-38 38-14 0-37-5-37-31 0-4 1-9 1-10s0-1 0-2c0-2-1-2-2-2s-2 0-2 1c-1 0-13 47-13 48s1 2 2 2c2 0 2 0 4-3 4-3 7-7 11-12 9 12 23 15 35 15 29 0 54-28 54-53 0-14-8-21-11-24-4-5-7-6-27-11-4-1-12-3-13-3-6-2-14-8-14-19 0-17 18-35 38-35 17 0 30 9 30 32 0 7-1 11-1 12 1 1 0 2 2 2 3 0 3-1 4-4 4-16 8-31 11-46z"><text:p/></draw:path><draw:path draw:style-name="gr174" draw:text-style-name="P59" svg:width="0.071cm" svg:height="0.065cm" svg:x="1.854cm" svg:y="0.122cm" svg:viewBox="0 0 72 66" svg:d="M72 12c0-11-7-12-8-12-3 0-8 4-8 8 0 2 2 3 3 5 3 1 5 5 5 11 0 7-9 38-27 38-12 0-12-10-12-13 0-7 3-15 9-28 1-4 1-6 1-8 0-8-6-12-13-12-15 0-22 19-22 22 0 1 2 1 2 1 3 0 3 0 3-2 3-12 10-18 16-18 2 0 4 2 4 6 0 3-2 6-3 9-6 17-8 23-8 28 0 14 12 19 23 19 25 0 35-42 35-54z"><text:p/></draw:path></draw:g></text:span><text:span text:style-name="T4">. </text:span><text:span text:style-name="T9">It is about consistent transformation.</text:span></text:p></draw:text-box></draw:frame><draw:frame draw:style-name="fr1" draw:name="Frame5" text:anchor-type="paragraph" svg:x="-0.051cm" svg:y="2.242cm" svg:width="10.656cm" draw:z-index="28"><draw:text-box fo:min-height="0.626cm"><text:p text:style-name="P5">Translation Invariance<text:span text:style-name="T93">: </text:span><text:span text:style-name="T97">shift in input should have a predictable shift in hidden representation (location shouldn’t matter)</text:span></text:p><text:p text:style-name="P6">Locality<text:span text:style-name="T93">: </text:span><text:span text:style-name="T98">we should not have to move far from location </text:span><draw:g text:anchor-type="as-char" svg:y="-0.157cm" draw:z-index="29" draw:name="Shape25" draw:style-name="gr173"><svg:title>TexMaths</svg:title><svg:desc>6§inline§(i,j)§svg§600§TRUE§</svg:desc><draw:path draw:style-name="gr174" draw:text-style-name="P59" svg:width="0.048cm" svg:height="0.208cm" svg:x="0cm" svg:y="0cm" svg:viewBox="0 0 49 209" svg:d="M49 206l-4-4c-26-27-33-66-33-98 0-36 8-72 34-98 3-3 3-3 3-4s-1-2-2-2c-3 0-21 14-34 41-11 23-13 46-13 63 0 16 2 41 14 65 12 26 30 40 33 40 1 0 2-1 2-3z"><text:p/></draw:path><draw:path draw:style-name="gr174" draw:text-style-name="P59" svg:width="0.055cm" svg:height="0.139cm" svg:x="0.067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174" draw:text-style-name="P59" svg:width="0.024cm" svg:height="0.062cm" svg:x="0.151cm" svg:y="0.134cm" svg:viewBox="0 0 25 63" svg:d="M25 22c0-14-6-22-14-22-7 0-11 5-11 11s4 11 11 11c3 0 5-1 8-2 0-1 0-1 1-1 0 1 0 0 0 3 0 16-7 28-15 35-2 2-2 3-2 3 0 1 1 3 2 3 3 0 20-17 20-41z"><text:p/></draw:path><draw:path draw:style-name="gr174" draw:text-style-name="P59" svg:width="0.085cm" svg:height="0.18cm" svg:x="0.223cm" svg:y="0.018cm" svg:viewBox="0 0 86 181" svg:d="M86 8c0-4-3-8-7-8-5 0-12 5-12 11 0 4 3 8 8 8 6 0 11-6 11-11zM44 148c-4 16-14 28-26 28-1 0-4 0-8-2 6-1 9-7 9-11 0-3-2-7-8-7-5 0-11 4-11 11 0 9 8 14 19 14 15 0 34-12 39-32 7-26 13-51 19-76 2-4 2-7 2-8 0-12-9-19-20-19-21 0-33 30-33 32s2 2 2 2c2 0 3 0 4-4 5-13 15-25 27-25 3 0 6 0 6 9 0 5 0 7-1 11-7 26-14 52-20 77z"><text:p/></draw:path><draw:path draw:style-name="gr174" draw:text-style-name="P59" svg:width="0.048cm" svg:height="0.208cm" svg:x="0.337cm" svg:y="0cm" svg:viewBox="0 0 49 209" svg:d="M49 104c0-16-2-41-14-65-12-25-31-39-33-39-1 0-2 1-2 2s0 1 4 5c21 20 33 54 33 97 0 35-8 72-34 99-3 3-3 3-3 3 0 1 1 3 2 3 2 0 21-15 34-42 11-22 13-45 13-63z"><text:p/></draw:path></draw:g><text:span text:style-name="T10"><text:s/>to learn valuable information to asses what the area contains.</text:span></text:p></draw:text-box></draw:frame><draw:frame draw:style-name="fr1" draw:name="Frame6" text:anchor-type="paragraph" svg:x="-0.051cm" svg:y="2.866cm" svg:width="10.656cm" draw:z-index="30"><draw:text-box fo:min-height="0.626cm"><text:p text:style-name="P36"><text:span text:style-name="T92">Fully connected net</text:span>: every input feature <text:span text:style-name="T1"><draw:g text:anchor-type="as-char" svg:y="-0.093cm" draw:z-index="34" draw:name="Shape26" draw:style-name="gr173"><svg:title>TexMaths</svg:title><svg:desc>6§inline§n§svg§600§TRUE§</svg:desc><draw:path draw:style-name="gr174" draw:text-style-name="P59"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text:s/></text:span><text:span text:style-name="T68">in an image </text:span>influences ever neuron in the next layer: <text:span text:style-name="T1"><draw:g text:anchor-type="as-char" svg:y="-0.092cm" draw:z-index="35" draw:name="Shape27" draw:style-name="gr173"><svg:title>TexMaths</svg:title><svg:desc>6§inline§n\times n§svg§600§TRUE§</svg:desc><draw:path draw:style-name="gr174" draw:text-style-name="P59" svg:width="0.113cm" svg:height="0.095cm" svg:x="0cm" svg:y="0.011cm" svg:viewBox="0 0 114 96" svg:d="M13 81c-1 3-2 8-2 9 0 4 3 6 6 6 2 0 6-2 8-6 1-6 2-11 4-16 1-6 3-13 4-19 1-5 2-9 4-14 1-3 2-9 3-11 3-6 14-25 34-25 10 0 11 8 11 14 0 14-10 40-13 49-2 5-2 8-2 10 0 10 7 18 17 18 19 0 27-31 27-33s-2-2-2-2c-2 0-2 1-3 4-4 14-12 26-22 26-3 0-5-2-5-7s2-10 4-15c4-11 13-34 13-47 0-14-9-22-24-22-20 0-30 13-34 18 0-11-9-18-19-18-9 0-14 8-15 12-4 7-7 20-7 21 0 2 2 1 2 2 3 0 3 0 4-5 4-15 8-25 16-25 4 0 6 2 6 10 0 4 0 6-3 17-5 16-8 33-12 49z"><text:p/></draw:path><draw:path draw:style-name="gr174" draw:text-style-name="P59" svg:width="0.101cm" svg:height="0.101cm" svg:x="0.198cm" svg:y="0cm" svg:viewBox="0 0 102 102" svg:d="M51 45c-14-14-28-28-42-42-2-2-3-3-5-3s-4 2-4 4c0 1 1 2 3 4 14 14 28 29 42 43-14 14-28 28-42 42-2 3-3 3-3 5s2 4 4 4 3-1 5-3c14-14 28-28 42-42 14 15 29 29 43 44 1 0 3 1 4 1 2 0 4-2 4-4 0-1 0-2 0-3-1 0-34-33-45-44 13-13 26-26 39-39 1-1 4-4 5-5 0 0 1-2 1-3 0-2-2-4-4-4s-2 1-5 3c-14 14-28 28-42 42z"><text:p/></draw:path><draw:path draw:style-name="gr174" draw:text-style-name="P59" svg:width="0.113cm" svg:height="0.095cm" svg:x="0.385cm" svg:y="0.011cm" svg:viewBox="0 0 114 96" svg:d="M12 81c-1 3-2 8-2 9 0 4 3 6 7 6 2 0 6-2 7-6 1 0 3-11 4-16 2-6 3-13 5-19 1-5 2-9 4-14 0-3 2-9 2-11 4-6 14-25 35-25 9 0 11 8 11 14 0 14-10 40-13 49-2 5-3 8-3 10 0 10 8 18 18 18 19 0 27-31 27-33s-2-2-2-2c-3 0-3 1-3 4-4 14-12 26-22 26-3 0-5-2-5-7s2-10 4-15c4-11 13-34 13-47 0-14-9-22-24-22-20 0-30 13-34 18-1-11-9-18-19-18-9 0-14 8-16 12-3 7-6 20-6 21 0 2 2 2 2 2 3 0 3 0 4-5 4-15 8-25 16-25 4 0 6 2 6 10 0 4-1 6-3 17-5 16-9 33-13 49z"><text:p/></draw:path></draw:g></text:span>. <text:span text:style-name="T92">Sparsely connected net</text:span><text:span text:style-name="T93">: </text:span><text:span text:style-name="T99">each neuron </text:span><text:span text:style-name="T11"><draw:g text:anchor-type="as-char" svg:y="-0.093cm" draw:z-index="32" draw:name="Shape28" draw:style-name="gr173"><svg:title>TexMaths</svg:title><svg:desc>6§inline§n§svg§600§TRUE§</svg:desc><draw:path draw:style-name="gr174" draw:text-style-name="P59"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1"><text:s/></text:span><text:span text:style-name="T99">is connected to a subset of neurons </text:span><text:span text:style-name="T11"><draw:g text:anchor-type="as-char" svg:y="-0.146cm" draw:z-index="33" draw:name="Shape29" draw:style-name="gr173"><svg:title>TexMaths</svg:title><svg:desc>6§inline§k§svg§600§TRUE§</svg:desc><draw:path draw:style-name="gr174" draw:text-style-name="P59"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11">: </text:span><text:span text:style-name="T11"><draw:g text:anchor-type="as-char" svg:y="-0.131cm" draw:z-index="31" draw:name="Shape30" draw:style-name="gr173"><svg:title>TexMaths</svg:title><svg:desc>6§inline§k \times n§svg§600§TRUE§</svg:desc><draw:path draw:style-name="gr174" draw:text-style-name="P59" svg:width="0.094cm" svg:height="0.146cm" svg:x="0cm" svg:y="0cm" svg:viewBox="0 0 95 147" svg:d="M49 2c-1 0 0-2-3-2-5 0-20 2-26 2-1 0-3 0-3 5 0 2 2 2 5 2 10 0 10 1 10 4 0 1 0 3 0 4-10 40-21 79-31 119-1 3-1 4-1 5 0 5 4 6 6 6 3 0 6-2 7-4 1-3 11-41 12-46 7 0 25 4 25 18 0 1 0 2-1 4 0 2-1 5-1 7 0 13 8 21 20 21 6 0 12-4 16-11 5-9 8-21 8-21 0-2-2-2-3-2-2 0-2 0-3 3-4 15-9 26-18 26-4 0-7-2-7-9 0-4 1-9 2-12 1-4 1-5 1-7 0-13-14-20-32-21 7-5 14-11 19-16 10-11 20-20 30-20 1 0 1 0 2 0 2 1 2 1 4 2 1 1 1 1 1 1-10 1-12 9-12 11 0 3 2 7 8 7 5 0 11-4 11-12 0-6-4-13-14-13-5 0-16 1-31 18-7 7-15 16-23 19 7-29 15-58 22-88z"><text:p/></draw:path><draw:path draw:style-name="gr174" draw:text-style-name="P59" svg:width="0.101cm" svg:height="0.099cm" svg:x="0.182cm" svg:y="0.041cm" svg:viewBox="0 0 102 100" svg:d="M51 45c-14-15-28-28-42-42-2-2-3-3-5-3s-4 2-4 4 1 2 3 4c14 15 28 28 42 43-14 13-28 27-42 41-2 2-3 3-3 4 0 3 2 4 4 4s3 0 5-3c14-13 28-27 42-41 14 14 29 29 44 43 0 1 2 1 3 1 2 0 4-1 4-4 0 0 0-1-1-2 0-1-33-33-44-43 13-13 25-27 38-39 2-1 5-4 6-5 0 0 1-1 1-3s-2-4-4-4-3 1-5 3c-14 14-28 27-42 42z"><text:p/></draw:path><draw:path draw:style-name="gr174" draw:text-style-name="P59" svg:width="0.113cm" svg:height="0.093cm" svg:x="0.367cm" svg:y="0.053cm" svg:viewBox="0 0 114 94" svg:d="M13 79c-2 4-3 9-3 10 0 4 3 5 7 5 2 0 6-1 8-6 0 0 2-10 3-15 2-6 3-12 5-18 1-5 2-10 4-14 0-4 2-10 2-11 4-6 14-25 35-25 9 0 11 8 11 15 0 12-11 39-14 48-1 5-2 7-2 9 0 10 8 17 17 17 20 0 28-30 28-31 0-2-2-2-2-2-3 0-3 1-3 3-5 14-12 26-22 26-4 0-5-2-5-7s1-10 4-14c3-12 12-34 12-46 0-15-9-23-24-23-19 0-29 14-33 19-1-12-9-19-19-19-9 0-14 8-16 12-3 7-6 20-6 20 0 3 2 3 2 3 3 0 3-1 4-5 4-15 8-25 16-25 4 0 6 3 6 9 0 5-1 7-3 18-5 16-8 32-12 47z"><text:p/></draw:path></draw:g></text:span><text:span text:style-name="T11">. </text:span><text:span text:style-name="T69">Weight sharing net</text:span><text:span text:style-name="T12">: </text:span><text:span text:style-name="T13">weights are reused in a network</text:span></text:p></draw:text-box></draw:frame><draw:frame draw:style-name="fr1" draw:name="Frame7" text:anchor-type="paragraph" svg:x="-0.051cm" svg:y="3.491cm" svg:width="6.414cm" draw:z-index="36"><draw:text-box fo:min-height="1.124cm"><text:p text:style-name="P7">Convolution: <text:span text:style-name="T1"><draw:g text:anchor-type="as-char" svg:y="-0.171cm" draw:z-index="37" draw:name="Shape31" draw:style-name="gr173"><svg:title>TexMaths</svg:title><svg:desc>6§inline§(f \ast g)(t) = \int^\infty_{-\infty} f(\tau)g(t-\tau) d\tau \quad for f,g:[0,\infty] \rightarrow \mathbb{R}§svg§600§TRUE§</svg:desc><draw:path draw:style-name="gr174" draw:text-style-name="P59" svg:width="0.048cm" svg:height="0.208cm" svg:x="0cm" svg:y="0.026cm" svg:viewBox="0 0 49 209" svg:d="M49 208c0-1 0-2-3-5-27-26-34-66-34-98 0-36 8-73 34-99 3-2 3-3 3-4s-1-2-2-2c-2 0-21 14-34 41-11 23-13 46-13 64 0 16 2 42 14 65 12 26 31 39 33 39 1 0 2 0 2-1z"><text:p/></draw:path><draw:path draw:style-name="gr174" draw:text-style-name="P59" svg:width="0.104cm" svg:height="0.189cm" svg:x="0.072cm" svg:y="0.037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74" draw:text-style-name="P59" svg:width="0.076cm" svg:height="0.09cm" svg:x="0.247cm" svg:y="0.086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8 30-13 3-2 4-3 4-6s-2-6-5-6c-2 0-2 0-7 4-8 5-16 11-24 17 1-11 2-22 3-33z"><text:p/></draw:path><draw:path draw:style-name="gr174" draw:text-style-name="P59" svg:width="0.096cm" svg:height="0.135cm" svg:x="0.389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59" svg:width="0.048cm" svg:height="0.208cm" svg:x="0.506cm" svg:y="0.026cm" svg:viewBox="0 0 49 209" svg:d="M49 105c0-16-2-42-14-66-13-25-31-39-33-39-1 0-2 1-2 2s0 2 4 5c21 21 33 54 33 98 0 36-8 73-35 99-2 2-2 3-2 4s1 1 2 1c2 0 21-14 33-40 11-24 14-46 14-64z"><text:p/></draw:path><draw:path draw:style-name="gr174" draw:text-style-name="P59" svg:width="0.048cm" svg:height="0.208cm" svg:x="0.597cm" svg:y="0.026cm" svg:viewBox="0 0 49 209" svg:d="M49 208c0-1 0-2-3-5-27-26-33-66-33-98 0-36 7-73 33-99 3-2 3-3 3-4s-1-2-2-2c-2 0-21 14-34 41-11 23-13 46-13 64 0 16 2 42 14 65 13 26 31 39 33 39 1 0 2 0 2-1z"><text:p/></draw:path><draw:path draw:style-name="gr174" draw:text-style-name="P59" svg:width="0.064cm" svg:height="0.132cm" svg:x="0.663cm" svg:y="0.052cm" svg:viewBox="0 0 65 133" svg:d="M39 47c7 0 13 0 20 0 4 0 6 0 6-4 0-2-2-2-6-2-6 0-13 0-19 0 8-30 9-34 9-36 0-3-2-5-6-5 0 0-6 0-9 7-2 12-5 22-8 34-6 0-13 0-19 0-5 0-7 0-7 4 0 2 2 2 6 2 6 0 13 0 19 0-15 60-17 64-17 67 0 12 9 19 20 19 21 0 33-30 33-32s-1-2-2-2c-2 0-2 1-3 3-9 22-21 27-28 27-4 0-6-3-6-9s0-7 1-11c6-20 11-41 16-62z"><text:p/></draw:path><draw:path draw:style-name="gr174" draw:text-style-name="P59" svg:width="0.048cm" svg:height="0.208cm" svg:x="0.746cm" svg:y="0.026cm" svg:viewBox="0 0 49 209" svg:d="M49 105c0-16-2-42-14-66-13-25-31-39-33-39-1 0-2 1-2 2s0 2 4 5c21 21 33 54 33 98 0 36-8 73-34 99-3 2-3 3-3 4s1 1 2 1c2 0 21-14 33-40 11-24 14-46 14-64z"><text:p/></draw:path><draw:path draw:style-name="gr174" draw:text-style-name="P59" svg:width="0.139cm" svg:height="0.048cm" svg:x="0.887cm" svg:y="0.108cm" svg:viewBox="0 0 140 49" svg:d="M133 8c3 0 7 0 7-4s-4-4-7-4c-42 0-84 0-126 0-3 0-7 0-7 4s4 4 7 4c42 0 84 0 126 0zM133 49c3 0 7 0 7-4s-4-4-7-4c-42 0-84 0-126 0-3 0-7 0-7 4s4 4 7 4c42 0 84 0 126 0z"><text:p/></draw:path><draw:path draw:style-name="gr174" draw:text-style-name="P59" svg:width="0.115cm" svg:height="0.232cm" svg:x="1.109cm" svg:y="0.015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74" draw:text-style-name="P59"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74" draw:text-style-name="P59" svg:width="0.099cm" svg:height="0.006cm" svg:x="1.213cm" svg:y="0.217cm" svg:viewBox="0 0 100 7" svg:d="M94 7c2 0 6 0 6-3 0-4-4-4-6-4-30 0-59 0-88 0-2 0-6 0-6 4 0 3 3 3 6 3 29 0 58 0 88 0z"><text:p/></draw:path><draw:path draw:style-name="gr174" draw:text-style-name="P59" svg:width="0.144cm" svg:height="0.065cm" svg:x="1.34cm" svg:y="0.194cm" svg:viewBox="0 0 145 66" svg:d="M74 25c-8-9-10-12-16-16-9-7-18-9-27-9-18 0-31 16-31 34 0 16 13 32 31 32 21 0 35-16 40-24 8 9 10 11 16 15 9 7 19 9 26 9 19 0 32-15 32-33 0-17-12-33-31-33-20 0-35 17-40 25zM79 30c6-10 18-25 36-25 15 0 26 14 26 28s-11 25-25 25-24-11-37-28zM67 37c-6 9-20 23-38 23-15 0-25-13-25-26 0-15 12-26 25-26 14 0 23 11 38 29z"><text:p/></draw:path><draw:path draw:style-name="gr174" draw:text-style-name="P59" svg:width="0.104cm" svg:height="0.189cm" svg:x="1.554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74" draw:text-style-name="P59" svg:width="0.048cm" svg:height="0.208cm" svg:x="1.69cm" svg:y="0.026cm" svg:viewBox="0 0 49 209" svg:d="M49 208c0-1 0-2-4-5-26-26-33-66-33-98 0-36 8-73 34-99 3-2 3-3 3-4s-1-2-2-2c-3 0-21 14-34 41-11 23-13 46-13 64 0 16 2 42 14 65 12 26 30 39 33 39 1 0 2 0 2-1z"><text:p/></draw:path><draw:path draw:style-name="gr174" draw:text-style-name="P59" svg:width="0.101cm" svg:height="0.092cm" svg:x="1.756cm" svg:y="0.093cm" svg:viewBox="0 0 102 93" svg:d="M56 13c12 0 24 0 36 0 2 0 10 0 10-8 0-5-4-5-8-5-20 0-39 0-59 0-4 0-13 0-22 10-7 7-13 18-13 19 0 0 0 2 2 2s3-1 4-2c10-16 22-16 27-16 6 0 11 0 17 0-7 22-13 44-21 67 0 2-1 7-1 7 0 3 1 6 6 6 7 0 7-6 8-9 5-24 10-47 14-71z"><text:p/></draw:path><draw:path draw:style-name="gr174" draw:text-style-name="P59" svg:width="0.048cm" svg:height="0.208cm" svg:x="1.879cm" svg:y="0.026cm" svg:viewBox="0 0 49 209" svg:d="M49 105c0-16-2-42-14-66-13-25-31-39-33-39-1 0-2 1-2 2s0 2 4 5c21 21 33 54 33 98 0 36-8 73-34 99-3 2-3 3-3 4s1 1 2 1c2 0 21-14 33-40 11-24 14-46 14-64z"><text:p/></draw:path><draw:path draw:style-name="gr174" draw:text-style-name="P59" svg:width="0.096cm" svg:height="0.135cm" svg:x="1.952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59" svg:width="0.048cm" svg:height="0.208cm" svg:x="2.078cm" svg:y="0.026cm" svg:viewBox="0 0 49 209" svg:d="M49 208c0-1 0-2-4-5-26-26-33-66-33-98 0-36 8-73 34-99 3-2 3-3 3-4s-1-2-2-2c-3 0-22 14-34 41-11 23-13 46-13 64 0 16 2 42 14 65 12 26 30 39 33 39 1 0 2 0 2-1z"><text:p/></draw:path><draw:path draw:style-name="gr174" draw:text-style-name="P59" svg:width="0.063cm" svg:height="0.132cm" svg:x="2.144cm" svg:y="0.052cm" svg:viewBox="0 0 64 133" svg:d="M38 47c7 0 14 0 20 0 4 0 6 0 6-4 0-2-2-2-5-2-6 0-13 0-19 0 7-30 9-34 9-36 0-3-3-5-6-5-1 0-7 0-9 7-3 12-5 22-8 34-7 0-13 0-20 0-4 0-6 0-6 4 0 2 1 2 5 2 6 0 13 0 19 0-15 60-16 64-16 67 0 12 8 19 20 19 21 0 33-30 33-32s-2-2-2-2c-3 0-3 1-4 3-9 22-20 27-27 27-5 0-6-3-6-9s0-7 1-11c5-20 10-41 15-62z"><text:p/></draw:path><draw:path draw:style-name="gr174" draw:text-style-name="P59" svg:width="0.127cm" svg:height="0.007cm" svg:x="2.279cm" svg:y="0.127cm" svg:viewBox="0 0 128 8" svg:d="M121 8c4 0 7 0 7-4s-3-4-7-4c-38 0-76 0-114 0-3 0-7 0-7 4s4 4 7 4c38 0 76 0 114 0z"><text:p/></draw:path><draw:path draw:style-name="gr174" draw:text-style-name="P59" svg:width="0.101cm" svg:height="0.092cm" svg:x="2.477cm" svg:y="0.093cm" svg:viewBox="0 0 102 93" svg:d="M56 13c12 0 24 0 36 0 3 0 10 0 10-8 0-5-4-5-8-5-20 0-39 0-59 0-4 0-13 0-22 10-7 7-13 18-13 19 0 0 0 2 3 2 1 0 2-1 3-2 10-16 22-16 27-16 6 0 11 0 17 0-6 22-13 44-20 67-1 2-2 7-2 7 0 3 1 6 6 6 7 0 8-6 9-9 4-24 9-47 13-71z"><text:p/></draw:path><draw:path draw:style-name="gr174" draw:text-style-name="P59" svg:width="0.048cm" svg:height="0.208cm" svg:x="2.6cm" svg:y="0.026cm" svg:viewBox="0 0 49 209" svg:d="M49 105c0-16-2-42-14-66-12-25-31-39-33-39-1 0-2 1-2 2s0 2 4 5c21 21 33 54 33 98 0 36-8 73-34 99-3 2-3 3-3 4s1 1 2 1c2 0 21-14 34-40 11-24 13-46 13-64z"><text:p/></draw:path><draw:path draw:style-name="gr174" draw:text-style-name="P59" svg:width="0.099cm" svg:height="0.146cm" svg:x="2.679cm" svg:y="0.038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74" draw:text-style-name="P59" svg:width="0.101cm" svg:height="0.092cm" svg:x="2.785cm" svg:y="0.093cm" svg:viewBox="0 0 102 93" svg:d="M56 13c12 0 24 0 36 0 3 0 10 0 10-8 0-5-4-5-8-5-20 0-39 0-59 0-4 0-13 0-22 10-7 7-13 18-13 19 0 0 0 2 3 2 1 0 2-1 3-2 10-16 22-16 27-16 6 0 11 0 17 0-7 22-13 44-21 67 0 2-1 7-1 7 0 3 1 6 6 6 7 0 8-6 9-9 4-24 9-47 13-71z"><text:p/></draw:path><draw:path draw:style-name="gr174" draw:text-style-name="P59" svg:width="0.105cm" svg:height="0.189cm" svg:x="3.118cm" svg:y="0.037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74" draw:text-style-name="P59" svg:width="0.089cm" svg:height="0.094cm" svg:x="3.241cm" svg:y="0.091cm" svg:viewBox="0 0 90 95" svg:d="M90 36c0-22-14-36-34-36-28 0-56 30-56 60 0 21 14 35 34 35 28 0 56-29 56-59zM34 91c-9 0-18-7-18-23 0-11 5-33 12-44 10-16 22-19 28-19 12 0 19 10 19 23 0 8-4 30-13 43-7 13-18 20-28 20z"><text:p/></draw:path><draw:path draw:style-name="gr174" draw:text-style-name="P59" svg:width="0.085cm" svg:height="0.094cm" svg:x="3.341cm" svg:y="0.091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74" draw:text-style-name="P59" svg:width="0.104cm" svg:height="0.189cm" svg:x="3.447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74" draw:text-style-name="P59" svg:width="0.024cm" svg:height="0.062cm" svg:x="3.569cm" svg:y="0.162cm" svg:viewBox="0 0 25 63" svg:d="M25 22c0-14-6-22-14-22-7 0-11 5-11 11s4 12 11 12c2 0 5-1 8-3 0-1 0-1 0-1 1 0 1 0 1 3 0 16-7 28-15 35-2 3-2 3-2 3 0 2 1 3 2 3 3 0 20-16 20-41z"><text:p/></draw:path><draw:path draw:style-name="gr174" draw:text-style-name="P59" svg:width="0.096cm" svg:height="0.135cm" svg:x="3.647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59" svg:width="0.021cm" svg:height="0.09cm" svg:x="3.829cm" svg:y="0.093cm" svg:viewBox="0 0 22 91" svg:d="M22 11c0-6-5-11-11-11s-11 5-11 11 5 11 11 11 11-5 11-11zM22 80c0-6-5-12-11-12s-11 6-11 12 5 11 11 11 11-5 11-11z"><text:p/></draw:path><draw:path draw:style-name="gr174" draw:text-style-name="P59" svg:width="0.028cm" svg:height="0.208cm" svg:x="3.953cm" svg:y="0.026cm" svg:viewBox="0 0 29 209" svg:d="M29 209c0-2 0-5 0-8-7 0-14 0-21 0 0-64 0-129 0-193 7 0 14 0 21 0 0-3 0-5 0-8-10 0-19 0-29 0 0 70 0 139 0 209 10 0 19 0 29 0z"><text:p/></draw:path><draw:path draw:style-name="gr174" draw:text-style-name="P59" svg:width="0.088cm" svg:height="0.143cm" svg:x="3.995cm" svg:y="0.044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74" draw:text-style-name="P59" svg:width="0.024cm" svg:height="0.062cm" svg:x="4.11cm" svg:y="0.162cm" svg:viewBox="0 0 25 63" svg:d="M25 22c0-14-6-22-14-22-7 0-11 5-11 11s4 12 11 12c3 0 6-1 8-3 0-1 0-1 1-1 0 1 0 0 0 3 0 16-7 28-14 35-2 3-2 3-2 3 0 2 1 3 1 3 3 0 20-16 20-41z"><text:p/></draw:path><draw:path draw:style-name="gr174" draw:text-style-name="P59" svg:width="0.187cm" svg:height="0.094cm" svg:x="4.197cm" svg:y="0.091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74" draw:text-style-name="P59" svg:width="0.028cm" svg:height="0.208cm" svg:x="4.401cm" svg:y="0.026cm" svg:viewBox="0 0 29 209" svg:d="M29 0c-10 0-19 0-29 0 0 3 0 5 0 8 7 0 14 0 20 0 0 64 0 129 0 193-6 0-13 0-20 0 0 3 0 6 0 8 10 0 19 0 29 0 0-70 0-139 0-209z"><text:p/></draw:path><draw:path draw:style-name="gr174" draw:text-style-name="P59" svg:width="0.186cm" svg:height="0.109cm" svg:x="4.525cm" svg:y="0.076cm" svg:viewBox="0 0 187 110" svg:d="M164 59c-12 9-17 18-19 21-9 14-7 18-11 27 0 3 3 3 5 3 3 0 3 0 4-5 5-20 17-38 41-48 3 0 3-1 3-2 0-2-1-2-2-2-9-4-34-15-42-50-1-2-1-3-4-3-2 0-5 0-5 2 0 1 2 14 11 29 4 6 10 13 19 20-52 0-104 0-156 0-4 0-8 0-8 4s4 4 8 4c52 0 104 0 156 0z"><text:p/></draw:path><draw:path draw:style-name="gr174" draw:text-style-name="P59" svg:width="0.144cm" svg:height="0.143cm" svg:x="4.786cm" svg:y="0.041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7">Correlation: <text:span text:style-name="T1"><draw:g text:anchor-type="as-char" svg:y="-0.171cm" draw:z-index="38" draw:name="Shape32" draw:style-name="gr173"><svg:title>TexMaths</svg:title><svg:desc>6§inline§(f \ast g)(t) = \int^\infty_{-\infty} f(\tau)g(t+\tau) d\tau \quad for f,g:[0,\infty] \rightarrow \mathbb{R}§svg§600§TRUE§</svg:desc><draw:path draw:style-name="gr174" draw:text-style-name="P59" svg:width="0.048cm" svg:height="0.208cm" svg:x="0cm" svg:y="0.026cm" svg:viewBox="0 0 49 209" svg:d="M49 208c0-1 0-2-3-5-27-26-34-66-34-98 0-36 8-73 34-99 3-2 3-3 3-4s-1-2-2-2c-2 0-21 14-34 41-11 23-13 46-13 64 0 16 2 42 14 65 12 26 31 39 33 39 1 0 2 0 2-1z"><text:p/></draw:path><draw:path draw:style-name="gr174" draw:text-style-name="P59" svg:width="0.104cm" svg:height="0.189cm" svg:x="0.072cm" svg:y="0.037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74" draw:text-style-name="P59" svg:width="0.076cm" svg:height="0.09cm" svg:x="0.247cm" svg:y="0.086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9 30-13 3-2 4-3 4-6s-2-6-5-6c-2 0-2 0-7 4-8 5-16 11-24 17 1-11 2-22 3-33z"><text:p/></draw:path><draw:path draw:style-name="gr174" draw:text-style-name="P59" svg:width="0.096cm" svg:height="0.135cm" svg:x="0.389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59" svg:width="0.048cm" svg:height="0.208cm" svg:x="0.506cm" svg:y="0.026cm" svg:viewBox="0 0 49 209" svg:d="M49 105c0-16-2-42-14-66-13-25-31-39-33-39-1 0-2 1-2 2s0 2 4 5c21 21 33 54 33 98 0 36-8 73-35 99-2 2-2 3-2 4s1 1 2 1c2 0 21-14 33-40 11-24 14-46 14-64z"><text:p/></draw:path><draw:path draw:style-name="gr174" draw:text-style-name="P59" svg:width="0.048cm" svg:height="0.208cm" svg:x="0.597cm" svg:y="0.026cm" svg:viewBox="0 0 49 209" svg:d="M49 208c0-1 0-2-3-5-27-26-33-66-33-98 0-36 7-73 33-99 3-2 3-3 3-4s-1-2-2-2c-2 0-21 14-34 41-11 23-13 46-13 64 0 16 2 42 14 65 13 26 31 39 33 39 1 0 2 0 2-1z"><text:p/></draw:path><draw:path draw:style-name="gr174" draw:text-style-name="P59" svg:width="0.064cm" svg:height="0.132cm" svg:x="0.663cm" svg:y="0.052cm" svg:viewBox="0 0 65 133" svg:d="M39 47c7 0 13 0 20 0 4 0 6 0 6-4 0-2-2-2-6-2-6 0-13 0-19 0 8-30 9-34 9-36 0-3-2-5-6-5 0 0-6 0-9 7-2 12-5 22-8 34-6 0-13 0-19 0-5 0-7 0-7 4 0 2 2 2 6 2 6 0 13 0 19 0-15 60-17 64-17 67 0 12 9 19 20 19 21 0 33-30 33-32s-1-2-2-2c-2 0-2 1-3 3-9 22-21 27-28 27-4 0-6-3-6-9s0-7 1-10c6-21 11-42 16-63z"><text:p/></draw:path><draw:path draw:style-name="gr174" draw:text-style-name="P59" svg:width="0.048cm" svg:height="0.208cm" svg:x="0.746cm" svg:y="0.026cm" svg:viewBox="0 0 49 209" svg:d="M49 105c0-16-2-42-14-66-13-25-31-39-33-39-1 0-2 1-2 2s0 2 4 5c21 21 33 54 33 98 0 36-8 73-34 99-3 2-3 3-3 4s1 1 2 1c2 0 21-14 33-40 11-24 14-46 14-64z"><text:p/></draw:path><draw:path draw:style-name="gr174" draw:text-style-name="P59" svg:width="0.139cm" svg:height="0.048cm" svg:x="0.887cm" svg:y="0.108cm" svg:viewBox="0 0 140 49" svg:d="M133 8c3 0 7 0 7-4s-4-4-7-4c-42 0-84 0-126 0-3 0-7 0-7 4s4 4 7 4c42 0 84 0 126 0zM133 49c3 0 7 0 7-4s-4-4-7-4c-42 0-84 0-126 0-3 0-7 0-7 4s4 4 7 4c42 0 84 0 126 0z"><text:p/></draw:path><draw:path draw:style-name="gr174" draw:text-style-name="P59" svg:width="0.115cm" svg:height="0.232cm" svg:x="1.109cm" svg:y="0.015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74" draw:text-style-name="P59"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74" draw:text-style-name="P59" svg:width="0.099cm" svg:height="0.006cm" svg:x="1.213cm" svg:y="0.217cm" svg:viewBox="0 0 100 7" svg:d="M94 7c2 0 6 0 6-3 0-4-4-4-6-4-30 0-59 0-88 0-2 0-6 0-6 4 0 3 3 3 6 3 29 0 58 0 88 0z"><text:p/></draw:path><draw:path draw:style-name="gr174" draw:text-style-name="P59" svg:width="0.144cm" svg:height="0.065cm" svg:x="1.34cm" svg:y="0.194cm" svg:viewBox="0 0 145 66" svg:d="M74 25c-8-9-10-12-16-16-9-7-18-9-27-9-18 0-31 16-31 34 0 16 13 32 31 32 21 0 35-16 40-24 8 9 10 11 16 15 9 7 19 9 26 9 19 0 32-15 32-33 0-17-12-33-31-33-20 0-35 17-40 25zM79 30c6-10 18-25 36-25 15 0 26 14 26 28s-11 25-25 25-24-11-37-28zM67 36c-6 10-20 24-38 24-15 0-25-13-25-26 0-15 12-26 25-26 14 0 23 11 38 28z"><text:p/></draw:path><draw:path draw:style-name="gr174" draw:text-style-name="P59" svg:width="0.104cm" svg:height="0.189cm" svg:x="1.554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74" draw:text-style-name="P59" svg:width="0.048cm" svg:height="0.208cm" svg:x="1.69cm" svg:y="0.026cm" svg:viewBox="0 0 49 209" svg:d="M49 208c0-1 0-2-4-5-26-26-33-66-33-98 0-36 8-73 34-99 3-2 3-3 3-4s-1-2-2-2c-3 0-21 14-34 41-11 23-13 46-13 64 0 16 2 42 14 65 12 26 30 39 33 39 1 0 2 0 2-1z"><text:p/></draw:path><draw:path draw:style-name="gr174" draw:text-style-name="P59" svg:width="0.101cm" svg:height="0.092cm" svg:x="1.756cm" svg:y="0.093cm" svg:viewBox="0 0 102 93" svg:d="M56 13c12 0 24 0 36 0 2 0 10 0 10-8 0-5-4-5-8-5-20 0-39 0-59 0-4 0-13 0-22 10-7 7-13 18-13 19 0 0 0 2 2 2s3-1 4-2c10-16 22-16 27-16 6 0 11 0 17 0-7 22-13 44-21 67 0 2-1 7-1 7 0 3 1 6 6 6 7 0 7-6 8-9 5-24 10-47 14-71z"><text:p/></draw:path><draw:path draw:style-name="gr174" draw:text-style-name="P59" svg:width="0.048cm" svg:height="0.208cm" svg:x="1.879cm" svg:y="0.026cm" svg:viewBox="0 0 49 209" svg:d="M49 105c0-16-2-42-14-66-13-25-31-39-33-39-1 0-2 1-2 2s0 2 4 5c21 21 33 54 33 98 0 36-8 73-34 99-3 2-3 3-3 4s1 1 2 1c2 0 21-14 33-40 11-24 14-46 14-64z"><text:p/></draw:path><draw:path draw:style-name="gr174" draw:text-style-name="P59" svg:width="0.096cm" svg:height="0.135cm" svg:x="1.952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59" svg:width="0.048cm" svg:height="0.208cm" svg:x="2.078cm" svg:y="0.026cm" svg:viewBox="0 0 49 209" svg:d="M49 208c0-1 0-2-4-5-26-26-33-66-33-98 0-36 8-73 34-99 3-2 3-3 3-4s-1-2-2-2c-3 0-22 14-34 41-11 23-13 46-13 64 0 16 2 42 14 65 12 26 30 39 33 39 1 0 2 0 2-1z"><text:p/></draw:path><draw:path draw:style-name="gr174" draw:text-style-name="P59" svg:width="0.063cm" svg:height="0.132cm" svg:x="2.144cm" svg:y="0.052cm" svg:viewBox="0 0 64 133" svg:d="M38 47c7 0 14 0 20 0 4 0 6 0 6-4 0-2-2-2-5-2-6 0-13 0-19 0 7-30 9-34 9-36 0-3-3-5-6-5-1 0-7 0-9 7-3 12-5 22-8 34-7 0-13 0-20 0-4 0-6 0-6 4 0 2 1 2 5 2 6 0 13 0 19 0-15 60-16 64-16 67 0 12 8 19 20 19 21 0 33-30 33-32s-2-2-2-2c-3 0-3 1-4 3-9 22-20 27-27 27-5 0-6-3-6-9s0-7 1-10c5-21 10-42 15-63z"><text:p/></draw:path><draw:path draw:style-name="gr174" draw:text-style-name="P59" svg:width="0.139cm" svg:height="0.138cm" svg:x="2.273cm" svg:y="0.061cm" svg:viewBox="0 0 140 139" svg:d="M74 74c20 0 39 0 59 0 3 0 7 0 7-4s-4-4-7-4c-20 0-39 0-59 0 0-20 0-40 0-59 0-3 0-7-4-7s-4 4-4 7c0 19 0 39 0 59-20 0-39 0-59 0-3 0-7 0-7 4s4 4 7 4c20 0 39 0 59 0 0 19 0 39 0 59 0 3 0 6 4 6s4-3 4-6c0-20 0-40 0-59z"><text:p/></draw:path><draw:path draw:style-name="gr174" draw:text-style-name="P59" svg:width="0.101cm" svg:height="0.092cm" svg:x="2.477cm" svg:y="0.093cm" svg:viewBox="0 0 102 93" svg:d="M56 13c12 0 24 0 36 0 3 0 10 0 10-8 0-5-4-5-8-5-20 0-39 0-59 0-4 0-13 0-22 10-7 7-13 18-13 19 0 0 0 2 3 2 1 0 2-1 3-2 10-16 22-16 27-16 6 0 11 0 17 0-6 22-13 44-20 67-1 2-2 7-2 7 0 3 1 6 6 6 7 0 8-6 9-9 4-24 9-47 13-71z"><text:p/></draw:path><draw:path draw:style-name="gr174" draw:text-style-name="P59" svg:width="0.048cm" svg:height="0.208cm" svg:x="2.6cm" svg:y="0.026cm" svg:viewBox="0 0 49 209" svg:d="M49 105c0-16-2-42-14-66-12-25-31-39-33-39-1 0-2 1-2 2s0 2 4 5c21 21 33 54 33 98 0 36-8 73-34 99-3 2-3 3-3 4s1 1 2 1c2 0 21-14 34-40 11-24 13-46 13-64z"><text:p/></draw:path><draw:path draw:style-name="gr174" draw:text-style-name="P59" svg:width="0.099cm" svg:height="0.146cm" svg:x="2.679cm" svg:y="0.038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74" draw:text-style-name="P59" svg:width="0.101cm" svg:height="0.092cm" svg:x="2.785cm" svg:y="0.093cm" svg:viewBox="0 0 102 93" svg:d="M56 13c12 0 24 0 36 0 3 0 10 0 10-8 0-5-4-5-8-5-20 0-39 0-59 0-4 0-13 0-22 10-7 7-13 18-13 19 0 0 0 2 3 2 1 0 2-1 3-2 10-16 22-16 27-16 6 0 11 0 17 0-7 22-13 44-21 67 0 2-1 7-1 7 0 3 1 6 6 6 7 0 8-6 9-9 4-24 9-47 13-71z"><text:p/></draw:path><draw:path draw:style-name="gr174" draw:text-style-name="P59" svg:width="0.105cm" svg:height="0.189cm" svg:x="3.118cm" svg:y="0.037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74" draw:text-style-name="P59" svg:width="0.089cm" svg:height="0.094cm" svg:x="3.241cm" svg:y="0.091cm" svg:viewBox="0 0 90 95" svg:d="M90 36c0-22-14-36-34-36-28 0-56 30-56 60 0 21 14 35 34 35 28 0 56-29 56-59zM34 91c-9 0-18-7-18-23 0-11 5-33 12-44 10-16 22-19 28-19 12 0 19 10 19 23 0 8-4 30-13 43-7 13-18 20-28 20z"><text:p/></draw:path><draw:path draw:style-name="gr174" draw:text-style-name="P59" svg:width="0.085cm" svg:height="0.094cm" svg:x="3.341cm" svg:y="0.091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74" draw:text-style-name="P59" svg:width="0.104cm" svg:height="0.189cm" svg:x="3.447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74" draw:text-style-name="P59" svg:width="0.024cm" svg:height="0.062cm" svg:x="3.569cm" svg:y="0.162cm" svg:viewBox="0 0 25 63" svg:d="M25 22c0-14-6-22-14-22-7 0-11 5-11 11s4 12 11 12c2 0 5-1 8-3 0-1 0-1 0-1 1 0 1 0 1 3 0 16-7 28-15 35-2 3-2 3-2 3 0 2 1 3 2 3 3 0 20-16 20-41z"><text:p/></draw:path><draw:path draw:style-name="gr174" draw:text-style-name="P59" svg:width="0.096cm" svg:height="0.135cm" svg:x="3.647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59" svg:width="0.021cm" svg:height="0.09cm" svg:x="3.829cm" svg:y="0.093cm" svg:viewBox="0 0 22 91" svg:d="M22 11c0-6-5-11-11-11s-11 5-11 11 5 11 11 11 11-5 11-11zM22 80c0-6-5-12-11-12s-11 6-11 12 5 11 11 11 11-5 11-11z"><text:p/></draw:path><draw:path draw:style-name="gr174" draw:text-style-name="P59" svg:width="0.028cm" svg:height="0.208cm" svg:x="3.953cm" svg:y="0.026cm" svg:viewBox="0 0 29 209" svg:d="M29 209c0-2 0-5 0-8-7 0-14 0-21 0 0-64 0-129 0-193 7 0 14 0 21 0 0-3 0-5 0-8-10 0-19 0-29 0 0 70 0 139 0 209 10 0 19 0 29 0z"><text:p/></draw:path><draw:path draw:style-name="gr174" draw:text-style-name="P59" svg:width="0.088cm" svg:height="0.143cm" svg:x="3.995cm" svg:y="0.044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74" draw:text-style-name="P59" svg:width="0.024cm" svg:height="0.062cm" svg:x="4.11cm" svg:y="0.162cm" svg:viewBox="0 0 25 63" svg:d="M25 22c0-14-6-22-14-22-7 0-11 5-11 11s4 12 11 12c3 0 6-1 8-3 0-1 0-1 1-1 0 1 0 0 0 3 0 16-7 28-14 35-2 3-2 3-2 3 0 2 1 3 1 3 3 0 20-16 20-41z"><text:p/></draw:path><draw:path draw:style-name="gr174" draw:text-style-name="P59" svg:width="0.187cm" svg:height="0.094cm" svg:x="4.197cm" svg:y="0.091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74" draw:text-style-name="P59" svg:width="0.028cm" svg:height="0.208cm" svg:x="4.401cm" svg:y="0.026cm" svg:viewBox="0 0 29 209" svg:d="M29 0c-10 0-19 0-29 0 0 3 0 5 0 8 7 0 14 0 20 0 0 64 0 129 0 193-6 0-13 0-20 0 0 3 0 6 0 8 10 0 19 0 29 0 0-70 0-139 0-209z"><text:p/></draw:path><draw:path draw:style-name="gr174" draw:text-style-name="P59" svg:width="0.186cm" svg:height="0.109cm" svg:x="4.525cm" svg:y="0.076cm" svg:viewBox="0 0 187 110" svg:d="M164 59c-12 9-17 18-19 21-9 14-7 18-11 27 0 2 3 3 5 3 3 0 3 0 4-5 5-20 17-38 41-48 3 0 3-1 3-2 0-2-1-2-2-2-9-4-34-15-42-50-1-2-1-3-4-3-2 0-5 0-5 2 0 1 2 14 11 29 4 6 10 13 19 20-52 0-104 0-156 0-4 0-8 0-8 4s4 4 8 4c52 0 104 0 156 0z"><text:p/></draw:path><draw:path draw:style-name="gr174" draw:text-style-name="P59" svg:width="0.144cm" svg:height="0.143cm" svg:x="4.786cm" svg:y="0.041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37">commutative: <text:span text:style-name="T1"><draw:g text:anchor-type="as-char" svg:y="-0.148cm" draw:z-index="39" draw:name="Shape33" draw:style-name="gr173"><svg:title>TexMaths</svg:title><svg:desc>6§inline§f \ast g = g \ast f§svg§600§TRUE§</svg:desc><draw:path draw:style-name="gr174" draw:text-style-name="P59" svg:width="0.104cm" svg:height="0.19cm" svg:x="0cm" svg:y="0cm" svg:viewBox="0 0 105 191" svg:d="M66 64c6 0 12 0 18 0 4 0 7 0 7-4 0-2-3-2-6-2-6 0-12 0-18 0 1-9 3-17 4-24 2-5 5-20 6-22 2-4 5-7 9-7 2 0 7 0 11 3-9 1-11 9-11 12 0 5 3 7 8 7s11-4 11-13-10-14-19-14c-7 0-20 4-26 25-1 4-2 6-7 33-5 0-10 0-15 0-4 0-6 0-6 4 0 2 2 2 6 2 5 0 9 0 14 0-6 28-11 55-16 82-4 21-7 40-19 40 0 0-6 0-9-4 9 0 11-8 11-11 0-5-3-7-8-7s-11 4-11 12c0 10 9 15 17 15 12 0 21-13 24-21 7-13 12-39 12-40 5-22 9-44 13-66z"><text:p/></draw:path><draw:path draw:style-name="gr174" draw:text-style-name="P59" svg:width="0.076cm" svg:height="0.09cm" svg:x="0.175cm" svg:y="0.05cm" svg:viewBox="0 0 77 91" svg:d="M44 8c0-3 0-8-5-8-4 0-6 3-5 5 0 2 0 2 0 3 0 11 1 22 2 33-9-7-17-13-26-19-3-2-3-2-5-2-3 0-5 3-5 6s2 4 4 5c10 5 20 10 30 15-9 4-20 9-29 13-3 2-5 2-5 6 0 3 2 6 5 6 2 0 2 0 8-4 7-6 15-12 23-17-1 11-2 23-3 35 0 4 4 6 5 6 3 0 6-2 6-6-1-12-1-24-3-35 9 6 18 13 27 20 2 1 2 1 4 1 3 0 5-3 5-6s-1-4-4-6c-12-6-13-6-30-13 10-5 20-10 30-15 3-1 4-2 4-5s-2-6-5-6c-2 0-2 0-7 4-8 5-16 11-24 17 1-11 2-22 3-33z"><text:p/></draw:path><draw:path draw:style-name="gr174" draw:text-style-name="P59" svg:width="0.096cm" svg:height="0.135cm" svg:x="0.316cm" svg:y="0.055cm" svg:viewBox="0 0 97 136" svg:d="M96 14c0-1 1-3 1-4 0-3-3-6-6-6s-8 2-9 9c-4-8-11-13-20-13-24 0-50 29-50 60 0 20 13 33 28 33 13 0 22-10 25-12-4 18-5 18-7 27-1 2-8 23-30 23-5 0-11 0-17-2 6-2 8-7 8-11 0-3-2-8-8-8-4 0-11 5-11 13s8 13 28 13c26 0 42-17 45-29 7-31 15-62 23-93zM68 66c-1 5-6 11-10 15-5 4-11 7-17 7-11 0-14-11-14-19 0-10 6-35 12-46 5-10 14-18 23-18 14 0 17 17 17 18s0 2 0 3c-4 13-7 26-11 40z"><text:p/></draw:path><draw:path draw:style-name="gr174" draw:text-style-name="P59" svg:width="0.139cm" svg:height="0.049cm" svg:x="0.492cm" svg:y="0.072cm" svg:viewBox="0 0 140 50" svg:d="M133 9c3 0 7-1 7-5s-4-4-7-4c-42 0-84 0-126 0-3 0-7 0-7 4s4 5 7 5c42 0 84 0 126 0zM133 50c3 0 7 0 7-4 0-5-4-5-7-5-42 0-84 0-126 0-3 0-7 0-7 5 0 4 4 4 7 4 42 0 84 0 126 0z"><text:p/></draw:path><draw:path draw:style-name="gr174" draw:text-style-name="P59" svg:width="0.096cm" svg:height="0.135cm" svg:x="0.705cm" svg:y="0.055cm" svg:viewBox="0 0 97 136" svg:d="M97 14c0-1 0-3 0-4 0-3-3-6-6-6-2 0-8 2-9 9-3-8-11-13-20-13-24 0-49 29-49 60 0 20 12 33 28 33 12 0 22-10 24-12-4 18-4 18-7 27 0 2-8 23-30 23-4 0-11 0-17-2 6-2 9-7 9-11 0-3-3-8-9-8-4 0-11 5-11 13s8 13 28 13c27 0 42-17 45-29 8-31 16-62 24-93zM69 66c-1 5-6 11-11 15-4 4-11 7-17 7-10 0-13-11-13-19 0-10 6-35 11-46 6-10 15-18 24-18 14 0 17 17 17 18s-1 2-1 3c-3 13-6 26-10 40z"><text:p/></draw:path><draw:path draw:style-name="gr174" draw:text-style-name="P59" svg:width="0.077cm" svg:height="0.09cm" svg:x="0.87cm" svg:y="0.05cm" svg:viewBox="0 0 78 91" svg:d="M44 8c0-3 0-8-5-8-3 0-6 3-5 5 0 2 0 2 0 3 1 11 1 22 3 33-9-7-18-13-27-19-2-2-3-2-4-2-3 0-6 3-6 6s2 4 4 5c10 5 20 10 30 15-9 4-19 9-29 13-3 2-5 2-5 6 0 3 3 6 6 6 1 0 2 0 7-4 8-6 16-12 24-17-2 11-2 23-3 35 0 4 3 6 5 6s5-2 5-6c-1-12-1-24-3-35 9 6 18 13 27 20 2 1 3 1 4 1 3 0 6-3 6-6s-2-4-5-6c-12-6-12-6-29-13 9-5 19-10 29-15 3-1 5-2 5-5s-3-6-6-6c-1 0-2 0-7 4-8 5-16 11-24 17 2-11 2-22 3-33z"><text:p/></draw:path><draw:path draw:style-name="gr174" draw:text-style-name="P59" svg:width="0.104cm" svg:height="0.19cm" svg:x="1.02cm" svg:y="0cm" svg:viewBox="0 0 105 191" svg:d="M66 64c6 0 12 0 18 0 4 0 7 0 7-4 0-2-3-2-6-2-6 0-12 0-18 0 1-9 3-17 4-24 2-5 5-20 6-22 2-4 5-7 9-7 2 0 7 0 11 3-9 1-11 9-11 12 0 5 3 7 8 7s11-4 11-13-10-14-19-14c-7 0-20 4-26 25-1 4-2 6-7 33-5 0-10 0-15 0-4 0-6 0-6 4 0 2 2 2 6 2 5 0 9 0 14 0-6 28-11 55-16 82-4 21-7 40-18 40-1 0-7 0-10-4 9 0 11-8 11-11 0-5-3-7-8-7s-11 4-11 12c0 10 9 15 18 15 11 0 20-13 23-21 8-13 12-39 12-40 5-22 9-44 13-66z"><text:p/></draw:path></draw:g></text:span><text:span text:style-name="T1">, associative </text:span><text:span text:style-name="T1"><draw:g text:anchor-type="as-char" svg:y="-0.157cm" draw:z-index="40" draw:name="Shape34" draw:style-name="gr173"><svg:title>TexMaths</svg:title><svg:desc>6§inline§(f\ast g) \ast h = f\ast (g \ast h)§svg§600§TRUE§</svg:desc><draw:path draw:style-name="gr174" draw:text-style-name="P59" svg:width="0.048cm" svg:height="0.208cm" svg:x="0cm" svg:y="0cm" svg:viewBox="0 0 49 209" svg:d="M49 206l-3-4c-27-27-34-66-34-98 0-36 8-72 34-98 3-3 3-3 3-4s-1-2-2-2c-2 0-21 14-34 41-11 23-13 46-13 63 0 16 2 41 14 65 12 26 31 40 33 40 1 0 2-1 2-3z"><text:p/></draw:path><draw:path draw:style-name="gr174" draw:text-style-name="P59" svg:width="0.104cm" svg:height="0.189cm" svg:x="0.072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174" draw:text-style-name="P59" svg:width="0.076cm" svg:height="0.089cm" svg:x="0.247cm" svg:y="0.059cm" svg:viewBox="0 0 77 90" svg:d="M44 8c0-3 0-8-5-8-4 0-7 3-5 5 0 2 0 2 0 3 0 11 1 22 2 33-9-7-18-13-27-20-2-1-2-1-4-1-3 0-5 3-5 6s2 4 4 5c10 5 20 9 30 14-9 4-20 9-29 14-4 2-5 2-5 5s2 6 5 6c2 0 2 0 8-3 7-6 15-12 23-18-1 12-2 24-3 36 0 4 4 5 5 5 3 0 6-1 6-5-1-12-1-24-3-36 9 7 18 14 27 20 2 1 2 1 4 1 3 0 5-3 5-6s-1-4-4-5c-12-6-13-6-30-14 10-4 20-9 30-14 3-1 4-2 4-5s-2-6-5-6c-2 0-2 0-7 4-8 5-16 11-24 17 1-11 2-23 3-33z"><text:p/></draw:path><draw:path draw:style-name="gr174" draw:text-style-name="P59" svg:width="0.096cm" svg:height="0.134cm" svg:x="0.389cm" svg:y="0.064cm" svg:viewBox="0 0 97 135" svg:d="M96 14c0-1 1-3 1-4 0-3-3-6-6-6s-8 2-9 9c-4-8-11-13-20-13-24 0-50 29-50 60 0 20 13 32 28 32 13 0 22-9 25-12-4 19-4 18-7 28-1 2-8 22-30 22-5 0-11 0-17-2 6-2 8-7 8-11 0-3-2-7-8-7-4 0-11 4-11 12 0 9 8 13 28 13 27 0 42-16 45-28 7-31 15-62 23-93zM68 66c-1 5-6 10-10 14-5 4-11 8-17 8-11 0-14-11-14-19 0-11 6-35 12-46 5-10 14-18 23-18 14 0 17 16 17 18 0 1 0 2 0 3-4 13-7 26-11 40z"><text:p/></draw:path><draw:path draw:style-name="gr174" draw:text-style-name="P59" svg:width="0.048cm" svg:height="0.208cm" svg:x="0.506cm" svg:y="0cm" svg:viewBox="0 0 49 209" svg:d="M49 104c0-16-2-41-14-65-13-25-31-39-33-39-1 0-2 1-2 2s0 1 4 5c21 20 33 54 33 97 0 35-8 72-35 99-2 3-2 3-2 3 0 1 1 3 2 3 2 0 21-15 33-42 11-22 14-45 14-63z"><text:p/></draw:path><draw:path draw:style-name="gr174" draw:text-style-name="P59" svg:width="0.077cm" svg:height="0.089cm" svg:x="0.636cm" svg:y="0.059cm" svg:viewBox="0 0 78 90" svg:d="M44 8c1-3 1-8-5-8-3 0-6 3-5 5 0 2 0 2 0 3 1 11 1 22 3 33-9-7-18-13-27-20-2-1-3-1-4-1-3 0-6 3-6 6s2 4 4 5c10 5 20 9 30 14-9 4-19 9-29 14-3 2-5 2-5 5s3 6 6 6c1 0 2 0 7-3 8-6 16-12 24-18-2 12-2 24-3 36 0 4 3 5 5 5s6-1 6-5c-1-12-2-24-4-36 9 7 18 14 27 20 2 1 3 1 5 1s5-3 5-6-2-4-4-5c-13-6-13-6-30-14 9-4 20-9 29-14 3-1 5-2 5-5s-3-6-5-6-3 0-8 4c-7 5-16 11-24 17 2-11 2-23 3-33z"><text:p/></draw:path><draw:path draw:style-name="gr174" draw:text-style-name="P59" svg:width="0.102cm" svg:height="0.146cm" svg:x="0.786cm" svg:y="0.011cm" svg:viewBox="0 0 103 147" svg:d="M49 2c0 0 0-2-3-2-5 0-20 2-26 2-1 0-4 0-4 4 0 3 2 3 6 3 9 0 10 1 10 4 0 1-1 2-1 4-10 40-20 80-30 119-1 3-1 3-1 5 0 4 4 6 6 6 3 0 7-3 8-6 1-5 3-10 4-16s3-12 4-18c1-4 3-9 4-14 0-1 2-8 2-10 1-1 7-13 15-19 4-3 11-7 20-7s11 7 11 15c0 11-8 34-13 46-2 5-3 7-3 11 0 10 8 18 18 18 19 0 27-31 27-33 0-1-2-1-2-1-3 0-3 0-3 3-4 11-10 26-22 26-3 0-5-2-5-7s2-10 4-15c3-8 13-33 13-45 0-14-9-23-24-23-14 0-24 7-32 17 6-23 11-45 17-67z"><text:p/></draw:path><draw:path draw:style-name="gr174" draw:text-style-name="P59" svg:width="0.139cm" svg:height="0.048cm" svg:x="0.966cm" svg:y="0.079cm" svg:viewBox="0 0 140 49" svg:d="M133 9c3 0 7-1 7-5s-4-4-7-4c-42 0-84 0-126 0-3 0-7 0-7 4s4 5 7 5c42 0 84 0 126 0zM133 49c3 0 7 0 7-4s-4-4-7-4c-42 0-84 0-126 0-3 0-7 0-7 4s4 4 7 4c42 0 84 0 126 0z"><text:p/></draw:path><draw:path draw:style-name="gr174" draw:text-style-name="P59" svg:width="0.104cm" svg:height="0.189cm" svg:x="1.188cm" svg:y="0.009cm" svg:viewBox="0 0 105 190" svg:d="M66 64c6 0 12 0 18 0 5 0 7 0 7-4 0-3-2-3-6-3-6 0-12 0-18 0 2-8 3-16 5-24 1-4 4-19 5-21 2-4 5-7 10-7 1 0 6 0 10 3-9 1-11 9-11 12 0 4 3 7 8 7s11-5 11-13c0-9-10-14-18-14-7 0-20 4-27 24-1 5-2 7-7 33-5 0-10 0-15 0-3 0-6 0-6 4 0 3 2 3 6 3 5 0 9 0 14 0-5 27-11 54-16 81-4 21-7 40-18 40-1 0-6 0-10-4 9 0 11-8 11-11 0-5-3-7-8-7s-11 4-11 12c0 10 9 15 18 15 11 0 20-13 24-21 7-13 11-38 11-40 5-21 9-43 13-65z"><text:p/></draw:path><draw:path draw:style-name="gr174" draw:text-style-name="P59" svg:width="0.077cm" svg:height="0.089cm" svg:x="1.363cm" svg:y="0.059cm" svg:viewBox="0 0 78 90" svg:d="M44 8c0-3 0-8-5-8-4 0-6 3-5 5 0 2 0 2 0 3 1 11 1 22 3 33-9-7-18-13-27-20-2-1-3-1-4-1-3 0-6 3-6 6s2 4 4 5c10 5 20 9 30 14-9 4-19 9-29 14-3 2-5 2-5 5s3 6 6 6c1 0 2 0 7-3 8-6 16-12 24-18-2 12-2 24-3 36 0 4 3 5 5 5s5-1 5-5c-1-12-1-24-3-36 9 7 18 14 27 20 2 1 3 1 4 1 3 0 6-3 6-6s-2-4-5-5c-12-6-12-6-29-14 9-4 19-9 29-14 3-1 5-2 5-5s-3-6-6-6c-1 0-2 0-7 4-8 5-16 11-24 17 2-11 2-23 3-33z"><text:p/></draw:path><draw:path draw:style-name="gr174" draw:text-style-name="P59" svg:width="0.048cm" svg:height="0.208cm" svg:x="1.522cm" svg:y="0cm" svg:viewBox="0 0 49 209" svg:d="M49 206l-4-4c-26-27-33-66-33-98 0-36 8-72 34-98 3-3 3-3 3-4s-1-2-2-2c-3 0-21 14-34 41-11 23-13 46-13 63 0 16 2 41 14 65 12 26 30 40 33 40 1 0 2-1 2-3z"><text:p/></draw:path><draw:path draw:style-name="gr174" draw:text-style-name="P59" svg:width="0.096cm" svg:height="0.134cm" svg:x="1.587cm" svg:y="0.064cm" svg:viewBox="0 0 97 135" svg:d="M96 14c1-1 1-3 1-4 0-3-3-6-6-6-2 0-8 2-9 9-4-8-11-13-20-13-24 0-50 29-50 60 0 20 13 32 28 32 13 0 22-9 25-12-4 19-4 18-7 28-1 2-8 22-30 22-5 0-11 0-17-2 6-2 8-7 8-11 0-3-2-7-8-7-4 0-11 4-11 12 0 9 8 13 28 13 27 0 42-16 45-28 7-31 15-62 23-93zM69 66c-2 5-7 10-11 14-5 4-11 8-17 8-10 0-14-11-14-19 0-11 6-35 12-46 5-10 15-18 23-18 15 0 17 16 17 18 0 1 0 2 0 3-3 13-7 26-10 40z"><text:p/></draw:path><draw:path draw:style-name="gr174" draw:text-style-name="P59" svg:width="0.076cm" svg:height="0.089cm" svg:x="1.752cm" svg:y="0.059cm" svg:viewBox="0 0 77 90" svg:d="M44 8c0-3 0-8-5-8-4 0-6 3-5 5 0 2 0 2 0 3 1 11 1 22 3 33-9-7-18-13-27-20-3-1-3-1-5-1-3 0-5 3-5 6s2 4 4 5c10 5 20 9 30 14-9 4-20 9-29 14-3 2-5 2-5 5s2 6 5 6c2 0 2 0 8-3 7-6 16-12 24-18-2 12-3 24-4 36 0 4 4 5 5 5 3 0 6-1 6-5-1-12-1-24-3-36 9 7 18 14 27 20 2 1 3 1 4 1 3 0 5-3 5-6s-1-4-4-5c-12-6-13-6-29-14 9-4 19-9 29-14 3-1 4-2 4-5s-2-6-5-6c-1 0-2 0-7 4-8 5-16 11-24 17 2-11 2-23 3-33z"><text:p/></draw:path><draw:path draw:style-name="gr174" draw:text-style-name="P59" svg:width="0.103cm" svg:height="0.146cm" svg:x="1.902cm" svg:y="0.011cm" svg:viewBox="0 0 104 147" svg:d="M49 2c0 0 0-2-3-2-5 0-20 2-26 2-1 0-4 0-4 4 0 3 3 3 6 3 10 0 10 1 10 4 0 1 0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174" draw:text-style-name="P59" svg:width="0.048cm" svg:height="0.208cm" svg:x="2.024cm" svg:y="0cm" svg:viewBox="0 0 49 209" svg:d="M49 104c0-16-2-41-14-65-13-25-31-39-33-39-1 0-2 1-2 2s0 1 4 5c21 20 33 54 33 97 0 35-8 72-34 99-3 3-3 3-3 3 0 1 1 3 2 3 2 0 21-15 34-42 11-22 13-45 13-63z"><text:p/></draw:path></draw:g></text:span><text:span text:style-name="T1"><text:s/>distributive: </text:span><text:span text:style-name="T1"><draw:g text:anchor-type="as-char" svg:y="-0.157cm" draw:z-index="41" draw:name="Shape35" draw:style-name="gr173"><svg:title>TexMaths</svg:title><svg:desc>6§inline§f_1 \ast (f_2+f_3)=f_1 \ast f_2+f_1 \ast f_3
§svg§600§TRUE§</svg:desc><draw:path draw:style-name="gr174" draw:text-style-name="P59" svg:width="0.104cm" svg:height="0.188cm" svg:x="0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174" draw:text-style-name="P59" svg:width="0.052cm" svg:height="0.096cm" svg:x="0.108cm" svg:y="0.091cm" svg:viewBox="0 0 53 97" svg:d="M33 4c0-3 0-4-4-4-10 10-23 10-29 10 0 1 0 3 0 5 4 0 13 0 22-4 0 24 0 49 0 74 0 5 0 7-15 7-2 0-4 0-6 0 0 2 0 3 0 5 3 0 21 0 26 0s23 0 26 0c0-2 0-3 0-5-1 0-3 0-5 0-15 0-15-2-15-7 0-27 0-54 0-81z"><text:p/></draw:path><draw:path draw:style-name="gr174" draw:text-style-name="P59" svg:width="0.076cm" svg:height="0.089cm" svg:x="0.247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174" draw:text-style-name="P59" svg:width="0.048cm" svg:height="0.207cm" svg:x="0.406cm" svg:y="0cm" svg:viewBox="0 0 49 208" svg:d="M49 206c0-1 0-1-3-5-27-26-33-65-33-97 0-36 7-72 33-99 3-2 3-2 3-3s-1-2-2-2c-2 0-21 14-34 41-10 23-13 46-13 63 0 16 2 41 14 65 13 25 31 39 33 39 1 0 2-1 2-2z"><text:p/></draw:path><draw:path draw:style-name="gr174" draw:text-style-name="P59" svg:width="0.104cm" svg:height="0.188cm" svg:x="0.478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74" draw:text-style-name="P59" svg:width="0.064cm" svg:height="0.096cm" svg:x="0.58cm" svg:y="0.091cm" svg:viewBox="0 0 65 97" svg:d="M65 70c-2 0-3 0-5 0-1 4-2 12-4 14-1 1-12 1-15 1-9 0-18 0-27 0 16-14 21-18 30-25 11-8 21-18 21-31 0-18-16-29-34-29-19 0-31 13-31 26 0 8 6 9 8 9 3 0 8-3 8-8 0-3-2-8-9-8 4-10 15-14 21-14 15 0 23 12 23 24s-10 22-14 28c-12 11-24 22-36 34-1 2-1 2-1 6 20 0 40 0 61 0 1-9 3-18 4-27z"><text:p/></draw:path><draw:path draw:style-name="gr174" draw:text-style-name="P59" svg:width="0.139cm" svg:height="0.138cm" svg:x="0.723cm" svg:y="0.035cm" svg:viewBox="0 0 140 139" svg:d="M74 74c20 0 39 0 59 0 3 0 7 0 7-4s-4-4-7-4c-20 0-39 0-59 0 0-20 0-39 0-59 0-3 0-7-4-7s-4 4-4 7c0 20 0 39 0 59-20 0-40 0-59 0-3 0-7 0-7 4s4 4 7 4c19 0 39 0 59 0 0 19 0 39 0 58 0 3 0 7 4 7s4-4 4-7c0-19 0-39 0-58z"><text:p/></draw:path><draw:path draw:style-name="gr174" draw:text-style-name="P59" svg:width="0.104cm" svg:height="0.188cm" svg:x="0.933cm" svg:y="0.01cm" svg:viewBox="0 0 105 189" svg:d="M66 64c6 0 13 0 19 0 4 0 6 0 6-5 0-2-2-2-6-2-6 0-12 0-18 0 2-8 3-16 5-24 1-4 4-19 5-22 2-3 5-7 10-7 1 0 6 0 10 4-9 1-11 8-11 12s3 7 8 7 11-5 11-13c0-9-10-14-18-14-7 0-20 4-27 24-1 5-2 7-7 33-4 0-10 0-15 0-3 0-6 0-6 4 0 3 2 3 6 3 5 0 9 0 14 0-5 27-11 54-16 81-4 21-7 40-18 40-1 0-6 0-10-4 9-1 11-8 11-12 0-5-3-7-8-7s-11 5-11 13c0 9 9 14 18 14 11 0 20-12 24-20 7-13 11-38 11-40 5-22 9-44 13-65z"><text:p/></draw:path><draw:path draw:style-name="gr174" draw:text-style-name="P59" svg:width="0.067cm" svg:height="0.099cm" svg:x="1.034cm" svg:y="0.091cm" svg:viewBox="0 0 68 100" svg:d="M32 48c12 0 20 8 20 24 0 18-11 23-19 23-6 0-19-1-25-10 6 0 8-5 8-8 0-5-3-8-8-8-4 0-8 3-8 8 0 14 15 23 33 23 20 0 35-14 35-28 0-11-10-23-26-26 16-6 21-17 21-26 0-11-13-20-29-20-17 0-30 8-30 20 0 4 4 7 8 7 5 0 8-3 8-7s-3-7-8-7c5-7 16-9 21-9 7 0 16 4 16 16 0 6-2 13-6 18-5 6-9 6-17 6-3 0-3 0-4 1-1 0-2 0-2 1 0 2 2 2 4 2 3 0 5 0 8 0z"><text:p/></draw:path><draw:path draw:style-name="gr174" draw:text-style-name="P59" svg:width="0.048cm" svg:height="0.207cm" svg:x="1.132cm" svg:y="0cm" svg:viewBox="0 0 49 208" svg:d="M49 104c0-16-2-41-14-65-13-25-31-39-33-39-1 0-2 1-2 2s0 1 4 5c21 20 33 54 33 97 0 35-8 72-34 99-3 2-3 2-3 3s1 2 2 2c2 0 21-14 33-41 11-23 14-46 14-63z"><text:p/></draw:path><draw:path draw:style-name="gr174" draw:text-style-name="P59" svg:width="0.139cm" svg:height="0.048cm" svg:x="1.272cm" svg:y="0.08cm" svg:viewBox="0 0 140 49" svg:d="M133 8c3 0 7 0 7-4s-4-4-7-4c-42 0-84 0-126 0-3 0-7 0-7 4s4 4 7 4c42 0 84 0 126 0zM133 49c3 0 7 0 7-4s-4-4-7-4c-42 0-84 0-126 0-3 0-7 0-7 4s4 4 7 4c42 0 84 0 126 0z"><text:p/></draw:path><draw:path draw:style-name="gr174" draw:text-style-name="P59" svg:width="0.104cm" svg:height="0.188cm" svg:x="1.494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74" draw:text-style-name="P59" svg:width="0.053cm" svg:height="0.096cm" svg:x="1.602cm" svg:y="0.091cm" svg:viewBox="0 0 54 97" svg:d="M34 4c0-3-1-4-5-4-9 10-23 10-29 10 0 1 0 3 0 5 4 0 13 0 22-4 0 24 0 49 0 74 0 5 0 7-15 7-2 0-4 0-6 0 0 2 0 3 0 5 3 0 21 0 27 0 4 0 22 0 26 0 0-2 0-3 0-5-2 0-4 0-6 0-14 0-14-2-14-7 0-27 0-54 0-81z"><text:p/></draw:path><draw:path draw:style-name="gr174" draw:text-style-name="P59" svg:width="0.077cm" svg:height="0.089cm" svg:x="1.741cm" svg:y="0.06cm" svg:viewBox="0 0 78 90" svg:d="M44 8c0-3 0-8-5-8-4 0-6 2-5 5 0 1 0 2 0 3 1 10 1 22 3 33-9-7-18-14-27-20-2-1-3-1-5-1-3 0-5 3-5 5 0 4 2 4 4 5 10 5 20 10 30 15-9 4-20 9-29 13-3 2-5 3-5 6s2 6 5 6c2 0 3 0 8-4 7-6 16-11 24-17-2 12-3 23-4 35 0 5 4 6 6 6s5-2 5-6c-1-12-1-23-3-35 9 6 18 13 27 20 2 1 3 1 4 1 3 0 6-3 6-6s-2-4-5-5c-12-7-13-7-29-14 9-5 19-10 29-14 3-2 5-3 5-6 0-4-3-5-6-5-1 0-2 0-7 3-8 6-16 12-24 18 2-11 2-23 3-33z"><text:p/></draw:path><draw:path draw:style-name="gr174" draw:text-style-name="P59" svg:width="0.105cm" svg:height="0.188cm" svg:x="1.89cm" svg:y="0.01cm" svg:viewBox="0 0 106 189" svg:d="M67 64c6 0 12 0 18 0 4 0 6 0 6-5 0-2-2-2-6-2-6 0-11 0-17 0 1-8 3-16 4-24 1-4 4-19 5-22 2-3 6-7 10-7 1 0 7 0 10 4-9 1-11 8-11 12s4 7 8 7c6 0 12-5 12-13 0-9-10-14-19-14-7 0-20 4-26 24-2 5-3 7-8 33-4 0-9 0-14 0-4 0-7 0-7 4 0 3 2 3 6 3 5 0 9 0 14 0-5 27-10 54-15 81-4 21-8 40-19 40-1 0-6 0-10-4 10-1 12-8 12-12 0-5-4-7-8-7-5 0-12 5-12 13 0 9 10 14 18 14 12 0 20-12 24-20 7-13 11-38 12-40 4-22 8-44 13-65z"><text:p/></draw:path><draw:path draw:style-name="gr174" draw:text-style-name="P59" svg:width="0.064cm" svg:height="0.096cm" svg:x="1.991cm" svg:y="0.091cm" svg:viewBox="0 0 65 97" svg:d="M65 70c-1 0-3 0-4 0-1 4-2 12-5 14-1 1-12 1-14 1-9 0-18 0-27 0 16-14 20-18 29-25 11-8 21-18 21-31 0-18-15-29-34-29-18 0-31 13-31 26 0 8 7 9 8 9 3 0 8-3 8-8 0-3-1-8-9-8 5-10 15-14 22-14 14 0 22 12 22 24s-9 22-14 28c-12 11-23 22-35 34-2 2-2 2-2 6 20 0 41 0 61 0 1-9 3-18 4-27z"><text:p/></draw:path><draw:path draw:style-name="gr174" draw:text-style-name="P59" svg:width="0.139cm" svg:height="0.138cm" svg:x="2.135cm" svg:y="0.035cm" svg:viewBox="0 0 140 139" svg:d="M74 74c20 0 39 0 59 0 3 0 7 0 7-4s-4-4-7-4c-20 0-39 0-59 0 0-20 0-39 0-59 0-3 0-7-4-7s-4 4-4 7c0 20 0 39 0 59-20 0-39 0-59 0-3 0-7 0-7 4s4 4 7 4c20 0 39 0 59 0 0 19 0 39 0 58 0 3 0 7 4 7s4-4 4-7c0-19 0-39 0-58z"><text:p/></draw:path><draw:path draw:style-name="gr174" draw:text-style-name="P59" svg:width="0.104cm" svg:height="0.188cm" svg:x="2.346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174" draw:text-style-name="P59" svg:width="0.052cm" svg:height="0.096cm" svg:x="2.454cm" svg:y="0.091cm" svg:viewBox="0 0 53 97" svg:d="M33 4c0-3 0-4-4-4-10 10-23 10-29 10 0 1 0 3 0 5 4 0 13 0 21-4 0 24 0 49 0 74 0 5 0 7-14 7-2 0-4 0-6 0 0 2 0 3 0 5 3 0 21 0 26 0s23 0 26 0c0-2 0-3 0-5-1 0-3 0-5 0-15 0-15-2-15-7 0-27 0-54 0-81z"><text:p/></draw:path><draw:path draw:style-name="gr174" draw:text-style-name="P59" svg:width="0.076cm" svg:height="0.089cm" svg:x="2.593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174" draw:text-style-name="P59" svg:width="0.104cm" svg:height="0.188cm" svg:x="2.742cm" svg:y="0.01cm" svg:viewBox="0 0 105 189" svg:d="M66 64c6 0 13 0 19 0 4 0 6 0 6-5 0-2-2-2-6-2-6 0-11 0-17 0 1-8 3-16 4-24 1-4 4-19 5-22 2-3 6-7 10-7 1 0 6 0 10 4-9 1-11 8-11 12s3 7 8 7 11-5 11-13c0-9-10-14-18-14-7 0-20 4-27 24-1 5-2 7-7 33-4 0-10 0-15 0-3 0-6 0-6 4 0 3 2 3 6 3 5 0 9 0 14 0-5 27-10 54-15 81-5 21-8 40-19 40-1 0-6 0-10-4 9-1 11-8 11-12 0-5-3-7-8-7s-11 5-11 13c0 9 10 14 18 14 11 0 20-12 24-20 7-13 11-38 11-40 5-22 9-44 13-65z"><text:p/></draw:path><draw:path draw:style-name="gr174" draw:text-style-name="P59" svg:width="0.067cm" svg:height="0.099cm" svg:x="2.843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g></text:span><text:span text:style-name="T1"><text:s/></text:span></text:p></draw:text-box></draw:frame><draw:frame draw:style-name="fr1" draw:name="Frame8" text:anchor-type="paragraph" svg:x="10.603cm" svg:y="3.159cm" svg:width="8.364cm" draw:z-index="42"><draw:text-box fo:min-height="0.363cm"><text:p text:style-name="P39"><text:span text:style-name="T120">Factorized conv</text:span>: 2 3x3 convolutions can act as an approx for 5x5 conv trading expressiveness for efficiency. Inserting a non-linearity between the 3x3s lets it capture more complex features.</text:p><text:p text:style-name="P40">Separable conv: <text:span text:style-name="T100">approximate a 5x5 conv with a 5x1 and 1x5 reducing params (as above). Lossy.</text:span></text:p></draw:text-box></draw:frame><draw:frame draw:style-name="fr1" draw:name="Frame9" text:anchor-type="paragraph" svg:x="10.603cm" svg:y="3.99cm" svg:width="8.364cm" draw:z-index="43"><draw:text-box fo:min-height="0.654cm"><text:p text:style-name="P8">Pooling<text:span text:style-name="T93">: </text:span><text:span text:style-name="T101">smaller res, hierarchal features (concentrates abstract features), shift/deform Invariance. </text:span><text:span text:style-name="T102">Break shift-equivariance by blurring sample to avoid the shifting pooling issue.</text:span></text:p></draw:text-box></draw:frame><draw:frame draw:style-name="fr1" draw:name="Frame10" text:anchor-type="paragraph" svg:x="6.361cm" svg:y="3.489cm" svg:width="4.244cm" draw:z-index="44"><draw:text-box fo:min-height="0.503cm"><text:p text:style-name="P42"><draw:g text:anchor-type="as-char" svg:y="-0.169cm" draw:z-index="45" draw:name="Shape36" draw:style-name="gr173"><svg:title>TexMaths</svg:title><svg:desc>6§inline§M =\left\lfloor \frac{M+2\times P - D \times (K-1)-1}{S} + 1\right\rfloor§svg§600§TRUE§</svg:desc><draw:path draw:style-name="gr174" draw:text-style-name="P59" svg:width="0.21cm" svg:height="0.142cm" svg:x="0cm" svg:y="0.1cm" svg:viewBox="0 0 211 143" svg:d="M186 16c2-8 2-9 19-9 4 0 6 0 6-5 0-2-2-2-6-2-9 0-18 0-27 0-6 0-6 0-9 4-26 40-51 79-77 119-5-39-10-79-16-118 0-5-1-5-6-5-10 0-20 0-29 0-4 0-7 0-7 4 0 3 2 3 6 3 3 0 7 0 9 0 4 0 5 1 5 3 0 1 0 1-1 4-9 36-18 71-27 107-1 8-5 15-22 16-2 0-4 0-4 4 0 2 1 2 3 2 7 0 14 0 21 0s14 0 22 0c1 0 3 0 3-4 0-2-2-2-3-2-12 0-15-5-15-9 0-2 0-3 1-5 10-38 19-76 29-115 6 44 12 87 18 130 1 3 1 5 3 5 3 0 4-2 5-3 28-45 57-89 85-133-10 40-20 80-30 120-2 8-2 10-19 10-4 0-6 0-6 4 0 2 2 2 3 2 6 0 20 0 26 0 9 0 18 0 27 0 1 0 4 0 4-4 0-2-2-2-6-2-8 0-14 0-14-4 0-1 0-1 1-5 9-37 19-75 28-112z"><text:p/></draw:path><draw:path draw:style-name="gr174" draw:text-style-name="P59" svg:width="0.139cm" svg:height="0.048cm" svg:x="0.289cm" svg:y="0.166cm" svg:viewBox="0 0 140 49" svg:d="M133 8c3 0 7 0 7-4s-4-4-7-4c-42 0-84 0-126 0-3 0-7 0-7 4s4 4 7 4c42 0 84 0 126 0zM133 49c3 0 7 0 7-4s-4-4-7-4c-42 0-84 0-126 0-3 0-7 0-7 4s4 4 7 4c42 0 84 0 126 0z"><text:p/></draw:path><draw:path draw:style-name="gr174" draw:text-style-name="P59" svg:width="0.059cm" svg:height="0.377cm" svg:x="0.547cm" svg:y="0cm" svg:viewBox="0 0 60 378" svg:d="M0 378c20 0 40 0 60 0 0-3 0-7 0-10-17 0-33 0-50 0 0-123 0-245 0-368-3 0-6 0-10 0 0 126 0 252 0 378z"><text:p/></draw:path><draw:path draw:style-name="gr174" draw:text-style-name="P59" svg:width="0.156cm" svg:height="0.099cm" svg:x="0.647cm" svg:y="0.041cm" svg:viewBox="0 0 157 100" svg:d="M140 11c1-5 1-6 12-6 3 0 5 0 5-3 0-2-2-2-5-2-6 0-13 0-19 0-5 0-5 0-7 2-19 29-38 56-57 84-5-27-10-55-14-82-1-4-1-4-6-4-7 0-14 0-21 0-3 0-5 0-5 3 0 2 2 2 6 2 2 0 2 0 5 0s3 1 3 2 0 1 0 4c-6 24-13 49-19 74-1 4-4 10-15 10-1 0-3 0-3 3 1 1 0 2 2 2 5 0 11 0 15 0s12 0 16 0c1 0 3 0 3-3 0-2-2-2-4-2-9 0-9-4-9-6 0-1 0-1 1-4 7-26 13-52 19-78h1c5 30 10 60 15 90 1 2 1 3 3 3s3-1 5-3c20-30 41-61 61-92h1c-7 28-14 56-21 84-1 5-2 6-13 6-3 0-4 0-4 3 0 1 0 2 2 2s6 0 9 0 7 0 10 0 14 0 18 0c1 0 3 0 3-3 0-2-2-2-5-2-1 0-3 0-5 0-4-1-4-1-4-3 0 0 1-2 1-3 7-26 13-52 20-78z"><text:p/></draw:path><draw:path draw:style-name="gr174" draw:text-style-name="P59" svg:width="0.108cm" svg:height="0.107cm" svg:x="0.823cm" svg:y="0.049cm" svg:viewBox="0 0 109 108" svg:d="M58 58c15 0 30 0 45 0 2 0 6 0 6-3 0-4-4-4-6-4-15 0-30 0-45 0 0-15 0-31 0-46 0-1 0-5-3-5-4 0-4 4-4 5 0 15 0 31 0 46-15 0-31 0-46 0-1 0-5 0-5 4 0 3 4 3 5 3 15 0 31 0 46 0 0 15 0 30 0 45 0 2 0 5 3 5 4 0 4-2 4-5 0-15 0-30 0-45z"><text:p/></draw:path><draw:path draw:style-name="gr174" draw:text-style-name="P59" svg:width="0.064cm" svg:height="0.097cm" svg:x="0.951cm" svg:y="0.042cm" svg:viewBox="0 0 65 98" svg:d="M65 71c-1 0-3 0-5 0 0 3-2 12-4 14-1 0-12 0-14 0-9 0-19 0-28 0 16-13 21-17 30-24 11-9 21-18 21-32 0-18-15-29-34-29-18 0-31 13-31 26 0 8 7 9 8 9 3 0 8-3 8-8 0-3-2-8-9-8 4-11 15-14 21-14 15 0 23 12 23 24s-9 23-14 28c-12 11-24 23-36 35-1 2-1 2-1 6 20 0 40 0 61 0 1-9 3-18 4-27z"><text:p/></draw:path><draw:path draw:style-name="gr174" draw:text-style-name="P59" svg:width="0.078cm" svg:height="0.078cm" svg:x="1.052cm" svg:y="0.065cm" svg:viewBox="0 0 79 79" svg:d="M77 7c2-2 2-2 2-3 0-3-2-4-3-4-2 0-2 1-4 2-11 11-22 21-32 32-11-11-22-21-33-32-1-1-2-2-3-2-2 0-4 2-4 4 0 1 1 1 2 3 11 11 22 22 33 33-11 10-22 21-33 31-1 3-2 3-2 4 0 2 2 4 4 4 1 0 1 0 3-2 11-11 22-22 33-33 11 12 22 23 33 34 1 1 2 1 3 1s3-2 3-4c0-1 0-1 0-2-1 0-29-29-34-33 11-11 22-22 32-33z"><text:p/></draw:path><draw:path draw:style-name="gr174" draw:text-style-name="P59" svg:width="0.111cm" svg:height="0.099cm" svg:x="1.168cm" svg:y="0.041cm" svg:viewBox="0 0 112 100" svg:d="M40 55c9 0 18 0 27 0 24 0 45-16 45-32 0-13-12-23-32-23-18 0-34 0-52 0-3 0-5 0-5 3 0 2 2 2 6 2 2 0 3 0 5 0 3 0 3 1 3 2s0 1 0 4c-7 26-13 51-20 77-1 6-1 7-13 7-2 0-4 0-4 3 1 1 0 2 2 2 5 0 15 0 20 0 2 0 7 0 10 0 2 0 6 0 9 0 1 0 3 0 3-3 0-2-2-2-4-2-1 0-3 0-6 0-3-1-3-1-3-3 0-1 0 0 0-3 3-12 6-23 9-34zM50 10c2-5 2-5 8-5s11 0 17 0c14 0 22 4 22 15 0 4-2 16-9 23-5 4-14 7-24 7-8 0-16 0-24 0 4-13 7-27 10-40z"><text:p/></draw:path><draw:path draw:style-name="gr174" draw:text-style-name="P59" svg:width="0.099cm" svg:height="0.006cm" svg:x="1.304cm" svg:y="0.101cm" svg:viewBox="0 0 100 7" svg:d="M94 7c3 0 6 0 6-3 0-4-3-4-6-4-29 0-59 0-88 0-2 0-6 0-6 4 0 3 4 3 6 3 29 0 59 0 88 0z"><text:p/></draw:path><draw:path draw:style-name="gr174" draw:text-style-name="P59" svg:width="0.12cm" svg:height="0.099cm" svg:x="1.43cm" svg:y="0.041cm" svg:viewBox="0 0 121 100" svg:d="M17 89c-1 5-1 6-13 6-2 0-4 0-4 3 0 2 2 2 4 2 18 0 36 0 53 0 33 0 64-30 64-62 0-21-15-38-39-38-18 0-35 0-53 0-3 0-5 0-5 3 0 2 2 2 5 2 2 0 3 0 5 0 3 0 4 1 4 2s0 1-1 4c-6 26-13 52-20 78zM50 10c2-5 2-5 8-5s13 0 19 0c17 0 30 8 30 29 0 3-1 28-16 45-6 7-18 16-36 16-7 0-14 0-21 0-4 0-5 0-5-1 0-2 0-2 1-3 7-27 14-54 20-81z"><text:p/></draw:path><draw:path draw:style-name="gr174" draw:text-style-name="P59" svg:width="0.078cm" svg:height="0.078cm" svg:x="1.588cm" svg:y="0.065cm" svg:viewBox="0 0 79 79" svg:d="M77 7c2-2 2-2 2-3 0-3-2-4-3-4-2 0-3 1-5 2-10 11-21 21-31 32-11-11-23-21-33-32-2-1-2-2-3-2-3 0-4 2-4 4 0 1 0 1 2 3 11 11 21 22 32 33-11 10-21 21-32 31-2 3-2 3-2 4 0 2 1 4 4 4 1 0 1 0 3-2 10-11 22-22 33-33 11 12 22 23 33 34 1 1 1 1 3 1 1 0 3-2 3-4 0-1 0-1-1-2 0 0-29-29-34-33 11-11 22-22 33-33z"><text:p/></draw:path><draw:path draw:style-name="gr174" draw:text-style-name="P59" svg:width="0.037cm" svg:height="0.146cm" svg:x="1.71cm" svg:y="0.029cm" svg:viewBox="0 0 38 147" svg:d="M35 0c-28 20-35 51-35 74 0 20 6 52 35 73 2 0 3 0 3-2 0-1 0-1-1-2-20-18-27-42-27-69 0-40 15-60 27-70 1-1 1-2 1-2 0-2-1-2-3-2z"><text:p/></draw:path><draw:path draw:style-name="gr174" draw:text-style-name="P59" svg:width="0.133cm" svg:height="0.099cm" svg:x="1.769cm" svg:y="0.041cm" svg:viewBox="0 0 134 100" svg:d="M74 41c0-1 0-1 0-1 0-1 0-1 3-3 5-4 10-7 15-11 20-13 29-20 39-21 2 0 3 0 3-3 0-1-1-2-1-2-3 0-8 1-11 1-4 0-13-1-18-1 0 0-3 0-3 3 1 1 0 2 3 2 2 0 3 0 3 2 0 3-4 6-6 7-21 15-42 29-62 44 4-16 8-31 12-47 1-5 1-6 13-6 2 0 4 0 4-3 0-1-1-2-2-2-4 0-15 1-19 1-3 0-8 0-10-1-3 0-7 0-10 0-1 0-3 0-3 3 0 2 2 2 5 2 2 0 3 0 6 0s3 1 3 2 0 1-1 4c-6 26-13 52-20 78-1 5-1 6-12 6-3 0-5 0-5 3 1 1 0 2 2 2 5 0 15 0 20 0 2 0 7 0 10 0s6 0 9 0c1 0 3 0 3-3 0-2-1-2-4-2-2 0-3 0-6 0-3-1-3-1-3-3 0-1 1-6 7-28 8-6 16-11 24-17 8 14 14 27 21 41 2 3 2 3 2 3 0 4-5 4-7 4s-4 0-4 3c0 1 0 2 2 2 4 0 15 0 19 0 5 0 11 0 15 0 2 0 3 0 3-3 0-2-2-2-4-2s-7 0-9-5c-9-16-17-32-26-49z"><text:p/></draw:path><draw:path draw:style-name="gr174" draw:text-style-name="P59" svg:width="0.099cm" svg:height="0.006cm" svg:x="1.927cm" svg:y="0.101cm" svg:viewBox="0 0 100 7" svg:d="M94 7c3 0 6 0 6-3 0-4-3-4-6-4-29 0-59 0-88 0-2 0-6 0-6 4 0 3 4 3 6 3 29 0 59 0 88 0z"><text:p/></draw:path><draw:path draw:style-name="gr174" draw:text-style-name="P59" svg:width="0.053cm" svg:height="0.097cm" svg:x="2.059cm" svg:y="0.042cm" svg:viewBox="0 0 54 98" svg:d="M34 4c0-4-1-4-5-4-9 10-23 10-29 10 0 1 0 3 0 5 4 0 13 0 22-4 0 25 0 50 0 75 0 5 0 6-15 6-2 0-4 0-6 0 0 2 0 4 0 6 3 0 21-1 27-1 4 0 22 1 26 1 0-2 0-4 0-6-2 0-4 0-6 0-14 0-14-1-14-6 0-27 0-55 0-82z"><text:p/></draw:path><draw:path draw:style-name="gr174" draw:text-style-name="P59" svg:width="0.037cm" svg:height="0.146cm" svg:x="2.138cm" svg:y="0.029cm" svg:viewBox="0 0 38 147" svg:d="M2 0c0 0-2 0-2 2 0 0 1 1 1 2 13 12 27 31 27 70 0 30-9 54-26 68-2 2-2 2-2 3s1 2 2 2c2 0 15-10 26-28 6-12 10-28 10-45 0-21-6-54-36-74z"><text:p/></draw:path><draw:path draw:style-name="gr174" draw:text-style-name="P59" svg:width="0.099cm" svg:height="0.006cm" svg:x="2.209cm" svg:y="0.101cm" svg:viewBox="0 0 100 7" svg:d="M94 7c2 0 6 0 6-3 0-4-4-4-6-4-30 0-59 0-88 0-2 0-6 0-6 4 0 3 3 3 6 3 29 0 58 0 88 0z"><text:p/></draw:path><draw:path draw:style-name="gr174" draw:text-style-name="P59" svg:width="0.052cm" svg:height="0.097cm" svg:x="2.341cm" svg:y="0.042cm" svg:viewBox="0 0 53 98" svg:d="M33 4c0-4 0-4-4-4-10 10-23 10-29 10 0 1 0 3 0 5 4 0 13 0 21-4 0 25 0 50 0 75 0 5 0 6-14 6-2 0-5 0-6 0 0 2 0 4 0 6 3 0 21-1 26-1s23 1 26 1c0-2 0-4 0-6-1 0-3 0-5 0-15 0-15-1-15-6 0-27 0-55 0-82z"><text:p/></draw:path><draw:path draw:style-name="gr174" draw:text-style-name="P59" svg:width="1.772cm" svg:height="0.007cm" svg:x="0.636cm" svg:y="0.185cm" svg:viewBox="0 0 1773 8" svg:d="M0 0c591 0 1182 0 1773 0 0 3 0 5 0 8-591 0-1182 0-1773 0 0-3 0-5 0-8z"><text:p/></draw:path><draw:path draw:style-name="gr174" draw:text-style-name="P59" svg:width="0.093cm" svg:height="0.105cm" svg:x="1.478cm" svg:y="0.21cm" svg:viewBox="0 0 94 106" svg:d="M94 2c0-1-1-2-2-2s-1 0-3 2c-3 3-5 5-7 8-6-8-15-10-24-10-21 0-40 17-40 34 0 2 1 7 5 13 5 6 11 8 21 9 3 2 10 3 12 3 5 2 14 5 14 16 0 12-12 26-30 26-12 0-28-4-28-21 0-1 0-4 1-7 0-1 0-1 0-1 0-2-2-2-2-2-3 0-3 0-3 3-3 9-6 19-8 30v1c0 2 1 2 2 2 0 0 1 0 3-2 2-1 5-6 7-8 8 8 19 10 28 10 22 0 40-19 40-36 0-6-3-12-6-16-5-5-7-6-26-10-3-1-8-2-9-3-4-1-10-4-10-13 0-12 13-23 29-23 15 0 23 9 23 23 0 1-1 5-1 6 0 2 2 2 3 2 2 0 2-1 3-3 2-10 5-21 8-31z"><text:p/></draw:path><draw:path draw:style-name="gr174" draw:text-style-name="P59" svg:width="0.139cm" svg:height="0.139cm" svg:x="2.493cm" svg:y="0.119cm" svg:viewBox="0 0 140 140" svg:d="M74 74c20 0 39 0 59 0 3 0 7 0 7-4s-4-4-7-4c-20 0-39 0-59 0 0-20 0-40 0-59 0-3 0-7-4-7s-4 4-4 7c0 19 0 39 0 59-20 0-40 0-59 0-3 0-7 0-7 4s4 4 7 4c19 0 39 0 59 0 0 20 0 39 0 59 0 3 0 7 4 7s4-4 4-7c0-20 0-39 0-59z"><text:p/></draw:path><draw:path draw:style-name="gr174" draw:text-style-name="P59" svg:width="0.069cm" svg:height="0.139cm" svg:x="2.711cm" svg:y="0.102cm" svg:viewBox="0 0 70 140" svg:d="M43 5c0-5 0-5-5-5-13 13-31 13-38 13 0 3 0 4 0 7 4 0 17 0 28-6 0 37 0 73 0 109 0 8-1 10-20 10-3 0-4 0-7 0 0 2 0 4 0 7 7-1 26-1 34-1 9 0 27 0 35 1 0-3 0-5 0-7-3 0-5 0-7 0-19 0-20-2-20-10 0-39 0-78 0-118z"><text:p/></draw:path><draw:path draw:style-name="gr174" draw:text-style-name="P59" svg:width="0.058cm" svg:height="0.377cm" svg:x="2.801cm" svg:y="0cm" svg:viewBox="0 0 59 378" svg:d="M49 368c-16 0-33 0-49 0 0 3 0 7 0 10 20 0 40 0 59 0 0-126 0-252 0-378-3 0-6 0-10 0 0 123 0 245 0 368z"><text:p/></draw:path></draw:g></text:p></draw:text-box></draw:frame><draw:frame draw:style-name="fr1" draw:name="Frame11" text:anchor-type="paragraph" svg:x="6.361cm" svg:y="3.99cm" svg:width="4.244cm" draw:z-index="46"><draw:text-box fo:min-height="0.624cm"><text:p text:style-name="P43">standard CNNs are not naturally equivariant to rotations; Harmonic Networks/H-Nets; replacing kernel w/ 'circular harmonics'; rotation results in a proportionate rotation in the output.</text:p></draw:text-box></draw:frame><draw:frame draw:style-name="fr1" draw:name="Frame12" text:anchor-type="paragraph" svg:x="10.603cm" svg:y="4.643cm" svg:width="8.364cm" draw:z-index="47"><draw:text-box fo:min-height="0.423cm"><text:p text:style-name="P9">Approximate Deformation Invar: <text:span text:style-name="T1"><draw:g text:anchor-type="as-char" svg:y="-0.157cm" draw:z-index="48" draw:name="Shape37" draw:style-name="gr173"><svg:title>TexMaths</svg:title><svg:desc>6§inline§||f(\vec{x})-f(D_\tau\vec{x})|| \approx || \triangledown \tau ||§svg§600§TRUE§</svg:desc><draw:path draw:style-name="gr174" draw:text-style-name="P59" svg:width="0.007cm" svg:height="0.207cm" svg:x="0cm" svg:y="0cm" svg:viewBox="0 0 8 208" svg:d="M8 8c0-4 0-8-4-8s-4 4-4 8c0 64 0 128 0 192 0 4 0 8 4 8s4-4 4-8c0-64 0-128 0-192z"><text:p/></draw:path><draw:path draw:style-name="gr174" draw:text-style-name="P59" svg:width="0.007cm" svg:height="0.207cm" svg:x="0.058cm" svg:y="0cm" svg:viewBox="0 0 8 208" svg:d="M8 8c0-4 0-8-4-8s-4 4-4 8c0 64 0 128 0 192 0 4 0 8 4 8s4-4 4-8c0-64 0-128 0-192z"><text:p/></draw:path><draw:path draw:style-name="gr174" draw:text-style-name="P59" svg:width="0.104cm" svg:height="0.188cm" svg:x="0.103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74" draw:text-style-name="P59" svg:width="0.048cm" svg:height="0.207cm" svg:x="0.238cm" svg:y="0cm" svg:viewBox="0 0 49 208" svg:d="M49 206c0-1 0-1-4-5-26-26-33-65-33-97 0-36 8-72 34-99 3-2 3-2 3-3s-1-2-2-2c-3 0-21 14-34 41-11 23-13 46-13 63 0 16 2 41 14 65 12 25 30 39 33 39 1 0 2-1 2-2z"><text:p/></draw:path><draw:path draw:style-name="gr174" draw:text-style-name="P59" svg:width="0.093cm" svg:height="0.04cm" svg:x="0.335cm" svg:y="0.008cm" svg:viewBox="0 0 94 41" svg:d="M75 24c-3 3-10 9-10 13 0 2 2 4 4 4s3-2 4-3c3-3 7-9 17-13 1-1 4-2 4-5 0-2-2-3-3-4-5-3-8-6-9-12 0-2-2-4-5-4s-4 2-4 4c0 1 2 8 6 12-24 0-48 0-72 0-3 0-7 0-7 4s4 4 7 4c23 0 45 0 68 0z"><text:p/></draw:path><draw:path draw:style-name="gr174" draw:text-style-name="P59" svg:width="0.104cm" svg:height="0.093cm" svg:x="0.30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74" draw:text-style-name="P59" svg:width="0.048cm" svg:height="0.207cm" svg:x="0.432cm" svg:y="0cm" svg:viewBox="0 0 49 208" svg:d="M49 104c0-16-3-41-14-65-13-25-31-39-33-39-1 0-2 1-2 2s0 1 4 5c21 20 33 54 33 97 0 35-8 72-35 99-2 2-2 2-2 3s1 2 2 2c2 0 21-14 33-41 11-23 14-46 14-63z"><text:p/></draw:path><draw:path draw:style-name="gr174" draw:text-style-name="P59" svg:width="0.127cm" svg:height="0.007cm" svg:x="0.566cm" svg:y="0.1cm" svg:viewBox="0 0 128 8" svg:d="M121 8c4 0 7 0 7-4s-3-4-7-4c-38 0-76 0-114 0-3 0-7 0-7 4s4 4 7 4c38 0 76 0 114 0z"><text:p/></draw:path><draw:path draw:style-name="gr174" draw:text-style-name="P59" svg:width="0.105cm" svg:height="0.188cm" svg:x="0.77cm" svg:y="0.01cm" svg:viewBox="0 0 106 189" svg:d="M67 64c6 0 12 0 18 0 4 0 6 0 6-5 0-2-2-2-6-2-6 0-11 0-17 0 1-8 3-16 4-24 1-4 4-19 5-22 2-3 6-7 10-7 1 0 7 0 10 4-9 1-11 8-11 12s4 7 8 7c6 0 12-5 12-13 0-9-10-14-19-14-7 0-20 4-26 24-2 5-3 7-8 33-4 0-9 0-14 0-4 0-7 0-7 4 0 3 2 3 6 3 5 0 9 0 14 0-5 27-10 54-15 81-5 21-8 40-19 40-1 0-6 0-10-4 10-1 12-8 12-12 0-5-4-7-8-7-5 0-12 5-12 13 0 9 10 14 18 14 12 0 20-12 24-20 7-13 11-38 12-40 4-22 8-44 13-65z"><text:p/></draw:path><draw:path draw:style-name="gr174" draw:text-style-name="P59" svg:width="0.048cm" svg:height="0.207cm" svg:x="0.906cm" svg:y="0cm" svg:viewBox="0 0 49 208" svg:d="M49 206c0-1 0-1-3-5-27-26-33-65-33-97 0-36 7-72 33-99 3-2 3-2 3-3s0-2-2-2-21 14-33 41c-11 23-14 46-14 63 0 16 2 41 14 65 13 25 31 39 33 39s2-1 2-2z"><text:p/></draw:path><draw:path draw:style-name="gr174" draw:text-style-name="P59" svg:width="0.16cm" svg:height="0.141cm" svg:x="0.976cm" svg:y="0.014cm" svg:viewBox="0 0 161 142" svg:d="M25 126c-2 8-2 10-19 10-4 0-6 0-6 3s2 3 6 3c23 0 46 0 70 0 44 0 85-43 85-89 0-29-18-53-49-53-24 0-48 0-71 0-4 0-6 0-6 4 0 3 2 3 6 3 2 0 6 0 9 0 3 1 5 1 5 4 0 0-1 1-2 3-9 37-18 75-28 112zM71 15c2-8 2-8 11-8 8 0 15 0 23 0 20 0 38 11 38 38 0 10-4 45-22 67-6 8-23 24-49 24-8 0-16 0-24 0-2 0-3 0-4-1-3 0-3 0-3-2 0 0 0-1 1-4 10-38 19-76 29-114z"><text:p/></draw:path><draw:path draw:style-name="gr174" draw:text-style-name="P59" svg:width="0.078cm" svg:height="0.064cm" svg:x="1.148cm" svg:y="0.124cm" svg:viewBox="0 0 79 65" svg:d="M44 10c9 0 18 0 27 0 2 0 8 0 8-6 0-4-3-4-6-4-15 0-31 0-47 0-4 0-9 1-16 8-5 3-10 11-10 12 0 2 2 2 2 2 2 0 2-1 3-2 8-10 17-10 20-10 4 0 9 0 13 0-4 16-9 31-14 47-1 2-1 3-1 3 0 4 4 5 5 5 6 0 7-5 7-7 3-16 6-32 9-48z"><text:p/></draw:path><draw:path draw:style-name="gr174" draw:text-style-name="P59" svg:width="0.093cm" svg:height="0.04cm" svg:x="1.282cm" svg:y="0.008cm" svg:viewBox="0 0 94 41" svg:d="M75 24c-3 3-10 9-10 13 0 2 2 4 4 4s3-2 4-3c3-3 7-9 17-13 1-1 4-2 4-5 0-2-2-3-3-4-5-3-8-6-9-12 0-2-2-4-5-4s-4 2-4 4c0 1 2 8 6 12-24 0-48 0-72 0-3 0-7 0-7 4s4 4 7 4c23 0 45 0 68 0z"><text:p/></draw:path><draw:path draw:style-name="gr174" draw:text-style-name="P59" svg:width="0.104cm" svg:height="0.093cm" svg:x="1.253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74" draw:text-style-name="P59" svg:width="0.048cm" svg:height="0.207cm" svg:x="1.379cm" svg:y="0cm" svg:viewBox="0 0 49 208" svg:d="M49 104c0-16-3-41-14-65-13-25-31-39-33-39-1 0-2 1-2 2s0 1 4 5c21 20 33 54 33 97 0 35-8 72-35 99-2 2-2 2-2 3s1 2 2 2c2 0 21-14 33-41 11-23 14-46 14-63z"><text:p/></draw:path><draw:path draw:style-name="gr174" draw:text-style-name="P59" svg:width="0.007cm" svg:height="0.207cm" svg:x="1.474cm" svg:y="0cm" svg:viewBox="0 0 8 208" svg:d="M8 8c0-4 0-8-4-8s-4 4-4 8c0 64 0 128 0 192 0 4 0 8 4 8s4-4 4-8c0-64 0-128 0-192z"><text:p/></draw:path><draw:path draw:style-name="gr174" draw:text-style-name="P59" svg:width="0.007cm" svg:height="0.207cm" svg:x="1.533cm" svg:y="0cm" svg:viewBox="0 0 8 208" svg:d="M8 8c0-4 0-8-4-8s-4 4-4 8c0 64 0 128 0 192 0 4 0 8 4 8s4-4 4-8c0-64 0-128 0-192z"><text:p/></draw:path><draw:path draw:style-name="gr174" draw:text-style-name="P59" svg:width="0.14cm" svg:height="0.088cm" svg:x="1.636cm" svg:y="0.055cm" svg:viewBox="0 0 141 89" svg:d="M141 7c0-5-2-6-3-6s-3 0-3 5c-1 14-16 23-29 23-12 0-23-6-34-14-11-7-23-15-37-15-19 0-35 15-35 34 0 5 2 7 3 7 2 0 3-5 3-5 1-18 19-24 29-24 13 0 23 6 34 14 11 7 23 15 37 15 19 0 35-15 35-34zM141 55c0-6-2-6-3-6s-3 1-3 6c-1 14-16 22-29 22-12 0-23-6-34-13s-23-15-37-15c-19 0-35 15-35 34 0 5 2 6 3 6 2 0 3-4 3-5 1-17 19-23 29-23 13 0 23 6 34 13 11 8 23 15 37 15 20 0 35-15 35-34z"><text:p/></draw:path><draw:path draw:style-name="gr174" draw:text-style-name="P59" svg:width="0.007cm" svg:height="0.207cm" svg:x="1.872cm" svg:y="0cm" svg:viewBox="0 0 8 208" svg:d="M8 8c0-4 0-8-4-8s-4 4-4 8c0 64 0 128 0 192 0 4 0 8 4 8s4-4 4-8c0-64 0-128 0-192z"><text:p/></draw:path><draw:path draw:style-name="gr174" draw:text-style-name="P59" svg:width="0.007cm" svg:height="0.207cm" svg:x="1.931cm" svg:y="0cm" svg:viewBox="0 0 8 208" svg:d="M8 8c0-4 0-8-4-8s-4 4-4 8c0 64 0 128 0 192 0 4 0 8 4 8s4-4 4-8c0-64 0-128 0-192z"><text:p/></draw:path><draw:path draw:style-name="gr174" draw:text-style-name="P59" svg:width="0.115cm" svg:height="0.122cm" svg:x="1.982cm" svg:y="0.036cm" svg:viewBox="0 0 116 123" svg:d="M115 8c1-3 1-3 1-4 0-4-4-4-7-4-34 0-68 0-102 0-3 0-7 0-7 4 0 1 0 2 1 3 18 38 35 75 52 113 2 3 4 3 5 3s3 0 3-1c18-38 36-76 54-114zM11 8c32 0 63 0 95 0-16 34-32 68-48 102-15-34-32-68-47-102z"><text:p/></draw:path><draw:path draw:style-name="gr174" draw:text-style-name="P59" svg:width="0.101cm" svg:height="0.091cm" svg:x="2.123cm" svg:y="0.067cm" svg:viewBox="0 0 102 92" svg:d="M56 12c12 0 23 0 35 0 3 0 11 0 11-7 0-5-5-5-8-5-20 0-40 0-60 0-4 0-12 0-21 10-8 7-13 17-13 19 1 0 0 1 2 1s2 0 3-2c11-16 23-16 27-16 6 0 12 0 18 0-7 22-14 44-21 67-1 2-2 7-2 7 0 3 2 6 6 6 7 0 8-6 9-9 5-23 9-47 14-71z"><text:p/></draw:path><draw:path draw:style-name="gr174" draw:text-style-name="P59" svg:width="0.007cm" svg:height="0.207cm" svg:x="2.258cm" svg:y="0cm" svg:viewBox="0 0 8 208" svg:d="M8 8c0-4 0-8-4-8s-4 4-4 8c0 64 0 128 0 192 0 4 0 8 4 8s4-4 4-8c0-64 0-128 0-192z"><text:p/></draw:path><draw:path draw:style-name="gr174" draw:text-style-name="P59" svg:width="0.007cm" svg:height="0.207cm" svg:x="2.316cm" svg:y="0cm" svg:viewBox="0 0 8 208" svg:d="M8 8c0-4 0-8-4-8s-4 4-4 8c0 64 0 128 0 192 0 4 0 8 4 8s4-4 4-8c0-64 0-128 0-192z"><text:p/></draw:path></draw:g></text:span><text:span text:style-name="T1"><text:s/></text:span><text:span text:style-name="T14">deform img </text:span><text:span text:style-name="T14"><draw:g text:anchor-type="as-char" svg:y="-0.092cm" draw:z-index="49" draw:name="Shape38" draw:style-name="gr173"><svg:title>TexMaths</svg:title><svg:desc>6§inline§\tau§svg§600§TRUE§</svg:desc><draw:path draw:style-name="gr174" draw:text-style-name="P59"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14">=deform factor</text:span></text:p></draw:text-box></draw:frame><draw:frame draw:style-name="fr1" draw:name="Frame13" text:anchor-type="paragraph" svg:x="-0.051cm" svg:y="4.664cm" svg:width="6.414cm" draw:z-index="50"><draw:text-box fo:min-height="0.402cm"><text:p text:style-name="P10">Activation Fns<text:span text:style-name="T93">: introduce non-linearity for more complex data learning.</text:span></text:p><text:p text:style-name="P10"><text:span text:style-name="T93">Unbounded outputs lead to numerical instability </text:span><text:span text:style-name="T103">in </text:span><text:span text:style-name="T93">training. </text:span><text:span text:style-name="T103">H</text:span><text:span text:style-name="T93">igh values cause issues with gradients lead</text:span><text:span text:style-name="T103">ing</text:span><text:span text:style-name="T93"> to problems like exploding gradients.</text:span></text:p></draw:text-box></draw:frame><draw:frame draw:style-name="fr1" draw:name="Frame14" text:anchor-type="paragraph" svg:x="-0.051cm" svg:y="5.495cm" svg:width="6.414cm" draw:z-index="51"><draw:text-box fo:min-height="7.482cm"><text:p text:style-name="P11">Linear<text:span text:style-name="T93">: </text:span><text:span text:style-name="T4"><draw:g text:anchor-type="as-char" svg:y="-0.157cm" draw:z-index="52" draw:name="Shape39" draw:style-name="gr173"><svg:title>TexMaths</svg:title><svg:desc>6§inline§f(x) = c\cdot x§svg§600§TRUE§</svg:desc><draw:path draw:style-name="gr174" draw:text-style-name="P59"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7 0-10-4 9 0 11-8 11-11 0-5-3-7-8-7s-11 4-11 12c0 10 9 15 18 15 11 0 20-13 23-21 8-13 12-38 12-40 5-21 9-43 13-65z"><text:p/></draw:path><draw:path draw:style-name="gr174" draw:text-style-name="P59" svg:width="0.048cm" svg:height="0.208cm" svg:x="0.135cm" svg:y="0cm" svg:viewBox="0 0 49 209" svg:d="M49 206l-4-4c-26-27-33-66-33-98 0-36 8-72 34-98 3-3 3-3 3-4s-1-2-2-2c-3 0-21 14-34 41-11 23-13 46-13 63 0 16 2 41 14 65 12 26 30 40 33 40 1 0 2-1 2-3z"><text:p/></draw:path><draw:path draw:style-name="gr174" draw:text-style-name="P59" svg:width="0.104cm" svg:height="0.094cm" svg:x="0.20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174" draw:text-style-name="P59" svg:width="0.048cm" svg:height="0.208cm" svg:x="0.329cm" svg:y="0cm" svg:viewBox="0 0 49 209" svg:d="M49 104c0-16-2-41-14-65-13-25-31-39-33-39-1 0-2 1-2 2s0 1 4 5c21 20 33 54 33 97 0 35-8 72-34 99-3 3-3 3-3 3 0 1 1 3 2 3 2 0 21-15 34-42 11-22 13-45 13-63z"><text:p/></draw:path><draw:path draw:style-name="gr174" draw:text-style-name="P59" svg:width="0.139cm" svg:height="0.048cm" svg:x="0.469cm" svg:y="0.079cm" svg:viewBox="0 0 140 49" svg:d="M133 9c3 0 7-1 7-5s-4-4-7-4c-42 0-84 0-126 0-3 0-7 0-7 4s4 5 7 5c42 0 84 0 126 0zM133 49c3 0 7 0 7-4s-4-4-7-4c-42 0-84 0-126 0-3 0-7 0-7 4s4 4 7 4c42 0 84 0 126 0z"><text:p/></draw:path><draw:path draw:style-name="gr174" draw:text-style-name="P59" svg:width="0.081cm" svg:height="0.094cm" svg:x="0.688cm" svg:y="0.064cm" svg:viewBox="0 0 82 95" svg:d="M75 13c-3 0-6 0-9 3-4 3-4 7-4 8 0 5 4 8 8 8 6 0 12-6 12-14 0-10-10-18-25-18-29 0-57 30-57 60 0 18 13 35 34 35 31 0 48-22 48-25 0-1-1-3-2-3s-2 1-3 3c-16 20-40 20-42 20-13 0-19-10-19-23 0-8 4-28 11-41 7-12 19-21 30-21 7 0 15 2 18 8z"><text:p/></draw:path><draw:path draw:style-name="gr174" draw:text-style-name="P59" svg:width="0.022cm" svg:height="0.021cm" svg:x="0.835cm" svg:y="0.093cm" svg:viewBox="0 0 23 22" svg:d="M23 11c0-6-6-11-12-11s-11 4-11 11c0 6 5 11 11 11s12-5 12-11z"><text:p/></draw:path><draw:path draw:style-name="gr174" draw:text-style-name="P59" svg:width="0.104cm" svg:height="0.094cm" svg:x="0.929cm" svg:y="0.064cm" svg:viewBox="0 0 105 95" svg:d="M64 29c1-5 6-24 21-24 1 0 6 0 10 2-6 1-10 7-10 11s3 8 9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g></text:span><text:span text:style-name="T4"><text:s/></text:span><text:span text:style-name="T15">network behaves single-layered model. </text:span><text:span text:style-name="T16">Regression.</text:span></text:p><text:p text:style-name="P12"><text:span text:style-name="T70">S</text:span><text:span text:style-name="T1">igmoid</text:span><text:span text:style-name="T4">: </text:span><text:span text:style-name="T4"><draw:g text:anchor-type="as-char" svg:y="-0.178cm" draw:z-index="53" draw:name="Shape40" draw:style-name="gr173"><svg:title>TexMaths</svg:title><svg:desc>6§inline§f(x) = \frac{1}{1+e^{-x}}§svg§600§TRUE§</svg:desc><draw:path draw:style-name="gr174" draw:text-style-name="P59" svg:width="0.104cm" svg:height="0.19cm" svg:x="0cm" svg:y="0.035cm" svg:viewBox="0 0 105 191" svg:d="M66 64c6 0 12 0 18 0 4 0 7 0 7-4 0-2-3-2-6-2-6 0-12 0-18 0 2-9 3-17 5-24 1-5 4-20 5-22 2-4 5-7 10-7 1 0 6 0 10 3-9 1-11 9-11 12 0 5 3 7 8 7s11-5 11-13c0-9-10-14-18-14-7 0-20 4-27 25-1 4-2 6-7 33-5 0-10 0-15 0-4 0-6 0-6 4 0 2 2 2 6 2 5 0 9 0 14 0-5 28-11 55-16 82-4 21-7 40-18 40-1 0-6 0-10-4 9 0 11-8 11-11 0-5-3-7-8-7s-11 4-11 12c0 9 9 15 18 15 11 0 20-13 23-21 8-13 12-38 12-39 5-22 9-45 13-67z"><text:p/></draw:path><draw:path draw:style-name="gr174" draw:text-style-name="P59" svg:width="0.048cm" svg:height="0.209cm" svg:x="0.135cm" svg:y="0.024cm" svg:viewBox="0 0 49 210" svg:d="M49 208c0-1 0-2-4-5-26-27-33-66-33-98 0-37 8-73 34-99 3-3 3-3 3-4s-1-2-2-2c-3 0-21 14-34 41-11 23-13 47-13 64s2 41 14 65c12 26 30 40 33 40 1 0 2-1 2-2z"><text:p/></draw:path><draw:path draw:style-name="gr174" draw:text-style-name="P59" svg:width="0.104cm" svg:height="0.094cm" svg:x="0.202cm" svg:y="0.089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174" draw:text-style-name="P59" svg:width="0.048cm" svg:height="0.209cm" svg:x="0.329cm" svg:y="0.024cm" svg:viewBox="0 0 49 210" svg:d="M49 105c0-16-3-41-14-65-13-26-31-40-33-40-1 0-2 1-2 2s0 1 4 5c21 21 33 54 33 98 0 36-8 73-35 99-2 2-2 3-2 4s1 2 2 2c2 0 21-14 33-41 11-23 14-46 14-64z"><text:p/></draw:path><draw:path draw:style-name="gr174" draw:text-style-name="P59" svg:width="0.139cm" svg:height="0.048cm" svg:x="0.469cm" svg:y="0.105cm" svg:viewBox="0 0 140 49" svg:d="M133 8c3 0 7 0 7-4s-4-4-7-4c-42 0-84 0-126 0-3 0-7 0-7 4s4 4 7 4c42 0 84 0 126 0zM133 49c3 0 7 0 7-4s-4-4-7-4c-42 0-84 0-126 0-3 0-7 0-7 4s4 4 7 4c42 0 84 0 126 0z"><text:p/></draw:path><draw:path draw:style-name="gr174" draw:text-style-name="P59" svg:width="0.052cm" svg:height="0.097cm" svg:x="0.93cm" svg:y="0.001cm" svg:viewBox="0 0 53 98" svg:d="M33 4c0-4 0-4-4-4-10 10-23 10-29 10 0 1 0 3 0 5 3 0 13 0 21-4 0 25 0 50 0 75 0 5 0 6-14 6-2 0-5 0-6 0 0 2 0 4 0 6 3 0 21-1 26-1s23 1 26 1c0-2 0-4 0-6-1 0-3 0-5 0-15 0-15-1-15-6 0-28 0-55 0-82z"><text:p/></draw:path><draw:path draw:style-name="gr174" draw:text-style-name="P59" svg:width="0.501cm" svg:height="0.007cm" svg:x="0.705cm" svg:y="0.125cm" svg:viewBox="0 0 502 8" svg:d="M251 8c-84 0-168 0-251 0 0-3 0-5 0-8 167 0 334 0 502 0 0 3 0 5 0 8-84 0-168 0-251 0z"><text:p/></draw:path><draw:path draw:style-name="gr174" draw:text-style-name="P59" svg:width="0.052cm" svg:height="0.097cm" svg:x="0.721cm" svg:y="0.156cm" svg:viewBox="0 0 53 98" svg:d="M33 4c0-4 0-4-4-4-10 9-23 10-29 10 0 1 0 3 0 5 3 0 13 0 21-4 0 25 0 50 0 75 0 5 0 6-14 6-2 0-5 0-6 0 0 2 0 4 0 6 3 0 21-1 26-1s23 1 26 1c0-2 0-4 0-6-1 0-3 0-5 0-15 0-15-1-15-6 0-28 0-55 0-82z"><text:p/></draw:path><draw:path draw:style-name="gr174" draw:text-style-name="P59" svg:width="0.108cm" svg:height="0.108cm" svg:x="0.799cm" svg:y="0.164cm" svg:viewBox="0 0 109 109" svg:d="M58 58c15 0 30 0 45 0 2 0 6 0 6-3 0-5-4-5-6-5-15 0-30 0-45 0 0-15 0-30 0-45 0-1 0-5-3-5-4 0-4 4-4 5 0 15 0 30 0 45-15 0-31 0-46 0-1 0-5 0-5 4s4 4 5 4c15 0 31 0 46 0 0 15 0 30 0 45 0 2 0 6 4 6 3 0 3-4 3-6 0-15 0-30 0-45z"><text:p/></draw:path><draw:path draw:style-name="gr174" draw:text-style-name="P59" svg:width="0.062cm" svg:height="0.065cm" svg:x="0.928cm" svg:y="0.189cm" svg:viewBox="0 0 63 66" svg:d="M23 31c4 0 16 0 24-3 11-4 13-11 13-15 0-8-8-13-19-13-17 0-41 13-41 38 0 15 9 28 26 28 26 0 37-14 37-16 0-1-1-3-2-3s-2 0-3 2c-11 13-29 13-31 13-9 0-15-6-15-18 0-2 0-5 2-13 3 0 6 0 9 0zM15 27c6-21 22-23 26-23 7 0 12 3 12 9 0 14-24 14-31 14-2 0-5 0-7 0z"><text:p/></draw:path><draw:path draw:style-name="gr174" draw:text-style-name="P59" svg:width="0.079cm" svg:height="0.005cm" svg:x="1.015cm" svg:y="0.183cm" svg:viewBox="0 0 80 6" svg:d="M76 6c1 0 4 0 4-3s-3-3-4-3c-24 0-48 0-72 0-1 0-4 0-4 3s3 3 4 3c24 0 48 0 72 0z"><text:p/></draw:path><draw:path draw:style-name="gr174" draw:text-style-name="P59" svg:width="0.061cm" svg:height="0.047cm" svg:x="1.122cm" svg:y="0.165cm" svg:viewBox="0 0 62 48" svg:d="M56 5c-5 2-3 5-5 6 0 2 1 5 5 5 3 0 6-3 6-7 0-7-7-9-12-9-7 0-12 5-13 7-4-6-11-7-15-7-13 0-20 13-20 17 0 1 2 1 2 1 1 0 2 0 2-1 4-10 12-13 16-13 3 0 7 1 7 7 0 2-1 10-5 24-2 6-7 9-11 9-1 0-4 0-6-1 4-2 3-5 4-6 0-3-2-5-4-5-3 0-7 2-7 7 0 7 7 9 13 9s10-4 13-7c4 6 11 7 14 7 13 0 21-13 21-16 0-2-2-1-2-2-2 0-3 1-3 2-3 9-11 12-15 12s-8-1-8-7c0-1 0-2 1-5 1-8 4-19 6-21 1-3 4-7 10-7 2 0 3 0 6 1z"><text:p/></draw:path></draw:g></text:span><text:span text:style-name="T4"><text:s/>more analogue continuous output than step, smooth gradient between (-2,2) rapid learning between there. Vanishing gradient problem. Good for n-classifiers.</text:span></text:p><text:p text:style-name="P13"><text:span text:style-name="T1">Tanh</text:span><text:span text:style-name="T4">: </text:span><text:span text:style-name="T4"><draw:g text:anchor-type="as-char" svg:y="-0.199cm" draw:z-index="54" draw:name="Shape41" draw:style-name="gr173"><svg:title>TexMaths</svg:title><svg:desc>6§inline§f(x) = \frac{e^x-e^{-x}}{e^x+e^{-x}}§svg§600§TRUE§</svg:desc><draw:path draw:style-name="gr174" draw:text-style-name="P59" svg:width="0.104cm" svg:height="0.19cm" svg:x="0cm" svg:y="0.045cm" svg:viewBox="0 0 105 191" svg:d="M66 64c6 0 12 0 18 0 4 0 7 0 7-4 0-2-3-2-6-2-6 0-12 0-18 0 2-8 3-16 5-24 1-5 4-20 5-22 2-4 5-7 10-7 1 0 6 0 10 3-9 2-11 9-11 12 0 5 3 8 8 8s11-5 11-13c0-10-10-15-18-15-7 0-21 4-27 25-1 4-2 6-7 33-5 0-10 0-15 0-4 0-6 0-6 4 0 2 2 2 6 2 5 0 9 0 14 0-5 28-11 55-16 83-4 20-7 39-18 39-1 0-6 0-10-3 9-1 11-9 11-12 0-4-3-7-8-7s-11 4-11 13 9 14 18 14c11 0 20-12 23-20 8-13 12-39 12-40 5-23 9-45 13-67z"><text:p/></draw:path><draw:path draw:style-name="gr174" draw:text-style-name="P59" svg:width="0.048cm" svg:height="0.209cm" svg:x="0.135cm" svg:y="0.036cm" svg:viewBox="0 0 49 210" svg:d="M49 207c0 0 0-1-4-4-26-27-33-66-33-98 0-37 8-73 34-100 3-2 3-3 3-3 0-1-1-2-2-2-3 0-21 14-34 41-11 23-13 46-13 64 0 16 2 42 14 65 12 26 30 40 33 40 1 0 2-1 2-3z"><text:p/></draw:path><draw:path draw:style-name="gr174" draw:text-style-name="P59" svg:width="0.104cm" svg:height="0.094cm" svg:x="0.202cm" svg:y="0.101cm" svg:viewBox="0 0 105 95" svg:d="M64 29c1-5 6-25 21-25 1 0 6 0 10 3-6 1-10 7-10 12 0 3 3 7 9 7 4 0 11-4 11-12 0-11-13-14-20-14-12 0-20 11-22 16-5-14-17-16-23-16-21 0-33 27-33 32 0 2 1 2 2 2 2 0 2 0 2-2 8-22 22-28 29-28 4 0 11 3 11 15 0 6-4 20-11 49-3 13-11 22-20 22-1 0-6 0-10-3 4 0 9-5 9-11 0-5-5-7-8-7-6 0-11 5-11 12 0 10 10 14 20 14 14 0 21-15 22-16 2 8 10 16 23 16 21 0 33-27 33-32 0-2-1-2-2-2-2 0-2 1-3 2-7 23-21 27-28 27-8 0-12-6-12-13 0-5 2-10 4-19s5-19 7-29z"><text:p/></draw:path><draw:path draw:style-name="gr174" draw:text-style-name="P59" svg:width="0.048cm" svg:height="0.209cm" svg:x="0.329cm" svg:y="0.036cm" svg:viewBox="0 0 49 210" svg:d="M49 105c0-16-2-42-14-65-12-27-31-40-33-40-1 0-2 1-2 2 0 0 0 1 4 5 21 21 33 54 33 98 0 36-8 72-34 99-3 2-3 3-3 3 0 2 1 3 2 3 2 0 21-15 34-42 11-22 13-45 13-63z"><text:p/></draw:path><draw:path draw:style-name="gr174" draw:text-style-name="P59" svg:width="0.139cm" svg:height="0.048cm" svg:x="0.469cm" svg:y="0.117cm" svg:viewBox="0 0 140 49" svg:d="M133 8c3 0 7 0 7-4s-4-4-7-4c-42 0-84 0-126 0-3 0-7 0-7 4s4 4 7 4c42 0 84 0 126 0zM133 49c3 0 7 0 7-4s-4-4-7-4c-42 0-84 0-126 0-3 0-7 0-7 4s4 4 7 4c42 0 84 0 126 0z"><text:p/></draw:path><draw:path draw:style-name="gr174" draw:text-style-name="P59" svg:width="0.062cm" svg:height="0.066cm" svg:x="0.715cm" svg:y="0.045cm" svg:viewBox="0 0 63 67" svg:d="M23 32c4 0 16-1 24-4 11-3 13-11 13-15 0-8-8-13-19-13-17 0-41 14-41 39 0 15 9 28 26 28 26 0 37-15 37-17 0-1-1-3-2-3-2 0-2 1-3 2-11 13-29 13-31 13-9 0-15-6-15-17 0-2 0-5 2-13 3 0 6 0 9 0zM15 28c6-22 22-24 26-24 7 0 12 4 12 9 0 15-25 15-31 15-2 0-5 0-7 0z"><text:p/></draw:path><draw:path draw:style-name="gr174" draw:text-style-name="P59" svg:width="0.061cm" svg:height="0.047cm" svg:x="0.794cm" svg:y="0cm" svg:viewBox="0 0 62 48" svg:d="M56 5c-5 2-3 5-5 6 0 2 1 5 4 5s7-3 7-7c0-7-7-9-13-9s-11 5-13 7c-4-6-10-7-14-7-13 0-21 13-21 16 0 2 2 2 3 2s1 0 2-1c3-10 11-13 16-13 3 0 7 1 7 7 0 2-2 9-6 24-1 6-6 9-10 9-1 0-4 0-6-1 4-2 3-5 4-6 0-3-2-5-4-5-3 0-7 2-7 7 0 7 7 9 13 9 5 0 10-4 13-7 4 6 11 7 14 7 13 0 21-13 21-17 0-1-2-1-3-1-2 0-2 1-2 2-3 9-11 12-16 12-3 0-7-1-7-7 0-1 0-2 1-5 1-8 4-19 5-21 1-3 5-7 10-7 1 0 4 0 7 1z"><text:p/></draw:path><draw:path draw:style-name="gr174" draw:text-style-name="P59" svg:width="0.099cm" svg:height="0.006cm" svg:x="0.895cm" svg:y="0.071cm" svg:viewBox="0 0 100 7" svg:d="M94 7c2 0 6 0 6-3 0-4-4-4-6-4-30 0-59 0-88 0-2 0-6 0-6 4 0 3 3 3 6 3 29 0 58 0 88 0z"><text:p/></draw:path><draw:path draw:style-name="gr174" draw:text-style-name="P59" svg:width="0.062cm" svg:height="0.066cm" svg:x="1.02cm" svg:y="0.045cm" svg:viewBox="0 0 63 67" svg:d="M23 32c5 0 16-1 24-4 11-3 13-11 13-15 0-8-8-13-19-13-17 0-41 14-41 39 0 15 10 28 26 28 26 0 37-15 37-17 0-1-1-3-2-3s-2 1-3 2c-11 13-29 13-31 13-9 0-15-6-15-17 0-2 0-5 2-13 3 0 6 0 9 0zM15 28c6-22 23-24 26-24 7 0 12 4 12 9 0 15-24 15-31 15-2 0-5 0-7 0z"><text:p/></draw:path><draw:path draw:style-name="gr174" draw:text-style-name="P59" svg:width="0.079cm" svg:height="0.005cm" svg:x="1.107cm" svg:y="0.019cm" svg:viewBox="0 0 80 6" svg:d="M76 6c1 0 4 0 4-3s-3-3-4-3c-24 0-48 0-71 0-2 0-5 0-5 3s3 3 5 3c23 0 47 0 71 0z"><text:p/></draw:path><draw:path draw:style-name="gr174" draw:text-style-name="P59" svg:width="0.061cm" svg:height="0.047cm" svg:x="1.215cm" svg:y="0cm" svg:viewBox="0 0 62 48" svg:d="M55 5c-5 2-3 5-5 6 0 2 2 5 5 5s7-3 7-7c0-7-7-9-13-9s-11 5-13 7c-4-6-10-7-14-7-14 0-21 13-21 16 0 2 2 2 3 2 0 0 1 0 1-1 4-10 12-13 17-13 3 0 7 1 7 7 0 2-2 9-6 24-1 6-6 9-10 9-1 0-5 0-7-1 5-2 3-5 5-6 0-3-3-5-5-5s-6 2-6 7c0 7 7 9 12 9 6 0 11-4 13-7 4 6 11 7 15 7 13 0 21-13 21-17 0-1-2-1-3-1-2 0-2 1-2 2-3 9-12 12-16 12-3 0-8-1-8-7 0-1 0-2 2-5 1-8 4-19 5-21 1-3 5-7 10-7 2 0 4 0 6 1z"><text:p/></draw:path><draw:path draw:style-name="gr174" draw:text-style-name="P59" svg:width="0.593cm" svg:height="0.007cm" svg:x="0.704cm" svg:y="0.138cm" svg:viewBox="0 0 594 8" svg:d="M297 8c-99 0-198 0-297 0 0-3 0-5 0-8 198 0 396 0 594 0 0 3 0 5 0 8-99 0-198 0-297 0z"><text:p/></draw:path><draw:path draw:style-name="gr174" draw:text-style-name="P59" svg:width="0.062cm" svg:height="0.066cm" svg:x="0.716cm" svg:y="0.2cm" svg:viewBox="0 0 63 67" svg:d="M23 32c4 0 16-1 24-3 11-4 13-12 13-16 0-8-8-13-19-13-17 0-41 14-41 39 0 15 9 28 26 28 26 0 37-15 37-17 0-1-1-3-2-3-2 0-2 1-3 2-11 13-29 13-32 13-8 0-14-5-14-17 0-2 0-5 2-13 3 0 6 0 9 0zM15 28c6-22 22-24 26-24 7 0 12 4 12 9 0 15-25 15-31 15-2 0-5 0-7 0z"><text:p/></draw:path><draw:path draw:style-name="gr174" draw:text-style-name="P59" svg:width="0.061cm" svg:height="0.047cm" svg:x="0.796cm" svg:y="0.176cm" svg:viewBox="0 0 62 48" svg:d="M56 5c-5 2-3 5-5 6 0 2 1 5 4 5s7-3 7-8c0-6-7-8-13-8s-11 4-13 7c-4-6-10-7-14-7-13 0-21 13-21 16 0 2 2 2 3 2s1 0 2-1c3-11 11-13 16-13 3 0 7 1 7 7 0 2-2 9-6 24-1 6-6 9-10 9-1 0-4 0-6-1 4-2 3-5 4-6 0-3-2-5-4-5-3 0-7 2-7 7 0 7 7 9 13 9 5 0 10-4 13-7 4 6 11 7 14 7 13 0 21-13 21-17 0-1-2-1-3-1-2 0-2 1-2 2-3 9-11 12-16 12-3 0-8-1-8-7 0-1 0-2 2-5 1-8 4-19 5-21 1-3 5-7 10-7 1 0 4 0 7 1z"><text:p/></draw:path><draw:path draw:style-name="gr174" draw:text-style-name="P59" svg:width="0.108cm" svg:height="0.107cm" svg:x="0.89cm" svg:y="0.175cm" svg:viewBox="0 0 109 108" svg:d="M58 58c15 0 30 0 45 0 2 0 6 0 6-4s-3-4-6-4c-15 0-30 0-45 0 0-15 0-30 0-45 0-1 0-5-3-5-4 0-4 3-4 5 0 15 0 30 0 45-15 0-31 0-46 0-1 0-5 0-5 4s4 4 5 4c15 0 31 0 46 0 0 15 0 29 0 45 0 2 0 5 4 5 3 0 3-3 3-5 0-16 0-30 0-45z"><text:p/></draw:path><draw:path draw:style-name="gr174" draw:text-style-name="P59" svg:width="0.062cm" svg:height="0.066cm" svg:x="1.019cm" svg:y="0.2cm" svg:viewBox="0 0 63 67" svg:d="M23 32c5 0 16-1 24-3 11-4 13-12 13-16 0-8-8-13-18-13-18 0-42 14-42 39 0 15 10 28 26 28 26 0 37-15 37-17 0-1-1-3-2-3s-2 1-3 2c-11 13-29 13-31 13-9 0-15-5-15-17 0-2 0-5 2-13 3 0 6 0 9 0zM15 28c6-22 23-24 27-24 6 0 11 4 11 9 0 15-24 15-31 15-2 0-5 0-7 0z"><text:p/></draw:path><draw:path draw:style-name="gr174" draw:text-style-name="P59" svg:width="0.079cm" svg:height="0.005cm" svg:x="1.106cm" svg:y="0.194cm" svg:viewBox="0 0 80 6" svg:d="M76 6c1 0 4 0 4-3s-3-3-4-3c-24 0-47 0-71 0-2 0-5 0-5 3s3 3 5 3c24 0 47 0 71 0z"><text:p/></draw:path><draw:path draw:style-name="gr174" draw:text-style-name="P59" svg:width="0.061cm" svg:height="0.047cm" svg:x="1.213cm" svg:y="0.176cm" svg:viewBox="0 0 62 48" svg:d="M55 5c-5 2-3 5-5 6 0 2 2 5 5 5s7-3 7-8c0-6-7-8-13-8s-11 4-13 7c-4-6-10-7-14-7-13 0-21 13-21 16 0 2 2 2 3 2 0 0 1 0 1-1 4-11 12-13 17-13 3 0 7 1 7 7 0 2-2 9-6 24-1 6-6 9-10 9-1 0-4 0-7-1 5-2 3-5 5-6 0-3-3-5-5-5s-6 2-6 7c0 7 7 9 12 9 6 0 11-4 13-7 4 6 12 7 15 7 13 0 21-13 21-17 0-1-2-1-3-1-2 0-2 1-2 2-3 9-12 12-16 12-3 0-8-1-8-7 0-1 0-2 2-5 1-8 4-19 5-21 1-3 5-7 10-7 2 0 4 0 6 1z"><text:p/></draw:path></draw:g></text:span><text:span text:style-name="T17"><text:s/>stronger gradient, outputs are zero-centred on avg. </text:span><text:span text:style-name="T18">Vanishing gradient problem, requires good normalization.</text:span></text:p><text:p text:style-name="P14"><text:span text:style-name="T71">R</text:span><text:span text:style-name="T1">eLU</text:span><text:span text:style-name="T4">: </text:span><text:span text:style-name="T4"><draw:g text:anchor-type="as-char" svg:y="-0.157cm" draw:z-index="55" draw:name="Shape42" draw:style-name="gr173"><svg:title>TexMaths</svg:title><svg:desc>6§inline§f(x) = \max(0,x)§svg§600§TRUE§</svg:desc><draw:path draw:style-name="gr174" draw:text-style-name="P59"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6 0-10-4 9 0 11-8 11-11 0-5-3-7-8-7s-11 4-11 12c0 10 9 15 18 15 11 0 20-13 23-21 8-13 12-38 12-40 5-21 9-43 13-65z"><text:p/></draw:path><draw:path draw:style-name="gr174" draw:text-style-name="P59" svg:width="0.048cm" svg:height="0.208cm" svg:x="0.135cm" svg:y="0cm" svg:viewBox="0 0 49 209" svg:d="M49 206l-4-4c-26-27-33-66-33-98 0-36 8-72 34-98 3-3 3-3 3-4s-1-2-2-2c-3 0-21 14-34 41-11 23-13 46-13 63 0 16 2 41 14 65 12 26 30 40 33 40 1 0 2-1 2-3z"><text:p/></draw:path><draw:path draw:style-name="gr174" draw:text-style-name="P59" svg:width="0.104cm" svg:height="0.094cm" svg:x="0.2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74" draw:text-style-name="P59" svg:width="0.048cm" svg:height="0.208cm" svg:x="0.329cm" svg:y="0cm" svg:viewBox="0 0 49 209" svg:d="M49 104c0-16-2-41-14-65-12-25-31-39-33-39-1 0-2 1-2 2s0 1 4 5c21 20 33 54 33 97 0 35-8 72-34 99-3 3-3 3-3 3 0 1 1 3 2 3 2 0 21-15 34-42 11-22 13-45 13-63z"><text:p/></draw:path><draw:path draw:style-name="gr174" draw:text-style-name="P59" svg:width="0.139cm" svg:height="0.048cm" svg:x="0.469cm" svg:y="0.079cm" svg:viewBox="0 0 140 49" svg:d="M133 9c3 0 7-1 7-5s-4-4-7-4c-42 0-84 0-126 0-3 0-7 0-7 4s4 5 7 5c42 0 84 0 126 0zM133 49c3 0 7 0 7-4s-4-4-7-4c-42 0-84 0-126 0-3 0-7 0-7 4s4 4 7 4c42 0 84 0 126 0z"><text:p/></draw:path><draw:path draw:style-name="gr174" draw:text-style-name="P59" svg:width="0.164cm" svg:height="0.091cm" svg:x="0.687cm" svg:y="0.064cm" svg:viewBox="0 0 165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s16 0 24 0c0-2 0-4 0-6-11 0-17 0-17-6 0-14 0-27 0-40 0-18 0-25-6-32-3-4-11-8-23-8-18 0-27 13-30 21-3-19-19-21-28-21-16 0-26 9-32 22 0-7 0-15 0-22-9 1-19 2-29 2 0 3 0 5 0 7 14 0 16 1 16 12z"><text:p/></draw:path><draw:path draw:style-name="gr174" draw:text-style-name="P59" svg:width="0.094cm" svg:height="0.095cm" svg:x="0.864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174" draw:text-style-name="P59" svg:width="0.105cm" svg:height="0.089cm" svg:x="0.963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0 1 0-2 0-5 0-7-4 0-6-3-6-6 0-4 6-11 19-26 6 6 11 13 17 21 1 2 4 5 4 7 0 1-2 4-8 4 0 2 0 5 0 7 7 0 19-1 23-1 6 0 14 0 20 1 0-2 0-5 0-7-11 0-15 0-20-6-9-12-18-24-28-36z"><text:p/></draw:path><draw:path draw:style-name="gr174" draw:text-style-name="P59" svg:width="0.048cm" svg:height="0.208cm" svg:x="1.093cm" svg:y="0cm" svg:viewBox="0 0 49 209" svg:d="M49 206l-4-4c-26-27-33-66-33-98 0-36 8-72 34-98 3-3 3-3 3-4s-1-2-2-2c-3 0-21 14-34 41-11 23-13 46-13 63 0 16 2 41 14 65 12 26 30 40 33 40 1 0 2-1 2-3z"><text:p/></draw:path><draw:path draw:style-name="gr174" draw:text-style-name="P59" svg:width="0.088cm" svg:height="0.142cm" svg:x="1.162cm" svg:y="0.017cm" svg:viewBox="0 0 89 143" svg:d="M89 72c0-17-1-33-9-49-9-20-27-23-35-23-13 0-28 5-37 24-7 15-8 31-8 48 0 16 1 35 10 50 9 17 24 21 34 21 12 0 28-4 37-24 7-14 8-30 8-47zM44 138c-7 0-20-5-24-25-2-12-2-31-2-43 0-14 0-28 1-39 4-24 20-27 25-27 8 0 21 4 26 25 1 12 1 28 1 41 0 15 0 30-2 43-3 19-15 25-25 25z"><text:p/></draw:path><draw:path draw:style-name="gr174" draw:text-style-name="P59" svg:width="0.024cm" svg:height="0.062cm" svg:x="1.278cm" svg:y="0.134cm" svg:viewBox="0 0 25 63" svg:d="M25 22c0-14-6-22-14-22-7 0-11 5-11 11s4 11 11 11c2 0 5-1 7-2 1-1 1-1 1-1 1 0 1 0 1 3 0 16-7 28-15 35-2 2-2 3-2 3 0 1 1 3 2 3 3 0 20-17 20-41z"><text:p/></draw:path><draw:path draw:style-name="gr174" draw:text-style-name="P59" svg:width="0.104cm" svg:height="0.094cm" svg:x="1.35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74" draw:text-style-name="P59" svg:width="0.048cm" svg:height="0.208cm" svg:x="1.486cm" svg:y="0cm" svg:viewBox="0 0 49 209" svg:d="M49 104c0-16-2-41-14-65-12-25-31-39-33-39-1 0-2 1-2 2s0 1 4 5c21 20 33 54 33 97 0 35-8 72-34 99-3 3-3 3-3 3 0 1 1 3 2 3 2 0 21-15 34-42 11-22 13-45 13-63z"><text:p/></draw:path></draw:g></text:span><text:span text:style-name="T4"><text:s/></text:span><text:span text:style-name="T19">produces sparse activations, comp. Efficient (less dense activations), Dying ReLU problem often outputting 0.</text:span></text:p><text:p text:style-name="P15"><text:span text:style-name="T72">L</text:span><text:span text:style-name="T1">eaky ReLU</text:span><text:span text:style-name="T4">: </text:span><text:span text:style-name="T4"><draw:g text:anchor-type="as-char" svg:y="-0.346cm" draw:z-index="56" draw:name="Shape43" draw:style-name="gr173"><svg:title>TexMaths</svg:title><svg:desc>6§latex§f(x) = \begin{cases}
            x &amp; for \ x \geq 0 \\ 
            0.01 \cdot x &amp; for \ x &lt; 0
        \end{cases}§svg§600§TRUE§</svg:desc><draw:path draw:style-name="gr174" draw:text-style-name="P59" svg:width="0.067cm" svg:height="0.147cm" svg:x="0cm" svg:y="0.219cm" svg:viewBox="0 0 68 148" svg:d="M30 58c0-9 0-17 0-25 0-18 10-28 19-28 1 0 4 0 7 1-3 1-6 4-6 9s3 9 9 9 9-4 9-9c0-8-7-15-19-15-15 0-32 11-32 34 0 7 0 16 0 24-6 0-12 0-17 0 0 2 0 4 0 6 5 0 11 0 17 0 0 23 0 46 0 69 0 9-3 9-17 9 0 2 0 4 0 6 8 0 18 0 24 0 8 0 19 0 27 0 0-2 0-4 0-6-2 0-3 0-5 0-15 0-15-2-15-10 0-23 0-45 0-68 7 0 16 0 24 0 0-2 0-4 0-6-9 0-17 0-25 0z"><text:p/></draw:path><draw:path draw:style-name="gr174" draw:text-style-name="P59" svg:width="0.048cm" svg:height="0.21cm" svg:x="0.078cm" svg:y="0.211cm" svg:viewBox="0 0 49 211" svg:d="M49 209c0-1 0-1-3-5-27-26-33-66-33-98 0-37 7-74 33-100 3-3 3-3 3-4s-1-2-2-2c-2 0-21 14-33 41-11 23-14 47-14 65 0 16 2 42 14 65 13 26 31 40 33 40 1 0 2-1 2-2z"><text:p/></draw:path><draw:path draw:style-name="gr174" draw:text-style-name="P59" svg:width="0.106cm" svg:height="0.09cm" svg:x="0.141cm" svg:y="0.278cm" svg:viewBox="0 0 107 91" svg:d="M58 41c7-7 15-18 19-24 7-7 16-10 26-10 0-3 0-5 0-7-6 1-12 1-18 1s-17 0-20-1c0 2 0 4 0 7 5 0 6 3 6 6 0 4-2 6-3 7-4 6-9 12-13 17-5-7-11-14-17-21-1-2-1-3-1-4 0-3 3-5 7-5 0-3 0-5 0-7-6 1-19 1-22 1-5 0-15 0-21-1 0 2 0 4 0 7 15 0 15 0 25 12 7 9 14 19 21 28-7 8-13 16-20 24-10 13-22 14-27 14 0 1 0 4 0 6 6 0 12-1 18-1s15 1 20 1c0-2 0-5 0-6-5-2-6-4-6-7 0-5 6-12 18-27 6 7 11 14 17 21 1 2 4 6 4 7 0 2-2 5-7 6 0 1 0 4 0 6 6 0 18-1 22-1 6 0 14 1 21 1 0-2 0-5 0-6-12 0-16-1-21-7-9-12-18-25-28-37z"><text:p/></draw:path><draw:path draw:style-name="gr174" draw:text-style-name="P59" svg:width="0.048cm" svg:height="0.21cm" svg:x="0.262cm" svg:y="0.211cm" svg:viewBox="0 0 49 211" svg:d="M49 106c0-17-3-42-14-66-13-26-31-40-33-40-1 0-2 1-2 2s0 1 4 5c21 21 33 54 33 99 0 36-8 72-35 99-2 3-2 3-2 4s1 2 2 2c2 0 21-15 33-41 11-23 14-47 14-64z"><text:p/></draw:path><draw:path draw:style-name="gr174" draw:text-style-name="P59" svg:width="0.139cm" svg:height="0.048cm" svg:x="0.414cm" svg:y="0.292cm" svg:viewBox="0 0 140 49" svg:d="M133 8c3 0 7 0 7-4s-4-4-7-4c-42 0-84 0-126 0-3 0-7 0-7 4s4 4 7 4c42 0 84 0 126 0zM133 49c3 0 7 0 7-4s-4-4-7-4c-42 0-84 0-126 0-3 0-7 0-7 4s4 4 7 4c42 0 84 0 126 0z"><text:p/></draw:path><draw:path draw:style-name="gr174" draw:text-style-name="P59" svg:width="0.108cm" svg:height="0.631cm" svg:x="0.666cm" svg:y="0cm" svg:viewBox="0 0 109 632" svg:d="M65 393c0-23-16-58-53-76 23-13 50-38 53-77v-1c0-49 0-98 0-146 0-17 0-22 2-29 3-17 13-38 40-54 2-1 2-1 2-5s0-5-5-5c-3 0-4 0-10 4-47 26-50 66-50 73 0 50 0 100 0 150 0 15 0 32-10 51-10 18-21 27-30 33-3 1-4 1-4 5s1 4 2 5c18 11 37 30 42 65 0 4 0 4 0 7 0 54 0 108 0 162 0 17 11 52 52 74 5 3 5 3 8 3 5 0 5-1 5-5s0-4-1-5c-9-5-37-22-42-59-1-5-1-6-1-8 0-54 0-108 0-162z"><text:p/></draw:path><draw:path draw:style-name="gr174" draw:text-style-name="P59" svg:width="0.104cm" svg:height="0.095cm" svg:x="0.812cm" svg:y="0.131cm" svg:viewBox="0 0 105 96" svg:d="M64 29c1-5 6-24 21-24 1 0 6 0 11 2-6 1-10 7-10 12 0 3 2 7 8 7 4 0 11-4 11-12 0-11-13-14-20-14-12 0-19 11-22 16-5-14-16-16-23-16-21 0-33 27-33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174" draw:text-style-name="P59" svg:width="0.104cm" svg:height="0.191cm" svg:x="1.675cm" svg:y="0.077cm" svg:viewBox="0 0 105 192" svg:d="M66 64c6 0 13 0 19 0 4 0 6 0 6-4 0-2-2-2-6-2-6 0-12 0-18 0 2-8 3-17 5-24 1-5 4-20 5-23 2-3 5-7 10-7 1 0 6 0 10 4-9 1-11 8-11 12 0 5 3 7 8 7s11-5 11-13c0-9-10-14-18-14-7 0-20 4-27 25-1 4-2 6-7 33-4 0-10 0-15 0-3 0-6 0-6 3s2 3 6 3c5 0 9 0 14 0-5 28-11 56-16 83-4 21-7 40-18 40-1 0-6 0-10-4 9 0 11-8 11-11 0-5-3-7-8-7s-11 4-11 12c0 10 9 15 18 15 11 0 20-13 24-21 7-13 11-39 11-40 5-22 9-45 13-67z"><text:p/></draw:path><draw:path draw:style-name="gr174" draw:text-style-name="P59" svg:width="0.089cm" svg:height="0.095cm" svg:x="1.798cm" svg:y="0.131cm" svg:viewBox="0 0 90 96" svg:d="M90 35c0-21-15-35-34-35-28 0-56 30-56 60 0 20 14 36 34 36 28 0 56-30 56-61zM34 91c-9 0-18-7-18-23 0-10 5-33 12-44 10-16 22-19 28-19 12 0 18 9 18 23 0 7-4 30-12 43-7 12-19 20-28 20z"><text:p/></draw:path><draw:path draw:style-name="gr174" draw:text-style-name="P59" svg:width="0.085cm" svg:height="0.095cm" svg:x="1.898cm" svg:y="0.131cm" svg:viewBox="0 0 86 96" svg:d="M12 80c-1 4-2 9-2 10 0 4 3 6 6 6s7-2 8-6c1-1 8-30 8-34 2-7 6-22 8-27 0-3 6-13 11-18 2-1 8-6 17-6 6 0 6 2 9 2-6 1-11 6-11 12 0 3 2 7 8 7 5 0 12-5 12-12 0-8-7-14-18-14-13 0-23 10-27 16-1-9-9-16-19-16s-14 8-15 12c-5 7-7 20-7 20 0 2 2 2 2 2 2 0 3 0 4-5 4-15 8-24 16-24 3 0 6 1 6 9 0 5-1 7-3 18-5 16-9 32-13 48z"><text:p/></draw:path><draw:path draw:style-name="gr174" draw:text-style-name="P59" svg:width="0.104cm" svg:height="0.095cm" svg:x="2.069cm" svg:y="0.131cm" svg:viewBox="0 0 105 96" svg:d="M64 29c1-5 6-24 21-24 1 0 6 0 11 2-6 1-10 7-10 12 0 3 2 7 8 7 4 0 11-4 11-12 0-11-13-14-20-14-12 0-19 11-22 16-5-14-16-16-22-16-22 0-34 27-34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174" draw:text-style-name="P59" svg:width="0.128cm" svg:height="0.162cm" svg:x="2.259cm" svg:y="0.091cm" svg:viewBox="0 0 129 163" svg:d="M125 65c3-1 4-2 4-4s-1-3-4-5c-39-18-78-36-116-55-3-1-4-1-5-1-2 0-4 2-4 4 0 3 2 4 4 5 37 17 74 34 111 52-36 17-74 35-110 52-4 2-5 4-5 5 0 2 2 4 4 4 1 0 1 0 4-1 39-19 78-37 117-56zM122 163c3 0 7 0 7-4 0-5-4-5-8-5-38 0-75 0-113 0-3 0-8 0-8 5 0 4 4 4 8 4 38 0 76 0 114 0z"><text:p/></draw:path><draw:path draw:style-name="gr174" draw:text-style-name="P59" svg:width="0.088cm" svg:height="0.144cm" svg:x="2.472cm" svg:y="0.085cm" svg:viewBox="0 0 89 145" svg:d="M89 73c0-17-1-33-9-49-9-20-27-24-36-24-12 0-28 5-36 25-7 15-8 31-8 48 0 16 1 35 10 51 9 17 24 21 34 21 12 0 27-4 37-24 7-15 8-32 8-48zM44 141c-8 0-21-6-24-26-3-12-3-32-3-44 0-14 0-28 2-39 4-25 20-27 25-27 7 0 21 3 25 24 2 12 2 28 2 42 0 15 0 30-2 43-4 21-16 27-25 27z"><text:p/></draw:path><draw:path draw:style-name="gr174" draw:text-style-name="P59" svg:width="0.087cm" svg:height="0.144cm" svg:x="0.815cm" svg:y="0.388cm" svg:viewBox="0 0 88 145" svg:d="M88 73c0-17 0-34-8-50-10-20-27-23-36-23-12 0-28 5-36 25-7 15-8 31-8 48 0 15 1 35 9 51 9 17 25 21 35 21 11 0 27-4 36-25 8-14 8-31 8-47zM44 140c-8 0-21-5-24-25-3-13-3-32-3-45 0-14 0-27 2-39 4-24 20-27 25-27 7 0 21 4 25 25 2 12 2 28 2 41 0 16 0 30-3 44-3 20-15 26-24 26z"><text:p/></draw:path><draw:path draw:style-name="gr174" draw:text-style-name="P59" svg:width="0.021cm" svg:height="0.021cm" svg:x="0.93cm" svg:y="0.504cm" svg:viewBox="0 0 22 22" svg:d="M22 11c0-6-5-11-11-11-7 0-11 5-11 11s4 11 11 11c6 0 11-5 11-11z"><text:p/></draw:path><draw:path draw:style-name="gr174" draw:text-style-name="P59" svg:width="0.088cm" svg:height="0.144cm" svg:x="0.978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path draw:style-name="gr174" draw:text-style-name="P59" svg:width="0.069cm" svg:height="0.139cm" svg:x="1.094cm" svg:y="0.388cm" svg:viewBox="0 0 70 140" svg:d="M43 5c0-5 0-5-5-5-13 13-31 13-38 13 0 3 0 4 0 7 4 0 17 0 28-6 0 37 0 73 0 110 0 7-1 10-20 10-3 0-4 0-7 0 0 2 0 4 0 6 7-1 26-1 34-1 9 0 27 0 35 1 0-2 0-4 0-6-3 0-5 0-7 0-19 0-20-2-20-10 0-40 0-79 0-119z"><text:p/></draw:path><draw:path draw:style-name="gr174" draw:text-style-name="P59" svg:width="0.021cm" svg:height="0.021cm" svg:x="1.246cm" svg:y="0.464cm" svg:viewBox="0 0 22 22" svg:d="M22 11c0-6-5-11-11-11-7 0-11 5-11 11s4 11 11 11c6 0 11-5 11-11z"><text:p/></draw:path><draw:path draw:style-name="gr174" draw:text-style-name="P59" svg:width="0.104cm" svg:height="0.095cm" svg:x="1.338cm" svg:y="0.435cm" svg:viewBox="0 0 105 96" svg:d="M65 29c1-5 6-24 20-24 1 0 7 0 11 3-6 0-10 6-10 11 0 3 2 7 8 7 4 0 11-3 11-12 0-11-12-14-19-14-13 0-20 11-22 16-6-14-17-16-23-16-22 0-34 28-34 32 0 3 1 2 2 3 2 0 2-1 3-3 7-22 21-27 28-27 4 0 12 2 12 14 0 6-4 21-12 50-3 13-11 22-20 22-1 0-6 0-10-3 5-1 10-5 10-11s-5-7-8-7c-7 0-12 5-12 12 0 9 11 14 20 14 14 0 21-15 22-16 3 8 10 16 23 16 21 0 33-28 33-33 0-2-1-2-2-2-2 0-2 1-2 3-8 22-22 27-29 27-8 0-11-7-11-14 0-4 1-9 4-18 2-10 4-20 7-30z"><text:p/></draw:path><draw:path draw:style-name="gr174" draw:text-style-name="P59" svg:width="0.104cm" svg:height="0.191cm" svg:x="1.675cm" svg:y="0.377cm" svg:viewBox="0 0 105 192" svg:d="M66 64c6 0 13 0 19 0 4 0 6 0 6-4 0-2-2-2-6-2-6 0-12 0-18 0 2-8 3-17 5-24 1-5 4-20 5-22 2-4 5-7 10-7 1 0 6 0 10 3-9 1-11 9-11 12 0 5 3 7 8 7s11-4 11-13-10-14-18-14c-7 0-20 4-27 25-1 4-2 6-7 33-4 0-10 0-15 0-3 0-6 0-6 4 0 2 2 2 6 2 5 0 9 0 14 0-5 28-11 56-16 84-4 20-7 39-18 39-1 0-6 0-10-4 9 0 11-8 11-11 0-5-3-7-8-7s-11 4-11 12c0 10 9 15 18 15 11 0 20-12 24-21 7-13 11-38 11-40 5-22 9-45 13-67z"><text:p/></draw:path><draw:path draw:style-name="gr174" draw:text-style-name="P59" svg:width="0.089cm" svg:height="0.095cm" svg:x="1.798cm" svg:y="0.435cm" svg:viewBox="0 0 90 96" svg:d="M90 36c0-22-15-36-34-36-28 0-56 30-56 60 0 21 14 36 34 36 28 0 56-29 56-60zM34 91c-9 0-18-6-18-23 0-10 5-33 12-44 10-16 22-19 28-19 12 0 18 10 18 23 0 8-4 30-12 43-7 13-19 20-28 20z"><text:p/></draw:path><draw:path draw:style-name="gr174" draw:text-style-name="P59" svg:width="0.085cm" svg:height="0.095cm" svg:x="1.898cm" svg:y="0.435cm" svg:viewBox="0 0 86 96" svg:d="M12 81c-1 3-2 8-2 9 0 4 3 6 6 6s7-2 8-6c1-1 8-30 8-34 2-7 6-21 8-27 0-3 6-13 11-17 2-2 8-7 17-7 6 0 6 2 9 2-6 1-11 6-11 12 0 3 2 7 8 7 5 0 12-4 12-12 0-7-7-14-18-14-13 0-23 11-27 16-1-9-9-16-19-16s-14 8-15 12c-5 7-7 20-7 20 0 3 2 3 2 3 2 0 3 0 4-5 4-15 8-25 16-25 3 0 6 2 6 9 0 5-1 7-3 18-5 17-9 33-13 49z"><text:p/></draw:path><draw:path draw:style-name="gr174" draw:text-style-name="P59" svg:width="0.104cm" svg:height="0.095cm" svg:x="2.069cm" svg:y="0.435cm" svg:viewBox="0 0 105 96" svg:d="M64 29c1-5 6-24 21-24 1 0 6 0 11 3-6 0-10 6-10 11 0 3 2 7 8 7 4 0 11-3 11-12 0-11-13-14-20-14-12 0-19 11-22 16-5-14-16-16-22-16-22 0-34 28-34 32 0 3 1 3 2 3 2 0 2-1 3-3 7-22 21-27 28-27 4 0 12 2 12 14 0 6-4 21-12 50-3 13-11 22-20 22-1 0-6 0-10-3 5-1 9-5 9-11s-4-7-8-7c-6 0-11 5-11 12 0 9 11 14 20 14 14 0 21-15 22-16 2 8 10 16 23 16 21 0 33-28 33-33 0-2-1-2-2-2-2 0-2 1-3 3-7 22-21 27-28 27-8 0-12-7-12-14 0-4 2-9 4-18 2-10 5-20 7-30z"><text:p/></draw:path><draw:path draw:style-name="gr174" draw:text-style-name="P59" svg:width="0.128cm" svg:height="0.122cm" svg:x="2.259cm" svg:y="0.414cm" svg:viewBox="0 0 129 123" svg:d="M125 9c3-1 4-2 4-5 0-2-2-4-4-4-1 0-1 0-4 1-39 19-78 37-117 55-2 2-4 3-4 5 0 3 2 4 4 4 39 19 78 37 117 56 3 2 3 2 4 2 2 0 4-3 4-5 0-3-1-3-4-4-37-18-74-35-111-53 37-17 74-35 111-52z"><text:p/></draw:path><draw:path draw:style-name="gr174" draw:text-style-name="P59" svg:width="0.088cm" svg:height="0.144cm" svg:x="2.472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g></text:span><text:span text:style-name="T4"><text:s/></text:span><text:span text:style-name="T20">like ReLU – dying problem</text:span></text:p><text:p text:style-name="P16">PreLU<text:span text:style-name="T93">: </text:span><text:span text:style-name="T104">as above only </text:span><text:span text:style-name="T21"><draw:g text:anchor-type="as-char" svg:y="-0.145cm" draw:z-index="57" draw:name="Shape44" draw:style-name="gr173"><svg:title>TexMaths</svg:title><svg:desc>6§inline§0.01=a§svg§600§TRUE§</svg:desc><draw:path draw:style-name="gr174" draw:text-style-name="P59" svg:width="0.087cm" svg:height="0.144cm" svg:x="0cm" svg:y="0cm" svg:viewBox="0 0 88 145" svg:d="M88 73c0-17 0-34-8-49-10-20-27-24-36-24-12 0-28 5-36 25-7 15-8 31-8 48 0 15 1 34 9 51 10 16 25 21 35 21 11 0 28-5 37-25 7-14 7-31 7-47zM44 140c-8 0-21-5-24-25-3-13-3-32-3-44 0-14 0-28 2-39 4-25 20-27 25-27 7 0 21 3 25 25 2 11 2 27 2 41 0 15 0 29-3 43-3 20-15 26-24 26z"><text:p/></draw:path><draw:path draw:style-name="gr174" draw:text-style-name="P59" svg:width="0.021cm" svg:height="0.021cm" svg:x="0.115cm" svg:y="0.116cm" svg:viewBox="0 0 22 22" svg:d="M22 11c0-6-5-11-11-11-7 0-11 5-11 11s4 11 11 11c6 0 11-5 11-11z"><text:p/></draw:path><draw:path draw:style-name="gr174" draw:text-style-name="P59" svg:width="0.088cm" svg:height="0.144cm" svg:x="0.164cm" svg:y="0cm" svg:viewBox="0 0 89 145" svg:d="M89 73c0-17-1-34-9-49-10-20-27-24-36-24-12 0-28 5-36 25-7 15-8 31-8 48 0 15 1 34 10 51 9 16 24 21 34 21 11 0 28-5 37-25 7-14 8-31 8-47zM44 140c-8 0-21-5-24-25-3-13-3-32-3-44 0-14 0-28 2-39 4-25 20-27 25-27 7 0 21 3 25 25 2 11 2 27 2 41 0 15 0 29-2 43-4 20-16 26-25 26z"><text:p/></draw:path><draw:path draw:style-name="gr174" draw:text-style-name="P59" svg:width="0.069cm" svg:height="0.139cm" svg:x="0.28cm" svg:y="0cm" svg:viewBox="0 0 70 140" svg:d="M43 5c0-4 0-5-5-5-13 13-31 13-38 13 0 3 0 4 0 7 4 0 17 0 28-6 0 37 0 73 0 110 0 7-1 9-20 9-3 0-4 0-7 0 0 3 0 4 0 7 7-1 26-1 34-1 9 0 27 0 35 1 0-3 0-4 0-7-3 0-5 0-8 0-18 0-19-2-19-9 0-40 0-79 0-119z"><text:p/></draw:path><draw:path draw:style-name="gr174" draw:text-style-name="P59" svg:width="0.14cm" svg:height="0.048cm" svg:x="0.436cm" svg:y="0.064cm" svg:viewBox="0 0 141 49" svg:d="M133 8c3 0 8 0 8-4s-5-4-8-4c-42 0-84 0-126 0-3 0-7 0-7 4s4 4 7 4c42 0 84 0 126 0zM133 49c3 0 8 0 8-4s-5-4-8-4c-42 0-84 0-126 0-3 0-7 0-7 4s4 4 7 4c42 0 84 0 126 0z"><text:p/></draw:path><draw:path draw:style-name="gr174" draw:text-style-name="P59" svg:width="0.096cm" svg:height="0.094cm" svg:x="0.655cm" svg:y="0.047cm" svg:viewBox="0 0 97 95" svg:d="M70 14c-3-8-9-14-19-14-25 0-51 31-51 62 0 19 12 33 28 33 4 0 15 0 28-15 1 9 9 15 19 15 7 0 12-5 15-11 4-8 7-20 7-21 0-2-2-2-3-2-2 0-2 1-3 4-3 13-7 25-16 25-5 0-6-5-6-9s0-6 3-15c2-9 3-11 4-19 3-10 6-20 8-30 1-6 1-6 1-7 0-3-2-6-6-6-5 0-8 5-9 10zM56 69c0 3 0 4-4 7-9 11-18 14-23 14-11 0-14-11-14-18 0-11 7-37 11-47 7-12 17-20 25-20 14 0 17 17 17 19 0 1-1 2-1 3-3 14-7 28-11 42z"><text:p/></draw:path></draw:g></text:span><text:span text:style-name="T21">, adaptability during training, scale invar.</text:span></text:p><text:p text:style-name="P17"><text:span text:style-name="T73">S</text:span><text:span text:style-name="T1">oftPlus</text:span><text:span text:style-name="T4">: </text:span><text:span text:style-name="T4"><draw:g text:anchor-type="as-char" svg:y="-0.178cm" draw:z-index="58" draw:name="Shape45" draw:style-name="gr173"><svg:title>TexMaths</svg:title><svg:desc>6§inline§ f(x) = \frac 1 \beta \cdot \log (1 + e ^{\beta \cdot x}) §svg§600§TRUE§</svg:desc><draw:path draw:style-name="gr174" draw:text-style-name="P59" svg:width="0.104cm" svg:height="0.189cm" svg:x="0cm" svg:y="0.032cm" svg:viewBox="0 0 105 190" svg:d="M66 64c6 0 12 0 18 0 4 0 7 0 7-4 0-3-3-3-6-3-6 0-12 0-18 0 1-8 3-16 4-24 2-4 5-19 6-21 2-4 5-7 9-7 2 0 7 0 11 3-9 1-11 9-11 12 0 5 3 7 8 7s11-5 11-13c0-9-10-14-19-14-7 0-20 4-26 25-1 4-2 6-7 32-5 0-10 0-15 0-4 0-6 0-6 5 0 2 2 2 6 2 5 0 9 0 14 0-6 27-11 55-16 82-4 21-7 40-19 40 0 0-6 0-9-4 9-1 11-8 11-12s-3-7-8-7-11 5-11 13c0 9 9 14 17 14 12 0 21-12 24-20 7-13 12-38 12-40 5-22 9-44 13-66z"><text:p/></draw:path><draw:path draw:style-name="gr174" draw:text-style-name="P59" svg:width="0.048cm" svg:height="0.208cm" svg:x="0.135cm" svg:y="0.023cm" svg:viewBox="0 0 49 209" svg:d="M49 207c0-1 0-1-4-4-26-27-33-66-33-98 0-36 8-73 34-99 3-3 3-3 3-4s-1-2-2-2c-3 0-21 14-34 41-11 23-13 46-13 64 0 16 2 41 14 65 12 25 30 39 33 39 1 0 2 0 2-2z"><text:p/></draw:path><draw:path draw:style-name="gr174" draw:text-style-name="P59" svg:width="0.104cm" svg:height="0.094cm" svg:x="0.202cm" svg:y="0.087cm" svg:viewBox="0 0 105 95" svg:d="M64 29c1-5 6-24 21-24 1 0 6 0 10 2-6 1-10 7-10 12 0 3 3 7 9 7 4 0 11-4 11-12 0-11-13-14-20-14-12 0-20 11-22 16-5-14-17-16-23-16-21 0-33 27-33 32 0 3 1 3 2 3 2 0 2-1 2-3 8-22 22-27 29-27 4 0 11 2 11 14 0 6-4 20-11 50-3 13-11 21-20 21-1 0-6 0-10-2 4-1 9-6 9-11 0-6-5-8-8-8-6 0-11 6-11 12 0 10 10 14 20 14 14 0 21-14 22-15 2 7 10 15 23 15 21 0 33-27 33-32 0-2-1-2-2-2-2 0-2 1-3 2-7 22-21 27-28 27-8 0-12-6-12-13 0-5 2-9 4-19s5-19 7-29z"><text:p/></draw:path><draw:path draw:style-name="gr174" draw:text-style-name="P59" svg:width="0.048cm" svg:height="0.208cm" svg:x="0.328cm" svg:y="0.023cm" svg:viewBox="0 0 49 209" svg:d="M49 105c0-17-2-42-14-66-12-25-31-39-33-39-1 0-2 1-2 2s0 1 4 5c21 20 33 54 33 98 0 35-8 72-34 99-3 2-3 2-3 3 0 2 1 2 2 2 2 0 21-14 34-40 11-24 13-46 13-64z"><text:p/></draw:path><draw:path draw:style-name="gr174" draw:text-style-name="P59" svg:width="0.139cm" svg:height="0.048cm" svg:x="0.469cm" svg:y="0.103cm" svg:viewBox="0 0 140 49" svg:d="M133 8c3 0 7 0 7-4s-4-4-7-4c-42 0-84 0-126 0-3 0-7 0-7 4s4 4 7 4c42 0 84 0 126 0zM133 49c3 0 7 0 7-4s-4-4-7-4c-42 0-84 0-126 0-3 0-7 0-7 4s4 4 7 4c42 0 84 0 126 0z"><text:p/></draw:path><draw:path draw:style-name="gr174" draw:text-style-name="P59" svg:width="0.052cm" svg:height="0.096cm" svg:x="0.731cm" svg:y="0cm" svg:viewBox="0 0 53 97" svg:d="M33 4c0-4 0-4-4-4-10 9-23 10-29 10 0 1 0 3 0 5 3 0 13 0 21-4 0 25 0 49 0 74 0 5 0 7-14 7-2 0-5 0-6 0 0 2 0 4 0 5 3 0 21 0 26 0s23 0 26 0c0-1 0-3 0-5-1 0-3 0-5 0-15 0-15-2-15-7 0-27 0-54 0-81z"><text:p/></draw:path><draw:path draw:style-name="gr174" draw:text-style-name="P59" svg:width="0.102cm" svg:height="0.007cm" svg:x="0.705cm" svg:y="0.124cm" svg:viewBox="0 0 103 8" svg:d="M0 0c34 0 69 0 103 0 0 3 0 5 0 8-34 0-69 0-103 0 0-3 0-5 0-8z"><text:p/></draw:path><draw:path draw:style-name="gr174" draw:text-style-name="P59" svg:width="0.085cm" svg:height="0.131cm" svg:x="0.712cm" svg:y="0.148cm" svg:viewBox="0 0 86 132" svg:d="M86 20c0-12-11-20-24-20-20 0-35 23-39 38-7 30-15 61-23 92 0 2 1 2 2 2s2 0 3-1c4-13 7-26 10-39 3 7 10 13 22 13 21 0 44-15 44-37 0-9-4-18-12-23 7-4 17-13 17-25zM57 45c-2 0-3 1-8 1-2 0-6 0-6-1 1 0 5-1 6-1 3 0 6 1 8 1zM76 18c0 8-3 19-12 24-3-1-6-2-15-2-4 0-12 1-12 6 0 4 5 4 12 4 5 0 9 0 14-2 4 3 7 9 7 16 0 21-15 37-33 37-11 0-19-7-19-19 0-1 0-3 0-4 4-13 7-26 10-39 3-14 17-35 34-35 8 0 14 5 14 14z"><text:p/></draw:path><draw:path draw:style-name="gr174" draw:text-style-name="P59" svg:width="0.021cm" svg:height="0.021cm" svg:x="0.898cm" svg:y="0.116cm" svg:viewBox="0 0 22 22" svg:d="M22 11c0-6-5-11-11-11s-11 5-11 11 5 11 11 11 11-5 11-11z"><text:p/></draw:path><draw:path draw:style-name="gr174" draw:text-style-name="P59" svg:width="0.046cm" svg:height="0.144cm" svg:x="0.992cm" svg:y="0.035cm" svg:viewBox="0 0 47 145" svg:d="M31 0c-11 1-21 2-31 2 0 2 0 5 0 6 15 0 17 2 17 12 0 37 0 73 0 110 0 9-3 9-17 9 0 1 0 4 0 6 7 0 18-1 23-1s16 1 24 1c0-2 0-5 0-6-14 0-16 0-16-9 0-44 0-87 0-130z"><text:p/></draw:path><draw:path draw:style-name="gr174" draw:text-style-name="P59" svg:width="0.093cm" svg:height="0.095cm" svg:x="1.05cm" svg:y="0.086cm" svg:viewBox="0 0 94 96" svg:d="M94 49c0-27-21-49-47-49-27 0-47 23-47 49 0 27 22 47 47 47s47-20 47-47zM47 91c-9 0-18-4-24-14-6-9-6-22-6-30s0-19 6-28c5-10 15-14 24-14s18 5 24 14c5 8 5 20 5 28s0 19-5 28c-4 10-13 16-24 16z"><text:p/></draw:path><draw:path draw:style-name="gr174" draw:text-style-name="P59" svg:width="0.095cm" svg:height="0.138cm" svg:x="1.155cm" svg:y="0.085cm" svg:viewBox="0 0 96 139" svg:d="M41 59c-19 0-19-21-19-26 0-6 1-12 4-17 2-3 6-9 15-9 18 0 18 21 18 26 0 6 0 12-3 18-2 2-7 8-15 8zM16 68c0-2 0-6 4-11 8 6 17 7 21 7 20 0 34-14 34-31 0-7-4-15-8-20 7-7 15-8 18-8 1 0 2 0 3 0-3 1-4 3-4 6s3 6 6 6c2 0 6-1 6-6 0-4-2-11-10-11-5 0-14 1-23 10-8-7-17-8-22-8-20 0-34 15-34 31 0 9 4 17 10 22-3 3-7 10-7 17s3 15 9 19c-12 3-19 12-19 21 0 15 21 27 47 27 24 0 47-11 47-28 0-7-3-18-14-24-12-5-24-5-37-5-5 0-14 0-15-1-7 0-12-7-12-13zM47 134c-22 0-36-11-36-22 0-10 8-18 17-18 4 0 9 0 13 0 18 0 41 0 41 18 0 11-15 22-35 22z"><text:p/></draw:path><draw:path draw:style-name="gr174" draw:text-style-name="P59" svg:width="0.048cm" svg:height="0.208cm" svg:x="1.278cm" svg:y="0.023cm" svg:viewBox="0 0 49 209" svg:d="M49 207c0-1 0-1-3-4-27-27-33-66-33-98 0-36 7-73 33-99 3-3 3-3 3-4s-1-2-2-2c-2 0-21 14-33 41-11 23-14 46-14 64 0 16 2 41 14 65 13 25 31 39 33 39 1 0 2 0 2-2z"><text:p/></draw:path><draw:path draw:style-name="gr174" draw:text-style-name="P59" svg:width="0.068cm" svg:height="0.138cm" svg:x="1.358cm" svg:y="0.042cm" svg:viewBox="0 0 69 139" svg:d="M43 5c0-5 0-5-5-5-13 13-31 13-38 13 0 3 0 4 0 7 4 0 16 0 28-6 0 36 0 73 0 109 0 7-1 10-20 10-3 0-4 0-7 0 0 1 0 4 0 6 7 0 26 0 34 0 9 0 27 0 34 0 0-2 0-5 0-6-2 0-4 0-7 0-18 0-19-2-19-10 0-39 0-78 0-118z"><text:p/></draw:path><draw:path draw:style-name="gr174" draw:text-style-name="P59" svg:width="0.139cm" svg:height="0.138cm" svg:x="1.503cm" svg:y="0.058cm" svg:viewBox="0 0 140 139" svg:d="M74 74c20 0 39 0 59 0 3 0 7 0 7-4s-4-4-7-4c-20 0-39 0-59 0 0-20 0-40 0-59 0-3 0-7-4-7s-4 4-4 7c0 19 0 39 0 59-20 0-40 0-59 0-3 0-7 0-7 4s4 4 7 4c19 0 39 0 59 0 0 19 0 39 0 59 0 3 0 6 4 6s4-3 4-6c0-20 0-40 0-59z"><text:p/></draw:path><draw:path draw:style-name="gr174" draw:text-style-name="P59" svg:width="0.08cm" svg:height="0.094cm" svg:x="1.712cm" svg:y="0.087cm" svg:viewBox="0 0 81 95" svg:d="M29 44c6 0 22 0 33-5 15-6 15-18 15-21 0-9-7-18-22-18-23 0-55 20-55 57 0 21 12 38 33 38 30 0 48-22 48-24s-2-3-3-3-1 0-2 2c-17 20-40 20-43 20-16 0-18-17-18-24 0-2 0-9 4-22 3 0 7 0 10 0zM20 40c8-32 30-35 35-35 10 0 16 6 16 13 0 22-34 22-43 22-3 0-5 0-8 0z"><text:p/></draw:path><draw:path draw:style-name="gr174" draw:text-style-name="P59" svg:width="0.085cm" svg:height="0.131cm" svg:x="1.807cm" svg:y="0cm" svg:viewBox="0 0 86 132" svg:d="M86 20c0-13-11-20-24-20-20 0-35 23-39 38-7 30-15 61-23 92 0 1 1 2 2 2 2 0 3 0 3-1 3-13 6-26 10-40 3 8 10 14 22 14 21 0 44-15 44-37 0-9-4-18-11-23 7-4 16-13 16-25zM57 45c-2 0-3 1-7 1-3 0-6 0-7-1 1-1 5-1 7-1s5 0 7 1zM77 17c0 8-4 20-13 25-3-1-6-2-14-2-6 0-13 1-13 5 0 5 4 5 12 5 5 0 10-1 14-2 5 3 7 9 7 15 0 22-15 37-33 37-11 0-19-6-19-18 0-1 0-3 1-4 3-13 6-27 9-39 4-14 16-35 34-35 8 0 15 4 15 13z"><text:p/></draw:path><draw:path draw:style-name="gr174" draw:text-style-name="P59" svg:width="0.016cm" svg:height="0.016cm" svg:x="1.92cm" svg:y="0.058cm" svg:viewBox="0 0 17 17" svg:d="M17 9c0-5-4-9-9-9-4 0-8 4-8 8 0 6 4 9 8 9 5 0 9-4 9-8z"><text:p/></draw:path><draw:path draw:style-name="gr174" draw:text-style-name="P59" svg:width="0.078cm" svg:height="0.065cm" svg:x="1.96cm" svg:y="0.039cm" svg:viewBox="0 0 79 66" svg:d="M30 49c-2 5-7 13-14 13 0 0-5 0-8-2 6-2 6-7 6-8 0-4-2-6-6-6s-8 4-8 9c0 8 8 11 16 11 6 0 13-4 16-10 4 7 12 10 18 10 17 0 26-18 26-22 0-2-2-2-3-2-2 0-2 0-2 2-4 10-12 18-21 18-6 0-9-4-9-9s4-18 8-34c3-11 10-15 15-15 2 0 4 0 7 2-4 1-6 5-6 8s2 6 6 6c3 0 8-3 8-9 0-9-9-11-15-11-8 0-14 5-17 10-3-6-9-10-18-10-16 0-25 18-25 22 0 2 1 2 2 2 2 0 2-1 3-2 4-12 13-18 20-18 5 0 9 3 9 10 0 3-2 10-3 15-2 6-3 13-5 20z"><text:p/></draw:path><draw:path draw:style-name="gr174" draw:text-style-name="P59" svg:width="0.048cm" svg:height="0.208cm" svg:x="2.071cm" svg:y="0.023cm" svg:viewBox="0 0 49 209" svg:d="M49 105c0-17-2-42-14-66-12-25-30-39-33-39-1 0-2 1-2 2s0 1 4 5c21 20 33 54 33 98 0 35-8 72-34 99-3 2-3 2-3 3 0 2 1 2 2 2 3 0 21-14 34-40 11-24 13-46 13-64z"><text:p/></draw:path></draw:g></text:span><text:span text:style-name="T4"><text:s/></text:span><text:span text:style-name="T22">differentiable ReLU, if beta high, closer to ReLU, positive output only, non-linear.</text:span></text:p><text:p text:style-name="P18"><text:span text:style-name="T74">E</text:span><text:span text:style-name="T1">LU</text:span><text:span text:style-name="T4">: </text:span><text:span text:style-name="T23">CELU with </text:span><text:span text:style-name="T23"><draw:g text:anchor-type="as-char" svg:y="-0.148cm" draw:z-index="60" draw:name="Shape46" draw:style-name="gr173"><svg:title>TexMaths</svg:title><svg:desc>6§inline§\frac{x}{\alpha} = x§svg§600§TRUE§</svg:desc><draw:path draw:style-name="gr174" draw:text-style-name="P59" svg:width="0.078cm" svg:height="0.065cm" svg:x="0.014cm" svg:y="0.001cm" svg:viewBox="0 0 79 66" svg:d="M29 49c-1 5-6 13-13 13-1 0-5 0-8-2 6-2 6-7 6-8 0-3-3-5-6-5-4 0-8 3-8 9 0 7 8 10 15 10s13-4 17-10c3 7 11 10 17 10 17 0 26-18 26-22 0-2-1-2-2-2-2 0-2 0-3 2-3 10-12 18-20 18-6 0-9-4-9-9 0-4 3-18 8-34 3-11 9-15 14-15 1 0 5 0 8 3-5 1-6 5-6 7 0 3 2 6 5 6s9-3 9-9c0-9-10-11-15-11-8 0-14 5-17 11-3-6-10-11-18-11-16 0-26 18-26 23 0 2 2 1 2 2 3 0 3-1 3-3 4-11 14-18 21-18 5 0 9 3 9 10 0 3-2 10-4 15-2 7-3 13-5 20z"><text:p/></draw:path><draw:path draw:style-name="gr174" draw:text-style-name="P59" svg:width="0.109cm" svg:height="0.007cm" svg:x="0cm" svg:y="0.092cm" svg:viewBox="0 0 110 8" svg:d="M55 8c-18 0-37 0-55 0 0-3 0-5 0-8 37 0 73 0 110 0 0 3 0 5 0 8-19 0-37 0-55 0z"><text:p/></draw:path><draw:path draw:style-name="gr174" draw:text-style-name="P59" svg:width="0.09cm" svg:height="0.065cm" svg:x="0.009cm" svg:y="0.156cm" svg:viewBox="0 0 91 66" svg:d="M72 44c13-14 19-33 19-35s-2-2-3-2c-2 0-2 1-3 4-2 9-8 18-14 26 0-2 0-12 0-13-3-14-13-24-28-24-22 0-43 20-43 41 0 13 10 25 27 25 14 0 26-6 34-12 4 11 11 12 16 12 8 0 14-7 14-10 0-2-2-2-3-2-2 0-2 1-3 2-2 5-6 6-8 6s-4 0-5-18zM60 49c-14 12-27 13-32 13-10 0-15-6-15-16 0-4 1-20 9-30 7-9 15-12 21-12 12 0 15 12 16 21 1 6 0 16 1 24z"><text:p/></draw:path><draw:path draw:style-name="gr174" draw:text-style-name="P59" svg:width="0.139cm" svg:height="0.048cm" svg:x="0.205cm" svg:y="0.073cm" svg:viewBox="0 0 140 49" svg:d="M133 8c3 0 7 0 7-4s-4-4-7-4c-42 0-84 0-126 0-3 0-7 0-7 4s4 4 7 4c42 0 84 0 126 0zM133 49c3 0 7 0 7-4s-4-4-7-4c-42 0-84 0-126 0-3 0-7 0-7 4s4 4 7 4c42 0 84 0 126 0z"><text:p/></draw:path><draw:path draw:style-name="gr174" draw:text-style-name="P59" svg:width="0.104cm" svg:height="0.094cm" svg:x="0.42cm" svg:y="0.056cm" svg:viewBox="0 0 105 95" svg:d="M64 30c1-6 6-25 21-25 1 0 6 0 10 3-5 1-10 6-10 11 0 3 3 7 9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g></text:span><text:span text:style-name="T4"><text:s/>element-wise, can be -ve, avg activation pushes to 0 → helps converge faster.</text:span></text:p><text:p text:style-name="P19"><text:span text:style-name="T1">CELU</text:span><text:span text:style-name="T4">: </text:span><text:span text:style-name="T4"><draw:g text:anchor-type="as-char" svg:y="-0.178cm" draw:z-index="59" draw:name="Shape47" draw:style-name="gr173"><svg:title>TexMaths</svg:title><svg:desc>6§inline§\max(0,x) + \min(0,\alpha \cdot (e^{\frac x \alpha} - 1))§svg§600§TRUE§</svg:desc><draw:path draw:style-name="gr174" draw:text-style-name="P59" svg:width="0.164cm" svg:height="0.092cm" svg:x="0cm" svg:y="0.087cm" svg:viewBox="0 0 165 93" svg:d="M17 21c0 19 0 37 0 57 0 9-3 9-17 9 0 2 0 4 0 6 8 0 18 0 24 0 5 0 16 0 23 0 0-2 0-4 0-6-13 0-16 0-16-9 0-14 0-27 0-39 0-23 15-34 28-34 14 0 16 11 16 23 0 17 0 33 0 50 0 9-2 9-16 9 0 2 0 4 0 6 7 0 18 0 24 0 5 0 16 0 23 0 0-2 0-4 0-6-14 0-16 0-16-9 0-14 0-27 0-39 0-23 15-34 28-34s16 11 16 23c0 17 0 33 0 50 0 9-3 9-16 9 0 2 0 4 0 6 7 0 18 0 23 0s17 0 24 0c0-2 0-4 0-6-11 0-16 0-17-6 0-14 0-27 0-41 0-18 0-24-6-32-3-4-10-8-23-8-17 0-27 13-30 21-3-19-18-21-28-21-15 0-25 9-31 22 0-7 0-15 0-22-10 1-20 2-30 2 0 3 0 5 0 7 15 0 17 1 17 12z"><text:p/></draw:path><draw:path draw:style-name="gr174" draw:text-style-name="P59" svg:width="0.094cm" svg:height="0.096cm" svg:x="0.178cm" svg:y="0.085cm" svg:viewBox="0 0 95 97" svg:d="M61 79c1 8 7 17 16 17 5 0 18-3 18-20 0-4 0-8 0-12-2 0-4 0-6 0 0 4 0 8 0 12 0 12-5 13-7 13-7 0-8-9-8-10 0-15 0-28 0-42 0-9 0-18-7-26-9-7-19-11-29-11-18 0-32 10-32 24 0 6 4 10 10 10s9-4 9-10c0-2-1-10-11-10 6-7 17-9 23-9 10 0 22 8 22 27 0 2 0 5 0 8-10 0-25 1-38 7-16 7-21 18-21 28 0 17 20 22 34 22 13 0 23-8 27-18zM59 44c0 7 0 14 0 21 0 20-15 27-24 27-10 0-19-7-19-17 0-12 9-30 43-31z"><text:p/></draw:path><draw:path draw:style-name="gr174" draw:text-style-name="P59" svg:width="0.105cm" svg:height="0.09cm" svg:x="0.277cm" svg:y="0.089cm" svg:viewBox="0 0 106 91" svg:d="M58 42c6-9 14-19 19-25 7-7 15-10 25-10 0-3 0-5 0-7-5 1-11 1-17 1s-18-1-20-1c0 2 0 4 0 7 4 0 6 3 6 6s-2 6-3 7c-4 6-9 11-13 17-6-7-11-14-17-21-2-3-2-3-2-4 0-4 4-5 8-5 0-3 0-5 0-7-6 0-20 1-23 1-5 0-14 0-20-1 0 2 0 4 0 7 15 0 15 0 25 12 7 9 14 19 21 28-7 8-13 16-20 25-10 12-23 12-27 12 0 2 0 5 0 7 5 0 12-1 17-1 6 0 15 1 20 1 0-2 0-5 0-7-4 0-6-3-6-6 0-4 6-12 19-27 6 7 11 14 16 21 2 3 5 6 5 8 0 1-2 4-8 4 0 2 0 5 0 7 7 0 18-1 23-1 6 0 14 1 20 1 0-2 0-5 0-7-11 0-15 0-20-6-10-12-19-24-28-36z"><text:p/></draw:path><draw:path draw:style-name="gr174" draw:text-style-name="P59" svg:width="0.048cm" svg:height="0.21cm" svg:x="0.406cm" svg:y="0.022cm" svg:viewBox="0 0 49 211" svg:d="M49 209c0-1 0-1-4-5-26-26-33-67-33-98 0-37 8-74 34-101 3-2 3-2 3-3s-1-2-2-2c-3 0-21 14-34 41-11 23-13 47-13 65 0 16 2 41 14 65 12 26 30 40 33 40 1 0 2-1 2-2z"><text:p/></draw:path><draw:path draw:style-name="gr174" draw:text-style-name="P59" svg:width="0.088cm" svg:height="0.144cm" svg:x="0.475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174" draw:text-style-name="P59" svg:width="0.024cm" svg:height="0.062cm" svg:x="0.591cm" svg:y="0.157cm" svg:viewBox="0 0 25 63" svg:d="M25 22c0-14-5-22-14-22-7 0-11 5-11 11s4 11 11 11c3 0 6 0 8-2 0-1 0-1 1-1 0 1 0 0 0 3 0 16-7 29-14 36-2 2-2 2-2 3 0 2 1 2 2 2 2 0 19-16 19-41z"><text:p/></draw:path><draw:path draw:style-name="gr174" draw:text-style-name="P59" svg:width="0.104cm" svg:height="0.095cm" svg:x="0.673cm" svg:y="0.087cm" svg:viewBox="0 0 105 96" svg:d="M64 30c1-6 6-25 21-25 1 0 6 0 10 2-6 1-10 7-10 12 0 3 3 8 9 8 4 0 11-5 11-13 0-11-13-14-20-14-12 0-20 11-22 16-5-14-17-16-23-16-22 0-34 27-34 33 0 2 2 2 3 2s2-1 2-2c8-23 21-28 29-28 4 0 11 2 11 14 0 6-4 21-11 50-3 14-11 22-20 22-1 0-6 0-11-2 5-2 10-6 10-12s-5-7-8-7c-6 0-11 5-11 12 0 10 10 14 20 14 14 0 21-15 21-16 3 7 11 16 23 16 22 0 34-27 34-33 0-2-2-2-3-2s-1 1-2 2c-7 23-22 28-28 28-9 0-12-7-12-14 0-4 2-9 4-19 2-9 5-19 7-28z"><text:p/></draw:path><draw:path draw:style-name="gr174" draw:text-style-name="P59" svg:width="0.048cm" svg:height="0.21cm" svg:x="0.799cm" svg:y="0.022cm" svg:viewBox="0 0 49 211" svg:d="M49 106c0-17-2-42-14-66-13-26-31-40-33-40-1 0-2 1-2 2s0 1 4 5c21 21 33 54 33 99 0 36-8 72-34 100-3 2-3 2-3 3s1 2 2 2c2 0 21-15 34-41 11-24 13-47 13-64z"><text:p/></draw:path><draw:path draw:style-name="gr174" draw:text-style-name="P59" svg:width="0.139cm" svg:height="0.139cm" svg:x="0.928cm" svg:y="0.057cm" svg:viewBox="0 0 140 140" svg:d="M74 75c20 0 39 0 59 0 3 0 7 0 7-4 0-5-4-5-7-5-20 0-39 0-59 0 0-20 0-39 0-59 0-3 0-7-4-7s-4 4-4 7c0 20 0 39 0 59-20 0-40 0-59 0-3 0-7 0-7 5 0 4 4 4 7 4 19 0 39 0 59 0 0 19 0 39 0 58 0 3 0 7 4 7s4-4 4-7c0-19 0-39 0-58z"><text:p/></draw:path><draw:path draw:style-name="gr174" draw:text-style-name="P59" svg:width="0.163cm" svg:height="0.092cm" svg:x="1.134cm" svg:y="0.087cm" svg:viewBox="0 0 164 93" svg:d="M16 21c0 19 0 37 0 57 0 9-2 9-16 9 0 2 0 4 0 6 7 0 18 0 23 0 6 0 17 0 24 0 0-2 0-4 0-6-14 0-16 0-16-9 0-14 0-27 0-39 0-23 15-34 28-34 14 0 16 11 16 23 0 17 0 33 0 50 0 9-2 9-17 9 0 2 0 4 0 6 7 0 18 0 24 0s16 0 24 0c0-2 0-4 0-6-14 0-17 0-17-9 0-14 0-27 0-39 0-23 15-34 29-34 13 0 15 11 15 23 0 17 0 33 0 50 0 9-2 9-16 9 0 2 0 4 0 6 7 0 18 0 24 0 5 0 16 0 23 0 0-2 0-4 0-6-10 0-16 0-16-6 0-14 0-27 0-41 0-18 0-24-6-32-3-4-11-8-23-8-18 0-27 13-30 21-3-19-19-21-28-21-16 0-26 9-32 22 0-7 0-15 0-22-9 1-19 2-29 2 0 3 0 5 0 7 14 0 16 1 16 12z"><text:p/></draw:path><draw:path draw:style-name="gr174" draw:text-style-name="P59" svg:width="0.044cm" svg:height="0.14cm" svg:x="1.309cm" svg:y="0.038cm" svg:viewBox="0 0 45 141" svg:d="M30 48c-10 1-20 1-29 3 0 1 0 4 0 6 13 0 15 1 15 12 0 18 0 38 0 56 0 9-2 9-16 9 0 3 0 5 0 7 7 0 18-1 23-1 8 0 15 1 22 1 0-2 0-4 0-7-14 0-15 0-15-9 0-25 0-51 0-77zM31 11c0-6-5-11-11-11-7 0-12 6-12 11 0 6 5 12 12 12 6 0 11-5 11-12z"><text:p/></draw:path><draw:path draw:style-name="gr174" draw:text-style-name="P59" svg:width="0.105cm" svg:height="0.092cm" svg:x="1.368cm" svg:y="0.087cm" svg:viewBox="0 0 106 93" svg:d="M16 21c0 19 0 37 0 57 0 9-2 9-16 9 0 2 0 4 0 6 7 0 18 0 24 0 5 0 16 0 23 0 0-2 0-4 0-6-14 0-16 0-16-9 0-14 0-27 0-39 0-23 15-34 28-34 14 0 16 11 16 23 0 17 0 33 0 50 0 9-2 9-16 9 0 2 0 4 0 6 7 0 18 0 23 0 6 0 17 0 24 0 0-2 0-4 0-6-11 0-16 0-17-6 0-14 0-27 0-41 0-18 0-24-6-32-3-4-10-8-22-8-15 0-26 9-32 22 0-7 0-15 0-22-9 1-19 2-29 2 0 3 0 5 0 7 14 0 16 1 16 12z"><text:p/></draw:path><draw:path draw:style-name="gr174" draw:text-style-name="P59" svg:width="0.048cm" svg:height="0.21cm" svg:x="1.498cm" svg:y="0.022cm" svg:viewBox="0 0 49 211" svg:d="M49 209c0-1 0-1-4-5-26-26-33-67-33-98 0-37 8-74 34-101 3-2 3-2 3-3s-1-2-2-2c-3 0-22 14-34 41-11 23-13 47-13 65 0 16 2 41 14 65 12 26 30 40 33 40 1 0 2-1 2-2z"><text:p/></draw:path><draw:path draw:style-name="gr174" draw:text-style-name="P59" svg:width="0.088cm" svg:height="0.144cm" svg:x="1.567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174" draw:text-style-name="P59" svg:width="0.024cm" svg:height="0.062cm" svg:x="1.683cm" svg:y="0.157cm" svg:viewBox="0 0 25 63" svg:d="M25 22c0-14-5-22-14-22-7 0-11 5-11 11s4 11 11 11c3 0 6 0 8-2 0-1 0-1 1-1 0 1 0 0 0 3 0 16-7 29-14 36-2 2-2 2-2 3 0 2 1 2 2 2 2 0 19-16 19-41z"><text:p/></draw:path><draw:path draw:style-name="gr174" draw:text-style-name="P59" svg:width="0.117cm" svg:height="0.095cm" svg:x="1.767cm" svg:y="0.087cm" svg:viewBox="0 0 118 96" svg:d="M92 43c0-33-20-43-36-43-28 0-56 30-56 60 0 20 13 36 34 36 13 0 28-5 45-18 2 11 9 18 19 18 11 0 17-12 17-15 0-1-1-2-2-2s-2 1-3 2c-4 10-11 10-12 10-6 0-6-16-6-21s0-5 2-8c19-25 16-33 24-49 0-1 0-3-2-3-3 0-3 1-4 5-3 13-11 29-20 42 0-5 0-9 0-14zM77 73c-18 16-34 18-43 18-12 0-18-9-18-23 0-10 5-33 12-44 10-15 21-19 28-19 21 0 21 28 21 44 0 8 0 20 0 24z"><text:p/></draw:path><draw:path draw:style-name="gr174" draw:text-style-name="P59" svg:width="0.021cm" svg:height="0.021cm" svg:x="1.959cm" svg:y="0.116cm" svg:viewBox="0 0 22 22" svg:d="M22 11c0-6-5-11-11-11s-11 5-11 11 5 11 11 11 11-5 11-11z"><text:p/></draw:path><draw:path draw:style-name="gr174" draw:text-style-name="P59" svg:width="0.048cm" svg:height="0.21cm" svg:x="2.067cm" svg:y="0.022cm" svg:viewBox="0 0 49 211" svg:d="M49 209c0-1 0-1-4-5-26-26-33-67-33-98 0-37 8-74 34-101 3-2 3-2 3-3s-1-2-2-2c-3 0-21 14-34 41-11 23-13 47-13 65 0 16 2 41 14 65 12 26 30 40 33 40 1 0 2-1 2-2z"><text:p/></draw:path><draw:path draw:style-name="gr174" draw:text-style-name="P59" svg:width="0.08cm" svg:height="0.095cm" svg:x="2.138cm" svg:y="0.087cm" svg:viewBox="0 0 81 96" svg:d="M29 45c7 0 23-1 33-5 15-6 16-19 16-22 0-9-8-18-23-18-23 0-55 20-55 58 0 21 13 38 33 38 30 0 48-22 48-25 0-1-1-3-2-3-2 0-2 1-3 3-17 20-40 20-42 20-17 0-19-17-19-24 0-3 1-9 4-22 3 0 7 0 10 0zM20 40c8-32 30-35 35-35 10 0 16 6 16 13 0 22-34 22-43 22-3 0-5 0-8 0z"><text:p/></draw:path><draw:path draw:style-name="gr174" draw:text-style-name="P59" svg:width="0.061cm" svg:height="0.047cm" svg:x="2.268cm" svg:y="0cm" svg:viewBox="0 0 62 48" svg:d="M55 5c-5 2-3 5-5 6 0 2 2 5 5 5s7-3 7-8c0-6-7-8-13-8s-11 4-13 7c-4-6-10-7-14-7-14 0-21 13-21 16 0 2 2 2 3 2l1-1c4-11 12-13 17-13 3 0 7 1 7 7 0 2-2 9-6 24-1 6-6 10-10 10-1 0-5 0-7-2 5-2 3-4 5-6 0-4-3-5-5-5s-6 2-6 7c0 7 7 9 12 9 6 0 11-3 13-7 4 6 12 7 15 7 13 0 21-12 21-17 0-1-2-1-3-1-2 0-2 1-2 1-3 10-12 14-16 14-3 0-8-2-8-8 0-1 0-2 2-6 1-7 4-18 5-20 1-3 5-7 10-7 2 0 4 0 6 1z"><text:p/></draw:path><draw:path draw:style-name="gr174" draw:text-style-name="P59" svg:width="0.095cm" svg:height="0.006cm" svg:x="2.252cm" svg:y="0.065cm" svg:viewBox="0 0 96 7" svg:d="M0 0c32 0 64 0 96 0 0 2 0 5 0 7-32 0-64 0-96 0 0-2 0-5 0-7z"><text:p/></draw:path><draw:path draw:style-name="gr174" draw:text-style-name="P59" svg:width="0.072cm" svg:height="0.047cm" svg:x="2.263cm" svg:y="0.109cm" svg:viewBox="0 0 73 48" svg:d="M58 32c9-8 14-23 14-25s-1-2-2-2c-2 0-2 0-2 3-3 8-8 15-10 19-1-3-1-3-1-7-1-15-14-20-23-20-18 0-34 14-34 28 0 11 9 20 22 20 6 0 16-1 28-9 2 4 6 9 12 9 8 0 11-5 11-8 0-1-1-1-2-1s-1 0-2 1c-1 4-5 4-6 4-2 0-4-2-5-12zM49 35c-5 3-14 9-26 9-7 0-13-3-13-12 0-4 1-13 7-20 3-5 9-8 16-8 11 0 14 10 14 16 1 3 1 8 2 15z"><text:p/></draw:path><draw:path draw:style-name="gr174" draw:text-style-name="P59" svg:width="0.128cm" svg:height="0.008cm" svg:x="2.448cm" svg:y="0.122cm" svg:viewBox="0 0 129 9" svg:d="M121 9c4 0 8 0 8-4 0-5-4-5-8-5-38 0-76 0-114 0-3 0-7 0-7 5 0 4 4 4 7 4 38 0 76 0 114 0z"><text:p/></draw:path><draw:path draw:style-name="gr174" draw:text-style-name="P59" svg:width="0.069cm" svg:height="0.139cm" svg:x="2.66cm" svg:y="0.042cm" svg:viewBox="0 0 70 140" svg:d="M43 5c0-5 0-5-5-5-12 13-31 13-38 13 0 3 0 4 0 7 4 0 17 0 28-6 0 37 0 73 0 110 0 7-1 9-20 9-2 0-4 0-6 0 0 3 0 5 0 7 7-1 25-1 33-1 9 0 27 0 35 1 0-2 0-4 0-7-3 0-5 0-7 0-19 0-20-2-20-9 0-40 0-79 0-119z"><text:p/></draw:path><draw:path draw:style-name="gr174" draw:text-style-name="P59" svg:width="0.048cm" svg:height="0.21cm" svg:x="2.759cm" svg:y="0.022cm" svg:viewBox="0 0 49 211" svg:d="M49 106c0-17-3-42-14-66-13-26-31-40-33-40-1 0-2 1-2 2s0 1 4 5c21 21 33 54 33 99 0 36-8 72-35 100-2 2-2 2-2 3s1 2 2 2c2 0 21-15 33-41 11-24 14-47 14-64z"><text:p/></draw:path><draw:path draw:style-name="gr174" draw:text-style-name="P59" svg:width="0.048cm" svg:height="0.21cm" svg:x="2.841cm" svg:y="0.022cm" svg:viewBox="0 0 49 211" svg:d="M49 106c0-17-2-42-14-66-12-26-30-40-33-40-1 0-2 1-2 2s0 1 4 5c21 21 33 54 33 99 0 36-8 72-34 100-3 2-3 2-3 3s1 2 2 2c3 0 21-15 34-41 11-24 13-47 13-64z"><text:p/></draw:path></draw:g></text:span><text:span text:style-name="T4"><text:s/></text:span><text:span text:style-name="T24">element-wise, when </text:span><text:span text:style-name="T24"><draw:g text:anchor-type="as-char" svg:y="-0.153cm" draw:z-index="61" draw:name="Shape48" draw:style-name="gr173"><svg:title>TexMaths</svg:title><svg:desc>6§inline§\alpha \neq 1§svg§600§TRUE§</svg:desc><draw:path draw:style-name="gr174" draw:text-style-name="P59" svg:width="0.117cm" svg:height="0.094cm" svg:x="0cm" svg:y="0.057cm" svg:viewBox="0 0 118 95" svg:d="M92 43c0-33-19-43-35-43-29 0-57 30-57 60 0 19 13 35 34 35 13 0 29-4 45-17 3 11 9 17 19 17 11 0 18-11 18-15 0-1-1-1-3-1-1 0-2 0-3 1-3 11-11 11-12 11-6 0-6-17-6-21 0-5 0-6 2-8 20-25 16-33 24-49 0-1 0-3-2-3s-2 1-3 5c-4 13-11 29-21 41 0-4 0-9 0-13zM78 72c-19 16-35 19-43 19-13 0-19-9-19-23 0-10 5-33 12-44 10-15 21-19 28-19 21 0 21 27 21 44 0 7 0 20 1 23z"><text:p/></draw:path><draw:path draw:style-name="gr174" draw:text-style-name="P59" svg:width="0.104cm" svg:height="0.195cm" svg:x="0.214cm" svg:y="0cm" svg:viewBox="0 0 105 196" svg:d="M104 8c1-3 1-3 1-4s-1-4-4-4-3 1-4 4c-32 61-63 122-95 183-2 3-2 4-2 4 0 2 2 5 4 5 3 0 3-2 5-5 32-61 63-121 95-183z"><text:p/></draw:path><draw:path draw:style-name="gr174" draw:text-style-name="P59" svg:width="0.139cm" svg:height="0.049cm" svg:x="0.197cm" svg:y="0.073cm" svg:viewBox="0 0 140 50" svg:d="M133 8c3 0 7 0 7-4s-4-4-7-4c-42 0-84 0-126 0-3 0-7 0-7 4s4 4 7 4c42 0 84 0 126 0zM133 50c3 0 7 0 7-4 0-5-4-5-7-5-42 0-84 0-126 0-3 0-7 0-7 5 0 4 4 4 7 4 42 0 84 0 126 0z"><text:p/></draw:path><draw:path draw:style-name="gr174" draw:text-style-name="P59" svg:width="0.069cm" svg:height="0.138cm" svg:x="0.426cm" svg:y="0.012cm" svg:viewBox="0 0 70 139" svg:d="M43 5c0-5 0-5-5-5-13 13-31 13-38 13 0 3 0 4 0 7 4 0 17 0 28-6 0 36 0 72 0 108 0 8-1 11-20 11-3 0-4 0-7 0 0 2 0 4 0 6 8 0 26 0 34 0 9 0 27 0 35 0 0-2 0-4 0-6-3 0-5 0-7 0-19 0-20-3-20-11 0-39 0-78 0-117z"><text:p/></draw:path></draw:g></text:span><text:span text:style-name="T24"><text:s/>continuously differentiable</text:span></text:p><text:p text:style-name="P20"><text:span text:style-name="T75">S</text:span><text:span text:style-name="T1">ELU</text:span><text:span text:style-name="T4">: </text:span><text:span text:style-name="T4"><draw:g text:anchor-type="as-char" svg:y="-0.157cm" draw:z-index="62" draw:name="Shape49" draw:style-name="gr173"><svg:title>TexMaths</svg:title><svg:desc>6§inline§scale \cdot (\max(0,x) + \min(0,\alpha \cdot (e^{x} - 1)))§svg§600§TRUE§</svg:desc><draw:path draw:style-name="gr174" draw:text-style-name="P59" svg:width="0.076cm" svg:height="0.094cm" svg:x="0cm" svg:y="0.064cm" svg:viewBox="0 0 77 95" svg:d="M71 14c-6 0-10 5-10 10 0 3 2 6 7 6 4 0 9-4 9-12 0-9-9-18-25-18-27 0-35 21-35 30 0 17 15 20 21 21 11 3 22 4 22 16 0 6-5 23-30 23-3 0-19 0-24-11 8 1 13-5 13-11 0-5-3-7-8-7s-11 4-11 13c0 12 12 21 30 21 34 0 42-25 42-35 0-8-4-13-7-15-5-6-11-7-21-9-7-1-15-3-15-13 0-6 5-18 23-18 6 0 16 1 19 9z"><text:p/></draw:path><draw:path draw:style-name="gr174" draw:text-style-name="P59" svg:width="0.081cm" svg:height="0.094cm" svg:x="0.096cm" svg:y="0.064cm" svg:viewBox="0 0 82 95" svg:d="M75 13c-4 0-6 0-9 3-4 3-4 7-4 8 0 5 4 8 8 8 6 0 12-6 12-14 0-10-11-18-25-18-29 0-57 30-57 60 0 18 13 35 34 35 31 0 48-22 48-25 0-1-1-3-2-3s-2 1-3 3c-16 20-40 20-42 20-13 0-19-10-19-23 0-8 4-28 11-41 7-12 19-21 30-21 7 0 15 2 18 8z"><text:p/></draw:path><draw:path draw:style-name="gr174" draw:text-style-name="P59" svg:width="0.096cm" svg:height="0.094cm" svg:x="0.187cm" svg:y="0.064cm" svg:viewBox="0 0 97 95" svg:d="M70 14c-3-8-9-14-19-14-25 0-51 31-51 61 0 20 11 34 28 34 4 0 15-1 28-16 1 9 9 16 18 16 8 0 13-5 16-12 4-7 7-20 7-20 0-2-2-2-3-2-2 0-2 0-3 3-3 14-7 26-16 26-5 0-6-5-6-10 0-4 0-6 2-15 3-9 3-11 5-19 3-9 6-19 8-29 1-6 1-6 1-7 0-3-2-6-6-6-5 0-8 5-9 10zM56 67c0 5 0 5-4 8-9 12-18 15-23 15-11 0-14-11-14-20 0-10 7-35 11-45 7-12 17-20 25-20 14 0 17 17 17 18s-1 3-1 4c-3 13-7 27-11 40z"><text:p/></draw:path><draw:path draw:style-name="gr174" draw:text-style-name="P59" svg:width="0.044cm" svg:height="0.146cm" svg:x="0.299cm" svg:y="0.011cm" svg:viewBox="0 0 45 147" svg:d="M45 2c0 0 0-2-2-2-5 0-21 2-26 2-2 0-4 0-4 5 0 2 2 2 5 2 10 0 10 2 10 4 0 1 0 2 0 4-9 34-18 69-27 103 0 3-1 4-1 8 0 11 10 19 19 19 7 0 13-5 16-12 4-8 6-20 6-21s-1-1-2-1c-2 0-2 0-3 3-4 14-8 26-16 26-6 0-6-7-6-10 0-4 0-6 1-10 10-40 20-80 30-120z"><text:p/></draw:path><draw:path draw:style-name="gr174" draw:text-style-name="P59" svg:width="0.08cm" svg:height="0.094cm" svg:x="0.367cm" svg:y="0.064cm" svg:viewBox="0 0 81 95" svg:d="M29 44c6 0 22 0 33-5 15-6 15-18 15-21 0-9-7-18-22-18-23 0-55 20-55 57 0 21 12 38 33 38 30 0 48-22 48-25 0-1-1-3-3-3-1 0-1 1-2 3-17 20-40 20-42 20-17 0-19-17-19-24 0-3 0-9 4-22 3 0 7 0 10 0zM20 39c8-31 30-34 35-34 10 0 16 6 16 13 0 21-34 21-43 21-3 0-5 0-8 0z"><text:p/></draw:path><draw:path draw:style-name="gr174" draw:text-style-name="P59" svg:width="0.021cm" svg:height="0.021cm" svg:x="0.52cm" svg:y="0.093cm" svg:viewBox="0 0 22 22" svg:d="M22 11c0-6-5-11-11-11s-11 4-11 11c0 6 5 11 11 11s11-5 11-11z"><text:p/></draw:path><draw:path draw:style-name="gr174" draw:text-style-name="P59" svg:width="0.048cm" svg:height="0.208cm" svg:x="0.628cm" svg:y="0cm" svg:viewBox="0 0 49 209" svg:d="M49 206l-4-4c-26-27-33-66-33-98 0-36 8-72 34-98 3-3 3-3 3-4s-1-2-2-2c-3 0-21 14-34 41-11 23-13 46-13 63 0 16 2 41 14 65 12 26 30 40 33 40 1 0 2-1 2-3z"><text:p/></draw:path><draw:path draw:style-name="gr174" draw:text-style-name="P59" svg:width="0.163cm" svg:height="0.091cm" svg:x="0.696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9 0 24 0s16 0 23 0c0-2 0-4 0-6-10 0-16 0-16-6 0-14 0-27 0-40 0-18 0-25-6-32-3-4-10-8-23-8-17 0-27 13-30 21-3-19-19-21-28-21-15 0-26 9-32 22 0-7 0-15 0-22-9 1-19 2-29 2 0 3 0 5 0 7 15 0 16 1 16 12z"><text:p/></draw:path><draw:path draw:style-name="gr174" draw:text-style-name="P59" svg:width="0.094cm" svg:height="0.095cm" svg:x="0.874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174" draw:text-style-name="P59" svg:width="0.106cm" svg:height="0.089cm" svg:x="0.973cm" svg:y="0.066cm" svg:viewBox="0 0 107 90" svg:d="M58 41c7-8 15-18 19-24 7-7 16-10 26-10 0-3 0-5 0-7-6 1-12 1-18 1s-17-1-20-1c0 2 0 4 0 7 5 0 6 3 6 6s-2 6-3 7c-4 6-9 11-13 16-5-7-11-13-17-21-1-2-1-2-1-3 0-4 3-5 7-5 0-3 0-5 0-7-6 0-19 1-22 1-5 0-15 0-21-1 0 2 0 4 0 7 15 0 15 0 25 12 7 9 14 19 21 27-7 8-13 17-20 25-10 12-22 12-27 12 0 2 0 5 0 7 6-1 12-1 18-1s15 1 20 1c0-2 0-5 0-7-5 0-6-3-6-6 0-4 6-11 18-26 6 6 11 13 17 21 1 2 4 5 4 7 0 1-2 4-7 4 0 2 0 5 0 7 6 0 18-1 22-1 6 0 14 0 21 1 0-2 0-5 0-7-12 0-16 0-21-6-9-12-18-24-28-36z"><text:p/></draw:path><draw:path draw:style-name="gr174" draw:text-style-name="P59" svg:width="0.048cm" svg:height="0.208cm" svg:x="1.102cm" svg:y="0cm" svg:viewBox="0 0 49 209" svg:d="M49 206l-3-4c-27-27-33-66-33-98 0-36 7-72 33-98 3-3 3-3 3-4s0-2-2-2-21 14-33 41c-11 23-14 46-14 63 0 16 2 41 14 65 13 26 31 40 33 40s2-1 2-3z"><text:p/></draw:path><draw:path draw:style-name="gr174" draw:text-style-name="P59" svg:width="0.088cm" svg:height="0.142cm" svg:x="1.172cm" svg:y="0.017cm" svg:viewBox="0 0 89 143" svg:d="M89 72c0-17-1-33-9-49-9-20-27-23-36-23-12 0-28 5-36 24-7 15-8 31-8 48 0 16 1 35 10 50 9 17 24 21 34 21 12 0 28-4 37-24 7-14 8-30 8-47zM44 138c-8 0-21-5-24-25-3-12-3-31-3-43 0-14 0-28 2-39 4-24 20-27 25-27 7 0 21 4 25 25 2 12 2 28 2 41 0 15 0 30-2 43-3 19-15 25-25 25z"><text:p/></draw:path><draw:path draw:style-name="gr174" draw:text-style-name="P59" svg:width="0.024cm" svg:height="0.062cm" svg:x="1.287cm" svg:y="0.134cm" svg:viewBox="0 0 25 63" svg:d="M25 22c0-14-5-22-14-22-7 0-11 5-11 11s4 11 11 11c3 0 6-1 8-2 0-1 0-1 1-1 0 1 0 0 0 3 0 16-7 28-14 35-2 2-2 3-2 3 0 1 1 3 1 3 3 0 20-17 20-41z"><text:p/></draw:path><draw:path draw:style-name="gr174" draw:text-style-name="P59" svg:width="0.104cm" svg:height="0.094cm" svg:x="1.3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74" draw:text-style-name="P59" svg:width="0.048cm" svg:height="0.208cm" svg:x="1.495cm" svg:y="0cm" svg:viewBox="0 0 49 209" svg:d="M49 104c0-16-2-41-14-65-13-25-31-39-33-39-1 0-2 1-2 2s0 1 4 5c21 20 33 54 33 97 0 35-8 72-34 99-3 3-3 3-3 3 0 1 1 3 2 3 2 0 21-15 34-42 10-22 13-45 13-63z"><text:p/></draw:path><draw:path draw:style-name="gr174" draw:text-style-name="P59" svg:width="0.139cm" svg:height="0.137cm" svg:x="1.625cm" svg:y="0.035cm" svg:viewBox="0 0 140 138" svg:d="M74 74c20 0 39 0 59 0 3 0 7-1 7-5 0-5-4-4-7-4-20 0-39 0-59 0 0-20 0-39 0-58 0-3 0-7-4-7s-4 4-4 7c0 19 0 38 0 58-20 0-40 0-59 0-3 0-7-1-7 4 0 4 4 5 7 5 19 0 39 0 59 0 0 19 0 39 0 58 0 3 0 6 4 6s4-3 4-6c0-19 0-39 0-58z"><text:p/></draw:path><draw:path draw:style-name="gr174" draw:text-style-name="P59" svg:width="0.163cm" svg:height="0.091cm" svg:x="1.83cm" svg:y="0.064cm" svg:viewBox="0 0 164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 5 0 16 0 23 0 0-2 0-4 0-6-10 0-16 0-16-6 0-14 0-27 0-40 0-18 0-25-6-32-3-4-11-8-23-8-18 0-27 13-30 21-3-19-19-21-28-21-16 0-26 9-32 22 0-7 0-15 0-22-9 1-19 2-29 2 0 3 0 5 0 7 14 0 16 1 16 12z"><text:p/></draw:path><draw:path draw:style-name="gr174" draw:text-style-name="P59" svg:width="0.044cm" svg:height="0.138cm" svg:x="2.006cm" svg:y="0.017cm" svg:viewBox="0 0 45 139" svg:d="M30 47c-10 1-20 1-29 2 0 2 0 5 0 7 13 0 15 1 15 11 0 19 0 38 0 56 0 9-2 9-16 9 0 3 0 5 0 7 7 0 18-1 23-1 8 0 15 1 22 1 0-2 0-4 0-7-14 0-15 0-15-9 0-25 0-50 0-76zM31 11c0-7-5-11-11-11-7 0-12 5-12 11s5 11 12 11c6 0 11-5 11-11z"><text:p/></draw:path><draw:path draw:style-name="gr174" draw:text-style-name="P59" svg:width="0.105cm" svg:height="0.091cm" svg:x="2.064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174" draw:text-style-name="P59" svg:width="0.048cm" svg:height="0.208cm" svg:x="2.195cm" svg:y="0cm" svg:viewBox="0 0 49 209" svg:d="M49 206l-4-4c-26-27-33-66-33-98 0-36 8-72 34-98 3-3 3-3 3-4s-1-2-2-2c-3 0-21 14-34 41-11 23-13 46-13 63 0 16 2 41 14 65 12 26 30 40 33 40 1 0 2-1 2-3z"><text:p/></draw:path><draw:path draw:style-name="gr174" draw:text-style-name="P59" svg:width="0.088cm" svg:height="0.142cm" svg:x="2.264cm" svg:y="0.017cm" svg:viewBox="0 0 89 143" svg:d="M89 72c0-17-1-33-9-49-9-20-27-23-36-23-12 0-27 5-36 24-7 15-8 31-8 48 0 16 1 35 10 50 9 17 24 21 34 21 12 0 28-4 37-24 7-14 8-30 8-47zM44 138c-8 0-20-5-24-25-2-12-2-31-2-43 0-14 0-28 1-39 4-24 20-27 25-27 8 0 21 4 26 25 1 12 1 28 1 41 0 15 0 30-2 43-3 19-15 25-25 25z"><text:p/></draw:path><draw:path draw:style-name="gr174" draw:text-style-name="P59" svg:width="0.024cm" svg:height="0.062cm" svg:x="2.38cm" svg:y="0.134cm" svg:viewBox="0 0 25 63" svg:d="M25 22c0-14-6-22-14-22-7 0-11 5-11 11s4 11 11 11c2 0 5-1 7-2 1-1 1-1 1-1 1 0 1 0 1 3 0 16-7 28-15 35-2 2-2 3-2 3 0 1 1 3 2 3 3 0 20-17 20-41z"><text:p/></draw:path><draw:path draw:style-name="gr174" draw:text-style-name="P59" svg:width="0.117cm" svg:height="0.094cm" svg:x="2.464cm" svg:y="0.064cm" svg:viewBox="0 0 118 95" svg:d="M92 43c0-33-20-43-36-43-28 0-56 30-56 60 0 19 13 35 34 35 13 0 28-5 45-18 3 11 9 18 19 18 11 0 18-12 18-15 0-1-2-2-3-2s-2 1-3 2c-4 10-11 10-12 10-6 0-6-16-6-21s0-5 2-8c20-24 16-32 24-48 0-1 0-3-2-3-3 0-3 1-3 5-4 13-11 29-21 41 0-5 0-9 0-13zM78 72c-19 16-35 18-43 18-13 0-19-9-19-23 0-10 5-32 12-43 10-15 21-19 28-19 21 0 21 27 21 43 0 8 0 20 1 24z"><text:p/></draw:path><draw:path draw:style-name="gr174" draw:text-style-name="P59" svg:width="0.021cm" svg:height="0.021cm" svg:x="2.656cm" svg:y="0.093cm" svg:viewBox="0 0 22 22" svg:d="M22 11c0-6-5-11-11-11s-11 4-11 11c0 6 5 11 11 11s11-5 11-11z"><text:p/></draw:path><draw:path draw:style-name="gr174" draw:text-style-name="P59" svg:width="0.048cm" svg:height="0.208cm" svg:x="2.764cm" svg:y="0cm" svg:viewBox="0 0 49 209" svg:d="M49 206l-3-4c-27-27-33-66-33-98 0-36 7-72 33-98 3-3 3-3 3-4s-1-2-2-2c-2 0-21 14-34 41-11 23-13 46-13 63 0 16 2 41 14 65 13 26 31 40 33 40 1 0 2-1 2-3z"><text:p/></draw:path><draw:path draw:style-name="gr174" draw:text-style-name="P59" svg:width="0.08cm" svg:height="0.094cm" svg:x="2.835cm" svg:y="0.064cm" svg:viewBox="0 0 81 95" svg:d="M30 44c6 0 22 0 32-5 15-6 16-18 16-21 0-9-8-18-23-18-23 0-55 20-55 57 0 21 13 38 33 38 31 0 48-22 48-25 0-1-1-3-2-3-2 0-2 1-3 3-17 20-40 20-42 20-17 0-18-17-18-24 0-3 0-9 3-22 3 0 7 0 11 0zM20 39c8-31 30-34 35-34 10 0 16 6 16 13 0 21-34 21-42 21-3 0-6 0-9 0z"><text:p/></draw:path><draw:path draw:style-name="gr174" draw:text-style-name="P59" svg:width="0.078cm" svg:height="0.065cm" svg:x="2.931cm" svg:y="0.016cm" svg:viewBox="0 0 79 66" svg:d="M29 49c-1 5-6 13-13 13-1 0-5 0-8-2 6-2 6-8 6-8 0-4-3-6-6-6-4 0-8 3-8 9 0 8 8 11 15 11s13-5 17-11c3 8 11 11 17 11 17 0 26-18 26-22 0-2-1-2-2-2-2 0-2 0-3 2-3 10-12 18-20 18-6 0-9-4-9-10 0-4 3-17 8-33 3-11 9-15 14-15 1 0 5 0 8 2-5 1-6 5-6 8s2 6 5 6 9-3 9-9c0-9-10-11-15-11-8 0-14 5-17 10-3-6-10-10-18-10-16 0-26 18-26 22 0 2 2 1 2 2 3 0 3-1 3-3 4-11 14-17 21-17 5 0 9 3 9 10 0 3-2 10-4 15-2 6-3 13-5 20z"><text:p/></draw:path><draw:path draw:style-name="gr174" draw:text-style-name="P59" svg:width="0.128cm" svg:height="0.008cm" svg:x="3.094cm" svg:y="0.1cm" svg:viewBox="0 0 129 9" svg:d="M121 9c4 0 8-1 8-5s-4-4-8-4c-38 0-76 0-114 0-3 0-7 0-7 4s4 5 7 5c38 0 76 0 114 0z"><text:p/></draw:path><draw:path draw:style-name="gr174" draw:text-style-name="P59" svg:width="0.069cm" svg:height="0.137cm" svg:x="3.306cm" svg:y="0.017cm" svg:viewBox="0 0 70 138" svg:d="M43 5c0-5 0-5-5-5-12 13-31 13-38 13 0 2 0 4 0 7 4 0 17 0 28-6 0 36 0 72 0 108 0 7-1 10-20 10-2 0-4 0-6 0 0 2 0 4 0 6 7 0 24 0 33 0s27 0 35 0c0-2 0-4 0-6-3 0-5 0-7 0-19 0-20-3-20-10 0-39 0-78 0-117z"><text:p/></draw:path><draw:path draw:style-name="gr174" draw:text-style-name="P59" svg:width="0.048cm" svg:height="0.208cm" svg:x="3.405cm" svg:y="0cm" svg:viewBox="0 0 49 209" svg:d="M49 104c0-16-2-41-14-65-13-25-31-39-33-39-1 0-2 1-2 2s0 1 4 5c21 20 33 54 33 97 0 35-8 72-35 99-2 3-2 3-2 3 0 1 1 3 2 3 2 0 21-15 33-42 11-22 14-45 14-63z"><text:p/></draw:path><draw:path draw:style-name="gr174" draw:text-style-name="P59" svg:width="0.048cm" svg:height="0.208cm" svg:x="3.487cm" svg:y="0cm" svg:viewBox="0 0 49 209" svg:d="M49 104c0-16-3-41-14-65-13-25-31-39-33-39-1 0-2 1-2 2s0 1 4 5c21 20 33 54 33 97 0 35-8 72-35 99-2 3-2 3-2 3 0 1 1 3 2 3 2 0 21-15 33-42 11-22 14-45 14-63z"><text:p/></draw:path><draw:path draw:style-name="gr174" draw:text-style-name="P59" svg:width="0.048cm" svg:height="0.208cm" svg:x="3.569cm" svg:y="0cm" svg:viewBox="0 0 49 209" svg:d="M49 104c0-16-2-41-14-65-13-25-31-39-33-39-1 0-2 1-2 2s0 1 4 5c21 20 33 54 33 97 0 35-8 72-34 99-3 3-3 3-3 3 0 1 1 3 2 3 2 0 21-15 34-42 11-22 13-45 13-63z"><text:p/></draw:path></draw:g></text:span><text:span text:style-name="T4"><text:s/></text:span><text:span text:style-name="T25">predefined scale and </text:span><text:span text:style-name="T25"><draw:g text:anchor-type="as-char" svg:y="-0.093cm" draw:z-index="63" draw:name="Shape50" draw:style-name="gr173"><svg:title>TexMaths</svg:title><svg:desc>6§inline§\alpha§svg§600§TRUE§</svg:desc><draw:path draw:style-name="gr174" draw:text-style-name="P59"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25"><text:s/>for mean 0 and var 1, internal normalizaiton, robust (no d</text:span><text:span text:style-name="T26">ying unit)</text:span></text:p><text:p text:style-name="P21"><text:span text:style-name="T1">GELU</text:span><text:span text:style-name="T4">: </text:span><text:span text:style-name="T4"><draw:g text:anchor-type="as-char" svg:y="-0.157cm" draw:z-index="64" draw:name="Shape51" draw:style-name="gr173"><svg:title>TexMaths</svg:title><svg:desc>6§inline§x \cdot \phi(x)§svg§600§TRUE§</svg:desc><draw:path draw:style-name="gr174" draw:text-style-name="P59" svg:width="0.104cm" svg:height="0.093cm" svg:x="0cm" svg:y="0.064cm" svg:viewBox="0 0 105 94" svg:d="M64 29c1-5 6-25 21-25 1 0 6 0 11 3-6 1-10 7-10 11s2 8 8 8c4 0 11-4 11-12 0-11-13-14-20-14-12 0-19 11-21 15-6-13-17-15-23-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174" draw:text-style-name="P59" svg:width="0.021cm" svg:height="0.022cm" svg:x="0.179cm" svg:y="0.093cm" svg:viewBox="0 0 22 23" svg:d="M22 11c0-6-5-11-11-11-7 0-11 5-11 11s4 12 11 12c6 0 11-6 11-12z"><text:p/></draw:path><draw:path draw:style-name="gr174" draw:text-style-name="P59" svg:width="0.109cm" svg:height="0.186cm" svg:x="0.276cm" svg:y="0.012cm" svg:viewBox="0 0 110 187" svg:d="M82 5c0-1 1-2 1-3-1-1 0-2-3-2-2 0-2 1-3 4-4 16-8 32-12 48-34 1-65 29-65 56 0 21 15 37 41 39-2 6-3 13-5 19-2 10-5 18-5 18 0 3 1 3 3 3 1 0 1 0 2-1 0-1 2-5 2-8 3-11 6-21 8-31 34-2 64-30 64-57 0-17-10-36-40-38 4-16 8-32 12-47zM42 142c-13-1-28-8-28-29 0-24 18-53 50-56-8 28-15 56-22 85zM69 57c16 1 28 10 28 28 0 25-18 54-50 57 8-29 15-57 22-85z"><text:p/></draw:path><draw:path draw:style-name="gr174" draw:text-style-name="P59" svg:width="0.048cm" svg:height="0.207cm" svg:x="0.412cm" svg:y="0cm" svg:viewBox="0 0 49 208" svg:d="M49 206c0-1 0-1-3-5-27-26-34-65-34-97 0-36 8-72 34-99 3-2 3-2 3-3s-1-2-2-2c-2 0-21 14-34 41-11 23-13 46-13 63 0 16 2 41 14 65 12 25 31 39 33 39 1 0 2-1 2-2z"><text:p/></draw:path><draw:path draw:style-name="gr174" draw:text-style-name="P59" svg:width="0.104cm" svg:height="0.093cm" svg:x="0.479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74" draw:text-style-name="P59" svg:width="0.048cm" svg:height="0.207cm" svg:x="0.606cm" svg:y="0cm" svg:viewBox="0 0 49 208" svg:d="M49 104c0-16-3-41-14-65-13-25-31-39-33-39-1 0-2 1-2 2s0 1 4 5c21 20 33 54 33 97 0 35-8 72-35 99-2 2-2 2-2 3s1 2 2 2c2 0 21-14 33-41 11-23 14-46 14-63z"><text:p/></draw:path></draw:g></text:span><text:span text:style-name="T4"><text:s/>cdf for gaussian, introduces probabilistic, regularization.</text:span></text:p><text:p text:style-name="P21"><text:span text:style-name="T1">ReLU6</text:span><text:span text:style-name="T4">: </text:span><text:span text:style-name="T4"><draw:g text:anchor-type="as-char" svg:y="-0.157cm" draw:z-index="65" draw:name="Shape52" draw:style-name="gr173"><svg:title>TexMaths</svg:title><svg:desc>6§inline§        \min(\max(0,x),6)
§svg§600§TRUE§</svg:desc><draw:path draw:style-name="gr174" draw:text-style-name="P59"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7-6 0-14 0-27 0-40 0-18 0-25-6-32-3-4-10-8-22-8-18 0-27 13-31 21-3-19-18-21-28-21-15 0-25 9-31 22 0-7 0-15 0-22-10 1-20 2-30 2 0 3 0 5 0 7 15 0 17 1 17 12z"><text:p/></draw:path><draw:path draw:style-name="gr174" draw:text-style-name="P59" svg:width="0.044cm" svg:height="0.138cm" svg:x="0.176cm" svg:y="0.017cm" svg:viewBox="0 0 45 139" svg:d="M30 47c-10 1-20 1-29 2 0 2 0 5 0 7 13 0 15 1 15 11 0 19 0 38 0 56 0 9-2 9-16 9 0 3 0 5 0 7 7 0 18-1 23-1 8 0 15 1 22 1 0-2 0-4 0-7-14 0-15 0-15-9 0-25 0-50 0-76zM31 11c0-7-5-11-11-11-7 0-12 5-12 11s5 11 12 11c6 0 11-5 11-11z"><text:p/></draw:path><draw:path draw:style-name="gr174" draw:text-style-name="P59" svg:width="0.105cm" svg:height="0.091cm" svg:x="0.234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2 22 0-7 0-15 0-22-9 1-19 2-29 2 0 3 0 5 0 7 14 0 16 1 16 12z"><text:p/></draw:path><draw:path draw:style-name="gr174" draw:text-style-name="P59" svg:width="0.048cm" svg:height="0.208cm" svg:x="0.366cm" svg:y="0cm" svg:viewBox="0 0 49 209" svg:d="M49 206l-4-4c-26-27-33-66-33-98 0-36 8-72 34-98 3-3 3-3 3-4s-1-2-2-2c-3 0-22 14-34 41-11 23-13 46-13 63 0 16 2 41 14 65 12 26 30 40 33 40 1 0 2-1 2-3z"><text:p/></draw:path><draw:path draw:style-name="gr174" draw:text-style-name="P59" svg:width="0.163cm" svg:height="0.091cm" svg:x="0.434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5 11 15 23 0 16 0 32 0 49 0 9-2 9-16 9 0 2 0 4 0 6 7 0 18 0 24 0 5 0 16 0 23 0 0-2 0-4 0-6-10 0-16 0-16-6 0-14 0-27 0-40 0-18 0-25-6-32-3-4-11-8-23-8-18 0-27 13-30 21-3-19-19-21-28-21-15 0-26 9-32 22 0-7 0-15 0-22-9 1-19 2-29 2 0 3 0 5 0 7 14 0 16 1 16 12z"><text:p/></draw:path><draw:path draw:style-name="gr174" draw:text-style-name="P59" svg:width="0.094cm" svg:height="0.095cm" svg:x="0.611cm" svg:y="0.063cm" svg:viewBox="0 0 95 96" svg:d="M61 78c1 8 7 17 17 17 4 0 17-3 17-20 0-4 0-8 0-12-1 0-3 0-5 0 0 4 0 8 0 12 0 12-5 13-8 13-7 0-8-9-8-10 0-14 0-28 0-42 0-9 0-17-7-25-8-7-19-11-29-11-18 0-32 10-32 24 0 6 4 9 10 9s10-4 10-9c0-3-1-10-11-10 5-7 16-9 23-9 10 0 22 8 22 27 0 2 0 5 0 7-11 1-26 2-39 7-16 8-21 18-21 28 0 17 20 22 34 22 13 0 24-8 27-18zM60 44c0 6 0 13 0 20 0 20-15 27-25 27s-19-7-19-18 9-28 44-29z"><text:p/></draw:path><draw:path draw:style-name="gr174" draw:text-style-name="P59" svg:width="0.105cm" svg:height="0.089cm" svg:x="0.71cm" svg:y="0.066cm" svg:viewBox="0 0 106 90" svg:d="M58 41c6-8 15-18 19-24 7-7 15-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74" draw:text-style-name="P59" svg:width="0.048cm" svg:height="0.208cm" svg:x="0.839cm" svg:y="0cm" svg:viewBox="0 0 49 209" svg:d="M49 206l-3-4c-27-27-33-66-33-98 0-36 7-72 33-98 3-3 3-3 3-4s-1-2-2-2c-2 0-21 14-34 41-11 23-13 46-13 63 0 16 2 41 14 65 12 26 31 40 33 40 1 0 2-1 2-3z"><text:p/></draw:path><draw:path draw:style-name="gr174" draw:text-style-name="P59" svg:width="0.088cm" svg:height="0.142cm" svg:x="0.909cm" svg:y="0.017cm" svg:viewBox="0 0 89 143" svg:d="M89 72c0-17-1-33-9-49-10-20-27-23-36-23-12 0-28 5-36 24-7 15-8 31-8 48 0 16 1 35 10 50 9 17 24 21 34 21 12 0 27-4 37-24 7-14 8-30 8-47zM44 138c-8 0-21-5-24-25-3-12-3-31-3-43 0-14 0-28 2-39 4-24 20-27 25-27 7 0 21 4 25 25 2 12 2 28 2 41 0 15 0 30-2 43-4 19-16 25-25 25z"><text:p/></draw:path><draw:path draw:style-name="gr174" draw:text-style-name="P59" svg:width="0.024cm" svg:height="0.062cm" svg:x="1.024cm" svg:y="0.134cm" svg:viewBox="0 0 25 63" svg:d="M25 22c0-14-6-22-14-22-7 0-11 5-11 11s4 11 11 11c3 0 5-1 8-2 0-1 0-1 1-1 0 1 0 0 0 3 0 16-7 28-15 35-1 2-1 3-1 3 0 1 0 3 1 3 3 0 20-17 20-41z"><text:p/></draw:path><draw:path draw:style-name="gr174" draw:text-style-name="P59" svg:width="0.104cm" svg:height="0.094cm" svg:x="1.106cm" svg:y="0.064cm" svg:viewBox="0 0 105 95" svg:d="M64 29c1-5 6-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174" draw:text-style-name="P59" svg:width="0.048cm" svg:height="0.208cm" svg:x="1.232cm" svg:y="0cm" svg:viewBox="0 0 49 209" svg:d="M49 104c0-16-3-41-14-65-13-25-31-39-33-39-1 0-2 1-2 2s0 1 4 5c21 20 33 54 33 97 0 35-8 72-35 99-2 3-2 3-2 3 0 1 1 3 2 3 2 0 21-15 33-42 11-22 14-45 14-63z"><text:p/></draw:path><draw:path draw:style-name="gr174" draw:text-style-name="P59" svg:width="0.024cm" svg:height="0.062cm" svg:x="1.321cm" svg:y="0.134cm" svg:viewBox="0 0 25 63" svg:d="M25 22c0-14-6-22-14-22-7 0-11 5-11 11s4 11 11 11c2 0 5-1 8-2 0-1 0-1 0-1 1 0 1 0 1 3 0 16-7 28-15 35-2 2-2 3-2 3 0 1 1 3 2 3 3 0 20-17 20-41z"><text:p/></draw:path><draw:path draw:style-name="gr174" draw:text-style-name="P59" svg:width="0.087cm" svg:height="0.142cm" svg:x="1.405cm" svg:y="0.017cm" svg:viewBox="0 0 88 143" svg:d="M19 70c0-1 0-3 0-4 0-53 26-61 37-61 5 0 14 2 18 8-3 0-11 0-11 10 0 6 5 9 10 9 3 0 9-2 9-9 0-13-9-23-26-23-27 0-56 27-56 73 0 55 25 70 44 70 24 0 44-20 44-46 0-27-19-48-42-48-15 0-23 11-27 21zM44 137c-13 0-19-12-21-15-3-10-3-27-3-30 0-16 6-37 25-37 4 0 13 0 20 12 3 8 3 19 3 29s0 20-3 27c-6 13-16 14-21 14z"><text:p/></draw:path><draw:path draw:style-name="gr174" draw:text-style-name="P59" svg:width="0.048cm" svg:height="0.208cm" svg:x="1.513cm" svg:y="0cm" svg:viewBox="0 0 49 209" svg:d="M49 104c0-16-2-41-14-65-12-25-31-39-33-39-1 0-2 1-2 2s0 1 4 5c21 20 33 54 33 97 0 35-8 72-34 99-3 3-3 3-3 3 0 1 1 3 2 3 2 0 21-15 34-42 11-22 13-45 13-63z"><text:p/></draw:path></draw:g></text:span><text:span text:style-name="T4"><text:s/>saturates activations, </text:span></text:p><text:p text:style-name="P21"><text:span text:style-name="T1">LogSigmoid</text:span><text:span text:style-name="T4">: </text:span><text:span text:style-name="T4"><draw:g text:anchor-type="as-char" svg:y="-0.178cm" draw:z-index="66" draw:name="Shape53" draw:style-name="gr173"><svg:title>TexMaths</svg:title><svg:desc>6§inline§\log(\frac{1}{1+e^{-x}})
§svg§600§TRUE§</svg:desc><draw:path draw:style-name="gr174" draw:text-style-name="P59" svg:width="0.046cm" svg:height="0.144cm" svg:x="0cm" svg:y="0.037cm" svg:viewBox="0 0 47 145" svg:d="M30 0c-10 1-20 2-30 2 0 3 0 5 0 7 14 0 16 1 16 11 0 36 0 73 0 110 0 9-2 9-16 9 0 2 0 4 0 6 7 0 18 0 23 0 6 0 16 0 24 0 0-2 0-4 0-6-15 0-17 0-17-9 0-44 0-87 0-130z"><text:p/></draw:path><draw:path draw:style-name="gr174" draw:text-style-name="P59" svg:width="0.092cm" svg:height="0.096cm" svg:x="0.057cm" svg:y="0.088cm" svg:viewBox="0 0 93 97" svg:d="M93 49c0-27-21-49-46-49-27 0-47 23-47 49 0 27 22 48 46 48 26 0 47-21 47-48zM47 91c-10 0-19-4-24-14-6-9-6-22-6-30 0-7 0-19 5-28 6-10 16-14 24-14 10 0 19 4 24 14 6 9 6 21 6 28 0 8 0 20-5 29-4 9-14 15-24 15z"><text:p/></draw:path><draw:path draw:style-name="gr174" draw:text-style-name="P59" svg:width="0.096cm" svg:height="0.138cm" svg:x="0.162cm" svg:y="0.087cm" svg:viewBox="0 0 97 139" svg:d="M41 59c-18 0-18-21-18-25 0-6 0-13 3-18 2-3 6-9 15-9 18 0 18 21 18 26 0 6 0 13-3 18-2 2-7 8-15 8zM17 67c0 0 0-5 3-9 8 6 17 6 21 6 20 0 34-14 34-30 0-8-3-16-8-21 7-7 15-8 18-8 1 0 2 0 3 0-3 1-4 3-4 6s3 6 6 6c2 0 7-1 7-7 0-3-3-10-11-10-4 0-14 1-22 10-9-7-18-8-23-8-19 0-34 15-34 31 0 10 4 17 10 22-3 3-7 10-7 17s3 15 10 19c-13 4-20 13-20 21 0 15 21 27 47 27 24 0 47-11 47-27 0-8-3-18-14-24-12-6-24-6-36-6-6 0-15 0-16 0-7-1-11-8-11-15zM47 134c-21 0-36-11-36-22 0-9 8-17 17-18 4 0 9 0 13 0 18 0 42 0 42 18 0 12-15 22-36 22z"><text:p/></draw:path><draw:path draw:style-name="gr174" draw:text-style-name="P59" svg:width="0.048cm" svg:height="0.209cm" svg:x="0.286cm" svg:y="0.024cm" svg:viewBox="0 0 49 210" svg:d="M49 208c0-1 0-2-4-5-26-27-33-66-33-98 0-37 8-73 34-99 3-3 3-3 3-4s-1-2-2-2c-3 0-22 14-34 41-11 23-13 47-13 64s2 41 14 65c12 26 30 40 33 40 1 0 2-1 2-2z"><text:p/></draw:path><draw:path draw:style-name="gr174" draw:text-style-name="P59" svg:width="0.053cm" svg:height="0.097cm" svg:x="0.596cm" svg:y="0.001cm" svg:viewBox="0 0 54 98" svg:d="M34 4c0-4-1-4-5-4-9 10-23 10-29 10 0 1 0 3 0 5 4 0 13 0 22-4 0 25 0 50 0 75 0 5 0 6-15 6-2 0-4 0-6 0 0 2 0 4 0 6 3 0 21-1 27-1 4 0 22 1 26 1 0-2 0-4 0-6-2 0-4 0-6 0-14 0-14-1-14-6 0-28 0-55 0-82z"><text:p/></draw:path><draw:path draw:style-name="gr174" draw:text-style-name="P59" svg:width="0.5cm" svg:height="0.007cm" svg:x="0.372cm" svg:y="0.125cm" svg:viewBox="0 0 501 8" svg:d="M250 8c-83 0-167 0-250 0 0-3 0-5 0-8 167 0 334 0 501 0 0 3 0 5 0 8-84 0-167 0-251 0z"><text:p/></draw:path><draw:path draw:style-name="gr174" draw:text-style-name="P59" svg:width="0.053cm" svg:height="0.097cm" svg:x="0.388cm" svg:y="0.156cm" svg:viewBox="0 0 54 98" svg:d="M34 4c0-4-1-4-5-4-9 9-23 10-29 10 0 1 0 3 0 5 4 0 13 0 22-4 0 25 0 50 0 75 0 5 0 6-15 6-2 0-4 0-6 0 0 2 0 4 0 6 3 0 21-1 27-1 4 0 22 1 26 1 0-2 0-4 0-6-2 0-4 0-6 0-14 0-14-1-14-6 0-28 0-55 0-82z"><text:p/></draw:path><draw:path draw:style-name="gr174" draw:text-style-name="P59" svg:width="0.108cm" svg:height="0.108cm" svg:x="0.467cm" svg:y="0.164cm" svg:viewBox="0 0 109 109" svg:d="M58 58c15 0 30 0 45 0 2 0 6 0 6-3 0-5-4-5-6-5-15 0-30 0-45 0 0-15 0-30 0-45 0-1 0-5-4-5s-4 4-4 5c0 15 0 30 0 45-15 0-30 0-45 0-1 0-5 0-5 4s3 4 5 4c15 0 30 0 45 0 0 15 0 30 0 45 0 2 0 6 4 6s4-4 4-6c0-15 0-30 0-45z"><text:p/></draw:path><draw:path draw:style-name="gr174" draw:text-style-name="P59" svg:width="0.062cm" svg:height="0.065cm" svg:x="0.595cm" svg:y="0.189cm" svg:viewBox="0 0 63 66" svg:d="M23 31c4 0 15 0 24-3 11-4 12-11 12-15 0-8-7-13-18-13-18 0-41 13-41 38 0 15 9 28 26 28 25 0 37-14 37-16 0-1-1-3-2-3-2 0-2 0-3 2-11 13-29 13-32 13-8 0-14-6-14-18 0-2 0-5 2-13 3 0 6 0 9 0zM15 27c6-21 22-23 26-23 7 0 12 3 12 9 0 14-25 14-31 14-2 0-5 0-7 0z"><text:p/></draw:path><draw:path draw:style-name="gr174" draw:text-style-name="P59" svg:width="0.079cm" svg:height="0.005cm" svg:x="0.682cm" svg:y="0.183cm" svg:viewBox="0 0 80 6" svg:d="M76 6c2 0 4 0 4-3s-2-3-4-3c-24 0-47 0-71 0-2 0-5 0-5 3s3 3 5 3c24 0 47 0 71 0z"><text:p/></draw:path><draw:path draw:style-name="gr174" draw:text-style-name="P59" svg:width="0.061cm" svg:height="0.047cm" svg:x="0.789cm" svg:y="0.165cm" svg:viewBox="0 0 62 48" svg:d="M56 5c-5 2-3 5-5 6 0 2 1 5 4 5s7-3 7-7c0-7-7-9-13-9s-11 5-13 7c-4-6-10-7-14-7-13 0-21 13-21 17 0 1 2 1 3 1s1 0 2-1c3-10 11-13 16-13 3 0 7 1 7 7 0 2-2 10-6 24-1 6-6 9-10 9-1 0-4 0-6-1 4-2 3-5 4-6 0-3-2-5-4-5-3 0-7 2-7 7 0 7 7 9 13 9 5 0 10-4 13-7 4 6 11 7 14 7 13 0 21-13 21-16 0-2-2-2-3-2-2 0-2 1-2 2-3 9-11 12-16 12-3 0-7-1-7-7 0-1 0-2 1-5 1-8 4-19 5-21 1-3 5-7 10-7 1 0 4 0 7 1z"><text:p/></draw:path><draw:path draw:style-name="gr174" draw:text-style-name="P59" svg:width="0.048cm" svg:height="0.209cm" svg:x="0.91cm" svg:y="0.024cm" svg:viewBox="0 0 49 210" svg:d="M49 105c0-16-2-41-14-65-12-26-31-40-33-40-1 0-2 1-2 2s0 1 4 5c21 21 33 54 33 98 0 36-8 73-34 99-3 2-3 3-3 4s1 2 2 2c2 0 21-14 34-41 11-23 13-46 13-64z"><text:p/></draw:path></draw:g></text:span><text:span text:style-name="T4"><text:s/>element-wise, better for cost functions, </text:span></text:p><text:p text:style-name="P21"><text:span text:style-name="T1">SoftMin</text:span><text:span text:style-name="T4">: </text:span><text:span text:style-name="T4"><draw:g text:anchor-type="as-char" svg:y="-0.203cm" draw:z-index="67" draw:name="Shape54" draw:style-name="gr173"><svg:title>TexMaths</svg:title><svg:desc>6§inline§        \frac{e^{-x_i}}{\sum_j e^{-x_j}}
§svg§600§TRUE§</svg:desc><draw:path draw:style-name="gr174" draw:text-style-name="P59" svg:width="0.062cm" svg:height="0.066cm" svg:x="0.158cm" svg:y="0.045cm" svg:viewBox="0 0 63 67" svg:d="M23 32c4 0 16-1 24-4 11-3 13-11 13-15 0-8-8-13-19-13-17 0-41 14-41 39 0 15 9 28 26 28 26 0 37-15 37-17 0-1-1-3-2-3-2 0-2 1-3 2-11 14-29 14-31 14-9 0-15-6-15-19 0-1 0-4 2-12 3 0 6 0 9 0zM15 28c6-22 22-24 26-24 7 0 12 4 12 9 0 15-24 15-31 15-2 0-5 0-7 0z"><text:p/></draw:path><draw:path draw:style-name="gr174" draw:text-style-name="P59" svg:width="0.079cm" svg:height="0.005cm" svg:x="0.245cm" svg:y="0.017cm" svg:viewBox="0 0 80 6" svg:d="M76 6c1 0 4 0 4-3s-3-3-4-3c-24 0-48 0-72 0-2 0-4 0-4 3s2 3 4 3c24 0 48 0 72 0z"><text:p/></draw:path><draw:path draw:style-name="gr174" draw:text-style-name="P59" svg:width="0.061cm" svg:height="0.047cm" svg:x="0.351cm" svg:y="0cm" svg:viewBox="0 0 62 48" svg:d="M56 5c-5 2-3 5-5 6 0 2 1 5 5 5 3 0 6-3 6-7 0-7-7-9-12-9-7 0-12 5-14 7-3-6-10-7-14-7-13 0-20 13-20 16 0 2 1 2 2 2s1 0 2-1c3-10 12-13 16-13 3 0 7 1 7 7 0 2-1 9-5 24-2 6-7 9-11 9-1 0-4 0-6-1 4-2 3-5 4-6 0-3-2-5-4-5-3 0-7 2-7 7 0 7 7 9 13 9s10-4 13-7c4 6 11 7 14 7 13 0 21-13 21-17 0-1-2-1-3-1-2 0-2 1-2 2-3 9-11 12-16 12-3 0-7-1-7-7 0-1 0-2 1-5 1-8 4-19 5-21 2-3 5-7 10-7 1 0 4 0 7 1z"><text:p/></draw:path><draw:path draw:style-name="gr174" draw:text-style-name="P59" svg:width="0.036cm" svg:height="0.071cm" svg:x="0.435cm" svg:y="0.01cm" svg:viewBox="0 0 37 72" svg:d="M32 5c0-3-2-5-4-5-3 0-7 3-7 7 0 3 2 4 5 4s6-3 6-6zM37 55c0-1-2-1-2-1-2 0-2 0-3 3-1 5-6 11-12 11-2 0-3-2-3-4s1-3 2-5c0-2 1-4 2-6 0-1 4-11 6-15 1-2 1-3 1-5 0-5-5-9-11-9-11 0-17 13-17 16 0 1 2 1 2 1 2 0 2 0 3-1 2-8 7-12 11-12 3 0 4 1 4 3 0 1 0 2-1 4s-6 14-7 17c-1 2-1 2-2 6-1 1-2 3-2 5 0 5 6 9 12 9 11 0 17-14 17-17z"><text:p/></draw:path><draw:path draw:style-name="gr174" draw:text-style-name="P59" svg:width="0.65cm" svg:height="0.007cm" svg:x="0cm" svg:y="0.136cm" svg:viewBox="0 0 651 8" svg:d="M326 8c-109 0-217 0-326 0 0-3 0-5 0-8 217 0 434 0 651 0 0 3 0 5 0 8-109 0-217 0-325 0z"><text:p/></draw:path><draw:path draw:style-name="gr174" draw:text-style-name="P59" svg:width="0.153cm" svg:height="0.146cm" svg:x="0.011cm" svg:y="0.182cm" svg:viewBox="0 0 154 147" svg:d="M70 76c2-1 2-1 2-2s0-1-1-2c-18-22-35-43-52-65 21 0 42 0 64 0 21 0 33 3 35 4 13 3 26 12 31 24 2 0 3 0 5 0-5-12-9-23-14-35-45 0-90 0-135 0-4 0-4 0-4 1-1 0-1 0-1 4 20 24 40 49 59 73-19 21-38 43-57 64-2 2-2 3-2 3 0 2 2 2 5 2 45 0 90 0 135 0 5-12 9-25 14-38-2 0-3 0-5 0-5 14-18 22-28 25-3 1-14 4-37 4s-46 0-68 0c18-21 36-41 54-62z"><text:p/></draw:path><draw:path draw:style-name="gr174" draw:text-style-name="P59" svg:width="0.049cm" svg:height="0.091cm" svg:x="0.181cm" svg:y="0.27cm" svg:viewBox="0 0 50 92" svg:d="M50 4c0-2-2-4-5-4s-7 3-7 6 3 5 5 5c4 0 7-4 7-7zM27 75c-2 8-9 13-16 13-1 0-2 0-3 0 2-1 3-4 3-6 0-1-1-4-4-4-4 0-7 3-7 7s5 7 12 7 20-4 24-17c3-12 7-25 10-38 0-1 0-2 0-3 0-6-6-11-13-11-13 0-20 15-20 17 0 1 1 1 1 1 2 0 2 0 3-1 5-11 12-13 15-13 5 0 5 4 5 6 0 1 0 2 0 2-3 14-7 27-10 40z"><text:p/></draw:path><draw:path draw:style-name="gr174" draw:text-style-name="P59" svg:width="0.062cm" svg:height="0.065cm" svg:x="0.294cm" svg:y="0.228cm" svg:viewBox="0 0 63 66" svg:d="M23 31c4 0 16 0 24-3 11-4 13-11 13-15 0-8-8-13-19-13-17 0-41 13-41 38 0 16 9 28 26 28 26 0 37-14 37-16 0-1-1-3-2-3s-2 0-3 2c-11 14-29 14-31 14-9 0-15-6-15-19 0-2 0-5 2-13 3 0 6 0 9 0zM15 27c6-22 22-23 26-23 7 0 12 3 12 9 0 14-24 14-31 14-2 0-5 0-7 0z"><text:p/></draw:path><draw:path draw:style-name="gr174" draw:text-style-name="P59" svg:width="0.079cm" svg:height="0.005cm" svg:x="0.381cm" svg:y="0.193cm" svg:viewBox="0 0 80 6" svg:d="M76 6c1 0 4 0 4-3s-3-3-4-3c-24 0-48 0-72 0-1 0-4 0-4 3s3 3 4 3c24 0 48 0 72 0z"><text:p/></draw:path><draw:path draw:style-name="gr174" draw:text-style-name="P59" svg:width="0.061cm" svg:height="0.047cm" svg:x="0.487cm" svg:y="0.175cm" svg:viewBox="0 0 62 48" svg:d="M56 5c-5 2-5 6-5 7 0 2 1 4 5 4 3 0 6-2 6-7 0-7-7-9-12-9-7 0-12 5-13 7-4-6-11-7-15-7-13 0-20 13-20 17 0 1 1 0 2 1 1 0 1 0 2-1 3-10 12-13 16-13 3 0 7 1 7 7 0 3-1 10-5 24-2 6-7 9-11 9-1 0-4 0-6-1 4-2 4-6 4-6 0-3-2-5-4-5-3 0-7 2-7 7 0 7 7 9 13 9s10-4 13-7c4 6 11 7 14 7 13 0 21-13 21-16 0-2-2-1-2-2-2 0-3 1-3 2-3 9-11 12-16 12-3 0-7-1-7-7 0-1 0-2 1-5 1-7 4-19 5-21 2-3 5-7 11-7 2 0 3 0 6 1z"><text:p/></draw:path><draw:path draw:style-name="gr174" draw:text-style-name="P59" svg:width="0.049cm" svg:height="0.091cm" svg:x="0.565cm" svg:y="0.186cm" svg:viewBox="0 0 50 92" svg:d="M50 5c0-3-2-5-5-5-4 0-7 4-7 7 0 2 2 4 5 4 4 0 7-3 7-6zM26 75c-1 9-8 13-15 13-1 0-3 0-3 0 2-1 3-4 3-6 0-1-1-4-5-4s-6 3-6 7c0 5 4 7 11 7 8 0 21-4 25-17 3-12 6-25 9-37 1-1 1-3 1-4 0-6-6-10-13-10-13 0-21 14-21 16s2 2 2 2c2 0 2-1 3-2 5-10 12-12 15-12 5 0 5 3 5 5s0 2 0 3c-4 13-7 26-11 39z"><text:p/></draw:path></draw:g></text:span><text:span text:style-name="T4"><text:s/>rescale inputs to sum to 1, multi-dimensional non-linearity, </text:span><text:span text:style-name="T27">r</text:span><text:span text:style-name="T4">esemble a probability distribution. </text:span><text:span text:style-name="T29">Emphasises smallest values.</text:span></text:p><text:p text:style-name="P22"><text:span text:style-name="T1">SoftMax</text:span><text:span text:style-name="T4">: </text:span><text:span text:style-name="T4"><draw:g text:anchor-type="as-char" svg:y="-0.192cm" draw:z-index="68" draw:name="Shape55" draw:style-name="gr173"><svg:title>TexMaths</svg:title><svg:desc>6§inline§        softmax(z_i) = \frac{e^{x_i}}{\sum_j e^{x_j}}
§svg§600§TRUE§</svg:desc><draw:path draw:style-name="gr174" draw:text-style-name="P59" svg:width="0.077cm" svg:height="0.095cm" svg:x="0cm" svg:y="0.102cm" svg:viewBox="0 0 78 96" svg:d="M71 14c-5 1-9 5-9 10 0 3 2 6 6 6 5 0 10-4 10-11 0-10-10-19-25-19-28 0-36 22-36 31 0 17 15 20 22 21 11 2 22 5 22 16 0 5-5 23-30 23-3 0-20 0-24-11 7 1 13-5 13-11 0-5-4-8-8-8-5 0-12 5-12 14 0 12 12 21 31 21 33 0 42-26 42-35 0-8-5-13-7-16-5-5-11-6-21-8-8-2-16-4-16-13 0-7 5-19 24-19 5 0 15 2 18 9z"><text:p/></draw:path><draw:path draw:style-name="gr174" draw:text-style-name="P59" svg:width="0.09cm" svg:height="0.095cm" svg:x="0.097cm" svg:y="0.102cm" svg:viewBox="0 0 91 96" svg:d="M91 36c0-22-15-36-35-36-28 0-56 30-56 60 0 21 14 36 34 36 28 0 57-29 57-60zM34 91c-9 0-18-6-18-23 0-10 5-33 12-44 10-16 22-19 28-19 12 0 19 10 19 23 0 8-4 30-13 44-7 12-18 19-28 19z"><text:p/></draw:path><draw:path draw:style-name="gr174" draw:text-style-name="P59" svg:width="0.104cm" svg:height="0.191cm" svg:x="0.201cm" svg:y="0.044cm" svg:viewBox="0 0 105 192" svg:d="M66 64c6 0 12 0 18 0 4 0 7 0 7-4 0-2-3-2-6-2-6 0-12 0-18 0 1-8 3-16 4-24 2-5 5-20 6-22 2-4 5-7 9-7 2 0 7 0 11 3-9 2-11 9-11 12 0 5 3 7 8 7s11-4 11-13-10-14-19-14c-7 0-20 4-26 25-1 4-2 6-7 33-5 0-10 0-15 0-4 0-6 0-6 4 0 2 2 2 6 2 5 0 9 0 14 0-6 28-11 56-16 84-4 21-7 40-18 40-1 0-7 0-10-4 9-1 11-8 11-12 0-5-3-7-8-7s-11 5-11 13c0 9 9 14 18 14 11 0 20-12 23-20 7-14 12-39 12-41 5-22 9-44 13-67z"><text:p/></draw:path><draw:path draw:style-name="gr174" draw:text-style-name="P59" svg:width="0.064cm" svg:height="0.133cm" svg:x="0.321cm" svg:y="0.063cm" svg:viewBox="0 0 65 134" svg:d="M38 48c7 0 14 0 20 0 4 0 7 0 7-5 0-2-3-2-6-2-6 0-13 0-19 0 8-30 9-34 9-36 0-3-3-5-6-5-1 0-7 0-9 7-2 12-5 22-8 34-6 0-13 0-19 0-5 0-7 0-7 4 0 3 2 3 6 3 6 0 13 0 19 0-16 60-17 63-17 67 0 11 8 19 20 19 21 0 33-30 33-32s-2-2-2-2c-2 0-3 1-3 3-9 22-21 26-28 26-4 0-6-2-6-9 0-5 0-7 1-10 5-21 10-41 15-62z"><text:p/></draw:path><draw:path draw:style-name="gr174" draw:text-style-name="P59" svg:width="0.172cm" svg:height="0.095cm" svg:x="0.398cm" svg:y="0.102cm" svg:viewBox="0 0 173 96" svg:d="M13 81c-1 3-2 8-2 9 0 4 2 6 6 6 2 0 6-2 8-6 1-6 2-11 3-16 2-6 3-13 5-19 1-4 2-9 4-14 1-4 2-10 3-10 3-7 14-26 34-26 9 0 11 8 11 15 0 5-2 11-3 17-2 8-4 17-6 24-1 6-3 11-4 17-1 4-3 11-3 12 0 4 3 6 6 6 7 0 8-6 10-12 3-12 10-43 12-51 1-3 12-28 35-28 9 0 11 7 11 15 0 12-8 36-13 47-2 5-2 7-2 11 0 10 7 18 17 18 20 0 28-31 28-33s-2-2-3-2c-2 0-2 1-3 4-3 11-10 26-22 26-3 0-5-2-5-7s2-10 4-15c4-11 13-34 13-46 0-14-8-23-24-23s-27 10-35 20c0-2 0-9-6-15-6-4-12-5-18-5-19 0-29 14-33 19-1-12-9-19-19-19-9 0-14 8-15 12-4 8-7 20-7 21 0 2 2 2 2 2 3 0 3 0 4-5 4-15 8-25 16-25 3 0 6 2 6 9 0 5 0 7-3 19-5 16-8 32-12 48z"><text:p/></draw:path><draw:path draw:style-name="gr174" draw:text-style-name="P59" svg:width="0.096cm" svg:height="0.095cm" svg:x="0.585cm" svg:y="0.102cm" svg:viewBox="0 0 97 96" svg:d="M70 14c-3-8-9-14-19-14-25 0-51 31-51 62 0 20 12 34 28 34 4 0 15-1 28-16 2 9 9 16 19 16 7 0 12-5 16-12 3-8 6-20 6-21 0-2-2-2-3-2-2 0-2 1-3 4-3 14-7 26-16 26-5 0-6-6-6-10s1-6 2-15c3-9 3-11 5-19 3-10 6-20 8-30 1-6 1-6 1-7 0-3-2-6-6-6-5 0-8 5-9 10zM57 69c-1 3-1 4-5 7-9 12-17 15-23 15-11 0-14-12-14-19 0-11 7-37 12-47 7-12 16-20 24-20 14 0 17 17 17 18 0 2-1 3-1 4-3 14-6 28-10 42z"><text:p/></draw:path><draw:path draw:style-name="gr174" draw:text-style-name="P59" svg:width="0.104cm" svg:height="0.095cm" svg:x="0.694cm" svg:y="0.102cm" svg:viewBox="0 0 105 96" svg:d="M64 29c2-5 7-24 21-24 1 0 6 0 11 3-6 0-10 6-10 11 0 3 2 7 8 7 4 0 11-3 11-12 0-11-13-14-19-14-13 0-20 11-22 16-6-14-17-16-23-16-22 0-34 28-34 33 0 2 1 1 2 2 2 0 2-1 3-2 7-23 21-28 28-28 4 0 12 2 12 14 0 6-4 21-12 50-3 13-11 22-20 22-1 0-6 0-10-3 5-1 10-5 10-11 0-5-5-7-8-7-7 0-12 5-12 12 0 9 11 14 20 14 14 0 21-15 22-16 2 8 10 16 23 16 21 0 33-27 33-33 0-2-1-2-2-2-2 0-2 1-2 3-8 22-22 27-29 27-8 0-12-7-12-14 0-4 2-9 4-19 2-9 5-19 7-29z"><text:p/></draw:path><draw:path draw:style-name="gr174" draw:text-style-name="P59" svg:width="0.048cm" svg:height="0.21cm" svg:x="0.83cm" svg:y="0.035cm" svg:viewBox="0 0 49 211" svg:d="M49 209c0-1 0-1-4-4-26-27-33-67-33-99 0-37 8-73 34-100 3-2 3-3 3-4s-1-2-2-2c-3 0-21 14-34 42-11 22-13 46-13 64 0 16 2 41 14 66s30 39 33 39c1 0 2 0 2-2z"><text:p/></draw:path><draw:path draw:style-name="gr174" draw:text-style-name="P59" svg:width="0.088cm" svg:height="0.095cm" svg:x="0.9cm" svg:y="0.102cm" svg:viewBox="0 0 89 96" svg:d="M19 76c11-12 17-18 25-24 6-6 13-12 20-19 21-20 25-30 25-31 0-2-1-1-2-2-2 0-2 1-4 2-6 11-10 14-15 14s-8-3-11-7c-4-5-7-9-14-9-16 0-26 20-26 24 0 1 1 2 3 2s2-1 2-2c4-10 16-10 18-10 4 0 9 2 13 3 9 3 11 3 17 3-8 9-26 25-30 28-6 6-12 12-18 18-15 14-22 26-22 28s2 2 2 2c2 0 2 0 3-3 6-8 12-13 18-13 5 0 8 2 13 8 4 5 7 8 13 8 21 0 33-27 33-33 0-1 0-2-2-2s-3 2-3 3c-5 14-18 18-25 18-5 0-8-1-13-3-7-3-10-4-14-4-1 0-5 0-6 1z"><text:p/></draw:path><draw:path draw:style-name="gr174" draw:text-style-name="P59" svg:width="0.044cm" svg:height="0.098cm" svg:x="0.995cm" svg:y="0.127cm" svg:viewBox="0 0 45 99" svg:d="M41 6c0-2-1-6-6-6-4 0-8 4-8 8 0 3 2 6 6 6s8-4 8-8zM11 81c-1 1-1 3-1 6 0 7 6 12 14 12 14 0 21-20 21-22s-2-2-2-2c-2 0-3 1-3 3-3 11-10 18-16 18-3 0-4-3-4-6s2-6 3-9c2-4 3-8 5-12 1-3 6-17 7-19 0-1 1-3 1-4 0-7-6-13-14-13-15 0-22 20-22 22s2 2 3 2c2 0 2 0 2-2 4-13 11-18 16-18 2 0 4 2 4 5 0 4-1 6-5 15-3 8-6 16-9 24z"><text:p/></draw:path><draw:path draw:style-name="gr174" draw:text-style-name="P59" svg:width="0.048cm" svg:height="0.21cm" svg:x="1.071cm" svg:y="0.035cm" svg:viewBox="0 0 49 211" svg:d="M49 106c0-17-2-42-14-66-13-26-31-40-33-40-1 0-2 1-2 2s0 2 4 5c21 21 33 54 33 99 0 36-8 73-34 100-3 2-3 2-3 3 0 2 1 2 2 2 2 0 21-14 33-41 11-23 14-47 14-64z"><text:p/></draw:path><draw:path draw:style-name="gr174" draw:text-style-name="P59" svg:width="0.139cm" svg:height="0.048cm" svg:x="1.211cm" svg:y="0.116cm" svg:viewBox="0 0 140 49" svg:d="M133 8c3 0 7 0 7-4s-4-4-7-4c-42 0-84 0-126 0-3 0-7 0-7 4s4 4 7 4c42 0 84 0 126 0zM133 49c3 0 7 0 7-4s-4-4-7-4c-42 0-84 0-126 0-3 0-7 0-7 4s4 4 7 4c42 0 84 0 126 0z"><text:p/></draw:path><draw:path draw:style-name="gr174" draw:text-style-name="P59" svg:width="0.062cm" svg:height="0.066cm" svg:x="1.605cm" svg:y="0.045cm" svg:viewBox="0 0 63 67" svg:d="M23 31c4 0 16 0 24-3 11-3 13-11 13-15 0-8-8-13-19-13-17 0-41 14-41 39 0 15 9 28 26 28 26 0 37-15 37-17 0-1-1-2-2-2s-2 0-3 1c-11 14-29 14-31 14-9 0-15-6-15-18 0-2 0-5 2-14 3 0 6 0 9 0zM15 27c6-21 22-23 26-23 7 0 12 3 12 9 0 14-24 14-31 14-2 0-5 0-7 0z"><text:p/></draw:path><draw:path draw:style-name="gr174" draw:text-style-name="P59" svg:width="0.061cm" svg:height="0.047cm" svg:x="1.685cm" svg:y="0cm" svg:viewBox="0 0 62 48" svg:d="M56 5c-5 2-3 5-5 6 0 2 1 5 5 5 3 0 6-3 6-8 0-6-7-8-12-8-7 0-12 4-14 7-3-6-10-7-14-7-13 0-20 13-20 16 0 2 1 2 2 2s1-1 2-1c3-11 12-13 16-13 3 0 7 1 7 7 0 2-1 9-5 24-2 5-7 9-11 9-1 0-4 0-6-1 4-2 4-6 4-7 0-3-2-4-4-4-3 0-7 2-7 7 0 7 7 9 13 9s10-3 13-8c4 7 11 8 14 8 13 0 21-12 21-17 0-1-2-1-3-1-2 0-2 1-2 1-3 10-11 13-16 13-3 0-7-1-7-7 0-1 0-2 1-6 1-7 4-18 5-20 2-3 5-7 10-7 1 0 4 0 7 1z"><text:p/></draw:path><draw:path draw:style-name="gr174" draw:text-style-name="P59" svg:width="0.036cm" svg:height="0.071cm" svg:x="1.768cm" svg:y="0.012cm" svg:viewBox="0 0 37 72" svg:d="M32 5c0-3-2-5-4-5-3 0-7 3-7 7 0 2 2 4 5 4s6-3 6-6zM37 55c0-1-2-1-2-1-2 0-2 0-3 2-1 6-6 12-12 12-2 0-3-2-3-4s1-3 2-6c1-1 1-4 2-5s4-11 6-14c1-3 1-4 1-6 0-5-5-10-11-10-11 0-17 14-17 17 0 2 2 2 2 2 2 0 2-1 3-2 2-8 7-13 11-13 3 0 4 1 4 4 0 1 0 2-1 4s-5 13-7 17c-1 2-1 2-2 6-1 1-2 2-2 4 0 6 6 10 12 10 11 0 17-14 17-17z"><text:p/></draw:path><draw:path draw:style-name="gr174" draw:text-style-name="P59" svg:width="0.536cm" svg:height="0.007cm" svg:x="1.447cm" svg:y="0.136cm" svg:viewBox="0 0 537 8" svg:d="M0 0c179 0 358 0 537 0 0 3 0 5 0 8-179 0-358 0-537 0 0-3 0-5 0-8z"><text:p/></draw:path><draw:path draw:style-name="gr174" draw:text-style-name="P59" svg:width="0.153cm" svg:height="0.147cm" svg:x="1.458cm" svg:y="0.16cm" svg:viewBox="0 0 154 148" svg:d="M70 76c2-1 2-1 2-2s0-1-1-2c-18-22-35-43-52-65 21 0 42 0 64 0 21 0 33 3 35 4 13 3 26 12 31 25 2 0 3 0 5 0-5-12-9-24-14-36-45 0-90 0-135 0-4 0-4 0-4 1-1 0-1 1-1 5 20 24 40 48 59 72-19 22-38 44-57 65-2 2-2 2-2 3 0 2 2 2 5 2 45 0 90 0 135 0 5-13 9-26 14-38-2 0-3 0-5 0-5 13-18 21-28 24-3 1-14 4-37 4s-46 0-68 0c18-20 36-41 54-62z"><text:p/></draw:path><draw:path draw:style-name="gr174" draw:text-style-name="P59" svg:width="0.049cm" svg:height="0.091cm" svg:x="1.628cm" svg:y="0.246cm" svg:viewBox="0 0 50 92" svg:d="M50 5c0-3-2-5-5-5s-7 3-7 7c0 2 3 4 5 4 4 0 7-3 7-6zM27 75c-2 8-9 13-15 13-2 0-3 0-4 0 3-1 3-4 3-6 0-1-1-4-4-4-4 0-7 3-7 7s5 7 12 7 21-4 24-17c3-12 7-25 10-38 0 0 0-1 0-3 0-6-6-10-13-10-13 0-20 14-20 16s1 2 2 2 2 0 2-2c5-10 12-12 15-12 5 0 5 3 5 5 0 1 0 2 0 3-3 13-7 26-10 39z"><text:p/></draw:path><draw:path draw:style-name="gr174" draw:text-style-name="P59" svg:width="0.063cm" svg:height="0.066cm" svg:x="1.741cm" svg:y="0.206cm" svg:viewBox="0 0 64 67" svg:d="M23 31c5 0 16 0 24-3 11-3 13-11 13-15 0-8-8-13-18-13-18 0-42 14-42 39 0 15 10 28 27 28 25 0 37-15 37-17 0-1-2-2-3-2s-2 0-3 1c-11 14-29 14-31 14-9 0-15-6-15-18 0-2 0-5 2-14 3 0 6 0 9 0zM15 27c6-21 23-23 27-23 6 0 12 3 12 9 0 14-25 14-32 14-2 0-5 0-7 0z"><text:p/></draw:path><draw:path draw:style-name="gr174" draw:text-style-name="P59" svg:width="0.061cm" svg:height="0.047cm" svg:x="1.821cm" svg:y="0.153cm" svg:viewBox="0 0 62 48" svg:d="M56 5c-5 2-3 4-5 6 0 2 1 5 5 5 3 0 6-3 6-8 0-6-7-8-12-8-7 0-12 4-13 7-4-6-11-7-15-7-13 0-20 12-20 16 0 1 2 1 2 1 1 0 2 0 2-1 4-10 12-12 16-12 3 0 7 1 7 6 0 3-1 10-5 24-2 6-7 10-11 10-1 0-4 0-6-2 4-1 4-5 4-6 0-3-2-4-4-4-3 0-7 2-7 7 0 6 7 9 13 9s10-3 13-8c4 7 11 8 14 8 13 0 21-13 21-17 0-1-2 0-2-1-2 0-3 1-3 1-3 10-11 13-15 13s-8-1-8-7c0-1 0-2 1-6 1-7 4-19 6-21 1-2 4-6 10-6 2 0 3 0 6 1z"><text:p/></draw:path><draw:path draw:style-name="gr174" draw:text-style-name="P59" svg:width="0.049cm" svg:height="0.091cm" svg:x="1.899cm" svg:y="0.162cm" svg:viewBox="0 0 50 92" svg:d="M50 4c0-2-2-4-5-4s-7 3-7 6c0 2 2 5 5 5 4 0 7-4 7-7zM26 75c-1 8-8 13-15 13-1 0-3 0-3 0 2-2 3-4 3-6s-1-4-4-4c-4 0-7 3-7 7s5 7 12 7 20-4 24-17c3-12 7-25 10-38 0-1 0-1 0-3 0-6-6-11-13-11-13 0-20 15-20 17s1 2 1 2c2 0 2-1 3-2 5-11 12-13 15-13 5 0 5 4 5 6 0 1 0 2 0 3-4 13-7 26-11 39z"><text:p/></draw:path></draw:g></text:span><text:span text:style-name="T4"><text:s/></text:span><text:span text:style-name="T28">rescale to </text:span><text:span text:style-name="T28"><draw:g text:anchor-type="as-char" svg:y="-0.157cm" draw:z-index="69" draw:name="Shape56" draw:style-name="gr173"><svg:title>TexMaths</svg:title><svg:desc>6§inline§\sum=1§svg§600§TRUE§</svg:desc><draw:path draw:style-name="gr174" draw:text-style-name="P59" svg:width="0.197cm" svg:height="0.207cm" svg:x="0cm" svg:y="0cm" svg:viewBox="0 0 198 208" svg:d="M77 111c-25 31-50 61-75 92-2 1-2 2-2 3 0 2 2 2 5 2 59 0 117 0 175 0 6-17 12-35 18-52-1 0-3 0-5 0-5 16-19 28-37 35-4 0-18 6-49 6-30 0-60 0-90 0 25-30 49-60 74-90 1-2 1-3 1-3 0 0 0-1-1-3-23-31-45-62-68-93 27 0 56 0 83 0 24 0 72 2 87 41 2 0 4 0 5 0-6-16-12-33-18-49-58 0-116 0-175 0-5 0-5 0-5 7 26 34 51 69 77 104z"><text:p/></draw:path><draw:path draw:style-name="gr174" draw:text-style-name="P59" svg:width="0.139cm" svg:height="0.048cm" svg:x="0.28cm" svg:y="0.08cm" svg:viewBox="0 0 140 49" svg:d="M133 8c3 0 7 0 7-4s-4-4-7-4c-42 0-84 0-126 0-3 0-7 0-7 4s4 4 7 4c42 0 84 0 126 0zM133 49c3 0 7 0 7-4s-4-4-7-4c-42 0-84 0-126 0-3 0-7 0-7 4s4 4 7 4c42 0 84 0 126 0z"><text:p/></draw:path><draw:path draw:style-name="gr174" draw:text-style-name="P59" svg:width="0.069cm" svg:height="0.138cm" svg:x="0.509cm" svg:y="0.017cm" svg:viewBox="0 0 70 139" svg:d="M43 6c0-5 0-6-5-6-13 14-31 14-38 14 0 2 0 4 0 6 4 0 17 0 28-5 0 36 0 71 0 107 0 7-1 10-20 10-3 0-4 0-7 0 0 3 0 5 0 7 8-1 26-1 34-1 9 0 27 0 35 1 0-2 0-4 0-7-3 0-5 0-7 0-19 0-20-2-20-10 0-39 0-77 0-116z"><text:p/></draw:path></draw:g></text:span><text:span text:style-name="T28">, multi-label class.</text:span></text:p><text:p text:style-name="P23"><text:span text:style-name="T76">L</text:span><text:span text:style-name="T1">ogSoftmax</text:span><text:span text:style-name="T4">: </text:span><text:span text:style-name="T4"><draw:g text:anchor-type="as-char" svg:y="-0.192cm" draw:z-index="70" draw:name="Shape57" draw:style-name="gr173"><svg:title>TexMaths</svg:title><svg:desc>6§inline§        \log(\frac{e^{x_i}}{\sum_j e^{x_j}})
§svg§600§TRUE§</svg:desc><draw:path draw:style-name="gr174" draw:text-style-name="P59" svg:width="0.046cm" svg:height="0.145cm" svg:x="0cm" svg:y="0.049cm" svg:viewBox="0 0 47 146" svg:d="M30 0c-10 1-20 2-30 2 0 3 0 5 0 7 14 0 16 1 16 11 0 37 0 74 0 110 0 9-2 9-16 9 0 2 0 5 0 7 7 0 18-1 23-1s16 1 24 1c0-2 0-5 0-7-15 0-17 0-17-9 0-44 0-87 0-130z"><text:p/></draw:path><draw:path draw:style-name="gr174" draw:text-style-name="P59" svg:width="0.093cm" svg:height="0.096cm" svg:x="0.057cm" svg:y="0.098cm" svg:viewBox="0 0 94 97" svg:d="M94 49c0-27-21-49-47-49s-47 23-47 49c0 28 22 48 47 48 26 0 47-21 47-48zM47 91c-9 0-18-4-24-14-5-9-5-22-5-29 0-8 0-20 5-29 6-10 15-14 24-14s18 5 24 14c5 9 5 21 5 29 0 7 0 19-5 28-4 9-13 15-24 15z"><text:p/></draw:path><draw:path draw:style-name="gr174" draw:text-style-name="P59" svg:width="0.096cm" svg:height="0.138cm" svg:x="0.162cm" svg:y="0.098cm" svg:viewBox="0 0 97 139" svg:d="M41 59c-18 0-18-21-18-26 0-6 0-13 3-18 2-2 6-8 15-8 18 0 18 21 18 26s0 12-3 17c-2 3-7 9-15 9zM17 67c0-1 0-6 3-10 8 6 17 7 21 7 20 0 34-15 34-31 0-8-3-16-8-20 7-8 15-9 18-9 1 0 2 0 3 1-3 0-4 3-4 5 0 4 3 6 6 6 2 0 7-1 7-6 0-3-3-10-11-10-4 0-14 1-22 10-9-8-18-8-23-8-19 0-34 15-34 31 0 9 4 17 10 22-3 3-7 10-7 17s3 14 9 19c-12 3-19 12-19 21 0 15 21 27 47 27 24 0 47-11 47-28 0-7-3-18-14-24-12-5-24-5-37-5-5 0-14 0-15-1-7-1-11-7-11-14zM47 134c-21 0-36-11-36-22 0-10 8-18 17-18 4 0 9 0 13 0 18 0 41 0 41 18 0 11-14 22-35 22z"><text:p/></draw:path><draw:path draw:style-name="gr174" draw:text-style-name="P59" svg:width="0.048cm" svg:height="0.209cm" svg:x="0.286cm" svg:y="0.035cm" svg:viewBox="0 0 49 210" svg:d="M49 208c0-1 0-1-4-4-26-27-33-66-33-98 0-37 8-74 34-100 3-2 3-3 3-4s-1-2-2-2c-3 0-22 14-34 41-11 23-13 47-13 65 0 16 2 41 14 65 12 25 30 39 33 39 1 0 2 0 2-2z"><text:p/></draw:path><draw:path draw:style-name="gr174" draw:text-style-name="P59" svg:width="0.063cm" svg:height="0.066cm" svg:x="0.529cm" svg:y="0.045cm" svg:viewBox="0 0 64 67" svg:d="M23 31c5 0 16 0 24-3 11-3 13-11 13-15 0-8-8-13-18-13-18 0-42 14-42 39 0 14 10 28 27 28 25 0 37-15 37-17 0-1-2-3-3-3s-2 0-3 2c-11 13-28 13-31 13-9 0-15-6-15-18 0-1 0-4 2-13 3 0 6 0 9 0zM15 27c6-21 23-23 27-23 6 0 12 3 12 9 0 14-25 14-32 14-2 0-5 0-7 0z"><text:p/></draw:path><draw:path draw:style-name="gr174" draw:text-style-name="P59" svg:width="0.061cm" svg:height="0.046cm" svg:x="0.609cm" svg:y="0cm" svg:viewBox="0 0 62 47" svg:d="M56 5c-5 2-3 5-5 6 0 2 1 5 5 5 3 0 6-3 6-8 0-6-7-8-12-8-7 0-12 4-13 7-4-6-11-7-15-7-13 0-20 13-20 16 0 2 2 2 2 2 1 0 2-1 2-1 4-11 12-13 16-13 3 0 7 1 7 7 0 2-1 9-5 24-2 5-7 9-11 9 0 0-4 0-6-1 4-2 4-6 4-7 0-3-2-4-4-4-3 0-7 2-7 7 0 7 7 8 13 8s10-3 13-7c4 7 11 7 14 7 13 0 21-12 21-16 0-1-2-1-2-1-2 0-3 1-3 1-3 10-11 13-15 13s-8-1-8-7c0-1 0-2 1-6 2-7 4-18 6-20 1-3 4-7 10-7 2 0 3 0 6 1z"><text:p/></draw:path><draw:path draw:style-name="gr174" draw:text-style-name="P59" svg:width="0.036cm" svg:height="0.07cm" svg:x="0.693cm" svg:y="0.012cm" svg:viewBox="0 0 37 71" svg:d="M32 5c0-3-1-5-4-5s-7 3-7 7c0 2 2 4 5 4s6-3 6-6zM37 55c0-2-2-2-2-2-2 0-2 1-3 3-1 6-6 12-12 12-2 0-3-2-3-4s1-3 2-6c1-2 1-4 2-5s5-11 6-15c1-2 2-3 2-5 0-5-5-10-12-10-11 0-17 14-17 17 0 1 2 1 2 1 2 0 2 0 3-1 2-8 7-13 12-13 2 0 3 1 3 4 0 1 0 2-1 4 0 2-5 13-7 17-1 1-1 2-2 6 0 1-1 2-1 4 0 6 5 9 11 9 11 0 17-13 17-16z"><text:p/></draw:path><draw:path draw:style-name="gr174" draw:text-style-name="P59" svg:width="0.535cm" svg:height="0.007cm" svg:x="0.372cm" svg:y="0.136cm" svg:viewBox="0 0 536 8" svg:d="M0 0c179 0 358 0 536 0 0 3 0 5 0 8-178 0-357 0-536 0 0-3 0-5 0-8z"><text:p/></draw:path><draw:path draw:style-name="gr174" draw:text-style-name="P59" svg:width="0.153cm" svg:height="0.147cm" svg:x="0.384cm" svg:y="0.16cm" svg:viewBox="0 0 154 148" svg:d="M70 76c2-2 2-2 2-2 0-1 0-1-1-3-18-21-36-42-53-64 22 0 43 0 64 0 22 0 33 3 36 4 13 3 26 12 31 25 2 0 3 0 5 0-5-12-9-24-14-36-45 0-91 0-136 0-3 0-3 0-4 1 0 2 0 1 0 5 20 24 39 48 59 72-19 22-38 43-57 65-2 2-2 2-2 2 0 3 2 3 4 3 45 0 91 0 136 0 5-13 9-26 14-39-2 0-3 0-5 0-5 14-18 22-28 25-3 1-15 4-38 4-22 0-45 0-68 0 19-21 37-41 55-62z"><text:p/></draw:path><draw:path draw:style-name="gr174" draw:text-style-name="P59" svg:width="0.049cm" svg:height="0.091cm" svg:x="0.552cm" svg:y="0.245cm" svg:viewBox="0 0 50 92" svg:d="M50 5c0-3-2-5-4-5-4 0-7 3-7 7 0 2 2 4 5 4s6-3 6-6zM27 75c-2 8-8 13-15 13-2 0-3 0-4 0 3-2 3-5 3-6 0-2-1-4-4-4-4 0-7 3-7 7s5 7 12 7 21-4 24-17 7-25 10-38c0 0 0-2 0-3 0-6-5-10-12-10-14 0-21 14-21 16 0 1 1 1 2 1 2 0 2 0 2-1 5-10 12-12 16-12s4 3 4 5c0 1 0 2 0 2-3 14-6 27-10 40z"><text:p/></draw:path><draw:path draw:style-name="gr174" draw:text-style-name="P59" svg:width="0.062cm" svg:height="0.066cm" svg:x="0.666cm" svg:y="0.203cm" svg:viewBox="0 0 63 67" svg:d="M23 31c4 0 16 0 24-3 11-3 12-11 12-15 0-8-7-13-18-13-18 0-41 14-41 38 0 15 9 29 26 29 25 0 37-15 37-17 0-1-1-3-2-3-2 0-2 0-3 2-11 13-29 13-32 13-8 0-14-6-14-18 0-1 0-4 2-13 3 0 6 0 9 0zM15 27c6-21 22-23 26-23 7 0 12 3 12 9 0 14-25 14-31 14-2 0-5 0-7 0z"><text:p/></draw:path><draw:path draw:style-name="gr174" draw:text-style-name="P59" svg:width="0.061cm" svg:height="0.046cm" svg:x="0.746cm" svg:y="0.153cm" svg:viewBox="0 0 62 47" svg:d="M55 5c-5 2-3 4-5 6 0 2 2 5 5 5s7-3 7-8c0-6-7-8-13-8s-11 4-13 7c-4-6-10-7-14-7-13 0-21 12-21 16 0 1 2 1 3 1 0 0 1 0 2-1 3-10 11-12 16-12 3 0 7 1 7 6 0 3-2 10-6 24-1 6-6 10-10 10-1 0-4 0-7-2 5-1 5-5 5-6 0-3-3-4-4-4-3 0-7 2-7 7 0 6 7 8 13 8 5 0 10-3 12-7 4 7 12 7 15 7 13 0 21-12 21-16 0-1-2-1-3-1-2 0-2 1-2 1-3 10-11 13-16 13-3 0-8-1-8-7 0-2 0-2 2-6 1-7 4-19 5-21s5-6 10-6c2 0 4 0 6 1z"><text:p/></draw:path><draw:path draw:style-name="gr174" draw:text-style-name="P59" svg:width="0.049cm" svg:height="0.091cm" svg:x="0.823cm" svg:y="0.162cm" svg:viewBox="0 0 50 92" svg:d="M50 4c0-2-2-4-5-4s-7 3-7 6c0 2 3 5 5 5 4 0 7-4 7-7zM27 75c-2 8-9 13-15 13-2 0-3 0-4 0 3-2 3-5 3-6 0-2-1-5-4-5-4 0-7 4-7 8s5 7 12 7 21-4 24-17 7-25 10-38c0-1 0-2 0-3 0-6-6-11-13-11-13 0-20 15-20 17 0 1 1 1 2 1s2 0 2-1c5-11 12-13 15-13 5 0 5 4 5 5 0 2 0 3 0 3-3 14-7 27-10 40z"><text:p/></draw:path><draw:path draw:style-name="gr174" draw:text-style-name="P59" svg:width="0.048cm" svg:height="0.209cm" svg:x="0.946cm" svg:y="0.035cm" svg:viewBox="0 0 49 210" svg:d="M49 106c0-17-2-42-14-66-12-26-30-40-33-40-1 0-2 1-2 2s0 2 4 5c21 21 33 54 33 99 0 36-8 72-34 99-3 2-3 2-3 3 0 2 1 2 2 2 3 0 21-14 34-41 11-22 13-46 13-63z"><text:p/></draw:path></draw:g></text:span><text:span text:style-name="T4"><text:s/>possible to simplify mathematical calculations and potentially improve the training process</text:span></text:p><text:p text:style-name="P24"><text:span text:style-name="T105">Period activation: </text:span>SIREN:<text:span text:style-name="T93"> </text:span><text:span text:style-name="T4"><draw:g text:anchor-type="as-char" svg:y="-0.205cm" draw:z-index="71" draw:name="Shape58" draw:style-name="gr173"><svg:title>TexMaths</svg:title><svg:desc>6§inline§\Phi(\vec{x}) = \vec{W}_n(\phi_{n-1}\circ \phi_{n-2} \circ \ldots \circ \phi_{0})(\vec{x}) + \vec{b}_n§svg§600§TRUE§</svg:desc><draw:path draw:style-name="gr174" draw:text-style-name="P59" svg:width="0.127cm" svg:height="0.142cm" svg:x="0cm" svg:y="0.062cm" svg:viewBox="0 0 128 143" svg:d="M72 115c33-2 56-22 56-43 0-22-24-41-56-44 0-4 0-8 0-12 0-7 0-10 20-10 3 0 5 0 7 0 0-2 0-4 0-6-7 1-27 1-35 1-9 0-29 0-36-1 0 2 0 4 0 6 2 0 4 0 7 0 20 0 20 3 20 10 0 4 0 8 0 12-32 3-55 22-55 43 0 22 23 41 55 44 0 4 0 8 0 12 0 7 0 10-20 10-3 0-5 0-7 0 0 2 0 4 0 6 7-1 27-1 36-1 8 0 28 0 35 1 0-2 0-4 0-6-2 0-4 0-7 0-20 0-20-2-20-10 0-4 0-8 0-12zM55 111c-30-5-34-26-34-39 0-11 2-35 34-39 0 26 0 52 0 78zM72 33c29 3 35 23 35 38 0 13-3 36-35 40 0-26 0-52 0-78z"><text:p/></draw:path><draw:path draw:style-name="gr174" draw:text-style-name="P59" svg:width="0.048cm" svg:height="0.209cm" svg:x="0.161cm" svg:y="0.048cm" svg:viewBox="0 0 49 210" svg:d="M49 208c0-1 0-1-4-4-26-27-33-66-33-99 0-37 8-73 34-99 3-3 3-3 3-4s-1-2-2-2c-3 0-21 14-34 41-11 23-13 47-13 64s2 42 14 66c12 25 30 39 33 39 1 0 2 0 2-2z"><text:p/></draw:path><draw:path draw:style-name="gr174" draw:text-style-name="P59" svg:width="0.093cm" svg:height="0.04cm" svg:x="0.258cm" svg:y="0.055cm" svg:viewBox="0 0 94 41" svg:d="M75 25c-3 3-10 9-10 12s2 4 4 4 3-1 4-2c3-4 7-9 17-14 1-1 4-2 4-5 0-1-2-3-3-4-5-3-8-6-9-12 0-2-2-4-5-4s-4 2-4 4c0 1 2 8 6 12-24 0-48 0-72 0-3 0-7 0-7 4 0 5 4 5 7 5 23 0 45 0 68 0z"><text:p/></draw:path><draw:path draw:style-name="gr174" draw:text-style-name="P59" svg:width="0.104cm" svg:height="0.095cm" svg:x="0.228cm" svg:y="0.113cm" svg:viewBox="0 0 105 96" svg:d="M64 29c1-5 6-24 21-24 1 0 6 0 10 2-5 1-9 7-9 12 0 3 2 7 8 7 4 0 11-4 11-12 0-11-13-14-20-14-12 0-19 11-22 16-5-14-16-16-23-16-21 0-33 27-33 32 0 3 1 3 2 3 2 0 2-1 3-3 7-22 21-27 28-27 4 0 12 2 12 14 0 6-4 21-12 50-3 13-11 22-20 22-1 0-6 0-10-3 4-1 9-5 9-11s-5-7-8-7c-6 0-11 5-11 12 0 9 10 14 20 14 14 0 21-15 22-17 2 8 10 17 23 17 21 0 33-28 33-33 0-2-1-2-2-2-2 0-2 1-3 2-7 23-21 28-28 28-8 0-12-7-12-14 0-5 2-9 4-19 2-9 5-19 7-29z"><text:p/></draw:path><draw:path draw:style-name="gr174" draw:text-style-name="P59" svg:width="0.048cm" svg:height="0.209cm" svg:x="0.355cm" svg:y="0.048cm" svg:viewBox="0 0 49 210" svg:d="M49 105c0-16-3-41-14-65-13-26-31-40-33-40-1 0-2 1-2 2s0 1 4 5c21 21 33 54 33 98 0 36-8 73-35 99-2 3-2 3-2 4s1 2 2 2c2 0 21-14 33-41 11-23 14-46 14-64z"><text:p/></draw:path><draw:path draw:style-name="gr174" draw:text-style-name="P59" svg:width="0.139cm" svg:height="0.048cm" svg:x="0.495cm" svg:y="0.129cm" svg:viewBox="0 0 140 49" svg:d="M133 8c3 0 7 0 7-4s-4-4-6-4c-42 0-85 0-127 0-3 0-7 0-7 4s4 4 7 4c42 0 84 0 126 0zM134 49c2 0 6 0 6-4s-4-4-7-4c-42 0-84 0-126 0-3 0-7 0-7 4s4 4 7 4c42 0 85 0 127 0z"><text:p/></draw:path><draw:path draw:style-name="gr174" draw:text-style-name="P59" svg:width="0.093cm" svg:height="0.041cm" svg:x="0.789cm" svg:y="0.002cm" svg:viewBox="0 0 94 42" svg:d="M75 25c-3 3-10 9-10 13 0 2 2 4 4 4s3-2 4-3c3-3 7-9 17-14 1 0 4-2 4-4s-2-3-3-4c-5-3-8-7-9-12 0-2-2-5-5-5s-4 3-4 4 2 8 6 13c-24 0-48 0-72 0-3 0-7 0-7 4s4 4 7 4c23 0 45 0 68 0z"><text:p/></draw:path><draw:path draw:style-name="gr174" draw:text-style-name="P59" svg:width="0.208cm" svg:height="0.147cm" svg:x="0.717cm" svg:y="0.062cm" svg:viewBox="0 0 209 148" svg:d="M182 24c5-9 10-17 23-18 2 0 4 0 4-4 0-1 0-2-2-2-5 0-11 1-16 1-7 0-15-1-22-1-2 0-5 0-5 4 0 2 3 2 4 2 5 1 12 2 12 8 0 3-1 5-2 8-20 33-38 66-57 99-3-35-6-70-8-105 0-4-1-9 15-10 3 0 5 0 5-4 0-2-2-2-3-2-8 0-17 1-26 1-4 0-17-1-22-1-1 0-4 0-4 4 0 2 2 2 5 2 9 0 11 2 11 5 1 6 1 11 2 17-18 30-35 62-53 93-3-36-6-72-9-107 0-3 0-7 16-8 3 0 5 0 5-4 0-2-3-2-3-2-9 0-17 1-26 1-7 0-15-1-22-1-1 0-4 0-4 4 0 2 2 2 5 2 11 0 11 2 11 8 3 42 7 86 10 128 0 4 0 6 3 6s3-1 5-5c21-35 42-71 63-106 2 35 5 71 7 105 0 5 1 6 3 6 3 0 5-3 6-4 23-40 46-80 69-120z"><text:p/></draw:path><draw:path draw:style-name="gr174" draw:text-style-name="P59" svg:width="0.089cm" svg:height="0.066cm" svg:x="0.912cm" svg:y="0.172cm" svg:viewBox="0 0 90 67" svg:d="M11 56c0 2-1 3-1 6s3 5 4 5c3 0 6-2 6-3 1-2 2-6 3-9s2-10 3-14c1-3 2-6 3-10 2-6 2-7 6-13s11-14 22-14c9 0 9 8 9 11 0 8-7 25-9 31-1 4-2 6-2 8 0 8 6 13 14 13 15 0 21-21 21-23s-2-2-2-2c-2 0-2 1-3 3-3 11-9 17-15 17-3 0-4-1-4-4 0-4 1-6 3-12 2-5 8-21 8-29 0-14-12-17-19-17-12 0-21 8-25 14-1-10-10-14-16-14s-10 5-12 8c-3 6-5 14-5 15 0 2 2 1 2 2 3 0 3-1 4-5 2-9 5-16 11-16 3 0 5 4 5 7s-2 9-3 13-2 10-3 13c-2 6-3 12-5 19z"><text:p/></draw:path><draw:path draw:style-name="gr174" draw:text-style-name="P59" svg:width="0.048cm" svg:height="0.209cm" svg:x="1.041cm" svg:y="0.048cm" svg:viewBox="0 0 49 210" svg:d="M49 208c0-1 0-1-4-4-26-27-33-66-33-99 0-37 8-73 34-99 3-3 3-3 3-4s-1-2-2-2c-3 0-21 14-34 41-11 23-13 47-13 64s2 42 14 66c12 25 30 39 33 39 1 0 2 0 2-2z"><text:p/></draw:path><draw:path draw:style-name="gr174" draw:text-style-name="P59" svg:width="0.109cm" svg:height="0.188cm" svg:x="1.112cm" svg:y="0.06cm" svg:viewBox="0 0 110 189" svg:d="M82 5c0-1 0-3 0-3 0-1 0-2-2-2-3 0-3 1-3 4-4 16-9 33-13 49-33 1-64 29-64 58 0 19 14 36 40 37-2 6-3 13-5 20-2 10-4 18-4 18 0 3 1 3 3 3 0 0 1 0 1-1 1-1 2-6 3-8 2-11 5-21 8-32 34-1 64-29 64-57 0-16-11-36-40-38 4-16 7-32 12-48zM41 144c-12-1-27-8-27-29 0-25 18-55 49-58-7 29-14 58-22 87zM68 57c17 1 29 11 29 30 0 24-18 54-50 57 7-29 14-58 21-87z"><text:p/></draw:path><draw:path draw:style-name="gr174" draw:text-style-name="P59" svg:width="0.09cm" svg:height="0.066cm" svg:x="1.234cm" svg:y="0.172cm" svg:viewBox="0 0 91 67" svg:d="M11 56c0 2-1 3-1 6s3 5 5 5 4-2 5-3c2-2 3-6 3-9 1-3 3-10 3-14 2-3 2-6 3-10 2-6 2-7 6-13 5-6 11-14 23-14 8 0 8 8 8 11 0 8-6 25-8 31-2 4-3 6-3 8 0 8 7 13 14 13 15 0 22-21 22-23s-2-2-3-2c-2 0-2 1-3 3-3 11-9 17-15 17-3 0-4-1-4-4 0-4 1-6 4-12 1-5 7-21 7-29 0-14-11-17-19-17-12 0-21 8-25 14-1-10-10-14-16-14s-10 5-12 8c-3 6-5 14-5 15 0 2 2 2 3 2 2 0 2-1 3-5 2-9 5-16 11-16 3 0 5 4 5 7s-2 9-3 13-2 10-3 13c-2 6-3 12-5 19z"><text:p/></draw:path><draw:path draw:style-name="gr174" draw:text-style-name="P59" svg:width="0.099cm" svg:height="0.006cm" svg:x="1.348cm" svg:y="0.196cm" svg:viewBox="0 0 100 7" svg:d="M94 7c3 0 6 0 6-3 0-4-3-4-6-4-29 0-59 0-88 0-2 0-6 0-6 4 0 3 4 3 6 3 29 0 59 0 88 0z"><text:p/></draw:path><draw:path draw:style-name="gr174" draw:text-style-name="P59" svg:width="0.053cm" svg:height="0.097cm" svg:x="1.48cm" svg:y="0.138cm" svg:viewBox="0 0 54 98" svg:d="M34 4c0-4-1-4-5-4-10 9-23 9-29 9 0 2 0 4 0 5 4 0 13 0 22-4 0 25 0 51 0 76 0 5 0 7-15 7-2 0-4 0-6 0 0 1 0 3 0 5 3-1 21-1 27-1 4 0 22 0 26 1 0-2 0-4 0-5-2 0-4 0-6 0-14 0-14-2-14-7 0-28 0-55 0-82z"><text:p/></draw:path><draw:path draw:style-name="gr174" draw:text-style-name="P59" svg:width="0.081cm" svg:height="0.081cm" svg:x="1.616cm" svg:y="0.11cm" svg:viewBox="0 0 82 82" svg:d="M82 41c0-22-18-41-41-41-22 0-41 19-41 41 0 23 19 41 41 41 23 0 41-18 41-41zM41 73c-18 0-33-15-33-32 0-18 15-33 33-33s33 14 33 33c0 18-15 32-33 32z"><text:p/></draw:path><draw:path draw:style-name="gr174" draw:text-style-name="P59" svg:width="0.109cm" svg:height="0.188cm" svg:x="1.768cm" svg:y="0.06cm" svg:viewBox="0 0 110 189" svg:d="M82 5c0-1 0-3 0-3 0-1 0-2-2-2s-3 1-3 4c-4 16-9 33-13 49-33 1-64 29-64 58 0 19 15 36 40 37-1 6-3 13-5 20-2 10-4 18-4 18 0 3 1 3 3 3 1 0 1 0 1-1 1-1 2-6 3-8 3-11 5-21 8-32 34-1 64-29 64-57 0-16-11-36-40-38 4-16 8-32 12-48zM41 144c-12-1-27-8-27-29 0-25 18-55 49-58-7 29-14 58-22 87zM69 57c16 1 28 11 28 30 0 24-18 54-50 57 7-29 15-58 22-87z"><text:p/></draw:path><draw:path draw:style-name="gr174" draw:text-style-name="P59" svg:width="0.089cm" svg:height="0.066cm" svg:x="1.89cm" svg:y="0.172cm" svg:viewBox="0 0 90 67" svg:d="M11 56c-1 2-1 3-1 6s2 5 4 5c3 0 5-2 6-3 2-2 2-6 3-9 0-3 2-10 3-14 1-3 2-6 3-10 1-6 2-7 6-13s11-14 22-14c8 0 8 8 8 11 0 8-6 25-8 31-2 4-2 6-2 8 0 8 6 13 14 13 14 0 21-21 21-23s-2-2-2-2c-2 0-3 1-3 3-3 11-10 17-16 17-3 0-4-1-4-4 0-4 1-6 4-12 2-5 8-21 8-29 0-14-12-17-19-17-13 0-21 8-26 14 0-10-9-14-15-14-7 0-10 5-12 8-3 6-5 14-5 15 0 2 2 2 2 2 2 0 3-1 3-5 3-9 6-16 11-16 4 0 5 4 5 7s-2 9-2 13c-2 4-3 10-3 13-2 6-3 12-5 19z"><text:p/></draw:path><draw:path draw:style-name="gr174" draw:text-style-name="P59" svg:width="0.099cm" svg:height="0.006cm" svg:x="2.002cm" svg:y="0.196cm" svg:viewBox="0 0 100 7" svg:d="M94 7c3 0 6 0 6-3 0-4-3-4-6-4-29 0-59 0-88 0-2 0-6 0-6 4 0 3 4 3 6 3 29 0 59 0 88 0z"><text:p/></draw:path><draw:path draw:style-name="gr174" draw:text-style-name="P59" svg:width="0.064cm" svg:height="0.097cm" svg:x="2.128cm" svg:y="0.138cm" svg:viewBox="0 0 65 98" svg:d="M65 71c-1 0-3 0-5 0 0 3-2 12-4 13-1 1-12 1-14 1-9 0-19 0-28 0 16-14 21-18 30-24 11-9 21-18 21-32 0-18-15-29-34-29-18 0-31 13-31 26 0 8 7 8 8 8 3 0 8-2 8-8 0-2-2-7-9-7 4-11 15-14 21-14 15 0 23 12 23 24s-9 23-14 28c-12 11-24 23-36 35-1 1-1 2-1 6 20 0 40 0 61 0 1-9 3-18 4-27z"><text:p/></draw:path><draw:path draw:style-name="gr174" draw:text-style-name="P59" svg:width="0.081cm" svg:height="0.081cm" svg:x="2.272cm" svg:y="0.11cm" svg:viewBox="0 0 82 82" svg:d="M82 41c0-22-19-41-41-41-23 0-41 19-41 41 0 23 18 41 41 41 22 0 41-18 41-41zM41 73c-19 0-33-15-33-32 0-18 15-33 33-33 17 0 32 14 32 33 0 18-15 32-32 32z"><text:p/></draw:path><draw:path draw:style-name="gr174" draw:text-style-name="P59" svg:width="0.021cm" svg:height="0.021cm" svg:x="2.43cm" svg:y="0.182cm" svg:viewBox="0 0 22 22" svg:d="M22 11c0-6-5-11-11-11s-11 5-11 11 5 11 11 11 11-5 11-11z"><text:p/></draw:path><draw:path draw:style-name="gr174" draw:text-style-name="P59" svg:width="0.022cm" svg:height="0.021cm" svg:x="2.524cm" svg:y="0.182cm" svg:viewBox="0 0 23 22" svg:d="M23 11c0-6-6-11-12-11s-11 5-11 11 5 11 11 11 12-5 12-11z"><text:p/></draw:path><draw:path draw:style-name="gr174" draw:text-style-name="P59" svg:width="0.021cm" svg:height="0.021cm" svg:x="2.618cm" svg:y="0.182cm" svg:viewBox="0 0 22 22" svg:d="M22 11c0-6-5-11-11-11s-11 5-11 11 5 11 11 11 11-5 11-11z"><text:p/></draw:path><draw:path draw:style-name="gr174" draw:text-style-name="P59" svg:width="0.081cm" svg:height="0.081cm" svg:x="2.716cm" svg:y="0.11cm" svg:viewBox="0 0 82 82" svg:d="M82 41c0-22-18-41-41-41-22 0-41 19-41 41 0 23 19 41 41 41 23 0 41-18 41-41zM41 73c-18 0-33-15-33-32 0-18 15-33 33-33s33 14 33 33c0 18-15 32-33 32z"><text:p/></draw:path><draw:path draw:style-name="gr174" draw:text-style-name="P59" svg:width="0.109cm" svg:height="0.188cm" svg:x="2.868cm" svg:y="0.06cm" svg:viewBox="0 0 110 189" svg:d="M82 5c0-1 0-3 0-3 0-1 0-2-2-2s-3 1-3 4c-4 16-8 33-12 49-34 1-65 29-65 58 0 19 15 36 40 37-1 6-3 13-5 20-2 10-4 18-4 18 0 3 1 3 3 3 1 0 1 0 1-1 1-1 2-6 3-8 3-11 5-21 8-32 34-1 64-29 64-57 0-16-10-36-40-38 4-16 8-32 12-48zM41 144c-12-1-27-8-27-29 0-25 18-55 49-58-7 29-14 58-22 87zM69 57c16 1 28 11 28 30 0 24-18 54-50 57 7-29 15-58 22-87z"><text:p/></draw:path><draw:path draw:style-name="gr174" draw:text-style-name="P59" svg:width="0.067cm" svg:height="0.1cm" svg:x="2.991cm" svg:y="0.138cm" svg:viewBox="0 0 68 101" svg:d="M68 50c0-16-1-27-8-37-5-7-14-13-26-13-34 0-34 40-34 50 0 11 0 51 34 51s34-40 34-51zM34 97c-6 0-15-4-18-16-3-9-3-22-3-32 0-11 0-22 3-30 3-12 12-15 18-15 8 0 16 5 19 13 2 8 2 19 2 32 0 10 0 22-2 31-3 13-13 17-19 17z"><text:p/></draw:path><draw:path draw:style-name="gr174" draw:text-style-name="P59" svg:width="0.048cm" svg:height="0.209cm" svg:x="3.09cm" svg:y="0.048cm" svg:viewBox="0 0 49 210" svg:d="M49 105c0-16-2-41-14-65-13-26-31-40-33-40-1 0-2 1-2 2s0 1 4 5c21 21 33 54 33 98 0 36-8 73-35 99-2 3-2 3-2 4s1 2 2 2c2 0 21-14 33-41 11-23 14-46 14-64z"><text:p/></draw:path><draw:path draw:style-name="gr174" draw:text-style-name="P59" svg:width="0.048cm" svg:height="0.209cm" svg:x="3.18cm" svg:y="0.048cm" svg:viewBox="0 0 49 210" svg:d="M49 208c0-1 0-1-3-4-27-27-33-66-33-99 0-37 7-73 33-99 3-3 3-3 3-4s-1-2-2-2c-2 0-21 14-34 41-11 23-13 47-13 64s2 42 14 66c13 25 31 39 33 39 1 0 2 0 2-2z"><text:p/></draw:path><draw:path draw:style-name="gr174" draw:text-style-name="P59" svg:width="0.093cm" svg:height="0.04cm" svg:x="3.277cm" svg:y="0.055cm" svg:viewBox="0 0 94 41" svg:d="M75 25c-3 3-10 9-10 12s2 4 5 4c1 0 3-1 3-2 3-4 8-9 17-14 2-1 4-2 4-5 0-1-2-3-3-4-5-3-7-6-9-12 0-2-1-4-4-4s-4 2-4 4c0 1 1 8 5 12-24 0-48 0-71 0-4 0-8 0-8 4 0 5 4 5 8 5 22 0 45 0 67 0z"><text:p/></draw:path><draw:path draw:style-name="gr174" draw:text-style-name="P59" svg:width="0.104cm" svg:height="0.095cm" svg:x="3.248cm" svg:y="0.113cm" svg:viewBox="0 0 105 96" svg:d="M64 29c2-5 7-24 21-24 1 0 6 0 11 2-6 1-10 7-10 12 0 3 2 7 8 7 4 0 11-4 11-12 0-11-12-14-19-14-13 0-20 11-22 16-6-14-17-16-23-16-22 0-34 27-34 32 0 3 1 2 2 3 2 0 2-1 3-3 7-22 21-27 28-27 4 0 12 2 12 14 0 6-4 21-12 50-3 13-11 22-20 22-1 0-6 0-10-3 5-1 10-5 10-11s-5-7-8-7c-7 0-12 5-12 12 0 9 11 14 20 14 14 0 21-15 22-17 2 8 10 17 23 17 21 0 33-28 33-33 0-2-1-2-2-2-2 0-2 1-2 2-8 23-22 28-29 28-8 0-11-7-11-14 0-5 1-9 4-19 2-9 4-19 6-29z"><text:p/></draw:path><draw:path draw:style-name="gr174" draw:text-style-name="P59" svg:width="0.048cm" svg:height="0.209cm" svg:x="3.374cm" svg:y="0.048cm" svg:viewBox="0 0 49 210" svg:d="M49 105c0-16-2-41-14-65-13-26-31-40-33-40-1 0-2 1-2 2s0 1 4 5c21 21 33 54 33 98 0 36-8 73-34 99-3 3-3 3-3 4s1 2 2 2c2 0 21-14 33-41 11-23 14-46 14-64z"><text:p/></draw:path><draw:path draw:style-name="gr174" draw:text-style-name="P59" svg:width="0.139cm" svg:height="0.138cm" svg:x="3.503cm" svg:y="0.083cm" svg:viewBox="0 0 140 139" svg:d="M74 74c20 0 39 0 59 0 3 0 7 0 7-4 0-5-4-5-7-5-20 0-39 0-59 0 0-19 0-39 0-58 0-3 0-7-4-7s-4 4-4 7c0 19 0 39 0 58-20 0-39 0-59 0-3 0-7 0-7 5 0 4 4 4 7 4 20 0 39 0 59 0 0 20 0 40 0 59 0 3 0 6 4 6s4-3 4-6c0-19 0-39 0-59z"><text:p/></draw:path><draw:path draw:style-name="gr174" draw:text-style-name="P59" svg:width="0.092cm" svg:height="0.041cm" svg:x="3.717cm" svg:y="0cm" svg:viewBox="0 0 93 42" svg:d="M74 25c-3 3-9 9-9 13 0 2 2 4 4 4s3-2 4-3c3-3 7-9 16-14 2 0 4-2 4-4s-1-3-3-4c-4-3-7-7-8-12-1-2-2-5-5-5s-4 3-4 5c0 0 2 8 5 12-23 0-47 0-71 0-3 0-7 0-7 4s4 4 7 4c22 0 45 0 67 0z"><text:p/></draw:path><draw:path draw:style-name="gr174" draw:text-style-name="P59" svg:width="0.076cm" svg:height="0.147cm" svg:x="3.712cm" svg:y="0.06cm" svg:viewBox="0 0 77 148" svg:d="M40 2c0 0 0-2-2-2-6 0-21 2-26 2-2 0-4 0-4 4 0 2 2 2 5 2 10 0 10 2 10 4s-1 9-3 13c-6 23-11 46-17 69-2 11-3 14-3 21 0 20 11 33 26 33 26 0 51-31 51-61 0-20-11-34-28-34-9 0-18 6-24 12 5-21 10-42 15-63zM20 82c2-5 2-5 3-7 11-14 20-17 26-17 7 0 13 6 13 20 0 12-7 36-10 44-8 14-17 21-26 21-7 0-13-5-13-20 0-5 0-8 3-22 1-7 3-13 4-19z"><text:p/></draw:path><draw:path draw:style-name="gr174" draw:text-style-name="P59" svg:width="0.09cm" svg:height="0.066cm" svg:x="3.799cm" svg:y="0.17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g></text:span><text:span text:style-name="T4"><text:s/></text:span><text:span text:style-name="T4"><draw:g text:anchor-type="as-char" svg:y="-0.205cm" draw:z-index="72" draw:name="Shape59" draw:style-name="gr173"><svg:title>TexMaths</svg:title><svg:desc>6§inline§ \vec{x}_i \mapsto \phi_i(\vec{x}_i) = \sin(\vec{W}_i \vec{x}_i + \vec{b}_i)§svg§600§TRUE§</svg:desc><draw:path draw:style-name="gr174" draw:text-style-name="P59" svg:width="0.093cm" svg:height="0.04cm" svg:x="0.029cm" svg:y="0.055cm" svg:viewBox="0 0 94 41" svg:d="M75 25c-3 3-10 9-10 12s2 4 4 4 3-1 4-2c3-4 7-9 17-14 1-1 4-2 4-5 0-1-2-3-3-4-5-3-8-6-9-12 0-2-2-4-5-4s-4 2-4 4c0 1 2 8 6 12-24 0-48 0-72 0-3 0-7 0-7 4 0 5 4 5 7 5 23 0 45 0 68 0z"><text:p/></draw:path><draw:path draw:style-name="gr174" draw:text-style-name="P59" svg:width="0.104cm" svg:height="0.095cm" svg:x="0cm" svg:y="0.113cm" svg:viewBox="0 0 105 96" svg:d="M64 29c1-5 6-24 21-24 1 0 6 0 11 2-6 1-10 7-10 12 0 3 2 7 8 7 4 0 11-4 11-12 0-11-13-14-20-14-12 0-19 11-21 16-6-14-17-16-23-16-22 0-34 27-34 32 0 3 1 2 2 3 2 0 2-1 3-3 7-22 21-27 28-27 4 0 12 2 12 14 0 6-4 21-12 50-3 13-11 22-20 22-1 0-6 0-10-3 5-1 9-5 9-11s-4-7-8-7c-6 0-11 5-11 12 0 9 11 14 20 14 14 0 21-15 22-17 2 8 10 17 23 17 21 0 33-28 33-33 0-2-1-2-2-2-2 0-2 1-3 2-7 23-21 28-28 28-8 0-12-7-12-14 0-5 2-9 4-19 2-9 5-19 7-29z"><text:p/></draw:path><draw:path draw:style-name="gr174" draw:text-style-name="P59" svg:width="0.044cm" svg:height="0.098cm" svg:x="0.121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174" draw:text-style-name="P59" svg:width="0.013cm" svg:height="0.078cm" svg:x="0.255cm" svg:y="0.114cm" svg:viewBox="0 0 14 79" svg:d="M8 43c2 0 6 0 6-4s-4-4-6-4c0-9 0-18 0-27 0-4 0-8-4-8s-4 4-4 8c0 21 0 42 0 63 0 4 0 8 4 8s4-4 4-8c0-10 0-19 0-28z"><text:p/></draw:path><draw:path draw:style-name="gr174" draw:text-style-name="P59" svg:width="0.186cm" svg:height="0.109cm" svg:x="0.255cm" svg:y="0.098cm" svg:viewBox="0 0 187 110" svg:d="M164 59c-12 9-17 18-19 20-9 15-11 28-11 29 0 2 2 2 4 2 4 0 4-1 5-4 5-21 17-39 41-48 3-1 3-2 3-3 0-2-1-2-2-2-9-4-34-15-42-50-1-2-1-3-5-3-2 0-4 0-4 2 0 1 2 14 11 28 4 7 10 14 19 20-52 0-105 0-157 0-3 0-7 0-7 5 0 4 4 4 7 4 52 0 105 0 157 0z"><text:p/></draw:path><draw:path draw:style-name="gr174" draw:text-style-name="P59" svg:width="0.109cm" svg:height="0.188cm" svg:x="0.523cm" svg:y="0.06cm" svg:viewBox="0 0 110 189" svg:d="M82 5c0-1 0-3 0-3 0-1 0-2-2-2-3 0-3 1-4 4-4 16-8 33-12 49-33 1-64 29-64 58 0 19 14 36 40 37-2 6-3 13-5 20-2 10-4 18-4 18 0 3 1 3 2 3s2 0 2-1c1-1 2-6 3-8 2-11 5-21 8-32 34-1 64-29 64-57 0-16-11-36-40-38 4-16 7-32 12-48zM41 144c-12-1-28-8-28-29 0-25 19-55 50-58-7 29-14 58-22 87zM68 57c17 1 29 11 29 30 0 24-18 54-50 57 7-29 14-58 21-87z"><text:p/></draw:path><draw:path draw:style-name="gr174" draw:text-style-name="P59" svg:width="0.044cm" svg:height="0.098cm" svg:x="0.645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174" draw:text-style-name="P59" svg:width="0.048cm" svg:height="0.209cm" svg:x="0.729cm" svg:y="0.048cm" svg:viewBox="0 0 49 210" svg:d="M49 208c0-1 0-1-3-4-27-27-33-66-33-99 0-37 7-73 33-99 3-3 3-3 3-4s0-2-2-2-21 14-33 41c-11 23-14 47-14 64s2 42 14 66c13 25 31 39 33 39s2 0 2-2z"><text:p/></draw:path><draw:path draw:style-name="gr174" draw:text-style-name="P59" svg:width="0.092cm" svg:height="0.04cm" svg:x="0.826cm" svg:y="0.055cm" svg:viewBox="0 0 93 41" svg:d="M74 25c-3 3-9 9-9 12s2 4 4 4 3-1 4-2c3-4 7-9 16-14 2-1 4-2 4-5 0-1-1-3-3-4-4-3-7-6-8-12-1-2-2-4-5-4s-4 2-4 4c0 1 2 8 5 12-23 0-47 0-71 0-3 0-7 0-7 4 0 5 4 5 7 5 22 0 45 0 67 0z"><text:p/></draw:path><draw:path draw:style-name="gr174" draw:text-style-name="P59" svg:width="0.103cm" svg:height="0.095cm" svg:x="0.797cm" svg:y="0.113cm" svg:viewBox="0 0 104 96" svg:d="M64 29c1-5 6-24 21-24 1 0 6 0 10 2-6 1-10 7-10 12 0 3 3 7 9 7 4 0 10-4 10-12 0-11-12-14-19-14-12 0-20 11-22 16-5-14-17-16-23-16-22 0-34 27-34 32 0 3 2 3 3 3s2-1 2-3c8-22 21-27 29-27 4 0 11 2 11 14 0 6-4 21-11 50-3 13-11 22-20 22-1 0-6 0-11-3 5-1 10-5 10-11s-5-7-8-7c-6 0-11 5-11 12 0 9 10 14 20 14 14 0 21-15 21-17 3 8 11 17 23 17 22 0 34-28 34-33 0-2-2-2-3-2s-1 1-2 2c-7 23-22 28-28 28-9 0-12-7-12-14 0-5 2-9 4-19 2-9 5-19 7-29z"><text:p/></draw:path><draw:path draw:style-name="gr174" draw:text-style-name="P59" svg:width="0.043cm" svg:height="0.098cm" svg:x="0.918cm" svg:y="0.138cm" svg:viewBox="0 0 44 99" svg:d="M41 5c0-2-2-5-6-5s-9 4-9 8c0 3 2 6 6 6 5 0 9-4 9-9zM11 81c-1 1-2 3-2 6 0 7 6 12 14 12 15 0 21-20 21-22s-1-2-2-2c-2 0-2 1-2 3-4 11-11 17-16 17-3 0-4-2-4-5s1-6 2-9c2-5 3-8 5-13 1-3 7-16 7-18 1-1 1-3 1-5 0-7-6-13-14-13-14 0-21 21-21 23s2 2 2 2c2 0 3-1 3-2 4-13 11-18 16-18 2 0 4 1 4 5s-2 5-5 14c-3 8-6 16-9 25z"><text:p/></draw:path><draw:path draw:style-name="gr174" draw:text-style-name="P59" svg:width="0.048cm" svg:height="0.209cm" svg:x="0.993cm" svg:y="0.048cm" svg:viewBox="0 0 49 210" svg:d="M49 105c0-16-2-41-14-65-13-26-31-40-33-40-1 0-2 1-2 2s0 1 4 5c21 21 33 54 33 98 0 36-8 73-34 99-3 3-3 3-3 4s1 2 2 2c2 0 21-14 34-41 10-23 13-46 13-64z"><text:p/></draw:path><draw:path draw:style-name="gr174" draw:text-style-name="P59" svg:width="0.139cm" svg:height="0.048cm" svg:x="1.133cm" svg:y="0.129cm" svg:viewBox="0 0 140 49" svg:d="M133 8c3 0 7 0 7-4s-4-4-7-4c-42 0-84 0-126 0-3 0-7 0-7 4s4 4 7 4c42 0 84 0 126 0zM133 49c3 0 7 0 7-4s-4-4-7-4c-42 0-84 0-126 0-3 0-7 0-7 4s4 4 7 4c42 0 84 0 126 0z"><text:p/></draw:path><draw:path draw:style-name="gr174" draw:text-style-name="P59" svg:width="0.068cm" svg:height="0.096cm" svg:x="1.351cm" svg:y="0.11cm" svg:viewBox="0 0 69 97" svg:d="M37 53c4 1 22 5 22 20 0 11-7 19-24 19-18 0-25-12-30-30 0-3 0-3-3-3-2 0-2 1-2 5 0 9 0 18 0 28 0 4 0 5 2 5 1 0 2 0 6-4 0-1 0-1 4-5 9 9 19 9 23 9 24 0 34-15 34-30 0-11-7-17-9-20-7-6-15-8-24-10-12-2-26-5-26-17 0-7 6-16 24-16 23 0 24 19 24 25 1 2 2 2 3 2 3 0 3 0 3-5 0-7 0-14 0-21 0-4 0-5-3-5-1 0-1 0-4 2-1 2-2 3-4 4-7-6-16-6-19-6-26 0-34 14-34 26 0 7 3 13 9 18 7 5 13 6 28 9z"><text:p/></draw:path><draw:path draw:style-name="gr174" draw:text-style-name="P59" svg:width="0.045cm" svg:height="0.139cm" svg:x="1.434cm" svg:y="0.064cm" svg:viewBox="0 0 46 140" svg:d="M31 47c-10 1-20 2-30 3 0 2 0 4 0 6 14 0 16 2 16 12 0 19 0 37 0 56 0 10-3 10-17 10 0 2 0 4 0 6 7 0 19-1 23-1 8 0 15 1 23 1 0-2 0-4 0-6-15 0-15-1-15-9 0-26 0-52 0-78zM31 11c0-7-5-11-11-11s-11 5-11 11 5 11 11 11 11-5 11-11z"><text:p/></draw:path><draw:path draw:style-name="gr174" draw:text-style-name="P59" svg:width="0.105cm" svg:height="0.092cm" svg:x="1.492cm" svg:y="0.113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174" draw:text-style-name="P59" svg:width="0.048cm" svg:height="0.209cm" svg:x="1.623cm" svg:y="0.048cm" svg:viewBox="0 0 49 210" svg:d="M49 208c0-1 0-1-3-4-27-27-33-66-33-99 0-37 7-73 33-99 3-3 3-3 3-4s0-2-2-2-21 14-33 41c-11 23-14 47-14 64s2 42 14 66c13 25 31 39 33 39s2 0 2-2z"><text:p/></draw:path><draw:path draw:style-name="gr174" draw:text-style-name="P59" svg:width="0.092cm" svg:height="0.041cm" svg:x="1.768cm" svg:y="0.002cm" svg:viewBox="0 0 93 42" svg:d="M74 25c-2 3-9 9-9 13 0 2 2 4 4 4s3-2 4-3c3-3 7-9 16-14 2 0 4-2 4-4s-1-3-3-4c-4-3-7-7-8-12-1-2-2-5-5-5s-4 3-4 4 2 8 5 13c-23 0-47 0-71 0-3 0-7 0-7 4s4 4 7 4c22 0 45 0 67 0z"><text:p/></draw:path><draw:path draw:style-name="gr174" draw:text-style-name="P59" svg:width="0.208cm" svg:height="0.147cm" svg:x="1.696cm" svg:y="0.062cm" svg:viewBox="0 0 209 148" svg:d="M182 24c5-9 10-17 23-18 2 0 4 0 4-4 0-1-1-2-3-2-4 0-10 1-16 1-7 0-15-1-21-1-2 0-5 0-5 4 0 2 2 2 3 2 6 1 13 2 13 8 0 3-1 5-2 8-20 33-38 66-57 99-3-35-6-70-8-105-1-4-1-9 14-10 4 0 6 0 6-4 0-2-2-2-3-2-9 0-17 1-26 1-4 0-17-1-22-1-1 0-4 0-4 4 0 2 2 2 5 2 9 0 11 2 11 5 1 6 1 11 1 17-18 30-35 62-53 93-2-36-5-72-8-107 0-3 0-7 16-8 2 0 5 0 5-4 0-2-3-2-3-2-9 0-18 1-26 1-7 0-15-1-22-1-2 0-4 0-4 4 0 2 2 2 5 2 11 0 11 2 11 8 3 42 7 86 10 128 0 4 0 6 3 6s3-1 5-5c21-35 42-71 62-106 2 35 5 71 8 105 0 5 1 6 3 6 3 0 5-3 5-4 24-40 46-80 70-120z"><text:p/></draw:path><draw:path draw:style-name="gr174" draw:text-style-name="P59" svg:width="0.043cm" svg:height="0.098cm" svg:x="1.891cm" svg:y="0.138cm" svg:viewBox="0 0 44 99" svg:d="M41 5c0-2-2-5-6-5s-9 4-9 8c0 3 2 6 6 6 5 0 9-4 9-9zM11 81c-1 1-2 3-2 6 0 7 6 12 14 12 15 0 21-20 21-22s-1-2-2-2c-2 0-2 1-2 3-4 11-11 17-16 17-3 0-4-2-4-5s1-6 2-9c2-5 4-8 5-13 1-3 7-16 7-18 1-1 1-3 1-5 0-7-6-13-14-13-14 0-21 21-21 23s2 2 2 2c2 0 3-1 3-2 4-13 11-18 16-18 2 0 4 1 4 5s-2 5-5 14c-3 8-6 16-9 25z"><text:p/></draw:path><draw:path draw:style-name="gr174" draw:text-style-name="P59" svg:width="0.093cm" svg:height="0.04cm" svg:x="1.989cm" svg:y="0.055cm" svg:viewBox="0 0 94 41" svg:d="M75 25c-3 3-10 9-10 12s2 4 5 4c1 0 3-1 3-2 3-4 8-9 17-14 2-1 4-2 4-5 0-1-2-3-3-4-5-3-7-6-9-12 0-2-1-4-4-4s-4 2-4 4c0 1 2 8 5 12-24 0-48 0-71 0-4 0-8 0-8 4 0 5 4 5 8 5 22 0 45 0 67 0z"><text:p/></draw:path><draw:path draw:style-name="gr174" draw:text-style-name="P59" svg:width="0.104cm" svg:height="0.095cm" svg:x="1.96cm" svg:y="0.113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8 33-33 0-2-1-2-2-2-2 0-2 1-2 2-8 23-22 28-29 28-8 0-11-7-11-14 0-5 1-9 4-19 2-9 4-19 7-29z"><text:p/></draw:path><draw:path draw:style-name="gr174" draw:text-style-name="P59" svg:width="0.043cm" svg:height="0.098cm" svg:x="2.082cm" svg:y="0.138cm" svg:viewBox="0 0 44 99" svg:d="M41 5c0-2-2-5-6-5s-9 4-9 8c0 3 2 6 6 6 5 0 9-4 9-9zM11 81c-1 1-2 3-2 6 0 7 6 12 14 12 15 0 21-20 21-22s-1-2-2-2c-2 0-2 1-3 3-3 11-10 17-16 17-3 0-3-2-3-5s1-6 2-9c2-5 3-8 5-13 1-3 7-16 7-18 1-1 1-3 1-5 0-7-6-13-14-13-14 0-21 21-21 23s2 2 2 2c2 0 2-1 3-2 4-13 10-18 15-18 3 0 5 1 5 5s-2 5-5 14c-3 8-6 16-9 25z"><text:p/></draw:path><draw:path draw:style-name="gr174" draw:text-style-name="P59" svg:width="0.139cm" svg:height="0.138cm" svg:x="2.204cm" svg:y="0.083cm" svg:viewBox="0 0 140 139" svg:d="M74 74c20 0 39 0 59 0 3 0 7 0 7-4 0-5-4-5-7-5-20 0-39 0-59 0 0-19 0-39 0-58 0-3 0-7-4-7s-4 4-4 7c0 19 0 39 0 58-20 0-40 0-59 0-3 0-7 0-7 5 0 4 4 4 7 4 19 0 39 0 59 0 0 20 0 40 0 59 0 3 0 6 4 6s4-3 4-6c0-19 0-39 0-59z"><text:p/></draw:path><draw:path draw:style-name="gr174" draw:text-style-name="P59" svg:width="0.093cm" svg:height="0.041cm" svg:x="2.417cm" svg:y="0cm" svg:viewBox="0 0 94 42" svg:d="M75 25c-3 3-10 9-10 13 0 2 2 4 4 4s3-2 4-3c3-3 7-9 17-14 1 0 4-2 4-4s-2-3-3-4c-5-3-8-7-9-12 0-2-2-5-5-5s-4 3-4 5c0 0 2 8 6 12-24 0-48 0-72 0-3 0-7 0-7 4s4 4 7 4c23 0 45 0 68 0z"><text:p/></draw:path><draw:path draw:style-name="gr174" draw:text-style-name="P59" svg:width="0.076cm" svg:height="0.147cm" svg:x="2.413cm" svg:y="0.06cm" svg:viewBox="0 0 77 148" svg:d="M40 2c0 0 0-2-2-2-5 0-21 2-26 2-2 0-4 0-4 4 0 2 2 2 5 2 10 0 10 2 10 4s-1 9-3 13c-5 23-11 46-16 69-3 11-4 14-4 21 0 20 11 33 27 33 25 0 50-31 50-61 0-20-10-34-27-34-10 0-19 6-25 12 5-21 10-42 15-63zM20 82c2-5 2-5 4-7 10-14 20-17 25-17 7 0 13 6 13 20 0 12-7 36-10 44-8 14-17 21-25 21-7 0-14-5-14-20 0-5 0-8 3-22 1-7 3-13 4-19z"><text:p/></draw:path><draw:path draw:style-name="gr174" draw:text-style-name="P59" svg:width="0.043cm" svg:height="0.098cm" svg:x="2.5cm" svg:y="0.138cm" svg:viewBox="0 0 44 99" svg:d="M41 5c0-2-2-5-6-5s-9 4-9 8c0 3 3 6 6 6 5 0 9-4 9-9zM11 81c-1 1-1 3-1 6 0 7 5 12 13 12 15 0 21-20 21-22s-1-2-2-2c-2 0-2 1-2 3-4 11-11 17-16 17-3 0-4-2-4-5s1-6 2-9c2-5 4-8 5-13 2-3 7-16 7-18 1-1 1-3 1-5 0-7-6-13-14-13-14 0-21 21-21 23s2 2 2 2c2 0 3-1 3-2 4-13 11-18 16-18 2 0 4 1 4 5s-2 5-5 14c-3 8-6 16-9 25z"><text:p/></draw:path><draw:path draw:style-name="gr174" draw:text-style-name="P59" svg:width="0.048cm" svg:height="0.209cm" svg:x="2.575cm" svg:y="0.048cm" svg:viewBox="0 0 49 210" svg:d="M49 105c0-16-2-41-14-65-12-26-31-40-33-40-1 0-2 1-2 2s0 1 4 5c21 21 33 54 33 98 0 36-8 73-34 99-3 3-3 3-3 4s1 2 2 2c2 0 21-14 34-41 11-23 13-46 13-64z"><text:p/></draw:path></draw:g></text:span><text:span text:style-name="T4"><text:s/></text:span><text:span text:style-name="T30">deals with implicit representation involving finding a continuous function that represents sparse input data, such as images.</text:span></text:p></draw:text-box></draw:frame><draw:frame draw:style-name="fr1" draw:name="Frame15" text:anchor-type="paragraph" svg:x="-0.048cm" svg:y="13.91cm" svg:width="6.41cm" draw:z-index="73"><draw:text-box fo:min-height="7.428cm"><text:p text:style-name="P44"><text:span text:style-name="T92">Loss: </text:span>how well your network is doing, quantifying <text:span text:style-name="T1"><draw:g text:anchor-type="as-char" svg:y="-0.15cm" draw:z-index="74" draw:name="Shape60" draw:style-name="gr173"><svg:title>TexMaths</svg:title><svg:desc>6§inline§\Delta§svg§600§TRUE§</svg:desc><draw:path draw:style-name="gr174" draw:text-style-name="P59" svg:width="0.155cm" svg:height="0.149cm" svg:x="0cm" svg:y="0cm" svg:viewBox="0 0 156 150" svg:d="M83 4c-1-3-1-4-5-4-3 0-4 1-5 4-24 47-48 94-72 141-1 2 0 2-1 3 0 2 2 2 5 2 49 0 97 0 146 0 3 0 5 0 5-2-1-1 0-1-2-3-23-47-47-94-71-141zM72 21c18 38 37 75 56 112-38 0-76 0-114 0 19-37 38-74 58-112z"><text:p/></draw:path></draw:g></text:span><text:span text:style-name="T1">(</text:span>predicted outputs, ground truth). Backprob updates model parameters, aiming to min. error.</text:p><text:p text:style-name="P47">L2-norm:<text:span text:style-name="T93"> </text:span><text:span text:style-name="T4"><draw:g text:anchor-type="as-char" svg:y="-0.173cm" draw:z-index="91" draw:style-name="gr1"><svg:title>TexMaths</svg:title><svg:desc>6§inline§\ell(x,y)= l_n=(x_n - y_n)^2§svg§600§TRUE§</svg:desc><draw:path draw:style-name="gr155" draw:text-style-name="P59" svg:width="0.081cm" svg:height="0.149cm" svg:x="0cm" svg:y="0.025cm" svg:viewBox="0 0 82 150" svg:d="M1 127c0 0-1 1-1 2s1 3 2 3c2 0 2-1 8-7 2-2 6-5 7-7 3 17 9 32 24 32 9 0 16-5 20-8 3-2 13-10 13-13 0 0 0-2-2-2-1 0-1 0-3 2-13 13-21 16-28 16-9 0-12-10-12-27 0-1 0-10 1-12 0 0 0-1 4-5 18-17 48-52 48-85 0-3 0-16-13-16-17 0-33 35-35 39-10 23-17 48-17 73-5 5-10 10-16 15zM31 97c0-1 9-48 21-72 6-12 10-20 17-20s7 7 7 11c0 35-35 71-45 81z"><text:p/></draw:path><draw:path draw:style-name="gr156" draw:text-style-name="P59" svg:width="0.048cm" svg:height="0.208cm" svg:x="0.106cm" svg:y="0.016cm" svg:viewBox="0 0 49 209" svg:d="M49 207c0-1 0-1-3-4-27-27-33-67-33-98 0-36 7-73 33-99 3-2 3-3 3-4s-1-2-2-2c-2 0-21 14-34 41-11 23-13 46-13 64 0 16 2 41 14 65 12 26 31 39 33 39 1 0 2 0 2-2z"><text:p/></draw:path><draw:path draw:style-name="gr157" draw:text-style-name="P59" svg:width="0.104cm" svg:height="0.094cm" svg:x="0.173cm" svg:y="0.081cm" svg:viewBox="0 0 105 95" svg:d="M64 29c1-5 7-24 21-24 1 0 6 0 11 3-6 0-10 6-10 11 0 3 2 7 8 7 4 0 11-4 11-12 0-11-13-14-19-14-13 0-20 11-22 16-6-14-17-16-23-16-22 0-34 28-34 32 0 3 1 2 2 3 2 0 2-1 3-3 7-22 21-27 28-27 4 0 12 2 12 14 0 6-4 20-12 50-3 13-11 21-20 21-1 0-6 0-10-2 5-1 10-5 10-11s-5-8-8-8c-7 0-12 6-12 12 0 10 11 14 20 14 14 0 21-14 22-15 2 7 10 15 23 15 21 0 33-27 33-32 0-2-1-2-2-2-2 0-2 1-2 2-8 23-22 27-29 27-8 0-12-6-12-13 0-5 2-9 4-19s5-19 7-29z"><text:p/></draw:path><draw:path draw:style-name="gr158" draw:text-style-name="P59" svg:width="0.024cm" svg:height="0.062cm" svg:x="0.306cm" svg:y="0.151cm" svg:viewBox="0 0 25 63" svg:d="M25 22c0-14-6-22-14-22-7 0-11 5-11 11s4 11 11 11c3 0 5 0 8-2 0-1 0-1 1-1 0 1 0 0 0 3 0 16-7 28-14 35-2 2-2 3-2 3 0 2 0 3 1 3 3 0 20-16 20-41z"><text:p/></draw:path><draw:path draw:style-name="gr159" draw:text-style-name="P59" svg:width="0.096cm" svg:height="0.134cm" svg:x="0.387cm" svg:y="0.081cm" svg:viewBox="0 0 97 135" svg:d="M97 13c0-3 0-3 0-5 0-4-3-6-6-6-2 0-5 2-7 5-1 1-2 7-3 11-2 6-3 11-4 17-3 13-7 25-10 38 0 3-10 17-24 17-11 0-13-9-13-16 0-10 4-23 11-42 3-8 4-10 4-15 0-9-7-17-17-17-20 0-28 31-28 32 0 3 2 2 2 3 3 0 3-1 4-4 6-20 14-26 22-26 1 0 4 0 4 6s-1 11-3 15c-9 22-12 34-12 44 0 19 13 25 26 25 8 0 15-3 21-9-3 11-5 21-14 31-6 7-13 13-23 13-3 0-13 0-16-8 3 0 6 0 9-2 2-3 4-5 4-9 0-6-5-7-8-7-5 0-11 4-11 13 0 10 9 18 22 18 22 0 43-19 49-42 7-27 14-54 21-80z"><text:p/></draw:path><draw:path draw:style-name="gr160" draw:text-style-name="P59" svg:width="0.048cm" svg:height="0.208cm" svg:x="0.504cm" svg:y="0.016cm" svg:viewBox="0 0 49 209" svg:d="M49 105c0-16-2-42-14-66-13-25-31-39-33-39-1 0-2 1-2 2s0 2 4 5c21 21 33 54 33 98 0 36-8 72-35 99-2 2-2 2-2 3 0 2 1 2 2 2 2 0 21-14 33-40 11-24 14-47 14-64z"><text:p/></draw:path><draw:path draw:style-name="gr161" draw:text-style-name="P59" svg:width="0.139cm" svg:height="0.048cm" svg:x="0.645cm" svg:y="0.097cm" svg:viewBox="0 0 140 49" svg:d="M133 8c3 0 7 0 7-4s-4-4-7-4c-42 0-84 0-126 0-3 0-7 0-7 4s4 4 7 4c42 0 84 0 126 0zM133 49c3 0 7 0 7-4s-4-4-7-4c-42 0-84 0-126 0-3 0-7 0-7 4s4 4 7 4c42 0 84 0 126 0z"><text:p/></draw:path><draw:path draw:style-name="gr162" draw:text-style-name="P59" svg:width="0.045cm" svg:height="0.146cm" svg:x="0.864cm" svg:y="0.028cm" svg:viewBox="0 0 46 147" svg:d="M46 2c0 0 0-2-3-2-5 0-21 2-26 2-2 0-4 0-4 5 0 2 2 2 5 2 10 0 11 2 11 4-1 1-1 3-1 4-9 34-18 69-27 104 0 2-1 3-1 7 0 12 10 19 19 19 7 0 13-4 16-11 4-9 6-21 6-21 0-2-1-2-2-2-2 0-2 1-3 4-4 13-7 25-16 25-6 0-6-6-6-9 0-5 0-6 1-10 10-40 20-81 31-121z"><text:p/></draw:path><draw:path draw:style-name="gr163" draw:text-style-name="P59" svg:width="0.09cm" svg:height="0.065cm" svg:x="0.925cm" svg:y="0.14cm" svg:viewBox="0 0 91 66" svg:d="M11 55c0 2-1 6-1 7 0 3 3 4 5 4s4-2 5-3c2-1 3-6 3-9 1-3 3-10 3-13 2-4 2-7 3-10 2-6 2-8 6-14 5-6 11-13 23-13 8 0 8 7 8 10 0 9-7 25-8 31-2 5-3 6-3 8 0 8 7 13 14 13 15 0 22-21 22-22 0-2-2-2-3-2-2 0-2 0-3 2-3 12-9 18-15 18-3 0-4-2-4-5 0-4 1-6 3-12 2-5 8-20 8-28 0-15-11-17-19-17-12 0-21 7-25 13-1-10-10-13-16-13s-10 4-12 8c-3 5-5 14-5 14 0 2 2 2 3 2 2 0 2 0 3-4 2-9 5-16 11-16 3 0 5 3 5 7 0 3-2 8-3 12-1 5-2 10-3 13-2 6-3 12-5 19z"><text:p/></draw:path><draw:path draw:style-name="gr164" draw:text-style-name="P59" svg:width="0.139cm" svg:height="0.048cm" svg:x="1.103cm" svg:y="0.097cm" svg:viewBox="0 0 140 49" svg:d="M133 8c3 0 7 0 7-4s-4-4-7-4c-42 0-84 0-126 0-3 0-7 0-7 4s4 4 7 4c42 0 84 0 126 0zM133 49c3 0 7 0 7-4s-4-4-7-4c-42 0-84 0-126 0-3 0-7 0-7 4s4 4 7 4c42 0 84 0 126 0z"><text:p/></draw:path><draw:path draw:style-name="gr165" draw:text-style-name="P59" svg:width="0.048cm" svg:height="0.208cm" svg:x="1.334cm" svg:y="0.016cm" svg:viewBox="0 0 49 209" svg:d="M49 207c0-1 0-1-3-4-27-27-33-67-33-98 0-36 7-73 33-99 3-2 3-3 3-4s-1-2-2-2c-2 0-21 14-34 41-10 23-13 46-13 64 0 16 2 41 14 65 13 26 31 39 33 39 1 0 2 0 2-2z"><text:p/></draw:path><draw:path draw:style-name="gr166" draw:text-style-name="P59" svg:width="0.104cm" svg:height="0.094cm" svg:x="1.401cm" svg:y="0.081cm" svg:viewBox="0 0 105 95" svg:d="M65 29c1-5 6-24 20-24 1 0 6 0 11 3-6 0-10 6-10 11 0 3 2 7 8 7 4 0 11-4 11-12 0-11-12-14-19-14-13 0-20 11-22 16-6-14-17-16-23-16-22 0-34 28-34 32 0 3 1 2 2 3 2 0 2-1 3-3 7-22 21-27 28-27 4 0 12 2 12 14 0 6-4 20-12 50-3 13-11 21-20 21-1 0-6 0-10-2 5-1 10-5 10-11s-5-8-8-8c-7 0-12 6-12 12 0 10 11 14 20 14 14 0 21-14 22-15 2 7 10 15 23 15 21 0 33-27 33-32 0-2-1-2-2-2-2 0-2 1-2 2-8 23-22 27-29 27-8 0-11-6-11-13 0-5 1-9 4-19 2-10 4-19 7-29z"><text:p/></draw:path><draw:path draw:style-name="gr167" draw:text-style-name="P59" svg:width="0.089cm" svg:height="0.065cm" svg:x="1.523cm" svg:y="0.14cm" svg:viewBox="0 0 90 66" svg:d="M11 55c-1 2-1 6-1 7 0 3 2 4 4 4 3 0 5-2 6-3s2-6 3-9c0-3 2-10 3-13 1-4 2-7 2-10 2-6 3-8 7-14s11-13 22-13c8 0 8 7 8 10 0 9-6 25-8 31-2 5-2 6-2 8 0 8 6 13 13 13 15 0 22-21 22-22 0-2-2-2-2-2-3 0-3 0-3 2-3 12-10 18-16 18-3 0-4-2-4-5 0-4 1-6 4-12 2-5 8-20 8-28 0-15-12-17-19-17-13 0-21 7-26 13-1-10-9-13-15-13-7 0-10 4-12 8-3 5-5 14-5 14 0 2 2 2 2 2 2 0 2 0 3-4 3-9 5-16 11-16 4 0 5 3 5 7 0 3-2 8-2 12-2 5-3 10-3 13-2 6-3 12-5 19z"><text:p/></draw:path><draw:path draw:style-name="gr168" draw:text-style-name="P59" svg:width="0.128cm" svg:height="0.007cm" svg:x="1.695cm" svg:y="0.116cm" svg:viewBox="0 0 129 8" svg:d="M122 8c3 0 7 0 7-4s-4-4-7-4c-38 0-76 0-114 0-4 0-8 0-8 4s4 4 8 4c38 0 76 0 114 0z"><text:p/></draw:path><draw:path draw:style-name="gr169" draw:text-style-name="P59" svg:width="0.096cm" svg:height="0.134cm" svg:x="1.895cm" svg:y="0.081cm" svg:viewBox="0 0 97 135" svg:d="M96 13c1-3 1-3 1-5 0-4-3-6-6-6-2 0-6 2-8 5 0 1-1 7-3 11-1 6-3 11-4 17-3 13-6 25-9 38-1 3-10 17-24 17-11 0-13-9-13-16 0-10 4-23 11-42 3-8 4-10 4-15 0-9-7-17-17-17-20 0-28 31-28 32 0 3 2 3 2 3 3 0 3-1 4-4 5-20 14-26 21-26 2 0 5 0 5 6s-2 11-3 15c-9 22-12 34-12 44 0 19 13 25 25 25 8 0 16-3 22-9-3 11-6 21-14 31-6 7-13 13-24 13-2 0-12 0-15-8 3 0 6 0 9-2 2-3 4-5 4-9 0-6-6-7-8-7-5 0-12 4-12 13 0 10 10 18 22 18 23 0 44-19 50-42 7-27 13-54 20-80z"><text:p/></draw:path><draw:path draw:style-name="gr170" draw:text-style-name="P59" svg:width="0.09cm" svg:height="0.065cm" svg:x="1.998cm" svg:y="0.14cm" svg:viewBox="0 0 91 66" svg:d="M11 55c0 2-1 6-1 7 0 3 3 4 5 4s4-2 5-3c2-1 3-6 3-9 1-3 3-10 3-13 2-4 2-7 3-10 2-6 2-8 6-14 5-6 11-13 23-13 8 0 8 7 8 10 0 9-6 25-8 31-2 5-3 6-3 8 0 8 7 13 14 13 15 0 22-21 22-22 0-2-2-2-3-2-2 0-2 0-3 2-3 12-9 18-15 18-3 0-4-2-4-5 0-4 1-6 4-12 1-5 7-20 7-28 0-15-11-17-19-17-12 0-21 7-25 13-1-10-10-13-16-13s-9 4-12 8c-3 5-5 14-5 14 0 2 2 2 3 2 2 0 2 0 3-4 2-9 5-16 11-16 3 0 5 3 5 7 0 3-2 8-3 12-1 5-2 10-3 13-2 6-3 12-5 19z"><text:p/></draw:path><draw:path draw:style-name="gr171" draw:text-style-name="P59" svg:width="0.048cm" svg:height="0.208cm" svg:x="2.118cm" svg:y="0.016cm" svg:viewBox="0 0 49 209" svg:d="M49 105c0-16-2-42-14-66-13-25-31-39-33-39-1 0-2 1-2 2s0 2 4 5c21 21 33 54 33 98 0 36-8 72-34 99-3 2-3 2-3 3 0 2 1 2 2 2 2 0 21-14 34-40 10-24 13-47 13-64z"><text:p/></draw:path><draw:path draw:style-name="gr172" draw:text-style-name="P59" svg:width="0.064cm" svg:height="0.096cm" svg:x="2.198cm" svg:y="0cm" svg:viewBox="0 0 65 97" svg:d="M65 71c-1 0-3 0-4 0-1 3-3 12-5 13-1 1-12 1-14 1-9 0-18 0-27 0 15-14 20-18 29-25 11-9 21-18 21-31 0-18-15-29-34-29-18 0-31 13-31 26 0 7 7 9 8 9 3 0 8-3 8-8 0-3-1-8-9-8 4-11 15-14 22-14 14 0 22 12 22 24s-9 22-14 28c-12 11-23 23-35 35-2 1-2 1-2 5 20 0 41 0 61 0 1-8 3-17 4-26z"><text:p/></draw:path></draw:g></text:span><text:span text:style-name="T4"><text:s/>regression.</text:span></text:p><text:p text:style-name="P48">L1-norm:<text:span text:style-name="T93"> </text:span><text:span text:style-name="T4"><draw:g text:anchor-type="as-char" svg:y="-0.157cm" draw:z-index="92" draw:style-name="gr1"><svg:title>TexMaths</svg:title><svg:desc>6§inline§\ell(x,y)=l_n=|x_n - y_n|§svg§600§TRUE§</svg:desc><draw:path draw:style-name="gr138" draw:text-style-name="P59" svg:width="0.081cm" svg:height="0.148cm" svg:x="0cm" svg:y="0.009cm" svg:viewBox="0 0 82 149" svg:d="M1 126l-1 2c0 1 1 3 2 3 2 0 2-1 8-6 2-2 6-6 8-8 2 16 8 32 23 32 9 0 16-5 21-8 3-2 12-10 12-12 0-1 0-3-2-3-1 0-1 0-3 2-13 13-21 17-27 17-10 0-13-12-13-28 0-1 0-10 1-11s1-1 5-5c17-17 47-52 47-85 0-3 0-16-13-16-17 0-33 35-35 39-10 23-17 47-17 72-5 5-10 10-16 15zM31 97c0-2 10-48 22-73 5-11 9-19 17-19 7 0 7 7 7 10 0 35-36 72-46 82z"><text:p/></draw:path><draw:path draw:style-name="gr139" draw:text-style-name="P59" svg:width="0.048cm" svg:height="0.208cm" svg:x="0.106cm" svg:y="0cm" svg:viewBox="0 0 49 209" svg:d="M49 206l-3-4c-27-27-33-66-33-98 0-36 7-72 33-98 3-3 3-3 3-4s0-2-2-2-21 14-33 41c-11 23-14 46-14 63 0 16 2 41 14 65 13 26 31 40 33 40s2-1 2-3z"><text:p/></draw:path><draw:path draw:style-name="gr140" draw:text-style-name="P59" svg:width="0.104cm" svg:height="0.094cm" svg:x="0.173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41" draw:text-style-name="P59" svg:width="0.024cm" svg:height="0.062cm" svg:x="0.306cm" svg:y="0.134cm" svg:viewBox="0 0 25 63" svg:d="M25 22c0-14-5-22-14-22-7 0-11 5-11 11s4 11 11 11c3 0 6-1 8-2 0-1 0-1 1-1 0 1 0 0 0 3 0 16-7 28-14 35-2 2-2 3-2 3 0 1 1 3 2 3 2 0 19-17 19-41z"><text:p/></draw:path><draw:path draw:style-name="gr142" draw:text-style-name="P59" svg:width="0.096cm" svg:height="0.134cm" svg:x="0.388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43" draw:text-style-name="P59" svg:width="0.048cm" svg:height="0.208cm" svg:x="0.504cm" svg:y="0cm" svg:viewBox="0 0 49 209" svg:d="M49 104c0-16-2-41-14-65-12-25-31-39-33-39-1 0-2 1-2 2s0 1 4 5c21 20 33 54 33 97 0 35-8 72-34 99-3 3-3 3-3 3 0 1 1 3 2 3 2 0 21-15 34-42 11-22 13-45 13-63z"><text:p/></draw:path><draw:path draw:style-name="gr144" draw:text-style-name="P59" svg:width="0.139cm" svg:height="0.048cm" svg:x="0.645cm" svg:y="0.079cm" svg:viewBox="0 0 140 49" svg:d="M133 9c3 0 7-1 7-5s-4-4-7-4c-42 0-84 0-126 0-3 0-7 0-7 4s4 5 7 5c42 0 84 0 126 0zM133 49c3 0 7 0 7-4s-4-4-7-4c-42 0-84 0-126 0-3 0-7 0-7 4s4 4 7 4c42 0 84 0 126 0z"><text:p/></draw:path><draw:path draw:style-name="gr145" draw:text-style-name="P59" svg:width="0.044cm" svg:height="0.146cm" svg:x="0.865cm" svg:y="0.011cm" svg:viewBox="0 0 45 147" svg:d="M45 2c0 0 0-2-2-2-6 0-21 2-26 2-2 0-4 0-4 5 0 2 1 2 5 2 10 0 10 2 10 4 0 1 0 2 0 4-9 34-18 69-27 103 0 3-1 4-1 8 0 11 9 19 19 19 7 0 12-5 16-12 4-8 6-20 6-21s-1-1-2-1c-2 0-2 0-3 3-4 14-8 26-16 26-7 0-7-7-7-10 0-4 1-6 1-10 11-40 21-80 31-120z"><text:p/></draw:path><draw:path draw:style-name="gr146" draw:text-style-name="P59" svg:width="0.089cm" svg:height="0.065cm" svg:x="0.925cm" svg:y="0.123cm" svg:viewBox="0 0 90 66" svg:d="M11 55c-1 2-1 3-1 6s2 5 4 5c3 0 6-2 6-3 1-2 2-6 3-9 0-3 2-10 3-14 1-3 2-6 3-10 2-6 2-7 6-13s11-13 22-13c8 0 9 7 9 10 0 9-7 25-9 31-2 4-2 6-2 8 0 8 6 13 14 13 14 0 21-21 21-22 0-3-2-3-2-3-2 0-2 1-3 3-3 11-10 17-16 17-3 0-4-1-4-4 0-4 2-6 4-12 2-5 8-21 8-29 0-14-12-16-19-16-12 0-21 7-26 13 0-10-9-13-15-13s-10 4-12 8c-3 5-5 13-5 14 0 2 2 2 2 2 2 0 3 0 3-4 3-9 6-16 11-16 4 0 6 3 6 7 0 3-2 8-3 12s-3 10-3 13c-2 6-3 12-5 19z"><text:p/></draw:path><draw:path draw:style-name="gr147" draw:text-style-name="P59" svg:width="0.139cm" svg:height="0.048cm" svg:x="1.103cm" svg:y="0.079cm" svg:viewBox="0 0 140 49" svg:d="M133 9c3 0 7-1 7-5s-4-4-7-4c-42 0-84 0-126 0-3 0-7 0-7 4s4 5 7 5c42 0 84 0 126 0zM133 49c3 0 7 0 7-4s-4-4-7-4c-42 0-84 0-126 0-3 0-7 0-7 4s4 4 7 4c42 0 84 0 126 0z"><text:p/></draw:path><draw:path draw:style-name="gr148" draw:text-style-name="P59" svg:width="0.007cm" svg:height="0.208cm" svg:x="1.339cm" svg:y="0cm" svg:viewBox="0 0 8 209" svg:d="M8 8c0-4 0-8-4-8s-4 4-4 8c0 64 0 128 0 193 0 3 0 8 4 8s4-5 4-8c0-65 0-129 0-193z"><text:p/></draw:path><draw:path draw:style-name="gr149" draw:text-style-name="P59" svg:width="0.104cm" svg:height="0.094cm" svg:x="1.378cm" svg:y="0.064cm" svg:viewBox="0 0 105 95" svg:d="M64 29c1-5 6-24 21-24 1 0 6 0 10 2-5 1-9 7-9 11s2 8 8 8c4 0 11-4 11-12 0-11-13-14-20-14-12 0-19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150" draw:text-style-name="P59" svg:width="0.089cm" svg:height="0.065cm" svg:x="1.5cm" svg:y="0.123cm" svg:viewBox="0 0 90 66" svg:d="M11 55c0 2-1 3-1 6s3 5 4 5c3 0 6-2 6-3 1-2 2-6 3-9s2-10 3-14c1-3 2-6 3-10 2-6 2-7 6-13s11-13 22-13c9 0 9 7 9 10 0 9-7 25-9 31-1 4-2 6-2 8 0 8 6 13 14 13 15 0 21-21 21-22 0-3-2-3-2-3-2 0-2 1-3 3-3 11-9 17-15 17-3 0-4-1-4-4 0-4 1-6 3-12 2-5 8-21 8-29 0-14-12-16-19-16-12 0-21 7-25 13-1-10-10-13-16-13s-10 4-12 8c-3 5-5 13-5 14 0 2 2 1 2 2 3 0 3 0 4-4 2-9 5-16 11-16 3 0 5 3 5 7 0 3-2 8-3 12s-2 10-3 13c-2 6-3 12-5 19z"><text:p/></draw:path><draw:path draw:style-name="gr151" draw:text-style-name="P59" svg:width="0.128cm" svg:height="0.008cm" svg:x="1.672cm" svg:y="0.1cm" svg:viewBox="0 0 129 9" svg:d="M121 9c4 0 8-1 8-5s-4-4-8-4c-38 0-76 0-114 0-3 0-7 0-7 4s4 5 7 5c38 0 76 0 114 0z"><text:p/></draw:path><draw:path draw:style-name="gr152" draw:text-style-name="P59" svg:width="0.096cm" svg:height="0.134cm" svg:x="1.872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53" draw:text-style-name="P59" svg:width="0.089cm" svg:height="0.065cm" svg:x="1.975cm" svg:y="0.123cm" svg:viewBox="0 0 90 66" svg:d="M11 55c0 2-1 3-1 6s3 5 5 5 5-2 5-3c1-2 2-6 3-9s2-10 3-14c1-3 2-6 3-10 2-6 2-7 6-13s11-13 22-13c9 0 9 7 9 10 0 9-7 25-9 31-1 4-2 6-2 8 0 8 7 13 14 13 15 0 21-21 21-22 0-3-1-2-2-3-2 0-2 1-3 3-3 11-9 17-15 17-3 0-4-1-4-4 0-4 1-6 3-12 2-5 8-21 8-29 0-14-12-16-19-16-12 0-21 7-25 13-1-10-10-13-16-13s-10 4-12 8c-3 5-5 13-5 14 0 2 2 1 2 2 3 0 3 0 4-4 2-9 5-16 11-16 3 0 5 3 5 7 0 3-2 8-3 12s-2 10-3 13c-2 6-3 12-5 19z"><text:p/></draw:path><draw:path draw:style-name="gr154" draw:text-style-name="P59" svg:width="0.007cm" svg:height="0.208cm" svg:x="2.109cm" svg:y="0cm" svg:viewBox="0 0 8 209" svg:d="M8 8c0-4 0-8-4-8s-4 4-4 8c0 64 0 128 0 193 0 3 0 8 4 8s4-5 4-8c0-65 0-129 0-193z"><text:p/></draw:path></draw:g></text:span><text:span text:style-name="T4"><text:s/></text:span><text:span text:style-name="T4"><draw:g text:anchor-type="as-char" svg:y="-0.145cm" draw:z-index="94" draw:style-name="gr1"><svg:title>TexMaths</svg:title><svg:desc>6§inline§\downarrow§svg§600§TRUE§</svg:desc><draw:path draw:style-name="gr136" draw:text-style-name="P59" svg:width="0.097cm" svg:height="0.185cm" svg:x="0cm" svg:y="0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4">sensitive to outliers, </text:span><text:span text:style-name="T4"><draw:g text:anchor-type="as-char" svg:y="-0.055cm" draw:z-index="93" draw:style-name="gr1"><svg:title>TexMaths</svg:title><svg:desc>6§inline§\neg§svg§600§TRUE§</svg:desc><draw:path draw:style-name="gr137" draw:text-style-name="P59" svg:width="0.115cm" svg:height="0.054cm" svg:x="0cm" svg:y="0cm" svg:viewBox="0 0 116 55" svg:d="M116 8c0-7 0-8-7-8-33 0-68 0-101 0-4 0-8 0-8 4s4 4 8 4c33 0 66 0 100 0 0 13 0 27 0 40 0 3 0 7 4 7s4-4 4-7c0-13 0-27 0-40z"><text:p/></draw:path></draw:g></text:span><text:span text:style-name="T31"><text:s/></text:span><text:span text:style-name="T42">differentiable</text:span></text:p><text:p text:style-name="P25"><text:span text:style-name="T77">Smooth L1</text:span><text:span text:style-name="T32">:</text:span><text:span text:style-name="T31"> </text:span><text:span text:style-name="T31"><draw:g text:anchor-type="as-char" svg:y="-0.18cm" draw:z-index="76" draw:name="Shape63" draw:style-name="gr173"><svg:title>TexMaths</svg:title><svg:desc>6§inline§\frac{1}{n}§svg§600§TRUE§</svg:desc><draw:path draw:style-name="gr174" draw:text-style-name="P59" svg:width="0.053cm" svg:height="0.097cm" svg:x="0.026cm" svg:y="0cm" svg:viewBox="0 0 54 98" svg:d="M34 4c0-4-1-4-5-4-9 9-23 10-29 10 0 1 0 3 0 5 4 0 13 0 22-4 0 25 0 50 0 75 0 5 0 6-15 6-2 0-4 0-6 0 0 2 0 4 0 6 3 0 21-1 27-1 4 0 23 1 26 1 0-2 0-4 0-6-2 0-4 0-6 0-14 0-14-1-14-6 0-28 0-55 0-82z"><text:p/></draw:path><draw:path draw:style-name="gr174" draw:text-style-name="P59" svg:width="0.103cm" svg:height="0.007cm" svg:x="0cm" svg:y="0.122cm" svg:viewBox="0 0 104 8" svg:d="M0 0c34 0 69 0 104 0 0 3 0 5 0 8-35 0-70 0-104 0 0-3 0-5 0-8z"><text:p/></draw:path><draw:path draw:style-name="gr174" draw:text-style-name="P59" svg:width="0.088cm" svg:height="0.066cm" svg:x="0.007cm" svg:y="0.187cm" svg:viewBox="0 0 89 67" svg:d="M11 56c-1 2-2 5-2 6 0 3 3 5 5 5 3 0 5-2 6-3 0-2 2-6 3-10 0-2 2-10 3-13s2-6 2-10c2-6 2-7 7-13 4-6 11-14 21-14 9 0 9 8 9 10 0 9-7 26-9 32-1 4-2 6-2 8 0 8 6 13 14 13 14 0 21-21 21-23s-2-2-2-2c-2 0-2 1-3 2-3 12-10 18-15 18-3 0-4-1-4-4 0-4 1-6 3-12 2-5 8-21 8-29 0-14-12-17-19-17-12 0-20 8-24 14-2-10-10-14-16-14-7 0-10 5-12 8-3 6-5 14-5 15 0 2 2 2 2 2 2 0 2-1 3-5 3-9 5-16 11-16 4 0 5 4 5 7s-1 9-2 13c-2 4-3 10-3 13-2 6-3 12-5 19z"><text:p/></draw:path></draw:g></text:span><text:span text:style-name="T31"><draw:g text:anchor-type="as-char" svg:y="-0.159cm" draw:z-index="77" draw:name="Shape64" draw:style-name="gr173"><svg:title>TexMaths</svg:title><svg:desc>6§inline§\sum_i z_i§svg§600§TRUE§</svg:desc><draw:path draw:style-name="gr174" draw:text-style-name="P59" svg:width="0.198cm" svg:height="0.208cm" svg:x="0cm" svg:y="0cm" svg:viewBox="0 0 199 209" svg:d="M77 111c-25 31-50 62-75 92-2 2-2 3-2 3 0 3 2 3 5 3 59 0 117 0 175 0 6-18 12-35 19-52-2 0-4 0-6 0-5 15-19 28-37 34-3 1-18 6-49 6-30 0-60 0-90 0 25-30 49-59 74-89 1-2 1-3 1-3 0-1 0-2-1-3-23-31-45-63-68-94 27 0 56 0 83 0 24 0 72 2 87 41 2 0 4 0 6 0-7-16-13-33-19-49-58 0-116 0-175 0-5 0-5 0-5 7 26 34 51 70 77 104z"><text:p/></draw:path><draw:path draw:style-name="gr174" draw:text-style-name="P59" svg:width="0.043cm" svg:height="0.098cm" svg:x="0.217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174" draw:text-style-name="P59" svg:width="0.088cm" svg:height="0.093cm" svg:x="0.324cm" svg:y="0.064cm" svg:viewBox="0 0 89 94" svg:d="M19 75c11-12 18-18 25-24 0 0 13-11 21-19 20-19 24-29 24-30 0-2-1-2-2-2-2 0-2 1-3 2-7 10-11 14-16 14-6 0-7-3-11-7-4-5-7-9-14-9-16 0-26 19-26 24 0 1 1 2 3 2s2-1 2-2c4-10 16-10 18-10 5 0 9 2 13 3 9 3 11 3 17 3-8 9-26 24-29 28-7 5-13 11-19 17-15 14-22 26-22 28 0 1 2 1 2 1 2 0 3 0 4-2 5-7 11-13 18-13 5 0 7 2 12 8 4 5 7 7 13 7 21 0 33-26 33-32 0 0 0-2-2-2s-3 2-3 3c-5 14-18 18-25 18-5 0-8-1-12-3-8-3-11-4-15-4-1 0-4 0-6 1z"><text:p/></draw:path><draw:path draw:style-name="gr174" draw:text-style-name="P59" svg:width="0.043cm" svg:height="0.097cm" svg:x="0.42cm" svg:y="0.092cm" svg:viewBox="0 0 44 98" svg:d="M41 5c0-2-2-5-6-5s-9 4-9 8c0 2 2 5 6 5 5 0 9-3 9-8zM10 80c0 2-1 3-1 6 0 7 6 12 14 12 15 0 21-20 21-22s-1-2-2-2c-2 0-2 1-3 3-3 12-10 17-16 17-3 0-3-2-3-5s1-6 2-9c2-4 3-8 5-12 1-3 7-17 7-18 1-2 1-4 1-5 0-7-6-13-14-13-14 0-21 20-21 22 0 3 2 3 2 3 2 0 2-1 3-3 4-12 10-18 15-18 3 0 5 2 5 5 0 4-2 6-5 15-3 8-7 16-10 24z"><text:p/></draw:path></draw:g></text:span><text:span text:style-name="T31">, <text:s text:c="2"/></text:span><text:span text:style-name="T31"><draw:g text:anchor-type="as-char" svg:y="-0.316cm" draw:z-index="75" draw:name="Shape65" draw:style-name="gr173"><svg:title>TexMaths</svg:title><svg:desc>6§latex§z_i = \begin{cases}
            0.5(x_i-y_i)^2, &amp; if |x_i - y_i| &lt; 1 \\ |x_i - y_i | - 0.5, &amp; otherwise
        \end{cases}§svg§600§TRUE§</svg:desc><draw:path draw:style-name="gr174" draw:text-style-name="P59" svg:width="0.064cm" svg:height="0.072cm" svg:x="0cm" svg:y="0.224cm" svg:viewBox="0 0 65 73" svg:d="M63 5c2-2 2-2 2-3 0-2-2-2-5-2-18 0-37 0-56 0 0 9-1 18-2 28 2 0 3 0 5 0 1-18 4-24 23-24 7 0 14 0 20 0-16 21-32 42-49 64-1 2-1 2-1 3 0 2 1 2 4 2 20 0 39 0 58 0 1-11 2-21 3-31-1 0-3 0-4 0-2 19-5 27-26 27-7 0-14 0-21 0 17-21 33-42 49-64z"><text:p/></draw:path><draw:path draw:style-name="gr174" draw:text-style-name="P59" svg:width="0.036cm" svg:height="0.079cm" svg:x="0.078cm" svg:y="0.242cm" svg:viewBox="0 0 37 80" svg:d="M34 5c0-2-2-5-5-5-4 0-7 3-7 7 0 2 1 4 5 4 3 0 7-3 7-6zM9 65c-1 2-2 3-2 5 0 5 5 10 12 10 12 0 18-16 18-18s-2-2-2-2c-2 0-2 1-2 2-3 10-9 15-13 15-3 0-4-2-4-5 0-2 1-4 2-7 2-3 3-7 4-9 1-3 6-14 6-16 1-1 1-2 1-3 0-6-5-10-12-10-12 0-17 16-17 17 0 2 1 2 2 2s2-1 2-2c3-10 9-14 13-14 2 0 3 1 3 4s-1 5-4 12c-2 6-5 12-7 19z"><text:p/></draw:path><draw:path draw:style-name="gr174" draw:text-style-name="P59" svg:width="0.115cm" svg:height="0.039cm" svg:x="0.189cm" svg:y="0.235cm" svg:viewBox="0 0 116 40" svg:d="M110 7c3 0 6 0 6-4 0-3-3-3-5-3-35 0-70 0-105 0-3 0-6 0-6 3 0 4 3 4 6 4 35 0 70 0 104 0zM111 40c2 0 5 0 5-4 0-3-3-3-6-3-34 0-69 0-104 0-3 0-6 0-6 3 0 4 3 4 6 4 35 0 70 0 105 0z"><text:p/></draw:path><draw:path draw:style-name="gr174" draw:text-style-name="P59" svg:width="0.09cm" svg:height="0.507cm" svg:x="0.389cm" svg:y="0cm" svg:viewBox="0 0 91 508" svg:d="M54 317c0-19-13-48-44-62 19-10 42-30 44-62v-1c0-39 0-78 0-118 0-14 0-16 1-23 3-13 12-30 34-43 2-1 2-1 2-4 0-4 0-4-4-4-3 0-4 0-9 3-39 21-41 53-41 59 0 40 0 80 0 120 0 13 0 26-9 42-8 14-18 21-25 26-3 1-3 1-3 4s0 3 2 4c14 9 30 25 34 52 1 4 1 4 1 7 0 43 0 86 0 129 0 15 9 43 43 60 4 2 4 2 7 2 4 0 4 0 4-4 0-2 0-3-1-3-8-5-31-18-35-48-1-4-1-5-1-7 0-43 0-86 0-129z"><text:p/></draw:path><draw:path draw:style-name="gr174" draw:text-style-name="P59" svg:width="0.072cm" svg:height="0.116cm" svg:x="0.512cm" svg:y="0.068cm" svg:viewBox="0 0 73 117" svg:d="M73 59c0-14 0-28-7-40-8-16-22-19-29-19-11 0-24 4-31 20-6 12-6 25-6 39 0 13 0 28 7 41 8 14 21 17 29 17 10 0 23-4 31-20 6-11 6-25 6-38zM36 113c-6 0-17-4-20-20-2-11-2-26-2-36 0-11 0-22 2-31 3-21 16-22 20-22 6 0 18 3 21 20 2 9 2 22 2 33 0 13 0 24-2 35-3 16-13 21-21 21z"><text:p/></draw:path><draw:path draw:style-name="gr174" draw:text-style-name="P59" svg:width="0.017cm" svg:height="0.017cm" svg:x="0.607cm" svg:y="0.164cm" svg:viewBox="0 0 18 18" svg:d="M18 9c0-5-4-9-9-9-6 0-9 3-9 9 0 5 3 9 9 9 5 0 9-4 9-9z"><text:p/></draw:path><draw:path draw:style-name="gr174" draw:text-style-name="P59" svg:width="0.069cm" svg:height="0.116cm" svg:x="0.65cm" svg:y="0.068cm" svg:viewBox="0 0 70 117" svg:d="M70 79c0-20-15-37-34-37-8 0-16 2-22 8 0-11 0-21 0-33 4 1 9 3 15 3 22 0 34-16 34-18 0-1-1-2-2-2h-1c-4 2-12 5-24 5-7 0-15-1-24-4-1-1-1-1-2-1s-1 1-1 4c0 17 0 34 0 51 0 3 0 4 2 4 1 0 2-1 2-1 2-3 9-13 23-13 9 0 14 8 15 12 3 6 3 12 3 21 0 6 0 16-4 23s-11 11-19 11c-13 0-23-9-26-19 1 0 1 0 3 0 6 0 9-4 9-8s-3-8-9-8c-2 0-8 1-8 9 0 15 12 31 31 31 21 0 39-16 39-38z"><text:p/></draw:path><draw:path draw:style-name="gr174" draw:text-style-name="P59" svg:width="0.039cm" svg:height="0.169cm" svg:x="0.746cm" svg:y="0.054cm" svg:viewBox="0 0 40 170" svg:d="M40 168c0-1 0-1-3-4-22-21-27-53-27-79 0-30 6-59 28-81 2-2 2-2 2-3s0-1-1-1c-2 0-18 12-28 33-9 19-11 38-11 52 0 13 2 33 11 53 11 20 26 32 28 32 1 0 1-1 1-2z"><text:p/></draw:path><draw:path draw:style-name="gr174" draw:text-style-name="P59" svg:width="0.086cm" svg:height="0.076cm" svg:x="0.801cm" svg:y="0.107cm" svg:viewBox="0 0 87 77" svg:d="M53 24c1-5 5-20 18-20 0 0 5 0 8 2-5 1-8 5-8 9 0 3 2 6 7 6 4 0 9-3 9-10 0-9-10-11-16-11-10 0-17 9-19 13-4-12-14-13-19-13-18 0-28 22-28 26 0 2 2 2 2 2 2 0 2 0 2-2 6-18 18-22 24-22 3 0 9 1 9 11 0 5-2 16-9 41-3 10-9 17-17 17-1 0-5 0-8-2 4-1 8-5 8-9 0-5-4-6-7-6-5 0-9 4-9 10 0 7 8 11 16 11 12 0 18-12 19-13 2 6 8 13 19 13 18 0 28-22 28-26 0-2-2-2-2-2-2 0-2 1-3 2-6 18-17 22-23 22-7 0-10-5-10-11 0-4 1-7 3-15s4-16 6-23z"><text:p/></draw:path><draw:path draw:style-name="gr174" draw:text-style-name="P59" svg:width="0.036cm" svg:height="0.079cm" svg:x="0.902cm" svg:y="0.128cm" svg:viewBox="0 0 37 80" svg:d="M34 4c0-2-2-4-5-4s-7 3-7 6c0 2 2 5 5 5s7-3 7-7zM9 65c-1 1-1 3-1 5 0 5 5 10 11 10 13 0 18-17 18-18 0-2-1-2-2-2-2 0-2 1-2 2-3 10-9 14-13 14-3 0-3-1-3-4 0-2 0-5 2-7 1-4 2-7 3-10 2-3 6-13 7-15 0-1 0-2 0-4 0-5-5-10-11-10-13 0-18 17-18 18 0 2 1 2 2 2 2 0 2-1 2-2 3-10 9-15 13-15 2 0 3 1 3 5 0 2 0 4-4 11-2 7-5 13-7 20z"><text:p/></draw:path><draw:path draw:style-name="gr174" draw:text-style-name="P59" svg:width="0.106cm" svg:height="0.006cm" svg:x="1.008cm" svg:y="0.136cm" svg:viewBox="0 0 107 7" svg:d="M101 7c3 0 6 0 6-4 0-3-3-3-6-3-32 0-64 0-95 0-3 0-6 0-6 3 0 4 3 4 6 4 31 0 63 0 95 0z"><text:p/></draw:path><draw:path draw:style-name="gr174" draw:text-style-name="P59" svg:width="0.08cm" svg:height="0.109cm" svg:x="1.173cm" svg:y="0.107cm" svg:viewBox="0 0 81 110" svg:d="M80 10c1-2 1-2 1-4 0-3-3-4-5-4s-5 1-6 3c-1 1-2 7-3 9-1 5-2 10-3 14-3 10-6 20-8 30-1 3-9 15-20 15-9 0-11-7-11-14s3-18 9-33c3-7 3-9 3-12 0-8-5-14-14-14-17 0-23 25-23 26 0 2 1 1 2 2 2 0 2 0 3-3 4-16 11-21 17-21 2 0 5 0 5 5s-2 9-3 12c-7 18-10 28-10 36 0 15 11 20 21 20 7 0 13-3 18-8-2 9-5 17-12 26-4 6-11 11-19 11-2 0-10-1-13-7 3 0 5 0 7-2s4-4 4-7c0-5-5-6-7-6-4 0-10 2-10 11 0 8 8 15 19 15 18 0 36-16 41-35 6-22 12-43 17-65z"><text:p/></draw:path><draw:path draw:style-name="gr174" draw:text-style-name="P59" svg:width="0.036cm" svg:height="0.079cm" svg:x="1.26cm" svg:y="0.128cm" svg:viewBox="0 0 37 80" svg:d="M34 4c0-2-2-4-5-4-4 0-7 3-7 6 0 2 2 5 5 5s7-3 7-7zM9 65c-1 1-1 3-1 5 0 5 4 10 11 10 12 0 18-17 18-18 0-2-2-2-2-2-2 0-2 1-2 2-3 10-9 14-13 14-3 0-4-1-4-4 0-2 1-5 2-7 2-4 3-7 4-10 2-3 6-13 6-15 1-1 1-2 1-4 0-5-5-10-12-10-12 0-17 17-17 18 0 2 1 2 2 2s2-1 2-2c3-10 9-15 13-15 2 0 3 1 3 5 0 2-1 4-4 11-2 7-5 13-7 20z"><text:p/></draw:path><draw:path draw:style-name="gr174" draw:text-style-name="P59" svg:width="0.04cm" svg:height="0.169cm" svg:x="1.322cm" svg:y="0.054cm" svg:viewBox="0 0 41 170" svg:d="M41 85c0-13-2-34-12-53-11-21-26-32-27-32s-2 0-2 1 0 1 3 4c17 17 27 44 27 80 0 29-6 59-28 80-2 2-2 2-2 3s1 2 2 2 17-12 28-34c9-18 11-37 11-51z"><text:p/></draw:path><draw:path draw:style-name="gr174" draw:text-style-name="P59" svg:width="0.053cm" svg:height="0.078cm" svg:x="1.388cm" svg:y="0.041cm" svg:viewBox="0 0 54 79" svg:d="M54 58c-1 0-2 0-4 0 0 2-1 9-3 10-1 1-11 1-12 1-8 0-15 0-23 0 13-11 17-14 25-20 9-7 17-14 17-26 0-14-13-23-28-23-16 0-26 11-26 21 0 7 5 7 6 7 3 0 7-2 7-6 0-2-1-7-7-7 4-8 12-11 18-11 12 0 18 10 18 19 0 11-7 19-11 23-10 10-20 19-30 28-1 1-1 2-1 5 17 0 34 0 51 0 1-7 2-14 3-21z"><text:p/></draw:path><draw:path draw:style-name="gr174" draw:text-style-name="P59" svg:width="0.019cm" svg:height="0.05cm" svg:x="1.473cm" svg:y="0.164cm" svg:viewBox="0 0 20 51" svg:d="M20 18c0-12-4-18-11-18-6 0-9 4-9 9s3 9 9 9c2 0 4-1 6-3 1 0 1 0 1 0v3c0 12-6 23-12 28-2 2-2 2-2 3s1 2 2 2c2 0 16-13 16-33z"><text:p/></draw:path><draw:path draw:style-name="gr174" draw:text-style-name="P59" svg:width="0.045cm" svg:height="0.113cm" svg:x="1.783cm" svg:y="0.069cm" svg:viewBox="0 0 46 114" svg:d="M44 6c0-3-2-6-6-6-5 0-10 4-10 9 0 3 3 6 7 6s9-4 9-9zM31 70c2-5 2-5 4-10 1-3 2-6 2-9 0-8-6-14-14-14-17 0-23 25-23 26 0 2 1 2 2 2s2 0 2-3c5-16 12-21 18-21 2 0 5 0 5 5 0 4-2 8-2 9-2 4-10 24-12 31-2 5-5 11-5 14 0 8 6 14 15 14 16 0 23-25 23-26 0-2-2-2-2-2-2 0-2 0-3 3-3 11-9 21-18 21-3 0-4-1-4-5s1-7 5-18c2-5 5-11 7-17z"><text:p/></draw:path><draw:path draw:style-name="gr174" draw:text-style-name="P59" svg:width="0.086cm" svg:height="0.154cm" svg:x="1.848cm" svg:y="0.062cm" svg:viewBox="0 0 87 155" svg:d="M55 52c5 0 10 0 15 0 4 0 5 0 5-3 0-2-1-2-4-2-5 0-10 0-15 0 1-6 2-13 4-19 0-4 3-16 4-18 1-4 4-6 8-6 1 0 5 0 9 3-8 1-10 7-10 9 0 4 3 6 7 6s9-4 9-10c0-8-8-12-15-12-6 0-17 3-22 20-1 4-2 5-6 27-4 0-8 0-12 0-3 0-5 0-5 3 0 2 1 2 5 2s7 0 11 0c-4 22-9 45-13 67-3 16-6 32-15 32-1 0-5 0-9-3 8-1 10-7 10-9 0-4-3-6-7-6s-9 3-9 10c0 8 8 12 15 12 9 0 16-11 20-17 5-10 9-31 9-32 4-18 7-36 11-54z"><text:p/></draw:path><draw:path draw:style-name="gr174" draw:text-style-name="P59" svg:width="0.006cm" svg:height="0.169cm" svg:x="1.964cm" svg:y="0.054cm" svg:viewBox="0 0 7 170" svg:d="M7 6c0-3 0-6-4-6-3 0-3 3-3 6 0 52 0 105 0 157 0 3 0 7 3 7 4 0 4-4 4-7 0-52 0-105 0-157z"><text:p/></draw:path><draw:path draw:style-name="gr174" draw:text-style-name="P59" svg:width="0.086cm" svg:height="0.076cm" svg:x="1.996cm" svg:y="0.107cm" svg:viewBox="0 0 87 77" svg:d="M53 24c1-5 5-20 18-20 1 0 5 0 9 2-5 1-9 5-9 9 0 3 2 6 7 6 4 0 9-3 9-10 0-9-10-11-16-11-10 0-16 9-18 13-5-12-14-13-19-13-19 0-29 22-29 26 0 2 2 1 2 2 2 0 2 0 3-2 6-18 17-22 23-22 4 0 10 1 10 11 0 5-3 16-10 41-3 10-9 17-17 17-1 0-5 0-8-2 4-1 8-5 8-9 0-5-4-6-7-6-5 0-9 4-9 10 0 7 9 11 16 11 12 0 18-12 19-13 2 6 8 13 19 13 18 0 28-22 28-26 0-2-2-2-2-2-2 0-2 1-3 2-5 18-17 22-23 22-7 0-10-5-10-11 0-4 1-7 3-15s4-16 6-23z"><text:p/></draw:path><draw:path draw:style-name="gr174" draw:text-style-name="P59" svg:width="0.036cm" svg:height="0.079cm" svg:x="2.097cm" svg:y="0.128cm" svg:viewBox="0 0 37 80" svg:d="M34 4c0-2-1-4-5-4-3 0-7 3-7 6 0 2 2 5 5 5 4 0 7-3 7-7zM9 65c-1 1-1 3-1 5 0 5 5 10 11 10 13 0 18-17 18-18 0-2-1-2-2-2-2 0-2 1-2 2-3 10-8 14-13 14-3 0-3-1-3-4 0-2 1-5 2-7 1-4 2-7 4-10 1-3 5-13 6-15 0-1 0-2 0-4 0-5-4-10-11-10-12 0-18 17-18 18 0 2 2 2 2 2 2 0 2-1 2-2 3-10 9-15 13-15 2 0 3 1 3 5 0 2 0 4-3 11s-6 13-8 20z"><text:p/></draw:path><draw:path draw:style-name="gr174" draw:text-style-name="P59" svg:width="0.106cm" svg:height="0.006cm" svg:x="2.203cm" svg:y="0.136cm" svg:viewBox="0 0 107 7" svg:d="M101 7c3 0 6 0 6-4 0-3-3-3-6-3-32 0-64 0-95 0-3 0-6 0-6 3 0 4 3 4 6 4 31 0 63 0 95 0z"><text:p/></draw:path><draw:path draw:style-name="gr174" draw:text-style-name="P59" svg:width="0.08cm" svg:height="0.109cm" svg:x="2.368cm" svg:y="0.107cm" svg:viewBox="0 0 81 110" svg:d="M80 10c1-2 1-2 1-4 0-3-2-4-5-4-2 0-5 1-6 3-1 1-2 7-3 9-1 5-2 10-3 14-3 10-6 20-8 30-1 3-8 15-20 15-9 0-11-7-11-14s3-18 9-33c3-7 4-9 4-12 0-8-6-14-15-14-17 0-23 25-23 26 0 2 2 2 2 2 2 0 2 0 3-3 5-16 12-21 18-21 1 0 4 0 4 5s-2 9-3 12c-7 18-10 28-10 36 0 15 11 20 21 20 7 0 13-3 18-8-2 9-4 17-11 26-5 6-12 11-20 11-2 0-10-1-13-7 3 0 5 0 8-2 1-2 3-4 3-7 0-5-5-6-6-6-5 0-10 2-10 11 0 8 7 15 18 15 18 0 36-16 41-35 6-22 12-43 17-65z"><text:p/></draw:path><draw:path draw:style-name="gr174" draw:text-style-name="P59" svg:width="0.036cm" svg:height="0.079cm" svg:x="2.455cm" svg:y="0.128cm" svg:viewBox="0 0 37 80" svg:d="M34 4c0-2-2-4-5-4s-7 3-7 6c0 2 2 5 5 5 4 0 7-3 7-7zM9 65c-1 1-1 3-1 5 0 5 5 10 11 10 13 0 18-17 18-18 0-2-1-2-2-2-2 0-2 1-2 2-3 10-8 14-13 14-3 0-3-1-3-4 0-2 1-5 2-7 1-4 2-7 4-10 1-3 5-13 6-15 0-1 0-2 0-4 0-5-5-10-11-10-13 0-18 17-18 18 0 2 1 1 2 2 2 0 2-1 2-2 3-10 9-15 13-15 2 0 3 1 3 5 0 2 0 4-3 11s-6 13-8 20z"><text:p/></draw:path><draw:path draw:style-name="gr174" draw:text-style-name="P59" svg:width="0.006cm" svg:height="0.169cm" svg:x="2.528cm" svg:y="0.054cm" svg:viewBox="0 0 7 170" svg:d="M7 6c0-3 0-6-4-6-3 0-3 3-3 6 0 52 0 105 0 157 0 3 0 7 3 7 4 0 4-4 4-7 0-52 0-105 0-157z"><text:p/></draw:path><draw:path draw:style-name="gr174" draw:text-style-name="P59" svg:width="0.106cm" svg:height="0.098cm" svg:x="2.619cm" svg:y="0.09cm" svg:viewBox="0 0 107 99" svg:d="M104 7c2-1 3-2 3-4s-1-3-3-3c-1 0-1 0-4 1-32 15-64 30-97 44-2 1-3 2-3 4s1 3 3 4c33 15 65 30 97 45 3 1 3 1 4 1 2 0 3-2 3-4s-1-3-3-4c-31-14-62-28-92-42 30-14 61-28 92-42z"><text:p/></draw:path><draw:path draw:style-name="gr174" draw:text-style-name="P59" svg:width="0.057cm" svg:height="0.112cm" svg:x="2.805cm" svg:y="0.068cm" svg:viewBox="0 0 58 113" svg:d="M36 4c0-4 0-4-4-4-11 11-27 11-32 11 0 2 0 3 0 5 3 0 14 0 23-4 0 29 0 58 0 88 0 6-1 8-17 8-2 0-3 0-5 0 0 1 0 3 0 5 6 0 21 0 28 0s23 0 29 0c0-2 0-4 0-5-2 0-4 0-6 0-16 0-16-2-16-8 0-32 0-64 0-96z"><text:p/></draw:path><draw:path draw:style-name="gr174" draw:text-style-name="P59" svg:width="0.006cm" svg:height="0.169cm" svg:x="0.526cm" svg:y="0.298cm" svg:viewBox="0 0 7 170" svg:d="M7 6c0-3 0-6-4-6-3 0-3 3-3 6 0 53 0 105 0 158 0 3 0 6 3 6 4 0 4-3 4-6 0-53 0-105 0-158z"><text:p/></draw:path><draw:path draw:style-name="gr174" draw:text-style-name="P59" svg:width="0.086cm" svg:height="0.076cm" svg:x="0.559cm" svg:y="0.348cm" svg:viewBox="0 0 87 77" svg:d="M53 24c1-5 5-20 18-20 0 0 5 0 8 2-5 1-8 5-8 9 0 3 2 6 7 6 3 0 9-3 9-9 0-10-10-12-16-12-10 0-17 9-19 13-4-11-14-13-19-13-18 0-28 22-28 26 0 2 2 2 2 2 2 0 2 0 2-2 6-18 18-22 24-22 3 0 9 1 9 11 0 6-3 17-9 41-3 10-9 17-17 17-1 0-5 0-9-2 5-1 9-4 9-9 0-4-4-6-7-6-5 0-9 4-9 10 0 7 8 11 16 11 12 0 18-12 19-13 2 7 8 13 19 13 18 0 28-22 28-26 0-2-2-2-2-2-2 0-2 1-3 2-6 18-18 22-23 22-7 0-10-5-10-11 0-4 1-7 3-15 2-7 4-15 6-23z"><text:p/></draw:path><draw:path draw:style-name="gr174" draw:text-style-name="P59" svg:width="0.036cm" svg:height="0.079cm" svg:x="0.659cm" svg:y="0.372cm" svg:viewBox="0 0 37 80" svg:d="M34 5c0-2-2-5-5-5s-7 3-7 7c0 2 2 4 5 4s7-3 7-6zM9 65c-1 2-1 3-1 5 0 5 4 10 11 10 13 0 18-16 18-18s-2-2-2-2c-2 0-2 1-2 2-3 10-9 15-13 15-3 0-3-2-3-5 0-2 0-4 2-7 1-3 2-7 3-9 2-3 6-14 6-15 1-2 1-3 1-4 0-6-5-10-11-10-13 0-18 16-18 17 0 2 1 2 2 2s2-1 2-2c3-10 9-14 13-14 2 0 3 1 3 4s-1 5-4 12c-2 6-5 13-7 19z"><text:p/></draw:path><draw:path draw:style-name="gr174" draw:text-style-name="P59" svg:width="0.106cm" svg:height="0.006cm" svg:x="0.765cm" svg:y="0.378cm" svg:viewBox="0 0 107 7" svg:d="M101 7c3 0 6 0 6-4 0-3-3-3-6-3-32 0-64 0-95 0-3 0-6 0-6 3 0 4 3 4 6 4 31 0 63 0 95 0z"><text:p/></draw:path><draw:path draw:style-name="gr174" draw:text-style-name="P59" svg:width="0.08cm" svg:height="0.109cm" svg:x="0.93cm" svg:y="0.348cm" svg:viewBox="0 0 81 110" svg:d="M80 11c1-3 1-3 1-4 0-4-3-5-5-5s-5 1-6 4c-1 0-2 6-3 9-1 4-2 9-3 14-3 10-6 20-8 30-1 2-9 14-20 14-9 0-11-7-11-14s3-18 9-33c3-7 3-9 3-12 0-8-5-14-14-14-17 0-23 25-23 26 0 2 1 2 2 2 2 0 2 0 3-3 4-16 11-21 17-21 2 0 5 0 5 5s-2 9-3 12c-7 18-10 28-10 36 0 15 11 20 21 20 7 0 13-3 18-7-2 8-5 16-12 26-4 5-11 10-19 10-2 0-10 0-13-7 3 0 5 0 7-2 2-1 4-4 4-7 0-5-5-6-7-6-4 0-10 3-10 11 0 9 8 15 19 15 18 0 36-15 41-35 6-21 12-43 17-64z"><text:p/></draw:path><draw:path draw:style-name="gr174" draw:text-style-name="P59" svg:width="0.036cm" svg:height="0.079cm" svg:x="1.017cm" svg:y="0.372cm" svg:viewBox="0 0 37 80" svg:d="M34 5c0-2-2-5-5-5-4 0-7 3-7 7 0 2 1 4 5 4 3 0 7-3 7-6zM9 65c-1 2-2 3-2 5 0 5 5 10 12 10 12 0 18-16 18-18s-2-2-2-2c-2 0-2 1-2 2-3 10-9 15-13 15-3 0-4-2-4-5 0-2 1-4 2-7 2-3 3-7 4-9 1-3 6-14 6-15 1-2 1-3 1-4 0-6-5-10-12-10-12 0-17 16-17 17 0 2 1 2 2 2s2-1 2-2c3-10 9-14 13-14 2 0 3 1 3 4s-1 5-4 12c-2 6-5 13-7 19z"><text:p/></draw:path><draw:path draw:style-name="gr174" draw:text-style-name="P59" svg:width="0.006cm" svg:height="0.169cm" svg:x="1.09cm" svg:y="0.298cm" svg:viewBox="0 0 7 170" svg:d="M7 6c0-3 0-6-4-6-3 0-3 3-3 6 0 53 0 105 0 158 0 3 0 6 3 6 4 0 4-3 4-6 0-53 0-105 0-158z"><text:p/></draw:path><draw:path draw:style-name="gr174" draw:text-style-name="P59" svg:width="0.106cm" svg:height="0.006cm" svg:x="1.171cm" svg:y="0.378cm" svg:viewBox="0 0 107 7" svg:d="M101 7c3 0 6 0 6-4 0-3-3-3-6-3-32 0-64 0-95 0-3 0-6 0-6 3 0 4 3 4 6 4 31 0 63 0 95 0z"><text:p/></draw:path><draw:path draw:style-name="gr174" draw:text-style-name="P59" svg:width="0.073cm" svg:height="0.115cm" svg:x="1.338cm" svg:y="0.312cm" svg:viewBox="0 0 74 116" svg:d="M74 58c0-13-1-27-7-39-8-17-23-19-30-19-11 0-24 4-31 20-5 12-6 25-6 38 0 14 0 28 8 42 7 13 20 16 29 16s22-3 30-19c6-12 7-25 7-39zM37 113c-7 0-18-4-21-21-2-10-2-25-2-35 0-11 0-23 2-32 3-20 16-22 21-22s17 4 20 21c2 9 2 22 2 33 0 12 0 24-2 35-2 16-12 21-20 21z"><text:p/></draw:path><draw:path draw:style-name="gr174" draw:text-style-name="P59" svg:width="0.017cm" svg:height="0.017cm" svg:x="1.433cm" svg:y="0.406cm" svg:viewBox="0 0 18 18" svg:d="M18 9c0-5-4-9-9-9s-9 4-9 9 4 9 9 9 9-4 9-9z"><text:p/></draw:path><draw:path draw:style-name="gr174" draw:text-style-name="P59" svg:width="0.069cm" svg:height="0.115cm" svg:x="1.476cm" svg:y="0.312cm" svg:viewBox="0 0 70 116" svg:d="M70 79c0-21-14-37-33-37-9 0-16 2-23 8 0-11 0-21 0-33 4 1 10 2 15 2 22 0 34-15 34-17 0-1 0-2-2-2h-1c-4 2-12 5-24 5-7 0-15-1-23-5-2 0-2 0-2 0-2 0-2 1-2 4 0 17 0 34 0 50 0 4 0 5 2 5 1 0 2-1 3-2 1-2 8-12 22-12 9 0 14 8 15 11 3 6 3 13 3 22 0 6 0 16-4 23-4 6-11 11-19 11-13 0-23-9-26-19 1 0 2 0 3 0 6 0 9-4 9-8s-3-9-9-9c-2 0-8 2-8 10 0 14 12 30 32 30s38-15 38-37z"><text:p/></draw:path><draw:path draw:style-name="gr174" draw:text-style-name="P59" svg:width="0.019cm" svg:height="0.05cm" svg:x="1.57cm" svg:y="0.406cm" svg:viewBox="0 0 20 51" svg:d="M20 18c0-11-4-18-11-18-6 0-9 4-9 9s3 9 9 9c2 0 4-1 6-2 1-1 0-1 1-1v3c0 12-6 23-12 28-2 2-2 2-2 3s1 2 2 2c2 0 16-13 16-33z"><text:p/></draw:path><draw:path draw:style-name="gr174" draw:text-style-name="P59" svg:width="0.074cm" svg:height="0.076cm" svg:x="1.785cm" svg:y="0.348cm" svg:viewBox="0 0 75 77" svg:d="M75 29c0-18-12-29-28-29-24 0-47 24-47 48 0 17 11 29 28 29 23 0 47-23 47-48zM28 73c-8 0-15-5-15-18 0-9 4-27 10-36 9-13 19-15 24-15 10 0 15 8 15 18 0 7-4 25-10 36-6 10-16 15-24 15z"><text:p/></draw:path><draw:path draw:style-name="gr174" draw:text-style-name="P59" svg:width="0.053cm" svg:height="0.107cm" svg:x="1.867cm" svg:y="0.318cm" svg:viewBox="0 0 54 108" svg:d="M32 38c5 0 11 0 16 0 4 0 6 0 6-3 0-2-2-2-5-2-5 0-11 0-16 0 7-24 7-28 7-29 0-3-2-4-5-4 0 0-5 0-7 6-2 9-4 18-7 27-5 0-11 0-16 0-4 0-5 0-5 3 0 2 1 2 5 2 5 0 10 0 15 0-13 48-13 51-13 54 0 9 6 16 16 16 18 0 28-25 28-26 0-2-2-2-2-2-2 0-2 1-3 3-8 17-17 21-23 21-4 0-5-2-5-7s0-6 1-9c4-16 8-33 13-50z"><text:p/></draw:path><draw:path draw:style-name="gr174" draw:text-style-name="P59" svg:width="0.085cm" svg:height="0.118cm" svg:x="1.936cm" svg:y="0.308cm" svg:viewBox="0 0 86 119" svg:d="M40 2c0-1 0-2-2-2-4 0-17 1-21 1-2 1-4 1-4 4 0 2 2 2 5 2 8 0 8 1 8 3 0 1 0 3 0 4-9 32-17 65-26 97 0 3 0 3 0 4 0 4 3 4 5 4 3 0 5-2 6-4 1-4 3-9 4-13 1-5 2-10 4-15 1-4 2-7 2-11 1-2 2-7 2-8 1-1 6-11 12-16 4-2 10-6 17-6 8 0 10 6 10 12 0 10-7 28-11 38-2 4-2 6-2 10 0 8 6 13 14 13 16 0 23-24 23-26 0-1-2-1-2-1-2 0-2 0-3 3-2 9-8 21-18 21-3 0-4-2-4-6s2-8 3-12c3-7 11-27 11-37 0-11-7-18-20-18-11 0-20 5-26 13 4-18 9-36 13-54z"><text:p/></draw:path><draw:path draw:style-name="gr174" draw:text-style-name="P59" svg:width="0.066cm" svg:height="0.076cm" svg:x="2.035cm" svg:y="0.348cm" svg:viewBox="0 0 67 77" svg:d="M25 36c5 0 18 0 27-4 12-5 13-15 13-18 0-7-7-14-19-14-20 0-46 16-46 46 0 18 10 31 27 31 26 0 40-18 40-20 0-1-1-2-2-2s-1 0-2 2c-14 16-33 16-35 16-14 0-15-14-15-19 0-2 0-8 2-18 3 0 7 0 10 0zM16 32c7-26 25-28 30-28 8 0 13 5 13 10 0 18-28 18-35 18-3 0-5 0-8 0z"><text:p/></draw:path><draw:path draw:style-name="gr174" draw:text-style-name="P59" svg:width="0.07cm" svg:height="0.076cm" svg:x="2.113cm" svg:y="0.348cm" svg:viewBox="0 0 71 77" svg:d="M10 65c0 3-2 7-2 7 0 3 3 5 6 5 2 0 5-1 6-5 0 0 6-24 7-27 2-5 5-17 6-21 0-3 5-11 10-14 1-2 6-6 14-6 4 0 7 2 7 2-5 1-9 5-9 9 0 3 2 6 7 6 4 0 9-4 9-10s-5-11-14-11c-12 0-20 9-23 13-1-7-8-13-16-13s-11 7-13 10c-3 5-5 16-5 16 0 2 1 2 2 2 2 0 2 0 3-4 3-12 6-20 13-20 3 0 5 1 5 8 0 3 0 5-3 14-3 13-6 26-10 39z"><text:p/></draw:path><draw:path draw:style-name="gr174" draw:text-style-name="P59" svg:width="0.115cm" svg:height="0.076cm" svg:x="2.197cm" svg:y="0.348cm" svg:viewBox="0 0 116 77" svg:d="M76 18c1-4 3-10 3-11 0-4-3-5-6-5-2 0-5 1-6 5-1 1-9 34-10 38-1 5-2 8-2 11 0 2 0 2 1 3-4 9-10 14-17 14-14 0-14-12-14-15 0-5 1-12 9-33 2-5 3-8 3-11 0-8-5-14-14-14-17 0-23 25-23 26 0 2 1 2 2 2 2 0 2 0 3-3 5-16 11-21 18-21 1 0 4 0 4 6 0 4-2 8-3 11-8 21-10 28-10 35 0 15 12 21 25 21 3 0 11 0 18-12 5 11 17 12 22 12 13 0 21-11 26-21 5-13 11-36 11-44 0-9-5-12-8-12-4 0-8 5-8 8s1 4 2 5c2 2 6 6 6 15 0 5-4 22-9 30-5 9-11 15-19 15-9 0-13-5-13-15 0-4 1-10 2-12 2-9 4-18 7-28z"><text:p/></draw:path><draw:path draw:style-name="gr174" draw:text-style-name="P59" svg:width="0.045cm" svg:height="0.113cm" svg:x="2.327cm" svg:y="0.313cm" svg:viewBox="0 0 46 114" svg:d="M45 6c0-4-3-6-7-6-5 0-9 4-9 9 0 3 2 6 6 6s10-4 10-9zM31 70c2-5 2-6 4-10 2-3 2-6 2-9 0-8-5-14-14-14-16 0-23 24-23 26s1 1 2 2c2 0 2-1 3-3 5-16 12-21 18-21 1 0 4 0 4 5 0 4-1 7-2 9-1 4-9 24-12 31-2 5-4 10-4 14 0 8 6 14 14 14 17 0 23-25 23-27 0-1-1-1-2-1-2 0-2 0-2 3-4 11-9 21-18 21-3 0-5-2-5-6s1-6 5-17c3-5 5-12 7-17z"><text:p/></draw:path><draw:path draw:style-name="gr174" draw:text-style-name="P59" svg:width="0.064cm" svg:height="0.076cm" svg:x="2.391cm" svg:y="0.348cm" svg:viewBox="0 0 65 77" svg:d="M60 12c-5 0-9 3-9 7 0 3 2 5 6 5 3 0 8-3 8-9 0-8-8-15-21-15-23 0-30 17-30 25 0 13 13 16 18 17 9 1 18 3 18 13 0 4-4 18-25 18-2 0-16 0-20-9 7 1 11-4 11-8 0-5-3-7-6-7-5 0-10 4-10 11 0 10 10 17 25 17 29 0 35-20 35-28 0-6-3-10-5-12-5-5-10-6-18-8-6-1-13-2-13-10 0-5 4-15 20-15 4 0 13 1 16 8z"><text:p/></draw:path><draw:path draw:style-name="gr174" draw:text-style-name="P59" svg:width="0.066cm" svg:height="0.076cm" svg:x="2.472cm" svg:y="0.348cm" svg:viewBox="0 0 67 77" svg:d="M25 36c5 0 18 0 26-4 13-5 14-15 14-18 0-7-7-14-19-14-20 0-46 16-46 46 0 18 10 31 27 31 25 0 40-18 40-20 0-1-1-2-2-2s-1 0-2 2c-14 16-33 16-35 16-14 0-16-14-16-19 0-2 1-8 3-18 3 0 7 0 10 0zM16 32c7-26 25-28 30-28 8 0 13 5 13 10 0 18-28 18-36 18-2 0-4 0-7 0z"><text:p/></draw:path></draw:g></text:span><text:span text:style-name="T31"><text:s/></text:span><text:span text:style-name="T32">f</text:span><text:span text:style-name="T31">or errors close to zero, it behaves like the L2 loss, </text:span><text:span text:style-name="T32">else L1. Robust to outliers.</text:span></text:p><text:p text:style-name="P26"><text:span text:style-name="T77">N</text:span><text:span text:style-name="T1">egative Log-likelihood</text:span><text:span text:style-name="T4">: </text:span><text:span text:style-name="T4"><draw:g text:anchor-type="as-char" svg:y="-0.233cm" draw:z-index="78" draw:name="Shape66" draw:style-name="gr173"><svg:title>TexMaths</svg:title><svg:desc>6§inline§\ell(x,y) &amp; = \vec{\mathcal L} = \{l_1, \ldots, l_N \}^T, l_n = -w_{y_n} x_{n,y_n},§svg§600§TRUE§</svg:desc><draw:path draw:style-name="gr174" draw:text-style-name="P59" svg:width="0.074cm" svg:height="0.149cm" svg:x="0cm" svg:y="0.055cm" svg:viewBox="0 0 75 150" svg:d="M1 127c0 1-1 2-1 3s1 3 2 3 2-2 7-7c2-2 6-5 7-7 2 16 8 31 22 31 8 0 14-5 19-8 2-2 11-9 11-12 0 0 0-2-2-2-1 0-1 0-3 2-12 12-19 16-25 16-8 0-12-11-12-27 0-1 1-11 1-12 1-1 1-1 5-6 15-16 43-52 43-85 0-3 0-16-12-16-16 0-30 35-32 40-9 22-15 47-15 72-5 5-10 10-15 15zM29 98c0-3 8-49 19-73 5-12 9-20 16-20 6 0 6 7 6 11 0 34-32 72-41 82z"><text:p/></draw:path><draw:path draw:style-name="gr174" draw:text-style-name="P59" svg:width="0.044cm" svg:height="0.209cm" svg:x="0.097cm" svg:y="0.045cm" svg:viewBox="0 0 45 210" svg:d="M45 208c0-1 0-1-3-5-24-27-30-66-30-98 0-37 7-73 30-99 3-3 3-3 3-4s-1-2-2-2c-2 0-19 14-30 41-10 23-13 47-13 64s2 41 13 65c12 26 28 40 30 40 1 0 2-1 2-2z"><text:p/></draw:path><draw:path draw:style-name="gr174" draw:text-style-name="P59" svg:width="0.095cm" svg:height="0.094cm" svg:x="0.158cm" svg:y="0.108cm" svg:viewBox="0 0 96 95" svg:d="M59 29c1-5 6-24 19-24 1 0 6 0 10 2-6 1-9 7-9 12 0 3 2 7 7 7 4 0 10-4 10-12 0-11-11-14-17-14-12 0-19 11-21 16-5-14-15-16-21-16-20 0-31 27-31 32 0 3 2 3 3 3s1-1 2-3c7-22 19-27 26-27 4 0 10 2 10 14 0 6-3 21-10 50-3 13-10 22-18 22-1 0-6 0-10-3 5-1 9-5 9-11s-4-7-7-7c-6 0-11 5-11 12 0 9 10 13 19 13 12 0 19-15 19-16 3 8 10 16 21 16 21 0 32-27 32-32 0-2-3-2-3-2-2 0-2 1-2 2-7 23-20 28-26 28-8 0-11-7-11-14 0-5 2-9 4-19 2-9 4-19 6-29z"><text:p/></draw:path><draw:path draw:style-name="gr174" draw:text-style-name="P59" svg:width="0.022cm" svg:height="0.062cm" svg:x="0.28cm" svg:y="0.18cm" svg:viewBox="0 0 23 63" svg:d="M23 22c0-14-5-22-13-22-6 0-10 5-10 11s4 11 10 11c3 0 5 0 7-2 1-1 1-1 1-1 0 1 1 0 1 3 0 16-7 28-14 35-2 2-2 3-2 4s1 2 2 2c2 0 18-16 18-41z"><text:p/></draw:path><draw:path draw:style-name="gr174" draw:text-style-name="P59" svg:width="0.088cm" svg:height="0.135cm" svg:x="0.355cm" svg:y="0.108cm" svg:viewBox="0 0 89 136" svg:d="M88 13c1-3 1-3 1-5 0-4-3-6-6-6-2 0-5 2-7 5 0 1-1 7-2 11-1 5-3 11-4 17-3 12-6 25-9 38-1 3-9 18-21 18-10 0-13-9-13-17 0-10 4-23 10-42 3-8 4-10 4-15 0-9-6-17-16-17-18 0-25 31-25 32 0 3 2 3 2 3 2 0 2-1 3-4 5-20 13-26 20-26 1 0 5 0 5 6s-3 11-4 15c-7 23-11 35-11 44 0 19 12 25 23 25 8 0 15-3 20-9-3 11-5 21-12 32-5 7-13 13-22 13-3 0-11 0-15-8 4 0 6 0 9-3 2-2 4-4 4-8 0-7-6-8-7-8-5 0-11 3-11 14 0 10 8 18 20 18 20 0 40-19 45-43 6-27 13-53 19-80z"><text:p/></draw:path><draw:path draw:style-name="gr174" draw:text-style-name="P59" svg:width="0.044cm" svg:height="0.209cm" svg:x="0.462cm" svg:y="0.045cm" svg:viewBox="0 0 45 210" svg:d="M45 105c0-16-2-41-13-65-12-26-28-40-30-40-1 0-2 1-2 2s0 1 4 5c19 21 30 54 30 98 0 35-8 73-31 99-3 3-3 3-3 4s1 2 2 2c2 0 19-14 31-41 10-23 12-46 12-64z"><text:p/></draw:path><draw:path draw:style-name="gr174" draw:text-style-name="P59" svg:width="0.128cm" svg:height="0.049cm" svg:x="0.59cm" svg:y="0.126cm" svg:viewBox="0 0 129 50" svg:d="M122 9c3 0 7-1 7-5s-4-4-7-4c-39 0-77 0-115 0-3 0-7 0-7 4s4 5 7 5c38 0 76 0 115 0zM122 50c3 0 7 0 7-4 0-5-4-5-7-5-39 0-77 0-115 0-3 0-7 0-7 5 0 4 4 4 7 4 38 0 76 0 115 0z"><text:p/></draw:path><draw:path draw:style-name="gr174" draw:text-style-name="P59" svg:width="0.085cm" svg:height="0.041cm" svg:x="0.848cm" svg:y="0cm" svg:viewBox="0 0 86 42" svg:d="M69 25c-3 3-9 9-9 13 0 2 2 4 4 4 1 0 2-2 3-3 3-3 7-9 15-14 2 0 4-2 4-4s-1-3-3-4c-4-3-6-7-8-12 0-2-1-5-4-5-2 0-3 3-3 5 0 0 1 8 4 12-21 0-43 0-65 0-3 0-7 0-7 4s4 4 7 4c20 0 41 0 62 0z"><text:p/></draw:path><draw:path draw:style-name="gr174" draw:text-style-name="P59" svg:width="0.12cm" svg:height="0.151cm" svg:x="0.789cm" svg:y="0.055cm" svg:viewBox="0 0 121 152" svg:d="M29 129c11-18 14-31 16-43 7-28 14-54 26-69 3-2 4-4 10-4 13 0 14 15 14 18s-1 6-1 7c0 2 1 2 2 2 2 0 8-3 12-6s6-5 6-14c0-12-6-20-17-20-6 0-23 2-42 22-15 18-24 55-28 72-3 14-5 21-11 33-1 3-6 12-9 14-5 5-7 9-7 10 1 1 1 1 2 1s5-1 10-4c3-2 3-3 8-8 10 0 16 2 28 6 10 3 20 6 30 6 15 0 31-12 37-21 4-6 6-11 6-12s-1-1-2-1c-3 0-7 2-11 4-5 4-5 5-6 9-1 3-3 5-3 6-2 3-2 3-5 3-9 0-19-3-32-7-5-2-16-5-25-5-3 0-6 0-8 1z"><text:p/></draw:path><draw:path draw:style-name="gr174" draw:text-style-name="P59" svg:width="0.128cm" svg:height="0.049cm" svg:x="0.981cm" svg:y="0.126cm" svg:viewBox="0 0 129 50" svg:d="M122 9c3 0 7-1 7-5s-4-4-7-4c-39 0-77 0-115 0-3 0-7 0-7 4s4 5 7 5c38 0 76 0 115 0zM122 50c3 0 7 0 7-4 0-5-4-5-7-5-39 0-77 0-115 0-3 0-7 0-7 5 0 4 4 4 7 4 38 0 76 0 115 0z"><text:p/></draw:path><draw:path draw:style-name="gr174" draw:text-style-name="P59" svg:width="0.067cm" svg:height="0.209cm" svg:x="1.188cm" svg:y="0.045cm" svg:viewBox="0 0 68 210" svg:d="M41 28c0-8 5-22 25-23 2 0 2-1 2-3s-1-2-3-2c-19 0-37 11-38 26 0 17 0 32 0 48 0 9 0 15-7 22s-14 7-18 7c-1 0-2 1-2 2 0 2 1 2 3 2 12 2 22 9 24 20 0 1 0 2 0 10 0 13 0 27 0 41 0 9 0 15 10 23 7 7 20 9 28 9 2 0 3 0 3-2 0-3-1-3-3-3-12 0-22-8-24-18 0-2 0-2 0-10 0-14 0-29 0-44 0-9-2-13-8-20-4-4-10-6-15-8 16-5 23-14 23-26 0-17 0-34 0-51z"><text:p/></draw:path><draw:path draw:style-name="gr174" draw:text-style-name="P59" svg:width="0.041cm" svg:height="0.147cm" svg:x="1.278cm" svg:y="0.055cm" svg:viewBox="0 0 42 148" svg:d="M42 2c0 0 0-2-3-2-4 0-19 2-24 2-1 0-3 0-3 5 0 2 2 2 4 2 10 0 10 2 10 4 0 1 0 3 0 4-8 35-17 69-25 105 0 2-1 3-1 7 0 11 9 19 18 19 6 0 11-5 14-12 4-8 6-20 6-20 0-2-2-2-2-2-2 0-2 1-3 4-3 13-7 25-14 25-6 0-6-6-6-9 0-5 0-6 1-10 9-41 18-81 28-122z"><text:p/></draw:path><draw:path draw:style-name="gr174" draw:text-style-name="P59" svg:width="0.048cm" svg:height="0.097cm" svg:x="1.343cm" svg:y="0.137cm" svg:viewBox="0 0 49 98" svg:d="M30 4c0-4 0-4-4-4-8 9-21 9-26 9 0 2 0 4 0 5 3 0 12 0 19-4 0 25 0 51 0 76 0 5 0 6-13 6-2 0-4 0-5 0 0 2 0 4 0 6 2-1 19-1 24-1 4 0 21 0 24 1 0-2 0-4 0-6-2 0-3 0-5 0-14 0-14-1-14-6 0-28 0-55 0-82z"><text:p/></draw:path><draw:path draw:style-name="gr174" draw:text-style-name="P59" svg:width="0.022cm" svg:height="0.062cm" svg:x="1.431cm" svg:y="0.18cm" svg:viewBox="0 0 23 63" svg:d="M23 22c0-14-5-22-13-22-6 0-10 5-10 11s4 11 10 11c3 0 5 0 7-2 1-1 1-1 1-1v3c0 16-6 28-13 35-2 2-2 3-2 4s1 2 2 2c2 0 18-16 18-41z"><text:p/></draw:path><draw:path draw:style-name="gr174" draw:text-style-name="P59" svg:width="0.019cm" svg:height="0.021cm" svg:x="1.517cm" svg:y="0.18cm" svg:viewBox="0 0 20 22" svg:d="M20 11c0-6-4-11-10-11s-10 5-10 11 4 11 10 11 10-5 10-11z"><text:p/></draw:path><draw:path draw:style-name="gr174" draw:text-style-name="P59" svg:width="0.019cm" svg:height="0.021cm" svg:x="1.602cm" svg:y="0.18cm" svg:viewBox="0 0 20 22" svg:d="M20 11c0-6-4-11-10-11-5 0-10 5-10 11s5 11 10 11c6 0 10-5 10-11z"><text:p/></draw:path><draw:path draw:style-name="gr174" draw:text-style-name="P59" svg:width="0.02cm" svg:height="0.021cm" svg:x="1.688cm" svg:y="0.18cm" svg:viewBox="0 0 21 22" svg:d="M21 11c0-6-5-11-11-11-5 0-10 5-10 11s5 11 10 11c6 0 11-5 11-11z"><text:p/></draw:path><draw:path draw:style-name="gr174" draw:text-style-name="P59" svg:width="0.022cm" svg:height="0.062cm" svg:x="1.774cm" svg:y="0.18cm" svg:viewBox="0 0 23 63" svg:d="M23 22c0-14-5-22-13-22-6 0-10 5-10 11s4 11 10 11c3 0 5 0 7-2 1-1 1-1 1-1 0 1 1 0 1 3 0 16-7 28-14 35-2 2-2 3-2 4s1 2 2 2c2 0 18-16 18-41z"><text:p/></draw:path><draw:path draw:style-name="gr174" draw:text-style-name="P59" svg:width="0.04cm" svg:height="0.147cm" svg:x="1.852cm" svg:y="0.055cm" svg:viewBox="0 0 41 148" svg:d="M41 2c0 0 0-2-2-2-5 0-19 2-24 2-1 0-3 0-3 5 0 2 1 2 4 2 10 0 10 2 10 4 0 1-1 3-1 4-8 35-16 69-24 105 0 2-1 3-1 7 0 11 8 19 18 19 6 0 11-5 14-12 4-8 6-20 6-20 0-2-2-2-2-2-2 0-2 1-3 4-3 13-7 25-15 25-6 0-6-6-6-9 0-5 1-6 1-10 10-41 19-81 28-122z"><text:p/></draw:path><draw:path draw:style-name="gr174" draw:text-style-name="P59" svg:width="0.119cm" svg:height="0.1cm" svg:x="1.909cm" svg:y="0.134cm" svg:viewBox="0 0 120 101" svg:d="M103 16c2-5 4-11 15-11 1 0 2 0 2-3 0-1 0-2-1-2-5 0-10 1-15 1-3 0-11-1-14-1 0 0-3 0-3 4 0 1 2 1 4 1 6 0 8 3 8 6 0 2 0 2-1 4-5 22-10 43-15 64-11-26-22-51-34-77-1-2-1-2-4-2-6 0-13 0-19 0-2 0-4 0-4 4 0 1 2 1 4 1 3 0 6 0 9 1-6 26-12 52-18 79-1 6-3 10-14 10-1 0-3 0-3 3 0 2 1 3 2 3 5 0 10-1 14-1 3 0 11 1 15 1 1 0 2-1 2-3 0-3-1-3-3-3-9 0-9-4-9-6 0 0 0-1 1-4 6-25 12-50 18-75 13 30 26 59 39 88 1 2 2 3 3 3 2 0 2-1 3-3 6-28 12-55 18-82z"><text:p/></draw:path><draw:path draw:style-name="gr174" draw:text-style-name="P59" svg:width="0.068cm" svg:height="0.209cm" svg:x="2.061cm" svg:y="0.045cm" svg:viewBox="0 0 69 210" svg:d="M28 182c0 8-5 22-26 23-1 0-2 1-2 3s2 2 4 2c19 0 37-10 37-26s0-32 0-48c0-8 0-15 7-21 7-7 15-7 19-8 1 0 2 0 2-2s-1-2-4-2c-12-1-22-8-24-19 0-2 0-2 0-10 0-14 0-28 0-42 0-9 0-15-10-23-7-7-21-9-27-9-2 0-4 0-4 2 0 3 1 3 3 3 12 0 22 8 24 18 1 2 1 2 1 10 0 14 0 29 0 44 0 10 2 14 8 20 4 4 9 7 15 8-16 5-23 15-23 27 0 16 0 33 0 50z"><text:p/></draw:path><draw:path draw:style-name="gr174" draw:text-style-name="P59" svg:width="0.1cm" svg:height="0.099cm" svg:x="2.149cm" svg:y="0.025cm" svg:viewBox="0 0 101 100" svg:d="M60 10c1-4 1-4 4-5 1 0 6 0 8 0 8 0 12 0 15 2 6 1 7 6 7 11 0 2 0 4-1 12 0 1-1 1-1 2s1 2 3 2 2-2 2-4c1-10 3-19 4-28 0-2-2-2-4-2-28 0-56 0-83 0-4 0-4 0-5 3-2 9-6 17-8 26 0 1-1 2-1 3 0 0 1 2 2 2 2 0 2-1 3-3 8-24 13-26 33-26 2 0 4 0 6 0 4 0 4 0 4 2 0 0 0 1-1 3-6 25-11 51-17 78-2 5-2 6-16 6-5 0-6 0-6 3 0 1 0 3 2 3 4 0 8-1 11-1 4 0 8 0 12 0s9 0 12 0c4 0 8 1 12 1 1 0 3 0 3-3s-2-3-6-3c-2 0-5 0-8 0-4 0-4-1-4-3 0-1 0-1 0-3 6-26 12-52 18-78z"><text:p/></draw:path><draw:path draw:style-name="gr174" draw:text-style-name="P59" svg:width="0.022cm" svg:height="0.062cm" svg:x="2.281cm" svg:y="0.18cm" svg:viewBox="0 0 23 63" svg:d="M23 22c0-14-5-22-13-22-6 0-10 5-10 11s4 11 10 11c3 0 5 0 7-2 1-1 1-1 1-1 0 1 0 0 0 3 0 16-6 28-13 35-2 2-2 3-2 4s1 2 2 2c2 0 18-16 18-41z"><text:p/></draw:path><draw:path draw:style-name="gr174" draw:text-style-name="P59" svg:width="0.04cm" svg:height="0.147cm" svg:x="2.359cm" svg:y="0.055cm" svg:viewBox="0 0 41 148" svg:d="M41 2c0 0 0-2-3-2-4 0-18 2-23 2-2 0-3 0-3 5 0 2 1 2 4 2 9 0 10 2 10 4 0 1-1 3-1 4-8 35-16 69-24 105-1 2-1 3-1 7 0 11 8 19 17 19 7 0 12-5 15-12 3-8 5-20 5-20 0-2-1-2-2-2s-2 1-3 4c-3 13-6 25-14 25-6 0-6-6-6-9 0-5 0-6 1-10 10-41 19-81 28-122z"><text:p/></draw:path><draw:path draw:style-name="gr174" draw:text-style-name="P59" svg:width="0.082cm" svg:height="0.065cm" svg:x="2.414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174" draw:text-style-name="P59" svg:width="0.128cm" svg:height="0.049cm" svg:x="2.577cm" svg:y="0.126cm" svg:viewBox="0 0 129 50" svg:d="M122 9c3 0 7-1 7-5s-4-4-7-4c-38 0-77 0-115 0-3 0-7 0-7 4s4 5 7 5c38 0 76 0 115 0zM122 50c3 0 7 0 7-4 0-5-4-5-7-5-39 0-77 0-115 0-3 0-7 0-7 5 0 4 4 4 7 4 38 0 77 0 115 0z"><text:p/></draw:path><draw:path draw:style-name="gr174" draw:text-style-name="P59" svg:width="0.117cm" svg:height="0.008cm" svg:x="2.787cm" svg:y="0.145cm" svg:viewBox="0 0 118 9" svg:d="M111 9c3 0 7-1 7-5s-4-4-7-4c-35 0-70 0-104 0-4 0-7 0-7 4s3 5 7 5c34 0 69 0 104 0z"><text:p/></draw:path><draw:path draw:style-name="gr174" draw:text-style-name="P59" svg:width="0.127cm" svg:height="0.094cm" svg:x="2.926cm" svg:y="0.108cm" svg:viewBox="0 0 128 95" svg:d="M83 22c2-5 4-12 4-14 0-4-3-6-6-6-2 0-6 2-7 6-1 2-10 42-11 47-1 7-2 10-2 15 0 1 0 2 1 3-5 11-11 18-19 18-15 0-15-16-15-20 0-6 1-15 10-40 2-6 3-9 3-14 0-9-6-17-15-17-19 0-26 31-26 32 0 3 2 2 2 3 2 0 2-1 3-4 6-20 13-26 20-26 2 0 5 0 5 6s-3 12-4 15c-8 25-11 35-11 43 0 19 14 26 28 26 3 0 12 0 20-15 5 14 18 15 24 15 15 0 23-13 28-25 7-17 13-45 13-55 0-12-6-15-9-15-4 0-9 5-9 10 0 3 1 4 3 6s7 7 7 18c0 7-6 28-11 38-5 11-12 19-21 19s-14-6-14-18c0-6 1-13 2-16 3-12 5-23 7-35z"><text:p/></draw:path><draw:path draw:style-name="gr174" draw:text-style-name="P59" svg:width="0.068cm" svg:height="0.094cm" svg:x="3.065cm" svg:y="0.17cm" svg:viewBox="0 0 69 95" svg:d="M69 9c0-2 0-2 0-3 0-3-2-5-4-5-1 0-4 1-6 4 0 0-1 5-2 8-1 4-2 8-3 12 0 4-5 22-5 24-6 4-6 13-17 13-9 0-9-10-9-12 0-8 3-18 7-29 2-5 2-6 2-9 0-7-5-12-12-12-14 0-20 20-20 22s2 1 2 2c2 0 2-1 3-2 3-12 9-18 14-18 3 0 4 1 4 5s-2 7-2 8c-7 18-8 24-8 30 0 3 0 10 5 15 5 3 10 4 14 4 5 0 10-2 15-7-2 9-4 15-9 22-4 5-9 10-17 10-1 0-7 0-9-5 7-1 7-8 7-9 0-4-4-5-6-5-3 0-8 3-8 10s7 13 16 13c14 0 31-12 35-30 4-19 8-37 13-56z"><text:p/></draw:path><draw:path draw:style-name="gr174" draw:text-style-name="P59" svg:width="0.067cm" svg:height="0.047cm" svg:x="3.146cm" svg:y="0.209cm" svg:viewBox="0 0 68 48" svg:d="M10 37c-1 2-2 7-2 7 0 2 2 4 4 4s3-1 4-4c1 0 2-5 3-8 3-14 2-10 3-14 1-3 8-18 20-18 5 0 7 3 7 7 0 6-5 17-7 23 0 1-1 3-1 4 0 6 5 10 11 10 10 0 16-14 16-16s-2-2-3-2-1 1-2 2c-1 7-6 12-11 12-2 0-3-1-3-4 0-2 1-3 2-5 1-4 6-16 6-22 0-8-5-13-15-13-8 0-15 6-18 11 0-9-8-11-11-11-10 0-9 11-13 16 0 2 2 2 2 2 2 0 2-1 2-2 1-6 4-12 8-12 3 0 4 3 4 6 0 1-1 5-2 7 0 3-1 8-2 10 0 3-2 7-2 10z"><text:p/></draw:path><draw:path draw:style-name="gr174" draw:text-style-name="P59" svg:width="0.095cm" svg:height="0.094cm" svg:x="3.247cm" svg:y="0.108cm" svg:viewBox="0 0 96 95" svg:d="M59 29c1-5 6-24 19-24 1 0 5 0 10 2-6 1-9 7-9 12 0 3 2 7 7 7 4 0 10-4 10-12 0-11-11-14-17-14-12 0-19 11-21 16-5-14-15-16-21-16-20 0-31 27-31 32 0 3 2 2 2 3 2 0 2-1 3-3 7-22 19-27 26-27 4 0 10 2 10 14 0 6-3 21-10 50-3 13-10 22-18 22-2 0-6 0-10-3 5-1 9-5 9-11s-4-7-7-7c-6 0-11 5-11 12 0 9 10 13 18 13 13 0 20-15 20-16 3 8 10 16 21 16 20 0 31-27 31-32 0-2-2-2-2-2-2 0-2 1-2 2-7 23-20 28-26 28-8 0-11-7-11-14 0-5 2-9 3-19 2-9 5-19 7-29z"><text:p/></draw:path><draw:path draw:style-name="gr174" draw:text-style-name="P59" svg:width="0.082cm" svg:height="0.065cm" svg:x="3.358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174" draw:text-style-name="P59" svg:width="0.016cm" svg:height="0.044cm" svg:x="3.462cm" svg:y="0.218cm" svg:viewBox="0 0 17 45" svg:d="M13 14c0 8-1 18-10 27-1 1-1 1-1 2s1 2 2 2 13-12 13-29c0-9-3-16-9-16-5 0-8 4-8 8 0 5 3 9 8 9 3 0 4-2 5-3z"><text:p/></draw:path><draw:path draw:style-name="gr174" draw:text-style-name="P59" svg:width="0.068cm" svg:height="0.094cm" svg:x="3.5cm" svg:y="0.17cm" svg:viewBox="0 0 69 95" svg:d="M69 9c0-2 0-2 0-3 0-3-2-5-4-5s-5 1-6 4c0 0-1 5-2 8-1 4-2 8-3 12s-5 22-5 24c-1 0-6 13-17 13-9 0-9-10-9-12 0-8 3-18 7-29 2-5 2-6 2-9 0-7-5-12-13-12-13 0-19 20-19 22s2 2 2 2c2 0 2-1 2-2 4-12 10-18 15-18 2 0 4 1 4 5s-2 7-3 8c-6 18-7 24-7 30 0 3 0 10 5 15 4 3 10 4 13 4 6 0 11-2 15-7-2 9-3 15-9 22-3 5-9 10-16 10-1 0-7 0-10-5 7-1 7-8 7-9 0-4-4-5-5-5-3 0-8 3-8 10s7 13 16 13c14 0 31-12 34-30 5-19 9-37 14-56z"><text:p/></draw:path><draw:path draw:style-name="gr174" draw:text-style-name="P59" svg:width="0.067cm" svg:height="0.047cm" svg:x="3.58cm" svg:y="0.209cm" svg:viewBox="0 0 68 48" svg:d="M10 37c-1 2-2 7-2 7 0 2 2 4 4 4 1 0 3-1 4-4 0 0 2-5 2-8 3-14 2-10 3-14 2-3 9-18 21-18 4 0 6 3 6 7 0 6-4 17-6 23 0 1-1 3-1 4 0 6 5 10 11 10 10 0 16-14 16-16s-2-2-3-2-1 1-2 2c-2 7-6 12-11 12-2 0-3-1-3-4 0-2 0-3 2-5 1-4 6-16 6-22 0-8-5-13-15-13-8 0-15 6-18 11 0-9-8-11-12-11-9 0-8 11-12 16 0 2 1 2 2 2s2-1 2-2c1-6 4-12 8-12 3 0 4 3 4 6 0 1-1 5-2 7-1 3-1 8-2 10 0 3-2 7-2 10z"><text:p/></draw:path><draw:path draw:style-name="gr174" draw:text-style-name="P59" svg:width="0.022cm" svg:height="0.062cm" svg:x="3.692cm" svg:y="0.18cm" svg:viewBox="0 0 23 63" svg:d="M23 22c0-14-5-22-13-22-6 0-10 5-10 11s4 11 10 11c2 0 5 0 7-2 1-1 1-1 1-1v3c0 16-6 28-13 35-2 2-2 3-2 4s1 2 2 2c2 0 18-16 18-41z"><text:p/></draw:path></draw:g></text:span><text:span text:style-name="T4"><draw:g text:anchor-type="as-char" svg:y="-0.157cm" draw:z-index="79" draw:name="Shape67" draw:style-name="gr173"><svg:title>TexMaths</svg:title><svg:desc>6§inline§w_c = weight[c] \cdot 1\{c \neq ignore_{index}\} §svg§600§TRUE§</svg:desc><draw:path draw:style-name="gr174" draw:text-style-name="P59" svg:width="0.12cm" svg:height="0.085cm" svg:x="0cm" svg:y="0.058cm" svg:viewBox="0 0 121 86" svg:d="M80 19c0-3 2-10 2-11 0-4-2-6-5-6s-6 2-7 6c0 1-9 37-10 42-2 6-2 9-2 13 0 1 0 2 0 3-4 10-10 16-17 16-14 0-14-14-14-18 0-6 1-13 9-36 2-6 4-9 4-12 0-9-7-16-16-16-17 0-24 28-24 29 0 2 2 2 3 2s1 0 2-3c5-18 12-24 19-24 1 0 5 0 5 6 0 5-2 11-4 14-8 22-10 31-10 38 0 17 12 24 26 24 3 0 12 0 19-14 5 13 17 14 23 14 13 0 22-12 26-23 6-15 12-40 12-49 0-11-4-14-8-14s-9 5-9 9c0 3 1 4 3 5 2 2 6 7 6 16 0 7-5 26-9 35-6 10-12 17-21 17s-13-6-13-17c0-5 1-11 2-14 2-10 5-21 8-32z"><text:p/></draw:path><draw:path draw:style-name="gr174" draw:text-style-name="P59" svg:width="0.055cm" svg:height="0.058cm" svg:x="0.133cm" svg:y="0.111cm" svg:viewBox="0 0 56 59" svg:d="M48 8c-4 0-6 4-6 7s2 5 5 5c2 0 7-2 7-9 0-9-10-11-17-11-19 0-37 18-37 36 0 12 8 23 24 23 21 0 32-13 32-15 0 0-2-2-3-2 0 0-1 1-2 2-10 12-25 12-27 12-9 0-14-7-14-15 0-4 2-18 9-27 5-7 12-11 18-11 2 0 8 1 11 5z"><text:p/></draw:path><draw:path draw:style-name="gr174" draw:text-style-name="P59" svg:width="0.121cm" svg:height="0.044cm" svg:x="0.261cm" svg:y="0.072cm" svg:viewBox="0 0 122 45" svg:d="M115 8c3 0 7 0 7-4s-4-4-7-4c-36 0-72 0-109 0-2 0-6 0-6 4s4 4 6 4c37 0 73 0 109 0zM115 45c3 0 7 0 7-4s-4-4-7-4c-36 0-72 0-109 0-2 0-6 0-6 4s4 4 6 4c37 0 73 0 109 0z"><text:p/></draw:path><draw:path draw:style-name="gr174" draw:text-style-name="P59" svg:width="0.12cm" svg:height="0.085cm" svg:x="0.449cm" svg:y="0.058cm" svg:viewBox="0 0 121 86" svg:d="M79 19c1-3 3-10 3-11 0-4-3-6-6-6-2 0-5 2-6 6-1 1-10 37-11 42-1 6-1 9-1 13 0 1 0 2 0 3-4 10-10 16-17 16-14 0-14-14-14-18 0-6 0-13 9-36 2-6 3-9 3-12 0-9-6-16-15-16-17 0-24 28-24 29 0 2 2 2 2 2 2 0 2 0 3-3 5-18 12-24 18-24 2 0 5 0 5 6 0 5-2 11-4 14-7 22-9 31-9 38 0 17 12 24 26 24 3 0 11 0 18-14 5 13 18 14 23 14 14 0 22-12 27-23 6-15 12-40 12-49 0-11-5-14-8-14-5 0-9 5-9 9 0 3 1 4 2 5 2 2 7 7 7 16 0 7-5 26-10 35-5 10-11 17-20 17s-14-6-14-17c0-5 2-11 2-14 3-10 5-21 8-32z"><text:p/></draw:path><draw:path draw:style-name="gr174" draw:text-style-name="P59" svg:width="0.069cm" svg:height="0.085cm" svg:x="0.588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174" draw:text-style-name="P59" svg:width="0.047cm" svg:height="0.126cm" svg:x="0.67cm" svg:y="0.016cm" svg:viewBox="0 0 48 127" svg:d="M47 7c0-4-3-7-7-7-5 0-10 5-10 10 0 4 3 7 7 7s10-4 10-10zM33 78c2-5 2-6 4-10 1-4 2-7 2-11 0-8-6-15-15-15-17 0-24 27-24 29s2 1 2 2c2 0 2-1 3-4 5-18 13-23 19-23 1 0 4 0 4 6 0 4-1 8-1 10-2 4-10 27-13 35-2 5-5 11-5 14 0 10 7 16 15 16 18 0 24-27 24-29 0-1-1-1-2-1-2 0-2 0-2 3-4 11-10 23-19 23-3 0-5-2-5-6 0-5 1-8 5-19 3-7 5-13 8-20z"><text:p/></draw:path><draw:path draw:style-name="gr174" draw:text-style-name="P59" svg:width="0.083cm" svg:height="0.121cm" svg:x="0.73cm" svg:y="0.058cm" svg:viewBox="0 0 84 122" svg:d="M84 12c0-1 0-2 0-3 0-3-2-5-5-5-2 0-7 1-8 8-3-7-10-12-17-12-21 0-43 26-43 54 0 18 11 30 24 30 11 0 20-9 21-11h1c-4 17-4 16-7 25 0 2-6 20-26 20-3 0-9 0-15-2 6-1 8-6 8-10 0-3-2-6-7-6-4 0-10 3-10 11 0 7 7 11 24 11 23 0 36-14 39-25 7-28 14-56 21-85zM60 59c-1 5-5 10-10 14-3 3-9 6-14 6-9 0-12-9-12-17 0-9 5-31 10-41 5-9 13-17 21-17 12 0 14 15 14 17 0 1 0 2 0 2-3 12-6 24-9 36z"><text:p/></draw:path><draw:path draw:style-name="gr174" draw:text-style-name="P59" svg:width="0.088cm" svg:height="0.132cm" svg:x="0.831cm" svg:y="0.01cm" svg:viewBox="0 0 89 133" svg:d="M42 2c0 0 0-2-2-2-4 0-18 2-22 2-2 0-4 0-4 3s2 3 5 3c8 0 9 1 9 3 0 1-1 3-1 4-9 36-18 73-26 108-1 3-1 3-1 5 0 4 4 5 5 5 3 0 6-2 7-5 1-5 3-10 4-15s2-10 3-16c1-4 2-8 3-13 1-1 2-7 2-8 1-2 7-12 13-18 4-2 10-6 18-6 7 0 10 6 10 13 0 10-8 31-12 42-2 4-3 6-3 10 0 9 7 16 16 16 17 0 23-28 23-29 0-2-1-2-2-2-2 0-2 1-2 3-3 10-9 24-19 24-3 0-5-2-5-6 0-5 2-10 4-14 3-7 11-30 11-41 0-12-7-20-21-20-11 0-20 6-27 14 5-20 9-40 14-60z"><text:p/></draw:path><draw:path draw:style-name="gr174" draw:text-style-name="P59" svg:width="0.055cm" svg:height="0.119cm" svg:x="0.931cm" svg:y="0.023cm" svg:viewBox="0 0 56 120" svg:d="M33 43c6 0 12 0 17 0 4 0 6 0 6-4 0-2-2-2-5-2-5 0-11 0-16 0 7-27 7-31 7-32 0-3-2-5-5-5-1 0-6 0-7 6-3 11-5 20-8 31-5 0-11 0-17 0-3 0-5 0-5 4 0 2 2 2 5 2 5 0 11 0 16 0-13 53-14 56-14 60 0 10 7 17 17 17 19 0 29-27 29-29 0-1-2-1-2-1-2 0-2 0-3 2-7 19-17 24-24 24-3 0-5-3-5-9 0-4 0-5 1-9 4-19 9-37 13-55z"><text:p/></draw:path><draw:path draw:style-name="gr174" draw:text-style-name="P59" svg:width="0.024cm" svg:height="0.188cm" svg:x="1.014cm" svg:y="0cm" svg:viewBox="0 0 25 189" svg:d="M25 189c0-3 0-5 0-7-6 0-12 0-18 0 0-58 0-117 0-174 6 0 12 0 18 0 0-3 0-5 0-8-8 0-17 0-25 0 0 63 0 126 0 189 8 0 17 0 25 0z"><text:p/></draw:path><draw:path draw:style-name="gr174" draw:text-style-name="P59" svg:width="0.07cm" svg:height="0.085cm" svg:x="1.051cm" svg:y="0.058cm" svg:viewBox="0 0 71 86" svg:d="M65 12c-3 0-6 0-8 3-3 2-3 6-3 7 0 4 3 7 6 7 6 0 10-5 10-13 0-9-8-16-21-16-25 0-49 27-49 54 0 17 10 32 30 32 26 0 41-20 41-22 0-1-1-3-2-3s-1 1-2 2c-15 19-35 19-37 19-12 0-16-10-16-21 0-7 3-26 9-38 6-11 16-19 26-19 6 0 13 2 16 8z"><text:p/></draw:path><draw:path draw:style-name="gr174" draw:text-style-name="P59" svg:width="0.024cm" svg:height="0.188cm" svg:x="1.126cm" svg:y="0cm" svg:viewBox="0 0 25 189" svg:d="M25 0c-8 0-17 0-25 0 0 3 0 5 0 8 6 0 12 0 18 0 0 57 0 116 0 174-6 0-12 0-18 0 0 2 0 4 0 7 8 0 17 0 25 0 0-63 0-126 0-189z"><text:p/></draw:path><draw:path draw:style-name="gr174" draw:text-style-name="P59" svg:width="0.019cm" svg:height="0.019cm" svg:x="1.229cm" svg:y="0.084cm" svg:viewBox="0 0 20 20" svg:d="M20 10c0-6-5-10-10-10s-10 4-10 10 5 10 10 10 10-4 10-10z"><text:p/></draw:path><draw:path draw:style-name="gr174" draw:text-style-name="P59" svg:width="0.059cm" svg:height="0.124cm" svg:x="1.321cm" svg:y="0.016cm" svg:viewBox="0 0 60 125" svg:d="M37 5c0-5 0-5-4-5-11 12-27 12-33 12 0 2 0 4 0 6 4 0 15 0 24-5 0 32 0 65 0 97 0 7-1 9-17 9-2 0-4 0-6 0 0 3 0 5 0 6 6 0 22 0 30 0 7 0 23 0 29 0 0-1 0-3 0-6-2 0-3 0-5 0-17 0-18-2-18-9 0-35 0-70 0-105z"><text:p/></draw:path><draw:path draw:style-name="gr174" draw:text-style-name="P59" svg:width="0.064cm" svg:height="0.188cm" svg:x="1.409cm" svg:y="0cm" svg:viewBox="0 0 65 189" svg:d="M38 25c0-7 5-20 25-21 1 0 2-1 2-2 0-2-2-2-4-2-18 0-34 10-35 24 0 14 0 28 0 43 0 8 0 14-7 19-7 6-13 6-17 7-1 0-2 0-2 2s1 2 3 2c12 1 20 7 22 16 1 2 1 3 1 10 0 12 0 25 0 37 0 8 0 14 9 21 7 6 19 8 26 8 2 0 4 0 4-2s-2-2-3-2c-12-1-21-7-23-16-1-3-1-3-1-10 0-13 0-26 0-40 0-8-1-11-7-17-4-4-9-6-14-7 15-5 21-13 21-24 0-15 0-30 0-46z"><text:p/></draw:path><draw:path draw:style-name="gr174" draw:text-style-name="P59" svg:width="0.07cm" svg:height="0.085cm" svg:x="1.495cm" svg:y="0.058cm" svg:viewBox="0 0 71 86" svg:d="M65 12c-3 0-6 0-8 3-3 2-4 6-4 7 0 4 4 7 7 7 6 0 10-5 10-13 0-9-8-16-21-16-25 0-49 27-49 54 0 17 10 32 29 32 27 0 42-20 42-22 0-1-1-3-2-3s-1 1-3 2c-14 19-34 19-36 19-12 0-16-10-16-21 0-7 3-26 9-38 6-11 16-19 26-19 6 0 13 2 16 8z"><text:p/></draw:path><draw:path draw:style-name="gr174" draw:text-style-name="P59" svg:width="0.09cm" svg:height="0.175cm" svg:x="1.643cm" svg:y="0.006cm" svg:viewBox="0 0 91 176" svg:d="M89 8c2-3 2-4 2-4 0-1-1-4-4-4-2 0-2 1-4 4-27 55-54 109-82 165-1 2-1 3-1 3 0 2 1 4 4 4 2 0 2-1 3-4 28-55 55-109 82-164z"><text:p/></draw:path><draw:path draw:style-name="gr174" draw:text-style-name="P59" svg:width="0.121cm" svg:height="0.044cm" svg:x="1.627cm" svg:y="0.072cm" svg:viewBox="0 0 122 45" svg:d="M115 8c3 0 7 0 7-4s-4-4-6-4c-36 0-73 0-110 0-2 0-6 0-6 4s4 4 6 4c37 0 73 0 109 0zM116 45c2 0 6 0 6-4s-4-4-7-4c-36 0-72 0-109 0-2 0-6 0-6 4s4 4 6 4c37 0 74 0 110 0z"><text:p/></draw:path><draw:path draw:style-name="gr174" draw:text-style-name="P59" svg:width="0.047cm" svg:height="0.126cm" svg:x="1.816cm" svg:y="0.016cm" svg:viewBox="0 0 48 127" svg:d="M46 7c0-4-2-7-6-7-5 0-10 5-10 10 0 4 2 7 7 7 4 0 9-4 9-10zM33 78c2-5 2-6 4-10 1-4 2-7 2-11 0-8-6-15-15-15-17 0-24 27-24 29s2 2 2 2c2 0 2-1 3-4 5-18 12-23 18-23 2 0 5 0 5 6 0 4-1 8-2 10-2 4-9 27-12 35-3 5-5 11-5 14 0 10 7 16 15 16 18 0 24-27 24-29 0-1-2-1-2-1-2 0-2 0-3 3-3 11-9 23-19 23-3 0-4-2-4-6 0-5 1-8 5-19 3-7 5-13 8-20z"><text:p/></draw:path><draw:path draw:style-name="gr174" draw:text-style-name="P59" svg:width="0.083cm" svg:height="0.121cm" svg:x="1.876cm" svg:y="0.058cm" svg:viewBox="0 0 84 122" svg:d="M83 12c1-1 1-2 1-3 0-3-2-5-5-5-2 0-7 1-8 8-3-7-10-12-17-12-21 0-44 26-44 54 0 18 12 30 25 30 11 0 19-9 21-11-3 17-3 16-6 25-1 2-7 20-26 20-4 0-9 0-15-2 6-1 8-6 8-10 0-3-2-6-7-6-4 0-10 3-10 11 0 7 7 11 24 11 23 0 36-14 39-25 7-28 13-56 20-85zM60 59c-2 5-6 10-10 14-4 3-9 6-15 6-8 0-12-9-12-17 0-9 6-31 11-41 5-9 13-17 20-17 13 0 15 15 15 17 0 1 0 2-1 2-2 12-6 24-8 36z"><text:p/></draw:path><draw:path draw:style-name="gr174" draw:text-style-name="P59" svg:width="0.098cm" svg:height="0.085cm" svg:x="1.972cm" svg:y="0.058cm" svg:viewBox="0 0 99 86" svg:d="M11 72c-1 4-2 8-2 9 0 3 3 5 6 5 2 0 5-2 6-5 0-1 2-10 4-15 1-5 3-11 4-16s2-9 3-13c1-3 2-9 2-9 3-6 13-24 30-24 8 0 10 7 10 13 0 12-9 36-12 45-2 4-2 6-2 8 0 9 7 16 15 16 18 0 24-28 24-29 0-2-2-2-2-2-2 0-2 1-3 3-3 13-10 24-19 24-3 0-4-2-4-6 0-5 2-10 3-14 4-10 12-31 12-41 0-13-8-21-21-21-17 0-26 12-29 17-1-11-8-17-17-17-8 0-12 8-13 11-3 6-6 18-6 18 0 2 2 2 2 2 2 0 2 0 3-4 3-13 7-23 14-23 3 0 5 2 5 9 0 4 0 6-3 16-3 14-6 29-10 43z"><text:p/></draw:path><draw:path draw:style-name="gr174" draw:text-style-name="P59" svg:width="0.078cm" svg:height="0.085cm" svg:x="2.084cm" svg:y="0.058cm" svg:viewBox="0 0 79 86" svg:d="M79 32c0-20-13-32-30-32-25 0-49 27-49 54 0 18 12 32 30 32 24 0 49-26 49-54zM30 82c-8 0-16-6-16-21 0-9 4-30 10-39 9-15 20-18 25-18 10 0 16 10 16 21 0 7-4 27-10 39-7 11-17 18-25 18z"><text:p/></draw:path><draw:path draw:style-name="gr174" draw:text-style-name="P59" svg:width="0.073cm" svg:height="0.085cm" svg:x="2.17cm" svg:y="0.058cm" svg:viewBox="0 0 74 86" svg:d="M11 72c-1 4-2 8-2 9 0 3 3 5 6 5 2 0 5-2 6-5 1-1 7-27 8-30 1-7 4-20 5-25 1-2 7-11 11-16 1-1 6-6 14-6 5 0 6 2 8 2-6 2-9 6-9 11 0 3 1 7 7 7 4 0 9-5 9-12 0-6-5-12-15-12-12 0-19 9-23 15-2-9-8-15-17-15-8 0-12 8-13 11-3 6-6 18-6 18 0 2 2 2 3 2s1 0 3-4c3-13 6-23 13-23 3 0 5 2 5 9 0 4 0 6-2 16-4 14-7 29-11 43z"><text:p/></draw:path><draw:path draw:style-name="gr174" draw:text-style-name="P59" svg:width="0.069cm" svg:height="0.085cm" svg:x="2.261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174" draw:text-style-name="P59" svg:width="0.037cm" svg:height="0.088cm" svg:x="2.344cm" svg:y="0.082cm" svg:viewBox="0 0 38 89" svg:d="M35 5c0-2-1-5-5-5-3 0-7 3-7 8 0 2 1 4 5 4s7-3 7-7zM9 72c0 2-1 4-1 6 0 6 5 11 12 11 13 0 18-18 18-20s-1-2-2-2-1 1-2 3c-3 10-9 15-13 15-3 0-4-1-4-4s1-6 2-9c2-3 3-7 4-10s6-16 7-17c0-1 1-3 1-4 0-6-6-11-13-11-12 0-18 18-18 20 0 1 2 1 2 1 2 0 2 0 2-2 4-11 9-16 14-16 2 0 3 1 3 5 0 3-1 5-4 13-2 7-5 14-8 21z"><text:p/></draw:path><draw:path draw:style-name="gr174" draw:text-style-name="P59" svg:width="0.077cm" svg:height="0.058cm" svg:x="2.396cm" svg:y="0.111cm" svg:viewBox="0 0 78 59" svg:d="M10 50c-1 1-1 3-2 5 0 3 2 4 4 4 3 0 5-1 6-2 0-1 1-6 2-8 1-3 2-9 3-13 0-2 1-5 2-8 2-6 2-7 5-12 4-6 10-13 19-13 8 0 8 7 8 10 0 8-6 23-8 28-1 4-1 5-1 7 0 7 5 11 12 11 13 0 18-18 18-20s-2-2-2-2c-2 0-2 1-2 3-3 10-8 16-14 16-2 0-3-2-3-5s1-5 3-10c1-5 7-19 7-26 0-13-10-15-17-15-10 0-18 6-21 12-1-9-9-12-14-12-6 0-9 4-10 7-3 5-5 12-5 13 0 2 2 1 2 2 2 0 2 0 3-4 2-8 4-15 10-15 3 0 4 3 4 7 0 2-1 7-2 11-1 3-2 9-3 12-2 5-3 11-4 17z"><text:p/></draw:path><draw:path draw:style-name="gr174" draw:text-style-name="P59" svg:width="0.065cm" svg:height="0.092cm" svg:x="2.488cm" svg:y="0.078cm" svg:viewBox="0 0 66 93" svg:d="M66 4c0 0 0-1 0-2 0 0 0-2-2-2-3 0-14 1-17 2-1 0-2 0-2 3 0 1 1 1 3 1 6 0 6 2 6 3 0 0 0 1 0 2-3 11-5 20-8 31-2-5-7-8-13-8-16 0-33 18-33 37 0 13 8 22 19 22 8 0 13-3 18-9 3 8 10 9 14 9s8-2 10-7c2-4 5-12 5-13 0-2-2-1-3-2-2 0-2 1-3 5-1 6-3 14-9 14-3 0-4-3-4-7 0-2 0-4 0-5 7-25 12-49 19-74zM38 76c-1 3-4 6-6 9-1 0-7 5-12 5s-10-4-10-13c0-7 4-21 7-27 6-11 13-13 16-13 9 0 12 11 12 12s-1 1-1 2c-2 8-4 16-6 25z"><text:p/></draw:path><draw:path draw:style-name="gr174" draw:text-style-name="P59" svg:width="0.054cm" svg:height="0.058cm" svg:x="2.565cm" svg:y="0.111cm" svg:viewBox="0 0 55 59" svg:d="M20 28c3 0 14 0 21-3 9-3 11-10 11-14 0-7-7-11-16-11-15 0-36 12-36 35 0 13 8 24 23 24 22 0 32-13 32-15 0 0-1-2-2-2s-2 1-3 2c-9 12-25 12-27 12-7 0-13-5-13-16 0-2 0-5 2-12 3 0 6 0 8 0zM13 24c5-19 19-21 23-21 6 0 10 3 10 8 0 13-21 13-27 13-2 0-4 0-6 0z"><text:p/></draw:path><draw:path draw:style-name="gr174" draw:text-style-name="P59" svg:width="0.067cm" svg:height="0.058cm" svg:x="2.632cm" svg:y="0.111cm" svg:viewBox="0 0 68 59" svg:d="M25 44c-1 5-5 12-11 12-1 0-5 0-7-2 5-2 5-6 5-8s-2-4-5-4-7 3-7 8c0 7 7 9 13 9s11-3 15-9c3 7 9 9 15 9 15 0 23-16 23-20 0-2-2-1-3-2-2 0-2 1-2 3-3 9-11 16-18 16-5 0-8-4-8-9 0-3 3-15 7-30 3-10 8-14 13-14 0 0 4 0 6 2-3 1-5 5-5 7 0 4 2 5 5 5 2 0 7-2 7-8 0-7-8-9-13-9-7 0-11 4-14 9-3-5-9-9-16-9-14 0-22 16-22 20 0 2 1 1 2 2 2 0 2-1 2-3 3-10 12-16 18-16 4 0 8 3 8 9 0 3-2 10-3 14-2 6-3 12-5 18z"><text:p/></draw:path><draw:path draw:style-name="gr174" draw:text-style-name="P59" svg:width="0.064cm" svg:height="0.188cm" svg:x="2.731cm" svg:y="0cm" svg:viewBox="0 0 65 189" svg:d="M27 164c0 7-6 20-25 21-1 0-2 1-2 2 0 2 2 2 4 2 17 0 34-9 34-24 0-14 0-28 0-43 0-7 0-13 8-19 7-6 13-6 17-6 1 0 2-1 2-2 0-2-1-2-3-2-12-1-21-8-23-17-1-2-1-3-1-10 0-12 0-24 0-37 0-8 0-14-8-21-8-6-20-8-26-8-2 0-4 0-4 2s1 2 3 2c12 1 20 7 23 17 1 2 1 2 1 9 0 13 0 26 0 40 0 8 1 11 7 18 3 3 9 5 14 7-15 4-21 13-21 23 0 15 0 31 0 46z"><text:p/></draw:path></draw:g></text:span><text:span text:style-name="T4"><draw:g text:anchor-type="as-char" svg:y="-0.379cm" draw:z-index="80" draw:name="Shape68" draw:style-name="gr173"><svg:title>TexMaths</svg:title><svg:desc>6§latex§\ell(x,y) &amp; = \begin{cases}
            \sum^N_{n=1}\frac{1}{\sum^N_{n=1} w_{y_n}} l_n, &amp; if\ reduction = mean \\ 
            \sum^N_{n=1} l_n, &amp; if\ reduction = sum
        \end{cases}§svg§600§TRUE§</svg:desc><draw:path draw:style-name="gr174" draw:text-style-name="P59" svg:width="0.054cm" svg:height="0.143cm" svg:x="0cm" svg:y="0.214cm" svg:viewBox="0 0 55 144" svg:d="M1 122c-1 0-1 1-1 1 0 1 1 3 2 3 0 0 1 0 5-6 1-1 4-5 5-7 1 16 6 31 16 31 6 0 11-5 14-8 2-2 9-10 9-12 0 0-1-2-2-2s-1 0-2 2c-9 12-14 15-19 15-6 0-8-10-8-25 0-2 0-11 0-12s0-1 3-5c12-17 32-50 32-81 0-3 0-16-8-16-12 0-23 33-24 38-7 21-11 45-11 69-4 4-8 9-11 15zM21 94c0-3 6-47 14-71 5-10 7-18 12-18s5 7 5 10c0 34-24 68-31 79z"><text:p/></draw:path><draw:path draw:style-name="gr174" draw:text-style-name="P59" svg:width="0.032cm" svg:height="0.199cm" svg:x="0.072cm" svg:y="0.206cm" svg:viewBox="0 0 33 200" svg:d="M33 199c0-1 0-2-2-5-18-25-22-63-22-94 0-34 5-69 22-94 2-3 2-3 2-4s0-2-1-2-14 14-23 39c-7 22-9 44-9 61 0 16 2 40 9 63 9 25 22 37 23 37s1 0 1-1z"><text:p/></draw:path><draw:path draw:style-name="gr174" draw:text-style-name="P59" svg:width="0.07cm" svg:height="0.09cm" svg:x="0.117cm" svg:y="0.267cm" svg:viewBox="0 0 71 91" svg:d="M44 28c1-5 4-24 14-24 1 0 4 0 7 3-4 1-7 6-7 11 0 3 2 7 6 7 3 0 7-4 7-12 0-11-8-13-13-13-8 0-13 10-15 15-3-13-11-15-15-15-15 0-24 26-24 31 0 2 2 1 2 2 1 0 2-1 2-3 5-21 14-26 19-26 3 0 8 2 8 14 0 6-2 19-8 47-2 13-7 21-13 21-1 0-5 0-7-3 3-1 6-5 6-11 0-5-3-6-5-6-4 0-8 5-8 11 0 9 7 14 13 14 10 0 15-15 16-16 1 8 6 16 15 16 15 0 23-27 23-32 0-1-1-1-2-1s-1 0-1 2c-5 21-15 26-20 26s-7-6-7-13c0-5 0-9 2-18 1-9 3-18 5-27z"><text:p/></draw:path><draw:path draw:style-name="gr174" draw:text-style-name="P59" svg:width="0.016cm" svg:height="0.059cm" svg:x="0.207cm" svg:y="0.333cm" svg:viewBox="0 0 17 60" svg:d="M17 21c0-13-4-21-9-21s-8 5-8 11 3 11 8 11c1 0 3-1 5-3 0-1 0-1 0-1 0 1 1 0 1 3 0 15-5 27-10 34-2 2-2 2-2 3s1 2 2 2 13-15 13-39z"><text:p/></draw:path><draw:path draw:style-name="gr174" draw:text-style-name="P59" svg:width="0.065cm" svg:height="0.129cm" svg:x="0.263cm" svg:y="0.267cm" svg:viewBox="0 0 66 130" svg:d="M66 12c0-3 0-3 0-5 0-3-2-5-4-5-1 0-4 1-5 4 0 1-2 7-2 11-1 5-2 10-3 16-2 12-4 24-6 36-1 3-7 17-17 17-7 0-8-9-8-16 0-10 2-22 7-39 2-9 3-11 3-15 0-9-5-16-12-16-14 0-19 29-19 31s1 1 2 2c1 0 1-1 2-4 4-19 10-25 15-25 1 0 3 0 3 6 0 5-1 11-2 15-6 21-9 32-9 42 0 17 9 24 18 24 6 0 11-4 14-9-1 10-3 20-9 30-4 7-9 13-16 13-2 0-8-1-11-9 3 0 4 0 6-2s3-4 3-8c0-6-3-7-5-7-3 0-8 3-8 13s6 18 15 18c15 0 30-19 34-42 4-25 9-50 14-76z"><text:p/></draw:path><draw:path draw:style-name="gr174" draw:text-style-name="P59" svg:width="0.032cm" svg:height="0.199cm" svg:x="0.342cm" svg:y="0.206cm" svg:viewBox="0 0 33 200" svg:d="M33 100c0-15-1-40-9-62-9-25-21-38-22-38-2 0-2 1-2 2s0 1 3 5c14 20 22 52 22 93 0 35-5 70-23 95-2 2-2 3-2 4s0 1 2 1c1 0 14-13 22-38 7-23 9-45 9-62z"><text:p/></draw:path><draw:path draw:style-name="gr174" draw:text-style-name="P59" svg:width="0.094cm" svg:height="0.046cm" svg:x="0.438cm" svg:y="0.282cm" svg:viewBox="0 0 95 47" svg:d="M90 8c2 0 5 0 5-4s-3-4-5-4c-28 0-57 0-85 0-2 0-5 0-5 4s3 4 5 4c28 0 57 0 85 0zM90 47c2 0 5 0 5-4s-3-4-5-4c-28 0-57 0-85 0-2 0-5 0-5 4s3 4 5 4c28 0 57 0 85 0z"><text:p/></draw:path><draw:path draw:style-name="gr174" draw:text-style-name="P59" svg:width="0.073cm" svg:height="0.599cm" svg:x="0.601cm" svg:y="0.005cm" svg:viewBox="0 0 74 600" svg:d="M44 374c0-22-11-56-36-73 16-12 34-36 36-73v-1c0-46 0-92 0-139 0-16 0-20 1-28 3-15 10-35 28-50 1-1 1-1 1-5s0-5-4-5c-2 0-2 0-6 3-32 26-34 63-34 70 0 47 0 95 0 143 0 14 0 30-8 49-6 16-14 24-20 30-2 2-2 2-2 6 0 3 0 3 1 4 12 11 25 29 29 61 0 5 0 5 0 8 0 51 0 103 0 153 0 17 7 51 35 71 3 2 3 2 5 2 4 0 4 0 4-4s0-4-1-4c-6-6-25-22-29-57 0-5 0-5 0-8 0-50 0-102 0-153z"><text:p/></draw:path><draw:path draw:style-name="gr174" draw:text-style-name="P59" svg:width="0.134cm" svg:height="0.199cm" svg:x="0.704cm" svg:y="0.046cm" svg:viewBox="0 0 135 200" svg:d="M52 107c-17 29-34 59-51 88-1 2-1 2-1 3 0 2 1 2 4 2 40 0 79 0 119 0 4-16 8-33 12-49-1 0-2 0-3 0-4 15-14 26-26 33-2 0-12 5-33 5-20 0-41 0-61 0 17-29 33-57 50-86 1-1 1-2 1-3s0-1-1-2c-16-30-31-60-47-90 19 0 38 0 57 0 16 0 49 2 60 39 1 0 2 0 3 0-4-16-8-32-12-47-40 0-79 0-119 0-4 0-4 0-4 6 18 34 35 67 52 101z"><text:p/></draw:path><draw:path draw:style-name="gr174" draw:text-style-name="P59" svg:width="0.088cm" svg:height="0.095cm" svg:x="0.854cm" svg:y="0cm" svg:viewBox="0 0 89 96" svg:d="M77 15c1-5 2-10 10-10 1 0 2 0 2-3 0-1 0-2-1-2-3 0-7 1-11 1-2 0-8-1-10-1-1 0-2 0-2 3 0 2 1 2 2 2 5 0 6 2 6 6 0 1 0 2 0 3-4 21-7 41-11 61-9-24-17-48-25-73-1-2-2-2-4-2-4 0-9 0-13 0-2 0-4 0-4 3 0 2 2 2 4 2s4 0 6 1c-4 25-9 50-13 75-1 5-3 9-11 10 0 0-2 0-2 3 0 1 1 2 2 2 3 0 7-1 10-1 2 0 8 1 10 1s2-1 2-3-1-2-2-2c-6-1-6-4-6-6 0-1 0-2 0-4 5-24 9-47 13-71 10 28 20 56 30 84 0 2 0 2 2 2 1 0 1-1 2-3 4-26 9-52 14-78z"><text:p/></draw:path><draw:path draw:style-name="gr174" draw:text-style-name="P59" svg:width="0.06cm" svg:height="0.062cm" svg:x="0.852cm" svg:y="0.194cm" svg:viewBox="0 0 61 63" svg:d="M7 53c0 2 0 5 0 6 0 3 1 4 3 4s3-1 4-3c1-1 1-5 1-9 1-2 2-9 3-12 0-3 1-6 2-9 0-6 1-7 4-13 2-6 7-13 15-13 5 0 5 7 5 10 0 8-4 24-5 30-2 3-2 5-2 7 0 8 5 12 10 12 10 0 14-19 14-21s-1-2-2-2-1 1-2 2c-2 12-6 17-10 17-2 0-3-1-3-4 0-4 1-5 3-12 1-4 5-19 5-27 0-14-8-16-13-16-8 0-14 7-17 13 0-10-7-13-11-13s-6 5-7 7c-3 6-4 14-4 15s1 1 2 1 1 0 2-4c1-8 3-15 7-15 3 0 3 3 3 7 0 3-1 8-1 12-1 3-2 9-2 12-2 6-2 12-4 18z"><text:p/></draw:path><draw:path draw:style-name="gr174" draw:text-style-name="P59" svg:width="0.073cm" svg:height="0.037cm" svg:x="0.925cm" svg:y="0.202cm" svg:viewBox="0 0 74 38" svg:d="M70 7c1 0 4 0 4-4 0-3-3-3-4-3-22 0-44 0-66 0-2 0-4 0-4 3 0 4 2 4 4 4 22 0 44 0 66 0zM70 38c1 0 4 0 4-4 0-3-3-3-4-3-22 0-44 0-66 0-2 0-4 0-4 3 0 4 2 4 4 4 22 0 44 0 66 0z"><text:p/></draw:path><draw:path draw:style-name="gr174" draw:text-style-name="P59" svg:width="0.036cm" svg:height="0.093cm" svg:x="1.017cm" svg:y="0.163cm" svg:viewBox="0 0 37 94" svg:d="M23 4c0-3 0-4-3-4-7 9-16 9-20 9 0 2 0 4 0 5 2 0 9 0 15-4 0 24 0 48 0 72 0 5 0 6-11 6-1 0-2 0-3 0 0 2 0 4 0 6 2-1 14-1 18-1 3 0 16 0 18 1 0-2 0-4 0-6-2 0-3 0-4 0-10 0-10-1-10-6 0-26 0-52 0-78z"><text:p/></draw:path><draw:path draw:style-name="gr174" draw:text-style-name="P59" svg:width="0.036cm" svg:height="0.092cm" svg:x="1.366cm" svg:y="0.026cm" svg:viewBox="0 0 37 93" svg:d="M23 4c0-4-1-4-3-4-7 9-16 9-20 9 0 2 0 4 0 5 2 0 9 0 15-4 0 24 0 48 0 72 0 4 0 6-11 6-1 0-2 0-3 0 0 2 0 3 0 5 2 0 14-1 18-1 3 0 16 1 18 1 0-2 0-3 0-5-2 0-3 0-4 0-10 0-10-2-10-6 0-26 0-52 0-78z"><text:p/></draw:path><draw:path draw:style-name="gr174" draw:text-style-name="P59" svg:width="0.544cm" svg:height="0.008cm" svg:x="1.111cm" svg:y="0.142cm" svg:viewBox="0 0 545 9" svg:d="M0 0c182 0 363 0 545 0 0 3 0 6 0 9-182 0-363 0-545 0 0-3 0-6 0-9z"><text:p/></draw:path><draw:path draw:style-name="gr174" draw:text-style-name="P59" svg:width="0.104cm" svg:height="0.139cm" svg:x="1.119cm" svg:y="0.177cm" svg:viewBox="0 0 105 140" svg:d="M48 72c1-1 1-1 1-2 0 0 0-1-1-2-12-21-24-41-35-61 14 0 29 0 43 0 15 0 23 3 24 3 9 4 18 12 21 24 2 0 2 0 4 0-4-12-6-23-10-34-30 0-61 0-92 0-2 0-2 0-3 1v4c13 23 27 46 40 69-13 21-26 41-39 62-1 1-1 2-1 2 0 2 1 2 3 2 31 0 62 0 92 0 4-12 6-24 10-36-2 0-2 0-4 0-3 13-12 20-19 23-2 1-9 4-25 4s-31 0-47 0c13-20 25-39 38-59z"><text:p/></draw:path><draw:path draw:style-name="gr174" draw:text-style-name="P59" svg:width="0.069cm" svg:height="0.067cm" svg:x="1.24cm" svg:y="0.158cm" svg:viewBox="0 0 70 68" svg:d="M60 11c0-2 1-6 8-6 0 0 2-1 2-3 0-1-1-2-2-2s-2 0-4 0c-1 0-2 0-4 0-1 0-3 0-4 0s-3 0-4 0-2 0-2 3c0 2 1 2 2 2 5 0 5 1 5 3 0 1 0 1 0 2-3 15-6 29-8 43-7-17-14-34-21-51-1-2-1-2-3-2-4 0-7 0-11 0-1 0-3 0-3 3 0 2 1 2 3 2 0 0 3 0 5 0-4 17-6 34-10 52 0 3 0 6-7 7-1 0-2 0-2 3 0 0 0 1 1 1s3 0 4 0c2 0 3 0 4 0 2 0 3 0 4 0 2 0 3 0 5 0 0 0 1-1 1-2 0-2-1-2-1-2-4-1-5-2-5-4 0-1 0-1 0-2 2-17 6-34 9-51 8 20 16 40 24 59 1 2 2 2 2 2 2 0 2 0 2-2 3-19 7-36 10-55z"><text:p/></draw:path><draw:path draw:style-name="gr174" draw:text-style-name="P59" svg:width="0.049cm" svg:height="0.045cm" svg:x="1.238cm" svg:y="0.283cm" svg:viewBox="0 0 50 46" svg:d="M8 35c-1 2-1 7-1 7 0 3 1 4 2 4s3-1 3-4c1 0 1-5 2-8 2-13 1-9 2-13 1-3 6-18 15-18 4 0 5 3 5 8 0 6-3 16-5 22 0 1 0 2 0 4 0 5 3 9 8 9 7 0 11-13 11-16 0-1-1-1-1-1-1 0-2 0-2 2-1 6-5 11-8 11-2 0-2-1-2-4 0-1 0-3 0-5 2-4 5-15 5-21 0-7-4-12-10-12-7 0-12 6-14 10 0-8-6-10-9-10-7 0-9 15-9 16s1 1 2 1 1 0 1-2c1-5 3-12 6-12 2 0 3 4 3 6 0 1-1 5-1 8-1 2-2 6-2 9s-1 6-1 9z"><text:p/></draw:path><draw:path draw:style-name="gr174" draw:text-style-name="P59" svg:width="0.058cm" svg:height="0.029cm" svg:x="1.301cm" svg:y="0.289cm" svg:viewBox="0 0 59 30" svg:d="M57 6c1 0 2 0 2-3s-2-3-2-3c-18 0-36 0-54 0-1 0-3 0-3 3s2 3 3 3c18 0 36 0 54 0zM57 30c0 0 2 0 2-3s-1-3-2-3c-18 0-36 0-54 0-1 0-3 0-3 3s2 3 3 3c18 0 36 0 54 0z"><text:p/></draw:path><draw:path draw:style-name="gr174" draw:text-style-name="P59" svg:width="0.028cm" svg:height="0.066cm" svg:x="1.378cm" svg:y="0.261cm" svg:viewBox="0 0 29 67" svg:d="M18 3c0-3 0-3-3-3-4 6-13 6-14 6h-1c0 2 0 3 0 5h1c2 0 6-1 10-3 0 17 0 34 0 50 0 3 0 4-7 4-1 0-2 0-4 0 0 2 0 3 0 5 4-1 10-1 15-1 4 0 10 0 14 1 0-2 0-3 0-5-1 0-2 0-3 0-8 0-8-1-8-4 0-18 0-37 0-55z"><text:p/></draw:path><draw:path draw:style-name="gr174" draw:text-style-name="P59" svg:width="0.073cm" svg:height="0.062cm" svg:x="1.448cm" svg:y="0.22cm" svg:viewBox="0 0 74 63" svg:d="M48 18c1-4 2-11 2-12 0-3-2-4-3-4-2 0-4 1-5 4 0 1-1 7-2 11-1 8-1 8-3 16-1 7-1 8-1 12 0 3-1 6-3 10-1 2-3 5-7 5s-8-2-8-13c0-8 2-18 4-25 2-6 2-7 2-9 0-7-4-12-9-12-11 0-15 18-15 21 0 1 1 1 2 1s1 0 2-2c2-11 7-16 10-16 2 0 3 1 3 4 0 4-1 6-2 8-5 21-5 24-5 28 0 17 10 18 16 18 2 0 7 0 11-9 3 6 8 9 14 9 9 0 13-10 15-16 5-12 8-29 8-36 0-10-5-11-6-11-2 0-5 4-5 7s1 4 2 5c2 3 3 7 3 11 0 2-4 37-16 37-8 0-8-10-8-13 0-4 0-6 1-14 1-5 2-10 3-15z"><text:p/></draw:path><draw:path draw:style-name="gr174" draw:text-style-name="P59" svg:width="0.04cm" svg:height="0.063cm" svg:x="1.533cm" svg:y="0.259cm" svg:viewBox="0 0 41 64" svg:d="M41 7c0-2 0-2 0-2 0-3-1-4-2-4-3 0-4 4-4 6-1 3-2 6-2 8-1 4-1 9-2 13 0 1-1 3-1 4s-4 10-10 10c-3 0-6-3-6-9s2-13 4-20c1-1 1-3 1-4 0-6-3-9-8-9-7 0-11 13-11 15s1 2 2 2 1-1 1-2c1-7 5-12 8-12 2 0 2 1 2 4 0 2 0 3 0 5-4 12-5 15-5 19 0 12 7 14 12 14 4 0 7-3 9-5-1 6-2 10-5 15-2 2-6 6-10 6-1 0-4 0-5-2 3-1 3-5 3-6 0-3-2-4-3-4-2 0-5 2-5 6 0 5 4 9 10 9 8 0 18-7 20-20s5-25 7-37z"><text:p/></draw:path><draw:path draw:style-name="gr174" draw:text-style-name="P59" svg:width="0.049cm" svg:height="0.044cm" svg:x="1.585cm" svg:y="0.28cm" svg:viewBox="0 0 50 45" svg:d="M8 34c-1 3-1 7-1 8 0 2 1 3 2 3s3 0 4-3c0-1 0-5 1-8 2-13 2-13 2-14 2-3 6-17 15-17 4 0 5 3 5 7 0 6-3 16-5 22 0 1 0 3 0 5 0 5 4 8 8 8 7 0 11-13 11-15s-1-1-1-2c-1 0-1 1-2 2-1 7-5 12-8 12-2 0-2-2-2-4s0-3 1-5c1-4 4-16 4-22s-4-11-10-11c-7 0-11 5-14 10 0-8-6-10-9-10-7 0-9 15-9 15 0 2 1 2 2 2s1-1 1-2c1-6 3-12 6-12 2 0 3 3 3 6 0 1-1 5-1 8-1 2-1 6-2 8 0 3-1 6-1 9z"><text:p/></draw:path><draw:path draw:style-name="gr174" draw:text-style-name="P59" svg:width="0.03cm" svg:height="0.14cm" svg:x="1.679cm" svg:y="0.057cm" svg:viewBox="0 0 31 141" svg:d="M31 2c0 0 0-2-2-2-4 0-14 1-18 2-1 0-2 0-2 4 0 2 1 2 3 2 7 0 7 2 7 3 0 2 0 3 0 4-6 34-12 67-18 101-1 2-1 3-1 7 0 11 6 18 13 18 5 0 8-4 11-11 2-8 4-19 4-20 0-2-1-2-2-2s-1 1-2 4c-2 13-5 24-11 24-4 0-4-6-4-9 0-4 0-5 1-9 7-39 14-77 21-116z"><text:p/></draw:path><draw:path draw:style-name="gr174" draw:text-style-name="P59" svg:width="0.06cm" svg:height="0.062cm" svg:x="1.72cm" svg:y="0.165cm" svg:viewBox="0 0 61 63" svg:d="M7 53c0 2 0 4 0 5 0 4 1 5 3 5s3-2 4-3c0-1 1-6 1-9 1-2 2-9 3-12 0-4 1-6 2-10 1-6 1-7 4-12 2-6 7-14 15-14 5 0 6 8 6 11 0 8-5 24-6 29-2 4-2 6-2 8 0 7 5 12 10 12 10 0 14-20 14-21 0-2-1-2-2-2s-1 1-1 2c-3 11-7 17-11 17-2 0-3-2-3-5s1-5 3-11c1-5 5-20 5-27 0-14-8-16-13-16-8 0-14 7-17 13 0-10-7-13-11-13s-6 4-7 7c-3 6-4 14-4 14 0 2 1 2 2 2s1 0 2-4c1-9 3-16 7-16 3 0 4 4 4 7s-1 8-2 12-2 10-2 13c-2 6-2 12-4 18z"><text:p/></draw:path><draw:path draw:style-name="gr174" draw:text-style-name="P59" svg:width="0.016cm" svg:height="0.059cm" svg:x="1.806cm" svg:y="0.176cm" svg:viewBox="0 0 17 60" svg:d="M17 21c0-13-4-21-10-21-4 0-7 5-7 11 0 5 3 10 7 10 2 0 4 0 6-2 0-1 0-1 0-1v3c0 15-4 27-9 34-2 2-2 2-2 3s1 2 2 2 13-15 13-39z"><text:p/></draw:path><draw:path draw:style-name="gr174" draw:text-style-name="P59" svg:width="0.037cm" svg:height="0.134cm" svg:x="1.9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174" draw:text-style-name="P59" svg:width="0.071cm" svg:height="0.181cm" svg:x="2.033cm" svg:y="0.056cm" svg:viewBox="0 0 72 182" svg:d="M45 61c4 0 8 0 12 0 3 0 5 0 5-4 0-2-2-2-4-2-4 0-8 0-12 0 1-8 2-16 3-23 1-4 2-18 4-21 1-4 3-6 6-6 0 0 5 0 7 3-6 1-8 8-8 11 0 4 3 7 6 7s8-5 8-12c0-9-7-14-13-14-5 0-14 3-18 23-1 4-1 7-5 32-3 0-6 0-10 0-2 0-4 0-4 4 0 2 1 2 4 2s6 0 9 0c-3 26-6 53-10 79-3 20-5 37-13 37 0 0-4 0-7-3 7-1 8-8 8-11 0-4-2-7-5-7-4 0-8 5-8 12 0 9 7 14 12 14 8 0 14-12 17-19 4-13 7-37 8-39 3-21 5-42 8-63z"><text:p/></draw:path><draw:path draw:style-name="gr174" draw:text-style-name="P59" svg:width="0.057cm" svg:height="0.09cm" svg:x="2.163cm" svg:y="0.109cm" svg:viewBox="0 0 58 91" svg:d="M9 77c-1 3-2 7-2 9 0 3 2 5 4 5s4-2 6-6c0-1 5-28 5-31 1-7 4-21 5-27 0-2 4-12 8-16 1-1 5-6 11-6 4 0 4 1 6 2-4 1-7 6-7 11 0 3 1 7 6 7 3 0 7-4 7-12 0-7-4-13-12-13-9 0-15 10-18 15-1-9-6-15-13-15-6 0-9 8-11 11-2 7-4 19-4 20 0 2 1 2 2 2s1 0 2-4c3-15 5-24 11-24 2 0 4 1 4 9 0 4 0 6-2 16-3 16-6 32-8 47z"><text:p/></draw:path><draw:path draw:style-name="gr174" draw:text-style-name="P59" svg:width="0.054cm" svg:height="0.09cm" svg:x="2.234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174" draw:text-style-name="P59" svg:width="0.067cm" svg:height="0.14cm" svg:x="2.3cm" svg:y="0.057cm" svg:viewBox="0 0 68 141" svg:d="M68 2c0 0 0-2-2-2s-15 2-18 2c-1 0-2 1-2 4 0 2 1 2 3 2 7 0 8 2 8 3 0 2-1 3-1 4-3 16-5 32-8 48-3-7-7-13-14-13-16 0-34 30-34 59 0 19 8 32 19 32 3 0 10-1 18-15 2 9 7 15 14 15 4 0 8-5 10-11 3-7 5-19 5-20 0-2-2-2-2-2-2 0-2 1-2 4-3 13-5 24-11 24-4 0-5-5-5-9s1-6 1-9c7-39 14-77 21-116zM38 115c-1 4-1 4-3 7-6 12-12 14-16 14-7 0-9-10-9-18 0-10 5-35 8-44 4-12 11-19 17-19 9 0 11 16 11 17 0 2 0 3-1 4-2 13-4 26-7 39z"><text:p/></draw:path><draw:path draw:style-name="gr174" draw:text-style-name="P59" svg:width="0.072cm" svg:height="0.09cm" svg:x="2.373cm" svg:y="0.109cm" svg:viewBox="0 0 73 91" svg:d="M46 78c1 8 7 13 13 13 5 0 8-5 10-11 3-8 4-20 4-20 0-2-1-2-1-2-2 0-2 1-2 4-2 11-5 24-11 24-3 0-4-2-4-9 0-4 1-14 2-20 2-8 3-15 5-22 0-3 1-11 2-14 0-4 2-12 2-14 0-3-2-5-4-5-1 0-5 0-6 7-3 15-9 50-10 61-1 0-6 16-17 16-7 0-9-8-9-16 0-11 4-27 8-41 2-6 3-8 3-12 0-10-5-17-12-17-14 0-19 29-19 31s1 2 2 2 1 0 2-4c3-17 9-24 14-24 2 0 4 0 4 6 0 5-2 11-2 14-6 20-9 32-9 42 0 19 10 24 18 24 9 0 14-9 17-13z"><text:p/></draw:path><draw:path draw:style-name="gr174" draw:text-style-name="P59" svg:width="0.055cm" svg:height="0.09cm" svg:x="2.456cm" svg:y="0.109cm" svg:viewBox="0 0 56 91" svg:d="M51 13c-3 0-5 0-7 2-2 3-2 7-2 8 0 5 2 7 5 7 4 0 8-5 8-13 0-10-7-17-17-17-19 0-38 29-38 57 0 18 8 34 23 34 21 0 33-21 33-24 0-1-1-3-2-3s-1 1-2 3c-11 19-27 19-28 19-9 0-13-10-13-22 0-7 2-27 7-39s13-20 21-20c5 0 10 2 12 8z"><text:p/></draw:path><draw:path draw:style-name="gr174" draw:text-style-name="P59" svg:width="0.043cm" svg:height="0.126cm" svg:x="2.516cm" svg:y="0.072cm" svg:viewBox="0 0 44 127" svg:d="M26 45c5 0 9 0 14 0 2 0 4 0 4-4 0-2-2-2-4-2-4 0-9 0-13 0 6-29 6-33 6-34 0-3-2-5-4-5 0 0-5 0-6 7-2 11-3 21-5 32-5 0-9 0-14 0-3 0-4 0-4 4 0 2 1 2 4 2 4 0 9 0 13 0-11 57-11 61-11 64 0 11 5 18 13 18 14 0 23-29 23-31 0-1-2-1-2-1-1 0-2 0-2 2-7 21-14 26-19 26-3 0-4-3-4-9 0-5 0-7 0-10 4-20 7-40 11-59z"><text:p/></draw:path><draw:path draw:style-name="gr174" draw:text-style-name="P59" svg:width="0.037cm" svg:height="0.134cm" svg:x="2.56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174" draw:text-style-name="P59" svg:width="0.06cm" svg:height="0.09cm" svg:x="2.619cm" svg:y="0.109cm" svg:viewBox="0 0 61 91" svg:d="M61 34c0-21-10-34-23-34-19 0-38 29-38 57 0 20 10 34 23 34 19 0 38-28 38-57zM23 86c-6 0-12-6-12-22 0-9 3-31 8-41 7-16 15-18 19-18 8 0 13 9 13 21 0 8-3 29-9 42-5 11-12 18-19 18z"><text:p/></draw:path><draw:path draw:style-name="gr174" draw:text-style-name="P59" svg:width="0.077cm" svg:height="0.09cm" svg:x="2.687cm" svg:y="0.109cm" svg:viewBox="0 0 78 91" svg:d="M9 77c-1 3-2 7-2 9 0 3 2 5 4 5s4-2 6-6c1-5 2-10 3-15 0-6 2-12 2-17 1-5 2-10 3-14s2-9 2-10c2-6 10-24 23-24 7 0 8 7 8 13 0 13-7 39-10 47-1 5-1 7-1 9 0 10 5 17 12 17 14 0 19-29 19-31s-2-2-2-2c-1 0-1 1-2 4-3 13-8 24-15 24-2 0-3-2-3-6 0-5 1-10 2-14 3-11 9-33 9-44 0-14-6-22-16-22-13 0-20 13-23 18 0-12-6-18-13-18-6 0-9 8-11 11-2 7-4 19-4 20 0 2 1 2 2 2s1 0 2-4c3-15 5-24 11-24 3 0 4 2 4 9 0 4 0 6-2 16-3 16-6 32-8 47z"><text:p/></draw:path><draw:path draw:style-name="gr174" draw:text-style-name="P59" svg:width="0.094cm" svg:height="0.046cm" svg:x="2.816cm" svg:y="0.123cm" svg:viewBox="0 0 95 47" svg:d="M90 8c2 0 5 0 5-4s-3-4-5-4c-28 0-57 0-85 0-2 0-5 0-5 4s3 4 5 4c28 0 57 0 85 0zM90 47c2 0 5 0 5-4s-3-4-5-4c-28 0-57 0-85 0-2 0-5 0-5 4s3 4 5 4c28 0 57 0 85 0z"><text:p/></draw:path><draw:path draw:style-name="gr174" draw:text-style-name="P59" svg:width="0.116cm" svg:height="0.09cm" svg:x="2.964cm" svg:y="0.109cm" svg:viewBox="0 0 117 91" svg:d="M8 77c0 3-1 7-1 9 0 3 2 5 4 5s4-2 5-6c1 0 2-10 3-15 1-6 2-12 3-17s2-10 3-14c0-4 1-9 1-10 3-6 10-24 24-24 6 0 8 7 8 13 0 5-1 11-3 17-1 8-2 16-4 23 0 5-2 10-3 16 0 4-1 10-1 12 0 3 2 5 4 5 4 0 5-5 6-12 2-11 8-40 9-48 0-2 8-26 24-26 6 0 7 6 7 13 0 12-6 35-9 45-1 5-1 7-1 11 0 10 5 17 11 17 14 0 19-29 19-31s-1-2-2-2-1 1-2 4c-2 10-7 24-14 24-3 0-4-2-4-6 0-5 2-10 3-14 3-11 8-33 8-44 0-13-5-22-16-22s-18 9-23 19c-1-2-1-9-5-14-3-4-8-5-11-5-14 0-20 13-23 18-1-12-7-18-13-18-7 0-9 8-11 11-2 7-4 19-4 20 0 2 1 2 2 2s1 0 2-4c3-15 5-24 10-24 3 0 5 1 5 9 0 4-1 6-2 16-3 16-6 32-9 47z"><text:p/></draw:path><draw:path draw:style-name="gr174" draw:text-style-name="P59" svg:width="0.054cm" svg:height="0.09cm" svg:x="3.092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174" draw:text-style-name="P59" svg:width="0.065cm" svg:height="0.09cm" svg:x="3.158cm" svg:y="0.109cm" svg:viewBox="0 0 66 91" svg:d="M48 13c-3-7-7-13-14-13-16 0-34 30-34 59 0 19 8 32 19 32 3 0 10-1 18-15 2 8 7 15 14 15 4 0 8-5 10-11 3-8 5-20 5-20 0-2-2-2-2-2-2 0-2 1-2 4-3 13-5 24-11 24-4 0-5-5-5-9s1-6 2-15c2-8 2-10 4-17 1-10 3-19 5-28 1-6 1-7 1-7 0-4-2-6-5-6s-5 5-5 9zM38 64c-1 4-1 5-3 8-6 11-12 14-16 14-7 0-9-11-9-19 0-9 5-34 8-43 4-12 11-19 17-19 9 0 11 16 11 17s0 3-1 4c-2 13-4 25-7 38z"><text:p/></draw:path><draw:path draw:style-name="gr174" draw:text-style-name="P59" svg:width="0.076cm" svg:height="0.09cm" svg:x="3.232cm" svg:y="0.109cm" svg:viewBox="0 0 77 91" svg:d="M8 77c0 3-1 7-1 9 0 3 2 5 4 5s4-2 5-6c1 0 2-10 3-15 1-6 2-12 3-17s2-10 3-14c0-4 1-9 1-10 3-6 10-24 24-24 6 0 8 7 8 13 0 13-7 39-10 47-1 5-1 7-1 9 0 10 5 17 12 17 13 0 18-29 18-31s-1-2-1-2c-2 0-2 1-2 4-4 13-8 24-15 24-2 0-4-2-4-6 0-5 2-10 3-14 3-11 9-33 9-44 0-14-6-22-16-22-14 0-20 13-23 18-1-12-7-18-13-18-7 0-9 8-11 11-2 7-4 19-4 20 0 2 1 2 2 2s1 0 2-4c3-15 5-24 10-24 3 0 5 2 5 9 0 4-1 6-2 16-3 16-6 32-9 47z"><text:p/></draw:path><draw:path draw:style-name="gr174" draw:text-style-name="P59" svg:width="0.134cm" svg:height="0.199cm" svg:x="0.704cm" svg:y="0.378cm" svg:viewBox="0 0 135 200" svg:d="M52 107c-17 29-34 59-51 88-1 2-1 2-1 4 0 1 1 1 4 1 40 0 79 0 119 0 4-16 8-33 12-49-1 0-2 0-3 0-4 15-14 27-26 33-2 1-12 5-33 5-20 0-41 0-61 0 17-28 33-57 50-85 1-2 1-3 1-4 0 0 0-1-1-2-16-30-31-60-47-89 19 0 38 0 57 0 16 0 49 1 60 38 1 0 2 0 3 0-4-16-8-31-12-47-40 0-79 0-119 0-4 0-4 1-4 7 18 34 35 67 52 100z"><text:p/></draw:path><draw:path draw:style-name="gr174" draw:text-style-name="P59" svg:width="0.088cm" svg:height="0.095cm" svg:x="0.854cm" svg:y="0.333cm" svg:viewBox="0 0 89 96" svg:d="M77 15c1-5 2-9 10-10 1 0 2 0 2-3 0-1 0-2-1-2-3 0-7 1-11 1-2 0-8-1-10-1-1 0-2 0-2 3 0 2 1 2 2 2 5 1 6 2 6 6 0 1 0 2 0 3-4 21-7 41-11 61-9-24-17-48-25-72-1-3-2-3-4-3-4 0-9 0-13 0-2 0-4 0-4 3 0 2 2 2 4 2s4 1 6 1c-4 25-9 50-13 75-1 5-3 10-11 10 0 0-2 0-2 3 0 1 1 2 2 2 3 0 7-1 10-1 2 0 8 1 10 1s2-1 2-3-1-2-2-2c-6 0-6-4-6-6 0-1 0-1 0-3 5-24 9-48 13-72 10 28 20 56 30 84 0 2 0 2 2 2 1 0 1 0 2-3 4-26 9-52 14-78z"><text:p/></draw:path><draw:path draw:style-name="gr174" draw:text-style-name="P59" svg:width="0.06cm" svg:height="0.062cm" svg:x="0.852cm" svg:y="0.527cm" svg:viewBox="0 0 61 63" svg:d="M7 53c0 2 0 5 0 6 0 3 1 4 3 4s3-2 4-3 1-6 1-9c1-2 2-9 3-12 0-4 1-6 2-10 0-6 1-7 4-12 2-6 7-13 15-13 5 0 5 7 5 10 0 8-4 24-5 29-2 4-2 6-2 8 0 7 5 12 10 12 10 0 14-19 14-21s-1-2-2-2-1 1-2 2c-2 12-6 17-10 17-2 0-3-2-3-5s1-5 3-11c1-5 5-20 5-27 0-14-8-16-13-16-8 0-14 7-17 13 0-10-7-13-11-13s-6 4-7 7c-3 6-4 14-4 14 0 2 1 2 2 2s1 0 2-4c1-8 3-15 7-15 3 0 3 3 3 7 0 2-1 7-1 11-1 4-2 10-2 13-2 6-2 12-4 18z"><text:p/></draw:path><draw:path draw:style-name="gr174" draw:text-style-name="P59" svg:width="0.073cm" svg:height="0.037cm" svg:x="0.925cm" svg:y="0.535cm" svg:viewBox="0 0 74 38" svg:d="M70 7c1 0 4 0 4-4 0-3-3-3-4-3-22 0-44 0-66 0-2 0-4 0-4 3 0 4 2 4 4 4 22 0 44 0 66 0zM70 38c1 0 4 0 4-3 0-4-3-4-4-4-22 0-44 0-66 0-2 0-4 0-4 4 0 3 2 3 4 3 22 0 44 0 66 0z"><text:p/></draw:path><draw:path draw:style-name="gr174" draw:text-style-name="P59" svg:width="0.036cm" svg:height="0.092cm" svg:x="1.017cm" svg:y="0.497cm" svg:viewBox="0 0 37 93" svg:d="M23 4c0-4 0-4-3-4-7 9-16 9-20 9 0 2 0 3 0 5 2 0 9 0 15-4 0 24 0 48 0 72 0 4 0 6-11 6-1 0-2 0-3 0 0 2 0 3 0 5 2 0 14-1 18-1 3 0 16 1 18 1 0-2 0-3 0-5-2 0-3 0-4 0-10 0-10-2-10-6 0-26 0-52 0-78z"><text:p/></draw:path><draw:path draw:style-name="gr174" draw:text-style-name="P59" svg:width="0.03cm" svg:height="0.141cm" svg:x="1.1cm" svg:y="0.39cm" svg:viewBox="0 0 31 142" svg:d="M31 2c-1 0 0-2-2-2-3 0-14 2-18 2-1 0-2 0-2 4 0 3 1 3 3 3 7 0 7 1 7 3 0 1 0 3 0 4-6 33-12 67-18 100-1 2-1 4-1 7 0 11 7 19 13 19 5 0 9-4 11-12 2-7 3-13 4-19 0-3-1-3-2-3s-1 1-2 4c-2 13-5 25-11 25-4 0-4-6-4-9 0-5 0-6 1-10 7-39 14-77 21-116z"><text:p/></draw:path><draw:path draw:style-name="gr174" draw:text-style-name="P59" svg:width="0.061cm" svg:height="0.062cm" svg:x="1.141cm" svg:y="0.497cm" svg:viewBox="0 0 62 63" svg:d="M8 53c-1 2-1 5-1 6 0 3 2 4 3 4 2 0 3-2 4-3 0-2 1-6 2-9 0-2 2-9 2-12s1-6 2-9c1-6 1-7 4-13 2-6 7-13 15-13 6 0 6 7 6 10 0 8-5 24-6 29-1 4-2 6-2 8 0 8 5 12 10 12 10 0 15-19 15-21s-2-1-2-2c-2 0-2 1-2 2-3 12-7 17-11 17-2 0-2-2-2-5s0-5 2-11c1-4 5-19 5-27 0-14-8-16-13-16-8 0-14 7-17 13 0-10-6-13-10-13-5 0-7 5-8 7-2 6-4 14-4 15s1 1 2 1 1 0 2-4c2-8 3-15 7-15 3 0 4 3 4 7 0 3-1 7-2 11s-2 10-2 13c-1 6-2 12-3 18z"><text:p/></draw:path><draw:path draw:style-name="gr174" draw:text-style-name="P59" svg:width="0.016cm" svg:height="0.058cm" svg:x="1.227cm" svg:y="0.508cm" svg:viewBox="0 0 17 59" svg:d="M17 21c0-14-4-21-9-21s-8 5-8 10c0 6 3 11 8 11 1 0 3-1 5-3 0 1 1 0 1 3 0 14-5 26-10 33-2 3-2 3-2 4s1 1 2 1 13-15 13-38z"><text:p/></draw:path><draw:path draw:style-name="gr174" draw:text-style-name="P59" svg:width="0.037cm" svg:height="0.134cm" svg:x="1.9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174" draw:text-style-name="P59" svg:width="0.071cm" svg:height="0.182cm" svg:x="2.033cm" svg:y="0.387cm" svg:viewBox="0 0 72 183" svg:d="M45 61c4 0 8 0 12 0 3 0 5 0 5-4 0-2-2-2-4-2-4 0-8 0-12 0 1-8 2-16 3-23 1-4 2-18 4-21 1-4 3-6 6-6 0 0 5 0 7 3-6 1-8 8-8 11 0 4 3 7 6 7s8-4 8-12c0-9-7-14-13-14-5 0-14 4-18 23-1 5-1 7-5 32-3 0-6 0-10 0-2 0-4 0-4 4 0 2 1 2 4 2s6 0 9 0c-3 26-6 53-10 79-3 20-5 38-13 38 0 0-4 0-7-3 7-1 8-8 8-11 0-5-2-8-5-8-4 0-8 5-8 12 0 9 7 15 12 15 8 0 14-12 17-20 4-12 7-37 8-38 3-22 5-43 8-64z"><text:p/></draw:path><draw:path draw:style-name="gr174" draw:text-style-name="P59" svg:width="0.057cm" svg:height="0.09cm" svg:x="2.163cm" svg:y="0.44cm" svg:viewBox="0 0 58 91" svg:d="M9 76c-1 3-2 8-2 9 0 3 2 6 4 6s4-2 6-6c0-1 5-28 5-32 1-6 4-20 5-26 0-2 4-12 8-16 1-2 5-7 11-7 4 0 4 2 6 3-4 0-7 6-7 11 0 3 1 7 6 7 3 0 7-5 7-12s-4-13-12-13c-9 0-15 10-18 15-1-9-6-15-13-15-6 0-9 7-11 11-2 7-4 19-4 20 0 2 1 2 2 2s1 0 2-5c3-14 5-24 11-24 2 0 4 2 4 9 0 5 0 7-2 17-3 16-6 31-8 46z"><text:p/></draw:path><draw:path draw:style-name="gr174" draw:text-style-name="P59" svg:width="0.054cm" svg:height="0.09cm" svg:x="2.234cm" svg:y="0.44cm" svg:viewBox="0 0 55 91" svg:d="M20 42c4 0 15 0 22-4 10-7 11-19 11-21 0-9-6-17-16-17-15 0-37 19-37 54 0 21 9 37 22 37 21 0 33-22 33-24 0-1-1-3-2-3 0 0-1 0-2 2-11 20-27 20-28 20-11 0-13-17-13-23 0-3 1-9 3-21 2 0 5 0 7 0zM13 38c6-31 21-34 24-34 7 0 11 6 11 13 0 21-23 21-28 21-2 0-5 0-7 0z"><text:p/></draw:path><draw:path draw:style-name="gr174" draw:text-style-name="P59" svg:width="0.067cm" svg:height="0.141cm" svg:x="2.3cm" svg:y="0.39cm" svg:viewBox="0 0 68 142" svg:d="M68 2c-1 0 0-2-2-2s-15 2-18 2c-1 0-2 1-2 4s1 3 3 3c7 0 8 1 8 3 0 1-1 3-1 4-3 16-5 31-8 47-3-7-7-12-14-12-16 0-34 29-34 58 0 19 8 33 19 33 3 0 10-2 18-16 2 9 7 16 14 16 4 0 8-5 10-12 3-7 3-13 5-19 0-3-2-3-2-3-2 0-2 1-2 4-3 13-5 25-11 25-4 0-5-5-5-9 0-5 1-6 1-10 7-39 14-77 21-116zM38 115c-1 4-1 4-3 8-6 11-12 14-16 14-7 0-9-11-9-19 0-10 5-35 8-44 4-12 11-19 17-19 9 0 11 16 11 17 0 2 0 3-1 4-2 13-4 26-7 39z"><text:p/></draw:path><draw:path draw:style-name="gr174" draw:text-style-name="P59" svg:width="0.072cm" svg:height="0.09cm" svg:x="2.373cm" svg:y="0.44cm" svg:viewBox="0 0 73 91" svg:d="M46 77c1 8 7 14 13 14 5 0 8-5 10-12 3-7 3-13 4-19 0-2-1-2-1-2-2 0-2 0-2 3-2 11-5 25-11 25-3 0-4-3-4-9 0-5 1-14 2-21 2-7 3-14 5-22 0-3 1-10 2-13 0-5 2-12 2-14 0-3-2-5-4-5-1 0-5 0-6 7-3 14-9 50-10 60-1 1-6 17-17 17-7 0-9-9-9-16 0-12 4-27 8-41 2-6 3-9 3-13 0-9-5-16-12-16-14 0-19 29-19 31s1 2 2 2 1-1 2-4c3-18 9-25 14-25 2 0 4 1 4 7 0 4-2 10-2 14-6 20-9 32-9 41 0 20 10 25 18 25 9 0 14-9 17-14z"><text:p/></draw:path><draw:path draw:style-name="gr174" draw:text-style-name="P59" svg:width="0.055cm" svg:height="0.09cm" svg:x="2.456cm" svg:y="0.44cm" svg:viewBox="0 0 56 91" svg:d="M51 12c-3 0-5 0-7 3s-2 6-2 8c0 4 2 7 5 7 4 0 8-5 8-13 0-10-7-17-17-17-19 0-38 29-38 57 0 18 8 34 23 34 21 0 33-22 33-24 0-1-1-3-2-3s-1 0-2 2c-11 20-27 20-28 20-9 0-13-10-13-22 0-8 2-27 7-40 5-11 13-20 21-20 5 0 10 3 12 8z"><text:p/></draw:path><draw:path draw:style-name="gr174" draw:text-style-name="P59" svg:width="0.043cm" svg:height="0.127cm" svg:x="2.516cm" svg:y="0.403cm" svg:viewBox="0 0 44 128" svg:d="M26 45c5 0 9 0 14 0 2 0 4 0 4-4 0-2-2-2-4-2-4 0-9 0-13 0 6-28 6-32 6-34 0-3-2-5-4-5 0 0-5 0-6 7-2 11-3 22-5 32-5 0-9 0-14 0-3 0-4 0-4 4 0 2 1 2 4 2 4 0 9 0 13 0-11 57-11 61-11 64 0 11 5 19 13 19 14 0 23-30 23-31 0-2-2-2-2-2-1 0-2 0-2 3-7 20-14 25-19 25-3 0-4-3-4-9 0-5 0-6 0-10 4-20 7-39 11-59z"><text:p/></draw:path><draw:path draw:style-name="gr174" draw:text-style-name="P59" svg:width="0.037cm" svg:height="0.134cm" svg:x="2.56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174" draw:text-style-name="P59" svg:width="0.06cm" svg:height="0.09cm" svg:x="2.619cm" svg:y="0.44cm" svg:viewBox="0 0 61 91" svg:d="M61 34c0-21-10-34-23-34-19 0-38 28-38 57 0 19 10 34 23 34 19 0 38-28 38-57zM23 86c-6 0-12-6-12-22 0-10 3-31 8-41 7-16 15-19 19-19 8 0 13 10 13 22 0 8-3 29-9 42-5 11-12 18-19 18z"><text:p/></draw:path><draw:path draw:style-name="gr174" draw:text-style-name="P59" svg:width="0.077cm" svg:height="0.09cm" svg:x="2.687cm" svg:y="0.44cm" svg:viewBox="0 0 78 91" svg:d="M9 76c-1 3-2 8-2 9 0 3 2 6 4 6s4-2 6-6c0-1 2-10 3-15 0-6 2-12 2-18 1-5 2-9 3-13s2-9 2-10c2-7 10-25 23-25 7 0 8 7 8 14 0 13-7 39-10 47-1 5-1 7-1 9 0 9 5 17 12 17 14 0 19-30 19-31 0-2-2-2-2-2-1 0-1 0-2 3-3 14-8 25-15 25-2 0-3-2-3-7s1-9 2-14c3-10 9-32 9-44 0-13-6-21-16-21-13 0-20 13-23 17 0-11-6-17-13-17-6 0-9 7-11 11-2 7-4 19-4 20 0 2 1 1 2 2 1 0 1 0 2-5 3-14 5-24 11-24 3 0 4 3 4 9 0 5 0 7-2 17-3 16-6 31-8 46z"><text:p/></draw:path><draw:path draw:style-name="gr174" draw:text-style-name="P59" svg:width="0.094cm" svg:height="0.046cm" svg:x="2.816cm" svg:y="0.455cm" svg:viewBox="0 0 95 47" svg:d="M90 8c2 0 5 0 5-4s-3-4-5-4c-28 0-57 0-85 0-2 0-5 0-5 4s3 4 5 4c28 0 57 0 85 0zM90 47c2 0 5 0 5-4s-3-4-5-4c-28 0-57 0-85 0-2 0-5 0-5 4s3 4 5 4c28 0 57 0 85 0z"><text:p/></draw:path><draw:path draw:style-name="gr174" draw:text-style-name="P59" svg:width="0.052cm" svg:height="0.09cm" svg:x="2.967cm" svg:y="0.44cm" svg:viewBox="0 0 53 91" svg:d="M48 13c-4 1-6 5-6 9 0 3 1 6 4 6s7-3 7-11c0-9-7-17-18-17-18 0-24 20-24 29 0 16 11 18 15 20 7 2 15 4 15 15 0 5-4 22-21 22-2 0-13 0-16-11 6 1 9-5 9-10s-2-7-5-7c-4 0-8 4-8 13 0 12 8 20 20 20 24 0 29-25 29-34 0-7-3-12-4-14-4-6-8-7-14-9-6-1-11-3-11-12 0-5 3-18 15-18 4 0 11 2 13 9z"><text:p/></draw:path><draw:path draw:style-name="gr174" draw:text-style-name="P59" svg:width="0.073cm" svg:height="0.09cm" svg:x="3.031cm" svg:y="0.44cm" svg:viewBox="0 0 74 91" svg:d="M46 77c2 8 7 14 13 14 5 0 8-5 10-12 3-7 3-13 5-19 0-2-1-2-2-2-2 0-2 0-2 3-2 11-5 25-11 25-3 0-4-3-4-9 0-5 2-14 3-21s2-14 4-22c0-3 2-10 2-13 1-5 2-12 2-14 0-3-2-5-4-5 0 0-4 0-5 7-3 14-9 50-11 60 0 1-6 17-17 17-7 0-8-9-8-16 0-12 3-27 8-41 1-6 2-9 2-13 0-9-5-16-12-16-14 0-19 29-19 31s2 2 2 2c1 0 1-1 2-4 4-18 9-25 15-25 1 0 3 1 3 7 0 4-1 10-2 14-6 20-9 32-9 41 0 20 10 25 18 25 10 0 15-9 17-14z"><text:p/></draw:path><draw:path draw:style-name="gr174" draw:text-style-name="P59" svg:width="0.116cm" svg:height="0.09cm" svg:x="3.113cm" svg:y="0.44cm" svg:viewBox="0 0 117 91" svg:d="M8 76c0 3-1 8-1 9 0 3 2 6 4 6s4-2 5-6c1-1 2-10 3-15 1-6 2-12 3-18 1-5 2-9 3-13 0-4 1-9 1-10 3-7 10-25 24-25 6 0 7 7 7 14 0 5 0 11-2 17-1 8-2 15-4 23 0 5-2 10-3 15 0 4-1 11-1 12 0 3 2 6 4 6 4 0 5-5 6-12 2-11 8-40 9-48 0-3 8-27 24-27 6 0 7 7 7 14 0 12-6 35-9 45-1 5-2 7-2 11 0 9 6 17 12 17 14 0 19-30 19-31 0-2-1-2-2-2s-1 0-2 3c-2 11-7 25-14 25-3 0-4-2-4-7s2-9 3-14c3-10 8-32 8-44 0-13-5-21-16-21s-18 9-23 19c-1-2-1-9-5-14-3-4-8-5-11-5-14 0-20 13-23 17-1-11-7-17-13-17-7 0-9 7-11 11-2 7-4 19-4 20 0 2 1 2 2 2s1 0 2-5c3-14 5-24 10-24 3 0 5 2 5 9 0 5-1 7-2 17-3 16-6 31-9 46z"><text:p/></draw:path></draw:g></text:span></text:p><text:p text:style-name="P38">element-wise, weights assign importance, </text:p><text:p text:style-name="P27">Cross-entropy<text:span text:style-name="T93">: </text:span><text:span text:style-name="T4"><draw:g text:anchor-type="as-char" svg:y="-0.226cm" draw:z-index="81" draw:name="Shape69" draw:style-name="gr173"><svg:title>TexMaths</svg:title><svg:desc>6§inline§loss(x, class) = -\log(\frac{e^{x[class]}}{\sum_j e^{x[j]}}) = -x[class] + \log(\sum_j e^{x[j]})§svg§600§TRUE§</svg:desc><draw:path draw:style-name="gr174" draw:text-style-name="P59" svg:width="0.039cm" svg:height="0.148cm" svg:x="0cm" svg:y="0.078cm" svg:viewBox="0 0 40 149" svg:d="M40 2c-1 0 0-2-3-2-4 0-17 2-23 2-1 0-3 0-3 5 0 2 2 2 5 2 9 0 9 2 9 4 0 1 0 3 0 4-8 35-16 69-24 105-1 2-1 4-1 7 0 12 8 20 17 20 6 0 11-5 14-12 3-8 4-14 6-21 0-2-2-2-3-2s-2 0-3 3c-3 14-6 27-13 27-6 0-6-7-6-10 0-5 0-6 1-10 9-41 18-81 27-122z"><text:p/></draw:path><draw:path draw:style-name="gr174" draw:text-style-name="P59" svg:width="0.079cm" svg:height="0.094cm" svg:x="0.058cm" svg:y="0.131cm" svg:viewBox="0 0 80 95" svg:d="M80 35c0-22-13-35-29-35-25 0-51 29-51 59 0 21 13 36 30 36 25 0 50-29 50-60zM30 90c-8 0-16-6-16-22 0-11 5-33 11-44 9-16 20-20 25-20 11 0 17 10 17 23 0 8-4 30-11 44-7 12-17 19-26 19z"><text:p/></draw:path><draw:path draw:style-name="gr174" draw:text-style-name="P59" svg:width="0.068cm" svg:height="0.094cm" svg:x="0.151cm" svg:y="0.131cm" svg:viewBox="0 0 69 95" svg:d="M63 14c-5 0-9 5-9 9 0 3 2 6 6 6s9-3 9-11c0-10-8-18-23-18-24 0-31 21-31 31 0 16 14 19 19 21 10 1 19 4 19 15 0 5-4 23-26 23-3 0-17 0-22-11 8 1 12-5 12-11 0-5-3-8-7-8-5 0-10 5-10 15 0 12 11 20 27 20 30 0 37-26 37-35 0-7-3-13-5-15-6-6-11-7-20-9-6-2-13-3-13-13 0-6 4-19 20-19 5 0 14 2 17 10z"><text:p/></draw:path><draw:path draw:style-name="gr174" draw:text-style-name="P59" svg:width="0.068cm" svg:height="0.094cm" svg:x="0.239cm" svg:y="0.131cm" svg:viewBox="0 0 69 95" svg:d="M63 14c-4 0-8 5-8 9 0 3 1 6 6 6 3 0 8-3 8-11 0-10-8-18-22-18-25 0-32 21-32 31 0 16 14 19 20 21 9 1 19 4 19 15 0 5-4 23-27 23-2 0-17 0-21-11 7 1 12-5 12-11 0-5-4-8-7-8-5 0-11 5-11 15 0 12 11 20 27 20 31 0 37-26 37-35 0-7-3-13-5-15-5-6-11-7-19-9-6-2-14-3-14-13 0-6 4-19 21-19 5 0 14 2 16 10z"><text:p/></draw:path><draw:path draw:style-name="gr174" draw:text-style-name="P59" svg:width="0.042cm" svg:height="0.208cm" svg:x="0.336cm" svg:y="0.067cm" svg:viewBox="0 0 43 209" svg:d="M43 207c0 0 0-1-3-5-23-25-29-65-29-97 0-37 7-73 30-100 2-2 2-3 2-3 0-1 0-2-1-2-3 0-20 14-30 41-10 23-12 46-12 64 0 16 2 42 12 65 11 26 27 39 30 39 1 0 1-1 1-2z"><text:p/></draw:path><draw:path draw:style-name="gr174" draw:text-style-name="P59" svg:width="0.092cm" svg:height="0.094cm" svg:x="0.396cm" svg:y="0.131cm" svg:viewBox="0 0 93 95" svg:d="M57 29c1-5 5-25 19-25 0 0 5 0 9 3-6 1-9 6-9 12 0 3 2 7 7 7 4 0 10-4 10-12 0-11-11-14-17-14-11 0-18 11-20 16-5-14-15-16-20-16-19 0-30 27-30 32 0 2 1 2 2 2 2 0 2 0 2-2 7-22 19-28 25-28 4 0 10 3 10 15 0 6-3 20-10 49-2 13-9 22-17 22-1 0-6 0-10-3 5 0 9-5 9-11 0-5-4-7-7-7-6 0-10 5-10 12 0 10 9 14 18 14 12 0 19-15 19-16 2 8 9 16 21 16 19 0 29-27 29-32 0-3-1-3-2-3-2 0-2 1-2 3-7 22-19 27-25 27-7 0-11-6-11-13 0-5 1-10 4-19 2-9 4-19 6-29z"><text:p/></draw:path><draw:path draw:style-name="gr174" draw:text-style-name="P59" svg:width="0.021cm" svg:height="0.061cm" svg:x="0.513cm" svg:y="0.202cm" svg:viewBox="0 0 22 62" svg:d="M22 22c0-14-5-22-12-22-6 0-10 5-10 11s4 11 10 11c2 0 4-1 6-3 1 0 1 0 1 0 1 0 1 0 1 3 0 15-7 28-13 35-2 2-2 3-2 3 0 2 1 2 2 2 2 0 17-16 17-40z"><text:p/></draw:path><draw:path draw:style-name="gr174" draw:text-style-name="P59" svg:width="0.072cm" svg:height="0.094cm" svg:x="0.588cm" svg:y="0.131cm" svg:viewBox="0 0 73 95" svg:d="M67 13c-4 0-6 0-9 3s-3 7-3 8c0 5 3 7 7 7 5 0 10-5 10-13 0-10-9-18-22-18-25 0-50 30-50 59 0 19 11 36 30 36 27 0 43-23 43-25 0-1-1-2-3-2 0 0-1 0-2 1-15 21-35 21-37 21-12 0-17-10-17-22 0-9 4-30 10-43 6-12 16-21 26-21 6 0 14 3 17 9z"><text:p/></draw:path><draw:path draw:style-name="gr174" draw:text-style-name="P59" svg:width="0.039cm" svg:height="0.148cm" svg:x="0.67cm" svg:y="0.078cm" svg:viewBox="0 0 40 149" svg:d="M40 2c-1 0 0-2-2-2-4 0-18 2-23 2-2 0-4 0-4 5 0 2 2 2 5 2 9 0 9 2 9 4 0 1 0 3 0 4-8 35-16 69-24 105 0 2-1 4-1 7 0 12 9 20 17 20 6 0 11-5 14-12 4-8 4-14 6-21 0-2-2-2-2-2-2 0-2 0-3 3-3 14-7 27-14 27-6 0-6-7-6-10 0-5 0-6 1-10 9-41 18-81 27-122z"><text:p/></draw:path><draw:path draw:style-name="gr174" draw:text-style-name="P59" svg:width="0.085cm" svg:height="0.094cm" svg:x="0.728cm" svg:y="0.131cm" svg:viewBox="0 0 86 95" svg:d="M62 13c-3-8-8-13-17-13-22 0-45 31-45 61 0 20 11 34 25 34 4 0 13-1 25-16 1 9 8 16 17 16 6 0 10-5 13-12 4-7 4-14 6-20 0-3-2-3-2-3-2 0-2 1-3 4-3 14-6 26-14 26-5 0-6-5-6-9 0-5 1-7 3-16s2-11 4-19c2-9 4-20 7-29 1-6 1-6 1-7 0-4-2-6-6-6s-7 4-8 9zM51 68c-1 3-1 4-4 7-9 12-16 15-21 15-10 0-13-11-13-19 0-11 7-37 11-46 6-13 14-21 21-21 13 0 15 18 15 19s0 2 0 3c-4 14-6 28-9 42z"><text:p/></draw:path><draw:path draw:style-name="gr174" draw:text-style-name="P59" svg:width="0.068cm" svg:height="0.094cm" svg:x="0.829cm" svg:y="0.131cm" svg:viewBox="0 0 69 95" svg:d="M64 14c-5 0-9 5-9 9 0 3 1 6 6 6 3 0 8-3 8-11 0-10-8-18-22-18-25 0-32 21-32 31 0 16 14 19 20 21 9 1 19 4 19 15 0 5-4 23-27 23-2 0-17 0-21-11 7 1 12-5 12-11 0-5-4-8-7-8-5 0-11 5-11 15 0 12 11 20 27 20 31 0 37-26 37-35 0-7-3-13-5-15-5-6-11-7-19-9-6-2-14-3-14-13 0-6 4-19 21-19 5 0 14 2 17 10z"><text:p/></draw:path><draw:path draw:style-name="gr174" draw:text-style-name="P59" svg:width="0.068cm" svg:height="0.094cm" svg:x="0.917cm" svg:y="0.131cm" svg:viewBox="0 0 69 95" svg:d="M63 14c-5 0-9 5-9 9 0 3 2 6 6 6s9-3 9-11c0-10-8-18-22-18-25 0-32 21-32 31 0 16 14 19 19 21 10 1 20 4 20 15 0 5-4 23-27 23-2 0-17 0-21-11 7 1 12-5 12-11 0-5-4-8-7-8-5 0-11 5-11 15 0 12 11 20 27 20 30 0 37-26 37-35 0-7-3-13-5-15-5-6-11-7-19-9-7-2-14-3-14-13 0-6 4-19 21-19 4 0 14 2 16 10z"><text:p/></draw:path><draw:path draw:style-name="gr174" draw:text-style-name="P59" svg:width="0.042cm" svg:height="0.208cm" svg:x="1.006cm" svg:y="0.067cm" svg:viewBox="0 0 43 209" svg:d="M43 105c0-16-2-42-12-65-11-27-27-40-29-40-1 0-2 1-2 2 0 0 0 1 3 5 19 21 30 54 30 98 0 36-7 73-31 99-2 2-2 3-2 3 0 1 1 2 2 2 2 0 18-14 29-40 10-23 12-46 12-64z"><text:p/></draw:path><draw:path draw:style-name="gr174" draw:text-style-name="P59" svg:width="0.123cm" svg:height="0.048cm" svg:x="1.131cm" svg:y="0.148cm" svg:viewBox="0 0 124 49" svg:d="M118 8c3 0 6 0 6-4s-3-4-6-4c-37 0-75 0-112 0-3 0-6 0-6 4s3 4 6 4c38 0 74 0 112 0zM118 49c3 0 6 0 6-4s-3-4-6-4c-38 0-74 0-112 0-3 0-6 0-6 4s3 4 6 4c37 0 75 0 112 0z"><text:p/></draw:path><draw:path draw:style-name="gr174" draw:text-style-name="P59" svg:width="0.114cm" svg:height="0.007cm" svg:x="1.334cm" svg:y="0.168cm" svg:viewBox="0 0 115 8" svg:d="M108 8c3 0 7 0 7-4s-4-4-7-4c-34 0-68 0-102 0-3 0-6 0-6 4s3 4 6 4c34 0 68 0 102 0z"><text:p/></draw:path><draw:path draw:style-name="gr174" draw:text-style-name="P59" svg:width="0.041cm" svg:height="0.145cm" svg:x="1.501cm" svg:y="0.078cm" svg:viewBox="0 0 42 146" svg:d="M27 0c-9 1-18 2-27 2 0 3 0 5 0 7 13 0 15 1 15 12 0 36 0 72 0 109 0 10-2 10-15 10 0 1 0 4 0 6 6 0 16 0 21 0 4 0 14 0 21 0 0-2 0-5 0-6-13 0-15 0-15-10 0-44 0-87 0-130z"><text:p/></draw:path><draw:path draw:style-name="gr174" draw:text-style-name="P59" svg:width="0.082cm" svg:height="0.095cm" svg:x="1.552cm" svg:y="0.131cm" svg:viewBox="0 0 83 96" svg:d="M83 49c0-27-19-49-41-49-24 0-42 23-42 49 0 27 20 47 42 47s41-21 41-47zM42 91c-8 0-16-5-22-14-5-9-5-23-5-30 0-8 0-19 5-28 5-10 14-15 22-15s16 5 21 14 5 22 5 29 0 19-5 28c-4 10-12 16-21 16z"><text:p/></draw:path><draw:path draw:style-name="gr174" draw:text-style-name="P59" svg:width="0.085cm" svg:height="0.137cm" svg:x="1.646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20 0-32-11-32-23 0-9 7-17 15-18 4 0 8 0 11 0 16 0 37 0 37 18 0 12-13 23-31 23z"><text:p/></draw:path><draw:path draw:style-name="gr174" draw:text-style-name="P59" svg:width="0.043cm" svg:height="0.208cm" svg:x="1.755cm" svg:y="0.067cm" svg:viewBox="0 0 44 209" svg:d="M44 207c0 0 0-1-3-5-24-25-30-65-30-97 0-37 7-73 30-100 3-2 3-3 3-3 0-1-1-2-2-2-2 0-19 14-30 41-9 23-12 46-12 64 0 16 2 42 13 65 11 26 27 39 29 39 1 0 2-1 2-2z"><text:p/></draw:path><draw:path draw:style-name="gr174" draw:text-style-name="P59" svg:width="0.055cm" svg:height="0.065cm" svg:x="1.846cm" svg:y="0.077cm" svg:viewBox="0 0 56 66" svg:d="M21 32c4 0 14-1 21-4 10-3 11-11 11-15 0-8-7-13-16-13-16 0-37 14-37 39 0 15 9 27 23 27 23 0 33-14 33-16 0-1-1-3-2-3s-1 1-2 2c-10 13-26 13-28 13-8 0-13-6-13-18 0-1 0-4 1-12 3 0 6 0 9 0zM13 28c6-22 21-24 24-24 6 0 10 4 10 9 0 15-21 15-27 15-2 0-5 0-7 0z"><text:p/></draw:path><draw:path draw:style-name="gr174" draw:text-style-name="P59" svg:width="0.054cm" svg:height="0.047cm" svg:x="1.917cm" svg:y="0.032cm" svg:viewBox="0 0 55 48" svg:d="M50 5c-5 2-3 5-5 6 0 2 1 5 5 5 2 0 5-3 5-7 0-7-6-9-11-9-6 0-10 5-11 7-4-6-10-7-13-7-12 0-18 13-18 16 0 2 1 1 1 2 1 0 2 0 2-1 3-10 11-13 14-13s7 1 7 7c0 2-1 9-5 24-1 6-6 9-9 9-1 0-4 0-6-1 4-2 3-5 4-6 0-3-2-5-4-5s-6 2-6 7c0 7 6 9 11 9 6 0 10-4 12-7 4 6 10 7 13 7 11 0 18-13 18-17 0-1-1 0-2-1-1 0-2 1-2 2-3 9-10 12-14 12-3 0-7-1-7-7 0-1 0-2 1-5 1-8 4-19 5-21 1-3 4-7 9-7 2 0 3 0 6 1z"><text:p/></draw:path><draw:path draw:style-name="gr174" draw:text-style-name="P59" svg:width="0.016cm" svg:height="0.104cm" svg:x="1.998cm" svg:y="0cm" svg:viewBox="0 0 17 105" svg:d="M17 6c0-2 0-4 0-6-6 0-12 0-17 0 0 35 0 70 0 105 5 0 11 0 17 0 0-2 0-4 0-6-4 0-8 0-12 0 0-31 0-62 0-93 4 0 8 0 12 0z"><text:p/></draw:path><draw:path draw:style-name="gr174" draw:text-style-name="P59" svg:width="0.045cm" svg:height="0.047cm" svg:x="2.03cm" svg:y="0.032cm" svg:viewBox="0 0 46 48" svg:d="M38 6c-2 1-4 3-4 7 0 2 2 4 4 4s6-3 6-7c0-8-9-10-15-10-16 0-29 14-29 29 0 9 6 19 20 19 2 0 9 0 16-3 6-2 10-8 10-8 0-2-2-3-2-3-1 0-1 0-2 2-5 5-13 8-22 8-8 0-11-5-11-12 0-11 5-28 20-28 1 0 6 0 9 2z"><text:p/></draw:path><draw:path draw:style-name="gr174" draw:text-style-name="P59" svg:width="0.022cm" svg:height="0.073cm" svg:x="2.091cm" svg:y="0.004cm" svg:viewBox="0 0 23 74" svg:d="M21 4c0-2 0-2 0-2 0-2-1-2-2-2-4 1-8 1-12 1-2 0-2 0-2 1-1 0-1 2-1 2 0 2 1 2 3 2 3 0 4 0 5 1 0 0 0 1 0 3-4 17-8 34-12 50 0 2 0 2 0 4 0 6 5 10 11 10 3 0 6-2 8-5 3-4 4-10 4-12 0-1-1 0-2-1-2 0-2 1-2 3-1 6-4 12-7 12s-4-3-4-6c0-2 0-2 0-3 4-19 9-39 13-58z"><text:p/></draw:path><draw:path draw:style-name="gr174" draw:text-style-name="P59" svg:width="0.053cm" svg:height="0.047cm" svg:x="2.136cm" svg:y="0.032cm" svg:viewBox="0 0 54 48" svg:d="M44 13c1-3 2-6 2-7 0-2-2-4-4-4-1 0-4 2-5 5-1-3-5-7-11-7-13 0-26 14-26 29 0 11 7 19 17 19 7 0 13-6 14-8 2 6 7 8 11 8s6-2 9-6c2-4 3-10 3-11s-1-1-2-1-1 1-2 2c-2 8-4 12-7 12s-4-2-4-6c0-1 0-5 2-8 1-6 2-11 3-17zM31 32c0 2 0 2-2 5-3 4-8 7-12 7s-8-2-8-10c0-5 2-17 5-22 4-5 8-8 12-8s9 3 10 9c-2 6-3 13-5 19z"><text:p/></draw:path><draw:path draw:style-name="gr174" draw:text-style-name="P59" svg:width="0.04cm" svg:height="0.047cm" svg:x="2.209cm" svg:y="0.032cm" svg:viewBox="0 0 41 48" svg:d="M37 7c-4 1-4 4-4 5 0 3 2 4 3 4s5-1 5-6c0-8-7-10-14-10-16 0-19 11-19 15s2 6 4 7c2 3 5 3 10 4 6 1 13 2 13 7 0 1 0 11-18 11-3 0-9 0-12-3 4-1 5-4 5-7s-2-4-4-4c-3 0-6 3-6 7 0 11 14 11 17 11 19 0 22-13 22-17 0-9-10-11-14-12-7-1-12-2-12-6 5-3 0-9 14-9 2 0 7 0 10 3z"><text:p/></draw:path><draw:path draw:style-name="gr174" draw:text-style-name="P59" svg:width="0.041cm" svg:height="0.047cm" svg:x="2.272cm" svg:y="0.032cm" svg:viewBox="0 0 42 48" svg:d="M37 7c-3 1-4 4-4 5 0 3 2 4 4 4 1 0 5-1 5-6 0-8-8-10-15-10-16 0-18 11-18 15s2 6 3 7c3 3 6 3 10 4 6 1 13 2 13 7 0 1 0 11-17 11-4 0-9 0-13-3 4-1 5-4 5-7s-2-4-4-4c-3 0-6 3-6 7 0 11 15 11 18 11 19 0 22-13 22-17 0-9-10-11-15-12-7-1-11-2-11-6 4-3 0-9 13-9 2 0 8 0 10 3z"><text:p/></draw:path><draw:path draw:style-name="gr174" draw:text-style-name="P59" svg:width="0.015cm" svg:height="0.104cm" svg:x="2.329cm" svg:y="0cm" svg:viewBox="0 0 16 105" svg:d="M16 0c-5 0-11 0-16 0 0 2 0 4 0 6 4 0 7 0 11 0 0 31 0 62 0 93-4 0-7 0-11 0 0 2 0 4 0 6 5 0 11 0 16 0 0-35 0-70 0-105z"><text:p/></draw:path><draw:path draw:style-name="gr174" draw:text-style-name="P59" svg:width="0.542cm" svg:height="0.007cm" svg:x="1.832cm" svg:y="0.168cm" svg:viewBox="0 0 543 8" svg:d="M271 8c-90 0-180 0-271 0 0-3 0-5 0-8 181 0 362 0 543 0 0 3 0 5 0 8-91 0-181 0-272 0z"><text:p/></draw:path><draw:path draw:style-name="gr174" draw:text-style-name="P59" svg:width="0.137cm" svg:height="0.146cm" svg:x="1.842cm" svg:y="0.195cm" svg:viewBox="0 0 138 147" svg:d="M63 76c1-2 1-2 1-2 0-1 0-2-1-3-15-21-31-42-46-64 19 0 37 0 57 0 19 0 29 3 32 4 11 3 22 12 27 24 1 0 3 0 5 0-5-12-9-23-13-35-40 0-81 0-121 0-2 0-3 0-3 1-1 0-1 0-1 4 18 24 35 49 53 73-17 21-34 42-51 64-2 2-2 2-2 3 0 2 2 2 4 2 40 0 81 0 121 0 4-13 8-25 13-38-2 0-4 0-5 0-5 14-16 22-25 25-3 0-13 4-33 4-21 0-41 0-61 0 16-21 32-42 49-62z"><text:p/></draw:path><draw:path draw:style-name="gr174" draw:text-style-name="P59" svg:width="0.043cm" svg:height="0.091cm" svg:x="1.993cm" svg:y="0.282cm" svg:viewBox="0 0 44 92" svg:d="M44 4c0-2-1-4-3-4-4 0-6 3-6 6s1 5 4 5 5-4 5-7zM24 75c-2 8-7 13-13 13-2 0-3-1-4-1 3-1 3-4 3-5 0-2-1-5-4-5s-6 4-6 7c0 5 4 8 11 8 6 0 18-4 21-17s6-25 9-38c0-1 0-2 0-3 0-6-5-11-12-11-11 0-18 15-18 17 0 1 2 1 2 1 2 0 2 0 2-1 5-11 11-13 14-13 4 0 4 4 4 6 0 1 0 2 0 2-3 14-6 27-9 40z"><text:p/></draw:path><draw:path draw:style-name="gr174" draw:text-style-name="P59" svg:width="0.055cm" svg:height="0.065cm" svg:x="2.094cm" svg:y="0.241cm" svg:viewBox="0 0 56 66" svg:d="M20 31c4 0 15 0 22-3 9-4 11-11 11-15 0-8-7-13-16-13-16 0-37 13-37 38 0 15 8 28 23 28 22 0 33-14 33-16 0-1-1-3-2-3s-1 0-2 2c-10 13-26 13-29 13-7 0-12-6-12-18 0-2 0-5 1-13 3 0 6 0 8 0zM13 27c6-22 20-23 24-23 6 0 10 3 10 9 0 14-22 14-27 14-2 0-5 0-7 0z"><text:p/></draw:path><draw:path draw:style-name="gr174" draw:text-style-name="P59" svg:width="0.054cm" svg:height="0.047cm" svg:x="2.165cm" svg:y="0.217cm" svg:viewBox="0 0 55 48" svg:d="M50 5c-5 2-4 5-5 6 0 2 1 5 4 5s6-3 6-8c0-6-6-8-11-8-6 0-10 4-12 7-3-6-9-7-12-7-12 0-19 13-19 16 0 2 2 2 2 2 1 0 2 0 2-1 3-11 10-13 14-13 3 0 7 1 7 7 0 2-2 9-5 24-1 6-6 9-10 9 0 0-3 0-6-1 5-2 3-5 5-6 0-3-2-5-4-5-3 0-6 2-6 7 0 7 6 9 11 9s9-4 11-7c5 6 11 7 13 7 12 0 19-13 19-17 0-1-2-1-2-1-2 0-2 1-2 2-3 9-10 12-14 12-3 0-7-1-7-7 0-1 0-2 1-5 1-8 4-19 5-21 1-3 4-7 9-7 0 0 3 0 6 1z"><text:p/></draw:path><draw:path draw:style-name="gr174" draw:text-style-name="P59" svg:width="0.016cm" svg:height="0.104cm" svg:x="2.247cm" svg:y="0.185cm" svg:viewBox="0 0 17 105" svg:d="M17 6c0-2 0-4 0-6-6 0-12 0-17 0 0 35 0 69 0 105 5 0 11 0 17 0 0-2 0-4 0-6-4 0-8 0-12 0 0-31 0-62 0-93 4 0 8 0 12 0z"><text:p/></draw:path><draw:path draw:style-name="gr174" draw:text-style-name="P59" svg:width="0.043cm" svg:height="0.091cm" svg:x="2.272cm" svg:y="0.193cm" svg:viewBox="0 0 44 92" svg:d="M44 4c0-2-1-4-4-4s-6 3-6 6c0 2 2 5 4 5 4 0 6-4 6-7zM24 75c-2 8-8 13-14 13-1 0-2-1-3-1 2-1 3-4 3-6 0-1-1-4-4-4s-6 4-6 7c0 5 4 8 11 8 6 0 18-5 21-17 3-13 6-25 9-38 0-1 0-2 0-3 0-6-5-11-12-11-11 0-18 15-18 17 0 1 1 1 2 1s1 0 2-1c4-11 11-13 14-13 4 0 4 4 4 5 0 2 0 3 0 3-3 14-6 27-9 40z"><text:p/></draw:path><draw:path draw:style-name="gr174" draw:text-style-name="P59" svg:width="0.015cm" svg:height="0.104cm" svg:x="2.334cm" svg:y="0.185cm" svg:viewBox="0 0 16 105" svg:d="M16 0c-5 0-11 0-16 0 0 2 0 4 0 6 4 0 7 0 11 0 0 31 0 62 0 93-4 0-7 0-11 0 0 2 0 4 0 6 5 0 11 0 16 0 0-36 0-70 0-105z"><text:p/></draw:path><draw:path draw:style-name="gr174" draw:text-style-name="P59" svg:width="0.042cm" svg:height="0.208cm" svg:x="2.409cm" svg:y="0.067cm" svg:viewBox="0 0 43 209" svg:d="M43 105c0-16-2-42-12-65-11-27-27-40-29-40-1 0-2 1-2 2 0 0 0 1 3 5 19 21 30 54 30 98 0 36-7 73-31 99-2 2-2 3-2 3 0 1 1 2 2 2 2 0 18-14 29-40 10-23 12-46 12-64z"><text:p/></draw:path><draw:path draw:style-name="gr174" draw:text-style-name="P59" svg:width="0.123cm" svg:height="0.048cm" svg:x="2.533cm" svg:y="0.148cm" svg:viewBox="0 0 124 49" svg:d="M118 8c3 0 6 0 6-4s-3-4-6-4c-37 0-75 0-112 0-3 0-6 0-6 4s3 4 6 4c37 0 74 0 112 0zM118 49c3 0 6 0 6-4s-3-4-6-4c-38 0-75 0-112 0-3 0-6 0-6 4s3 4 6 4c37 0 75 0 112 0z"><text:p/></draw:path><draw:path draw:style-name="gr174" draw:text-style-name="P59" svg:width="0.114cm" svg:height="0.007cm" svg:x="2.736cm" svg:y="0.168cm" svg:viewBox="0 0 115 8" svg:d="M108 8c3 0 7 0 7-4s-4-4-7-4c-34 0-68 0-102 0-3 0-6 0-6 4s3 4 6 4c34 0 68 0 102 0z"><text:p/></draw:path><draw:path draw:style-name="gr174" draw:text-style-name="P59" svg:width="0.092cm" svg:height="0.094cm" svg:x="2.871cm" svg:y="0.131cm" svg:viewBox="0 0 93 95" svg:d="M57 29c2-5 6-25 19-25 1 0 5 0 9 3-5 1-9 6-9 12 0 3 2 7 7 7 4 0 10-4 10-12 0-11-10-14-17-14-11 0-17 11-20 16-4-14-14-16-20-16-19 0-30 27-30 32 0 2 1 2 2 2 2 0 2 0 3-2 6-22 18-28 25-28 3 0 10 3 10 15 0 6-3 20-10 49-3 13-10 22-18 22-1 0-5 0-9-3 4 0 9-5 9-11 0-5-5-7-7-7-6 0-11 5-11 12 0 10 10 14 18 14 12 0 19-15 19-16 2 8 9 16 21 16 19 0 29-27 29-32 0-3-1-3-2-3s-2 1-2 3c-6 22-19 27-25 27-7 0-10-6-10-13 0-5 1-10 3-19s4-19 6-29z"><text:p/></draw:path><draw:path draw:style-name="gr174" draw:text-style-name="P59" svg:width="0.025cm" svg:height="0.208cm" svg:x="2.995cm" svg:y="0.067cm" svg:viewBox="0 0 26 209" svg:d="M26 209c0-2 0-5 0-8-6 0-12 0-19 0 0-64 0-129 0-193 7 0 13 0 19 0 0-3 0-5 0-8-8 0-17 0-26 0 0 69 0 140 0 209 9 0 18 0 26 0z"><text:p/></draw:path><draw:path draw:style-name="gr174" draw:text-style-name="P59" svg:width="0.072cm" svg:height="0.094cm" svg:x="3.033cm" svg:y="0.131cm" svg:viewBox="0 0 73 95" svg:d="M67 13c-4 0-6 0-9 3s-3 7-3 8c0 5 3 7 7 7 5 0 10-5 10-13 0-10-9-18-22-18-25 0-50 30-50 59 0 19 11 36 30 36 27 0 43-23 43-25 0-1-1-2-3-2 0 0-1 0-2 1-15 21-35 21-37 21-12 0-17-10-17-22 0-9 4-30 10-43 6-12 16-21 27-21 5 0 13 3 16 9z"><text:p/></draw:path><draw:path draw:style-name="gr174" draw:text-style-name="P59" svg:width="0.039cm" svg:height="0.148cm" svg:x="3.114cm" svg:y="0.078cm" svg:viewBox="0 0 40 149" svg:d="M40 2c-1 0 0-2-2-2-4 0-18 2-23 2-2 0-4 0-4 5 0 2 2 2 5 2 9 0 9 2 9 4 0 1 0 3 0 4-8 35-16 69-24 105 0 2-1 4-1 7 0 12 9 20 17 20 6 0 11-5 14-12 4-8 4-14 6-21 0-2-2-2-2-2-2 0-2 0-3 3-3 14-7 27-14 27-6 0-6-7-6-10 0-5 0-6 1-10 9-41 18-81 27-122z"><text:p/></draw:path><draw:path draw:style-name="gr174" draw:text-style-name="P59" svg:width="0.084cm" svg:height="0.094cm" svg:x="3.173cm" svg:y="0.131cm" svg:viewBox="0 0 85 95" svg:d="M62 13c-3-8-9-13-17-13-22 0-45 31-45 61 0 20 10 34 25 34 3 0 13-1 24-16 2 9 8 16 17 16 6 0 11-5 14-12s4-14 5-20c0-3-1-3-2-3s-2 1-3 4c-3 14-6 26-13 26-6 0-6-5-6-9 0-5 0-7 2-16 3-9 3-11 4-19 2-9 5-20 7-29 1-6 1-6 1-7 0-4-2-6-5-6-4 0-7 4-8 9zM50 68c-1 3-1 4-4 7-8 12-16 15-21 15-10 0-12-11-12-19 0-11 6-37 10-46 6-13 14-21 22-21 12 0 15 18 15 19s0 2-1 3c-3 14-6 28-9 42z"><text:p/></draw:path><draw:path draw:style-name="gr174" draw:text-style-name="P59" svg:width="0.068cm" svg:height="0.094cm" svg:x="3.274cm" svg:y="0.131cm" svg:viewBox="0 0 69 95" svg:d="M64 14c-5 0-9 5-9 9 0 3 1 6 6 6 3 0 8-3 8-11 0-10-8-18-22-18-25 0-32 21-32 31 0 16 14 19 20 21 9 1 19 4 19 15 0 5-4 23-27 23-2 0-17 0-21-11 7 1 12-5 12-11 0-5-3-8-7-8-5 0-11 5-11 15 0 12 11 20 27 20 31 0 37-26 37-35 0-7-3-13-5-15-5-6-11-7-19-9-6-2-14-3-14-13 0-6 4-19 21-19 5 0 14 2 17 10z"><text:p/></draw:path><draw:path draw:style-name="gr174" draw:text-style-name="P59" svg:width="0.068cm" svg:height="0.094cm" svg:x="3.362cm" svg:y="0.131cm" svg:viewBox="0 0 69 95" svg:d="M63 14c-4 0-9 5-9 9 0 3 2 6 6 6s9-3 9-11c0-10-8-18-22-18-25 0-32 21-32 31 0 16 14 19 20 21 9 1 19 4 19 15 0 5-4 23-27 23-2 0-17 0-21-11 7 1 12-5 12-11 0-5-4-8-7-8-5 0-11 5-11 15 0 12 11 20 27 20 30 0 37-26 37-35 0-7-3-13-5-15-5-6-11-7-19-9-7-2-14-3-14-13 0-6 4-19 21-19 5 0 14 2 16 10z"><text:p/></draw:path><draw:path draw:style-name="gr174" draw:text-style-name="P59" svg:width="0.025cm" svg:height="0.208cm" svg:x="3.444cm" svg:y="0.067cm" svg:viewBox="0 0 26 209" svg:d="M26 0c-8 0-17 0-26 0 0 3 0 5 0 8 6 0 12 0 18 0 0 64 0 129 0 193-6 0-12 0-18 0 0 3 0 6 0 8 9 0 18 0 26 0 0-69 0-140 0-209z"><text:p/></draw:path><draw:path draw:style-name="gr174" draw:text-style-name="P59" svg:width="0.124cm" svg:height="0.139cm" svg:x="3.544cm" svg:y="0.101cm" svg:viewBox="0 0 125 140" svg:d="M66 74c18 0 35 0 52 0 3 0 7 0 7-4s-4-4-7-4c-17 0-34 0-52 0 0-20 0-39 0-59 0-3 0-7-4-7-3 0-3 4-3 7 0 20 0 39 0 59-18 0-35 0-53 0-2 0-6 0-6 4s4 4 6 4c18 0 35 0 53 0 0 19 0 39 0 59 0 3 0 7 3 7 4 0 4-4 4-7 0-20 0-40 0-59z"><text:p/></draw:path><draw:path draw:style-name="gr174" draw:text-style-name="P59" svg:width="0.041cm" svg:height="0.145cm" svg:x="3.727cm" svg:y="0.078cm" svg:viewBox="0 0 42 146" svg:d="M27 0c-9 1-18 2-27 2 0 3 0 5 0 7 13 0 15 1 15 12 0 36 0 72 0 109 0 10-2 10-15 10 0 1 0 4 0 6 6 0 16 0 21 0 4 0 14 0 21 0 0-2 0-5 0-6-13 0-15 0-15-10 0-44 0-87 0-130z"><text:p/></draw:path><draw:path draw:style-name="gr174" draw:text-style-name="P59" svg:width="0.082cm" svg:height="0.095cm" svg:x="3.778cm" svg:y="0.131cm" svg:viewBox="0 0 83 96" svg:d="M83 49c0-27-19-49-41-49-24 0-42 23-42 49 0 27 20 47 42 47s41-21 41-47zM42 91c-8 0-16-5-22-14-5-9-5-23-5-30 0-8 0-19 5-28 5-10 14-15 22-15s16 5 21 14 5 22 5 29 0 19-5 28c-4 10-12 16-21 16z"><text:p/></draw:path><draw:path draw:style-name="gr174" draw:text-style-name="P59" svg:width="0.085cm" svg:height="0.137cm" svg:x="3.872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19 0-32-11-32-23 0-9 7-17 15-18 4 0 8 0 11 0 16 0 37 0 37 18 0 12-13 23-31 23z"><text:p/></draw:path><draw:path draw:style-name="gr174" draw:text-style-name="P59" svg:width="0.042cm" svg:height="0.208cm" svg:x="3.982cm" svg:y="0.067cm" svg:viewBox="0 0 43 209" svg:d="M43 207c0 0 0-1-3-5-23-25-29-65-29-97 0-37 7-73 30-100 2-2 2-3 2-3 0-1 0-2-1-2-3 0-20 14-30 41-10 23-12 46-12 64 0 16 2 42 12 65 11 26 27 39 30 39 1 0 1-1 1-2z"><text:p/></draw:path><draw:path draw:style-name="gr174" draw:text-style-name="P59" svg:width="0.175cm" svg:height="0.208cm" svg:x="4.046cm" svg:y="0.067cm" svg:viewBox="0 0 176 209" svg:d="M68 112c-22 31-44 61-66 92-1 1-2 2-2 3 0 2 2 2 5 2 52 0 104 0 155 0 6-17 11-34 16-51-1 0-2 0-4 0-5 15-17 28-33 34-3 1-16 6-44 6-26 0-52 0-79 0 22-30 43-60 65-90 1-2 2-3 2-3 0-1-1-1-2-3-20-31-40-62-61-94 25 0 50 0 74 0 22 0 65 2 78 41 2 0 3 0 4 0-5-16-10-33-16-49-51 0-103 0-155 0-5 0-5 0-5 7 23 35 45 70 68 105z"><text:p/></draw:path><draw:path draw:style-name="gr174" draw:text-style-name="P59" svg:width="0.057cm" svg:height="0.127cm" svg:x="4.233cm" svg:y="0.19cm" svg:viewBox="0 0 58 128" svg:d="M58 6c0-3-2-6-5-6-5 0-8 4-8 8 0 3 2 6 6 6 3 0 7-4 7-8zM30 105c-2 10-9 18-17 18-2 0-3 0-4 0 3-2 4-6 4-8 0-4-3-5-6-5s-7 4-7 9 5 9 13 9 23-6 28-24c3-18 7-35 11-52 1-2 1-3 1-5 0-9-6-14-14-14-14 0-23 20-23 22s2 2 2 2c2 0 2 0 3-3 3-8 10-17 17-17 4 0 5 3 5 7 0 2 0 4 0 5-5 18-9 37-13 56z"><text:p/></draw:path><draw:path draw:style-name="gr174" draw:text-style-name="P59" svg:width="0.071cm" svg:height="0.094cm" svg:x="4.352cm" svg:y="0.131cm" svg:viewBox="0 0 72 95" svg:d="M27 44c5 0 19 0 28-4 13-7 14-20 14-23 0-9-7-17-20-17-21 0-49 20-49 57 0 21 11 38 29 38 27 0 43-23 43-25 0-1-1-2-2-2s-2 0-3 1c-14 21-35 21-37 21-15 0-17-18-17-24 0-3 1-9 4-22 3 0 6 0 10 0zM18 40c7-32 26-36 31-36 9 0 14 7 14 13 0 23-30 23-37 23-3 0-6 0-8 0z"><text:p/></draw:path><draw:path draw:style-name="gr174" draw:text-style-name="P59" svg:width="0.069cm" svg:height="0.065cm" svg:x="4.437cm" svg:y="0.084cm" svg:viewBox="0 0 70 66" svg:d="M27 49c-2 5-6 13-13 13 0 0-4 0-7-2 6-2 6-7 6-8 0-3-2-5-6-5-3 0-7 3-7 9 0 7 7 10 14 10 6 0 12-4 15-10 3 7 10 10 15 10 15 0 23-18 23-22 0-2-1-2-2-2-2 0-2 1-2 2-3 10-11 18-18 18-6 0-8-4-8-9 0-4 3-18 7-34 2-11 8-15 12-15 3 1 5 0 7 2-4 2-5 6-5 8 0 3 2 6 5 6s7-3 7-9c0-9-8-11-14-11s-11 5-14 11c-2-6-8-11-16-11-14 0-23 18-23 23 0 2 2 1 2 2 2 0 2-1 3-3 3-11 12-18 18-18 4 0 8 3 8 10 0 3-2 10-3 15-2 7-3 14-4 20z"><text:p/></draw:path><draw:path draw:style-name="gr174" draw:text-style-name="P59" svg:width="0.019cm" svg:height="0.146cm" svg:x="4.534cm" svg:y="0.038cm" svg:viewBox="0 0 20 147" svg:d="M20 147c0-2 0-4 0-7-4 0-9 0-13 0 0-44 0-88 0-133 4 0 9 0 13 0 0-2 0-5 0-7-7 0-13 0-20 0 0 49 0 98 0 147 7 0 13 0 20 0z"><text:p/></draw:path><draw:path draw:style-name="gr174" draw:text-style-name="P59" svg:width="0.057cm" svg:height="0.127cm" svg:x="4.559cm" svg:y="0.051cm" svg:viewBox="0 0 58 128" svg:d="M58 5c0-2-3-5-6-5-4 0-7 4-7 8 0 2 1 5 5 5 3 0 8-3 8-8zM29 104c-2 10-9 19-16 19-2 0-3 0-5-1 3-2 4-5 4-7 0-4-2-5-5-5-4 0-7 3-7 8s5 10 13 10 23-6 27-24 8-35 12-52c0-2 0-3 0-6 0-8-6-14-14-14-14 0-23 21-23 23s2 1 3 2c1 0 1-1 2-3 3-8 10-17 18-17 4 0 5 2 5 7 0 2-1 3-1 4-4 18-8 37-13 56z"><text:p/></draw:path><draw:path draw:style-name="gr174" draw:text-style-name="P59" svg:width="0.019cm" svg:height="0.146cm" svg:x="4.632cm" svg:y="0.038cm" svg:viewBox="0 0 20 147" svg:d="M20 0c-7 0-13 0-20 0 0 2 0 5 0 7 5 0 9 0 14 0 0 45 0 89 0 133-5 0-9 0-14 0 0 3 0 5 0 7 7 0 13 0 20 0 0-49 0-98 0-147z"><text:p/></draw:path><draw:path draw:style-name="gr174" draw:text-style-name="P59" svg:width="0.043cm" svg:height="0.208cm" svg:x="4.69cm" svg:y="0.067cm" svg:viewBox="0 0 44 209" svg:d="M44 105c0-16-2-42-13-65-11-27-27-40-29-40-1 0-2 1-2 2 0 0 0 1 4 5 18 21 29 54 29 98 0 36-7 73-30 99-3 2-3 3-3 3 0 1 1 2 2 2 2 0 19-14 30-40 10-23 12-46 12-64z"><text:p/></draw:path></draw:g></text:span></text:p><text:p text:style-name="P46">n-classification, weighted classes optional</text:p><text:p text:style-name="P28"><text:span text:style-name="T1">Binary cross-entropy</text:span><text:span text:style-name="T4">: </text:span><text:span text:style-name="T4"><draw:g text:anchor-type="as-char" svg:y="-0.175cm" draw:z-index="82" draw:name="Shape70" draw:style-name="gr173"><svg:title>TexMaths</svg:title><svg:desc>6§inline§\ell (x,y) = \mathcal{L} = \{l_1,\ldots,l_N\}^T§svg§600§TRUE§</svg:desc><draw:path draw:style-name="gr174" draw:text-style-name="P59" svg:width="0.081cm" svg:height="0.15cm" svg:x="0cm" svg:y="0.026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74" draw:text-style-name="P59" svg:width="0.048cm" svg:height="0.209cm" svg:x="0.106cm" svg:y="0.018cm" svg:viewBox="0 0 49 210" svg:d="M49 208c0-1 0-1-3-5-27-26-33-66-33-97 0-37 7-74 33-100 3-3 3-3 3-4s-1-2-2-2c-2 0-21 14-34 41-11 23-13 47-13 65 0 15 2 40 14 64 12 26 31 40 33 40 1 0 2-1 2-2z"><text:p/></draw:path><draw:path draw:style-name="gr174" draw:text-style-name="P59" svg:width="0.104cm" svg:height="0.094cm" svg:x="0.173cm" svg:y="0.083cm" svg:viewBox="0 0 105 95" svg:d="M64 29c1-5 7-24 21-24 1 0 6 0 11 3-6 0-10 6-10 11 0 3 2 7 8 7 4 0 11-4 11-12 0-11-13-14-19-14-13 0-20 11-22 16-6-14-17-16-23-16-22 0-34 28-34 32 0 3 1 2 2 3 2 0 2-1 3-3 7-22 21-27 28-27 4 0 12 2 12 14 0 6-4 21-12 50-3 13-11 22-20 22-1 0-6 0-10-3 5-1 10-5 10-11s-5-7-8-7c-7 0-12 5-12 12 0 9 11 13 20 13 14 0 21-14 22-16 2 8 10 16 23 16 21 0 33-27 33-32 0-2-1-2-2-2-2 0-2 1-2 2-8 23-22 28-29 28-8 0-12-7-12-14 0-4 2-9 4-19 2-9 5-19 7-29z"><text:p/></draw:path><draw:path draw:style-name="gr174" draw:text-style-name="P59" svg:width="0.024cm" svg:height="0.062cm" svg:x="0.306cm" svg:y="0.152cm" svg:viewBox="0 0 25 63" svg:d="M25 22c0-14-6-22-14-22-7 0-11 5-11 11s4 11 11 11c3 0 5 0 8-2 0-1 0-1 1-1 0 1 0 0 0 3 0 16-7 28-14 36-2 1-2 2-2 3s0 2 1 2c3 0 20-16 20-41z"><text:p/></draw:path><draw:path draw:style-name="gr174" draw:text-style-name="P59" svg:width="0.096cm" svg:height="0.135cm" svg:x="0.387cm" svg:y="0.083cm" svg:viewBox="0 0 97 136" svg:d="M97 13c0-3 0-3 0-5 0-4-3-6-6-6-2 0-5 2-7 5-1 1-2 7-3 11-2 6-3 11-4 17-3 12-7 25-10 38 0 3-10 18-24 18-11 0-13-9-13-17 0-10 4-23 11-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74" draw:text-style-name="P59" svg:width="0.048cm" svg:height="0.209cm" svg:x="0.504cm" svg:y="0.018cm" svg:viewBox="0 0 49 210" svg:d="M49 106c0-17-2-42-14-66-13-26-31-40-33-40-1 0-2 1-2 2s0 1 4 5c21 21 33 54 33 99 0 35-8 72-35 99-2 2-2 2-2 3s1 2 2 2c2 0 21-14 33-41 11-23 14-47 14-63z"><text:p/></draw:path><draw:path draw:style-name="gr174" draw:text-style-name="P59" svg:width="0.139cm" svg:height="0.048cm" svg:x="0.645cm" svg:y="0.099cm" svg:viewBox="0 0 140 49" svg:d="M133 8c3 0 7 0 7-4s-4-4-7-4c-42 0-84 0-126 0-3 0-7 0-7 4s4 4 7 4c42 0 84 0 126 0zM133 49c3 0 7 0 7-4s-4-4-7-4c-42 0-84 0-126 0-3 0-7 0-7 4s4 4 7 4c42 0 84 0 126 0z"><text:p/></draw:path><draw:path draw:style-name="gr174" draw:text-style-name="P59" svg:width="0.13cm" svg:height="0.151cm" svg:x="0.862cm" svg:y="0.026cm" svg:viewBox="0 0 131 152" svg:d="M31 128c12-17 15-30 18-42 7-28 15-54 28-69 3-2 5-4 11-4 15 0 15 15 15 18s0 6 0 7c0 2 0 1 1 2 3 0 9-3 14-6 4-3 6-5 6-14 0-12-6-20-18-20-6 0-25 2-46 23-17 17-26 54-31 71-3 14-5 21-12 33-1 2-6 12-9 14-6 5-8 9-8 10s1 1 2 1c0 0 5 0 11-4 3-2 4-3 9-8 10 0 18 3 31 6 11 3 21 6 32 6 17 0 34-12 41-22 4-5 5-11 5-11 0-2 0-1-1-2-3 0-8 2-12 5-6 3-6 5-8 9 0 3-2 5-3 6-1 2-1 2-4 2-11 0-21-3-35-6-6-2-18-6-28-6-3 0-6 1-9 1z"><text:p/></draw:path><draw:path draw:style-name="gr174" draw:text-style-name="P59" svg:width="0.139cm" svg:height="0.048cm" svg:x="1.072cm" svg:y="0.099cm" svg:viewBox="0 0 140 49" svg:d="M133 8c3 0 7 0 7-4s-4-4-7-4c-42 0-84 0-126 0-3 0-7 0-7 4s4 4 7 4c42 0 84 0 126 0zM133 49c3 0 7 0 7-4s-4-4-7-4c-42 0-84 0-126 0-3 0-7 0-7 4s4 4 7 4c42 0 84 0 126 0z"><text:p/></draw:path><draw:path draw:style-name="gr174" draw:text-style-name="P59" svg:width="0.074cm" svg:height="0.209cm" svg:x="1.297cm" svg:y="0.018cm" svg:viewBox="0 0 75 210" svg:d="M44 28c0-8 6-22 29-23 1 0 2-1 2-3s-2-2-4-2c-21 0-40 11-40 26 0 16 0 32 0 48 0 9 0 15-9 23-8 6-15 6-20 6-1 0-2 1-2 3 0 1 1 1 4 1 13 2 24 8 26 19 1 2 1 2 1 10 0 14 0 28 0 42 0 9 0 15 10 24 8 6 21 8 30 8 2 0 4 0 4-2s-1-2-4-3c-13 0-23-7-26-18-1-2-1-2-1-10 0-14 0-29 0-44 0-10-1-13-8-20-4-4-10-6-16-7 17-5 24-15 24-27 0-17 0-34 0-51z"><text:p/></draw:path><draw:path draw:style-name="gr174" draw:text-style-name="P59" svg:width="0.044cm" svg:height="0.147cm" svg:x="1.397cm" svg:y="0.03cm" svg:viewBox="0 0 45 148" svg:d="M45 2c0 0 0-2-2-2-6 0-21 2-26 2-2 0-4 0-4 5 0 2 2 2 5 2 10 0 10 2 10 4 0 1 0 3 0 4-9 35-18 69-27 104 0 3-1 4-1 7 0 12 9 20 19 20 7 0 12-5 16-12 4-8 6-20 6-21s-1-1-2-1c-2 0-2 1-3 3-4 14-8 26-16 26-7 0-7-7-7-10 0-5 1-6 2-10 10-40 20-80 30-121z"><text:p/></draw:path><draw:path draw:style-name="gr174" draw:text-style-name="P59" svg:width="0.053cm" svg:height="0.097cm" svg:x="1.466cm" svg:y="0.108cm" svg:viewBox="0 0 54 98" svg:d="M34 4c0-4-1-4-5-4-9 9-23 10-29 10 0 1 0 3 0 4 4 0 13 0 22-3 0 25 0 50 0 75 0 5 0 6-15 6-2 0-4 0-6 0 0 2 0 4 0 6 3 0 21-1 27-1 4 0 22 1 26 1 0-2 0-4 0-6-2 0-4 0-6 0-14 0-14-1-14-6 0-28 0-55 0-82z"><text:p/></draw:path><draw:path draw:style-name="gr174" draw:text-style-name="P59" svg:width="0.024cm" svg:height="0.062cm" svg:x="1.563cm" svg:y="0.152cm" svg:viewBox="0 0 25 63" svg:d="M25 22c0-14-6-22-14-22-7 0-11 5-11 11s4 11 11 11c3 0 6 0 8-2 0-1 0-1 1-1 0 1 0 0 0 3 0 16-7 28-14 36-2 1-2 2-2 3s1 2 1 2c3 0 20-16 20-41z"><text:p/></draw:path><draw:path draw:style-name="gr174" draw:text-style-name="P59" svg:width="0.022cm" svg:height="0.021cm" svg:x="1.656cm" svg:y="0.152cm" svg:viewBox="0 0 23 22" svg:d="M23 11c0-6-6-11-12-11s-11 5-11 11 5 11 11 11 12-5 12-11z"><text:p/></draw:path><draw:path draw:style-name="gr174" draw:text-style-name="P59" svg:width="0.022cm" svg:height="0.021cm" svg:x="1.75cm" svg:y="0.152cm" svg:viewBox="0 0 23 22" svg:d="M23 11c0-6-6-11-12-11s-11 5-11 11 5 11 11 11 12-5 12-11z"><text:p/></draw:path><draw:path draw:style-name="gr174" draw:text-style-name="P59" svg:width="0.021cm" svg:height="0.021cm" svg:x="1.844cm" svg:y="0.152cm" svg:viewBox="0 0 22 22" svg:d="M22 11c0-6-5-11-11-11s-11 5-11 11 5 11 11 11 11-5 11-11z"><text:p/></draw:path><draw:path draw:style-name="gr174" draw:text-style-name="P59" svg:width="0.024cm" svg:height="0.062cm" svg:x="1.938cm" svg:y="0.152cm" svg:viewBox="0 0 25 63" svg:d="M25 22c0-14-6-22-14-22-7 0-11 5-11 11s4 11 11 11c3 0 5 0 8-2 0-1 0-1 0-1 1 0 1 0 1 3 0 16-7 28-15 36-2 1-2 2-2 3s1 2 2 2c3 0 20-16 20-41z"><text:p/></draw:path><draw:path draw:style-name="gr174" draw:text-style-name="P59" svg:width="0.044cm" svg:height="0.147cm" svg:x="2.023cm" svg:y="0.03cm" svg:viewBox="0 0 45 148" svg:d="M45 2c0 0 0-2-2-2-5 0-21 2-26 2-2 0-4 0-4 5 0 2 2 2 5 2 10 0 10 2 10 4 0 1 0 3 0 4-9 35-18 69-27 104 0 3-1 4-1 7 0 12 10 20 19 20 7 0 13-5 16-12 4-8 6-20 6-21s-1-1-2-1c-2 0-2 1-3 3-4 14-8 26-16 26-6 0-6-7-6-10 0-5 0-6 1-10 10-40 20-80 30-121z"><text:p/></draw:path><draw:path draw:style-name="gr174" draw:text-style-name="P59" svg:width="0.13cm" svg:height="0.1cm" svg:x="2.087cm" svg:y="0.107cm" svg:viewBox="0 0 131 101" svg:d="M113 16c1-5 3-10 15-11 1 0 3 0 3-3 0-1-1-2-2-2-5 0-10 1-16 1-3 0-12-1-15-1-1 0-3 0-3 4 0 1 2 1 3 1 7 0 10 3 10 6 0 2-1 2-1 4-5 22-10 43-16 64-12-26-25-51-38-77-1-2-1-2-4-2-7 0-14 0-21 0-2 0-5 0-5 4 0 1 2 1 5 1s7 0 10 1c-7 26-13 53-20 79-1 6-4 10-15 10-1 0-3 0-3 3 0 2 1 3 2 3 5 0 10-1 15-1 4 0 12 1 16 1 1 0 3-1 3-3 0-3-2-3-4-3-9 0-9-4-9-6 0 0 0-1 1-3 6-25 13-51 19-76 14 30 28 59 43 88 1 3 2 3 3 3 2 0 2-1 3-3 7-28 14-55 21-82z"><text:p/></draw:path><draw:path draw:style-name="gr174" draw:text-style-name="P59" svg:width="0.074cm" svg:height="0.209cm" svg:x="2.251cm" svg:y="0.018cm" svg:viewBox="0 0 75 210" svg:d="M31 182c0 8-6 22-29 23-1 1-2 1-2 3s2 2 4 2c21 0 40-10 40-26s0-32 0-48c0-9 0-15 9-21 8-6 15-7 20-8 1 0 2 0 2-1 0-3-1-3-4-3-13-1-24-8-25-18-2-3-2-3-2-11 0-14 0-28 0-42 0-9 0-15-9-23-9-7-24-9-31-9-2 0-4 0-4 2 0 3 1 3 4 3 13 0 23 8 26 18 1 2 1 2 1 10 0 14 0 29 0 44 0 10 1 14 8 20 4 4 11 7 16 9-17 4-24 13-24 25 0 17 0 34 0 51z"><text:p/></draw:path><draw:path draw:style-name="gr174" draw:text-style-name="P59" svg:width="0.109cm" svg:height="0.099cm" svg:x="2.348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1 2 3 2 4 0 8-1 12-1 5 0 9 0 14 0 3 0 9 0 13 0 3 1 8 1 12 1 1 0 3 0 3-3s-1-3-6-3c-3 0-6 0-8 0-5 0-5-1-5-3 0-1 0-1 0-3 7-26 13-52 19-78z"><text:p/></draw:path></draw:g></text:span><text:span text:style-name="T4"><draw:g text:anchor-type="as-char" svg:y="-0.157cm" draw:z-index="83" draw:name="Shape71" draw:style-name="gr173"><svg:title>TexMaths</svg:title><svg:desc>6§inline§l_n = -w_n[y_n \cdot \log x_n + (1-y_n) \cdot \log (1- x_n)]§svg§600§TRUE§</svg:desc><draw:path draw:style-name="gr174" draw:text-style-name="P59" svg:width="0.045cm" svg:height="0.145cm" svg:x="0cm" svg:y="0.012cm" svg:viewBox="0 0 46 146" svg:d="M46 2c-2-1 0-2-3-2-5 0-21 1-26 2-2 0-4 0-4 4 0 2 2 2 5 2 10 0 11 2 11 4-1 1-1 3-1 4-9 35-18 69-27 104 0 2-1 4-1 7 0 12 10 19 19 19 7 0 13-4 16-11 4-9 6-21 6-21 0-2-1-2-2-2-2 0-2 1-3 4-4 13-7 26-16 26-6 0-6-7-6-10 0-5 0-6 1-10 10-40 20-80 31-120z"><text:p/></draw:path><draw:path draw:style-name="gr174" draw:text-style-name="P59" svg:width="0.09cm" svg:height="0.065cm" svg:x="0.06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10 5-12 8c-3 5-5 13-5 14 0 2 2 2 3 2 2 0 2 0 3-4 2-9 5-16 11-16 3 0 5 3 5 7 0 3-2 8-3 12s-2 10-3 13c-2 6-3 13-5 19z"><text:p/></draw:path><draw:path draw:style-name="gr174" draw:text-style-name="P59" svg:width="0.139cm" svg:height="0.048cm" svg:x="0.238cm" svg:y="0.08cm" svg:viewBox="0 0 140 49" svg:d="M133 8c3 0 7 0 7-4s-4-4-7-4c-42 0-84 0-126 0-3 0-7 0-7 4s4 4 7 4c42 0 84 0 126 0zM133 49c3 0 7 0 7-4s-4-4-7-4c-42 0-84 0-126 0-3 0-7 0-7 4s4 4 7 4c42 0 84 0 126 0z"><text:p/></draw:path><draw:path draw:style-name="gr174" draw:text-style-name="P59" svg:width="0.128cm" svg:height="0.007cm" svg:x="0.467cm" svg:y="0.1cm" svg:viewBox="0 0 129 8" svg:d="M121 8c4 0 8 0 8-4s-4-4-8-4c-38 0-76 0-114 0-3 0-7 0-7 4s4 4 7 4c38 0 76 0 114 0z"><text:p/></draw:path><draw:path draw:style-name="gr174" draw:text-style-name="P59" svg:width="0.139cm" svg:height="0.093cm" svg:x="0.619cm" svg:y="0.064cm" svg:viewBox="0 0 140 94" svg:d="M91 21c1-4 4-12 4-13 0-4-3-6-7-6-2 0-6 2-8 6 0 2-10 41-12 47-1 6-1 10-1 14 0 2 0 3 0 3-5 11-11 18-20 18-16 0-16-16-16-19 0-7 1-15 10-41 3-6 4-9 4-13 0-9-7-17-17-17-20 0-28 30-28 32s2 1 2 2c3 0 3-1 4-4 5-19 14-26 21-26 2 0 5 1 5 7s-2 12-3 15c-10 25-12 34-12 42 0 19 14 26 30 26 3 0 14 0 22-14 5 13 20 14 26 14 16 0 25-13 31-25 7-17 14-45 14-55 0-11-6-14-10-14-5 0-10 5-10 10 0 3 1 4 3 5 2 3 8 8 8 18 0 8-7 28-12 39-6 10-13 18-23 18s-16-7-16-18c0-6 2-12 3-15 3-12 5-24 8-36z"><text:p/></draw:path><draw:path draw:style-name="gr174" draw:text-style-name="P59" svg:width="0.089cm" svg:height="0.065cm" svg:x="0.771cm" svg:y="0.123cm" svg:viewBox="0 0 90 66" svg:d="M11 55c0 2-1 6-1 6 0 3 3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174" draw:text-style-name="P59" svg:width="0.028cm" svg:height="0.207cm" svg:x="0.904cm" svg:y="0cm" svg:viewBox="0 0 29 208" svg:d="M29 208c0-3 0-5 0-8-7 0-14 0-21 0 0-64 0-128 0-192 7 0 14 0 21 0 0-3 0-5 0-8-10 0-19 0-29 0 0 69 0 139 0 208 10 0 19 0 29 0z"><text:p/></draw:path><draw:path draw:style-name="gr174" draw:text-style-name="P59" svg:width="0.096cm" svg:height="0.133cm" svg:x="0.944cm" svg:y="0.064cm" svg:viewBox="0 0 97 134" svg:d="M96 13c1-3 1-3 1-5 0-4-3-6-6-6-2 0-6 2-8 5 0 1-1 7-3 11-1 5-3 11-4 17-3 12-6 25-9 37-1 3-10 18-24 18-11 0-13-10-13-17 0-10 4-22 11-41 3-9 4-11 4-15 0-9-7-17-17-17-20 0-28 30-28 32s2 2 2 2c2 0 3-1 3-4 6-19 15-26 22-26 2 0 5 0 5 7 0 5-2 11-3 15-9 22-13 34-13 44 0 18 14 24 26 24 8 0 16-3 22-9-3 11-6 20-14 31-6 7-14 14-24 14-3 0-12-1-15-9 3 0 6 0 9-2 2-3 4-5 4-9 0-6-6-7-8-7-5 0-12 3-12 13s9 18 22 18c22 0 44-19 50-42 6-26 13-53 20-79z"><text:p/></draw:path><draw:path draw:style-name="gr174" draw:text-style-name="P59" svg:width="0.09cm" svg:height="0.065cm" svg:x="1.048cm" svg:y="0.123cm" svg:viewBox="0 0 91 66" svg:d="M11 55c0 2-1 6-1 6 0 3 3 5 5 5s5-2 5-3c1-2 2-6 3-9s3-10 3-13c2-4 2-7 3-11 2-6 2-7 6-13 4-5 11-13 22-13 9 0 9 7 9 10 0 9-7 25-9 31-1 4-2 6-2 8 0 8 7 13 14 13 15 0 22-20 22-22s-2-2-3-2c-2 0-2 0-3 2-3 12-9 18-15 18-3 0-4-2-4-5 0-4 1-6 3-12 2-4 8-20 8-28 0-15-12-17-19-17-12 0-21 7-25 13-1-10-10-13-16-13s-10 5-12 8c-3 5-5 13-5 14 0 2 2 2 2 2 3 0 3 0 4-4 2-9 5-16 11-16 3 0 5 3 5 7 0 3-2 8-3 12s-2 10-3 13c-2 6-3 13-5 19z"><text:p/></draw:path><draw:path draw:style-name="gr174" draw:text-style-name="P59" svg:width="0.022cm" svg:height="0.022cm" svg:x="1.22cm" svg:y="0.093cm" svg:viewBox="0 0 23 23" svg:d="M23 11c0-6-6-11-12-11s-11 5-11 11 5 12 11 12 12-6 12-12z"><text:p/></draw:path><draw:path draw:style-name="gr174" draw:text-style-name="P59" svg:width="0.046cm" svg:height="0.143cm" svg:x="1.315cm" svg:y="0.012cm" svg:viewBox="0 0 47 144" svg:d="M31 0c-11 1-21 1-31 2 0 2 0 4 0 6 15 0 17 2 17 12 0 36 0 72 0 108 0 10-3 10-17 10 0 2 0 4 0 6 7 0 18-1 23-1s16 1 24 1c0-2 0-4 0-6-14 0-16 0-16-10 0-42 0-85 0-128z"><text:p/></draw:path><draw:path draw:style-name="gr174" draw:text-style-name="P59" svg:width="0.093cm" svg:height="0.094cm" svg:x="1.372cm" svg:y="0.063cm" svg:viewBox="0 0 94 95" svg:d="M94 49c0-27-21-49-47-49-27 0-47 23-47 49 0 27 22 46 47 46s47-20 47-46zM47 91c-9 0-18-5-24-15-6-9-6-22-6-29 0-8 0-20 6-29 5-9 15-14 24-14s18 5 24 14c5 9 5 21 5 29 0 7 0 19-5 28-4 9-13 16-24 16z"><text:p/></draw:path><draw:path draw:style-name="gr174" draw:text-style-name="P59" svg:width="0.095cm" svg:height="0.136cm" svg:x="1.478cm" svg:y="0.062cm" svg:viewBox="0 0 96 137" svg:d="M41 58c-18 0-18-20-18-25 0-6 0-12 3-18 2-2 6-8 15-8 18 0 18 21 18 26s0 12-3 17c-2 3-7 8-15 8zM16 67c0-1 0-6 4-10 8 6 17 6 21 6 20 0 34-14 34-30 0-8-4-16-8-20 7-8 15-8 18-8 1 0 2 0 3 0-3 0-4 3-4 5 0 4 3 7 6 7 2 0 6-2 6-7 0-3-2-10-10-10-4 0-14 1-23 10-8-7-17-8-22-8-20 0-34 15-34 31 0 9 4 17 10 21-3 3-7 10-7 18 0 6 3 14 9 18-12 4-19 13-19 20 0 15 21 27 47 27 24 0 47-11 47-27 0-7-3-18-14-23-12-6-24-6-37-6-5 0-14 0-15-1-7 0-12-7-12-13zM47 132c-22 0-36-10-36-22 0-9 8-16 17-17 4 0 9 0 13 0 18 0 41 0 41 17 0 12-15 22-35 22z"><text:p/></draw:path><draw:path draw:style-name="gr174" draw:text-style-name="P59" svg:width="0.104cm" svg:height="0.093cm" svg:x="1.621cm" svg:y="0.064cm" svg:viewBox="0 0 105 94" svg:d="M65 29c1-5 6-25 20-25 1 0 7 0 11 3-6 1-10 7-10 11s2 8 8 8c4 0 11-4 11-12 0-11-12-14-19-14-13 0-20 11-22 15-6-13-17-15-23-15-22 0-34 27-34 32 0 2 2 2 3 2s1-1 2-2c7-22 21-28 28-28 4 0 12 3 12 14 0 7-4 21-12 50-3 13-11 22-20 22-1 0-6 0-10-3 5-1 10-5 10-11s-5-7-8-7c-7 0-12 5-12 11 0 10 11 14 20 14 14 0 21-14 22-15 3 7 10 15 23 15 21 0 34-27 34-32 0-2-2-2-3-2-2 0-2 1-2 3-8 22-22 27-29 27-8 0-11-7-11-14 0-4 1-9 4-18 2-10 4-19 7-29z"><text:p/></draw:path><draw:path draw:style-name="gr174" draw:text-style-name="P59" svg:width="0.089cm" svg:height="0.065cm" svg:x="1.743cm" svg:y="0.123cm" svg:viewBox="0 0 90 66" svg:d="M11 55c-1 2-1 6-1 6 0 3 2 5 4 5 3 0 5-2 6-3 2-2 2-6 3-9 0-3 2-10 3-13 1-4 2-7 3-11 1-6 2-7 6-13 4-5 11-13 22-13 8 0 8 7 8 10 0 9-6 25-8 31-2 4-2 6-2 8 0 8 6 13 13 13 15 0 22-20 22-22s-2-2-2-2c-2 0-3 0-3 2-3 12-10 18-16 18-3 0-4-2-4-5 0-4 1-6 4-12 2-4 8-20 8-28 0-15-12-17-19-17-13 0-21 7-26 13-1-10-9-13-15-13-7 0-10 5-12 8-3 5-5 13-5 14 0 2 2 2 2 2 2 0 2 0 3-4 3-9 6-16 11-16 4 0 5 3 5 7 0 3-1 8-2 12-2 4-3 10-3 13-2 6-3 13-5 19z"><text:p/></draw:path><draw:path draw:style-name="gr174" draw:text-style-name="P59" svg:width="0.139cm" svg:height="0.138cm" svg:x="1.909cm" svg:y="0.035cm" svg:viewBox="0 0 140 139" svg:d="M74 74c20 0 39 0 59 0 3 0 7 0 7-4s-4-4-7-4c-20 0-39 0-59 0 0-20 0-39 0-59 0-3 0-7-4-7s-4 4-4 7c0 20 0 39 0 59-20 0-39 0-59 0-3 0-7 0-7 4s4 4 7 4c20 0 39 0 59 0 0 19 0 39 0 58 0 3 0 7 4 7s4-4 4-7c0-19 0-39 0-58z"><text:p/></draw:path><draw:path draw:style-name="gr174" draw:text-style-name="P59" svg:width="0.048cm" svg:height="0.207cm" svg:x="2.129cm" svg:y="0cm" svg:viewBox="0 0 49 208" svg:d="M49 206c0-1 0-1-4-5-26-26-33-65-33-97 0-36 8-72 34-99 3-2 3-2 3-3s-1-2-2-2c-3 0-22 14-34 41-11 23-13 46-13 63 0 16 2 41 14 65 12 25 30 39 33 39 1 0 2-1 2-2z"><text:p/></draw:path><draw:path draw:style-name="gr174" draw:text-style-name="P59" svg:width="0.069cm" svg:height="0.138cm" svg:x="2.208cm" svg:y="0.017cm" svg:viewBox="0 0 70 139" svg:d="M43 5c0-4 0-5-5-5-13 14-31 14-38 14 0 2 0 4 0 6 4 0 16 0 28-5 0 36 0 71 0 107 0 7-1 10-20 10-3 0-4 0-7 0 0 3 0 5 0 7 7-1 26-1 34-1 9 0 27 0 35 1 0-2 0-4 0-7-3 0-5 0-8 0-18 0-19-2-19-10 0-39 0-78 0-117z"><text:p/></draw:path><draw:path draw:style-name="gr174" draw:text-style-name="P59" svg:width="0.128cm" svg:height="0.007cm" svg:x="2.359cm" svg:y="0.1cm" svg:viewBox="0 0 129 8" svg:d="M122 8c3 0 7 0 7-4s-4-4-7-4c-38 0-76 0-114 0-4 0-8 0-8 4s4 4 8 4c38 0 76 0 114 0z"><text:p/></draw:path><draw:path draw:style-name="gr174" draw:text-style-name="P59" svg:width="0.096cm" svg:height="0.133cm" svg:x="2.559cm" svg:y="0.064cm" svg:viewBox="0 0 97 134" svg:d="M96 13c1-3 1-3 1-5 0-4-3-6-6-6-2 0-6 2-8 5 0 1-1 7-3 11-1 5-3 11-4 17-3 12-6 25-9 37-1 3-10 18-24 18-11 0-13-10-13-17 0-10 4-22 11-41 3-9 4-11 4-15 0-9-7-17-17-17-20 0-28 30-28 32s2 2 2 2c3 0 3-1 4-4 5-19 14-26 21-26 2 0 5 0 5 7 0 5-2 11-3 15-9 22-12 34-12 44 0 18 13 24 25 24 8 0 16-3 22-9-3 11-6 20-14 31-6 7-13 14-24 14-2 0-12-1-15-9 3 0 6 0 9-2 2-3 4-5 4-9 0-6-6-7-8-7-5 0-12 3-12 13s10 18 22 18c23 0 44-19 50-42 7-26 13-53 20-79z"><text:p/></draw:path><draw:path draw:style-name="gr174" draw:text-style-name="P59" svg:width="0.09cm" svg:height="0.065cm" svg:x="2.662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9 5-12 8c-3 5-5 13-5 14 0 2 2 2 3 2 2 0 2 0 3-4 2-9 5-16 11-16 3 0 5 3 5 7 0 3-2 8-3 12s-2 10-3 13c-2 6-3 13-5 19z"><text:p/></draw:path><draw:path draw:style-name="gr174" draw:text-style-name="P59" svg:width="0.048cm" svg:height="0.207cm" svg:x="2.782cm" svg:y="0cm" svg:viewBox="0 0 49 208" svg:d="M49 104c0-16-2-41-14-65-13-25-31-39-33-39-1 0-2 1-2 2s0 1 4 5c21 20 33 54 33 97 0 35-8 72-34 99-3 2-3 2-3 3s1 2 2 2c2 0 21-14 34-41 11-23 13-46 13-63z"><text:p/></draw:path><draw:path draw:style-name="gr174" draw:text-style-name="P59" svg:width="0.021cm" svg:height="0.022cm" svg:x="2.917cm" svg:y="0.093cm" svg:viewBox="0 0 22 23" svg:d="M22 11c0-6-5-11-11-11s-11 5-11 11 5 12 11 12 11-6 11-12z"><text:p/></draw:path><draw:path draw:style-name="gr174" draw:text-style-name="P59" svg:width="0.046cm" svg:height="0.143cm" svg:x="3.012cm" svg:y="0.012cm" svg:viewBox="0 0 47 144" svg:d="M31 0c-11 1-21 1-31 2 0 2 0 4 0 6 15 0 17 2 17 12 0 36 0 72 0 108 0 10-3 10-17 10 0 2 0 4 0 6 7 0 18-1 23-1 6 0 16 1 24 1 0-2 0-4 0-6-14 0-16 0-16-10 0-42 0-85 0-128z"><text:p/></draw:path><draw:path draw:style-name="gr174" draw:text-style-name="P59" svg:width="0.093cm" svg:height="0.094cm" svg:x="3.069cm" svg:y="0.063cm" svg:viewBox="0 0 94 95" svg:d="M94 49c0-27-21-49-47-49-27 0-47 23-47 49 0 27 22 46 47 46s47-20 47-46zM47 91c-9 0-18-5-24-15-6-9-6-22-6-29 0-8 0-20 6-29 5-9 15-14 24-14s17 5 23 14 6 21 6 29c0 7 0 19-5 28-4 9-13 16-24 16z"><text:p/></draw:path><draw:path draw:style-name="gr174" draw:text-style-name="P59" svg:width="0.095cm" svg:height="0.136cm" svg:x="3.175cm" svg:y="0.062cm" svg:viewBox="0 0 96 137" svg:d="M41 58c-19 0-19-20-19-25 0-6 1-12 4-18 2-2 6-8 15-8 18 0 18 21 18 26s0 12-3 17c-2 3-7 8-15 8zM16 67c0-1 0-6 4-10 8 6 17 6 21 6 20 0 34-14 34-30 0-8-4-16-9-20 8-8 16-8 19-8 1 0 2 0 3 0-3 0-4 3-4 5 0 4 3 7 6 7 2 0 6-2 6-7 0-3-2-10-11-10-4 0-13 1-22 10-9-7-17-8-22-8-20 0-34 15-34 31 0 9 4 17 10 21-3 3-7 10-7 18 0 6 3 14 9 18-12 4-19 13-19 20 0 15 21 27 46 27s47-11 47-27c0-7-2-18-13-23-12-6-24-6-37-6-5 0-14 0-15-1-7 0-12-7-12-13zM47 132c-22 0-36-10-36-22 0-9 8-16 17-17 4 0 9 0 13 0 18 0 41 0 41 17 0 12-15 22-35 22z"><text:p/></draw:path><draw:path draw:style-name="gr174" draw:text-style-name="P59" svg:width="0.048cm" svg:height="0.207cm" svg:x="3.298cm" svg:y="0cm" svg:viewBox="0 0 49 208" svg:d="M49 206c0-1 0-1-3-5-27-26-33-65-33-97 0-36 7-72 33-99 3-2 3-2 3-3s-1-2-2-2c-2 0-21 14-34 41-10 23-13 46-13 63 0 16 2 41 14 65 13 25 31 39 33 39 1 0 2-1 2-2z"><text:p/></draw:path><draw:path draw:style-name="gr174" draw:text-style-name="P59" svg:width="0.069cm" svg:height="0.138cm" svg:x="3.378cm" svg:y="0.017cm" svg:viewBox="0 0 70 139" svg:d="M43 5c0-4 0-5-5-5-12 14-31 14-38 14 0 2 0 4 0 6 4 0 17 0 28-5 0 36 0 71 0 107 0 7-1 10-20 10-2 0-4 0-6 0 0 3 0 5 0 7 7-1 24-1 33-1s27 0 35 1c0-2 0-4 0-7-3 0-5 0-7 0-19 0-20-2-20-10 0-39 0-78 0-117z"><text:p/></draw:path><draw:path draw:style-name="gr174" draw:text-style-name="P59" svg:width="0.128cm" svg:height="0.007cm" svg:x="3.529cm" svg:y="0.1cm" svg:viewBox="0 0 129 8" svg:d="M122 8c3 0 7 0 7-4s-4-4-7-4c-39 0-76 0-115 0-3 0-7 0-7 4s4 4 7 4c39 0 76 0 115 0z"><text:p/></draw:path><draw:path draw:style-name="gr174" draw:text-style-name="P59" svg:width="0.104cm" svg:height="0.093cm" svg:x="3.728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174" draw:text-style-name="P59" svg:width="0.089cm" svg:height="0.065cm" svg:x="3.85cm" svg:y="0.123cm" svg:viewBox="0 0 90 66" svg:d="M11 55c-1 2-1 6-1 6 0 3 2 5 4 5 3 0 5-2 6-3 2-2 2-6 3-9 0-3 2-10 3-13 1-4 2-7 3-11 1-6 2-7 6-13 4-5 11-13 22-13 8 0 8 7 8 10 0 9-6 25-8 31-2 4-2 6-2 8 0 8 6 13 14 13 14 0 21-20 21-22s-2-2-2-2c-2 0-3 0-3 2-3 12-10 18-16 18-3 0-4-2-4-5 0-4 1-6 4-12 2-4 8-20 8-28 0-15-12-17-19-17-12 0-21 7-26 13 0-10-9-13-15-13-7 0-10 5-12 8-3 5-5 13-5 14 0 2 2 2 2 2 2 0 3 0 3-4 3-9 6-16 11-16 4 0 5 3 5 7 0 3-1 8-2 12-2 4-3 10-3 13-2 6-3 13-5 19z"><text:p/></draw:path><draw:path draw:style-name="gr174" draw:text-style-name="P59" svg:width="0.048cm" svg:height="0.207cm" svg:x="3.97cm" svg:y="0cm" svg:viewBox="0 0 49 208" svg:d="M49 104c0-16-3-41-14-65-13-25-31-39-33-39-1 0-2 1-2 2s0 1 4 5c21 20 33 54 33 97 0 35-8 72-35 99-2 2-2 2-2 3s1 2 2 2c2 0 21-14 33-41 11-23 14-46 14-63z"><text:p/></draw:path><draw:path draw:style-name="gr174" draw:text-style-name="P59" svg:width="0.028cm" svg:height="0.207cm" svg:x="4.044cm" svg:y="0cm" svg:viewBox="0 0 29 208" svg:d="M29 0c-10 0-19 0-29 0 0 3 0 5 0 8 7 0 14 0 20 0 0 64 0 128 0 192-6 0-13 0-20 0 0 3 0 5 0 8 10 0 19 0 29 0 0-69 0-139 0-208z"><text:p/></draw:path></draw:g></text:span><text:span text:style-name="T4">, </text:span><text:span text:style-name="T33"><draw:g text:anchor-type="as-char" svg:y="-0.093cm" draw:z-index="84" draw:name="Shape72" draw:style-name="gr173"><svg:title>TexMaths</svg:title><svg:desc>6§inline§x_n§svg§600§TRUE§</svg:desc><draw:path draw:style-name="gr174" draw:text-style-name="P59" svg:width="0.105cm" svg:height="0.093cm" svg:x="0cm" svg:y="0cm" svg:viewBox="0 0 106 94" svg:d="M65 29c1-5 6-24 21-24 1 0 6 0 10 2-6 1-10 7-10 11s2 8 8 8c5 0 12-4 12-12 0-11-13-14-20-14-12 0-20 11-23 16-5-14-16-16-22-16-22 0-34 27-34 32 0 3 1 1 2 3 2 0 2-1 3-3 7-22 21-27 28-27 5 0 12 2 12 13 0 7-4 21-12 51-3 12-10 20-19 20-2 0-7 0-11-2 5-1 10-6 10-11 0-6-5-7-8-7-7 0-12 4-12 12 0 9 11 13 20 13 14 0 22-15 22-16 3 8 10 16 23 16 22 0 34-26 34-31 0-3-2-3-3-3s-2 1-3 3c-6 22-21 26-27 26-9 0-12-6-12-13 0-5 1-9 3-18 3-10 5-19 8-29z"><text:p/></draw:path><draw:path draw:style-name="gr174" draw:text-style-name="P59" svg:width="0.089cm" svg:height="0.065cm" svg:x="0.121cm" svg:y="0.06cm" svg:viewBox="0 0 90 66" svg:d="M11 55c-1 2-1 6-1 6 0 3 2 5 4 5 3 0 6-2 7-3 0-2 1-6 2-9s2-10 4-13c0-3 1-7 2-10 1-6 2-7 6-13s11-14 22-14c9 0 9 8 9 10 0 9-6 25-9 32-2 4-2 5-2 8 0 7 7 12 14 12 15 0 21-20 21-22s-1-2-2-2c-2 0-2 1-3 2-3 12-10 18-16 18-3 0-3-2-3-5s0-5 3-12c2-4 8-20 8-28 0-15-11-17-19-17-13 0-21 8-25 14-1-10-10-14-16-14s-10 5-12 8c-3 6-5 14-5 15s2 1 2 1c3 0 3 0 4-4 2-9 5-16 10-16s6 4 6 7-2 9-3 13c-1 3-3 9-3 13-2 6-3 12-5 18z"><text:p/></draw:path></draw:g></text:span><text:span text:style-name="T33"><text:s/>predicted positive, </text:span><text:span text:style-name="T33"><draw:g text:anchor-type="as-char" svg:y="-0.093cm" draw:z-index="85" draw:name="Shape73" draw:style-name="gr173"><svg:title>TexMaths</svg:title><svg:desc>6§inline§y_n§svg§600§TRUE§</svg:desc><draw:path draw:style-name="gr174" draw:text-style-name="P59" svg:width="0.096cm" svg:height="0.135cm" svg:x="0cm" svg:y="0cm" svg:viewBox="0 0 97 136" svg:d="M97 13c0-3 0-3 0-5 0-4-3-6-6-6-2 0-5 2-7 5 0 1-2 7-3 11-2 5-3 11-4 17-4 13-7 25-10 38 0 3-10 17-24 17-11 0-12-9-12-16 0-10 3-23 10-42 3-8 4-10 4-15 0-9-7-17-17-17-20 0-28 31-28 32 0 3 2 3 3 3 2 0 2-1 3-4 6-20 14-26 22-26 1 0 4 0 4 6s-1 11-3 15c-9 23-12 35-12 44 0 18 13 25 26 25 8 0 15-4 21-10-3 11-5 21-14 33-6 7-13 13-23 13-3 0-13 0-16-9 3 0 6 0 9-2 2-2 4-5 4-9 0-6-5-7-8-7-5 0-11 3-11 13 0 11 9 19 22 19 22 0 43-19 49-43 7-27 14-53 21-80z"><text:p/></draw:path><draw:path draw:style-name="gr174" draw:text-style-name="P59" svg:width="0.089cm" svg:height="0.066cm" svg:x="0.104cm" svg:y="0.062cm" svg:viewBox="0 0 90 67" svg:d="M11 56c-1 2-1 5-1 6 0 4 2 5 4 5 3 0 5-2 6-3 1-2 2-6 3-10 0-2 2-9 3-13 1-3 2-6 3-10 1-6 2-7 6-13s11-14 22-14c9 0 9 8 9 10 0 9-6 26-9 32-2 5-2 6-2 8 0 8 6 13 14 13 15 0 21-21 21-23s-2-2-2-2c-3 0-3 1-3 3-3 12-10 18-16 18-3 0-3-2-3-5 0-4 0-6 3-12 2-5 8-21 8-29 0-14-11-17-19-17-13 0-21 8-26 14 0-10-9-14-15-14-7 0-10 5-12 8-3 6-5 14-5 15 0 2 2 2 2 2 2 0 3-1 3-5 3-9 6-16 11-16 4 0 5 4 5 7s-2 9-2 13c-2 4-3 10-3 13-2 6-3 12-5 19z"><text:p/></draw:path></draw:g></text:span><text:span text:style-name="T33"><text:s/>ground truth (0,1), </text:span><text:span text:style-name="T33"><draw:g text:anchor-type="as-char" svg:y="-0.093cm" draw:z-index="86" draw:name="Shape74" draw:style-name="gr173"><svg:title>TexMaths</svg:title><svg:desc>6§inline§w_n§svg§600§TRUE§</svg:desc><draw:path draw:style-name="gr174" draw:text-style-name="P59" svg:width="0.138cm" svg:height="0.093cm" svg:x="0cm" svg:y="0cm" svg:viewBox="0 0 139 94" svg:d="M91 21c1-4 3-11 3-13 0-4-2-6-6-6-2 0-6 2-8 6 0 2-10 42-12 47-1 6-1 10-1 14 0 1 0 2 0 3-5 11-11 17-20 17-16 0-16-15-16-19 0-6 1-14 10-40 3-6 4-9 4-13 0-9-7-17-17-17-20 0-28 30-28 32 0 3 2 3 3 3 2 0 2-1 3-5 6-19 14-25 22-25 1 0 4 0 4 6s-1 12-3 15c-9 25-12 34-12 43 0 18 14 25 30 25 3 0 14 0 22-15 5 14 20 15 26 15 16 0 25-13 30-25 7-16 14-45 14-54 0-12-6-15-9-15-5 0-10 5-10 10 0 3 1 4 3 6s7 7 7 17c0 8-6 28-11 38-6 11-13 18-23 18s-16-5-16-17c0-6 1-12 2-15 3-12 6-24 9-36z"><text:p/></draw:path><draw:path draw:style-name="gr174" draw:text-style-name="P59" svg:width="0.089cm" svg:height="0.065cm" svg:x="0.151cm" svg:y="0.06cm" svg:viewBox="0 0 90 66" svg:d="M11 55c-1 2-1 6-1 6 0 3 2 5 4 5 3 0 5-2 6-3 1-2 2-6 3-9 0-3 2-10 3-13s2-7 3-10c1-6 2-7 6-13s11-14 22-14c8 0 8 8 8 10 0 9-6 25-8 32-2 4-2 5-2 8 0 7 6 12 13 12 15 0 22-20 22-22s-2-2-3-2c-2 0-2 1-3 2-3 12-9 18-15 18-3 0-4-2-4-5s1-5 4-12c2-4 8-20 8-28 0-15-12-17-19-17-13 0-21 8-26 14 0-10-9-14-15-14-7 0-10 5-12 8-3 6-5 14-5 15s2 1 2 1c2 0 3 0 3-4 3-9 6-16 11-16 4 0 5 4 5 7s-2 9-2 13c-2 3-3 9-3 13-2 6-3 12-5 18z"><text:p/></draw:path></draw:g></text:span><text:span text:style-name="T33"><text:s/>weight. Binary/</text:span><text:span text:style-name="T34">Multi</text:span><text:span text:style-name="T33"> classification</text:span></text:p><text:p text:style-name="P41"><text:span text:style-name="T121">Kullback-Libeler </text:span><draw:g text:anchor-type="as-char" svg:y="-0.175cm" draw:z-index="87" draw:name="Shape75" draw:style-name="gr173"><svg:title>TexMaths</svg:title><svg:desc>6§inline§\ell (x,y) = \mathcal{L} = \{l_1,\ldots,l_N\}^T, \quad l_n = y_n \cdot (\log y_n - x_n)§svg§600§TRUE§</svg:desc><draw:path draw:style-name="gr174" draw:text-style-name="P59" svg:width="0.081cm" svg:height="0.15cm" svg:x="0cm" svg:y="0.026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74" draw:text-style-name="P59" svg:width="0.048cm" svg:height="0.209cm" svg:x="0.106cm" svg:y="0.018cm" svg:viewBox="0 0 49 210" svg:d="M49 208c0-1 0-1-3-5-27-26-33-66-33-97 0-37 7-74 33-100 3-3 3-3 3-4s-1-2-2-2c-2 0-21 14-34 41-11 23-13 47-13 65 0 15 2 40 14 64 12 26 31 40 33 40 1 0 2-1 2-2z"><text:p/></draw:path><draw:path draw:style-name="gr174" draw:text-style-name="P59" svg:width="0.104cm" svg:height="0.094cm" svg:x="0.173cm" svg:y="0.083cm" svg:viewBox="0 0 105 95" svg:d="M64 29c2-5 7-24 21-24 1 0 6 0 11 3-6 0-10 6-10 11 0 3 2 7 8 7 4 0 11-4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174" draw:text-style-name="P59" svg:width="0.024cm" svg:height="0.062cm" svg:x="0.306cm" svg:y="0.152cm" svg:viewBox="0 0 25 63" svg:d="M25 22c0-14-6-22-14-22-7 0-11 5-11 11s4 11 11 11c3 0 6 0 8-2 0-1 0-1 1-1 0 1 0 0 0 3 0 16-7 28-14 36-2 1-2 2-2 3s1 2 1 2c3 0 20-16 20-41z"><text:p/></draw:path><draw:path draw:style-name="gr174" draw:text-style-name="P59" svg:width="0.096cm" svg:height="0.135cm" svg:x="0.387cm" svg:y="0.083cm" svg:viewBox="0 0 97 136" svg:d="M97 13c0-3 0-3 0-5 0-4-3-6-6-6-2 0-5 2-7 5-1 1-2 7-3 11-2 6-3 11-4 17-3 12-7 25-10 38 0 3-9 18-24 18-11 0-12-9-12-17 0-10 3-23 10-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74" draw:text-style-name="P59" svg:width="0.048cm" svg:height="0.209cm" svg:x="0.504cm" svg:y="0.018cm" svg:viewBox="0 0 49 210" svg:d="M49 106c0-17-2-42-14-66-13-26-31-40-33-40-1 0-2 1-2 2s0 1 4 5c21 21 33 54 33 99 0 35-8 72-34 99-3 2-3 2-3 3s1 2 2 2c2 0 21-14 33-41 11-23 14-47 14-63z"><text:p/></draw:path><draw:path draw:style-name="gr174" draw:text-style-name="P59" svg:width="0.139cm" svg:height="0.048cm" svg:x="0.645cm" svg:y="0.099cm" svg:viewBox="0 0 140 49" svg:d="M133 8c3 0 7 0 7-4s-4-4-7-4c-42 0-84 0-126 0-3 0-7 0-7 4s4 4 7 4c42 0 84 0 126 0zM133 49c3 0 7 0 7-4s-4-4-7-4c-42 0-84 0-126 0-3 0-7 0-7 4s4 4 7 4c42 0 84 0 126 0z"><text:p/></draw:path><draw:path draw:style-name="gr174" draw:text-style-name="P59" svg:width="0.13cm" svg:height="0.151cm" svg:x="0.862cm" svg:y="0.026cm" svg:viewBox="0 0 131 152" svg:d="M31 128c12-17 15-30 18-42 7-28 16-54 28-69 3-2 5-4 12-4 14 0 15 15 15 18s-1 6-1 7c0 2 0 1 1 2 3 0 9-3 14-6 4-3 6-5 6-14 0-12-6-20-18-20-6 0-25 2-45 23-18 17-27 54-32 71-3 14-5 21-11 33-2 2-7 12-10 14-6 5-8 9-8 10s1 1 2 1 5 0 11-4c3-2 4-3 9-8 10 0 18 3 31 6 11 3 21 6 32 6 17 0 34-12 41-22 4-5 5-11 5-11 0-2 0-1-1-2-3 0-8 2-12 5-6 3-6 5-7 9-1 3-2 5-4 6-1 2-1 2-4 2-11 0-21-3-35-6-6-2-18-6-28-6-3 0-6 1-9 1z"><text:p/></draw:path><draw:path draw:style-name="gr174" draw:text-style-name="P59" svg:width="0.139cm" svg:height="0.048cm" svg:x="1.071cm" svg:y="0.099cm" svg:viewBox="0 0 140 49" svg:d="M133 8c3 0 7 0 7-4s-4-4-7-4c-42 0-84 0-126 0-3 0-7 0-7 4s4 4 7 4c42 0 84 0 126 0zM133 49c3 0 7 0 7-4s-4-4-7-4c-42 0-84 0-126 0-3 0-7 0-7 4s4 4 7 4c42 0 84 0 126 0z"><text:p/></draw:path><draw:path draw:style-name="gr174" draw:text-style-name="P59" svg:width="0.074cm" svg:height="0.209cm" svg:x="1.297cm" svg:y="0.018cm" svg:viewBox="0 0 75 210" svg:d="M45 28c0-8 5-22 28-23 1 0 2-1 2-3s-2-2-4-2c-21 0-40 11-40 26 0 16 0 32 0 48 0 9 0 15-9 23-7 6-15 6-20 6-1 0-2 1-2 3 0 1 1 1 4 1 13 2 24 8 26 19 1 2 1 2 1 10 0 14 0 28 0 42 0 9 0 15 10 24 8 6 22 8 30 8 2 0 4 0 4-2s-1-2-4-3c-13 0-23-7-25-18-1-2-1-2-1-10 0-14 0-29 0-44 0-10-2-13-9-20-4-4-10-6-16-7 17-5 25-15 25-27 0-17 0-34 0-51z"><text:p/></draw:path><draw:path draw:style-name="gr174" draw:text-style-name="P59" svg:width="0.044cm" svg:height="0.147cm" svg:x="1.397cm" svg:y="0.03cm" svg:viewBox="0 0 45 148" svg:d="M45 2c0 0 0-2-2-2-5 0-21 2-26 2-2 0-4 0-4 5 0 2 2 2 5 2 10 0 10 2 10 4 0 1 0 3 0 4-9 35-18 69-27 104 0 3-1 4-1 7 0 12 10 20 19 20 7 0 13-5 16-12 4-8 6-20 6-21s-1-1-2-1c-2 0-2 1-3 3-4 14-8 26-16 26-6 0-6-7-6-10 0-5 0-6 1-10 10-40 20-80 30-121z"><text:p/></draw:path><draw:path draw:style-name="gr174" draw:text-style-name="P59" svg:width="0.053cm" svg:height="0.097cm" svg:x="1.466cm" svg:y="0.108cm" svg:viewBox="0 0 54 98" svg:d="M34 4c0-4 0-4-5-4-9 9-22 10-29 10 0 1 0 3 0 4 4 0 14 0 22-3 0 25 0 50 0 75 0 5 0 6-15 6-2 0-4 0-6 0 0 2 0 4 0 6 3 0 21-1 27-1 4 0 23 1 26 1 0-2 0-4 0-6-2 0-4 0-5 0-15 0-15-1-15-6 0-28 0-55 0-82z"><text:p/></draw:path><draw:path draw:style-name="gr174" draw:text-style-name="P59" svg:width="0.024cm" svg:height="0.062cm" svg:x="1.563cm" svg:y="0.152cm" svg:viewBox="0 0 25 63" svg:d="M25 22c0-14-5-22-14-22-6 0-11 5-11 11s5 11 11 11c3 0 6 0 8-2 0-1 0-1 1-1v3c0 16-7 28-14 36-2 1-2 2-2 3s1 2 2 2c2 0 19-16 19-41z"><text:p/></draw:path><draw:path draw:style-name="gr174" draw:text-style-name="P59" svg:width="0.021cm" svg:height="0.021cm" svg:x="1.657cm" svg:y="0.152cm" svg:viewBox="0 0 22 22" svg:d="M22 11c0-6-5-11-11-11s-11 5-11 11 5 11 11 11 11-5 11-11z"><text:p/></draw:path><draw:path draw:style-name="gr174" draw:text-style-name="P59" svg:width="0.021cm" svg:height="0.021cm" svg:x="1.751cm" svg:y="0.152cm" svg:viewBox="0 0 22 22" svg:d="M22 11c0-6-5-11-11-11-7 0-11 5-11 11s4 11 11 11c6 0 11-5 11-11z"><text:p/></draw:path><draw:path draw:style-name="gr174" draw:text-style-name="P59" svg:width="0.021cm" svg:height="0.021cm" svg:x="1.844cm" svg:y="0.152cm" svg:viewBox="0 0 22 22" svg:d="M22 11c0-6-5-11-11-11s-11 5-11 11 5 11 11 11 11-5 11-11z"><text:p/></draw:path><draw:path draw:style-name="gr174" draw:text-style-name="P59" svg:width="0.024cm" svg:height="0.062cm" svg:x="1.938cm" svg:y="0.152cm" svg:viewBox="0 0 25 63" svg:d="M25 22c0-14-5-22-14-22-7 0-11 5-11 11s4 11 11 11c3 0 6 0 8-2 0-1 0-1 1-1 0 1 0 0 0 3 0 16-7 28-14 36-2 1-2 2-2 3s1 2 1 2c3 0 20-16 20-41z"><text:p/></draw:path><draw:path draw:style-name="gr174" draw:text-style-name="P59" svg:width="0.044cm" svg:height="0.147cm" svg:x="2.023cm" svg:y="0.03cm" svg:viewBox="0 0 45 148" svg:d="M45 2c0 0 0-2-3-2-5 0-20 2-26 2-1 0-3 0-3 5 0 2 1 2 4 2 11 0 11 2 11 4 0 1 0 3 0 4-9 35-18 69-27 104-1 3-1 4-1 7 0 12 9 20 19 20 7 0 12-5 16-12 3-8 6-20 6-21s-2-1-3-1-2 1-3 3c-3 14-7 26-15 26-7 0-7-7-7-10 0-5 0-6 1-10 11-40 21-80 31-121z"><text:p/></draw:path><draw:path draw:style-name="gr174" draw:text-style-name="P59" svg:width="0.13cm" svg:height="0.1cm" svg:x="2.087cm" svg:y="0.107cm" svg:viewBox="0 0 131 101" svg:d="M113 16c2-5 4-10 15-11 1 0 3 0 3-3 0-1 0-2-2-2-5 0-10 1-15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174" draw:text-style-name="P59" svg:width="0.074cm" svg:height="0.209cm" svg:x="2.252cm" svg:y="0.018cm" svg:viewBox="0 0 75 210" svg:d="M30 182c0 8-5 22-28 23-1 1-2 1-2 3s2 2 4 2c21 0 40-10 40-26s0-32 0-48c0-9 0-15 9-21 7-6 15-7 20-8 1 0 2 0 2-1 0-3-2-3-4-3-13-1-24-8-26-18-1-3-1-3-1-11 0-14 0-28 0-42 0-9 0-15-10-23-8-7-23-9-30-9-2 0-4 0-4 2 0 3 1 3 3 3 14 0 24 8 26 18 1 2 1 2 1 10 0 14 0 29 0 44 0 10 2 14 8 20 5 4 11 7 17 9-17 4-25 13-25 25 0 17 0 34 0 51z"><text:p/></draw:path><draw:path draw:style-name="gr174" draw:text-style-name="P59" svg:width="0.109cm" svg:height="0.099cm" svg:x="2.348cm" svg:y="0cm" svg:viewBox="0 0 110 100" svg:d="M65 10c1-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174" draw:text-style-name="P59" svg:width="0.024cm" svg:height="0.062cm" svg:x="2.492cm" svg:y="0.152cm" svg:viewBox="0 0 25 63" svg:d="M25 22c0-14-6-22-14-22-7 0-11 5-11 11s4 11 11 11c3 0 5 0 8-2 0-1 0-1 0-1 1 0 1 0 1 3 0 16-7 28-15 36-2 1-2 2-2 3s1 2 2 2c3 0 20-16 20-41z"><text:p/></draw:path><draw:path draw:style-name="gr174" draw:text-style-name="P59" svg:width="0.044cm" svg:height="0.147cm" svg:x="2.788cm" svg:y="0.03cm" svg:viewBox="0 0 45 148" svg:d="M45 2c0 0 0-2-3-2-5 0-20 2-26 2-1 0-3 0-3 5 0 2 1 2 4 2 11 0 11 2 11 4 0 1 0 3 0 4-9 35-18 69-27 104-1 3-1 4-1 7 0 12 9 20 19 20 7 0 12-5 16-12 3-8 6-20 6-21s-2-1-3-1-2 1-3 3c-3 14-7 26-15 26-7 0-7-7-7-10 0-5 0-6 1-10 11-40 21-80 31-121z"><text:p/></draw:path><draw:path draw:style-name="gr174" draw:text-style-name="P59" svg:width="0.089cm" svg:height="0.065cm" svg:x="2.849cm" svg:y="0.143cm" svg:viewBox="0 0 90 66" svg:d="M11 55c-1 3-1 6-1 7 0 3 2 4 4 4 3 0 5-2 6-3 2-1 2-6 3-9 0-3 2-10 3-13 1-4 2-7 3-10 1-6 2-8 6-14s11-13 22-13c8 0 8 7 8 10 0 9-6 26-8 32-2 4-2 5-2 7 0 8 6 13 13 13 15 0 22-20 22-22s-2-2-2-2c-3 0-3 1-3 2-3 12-10 18-16 18-3 0-4-2-4-5 0-4 1-5 4-12 2-5 8-20 8-28 0-15-12-17-19-17-13 0-21 7-26 13-1-10-9-13-15-13-7 0-10 4-12 8-3 5-5 14-5 14 0 2 2 2 2 2 2 0 2 0 3-4 3-9 6-16 11-16 4 0 5 3 5 7 0 3-2 8-2 12-2 5-3 11-3 14-2 6-3 12-5 18z"><text:p/></draw:path><draw:path draw:style-name="gr174" draw:text-style-name="P59" svg:width="0.139cm" svg:height="0.048cm" svg:x="3.027cm" svg:y="0.099cm" svg:viewBox="0 0 140 49" svg:d="M133 8c3 0 7 0 7-4s-4-4-7-4c-42 0-84 0-126 0-3 0-7 0-7 4s4 4 7 4c42 0 84 0 126 0zM133 49c3 0 7 0 7-4s-4-4-7-4c-42 0-84 0-126 0-3 0-7 0-7 4s4 4 7 4c42 0 84 0 126 0z"><text:p/></draw:path><draw:path draw:style-name="gr174" draw:text-style-name="P59" svg:width="0.096cm" svg:height="0.135cm" svg:x="3.244cm" svg:y="0.083cm" svg:viewBox="0 0 97 136" svg:d="M97 13c0-3 0-3 0-5 0-4-3-6-6-6-2 0-5 2-7 5-1 1-2 7-3 11-2 6-3 11-4 17-3 12-7 25-10 38-1 3-10 18-24 18-11 0-13-9-13-17 0-10 4-23 11-42 3-8 4-10 4-15 0-9-7-17-17-17-20 0-28 31-28 32 0 3 2 2 2 3 3 0 3-1 4-4 5-20 14-26 21-26 2 0 5 0 5 6s-1 11-3 15c-9 23-12 35-12 44 0 19 13 25 26 25 7 0 15-3 21-9-3 11-6 21-14 32-6 7-13 13-23 13-3 0-13-1-16-9 3 0 6 0 9-2 2-2 4-5 4-8 0-7-5-8-8-8-5 0-12 4-12 14s10 18 23 18c22 0 43-20 49-42 7-27 14-54 21-81z"><text:p/></draw:path><draw:path draw:style-name="gr174" draw:text-style-name="P59" svg:width="0.089cm" svg:height="0.065cm" svg:x="3.348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74" draw:text-style-name="P59" svg:width="0.021cm" svg:height="0.021cm" svg:x="3.521cm" svg:y="0.113cm" svg:viewBox="0 0 22 22" svg:d="M22 11c0-6-5-11-11-11-7 0-11 5-11 11s4 11 11 11c6 0 11-5 11-11z"><text:p/></draw:path><draw:path draw:style-name="gr174" draw:text-style-name="P59" svg:width="0.048cm" svg:height="0.209cm" svg:x="3.629cm" svg:y="0.018cm" svg:viewBox="0 0 49 210" svg:d="M49 208c0-1 0-1-3-5-27-26-34-66-34-97 0-37 8-74 34-100 3-3 3-3 3-4s-1-2-2-2c-3 0-21 14-34 41-11 23-13 47-13 65 0 15 2 40 14 64 12 26 30 40 33 40 1 0 2-1 2-2z"><text:p/></draw:path><draw:path draw:style-name="gr174" draw:text-style-name="P59" svg:width="0.046cm" svg:height="0.144cm" svg:x="3.697cm" svg:y="0.03cm" svg:viewBox="0 0 47 145" svg:d="M31 0c-11 1-21 2-31 2 0 3 0 5 0 7 15 0 17 1 17 11 0 37 0 74 0 110 0 9-3 9-17 9 0 2 0 4 0 6 7 0 18 0 23 0s16 0 24 0c0-2 0-4 0-6-14 0-16 0-16-9 0-44 0-87 0-130z"><text:p/></draw:path><draw:path draw:style-name="gr174" draw:text-style-name="P59" svg:width="0.093cm" svg:height="0.096cm" svg:x="3.754cm" svg:y="0.08cm" svg:viewBox="0 0 94 97" svg:d="M94 49c0-27-21-49-47-49-27 0-47 23-47 49 0 27 22 48 47 48s47-21 47-48zM47 91c-9 0-18-4-24-14-6-9-6-22-6-30 0-7 0-19 6-28 5-10 15-14 24-14s18 5 24 14c5 9 5 21 5 28 0 8 0 20-5 29-4 9-13 15-24 15z"><text:p/></draw:path><draw:path draw:style-name="gr174" draw:text-style-name="P59" svg:width="0.096cm" svg:height="0.138cm" svg:x="3.86cm" svg:y="0.079cm" svg:viewBox="0 0 97 139" svg:d="M41 59c-18 0-18-21-18-25 0-6 0-13 3-18 2-3 6-9 15-9 18 0 18 21 18 26 0 6 0 13-3 18-2 2-7 8-15 8zM16 68c0-1 0-6 4-10 8 6 17 6 21 6 20 0 34-14 34-30 0-8-4-16-8-21 7-7 15-8 18-8 1 0 2 0 3 0-3 1-4 3-4 6s3 6 6 6c2 0 7-1 7-6 0-4-3-11-11-11-4 0-14 1-23 10-8-7-17-8-22-8-20 0-34 15-34 31 0 10 4 17 10 22-3 3-7 10-7 18 0 6 3 14 9 18-12 4-19 13-19 21 0 15 21 27 47 27 24 0 47-11 47-27 0-8-3-18-14-24-12-6-24-6-37-6-5 0-14 0-15 0-7-1-12-8-12-14zM47 133c-22 0-36-10-36-21 0-9 8-17 17-18 4 0 9 0 13 0 18 0 41 0 41 18 0 11-15 21-35 21z"><text:p/></draw:path><draw:path draw:style-name="gr174" draw:text-style-name="P59" svg:width="0.096cm" svg:height="0.135cm" svg:x="4.003cm" svg:y="0.083cm" svg:viewBox="0 0 97 136" svg:d="M97 13c0-3 0-3 0-5 0-4-2-6-6-6-2 0-5 2-7 5-1 1-2 7-3 11-1 6-3 11-4 17-3 12-7 25-10 38 0 3-9 18-23 18-11 0-13-9-13-17 0-10 3-23 10-42 3-8 5-10 5-15 0-9-8-17-18-17-20 0-28 31-28 32 0 3 2 3 3 3 2 0 2-1 3-4 6-20 14-26 22-26 1 0 5 0 5 6s-2 11-4 15c-8 23-12 35-12 44 0 19 13 25 26 25 8 0 15-3 21-9-3 11-5 21-14 32-5 7-13 13-23 13-3 0-13-1-16-9 3 0 6 0 9-2 2-2 5-5 5-8 0-7-6-8-8-8-6 0-12 4-12 14s9 18 22 18c22 0 43-20 49-42 7-27 14-54 21-81z"><text:p/></draw:path><draw:path draw:style-name="gr174" draw:text-style-name="P59" svg:width="0.089cm" svg:height="0.065cm" svg:x="4.108cm" svg:y="0.143cm" svg:viewBox="0 0 90 66" svg:d="M11 55c0 3-1 6-1 7 0 3 3 4 4 4 3 0 6-2 6-3 1-1 2-6 3-9s2-10 3-13c1-4 2-7 3-10 2-6 2-8 6-14s11-13 22-13c9 0 9 7 9 10 0 9-7 26-9 32-1 4-2 5-2 7 0 8 6 13 14 13 15 0 21-20 21-22s-2-2-2-2c-2 0-2 1-3 2-3 12-9 18-15 18-3 0-4-2-4-5 0-4 1-5 3-12 2-5 8-20 8-28 0-15-12-17-19-17-12 0-21 7-25 13-1-10-10-13-16-13s-10 4-12 8c-3 5-5 14-5 14 0 2 2 1 2 2 3 0 3 0 4-4 2-9 5-16 11-16 3 0 5 3 5 7 0 3-2 8-3 12-1 5-2 11-3 14-2 6-3 12-5 18z"><text:p/></draw:path><draw:path draw:style-name="gr174" draw:text-style-name="P59" svg:width="0.128cm" svg:height="0.007cm" svg:x="4.28cm" svg:y="0.117cm" svg:viewBox="0 0 129 8" svg:d="M122 8c3 0 7 0 7-4s-4-4-7-4c-39 0-76 0-115 0-3 0-7 0-7 4s4 4 7 4c39 0 76 0 115 0z"><text:p/></draw:path><draw:path draw:style-name="gr174" draw:text-style-name="P59" svg:width="0.104cm" svg:height="0.094cm" svg:x="4.48cm" svg:y="0.083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6 3 8 11 16 23 16 22 0 34-27 34-32 0-2-2-2-3-2s-1 1-2 2c-7 23-22 28-28 28-9 0-12-7-12-14 0-4 2-9 4-19 2-9 5-19 7-29z"><text:p/></draw:path><draw:path draw:style-name="gr174" draw:text-style-name="P59" svg:width="0.089cm" svg:height="0.065cm" svg:x="4.601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74" draw:text-style-name="P59" svg:width="0.048cm" svg:height="0.209cm" svg:x="4.72cm" svg:y="0.018cm" svg:viewBox="0 0 49 210" svg:d="M49 106c0-17-2-42-14-66-12-26-30-40-33-40-1 0-2 1-2 2s0 1 4 5c21 21 33 54 33 99 0 35-8 72-34 99-3 2-3 2-3 3s1 2 2 2c3 0 21-14 34-41 11-23 13-47 13-63z"><text:p/></draw:path></draw:g></text:p><text:p text:style-name="P45">suitable when target is 1-hot, suffers with numerical stability issues</text:p><text:p text:style-name="P29">Margin Ranking Loss/Ranking Losses/Contrastive Loss:<text:span text:style-name="T93"> </text:span><text:span text:style-name="T4"><draw:g text:anchor-type="as-char" svg:y="-0.157cm" draw:z-index="88" draw:name="Shape76" draw:style-name="gr173"><svg:title>TexMaths</svg:title><svg:desc>6§inline§        loss(x,y)=\max(0,-y \cdot (x_1 - x_2) + margin)
§svg§600§TRUE§</svg:desc><draw:path draw:style-name="gr174" draw:text-style-name="P59" svg:width="0.044cm" svg:height="0.146cm" svg:x="0cm" svg:y="0.011cm" svg:viewBox="0 0 45 147" svg:d="M45 2c0 0 0-2-3-2-5 0-20 2-26 2-1 0-3 0-3 5 0 2 1 2 5 2 10 0 10 2 10 4 0 1 0 2 0 4-9 34-18 69-27 103-1 3-1 4-1 8 0 11 9 19 19 19 7 0 12-5 16-12 3-8 6-20 6-21s-2-1-3-1-2 0-3 3c-3 14-7 26-15 26-7 0-7-7-7-10 0-4 1-6 1-10 11-40 21-80 31-120z"><text:p/></draw:path><draw:path draw:style-name="gr174" draw:text-style-name="P59" svg:width="0.09cm" svg:height="0.094cm" svg:x="0.066cm" svg:y="0.064cm" svg:viewBox="0 0 91 95" svg:d="M91 35c0-21-15-35-34-35-29 0-57 30-57 60 0 20 14 35 34 35 28 0 57-29 57-60zM34 90c-9 0-18-7-18-23 0-10 6-32 12-43 10-16 22-19 28-19 13 0 19 10 19 22 0 8-4 30-12 44-8 12-19 19-29 19z"><text:p/></draw:path><draw:path draw:style-name="gr174" draw:text-style-name="P59" svg:width="0.076cm" svg:height="0.094cm" svg:x="0.171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174" draw:text-style-name="P59" svg:width="0.077cm" svg:height="0.094cm" svg:x="0.269cm" svg:y="0.064cm" svg:viewBox="0 0 78 95" svg:d="M71 14c-5 0-9 5-9 10 0 3 1 6 6 6 4 0 10-4 10-12 0-9-9-18-25-18-28 0-36 21-36 30 0 17 15 20 22 21 11 3 22 4 22 16 0 6-5 23-30 23-3 0-20 0-24-11 7 1 13-5 13-11 0-5-4-7-8-7-5 0-12 4-12 13 0 12 12 21 31 21 34 0 42-25 42-35 0-8-4-13-7-15-5-6-11-7-21-9-7-1-16-3-16-13 0-6 5-18 24-18 5 0 15 1 18 9z"><text:p/></draw:path><draw:path draw:style-name="gr174" draw:text-style-name="P59" svg:width="0.048cm" svg:height="0.208cm" svg:x="0.378cm" svg:y="0cm" svg:viewBox="0 0 49 209" svg:d="M49 206l-4-4c-26-27-33-66-33-98 0-36 8-72 34-98 3-3 3-3 3-4s-1-2-2-2c-3 0-22 14-34 41-11 23-13 46-13 63 0 16 2 41 14 65 12 26 30 40 33 40 1 0 2-1 2-3z"><text:p/></draw:path><draw:path draw:style-name="gr174" draw:text-style-name="P59" svg:width="0.104cm" svg:height="0.094cm" svg:x="0.445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74" draw:text-style-name="P59" svg:width="0.024cm" svg:height="0.062cm" svg:x="0.577cm" svg:y="0.134cm" svg:viewBox="0 0 25 63" svg:d="M25 22c0-14-5-22-14-22-6 0-11 5-11 11s5 11 11 11c3 0 6-1 8-2 0-1 0-1 1-1v3c0 16-7 28-14 35-2 2-2 3-2 3 0 1 1 3 2 3 2 0 19-17 19-41z"><text:p/></draw:path><draw:path draw:style-name="gr174" draw:text-style-name="P59" svg:width="0.096cm" svg:height="0.134cm" svg:x="0.659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7-27 13-54 20-80z"><text:p/></draw:path><draw:path draw:style-name="gr174" draw:text-style-name="P59" svg:width="0.048cm" svg:height="0.208cm" svg:x="0.776cm" svg:y="0cm" svg:viewBox="0 0 49 209" svg:d="M49 104c0-16-2-41-14-65-12-25-31-39-33-39-1 0-2 1-2 2s0 1 4 5c21 20 33 54 33 97 0 35-8 72-34 99-3 3-3 3-3 3 0 1 1 3 2 3 2 0 21-15 34-42 11-22 13-45 13-63z"><text:p/></draw:path><draw:path draw:style-name="gr174" draw:text-style-name="P59" svg:width="0.139cm" svg:height="0.048cm" svg:x="0.916cm" svg:y="0.079cm" svg:viewBox="0 0 140 49" svg:d="M133 9c3 0 7-1 7-5s-4-4-7-4c-42 0-84 0-126 0-3 0-7 0-7 4s4 5 7 5c42 0 84 0 126 0zM133 49c3 0 7 0 7-4s-4-4-7-4c-42 0-84 0-126 0-3 0-7 0-7 4s4 4 7 4c42 0 84 0 126 0z"><text:p/></draw:path><draw:path draw:style-name="gr174" draw:text-style-name="P59" svg:width="0.163cm" svg:height="0.091cm" svg:x="1.134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174" draw:text-style-name="P59" svg:width="0.094cm" svg:height="0.095cm" svg:x="1.312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74" draw:text-style-name="P59" svg:width="0.105cm" svg:height="0.089cm" svg:x="1.411cm" svg:y="0.066cm" svg:viewBox="0 0 106 90" svg:d="M58 41c6-8 15-18 19-24 7-7 16-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74" draw:text-style-name="P59" svg:width="0.048cm" svg:height="0.208cm" svg:x="1.54cm" svg:y="0cm" svg:viewBox="0 0 49 209" svg:d="M49 206l-3-4c-27-27-33-66-33-98 0-36 7-72 33-98 3-3 3-3 3-4s-1-2-2-2c-2 0-21 14-34 41-10 23-13 46-13 63 0 16 2 41 14 65 13 26 31 40 33 40 1 0 2-1 2-3z"><text:p/></draw:path><draw:path draw:style-name="gr174" draw:text-style-name="P59" svg:width="0.088cm" svg:height="0.142cm" svg:x="1.61cm" svg:y="0.017cm" svg:viewBox="0 0 89 143" svg:d="M89 72c0-17-1-33-9-49-9-20-27-23-36-23-12 0-28 5-36 24-7 15-8 31-8 48 0 16 1 35 10 50 9 17 24 21 34 21 12 0 27-4 37-24 7-14 8-30 8-47zM44 138c-8 0-21-5-24-25-3-12-3-31-3-43 0-14 0-28 2-39 4-24 20-27 25-27 7 0 21 4 25 25 2 12 2 28 2 41 0 15 0 30-2 43-3 19-15 25-25 25z"><text:p/></draw:path><draw:path draw:style-name="gr174" draw:text-style-name="P59" svg:width="0.024cm" svg:height="0.062cm" svg:x="1.725cm" svg:y="0.134cm" svg:viewBox="0 0 25 63" svg:d="M25 22c0-14-6-22-14-22-7 0-11 5-11 11s4 11 11 11c3 0 6-1 8-2 0-1 0-1 1-1 0 1 0 0 0 3 0 16-7 28-14 35-2 2-2 3-2 3 0 1 1 3 1 3 3 0 20-17 20-41z"><text:p/></draw:path><draw:path draw:style-name="gr174" draw:text-style-name="P59" svg:width="0.128cm" svg:height="0.008cm" svg:x="1.818cm" svg:y="0.1cm" svg:viewBox="0 0 129 9" svg:d="M122 9c3 0 7-1 7-5s-4-4-7-4c-38 0-76 0-114 0-4 0-8 0-8 4s4 5 8 5c38 0 76 0 114 0z"><text:p/></draw:path><draw:path draw:style-name="gr174" draw:text-style-name="P59" svg:width="0.096cm" svg:height="0.134cm" svg:x="1.971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6-27 13-54 20-80z"><text:p/></draw:path><draw:path draw:style-name="gr174" draw:text-style-name="P59" svg:width="0.021cm" svg:height="0.021cm" svg:x="2.14cm" svg:y="0.093cm" svg:viewBox="0 0 22 22" svg:d="M22 11c0-6-5-11-11-11s-11 4-11 11c0 6 5 11 11 11s11-5 11-11z"><text:p/></draw:path><draw:path draw:style-name="gr174" draw:text-style-name="P59" svg:width="0.048cm" svg:height="0.208cm" svg:x="2.248cm" svg:y="0cm" svg:viewBox="0 0 49 209" svg:d="M49 206l-4-4c-26-27-33-66-33-98 0-36 8-72 34-98 3-3 3-3 3-4s-1-2-2-2c-3 0-21 14-34 41-11 23-13 46-13 63 0 16 2 41 14 65 12 26 30 40 33 40 1 0 2-1 2-3z"><text:p/></draw:path><draw:path draw:style-name="gr174" draw:text-style-name="P59" svg:width="0.104cm" svg:height="0.094cm" svg:x="2.315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74" draw:text-style-name="P59" svg:width="0.053cm" svg:height="0.096cm" svg:x="2.446cm" svg:y="0.091cm" svg:viewBox="0 0 54 97" svg:d="M34 4c0-4 0-4-5-4-9 9-22 9-29 9 0 2 0 4 0 5 4 0 14 0 22-4 0 25 0 50 0 75 0 5 0 7-15 7-2 0-4 0-6 0 0 2 0 3 0 5 3 0 21 0 27 0 4 0 23 0 26 0 0-2 0-3 0-5-2 0-4 0-5 0-15 0-15-2-15-7 0-27 0-54 0-81z"><text:p/></draw:path><draw:path draw:style-name="gr174" draw:text-style-name="P59" svg:width="0.127cm" svg:height="0.008cm" svg:x="2.589cm" svg:y="0.1cm" svg:viewBox="0 0 128 9" svg:d="M121 9c4 0 7-1 7-5s-3-4-7-4c-38 0-76 0-114 0-3 0-7 0-7 4s4 5 7 5c38 0 76 0 114 0z"><text:p/></draw:path><draw:path draw:style-name="gr174" draw:text-style-name="P59" svg:width="0.104cm" svg:height="0.094cm" svg:x="2.788cm" svg:y="0.064cm" svg:viewBox="0 0 105 95" svg:d="M64 29c1-5 6-24 21-24 1 0 6 0 10 2-5 1-9 7-9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74" draw:text-style-name="P59" svg:width="0.064cm" svg:height="0.096cm" svg:x="2.912cm" svg:y="0.091cm" svg:viewBox="0 0 65 97" svg:d="M65 70c-1 0-3 0-5 0 0 3-2 12-4 13-1 2-12 2-14 2-9 0-19 0-28 0 16-14 21-18 30-25 11-9 21-18 21-31 0-18-15-29-34-29-18 0-31 13-31 26 0 7 7 8 8 8 3 0 8-2 8-8 0-2-2-8-9-8 4-10 15-13 22-13 14 0 22 12 22 24s-9 22-14 28c-12 11-23 22-35 34-2 1-2 2-2 6 20 0 40 0 61 0 1-9 3-18 4-27z"><text:p/></draw:path><draw:path draw:style-name="gr174" draw:text-style-name="P59" svg:width="0.048cm" svg:height="0.208cm" svg:x="3.009cm" svg:y="0cm" svg:viewBox="0 0 49 209" svg:d="M49 104c0-16-2-41-14-65-12-25-31-39-33-39-1 0-2 1-2 2s0 1 4 5c21 20 33 54 33 97 0 35-8 72-34 99-3 3-3 3-3 3 0 1 1 3 2 3 2 0 21-15 34-42 11-22 13-45 13-63z"><text:p/></draw:path><draw:path draw:style-name="gr174" draw:text-style-name="P59" svg:width="0.139cm" svg:height="0.137cm" svg:x="3.138cm" svg:y="0.035cm" svg:viewBox="0 0 140 138" svg:d="M74 74c20 0 39 0 59 0 3 0 7-1 7-5 0-5-4-4-7-4-20 0-39 0-59 0 0-20 0-39 0-58 0-3 0-7-4-7s-4 4-4 7c0 19 0 38 0 58-20 0-40 0-59 0-3 0-7-1-7 4 0 4 4 5 7 5 19 0 39 0 59 0 0 19 0 39 0 58 0 3 0 6 4 6s4-3 4-6c0-19 0-39 0-58z"><text:p/></draw:path><draw:path draw:style-name="gr174" draw:text-style-name="P59" svg:width="0.171cm" svg:height="0.094cm" svg:x="3.343cm" svg:y="0.064cm" svg:viewBox="0 0 172 95" svg:d="M12 80c-1 3-2 8-2 9 0 4 3 6 6 6s7-2 8-6c1-1 3-10 4-16 2-6 3-12 5-18 1-5 2-10 4-14 0-4 2-10 2-11 4-6 14-25 35-25 9 0 11 8 11 14 0 5-2 11-3 18-2 8-5 15-6 24-2 5-3 11-5 16 0 4-2 11-2 12 0 4 3 6 6 6 7 0 8-6 10-12 3-12 10-42 12-50 1-3 12-28 35-28 9 0 11 7 11 14 0 12-9 36-13 47-2 5-2 7-2 11 0 11 7 18 17 18 19 0 27-31 27-32 0-2-2-2-2-2-2 0-2 0-3 3-3 11-10 26-22 26-3 0-5-2-5-7s2-10 4-14c4-11 13-34 13-46 0-14-9-23-24-23-16 0-27 10-35 20 0-2-1-9-7-15-5-4-12-5-17-5-19 0-29 14-33 18-1-11-10-18-19-18-10 0-14 8-16 12-4 7-6 20-6 20 0 3 2 3 2 3 2 0 3-1 4-5 4-15 8-25 15-25 4 0 7 2 7 9 0 4-1 7-3 18-5 16-9 32-13 48z"><text:p/></draw:path><draw:path draw:style-name="gr174" draw:text-style-name="P59" svg:width="0.096cm" svg:height="0.094cm" svg:x="3.53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174" draw:text-style-name="P59" svg:width="0.085cm" svg:height="0.094cm" svg:x="3.639cm" svg:y="0.064cm" svg:viewBox="0 0 86 95" svg:d="M13 80c-1 3-3 8-3 9 0 4 3 6 7 6 2 0 6-2 8-6 0-1 7-29 8-33 2-7 5-21 7-27 0-3 6-13 12-18 1-1 7-6 16-6 6 0 9 2 9 2-6 1-11 6-11 11 0 4 2 8 8 8s12-5 12-12-7-14-18-14c-13 0-23 10-27 16-1-9-9-16-19-16-9 0-14 8-15 12-5 7-7 20-7 20 0 3 2 3 2 3 3 0 3-1 4-5 4-15 8-25 16-25 3 0 6 2 6 9 0 4 0 7-3 18-5 16-8 32-12 48z"><text:p/></draw:path><draw:path draw:style-name="gr174" draw:text-style-name="P59" svg:width="0.096cm" svg:height="0.134cm" svg:x="3.737cm" svg:y="0.064cm" svg:viewBox="0 0 97 135" svg:d="M97 14c0-1 0-3 0-4 0-3-3-6-6-6-2 0-8 2-9 9-3-8-11-13-20-13-24 0-49 29-49 60 0 20 12 32 27 32 13 0 23-9 25-12-4 19-4 18-7 28 0 2-8 22-30 22-4 0-11 0-17-2 6-2 9-7 9-11 0-3-3-7-9-7-4 0-11 4-11 12 0 9 8 13 28 13 27 0 42-16 45-28 8-31 16-62 24-93zM69 66c-1 5-6 10-11 14-4 4-11 8-17 8-10 0-13-11-13-19 0-11 6-35 11-46 6-10 15-18 24-18 14 0 17 16 17 18 0 1-1 2-1 3-3 13-6 26-10 40z"><text:p/></draw:path><draw:path draw:style-name="gr174" draw:text-style-name="P59" svg:width="0.055cm" svg:height="0.139cm" svg:x="3.848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174" draw:text-style-name="P59" svg:width="0.114cm" svg:height="0.094cm" svg:x="3.921cm" svg:y="0.064cm" svg:viewBox="0 0 115 95" svg:d="M13 80c-1 3-2 8-2 9 0 4 3 6 6 6 2 0 6-2 8-6 0-1 3-10 4-16 2-6 3-12 5-18 1-5 2-10 3-14s3-10 3-11c3-6 14-25 34-25 9 0 11 8 11 14 0 13-10 40-13 49-2 5-2 7-2 9 0 11 7 18 17 18 20 0 28-31 28-32 0-2-2-2-3-2-2 0-2 0-3 3-5 15-11 26-21 26-4 0-6-2-6-7s2-10 4-14c4-12 13-34 13-46 0-15-9-23-24-23-19 0-29 14-33 18-1-11-10-18-20-18s-13 8-15 12c-4 7-7 20-7 20 0 3 2 3 3 3 2 0 2-1 4-5 3-15 7-25 15-25 4 0 6 2 6 9 0 4 0 7-3 18-4 16-8 32-12 48z"><text:p/></draw:path><draw:path draw:style-name="gr174" draw:text-style-name="P59" svg:width="0.048cm" svg:height="0.208cm" svg:x="4.053cm" svg:y="0cm" svg:viewBox="0 0 49 209" svg:d="M49 104c0-16-2-41-14-65-13-25-31-39-33-39-1 0-2 1-2 2s0 1 4 5c21 20 33 54 33 97 0 35-8 72-34 99-3 3-3 3-3 3 0 1 1 3 2 3 2 0 21-15 34-42 11-22 13-45 13-63z"><text:p/></draw:path></draw:g></text:span><text:span text:style-name="T4"><text:s/></text:span><text:span text:style-name="T35">u</text:span><text:span text:style-name="T4">seful to push classes as far away as possible</text:span></text:p><text:p text:style-name="P30"><text:span text:style-name="T1">Triplet Margin Loss:</text:span><text:span text:style-name="T4"> </text:span><text:span text:style-name="T4"><draw:g text:anchor-type="as-char" svg:y="-0.192cm" draw:z-index="89" draw:name="Shape77" draw:style-name="gr173"><svg:title>TexMaths</svg:title><svg:desc>6§inline§l_n(x_a, x_p, x_n) = \max(0, m + |f(x_a) - f(x_p)| - | f(x_a) - f(x_n)|§svg§600§TRUE§</svg:desc><draw:path draw:style-name="gr174" draw:text-style-name="P59" svg:width="0.033cm" svg:height="0.147cm" svg:x="0cm" svg:y="0.013cm" svg:viewBox="0 0 34 148" svg:d="M34 2c0 0 0-2-2-2-4 0-15 2-20 2-1 0-3 0-3 5 0 1 2 1 5 1 7 0 7 3 7 4s0 3 0 4c-7 35-14 70-21 105 0 2 0 4 0 7 0 12 7 20 14 20 5 0 9-5 12-12 3-8 3-14 5-20 0-3-2-3-2-3-1 0-2 2-2 4-3 13-6 26-12 26-5 0-5-7-5-10 0-5 0-6 1-10 7-40 15-80 23-121z"><text:p/></draw:path><draw:path draw:style-name="gr174" draw:text-style-name="P59" svg:width="0.067cm" svg:height="0.066cm" svg:x="0.045cm" svg:y="0.125cm" svg:viewBox="0 0 68 67" svg:d="M8 56c0 2-1 5-1 6 0 3 2 5 4 5s3-3 4-4c1-2 2-6 2-9 1-3 2-10 2-13 1-3 2-7 3-10 1-6 1-7 4-13s8-14 17-14c6 0 6 8 6 10 0 9-4 26-6 32-1 4-2 5-2 8 0 8 5 13 11 13 11 0 16-21 16-23s-2-2-2-2c-1 0-2 1-2 2-3 12-8 18-12 18-2 0-3-2-3-5s1-5 3-12c1-4 6-20 6-28 0-15-9-17-15-17-9 0-15 8-19 13 0-9-7-13-11-13-5 0-8 5-9 8-3 5-4 14-4 15 0 2 1 2 2 2s2-1 2-5c2-9 4-16 8-16 3 0 4 3 4 7 0 3-1 8-2 12s-2 11-2 14c-2 6-3 12-4 19z"><text:p/></draw:path><draw:path draw:style-name="gr174" draw:text-style-name="P59" svg:width="0.036cm" svg:height="0.208cm" svg:x="0.142cm" svg:y="0.001cm" svg:viewBox="0 0 37 209" svg:d="M37 208c0-1 0-2-3-5-20-27-25-66-25-98 0-37 6-73 26-99 2-3 2-3 2-4s-1-2-2-2-16 14-25 41c-8 23-10 47-10 64 0 16 2 41 10 65 10 26 24 39 25 39s2 0 2-1z"><text:p/></draw:path><draw:path draw:style-name="gr174" draw:text-style-name="P59" svg:width="0.078cm" svg:height="0.094cm" svg:x="0.192cm" svg:y="0.067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9-7-9-14 0-5 2-10 3-19 2-9 3-19 5-29z"><text:p/></draw:path><draw:path draw:style-name="gr174" draw:text-style-name="P59" svg:width="0.055cm" svg:height="0.066cm" svg:x="0.285cm" svg:y="0.125cm" svg:viewBox="0 0 56 67" svg:d="M40 9c-2-5-6-9-12-9-14 0-28 21-28 42 0 14 7 25 17 25 6 0 11-5 15-11 3 9 9 11 12 11 4 0 7-4 9-8 2-6 3-15 3-15 0-2-1-2-1-2-2 0-2 1-3 5-1 6-3 15-8 15-2 0-3-3-3-7 0-2 1-8 1-12 1-3 2-9 3-13s1-7 2-11c0-4 2-11 2-11 0-4-2-5-4-5s-4 2-5 6zM33 47c-1 4-3 6-6 9-1 2-5 6-10 6-4 0-8-4-8-14 0-8 3-24 6-30 5-11 10-14 13-14 9 0 10 12 10 13v2c-1 9-3 19-5 28z"><text:p/></draw:path><draw:path draw:style-name="gr174" draw:text-style-name="P59" svg:width="0.017cm" svg:height="0.061cm" svg:x="0.369cm" svg:y="0.135cm" svg:viewBox="0 0 18 62" svg:d="M18 22c0-14-4-22-9-22-6 0-9 5-9 11s3 11 9 11c1 0 4-1 5-3h1c0 1 0 0 0 3 0 15-6 28-10 35-2 2-2 2-2 3 0 2 0 2 1 2 2 0 14-16 14-40z"><text:p/></draw:path><draw:path draw:style-name="gr174" draw:text-style-name="P59" svg:width="0.078cm" svg:height="0.094cm" svg:x="0.43cm" svg:y="0.067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8-7-8-14 0-5 1-10 2-19 2-9 3-19 5-29z"><text:p/></draw:path><draw:path draw:style-name="gr174" draw:text-style-name="P59" svg:width="0.061cm" svg:height="0.093cm" svg:x="0.516cm" svg:y="0.125cm" svg:viewBox="0 0 62 94" svg:d="M8 83c0 4-1 5-5 5-2 0-3 0-3 3 0 2 1 3 1 3 4 0 7-1 10-1 4 0 8 1 12 1 0 0 2-1 2-4 0-2-2-2-3-2-3 0-5 0-5-2 0 0 0-4 1-6 1-8 3-16 4-22 1 3 5 9 11 9 14 0 29-20 29-42 0-18-9-25-17-25-7 0-13 6-16 10-1-8-8-10-11-10-4 0-7 4-9 8-2 5-4 14-4 15 0 2 2 2 2 2 2 0 2-1 2-5 2-9 4-16 9-16 2 0 3 3 3 7 0 2 0 4 0 5-4 22-9 44-13 67zM29 18c7-11 12-14 16-14s8 4 8 15c0 6-2 21-6 29-3 7-8 14-14 14-8 0-10-11-10-12s0-2 1-3c2-9 4-19 5-29z"><text:p/></draw:path><draw:path draw:style-name="gr174" draw:text-style-name="P59" svg:width="0.017cm" svg:height="0.061cm" svg:x="0.603cm" svg:y="0.135cm" svg:viewBox="0 0 18 62" svg:d="M18 22c0-14-4-22-10-22-5 0-8 5-8 11s3 11 8 11c2 0 4-1 6-3 1 0 1 0 1 3 0 15-6 28-11 35-2 2-2 2-2 3 0 2 1 2 2 2 2 0 14-16 14-40z"><text:p/></draw:path><draw:path draw:style-name="gr174" draw:text-style-name="P59" svg:width="0.078cm" svg:height="0.094cm" svg:x="0.665cm" svg:y="0.067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74" draw:text-style-name="P59" svg:width="0.067cm" svg:height="0.066cm" svg:x="0.756cm" svg:y="0.125cm" svg:viewBox="0 0 68 67" svg:d="M8 56c0 2-1 5-1 6 0 3 2 5 4 5s4-3 4-4c1-2 2-6 2-9 1-3 2-10 3-13 0-3 1-7 2-10 1-6 1-7 4-13s9-14 17-14c6 0 7 8 7 10 0 9-5 26-7 32-1 4-2 5-2 8 0 8 5 13 11 13 11 0 16-21 16-23s-2-2-2-2c-1 0-1 1-2 2-3 12-8 18-12 18-2 0-3-2-3-5s1-5 3-12c1-4 6-20 6-28 0-15-9-17-15-17-9 0-15 8-18 13-1-9-8-13-12-13-5 0-8 5-9 8-3 5-4 14-4 15 0 2 1 2 2 2 2 0 2-1 3-5 1-9 3-16 8-16 2 0 3 3 3 7 0 3-1 8-2 12 0 4-1 11-2 14-2 6-3 12-4 19z"><text:p/></draw:path><draw:path draw:style-name="gr174" draw:text-style-name="P59" svg:width="0.036cm" svg:height="0.208cm" svg:x="0.846cm" svg:y="0.001cm" svg:viewBox="0 0 37 209" svg:d="M37 105c0-16-2-41-11-65-9-26-23-40-25-40-1 0-1 1-1 2s0 1 3 5c15 21 25 54 25 98 0 35-6 73-26 99-2 2-2 3-2 4s0 1 1 1c2 0 16-14 26-40 8-23 10-47 10-64z"><text:p/></draw:path><draw:path draw:style-name="gr174" draw:text-style-name="P59" svg:width="0.104cm" svg:height="0.048cm" svg:x="0.952cm" svg:y="0.082cm" svg:viewBox="0 0 105 49" svg:d="M100 8c2 0 5 0 5-4s-3-4-5-4c-31 0-63 0-95 0-2 0-5 0-5 4s3 4 5 4c32 0 63 0 95 0zM100 49c2 0 5 0 5-4s-3-4-5-4c-32 0-63 0-95 0-2 0-5 0-5 4s3 4 5 4c32 0 64 0 95 0z"><text:p/></draw:path><draw:path draw:style-name="gr174" draw:text-style-name="P59" svg:width="0.123cm" svg:height="0.092cm" svg:x="1.115cm" svg:y="0.067cm" svg:viewBox="0 0 124 93" svg:d="M13 20c0 19 0 38 0 57 0 9-2 9-13 9 0 2 0 5 0 7 5-1 14-1 18-1s12 0 18 1c0-2 0-5 0-7-11 0-13 0-13-9 0-13 0-26 0-39 0-22 12-33 22-33s11 11 11 23c0 16 0 33 0 49 0 9-1 9-12 9 0 2 0 5 0 7 6-1 14-1 18-1s12 0 18 1c0-2 0-5 0-7-11 0-12 0-12-9 0-13 0-26 0-39 0-22 10-33 21-33 10 0 12 11 12 23 0 16 0 33 0 49 0 9-2 9-13 9 0 2 0 5 0 7 6-1 14-1 18-1s13 0 18 1c0-2 0-5 0-7-9 0-12 0-13-6 0-13 0-27 0-40 0-18 0-24-5-32-2-4-7-8-16-8-13 0-21 13-23 20-2-18-14-20-21-20-12 0-19 9-23 22 0-7 0-15 0-22-8 1-15 2-23 2 0 3 0 5 0 7 11 0 13 1 13 11z"><text:p/></draw:path><draw:path draw:style-name="gr174" draw:text-style-name="P59" svg:width="0.07cm" svg:height="0.096cm" svg:x="1.249cm" svg:y="0.066cm" svg:viewBox="0 0 71 97" svg:d="M46 78c0 8 5 17 12 17 4 0 13-3 13-19 0-5 0-9 0-12-1 0-2 0-4 0 0 3 0 7 0 12 0 12-4 13-5 13-6 0-6-10-6-10 0-15 0-29 0-43 0-8 0-17-6-25-6-7-14-11-22-11-13 0-23 10-23 23 0 7 3 11 7 11s7-5 7-10c0-2-1-10-8-10 4-7 12-9 17-9 8 0 17 8 17 26 0 3 0 6 0 8-8 1-19 1-29 8-12 7-16 18-16 27 0 17 15 23 25 23 11 0 18-9 21-19zM45 44c0 6 0 14 0 21 0 20-12 27-19 27-8 0-14-7-14-18 0-12 6-29 33-30z"><text:p/></draw:path><draw:path draw:style-name="gr174" draw:text-style-name="P59" svg:width="0.079cm" svg:height="0.09cm" svg:x="1.323cm" svg:y="0.068cm" svg:viewBox="0 0 80 91" svg:d="M43 41c5-8 11-18 15-24 5-7 11-10 19-10 0-3 0-5 0-7-4 1-9 1-13 1-5 0-13-1-15-1 0 2 0 4 0 7 3 0 4 3 4 6s-1 6-2 7c-3 6-7 11-10 17-4-8-8-14-12-21-2-3-2-3-2-5 0-3 3-4 6-4 0-3 0-5 0-7-4 0-15 1-17 1-4 0-11 0-16-1 0 2 0 4 0 7 12 0 12 0 19 12 6 9 11 18 16 27-5 9-10 17-15 25-7 12-17 13-20 13 0 2 0 4 0 7 4-1 9-1 13-1 5 0 11 0 15 1 0-3 0-5 0-7-3-1-5-4-5-7 0-4 5-11 15-26 4 7 8 14 12 21 1 2 3 5 3 7 0 1-1 5-6 5 0 2 0 4 0 7 5-1 14-1 18-1s10 0 15 1c0-3 0-5 0-7-9 0-12-1-15-7-8-12-14-24-22-36z"><text:p/></draw:path><draw:path draw:style-name="gr174" draw:text-style-name="P59" svg:width="0.036cm" svg:height="0.208cm" svg:x="1.421cm" svg:y="0.001cm" svg:viewBox="0 0 37 209" svg:d="M37 208c0-1 0-2-3-5-20-27-25-66-25-98 0-37 6-73 26-99 2-3 2-3 2-4s-1-2-2-2c-2 0-16 14-25 41-8 23-10 47-10 64 0 16 2 41 10 65 10 26 23 39 25 39 1 0 2 0 2-1z"><text:p/></draw:path><draw:path draw:style-name="gr174" draw:text-style-name="P59" svg:width="0.066cm" svg:height="0.142cm" svg:x="1.473cm" svg:y="0.019cm" svg:viewBox="0 0 67 143" svg:d="M67 73c0-17-1-34-7-50-7-20-20-23-27-23-9 0-20 5-27 25-5 14-6 31-6 48 0 15 1 34 7 49 7 17 19 21 26 21 9 0 21-4 28-24 5-13 6-30 6-46zM33 139c-6 0-15-5-18-25-2-13-2-32-2-44 0-14 0-27 1-39 4-25 15-27 19-27 6 0 16 4 19 25 2 12 2 27 2 41 0 16 0 30-2 43-2 20-11 26-19 26z"><text:p/></draw:path><draw:path draw:style-name="gr174" draw:text-style-name="P59" svg:width="0.017cm" svg:height="0.061cm" svg:x="1.56cm" svg:y="0.135cm" svg:viewBox="0 0 18 62" svg:d="M18 22c0-14-4-22-10-22-5 0-8 5-8 11s3 11 8 11c2 0 4-1 6-3 1 0 1 0 1 3 0 15-6 28-11 35-2 2-2 2-2 3 0 2 1 2 2 2 2 0 14-16 14-40z"><text:p/></draw:path><draw:path draw:style-name="gr174" draw:text-style-name="P59" svg:width="0.129cm" svg:height="0.094cm" svg:x="1.621cm" svg:y="0.067cm" svg:viewBox="0 0 130 95" svg:d="M9 80c0 3-1 8-1 9 0 4 2 6 4 6s5-1 6-6c0 0 2-10 3-15 2-7 2-13 4-19 1-5 2-9 3-14 0-4 1-10 1-11 3-6 11-25 26-25 8 0 9 8 9 14s-1 12-3 18c-1 7-2 16-4 24-1 6-2 11-3 16s-2 11-2 12c0 4 2 6 4 6 5 0 6-5 8-12 2-12 8-42 9-51 1-2 9-27 26-27 7 0 9 7 9 14 0 12-7 36-10 48-1 4-2 7-2 11 0 10 6 17 13 17 15 0 21-31 21-32 0-2-2-2-2-2-2 0-2 0-3 3-2 12-7 27-16 27-3 0-3-3-3-8 0-4 1-10 2-15 3-10 10-34 10-46 0-13-7-22-18-22-12 0-20 9-26 20 0-3-1-9-5-15-4-4-9-5-13-5-14 0-22 13-25 18-1-11-8-18-14-18-8 0-11 8-12 12-3 7-5 20-5 20 0 2 1 2 2 2s2 0 3-5c2-14 5-24 11-24 2 0 5 2 5 9 0 5-1 7-3 18-3 16-6 32-9 48z"><text:p/></draw:path><draw:path draw:style-name="gr174" draw:text-style-name="P59" svg:width="0.105cm" svg:height="0.138cm" svg:x="1.8cm" svg:y="0.036cm" svg:viewBox="0 0 106 139" svg:d="M56 74c15 0 29 0 44 0 2 0 6 0 6-4 0-5-4-5-6-5-15 0-29 0-44 0 0-19 0-39 0-58 0-3 0-7-3-7s-3 4-3 7c0 19 0 39 0 58-15 0-30 0-45 0-2 0-5 0-5 5 0 4 3 4 5 4 15 0 30 0 45 0 0 19 0 39 0 58 0 3 0 7 3 7s3-4 3-7c0-19 0-39 0-58z"><text:p/></draw:path><draw:path draw:style-name="gr174" draw:text-style-name="P59" svg:width="0.005cm" svg:height="0.208cm" svg:x="1.968cm" svg:y="0.001cm" svg:viewBox="0 0 6 209" svg:d="M6 8c0-4 0-8-3-8s-3 4-3 8c0 65 0 129 0 194 0 4 0 7 3 7s3-3 3-7c0-65 0-129 0-194z"><text:p/></draw:path><draw:path draw:style-name="gr174" draw:text-style-name="P59" svg:width="0.078cm" svg:height="0.19cm" svg:x="2.002cm" svg:y="0.012cm" svg:viewBox="0 0 79 191" svg:d="M50 64c4 0 9 0 13 0 3 0 5 0 5-4 0-2-2-2-4-2-5 0-9 0-13 0 1-9 2-17 3-24 1-5 3-20 4-22 1-4 4-7 7-7 1 0 5 0 8 3-7 1-8 9-8 12 0 5 2 7 5 7 4 0 9-5 9-13 0-9-7-14-14-14-5 0-15 4-20 25-1 4-1 6-5 33-4 0-8 0-11 0s-5 0-5 4c0 2 2 2 4 2 4 0 8 0 11 0-4 28-8 55-12 82-3 21-5 40-13 40-1 0-5 0-8-4 7-1 8-8 8-11 0-5-2-8-5-8-4 0-9 5-9 13 0 9 7 15 14 15 8 0 14-13 17-21 6-13 9-39 9-40 3-21 6-44 10-66z"><text:p/></draw:path><draw:path draw:style-name="gr174" draw:text-style-name="P59" svg:width="0.036cm" svg:height="0.208cm" svg:x="2.104cm" svg:y="0.001cm" svg:viewBox="0 0 37 209" svg:d="M37 208c0-1 0-2-3-5-20-27-25-66-25-98 0-37 6-73 26-99 2-3 2-3 2-4s-1-2-2-2c-2 0-16 14-25 41-8 23-10 47-10 64 0 16 2 41 10 65 10 26 23 39 25 39 1 0 2 0 2-1z"><text:p/></draw:path><draw:path draw:style-name="gr174" draw:text-style-name="P59" svg:width="0.078cm" svg:height="0.094cm" svg:x="2.154cm" svg:y="0.067cm" svg:viewBox="0 0 79 95" svg:d="M48 29c1-5 5-24 16-24 1 0 5 0 8 2-4 1-7 7-7 12 0 3 1 7 5 7s9-4 9-12c0-11-10-14-15-14-9 0-14 11-17 16-3-14-12-16-17-16-16 0-25 27-25 32 0 2 1 2 2 2s2 0 2-2c5-22 16-27 21-27 3 0 9 2 9 14 0 6-3 20-9 49-2 14-8 23-15 23-1 0-5 0-8-3 4-1 7-6 7-12 0-5-3-7-5-7-5 0-9 5-9 13 0 9 8 13 15 13 10 0 16-15 17-16 1 8 7 16 17 16 16 0 25-27 25-32 0-2-1-2-2-2s-2 1-2 2c-5 23-16 28-21 28-6 0-9-7-9-14 0-5 1-10 3-19s3-19 5-29z"><text:p/></draw:path><draw:path draw:style-name="gr174" draw:text-style-name="P59" svg:width="0.055cm" svg:height="0.066cm" svg:x="2.247cm" svg:y="0.125cm" svg:viewBox="0 0 56 67" svg:d="M40 9c-3-5-6-9-12-9-14 0-28 21-28 42 0 14 7 25 17 25 6 0 11-5 15-11 2 9 9 11 12 11 4 0 7-4 8-8 3-6 4-15 4-15 0-2-1-2-1-2-2 0-2 1-3 5-1 6-3 15-8 15-3 0-3-3-3-7 0-2 1-8 1-12 1-3 2-9 3-13s1-7 2-11c0-4 2-11 2-11 0-4-2-5-4-5s-4 2-5 6zM33 47c-1 4-3 6-6 9-1 2-5 6-10 6-4 0-8-4-8-14 0-8 3-24 5-30 6-11 11-14 14-14 8 0 10 12 10 13v2c-2 9-3 19-5 28z"><text:p/></draw:path><draw:path draw:style-name="gr174" draw:text-style-name="P59" svg:width="0.036cm" svg:height="0.208cm" svg:x="2.326cm" svg:y="0.001cm" svg:viewBox="0 0 37 209" svg:d="M37 105c0-16-2-41-11-65-9-26-23-40-25-40-1 0-1 1-1 2s0 1 3 5c15 21 25 54 25 98 0 35-6 73-26 99-2 2-2 3-2 4s0 1 1 1c2 0 16-14 26-40 8-23 10-47 10-64z"><text:p/></draw:path><draw:path draw:style-name="gr174" draw:text-style-name="P59" svg:width="0.096cm" svg:height="0.007cm" svg:x="2.426cm" svg:y="0.102cm" svg:viewBox="0 0 97 8" svg:d="M92 8c2 0 5 0 5-4s-3-4-5-4c-29 0-58 0-86 0-3 0-6 0-6 4s3 4 6 4c28 0 57 0 86 0z"><text:p/></draw:path><draw:path draw:style-name="gr174" draw:text-style-name="P59" svg:width="0.078cm" svg:height="0.19cm" svg:x="2.58cm" svg:y="0.012cm" svg:viewBox="0 0 79 191" svg:d="M50 64c5 0 9 0 14 0 3 0 4 0 4-4 0-2-1-2-4-2-4 0-9 0-13 0 1-9 2-17 3-24 1-5 3-20 4-22 2-4 4-7 7-7 1 0 5 0 8 3-7 1-8 9-8 12 0 5 3 7 5 7 5 0 9-5 9-13 0-9-7-14-14-14-5 0-15 4-19 25-2 4-2 6-6 33-3 0-7 0-11 0-3 0-5 0-5 4 0 2 2 2 5 2s7 0 10 0c-4 28-7 55-11 82-4 21-6 40-14 40-1 0-5 0-8-4 8-1 9-8 9-11 0-5-3-8-6-8-4 0-9 5-9 13 0 9 7 15 14 15 9 0 15-13 18-21 5-13 8-39 9-40 3-21 6-44 9-66z"><text:p/></draw:path><draw:path draw:style-name="gr174" draw:text-style-name="P59" svg:width="0.036cm" svg:height="0.208cm" svg:x="2.682cm" svg:y="0.001cm" svg:viewBox="0 0 37 209" svg:d="M37 208c0-1 0-2-3-5-20-27-25-66-25-98 0-37 6-73 26-99 2-3 2-3 2-4s0-2-2-2c-1 0-16 14-25 41-8 23-10 47-10 64 0 16 2 41 11 65 9 26 23 39 24 39 2 0 2 0 2-1z"><text:p/></draw:path><draw:path draw:style-name="gr174" draw:text-style-name="P59" svg:width="0.078cm" svg:height="0.094cm" svg:x="2.733cm" svg:y="0.067cm" svg:viewBox="0 0 79 95" svg:d="M49 29c1-5 4-24 15-24 1 0 5 0 8 2-4 1-7 7-7 12 0 3 1 7 6 7 3 0 8-4 8-12 0-11-9-14-14-14-10 0-15 11-17 16-4-14-13-16-17-16-17 0-26 27-26 32 0 2 2 2 2 2 1 0 2 0 2-2 5-22 16-27 21-27 3 0 9 2 9 14 0 6-3 20-9 49-2 14-8 23-15 23-1 0-4 0-8-3 4-1 8-6 8-12 0-5-4-7-6-7-5 0-9 5-9 13 0 9 8 13 15 13 11 0 16-15 17-16 2 8 7 16 17 16 16 0 25-27 25-32 0-2-1-2-2-2s-1 1-2 2c-5 23-16 28-21 28-6 0-8-7-8-14 0-5 1-10 2-19 2-9 4-19 6-29z"><text:p/></draw:path><draw:path draw:style-name="gr174" draw:text-style-name="P59" svg:width="0.061cm" svg:height="0.093cm" svg:x="2.819cm" svg:y="0.125cm" svg:viewBox="0 0 62 94" svg:d="M9 83c-1 4-2 5-6 5-2 0-3 0-3 3 0 2 1 3 1 3 4 0 7-1 10-1 4 0 8 1 12 1 1 0 2-1 2-4 0-2-2-2-3-2-3 0-5 0-5-2 0 0 1-4 1-6 1-8 3-16 4-22 1 3 5 9 11 9 14 0 29-20 29-42 0-18-9-25-17-25-7 0-13 6-16 10-1-8-8-10-11-10-4 0-7 4-9 8-2 5-4 14-4 15 0 2 2 2 2 2 2 0 2-1 2-5 2-9 5-16 9-16 3 0 3 3 3 7 0 2 0 4 0 5-4 22-8 44-12 67zM29 18c7-11 13-14 16-14 4 0 8 4 8 15 0 6-2 21-6 29-2 7-8 14-14 14-8 0-10-11-10-12s1-2 1-3c2-9 4-19 5-29z"><text:p/></draw:path><draw:path draw:style-name="gr174" draw:text-style-name="P59" svg:width="0.036cm" svg:height="0.208cm" svg:x="2.901cm" svg:y="0.001cm" svg:viewBox="0 0 37 209" svg:d="M37 105c0-16-2-41-11-65-9-26-23-40-25-40-1 0-1 1-1 2s0 1 3 5c15 21 25 54 25 98 0 35-6 73-26 99-2 2-2 3-2 4s0 1 1 1c2 0 16-14 26-40 8-23 10-47 10-64z"><text:p/></draw:path><draw:path draw:style-name="gr174" draw:text-style-name="P59" svg:width="0.005cm" svg:height="0.208cm" svg:x="2.973cm" svg:y="0.001cm" svg:viewBox="0 0 6 209" svg:d="M6 8c0-4 0-8-3-8s-3 4-3 8c0 65 0 129 0 194 0 4 0 7 3 7s3-3 3-7c0-65 0-129 0-194z"><text:p/></draw:path><draw:path draw:style-name="gr174" draw:text-style-name="P59" svg:width="0.096cm" svg:height="0.007cm" svg:x="3.046cm" svg:y="0.102cm" svg:viewBox="0 0 97 8" svg:d="M92 8c2 0 5 0 5-4s-3-4-5-4c-29 0-58 0-87 0-2 0-5 0-5 4s3 4 5 4c29 0 58 0 87 0z"><text:p/></draw:path><draw:path draw:style-name="gr174" draw:text-style-name="P59" svg:width="0.005cm" svg:height="0.208cm" svg:x="3.21cm" svg:y="0.001cm" svg:viewBox="0 0 6 209" svg:d="M6 8c0-4 0-8-3-8s-3 4-3 8c0 65 0 129 0 194 0 4 0 7 3 7s3-3 3-7c0-65 0-129 0-194z"><text:p/></draw:path><draw:path draw:style-name="gr174" draw:text-style-name="P59" svg:width="0.078cm" svg:height="0.19cm" svg:x="3.244cm" svg:y="0.012cm" svg:viewBox="0 0 79 191" svg:d="M50 64c4 0 9 0 13 0 3 0 5 0 5-4 0-2-2-2-4-2-5 0-9 0-13 0 0-9 2-17 3-24 1-5 3-20 4-22 1-4 4-7 7-7 1 0 5 0 8 3-7 1-8 9-8 12 0 5 2 7 5 7 4 0 9-5 9-13 0-9-7-14-14-14-5 0-15 4-20 25-1 4-1 6-5 33-4 0-8 0-11 0s-5 0-5 4c0 2 2 2 4 2 4 0 7 0 11 0-4 28-8 55-12 82-3 21-5 40-14 40 0 0-4 0-7-4 7-1 8-8 8-11 0-5-2-8-5-8-4 0-9 5-9 13 0 9 7 15 13 15 9 0 15-13 18-21 5-13 9-39 9-40 3-21 6-44 10-66z"><text:p/></draw:path><draw:path draw:style-name="gr174" draw:text-style-name="P59" svg:width="0.036cm" svg:height="0.208cm" svg:x="3.346cm" svg:y="0.001cm" svg:viewBox="0 0 37 209" svg:d="M37 208c0-1 0-2-3-5-20-27-25-66-25-98 0-37 6-73 26-99 2-3 2-3 2-4s-1-2-2-2c-2 0-16 14-25 41-8 23-10 47-10 64 0 16 2 41 10 65 10 26 23 39 25 39 1 0 2 0 2-1z"><text:p/></draw:path><draw:path draw:style-name="gr174" draw:text-style-name="P59" svg:width="0.078cm" svg:height="0.094cm" svg:x="3.397cm" svg:y="0.067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74" draw:text-style-name="P59" svg:width="0.056cm" svg:height="0.066cm" svg:x="3.489cm" svg:y="0.125cm" svg:viewBox="0 0 57 67" svg:d="M40 9c-2-5-6-9-11-9-15 0-29 21-29 42 0 14 7 25 17 25 6 0 11-5 15-11 3 9 9 11 12 11 4 0 7-4 9-8 2-6 4-15 4-15 0-2-2-2-2-2-2 0-2 1-3 5-1 6-3 15-7 15-3 0-4-3-4-7 0-2 1-8 1-12 1-3 2-9 3-13s1-7 2-11 2-11 2-11c0-4-2-5-4-5s-4 2-5 6zM33 47c-1 4-3 6-5 9-1 2-6 6-11 6-4 0-8-4-8-14 0-8 3-24 6-30 5-11 11-14 14-14 8 0 10 12 10 13l-1 2c-1 9-3 19-5 28z"><text:p/></draw:path><draw:path draw:style-name="gr174" draw:text-style-name="P59" svg:width="0.036cm" svg:height="0.208cm" svg:x="3.568cm" svg:y="0.001cm" svg:viewBox="0 0 37 209" svg:d="M37 105c0-16-2-41-10-65-10-26-24-40-25-40s-2 1-2 2 0 1 3 5c16 21 25 54 25 98 0 35-6 73-26 99-2 2-2 3-2 4s1 1 2 1 16-14 25-40c8-23 10-47 10-64z"><text:p/></draw:path><draw:path draw:style-name="gr174" draw:text-style-name="P59" svg:width="0.096cm" svg:height="0.007cm" svg:x="3.669cm" svg:y="0.102cm" svg:viewBox="0 0 97 8" svg:d="M92 8c2 0 5 0 5-4s-3-4-5-4c-29 0-58 0-86 0-3 0-6 0-6 4s3 4 6 4c28 0 57 0 86 0z"><text:p/></draw:path><draw:path draw:style-name="gr174" draw:text-style-name="P59" svg:width="0.078cm" svg:height="0.19cm" svg:x="3.823cm" svg:y="0.012cm" svg:viewBox="0 0 79 191" svg:d="M50 64c5 0 9 0 14 0 3 0 4 0 4-4 0-2-1-2-4-2-4 0-9 0-13 0 1-9 2-17 3-24 1-5 3-20 4-22 2-4 4-7 7-7 1 0 5 0 8 3-7 1-8 9-8 12 0 5 3 7 5 7 4 0 9-5 9-13 0-9-7-14-14-14-5 0-15 4-20 25-1 4-1 6-5 33-3 0-8 0-11 0s-5 0-5 4c0 2 2 2 5 2s7 0 10 0c-4 28-7 55-11 82-4 21-6 40-14 40-1 0-5 0-8-4 7-1 9-8 9-11 0-5-3-8-6-8-4 0-9 5-9 13 0 9 7 15 14 15 8 0 14-13 18-21 5-13 8-39 8-40 3-21 7-44 10-66z"><text:p/></draw:path><draw:path draw:style-name="gr174" draw:text-style-name="P59" svg:width="0.036cm" svg:height="0.208cm" svg:x="3.925cm" svg:y="0.001cm" svg:viewBox="0 0 37 209" svg:d="M37 208c0-1 0-2-3-5-20-27-25-66-25-98 0-37 6-73 26-99 2-3 2-3 2-4s-1-2-2-2-16 14-25 41c-8 23-10 47-10 64 0 16 2 41 10 65 10 26 24 39 25 39s2 0 2-1z"><text:p/></draw:path><draw:path draw:style-name="gr174" draw:text-style-name="P59" svg:width="0.078cm" svg:height="0.094cm" svg:x="3.976cm" svg:y="0.067cm" svg:viewBox="0 0 79 95" svg:d="M48 29c2-5 5-24 16-24 1 0 5 0 8 2-4 1-7 7-7 12 0 3 1 7 5 7s9-4 9-12c0-11-9-14-14-14-10 0-15 11-17 16-4-14-13-16-17-16-17 0-26 27-26 32 0 2 1 2 2 2s2 0 2-2c5-22 16-27 21-27 3 0 9 2 9 14 0 6-3 20-9 49-2 14-8 23-15 23-1 0-5 0-8-3 4-1 8-6 8-12 0-5-4-7-6-7-5 0-9 5-9 13 0 9 8 13 15 13 11 0 16-15 17-16 1 8 7 16 17 16 16 0 25-27 25-32 0-2-1-2-2-2s-2 1-2 2c-5 23-16 28-21 28-6 0-8-7-8-14 0-5 1-10 2-19 2-9 3-19 5-29z"><text:p/></draw:path><draw:path draw:style-name="gr174" draw:text-style-name="P59" svg:width="0.067cm" svg:height="0.066cm" svg:x="4.067cm" svg:y="0.125cm" svg:viewBox="0 0 68 67" svg:d="M8 56c0 2-1 5-1 6 0 3 2 5 4 5s3-3 4-4c1-2 2-6 2-9 1-3 2-10 2-13 1-3 2-7 2-10 2-6 2-7 5-13s8-14 17-14c6 0 6 8 6 10 0 9-4 26-6 32-1 4-2 5-2 8 0 8 5 13 10 13 12 0 17-21 17-23s-2-2-2-2c-2 0-2 1-2 2-3 12-8 18-12 18-2 0-3-2-3-5s1-5 3-12c1-4 6-20 6-28 0-15-9-17-15-17-9 0-15 8-19 13-1-9-7-13-11-13-5 0-8 5-9 8-3 5-4 14-4 15 0 2 1 2 2 2s1-1 2-5c2-9 4-16 8-16 3 0 4 3 4 7 0 3-1 8-2 12s-2 11-2 14c-2 6-3 12-4 19z"><text:p/></draw:path><draw:path draw:style-name="gr174" draw:text-style-name="P59" svg:width="0.036cm" svg:height="0.208cm" svg:x="4.157cm" svg:y="0.001cm" svg:viewBox="0 0 37 209" svg:d="M37 105c0-16-2-41-10-65-10-26-24-40-25-40s-2 1-2 2 0 1 3 5c15 21 25 54 25 98 0 35-6 73-26 99-2 2-2 3-2 4s1 1 2 1 16-14 25-40c8-23 10-47 10-64z"><text:p/></draw:path><draw:path draw:style-name="gr174" draw:text-style-name="P59" svg:width="0.005cm" svg:height="0.208cm" svg:x="4.229cm" svg:y="0.001cm" svg:viewBox="0 0 6 209" svg:d="M6 8c0-4 0-8-3-8s-3 4-3 8c0 65 0 129 0 194 0 4 0 7 3 7s3-3 3-7c0-65 0-129 0-194z"><text:p/></draw:path></draw:g></text:span><text:span text:style-name="T4"><text:s/></text:span><text:span text:style-name="T36">m</text:span><text:span text:style-name="T4">ake samples from same classes close and different classes far away</text:span><text:span text:style-name="T37"> </text:span><text:span text:style-name="T38">e.g. Siamese Networks</text:span></text:p><text:p text:style-name="P31">Cosine Embedding Loss<text:span text:style-name="T93"> </text:span><text:span text:style-name="T4"><draw:g text:anchor-type="as-char" svg:y="-0.247cm" draw:z-index="90" draw:name="Shape78" draw:style-name="gr173"><svg:title>TexMaths</svg:title><svg:desc>6§latex§loss(x,y)=\begin{cases}a - cos(x_1, x_2), &amp; if y = 1 \\ \max(0,cos(x_1,x_2)- margin), &amp; if y = -1 \end{cases}§svg§600§TRUE§</svg:desc><draw:path draw:style-name="gr174" draw:text-style-name="P59" svg:width="0.035cm" svg:height="0.103cm" svg:x="0cm" svg:y="0.158cm" svg:viewBox="0 0 36 104" svg:d="M23 0c-8 0-15 1-23 2 0 1 0 3 0 4 11 0 12 1 12 8 0 26 0 52 0 78 0 7-2 7-12 7 0 2 0 3 0 5 5 0 14-1 18-1 3 0 12 1 18 1 0-2 0-3 0-5-11 0-13 0-13-7 0-30 0-61 0-92z"><text:p/></draw:path><draw:path draw:style-name="gr174" draw:text-style-name="P59" svg:width="0.07cm" svg:height="0.068cm" svg:x="0.043cm" svg:y="0.195cm" svg:viewBox="0 0 71 69" svg:d="M71 35c0-19-16-35-35-35-20 0-36 16-36 35 0 20 17 34 36 34s35-15 35-34zM36 65c-7 0-14-3-19-10-3-6-3-16-3-21 0-6 0-14 3-21 5-7 12-10 19-10s14 4 18 10c4 7 4 15 4 21 0 5 0 13-4 20-3 7-10 11-18 11z"><text:p/></draw:path><draw:path draw:style-name="gr174" draw:text-style-name="P59" svg:width="0.051cm" svg:height="0.068cm" svg:x="0.124cm" svg:y="0.195cm" svg:viewBox="0 0 52 69" svg:d="M28 38c3 1 17 3 17 14 0 8-6 14-19 14s-19-9-22-22c0-2 0-2-2-2s-2 1-2 4c0 6 0 13 0 19 0 3 0 4 2 4 1 0 1 0 4-3 1-2 0-1 3-4 7 7 14 7 17 7 19 0 26-10 26-21 0-8-5-13-6-14-6-5-12-6-19-8-9-1-19-3-19-12 0-5 4-11 18-11 17 0 18 13 18 18 1 1 2 1 2 1 2 0 2 0 2-3 0-5 0-10 0-15 0-3 0-4-1-4s-1 0-4 2c0 1-1 2-2 2-6-4-13-4-15-4-20 0-26 10-26 18 0 6 3 10 7 13 5 4 9 5 21 7z"><text:p/></draw:path><draw:path draw:style-name="gr174" draw:text-style-name="P59" svg:width="0.051cm" svg:height="0.068cm" svg:x="0.188cm" svg:y="0.195cm" svg:viewBox="0 0 52 69" svg:d="M28 38c3 1 17 3 17 14 0 8-6 14-19 14s-19-9-22-22c0-2 0-2-2-2s-2 1-2 4c0 6 0 13 0 19 0 3 0 4 1 4s2 0 4-3c1 0 1-1 4-4 7 7 14 7 17 7 19 0 26-10 26-21 0-8-5-13-6-14-6-5-12-6-19-8-9-1-20-3-20-12 0-5 5-11 19-11 17 0 18 13 18 18 0 1 2 1 2 1 2 0 2 0 2-3 0-5 0-10 0-15 0-3 0-4-1-4s-2 0-4 2c0 1-2 2-2 2-7-4-13-4-15-4-20 0-26 10-26 18 0 6 2 10 7 13 5 4 9 5 21 7z"><text:p/></draw:path><draw:path draw:style-name="gr174" draw:text-style-name="P59" svg:width="0.036cm" svg:height="0.149cm" svg:x="0.261cm" svg:y="0.15cm" svg:viewBox="0 0 37 150" svg:d="M37 148c0 0 0-1-2-3-20-19-25-47-25-70 0-26 6-52 25-71 2-2 2-2 2-2 0-2 0-2-1-2-2 0-16 10-26 29-8 17-10 33-10 46 0 12 2 30 11 46 10 19 23 29 25 29 1 0 1-1 1-2z"><text:p/></draw:path><draw:path draw:style-name="gr174" draw:text-style-name="P59" svg:width="0.08cm" svg:height="0.063cm" svg:x="0.31cm" svg:y="0.197cm" svg:viewBox="0 0 81 64" svg:d="M44 29c5-5 11-13 15-17 5-5 12-7 19-7 0-2 0-3 0-5-4 0-9 0-13 0-5 0-13 0-15 0 0 2 0 3 0 5 3 0 4 2 4 4 0 3-2 5-2 5-3 4-7 9-10 12-4-5-9-10-13-15-1-1-1-2-1-2 0-3 2-4 6-4 0-2 0-3 0-5-5 0-15 0-18 0s-11 0-15 0c0 2 0 3 0 5 11 0 11 0 19 9 5 6 11 13 16 19-5 6-10 12-15 18-8 9-17 9-21 9 0 1 0 3 0 4 5 0 9 0 14 0 4 0 11 0 15 0 0-1 0-3 0-4-4 0-5-2-5-5s5-8 14-19c4 5 9 10 13 15 1 2 3 4 3 5 0 2-2 4-6 4 0 1 0 3 0 4 5 0 14 0 18 0s10 0 15 0c0-1 0-3 0-4-8 0-12 0-15-5-8-8-14-17-22-26z"><text:p/></draw:path><draw:path draw:style-name="gr174" draw:text-style-name="P59" svg:width="0.018cm" svg:height="0.044cm" svg:x="0.406cm" svg:y="0.246cm" svg:viewBox="0 0 19 45" svg:d="M19 16c0-10-4-16-10-16s-9 4-9 8 3 8 9 8c2 0 4-1 6-2v2c0 10-5 19-11 26-1 1-1 1-1 1 0 1 0 2 1 2 2 0 15-12 15-29z"><text:p/></draw:path><draw:path draw:style-name="gr174" draw:text-style-name="P59" svg:width="0.077cm" svg:height="0.094cm" svg:x="0.44cm" svg:y="0.197cm" svg:viewBox="0 0 78 95" svg:d="M63 14c5-9 13-9 15-9 0-2 0-3 0-5-3 0-8 0-12 0-3 0-10 0-14 0 0 2 0 3 0 5 6 0 8 2 8 6 0 2 0 2-1 4-6 12-11 24-16 37-6-14-12-27-18-41-1-1-1-2-1-2 0-4 6-4 9-4 0-2 0-3 0-5-4 0-15 0-17 0-5 0-11 0-16 0 0 2 0 3 0 5 8 0 11 0 13 5 8 18 16 36 24 54-1 2-3 8-4 9-3 8-8 19-18 19-1 0-5 0-8-3 5 0 6-4 6-6 0-4-3-6-6-6s-7 1-7 6c0 7 7 12 15 12 10 0 16-8 20-17 10-21 19-43 28-64z"><text:p/></draw:path><draw:path draw:style-name="gr174" draw:text-style-name="P59" svg:width="0.036cm" svg:height="0.149cm" svg:x="0.531cm" svg:y="0.15cm" svg:viewBox="0 0 37 150" svg:d="M37 75c0-12-2-30-11-47-9-18-23-28-25-28-1 0-1 1-1 2l3 3c16 15 25 38 25 70 0 26-6 52-26 71-2 1-2 2-2 2 0 1 0 2 1 2 2 0 16-11 26-29 8-17 10-34 10-46z"><text:p/></draw:path><draw:path draw:style-name="gr174" draw:text-style-name="P59" svg:width="0.106cm" svg:height="0.034cm" svg:x="0.593cm" svg:y="0.207cm" svg:viewBox="0 0 107 35" svg:d="M101 6c3 0 6 0 6-3s-3-3-6-3c-32 0-64 0-96 0-2 0-5 0-5 3s3 3 5 3c32 0 64 0 96 0zM101 35c3 0 6 0 6-3s-3-3-6-3c-32 0-64 0-96 0-2 0-5 0-5 3s3 3 5 3c32 0 64 0 96 0z"><text:p/></draw:path><draw:path draw:style-name="gr174" draw:text-style-name="P59" svg:width="0.082cm" svg:height="0.447cm" svg:x="0.732cm" svg:y="0cm" svg:viewBox="0 0 83 448" svg:d="M49 279c0-16-12-42-40-54 17-9 38-27 40-55v-1c0-34 0-69 0-103 0-13 0-15 2-21 2-12 10-27 31-38 1-1 1-1 1-4s0-3-4-3c-2 0-3 0-7 3-36 18-38 46-38 52 0 35 0 70 0 106 0 11 0 23-8 36s-16 19-23 23c-3 2-3 2-3 4 0 3 0 3 2 4 13 8 28 21 31 46 1 3 1 3 1 5 0 39 0 77 0 115 0 12 8 37 39 52 4 2 4 2 6 2 4 0 4 0 4-3s0-3-1-3c-7-4-28-16-32-42-1-4-1-5-1-6 0-38 0-76 0-115z"><text:p/></draw:path><draw:path draw:style-name="gr174" draw:text-style-name="P59" svg:width="0.072cm" svg:height="0.067cm" svg:x="0.844cm" svg:y="0.092cm" svg:viewBox="0 0 73 68" svg:d="M53 9c-2-5-7-9-14-9-19 0-39 22-39 44 0 14 9 24 21 24 4 0 11-1 21-11 1 6 7 11 15 11 6 0 9-4 11-8 3-6 4-10 5-15 0-2-1-2-1-2-2 0-2 1-3 3-2 9-6 18-12 18-4 0-5-3-5-6 0-4 0-5 2-12 2-6 3-7 4-13 2-7 4-14 5-21 2-4 2-4 2-5 0-3-2-4-5-4-4 0-6 3-7 6zM43 48c-1 3-1 3-3 6-7 8-14 10-19 10-7 0-10-8-10-14 0-7 5-26 9-33 5-8 12-14 19-14 10 0 13 12 13 13s-1 2-1 3c-3 10-5 19-8 29z"><text:p/></draw:path><draw:path draw:style-name="gr174" draw:text-style-name="P59" svg:width="0.097cm" svg:height="0.005cm" svg:x="0.972cm" svg:y="0.119cm" svg:viewBox="0 0 98 6" svg:d="M92 6c3 0 6 0 6-3s-3-3-6-3c-29 0-58 0-87 0-2 0-5 0-5 3s3 3 5 3c29 0 58 0 87 0z"><text:p/></draw:path><draw:path draw:style-name="gr174" draw:text-style-name="P59" svg:width="0.062cm" svg:height="0.067cm" svg:x="1.125cm" svg:y="0.092cm" svg:viewBox="0 0 63 68" svg:d="M57 9c-2 0-5 0-7 2-3 3-3 5-3 6 0 4 3 5 6 5 5 0 9-3 9-9 0-7-7-13-19-13-22 0-43 21-43 43 0 13 10 25 26 25 23 0 37-16 37-18 0-1-1-2-2-2s-1 1-3 1c-12 15-30 15-32 15-10 0-14-7-14-16 0-6 4-21 9-30 5-8 14-15 22-15 6 0 12 2 14 6z"><text:p/></draw:path><draw:path draw:style-name="gr174" draw:text-style-name="P59" svg:width="0.067cm" svg:height="0.067cm" svg:x="1.195cm" svg:y="0.092cm" svg:viewBox="0 0 68 68" svg:d="M68 25c0-15-11-25-25-25-22 0-43 21-43 43 0 14 10 25 26 25 21 0 42-21 42-43zM26 64c-7 0-14-4-14-16 0-7 4-23 9-31 8-11 17-14 21-14 10 0 15 7 15 16 0 6-4 22-10 32-5 8-14 13-21 13z"><text:p/></draw:path><draw:path draw:style-name="gr174" draw:text-style-name="P59" svg:width="0.058cm" svg:height="0.067cm" svg:x="1.274cm" svg:y="0.092cm" svg:viewBox="0 0 59 68" svg:d="M54 10c-4 0-7 4-7 7 0 2 1 4 5 4 3 0 7-2 7-8 0-7-7-13-19-13-21 0-27 15-27 22 0 11 12 14 16 15 8 1 17 3 17 11 0 4-4 16-23 16-2 0-15 0-18-7 6 0 10-4 10-8s-3-6-6-6c-4 0-9 3-9 10 0 9 9 15 23 15 26 0 32-19 32-25 0-5-3-9-5-11-4-4-9-5-16-6-6-2-12-3-12-9 0-5 4-14 18-14 4 0 12 1 14 7z"><text:p/></draw:path><draw:path draw:style-name="gr174" draw:text-style-name="P59" svg:width="0.036cm" svg:height="0.149cm" svg:x="1.357cm" svg:y="0.048cm" svg:viewBox="0 0 37 150" svg:d="M37 148c0-1 0-1-2-3-20-19-26-47-26-70 0-26 7-52 26-71 2-2 2-2 2-3s0-1-1-1c-2 0-16 10-26 29-8 17-10 33-10 46 0 12 2 29 10 46 10 19 24 29 26 29 1 0 1-1 1-2z"><text:p/></draw:path><draw:path draw:style-name="gr174" draw:text-style-name="P59" svg:width="0.079cm" svg:height="0.067cm" svg:x="1.408cm" svg:y="0.092cm" svg:viewBox="0 0 80 68" svg:d="M49 21c1-4 4-18 16-18 1 0 4 0 8 2-5 1-8 5-8 8s2 5 6 5 9-2 9-8c0-8-10-10-15-10-9 0-15 8-17 11-4-10-12-11-17-11-17 0-26 19-26 23 0 1 1 1 2 1s2 0 2-1c6-16 16-20 22-20 3 0 8 2 8 10 0 5-2 15-8 36-3 9-9 15-16 15-1 0-5 0-8-1 4-1 8-5 8-8 0-5-4-6-6-6-5 0-9 4-9 9 0 7 8 10 15 10 11 0 16-11 17-12 2 6 8 12 17 12 17 0 26-19 26-23 0-2-2-2-2-2-1 0-2 1-2 2-5 16-16 19-21 19-7 0-9-4-9-9 0-4 1-7 2-14 2-6 4-13 6-20z"><text:p/></draw:path><draw:path draw:style-name="gr174" draw:text-style-name="P59" svg:width="0.04cm" svg:height="0.069cm" svg:x="1.507cm" svg:y="0.113cm" svg:viewBox="0 0 41 70" svg:d="M25 3c0-3 0-3-3-3-7 7-17 7-22 7 0 1 0 2 0 4 2 0 10 0 16-3 0 18 0 35 0 53 0 4 0 5-11 5-1 0-3 0-5 0 0 1 0 3 0 4 3-1 16-1 21-1 3 0 17 0 20 1 0-1 0-3 0-4-2 0-3 0-4 0-12 0-12-1-12-5 0-19 0-38 0-58z"><text:p/></draw:path><draw:path draw:style-name="gr174" draw:text-style-name="P59" svg:width="0.018cm" svg:height="0.044cm" svg:x="1.581cm" svg:y="0.144cm" svg:viewBox="0 0 19 45" svg:d="M19 16c0-10-4-16-11-16-5 0-8 4-8 8s3 8 8 8c2 0 4-1 6-2 1 0 1-1 1-1 0 0 0 1 0 3 0 11-5 20-11 24-2 2-2 3-2 3 0 1 1 2 2 2 2 0 15-12 15-29z"><text:p/></draw:path><draw:path draw:style-name="gr174" draw:text-style-name="P59" svg:width="0.079cm" svg:height="0.067cm" svg:x="1.643cm" svg:y="0.092cm" svg:viewBox="0 0 80 68" svg:d="M49 21c1-4 4-18 16-18 0 0 4 0 8 2-5 1-8 5-8 8s2 5 6 5 9-2 9-8c0-8-10-10-15-10-9 0-15 8-17 11-4-10-13-11-17-11-17 0-26 19-26 23 0 1 1 1 2 1s2 0 2-1c5-16 16-20 22-20 2 0 8 2 8 10 0 5-2 15-8 36-3 9-9 15-16 15-1 0-5 0-8-1 4-1 8-5 8-8 0-5-4-6-6-6-5 0-9 4-9 9 0 7 8 10 15 10 11 0 16-11 17-12 2 6 8 12 17 12 17 0 26-19 26-23 0-2-2-2-2-2-2 0-2 1-2 2-6 16-16 19-22 19s-8-4-8-9c0-4 1-7 2-14 2-6 4-13 6-20z"><text:p/></draw:path><draw:path draw:style-name="gr174" draw:text-style-name="P59" svg:width="0.049cm" svg:height="0.069cm" svg:x="1.737cm" svg:y="0.113cm" svg:viewBox="0 0 50 70" svg:d="M50 51c-2 0-3 0-4 0 0 2-2 8-3 9s-10 1-11 1c-7 0-14 0-21 0 12-10 16-13 22-18 9-6 17-12 17-23 0-12-12-20-27-20-13 0-23 9-23 19 0 5 5 6 6 6 3 0 6-2 6-6 0-2-1-5-7-5 4-8 11-10 16-10 12 0 18 8 18 16 0 10-7 17-11 21-9 8-18 17-27 25-1 0-1 1-1 4 16 0 31 0 46 0 1-7 2-13 4-19z"><text:p/></draw:path><draw:path draw:style-name="gr174" draw:text-style-name="P59" svg:width="0.036cm" svg:height="0.149cm" svg:x="1.811cm" svg:y="0.048cm" svg:viewBox="0 0 37 150" svg:d="M37 75c0-12-1-30-11-47-9-19-23-28-24-28-2 0-2 0-2 1s0 1 3 4c16 15 25 38 25 70 0 25-6 52-26 70-2 2-2 2-2 3s0 2 2 2c1 0 16-11 25-30 8-16 10-33 10-45z"><text:p/></draw:path><draw:path draw:style-name="gr174" draw:text-style-name="P59" svg:width="0.018cm" svg:height="0.044cm" svg:x="1.878cm" svg:y="0.144cm" svg:viewBox="0 0 19 45" svg:d="M19 16c0-10-4-16-10-16s-9 4-9 8 3 8 9 8c1 0 3-1 5-2 1 0 1-1 1-1 0 1 0 1 0 3 0 11-5 19-11 24-2 2-1 3-1 3 0 1 0 2 1 2 2 0 15-12 15-29z"><text:p/></draw:path><draw:path draw:style-name="gr174" draw:text-style-name="P59" svg:width="0.041cm" svg:height="0.1cm" svg:x="3.099cm" svg:y="0.061cm" svg:viewBox="0 0 42 101" svg:d="M41 6c0-3-2-6-6-6s-9 4-9 8c0 3 3 5 6 5 4 0 9-3 9-7zM29 62c2-5 2-5 3-9 2-3 2-5 2-8 0-7-5-12-13-12-15 0-21 22-21 23s1 1 2 1c2 0 2 0 3-2 4-15 11-19 16-19 1 0 4 0 4 5 0 3-1 6-2 8-1 3-8 21-11 27-2 4-4 9-4 12 0 7 6 13 13 13 16 0 21-22 21-23 0-2-1-2-1-2-2 0-2 0-3 3-3 9-8 18-16 18-3 0-4-1-4-5 0-3 1-5 4-15 3-5 4-10 7-15z"><text:p/></draw:path><draw:path draw:style-name="gr174" draw:text-style-name="P59" svg:width="0.079cm" svg:height="0.135cm" svg:x="3.159cm" svg:y="0.054cm" svg:viewBox="0 0 80 136" svg:d="M50 46c5 0 9 0 14 0 3 0 5 0 5-3 0-2-2-2-5-2-4 0-8 0-13 0 1-5 2-11 4-17 0-3 3-14 3-15 2-3 5-6 8-6 1 0 5 0 8 3-7 1-9 6-9 8 0 4 3 6 6 6 4 0 9-4 9-9 0-7-7-11-14-11-5 0-16 3-20 18-1 3-2 4-6 23-3 0-7 0-11 0-3 0-4 0-4 3 0 2 1 2 4 2s7 0 11 0c-4 20-9 39-13 59-2 14-5 28-13 28-1 0-5 0-8-3 7 0 9-6 9-8 0-3-3-5-6-5-4 0-9 3-9 9 0 7 7 10 14 10 8 0 15-9 17-14 6-9 10-28 10-29 3-15 6-31 9-47z"><text:p/></draw:path><draw:path draw:style-name="gr174" draw:text-style-name="P59" svg:width="0.073cm" svg:height="0.096cm" svg:x="3.25cm" svg:y="0.092cm" svg:viewBox="0 0 74 97" svg:d="M73 9c1-2 1-2 1-3 0-3-2-4-5-4-1 0-4 1-5 3-1 1-2 5-2 8-2 4-3 8-4 12-2 9-5 18-7 27 0 2-8 12-18 12-8 0-10-6-10-12s3-16 8-29c3-6 3-8 3-11 0-6-5-12-13-12-15 0-21 22-21 23s1 1 2 1c2 0 2 0 3-2 4-14 11-19 16-19 1 0 4 0 4 5 0 4-2 8-3 10-6 17-9 25-9 32 0 13 10 18 19 18 7 0 12-3 16-7-1 8-3 15-10 23-4 5-10 9-17 9-3 0-10 0-13-6 3 0 5 0 7-2 2-1 3-3 3-6 0-4-4-5-6-5-3 0-8 2-8 10 0 7 6 13 17 13 16 0 32-14 37-31 5-19 10-38 15-57z"><text:p/></draw:path><draw:path draw:style-name="gr174" draw:text-style-name="P59" svg:width="0.106cm" svg:height="0.034cm" svg:x="3.384cm" svg:y="0.105cm" svg:viewBox="0 0 107 35" svg:d="M101 6c3 0 6 0 6-3s-3-3-6-3c-32 0-64 0-96 0-2 0-5 0-5 3s3 3 5 3c32 0 64 0 96 0zM101 35c3 0 6 0 6-3s-3-3-6-3c-32 0-64 0-96 0-2 0-5 0-5 3s3 3 5 3c32 0 64 0 96 0z"><text:p/></draw:path><draw:path draw:style-name="gr174" draw:text-style-name="P59" svg:width="0.052cm" svg:height="0.099cm" svg:x="3.558cm" svg:y="0.06cm" svg:viewBox="0 0 53 100" svg:d="M33 4c0-4 0-4-4-4-10 10-24 10-29 10 0 2 0 3 0 4 3 0 12 0 21-4 0 26 0 52 0 78 0 5 0 7-15 7-2 0-3 0-5 0 0 1 0 3 0 5 5-1 20-1 26-1s20 0 26 1c0-2 0-4 0-5-2 0-4 0-6 0-14 0-14-2-14-7 0-28 0-56 0-84z"><text:p/></draw:path><draw:path draw:style-name="gr174" draw:text-style-name="P59" svg:width="0.125cm" svg:height="0.065cm" svg:x="0.843cm" svg:y="0.309cm" svg:viewBox="0 0 126 66" svg:d="M12 15c0 13 0 27 0 40 0 7-1 7-12 7 0 1 0 3 0 4 5 0 14 0 18 0s13 0 18 0c0-1 0-3 0-4-10 0-12 0-12-7 0-9 0-18 0-28 0-15 11-24 21-24s12 9 12 17c0 12 0 23 0 35 0 7-2 7-12 7 0 1 0 3 0 4 5 0 13 0 18 0 4 0 12 0 18 0 0-1 0-3 0-4-11 0-13 0-13-7 0-9 0-18 0-28 0-15 11-24 22-24 10 0 12 9 12 17 0 12 0 23 0 35 0 7-2 7-13 7 0 1 0 3 0 4 6 0 14 0 18 0s13 0 19 0c0-1 0-3 0-4-9 0-13 0-13-5 0-9 0-19 0-28 0-13 0-18-5-23-3-3-8-6-17-6-13 0-21 9-23 15-3-13-15-15-21-15-12 0-20 7-24 16 0-5 0-11 0-16-8 0-15 1-23 2 0 1 0 3 0 4 11 0 12 2 12 9z"><text:p/></draw:path><draw:path draw:style-name="gr174" draw:text-style-name="P59" svg:width="0.072cm" svg:height="0.068cm" svg:x="0.978cm" svg:y="0.308cm" svg:viewBox="0 0 73 69" svg:d="M47 56c0 6 5 12 12 12 4 0 14-2 14-14 0-3 0-6 0-8-2 0-3 0-5 0 0 2 0 5 0 8 0 9-4 10-5 10-5 0-6-7-6-8 0-10 0-20 0-30 0-6 0-12-6-17-6-6-14-9-22-9-13 0-24 7-24 17 0 5 3 7 7 7 5 0 8-3 8-7 0-2-1-6-9-7 5-5 13-7 18-7 8 0 17 6 17 20 0 1 0 3 0 5-9 1-20 1-30 6-12 5-16 12-16 19 0 12 16 16 26 16 11 0 18-6 21-13zM46 31c0 5 0 10 0 15 0 15-12 20-19 20-8 0-15-6-15-13 0-8 7-21 34-22z"><text:p/></draw:path><draw:path draw:style-name="gr174" draw:text-style-name="P59" svg:width="0.08cm" svg:height="0.064cm" svg:x="1.054cm" svg:y="0.309cm" svg:viewBox="0 0 81 65" svg:d="M44 29c5-5 11-12 15-17s11-7 19-7c0-2 0-3 0-5-5 0-9 0-13 0-5 0-14 0-16 0 0 2 0 3 0 5 3 0 5 2 5 4 0 3-2 5-2 5-4 4-7 9-10 12-5-5-9-10-13-15-2-1-2-2-2-2 0-3 3-4 6-4 0-2 0-3 0-5-4 0-15 0-17 0-4 0-11 0-16 0 0 2 0 3 0 5 12 0 12 0 20 9 5 6 10 13 16 19-5 6-10 12-15 18-8 9-18 9-21 9 0 2 0 3 0 5 4-1 9-1 13-1 5 0 12 0 15 1 0-2 0-3 0-5-3 0-4-2-4-5s4-8 14-19c4 5 8 10 12 15 2 2 4 4 4 5 0 2-2 4-6 4 0 2 0 3 0 5 5-1 14-1 17-1 4 0 11 0 16 1 0-2 0-3 0-5-9 0-12 0-16-5-7-8-14-17-21-26z"><text:p/></draw:path><draw:path draw:style-name="gr174" draw:text-style-name="P59" svg:width="0.036cm" svg:height="0.149cm" svg:x="1.152cm" svg:y="0.263cm" svg:viewBox="0 0 37 150" svg:d="M37 148c0 0 0-1-3-3-20-19-25-47-25-70 0-26 6-52 26-71 2-1 2-2 2-2 0-2 0-2-1-2-2 0-16 10-26 29-8 17-10 33-10 46 0 12 2 30 10 46 10 19 24 29 26 29 1 0 1-1 1-2z"><text:p/></draw:path><draw:path draw:style-name="gr174" draw:text-style-name="P59" svg:width="0.067cm" svg:height="0.102cm" svg:x="1.205cm" svg:y="0.275cm" svg:viewBox="0 0 68 103" svg:d="M68 52c0-12-1-24-7-35-7-15-20-17-27-17-10 0-21 4-28 18-5 10-6 22-6 34 0 11 1 24 7 36 7 12 19 15 27 15s21-3 28-17c5-11 6-22 6-34zM34 100c-7 0-16-4-19-19-2-9-2-22-2-31 0-10 0-20 2-28 3-17 15-19 19-19 5 0 16 3 18 18 2 8 2 19 2 29 0 11 0 21-2 31-2 14-11 19-18 19z"><text:p/></draw:path><draw:path draw:style-name="gr174" draw:text-style-name="P59" svg:width="0.018cm" svg:height="0.044cm" svg:x="1.293cm" svg:y="0.359cm" svg:viewBox="0 0 19 45" svg:d="M19 16c0-10-4-16-10-16s-9 4-9 8 3 8 9 8c1 0 4-1 5-2 1 0 1 0 1 0 0 0 1 0 1 2 0 11-6 20-11 25-2 2-2 2-2 2 0 1 1 2 2 2s14-12 14-29z"><text:p/></draw:path><draw:path draw:style-name="gr174" draw:text-style-name="P59" svg:width="0.062cm" svg:height="0.067cm" svg:x="1.357cm" svg:y="0.309cm" svg:viewBox="0 0 63 68" svg:d="M57 9c-3 0-5 0-7 3-3 2-3 4-3 5 0 4 3 6 6 6 5 0 9-4 9-10 0-7-8-13-19-13-22 0-43 22-43 43 0 13 9 25 26 25 23 0 37-16 37-18 0-1-2-2-3-2 0 0-1 1-2 2-12 15-30 15-32 15-10 0-14-7-14-17 0-6 3-20 9-30 5-8 13-15 22-15 5 0 12 3 14 6z"><text:p/></draw:path><draw:path draw:style-name="gr174" draw:text-style-name="P59" svg:width="0.067cm" svg:height="0.067cm" svg:x="1.426cm" svg:y="0.309cm" svg:viewBox="0 0 68 68" svg:d="M68 26c0-16-10-26-25-26-22 0-43 21-43 43 0 15 10 25 26 25 21 0 42-21 42-42zM26 65c-7 0-14-5-14-17 0-7 4-23 9-31 8-11 17-14 22-14 9 0 14 8 14 17 0 6-3 21-10 31-5 9-14 14-21 14z"><text:p/></draw:path><draw:path draw:style-name="gr174" draw:text-style-name="P59" svg:width="0.058cm" svg:height="0.067cm" svg:x="1.506cm" svg:y="0.309cm" svg:viewBox="0 0 59 68" svg:d="M54 10c-4 1-7 4-7 7 0 2 1 4 5 4 3 0 7-2 7-8 0-7-7-13-19-13-21 0-27 15-27 22 0 12 12 14 16 15 9 1 17 3 17 11 0 4-4 17-23 17-2 0-14 0-18-8 6 1 10-4 10-8s-3-6-6-6c-4 0-9 4-9 10 0 9 9 15 23 15 26 0 32-18 32-25 0-5-3-9-5-11-4-4-9-5-16-6-6-1-12-2-12-9 0-4 4-14 18-14 4 0 12 2 14 7z"><text:p/></draw:path><draw:path draw:style-name="gr174" draw:text-style-name="P59" svg:width="0.036cm" svg:height="0.149cm" svg:x="1.588cm" svg:y="0.263cm" svg:viewBox="0 0 37 150" svg:d="M37 148c0 0 0-1-2-3-20-19-25-47-25-70 0-26 6-52 25-71 2-1 2-2 2-2 0-2 0-2-1-2-2 0-16 10-26 29-8 17-10 33-10 46 0 12 2 30 11 46 10 19 23 29 25 29 1 0 1-1 1-2z"><text:p/></draw:path><draw:path draw:style-name="gr174" draw:text-style-name="P59" svg:width="0.079cm" svg:height="0.067cm" svg:x="1.639cm" svg:y="0.309cm" svg:viewBox="0 0 80 68" svg:d="M49 21c1-4 5-18 16-18 1 0 5 0 8 3-5 0-8 4-8 8 0 2 2 5 6 5s9-3 9-9c0-8-9-10-15-10-9 0-15 8-17 12-4-10-12-12-17-12-17 0-26 20-26 23 0 2 2 2 2 2 1 0 2-1 2-2 6-16 16-20 22-20 3 0 8 2 8 11 0 4-2 14-8 35-3 9-9 16-15 16-1 0-5 0-9-2 4-1 8-4 8-8s-4-6-6-6c-5 0-9 4-9 9 0 7 8 10 15 10 11 0 16-10 17-11 2 5 8 11 17 11 17 0 26-19 26-23 0-2-2-2-2-2-1 0-2 1-2 2-5 16-16 20-21 20-7 0-9-5-9-10 0-3 1-7 3-13 2-7 3-14 5-21z"><text:p/></draw:path><draw:path draw:style-name="gr174" draw:text-style-name="P59" svg:width="0.04cm" svg:height="0.068cm" svg:x="1.739cm" svg:y="0.328cm" svg:viewBox="0 0 41 69" svg:d="M25 3c0-3 0-3-3-3-7 7-17 7-22 7 0 1 0 2 0 4 3 0 10 0 16-3 0 18 0 35 0 53 0 3 0 5-11 5-1 0-3 0-4 0 0 1 0 2 0 3 2 0 15 0 20 0 3 0 17 0 20 0 0-1 0-2 0-3-2 0-3 0-4 0-12 0-12-2-12-5 0-19 0-39 0-58z"><text:p/></draw:path><draw:path draw:style-name="gr174" draw:text-style-name="P59" svg:width="0.018cm" svg:height="0.044cm" svg:x="1.812cm" svg:y="0.359cm" svg:viewBox="0 0 19 45" svg:d="M19 16c0-10-4-16-10-16s-9 4-9 8 3 8 9 8c1 0 3-1 5-2 1 0 1 0 1 0v2c0 11-5 20-11 25-1 2-1 2-1 2 0 1 0 2 1 2 2 0 15-12 15-29z"><text:p/></draw:path><draw:path draw:style-name="gr174" draw:text-style-name="P59" svg:width="0.079cm" svg:height="0.067cm" svg:x="1.874cm" svg:y="0.309cm" svg:viewBox="0 0 80 68" svg:d="M49 21c1-4 4-18 16-18 1 0 4 0 8 3-5 0-8 4-8 8 0 2 2 5 6 5s9-3 9-9c0-8-10-10-15-10-9 0-15 8-17 12-4-10-12-12-17-12-17 0-26 20-26 23 0 2 1 2 2 2s2-1 2-2c6-16 16-20 22-20 3 0 8 2 8 11 0 4-2 14-8 35-3 9-9 16-16 16-1 0-5 0-8-2 4-1 8-4 8-8s-4-6-6-6c-5 0-9 4-9 9 0 7 8 10 15 10 11 0 16-10 17-11 2 5 8 11 17 11 17 0 26-19 26-23 0-2-2-2-2-2-1 0-2 1-2 2-5 16-16 20-21 20-7 0-9-5-9-10 0-3 1-7 2-13 2-7 4-14 6-21z"><text:p/></draw:path><draw:path draw:style-name="gr174" draw:text-style-name="P59" svg:width="0.049cm" svg:height="0.068cm" svg:x="1.968cm" svg:y="0.328cm" svg:viewBox="0 0 50 69" svg:d="M50 51c-2 0-3 0-4 0 0 2-2 8-3 9s-10 1-11 1c-7 0-14 0-21 0 12-10 16-13 23-18 8-6 16-13 16-23 0-12-12-20-27-20-13 0-23 9-23 19 0 5 5 6 6 6 3 0 6-2 6-6 0-2-1-5-7-5 4-8 11-10 17-10 11 0 17 8 17 16 0 9-7 17-11 20-9 9-18 17-27 26-1 0-1 0-1 3 16 0 31 0 47 0 0-6 2-12 3-18z"><text:p/></draw:path><draw:path draw:style-name="gr174" draw:text-style-name="P59" svg:width="0.036cm" svg:height="0.149cm" svg:x="2.042cm" svg:y="0.263cm" svg:viewBox="0 0 37 150" svg:d="M37 75c0-12-1-30-10-47-10-18-24-28-25-28s-2 1-2 2c0 0 0 1 3 3 16 15 25 38 25 70 0 26-6 52-26 71-2 1-2 2-2 2 0 1 1 2 2 2s16-10 25-29c9-17 10-34 10-46z"><text:p/></draw:path><draw:path draw:style-name="gr174" draw:text-style-name="P59" svg:width="0.097cm" svg:height="0.005cm" svg:x="2.144cm" svg:y="0.335cm" svg:viewBox="0 0 98 6" svg:d="M93 6c2 0 5 0 5-3s-3-3-5-3c-29 0-58 0-87 0-3 0-6 0-6 3s3 3 6 3c29 0 58 0 87 0z"><text:p/></draw:path><draw:path draw:style-name="gr174" draw:text-style-name="P59" svg:width="0.13cm" svg:height="0.067cm" svg:x="2.296cm" svg:y="0.309cm" svg:viewBox="0 0 131 68" svg:d="M9 58c0 2-1 5-1 6 0 2 2 4 4 4 3 0 5-1 6-4 1 0 3-8 3-11 2-5 3-9 4-14 1-3 2-6 3-10 0-2 2-7 2-7 2-5 11-19 26-19 7 0 9 6 9 11 0 3-2 8-3 12-1 6-3 12-4 18-1 4-2 7-3 11-1 3-3 8-3 9 0 2 3 4 5 4 5 0 6-4 7-9 3-8 9-30 10-36 0-2 9-20 26-20 7 0 9 6 9 11 0 9-7 26-10 33-1 4-2 6-2 9 0 7 6 12 13 12 16 0 21-22 21-23 0-2-1-2-2-2s-1 1-2 3c-2 8-7 19-17 19-2 0-3-2-3-5 0-4 1-8 3-11 3-8 10-24 10-33 0-10-7-16-19-16s-20 7-26 14c-1-1-1-6-5-10-4-3-9-4-13-4-15 0-23 10-26 13 0-8-7-13-14-13-8 0-11 6-12 9-3 5-5 14-5 14 0 2 1 2 2 2s2 0 3-4c2-10 5-18 11-18 3 0 5 2 5 7 0 4 0 5-2 13-3 12-7 23-10 35z"><text:p/></draw:path><draw:path draw:style-name="gr174" draw:text-style-name="P59" svg:width="0.072cm" svg:height="0.067cm" svg:x="2.438cm" svg:y="0.309cm" svg:viewBox="0 0 73 68" svg:d="M53 10c-2-6-7-10-14-10-19 0-39 22-39 44 0 14 9 24 21 24 4 0 11-1 21-11 1 6 7 11 15 11 6 0 9-4 12-8 3-5 4-15 4-15 0-2-1-2-1-2-2 0-2 1-3 3-2 10-5 19-12 19-4 0-5-4-5-7s0-5 2-11c2-7 3-8 4-14 2-7 4-14 6-21 1-4 1-4 1-5 0-2-2-4-5-4-4 0-6 3-7 7zM43 49c-1 2-1 3-3 5-7 8-14 11-18 11-8 0-11-9-11-14 0-8 5-26 9-33 5-9 12-15 19-15 10 0 13 13 13 14 0 0-1 1-1 2-3 10-5 20-8 30z"><text:p/></draw:path><draw:path draw:style-name="gr174" draw:text-style-name="P59" svg:width="0.064cm" svg:height="0.067cm" svg:x="2.522cm" svg:y="0.309cm" svg:viewBox="0 0 65 68" svg:d="M10 58c-1 2-2 5-2 6 0 2 2 4 5 4 2 0 4-1 6-4 0-1 5-21 6-24 1-5 4-15 5-19 1-2 5-9 9-12 2-2 6-6 13-6 4 0 6 2 7 2-5 1-9 5-9 9 0 2 2 5 7 5 4 0 8-4 8-9s-5-10-13-10c-10 0-17 8-21 12-1-7-7-12-14-12s-11 6-12 9c-3 5-5 14-5 14 0 2 1 1 2 2 2 0 2 0 3-4 2-10 5-18 11-18 3 0 5 2 5 7 0 4 0 5-2 13-3 12-6 23-9 35z"><text:p/></draw:path><draw:path draw:style-name="gr174" draw:text-style-name="P59" svg:width="0.073cm" svg:height="0.096cm" svg:x="2.596cm" svg:y="0.309cm" svg:viewBox="0 0 74 97" svg:d="M73 10c0-1 1-2 1-3 0-2-2-4-5-4-1 0-6 1-6 7-3-6-9-10-16-10-18 0-37 21-37 43 0 15 9 23 21 23 9 0 17-7 18-8h1c-4 13-6 19-6 20s-6 16-23 16c-3 0-8 0-13-2 5-1 7-5 7-8 0-2-2-5-6-5s-9 3-9 9 6 9 21 9c21 0 32-12 35-21 6-22 12-44 17-66zM52 47c0 4-4 8-8 11-3 3-8 5-13 5-8 0-10-8-10-14 0-7 5-25 9-32 4-8 11-14 18-14 10 0 13 12 13 13s-1 2-1 3c-2 9-5 19-8 28z"><text:p/></draw:path><draw:path draw:style-name="gr174" draw:text-style-name="P59" svg:width="0.041cm" svg:height="0.099cm" svg:x="2.681cm" svg:y="0.276cm" svg:viewBox="0 0 42 100" svg:d="M41 5c0-3-3-5-6-5-4 0-9 4-9 8 0 3 2 5 6 5s9-3 9-8zM28 61c3-4 3-4 4-8 1-3 2-5 2-8 0-7-5-13-13-13-15 0-21 22-21 23 0 2 1 2 2 2s2 0 2-2c5-15 11-19 17-19 1 0 4 0 4 4s-2 7-2 9c-2 3-9 20-11 27-2 4-4 9-4 12 0 7 5 12 13 12 15 0 21-21 21-23 0-1-1-1-2-1s-1 0-2 2c-3 10-8 19-17 19-2 0-3-2-3-5 0-4 1-6 4-15 2-5 4-11 6-16z"><text:p/></draw:path><draw:path draw:style-name="gr174" draw:text-style-name="P59" svg:width="0.086cm" svg:height="0.067cm" svg:x="2.736cm" svg:y="0.309cm" svg:viewBox="0 0 87 68" svg:d="M9 58c0 2-1 5-1 6 0 2 2 4 4 4 3 0 5-1 6-4 1 0 3-8 3-11 2-5 3-9 4-14 1-3 2-6 3-10 0-2 2-7 2-7 2-5 11-19 26-19 7 0 9 6 9 11 0 9-8 28-11 35-1 3-2 5-2 7 0 7 6 12 14 12 15 0 21-22 21-23 0-2-2-2-2-2-2 0-2 1-2 3-4 10-9 19-17 19-3 0-4-2-4-5 0-4 1-8 3-11 3-8 10-24 10-33 0-10-7-16-18-16-15 0-23 10-26 13 0-8-7-13-14-13-8 0-11 6-12 9-3 5-5 14-5 14 0 2 1 2 2 2s2 0 3-4c2-10 5-18 11-18 3 0 5 3 5 7s0 5-2 13c-3 12-7 23-10 35z"><text:p/></draw:path><draw:path draw:style-name="gr174" draw:text-style-name="P59" svg:width="0.036cm" svg:height="0.149cm" svg:x="2.836cm" svg:y="0.263cm" svg:viewBox="0 0 37 150" svg:d="M37 75c0-12-1-30-10-47-10-18-24-28-25-28s-2 1-2 2c0 0 0 1 3 3 16 15 25 38 25 70 0 26-6 52-26 71-2 1-2 2-2 2 0 1 1 2 2 2s16-10 25-29c9-17 10-34 10-46z"><text:p/></draw:path><draw:path draw:style-name="gr174" draw:text-style-name="P59" svg:width="0.018cm" svg:height="0.044cm" svg:x="2.904cm" svg:y="0.359cm" svg:viewBox="0 0 19 45" svg:d="M19 16c0-10-4-16-10-16s-9 4-9 8 3 8 9 8c1 0 4-1 5-2 1 0 1 0 1 0 0 0 1 0 1 2 0 11-6 20-11 25-2 2-2 2-2 2 0 1 1 2 1 2 2 0 15-12 15-29z"><text:p/></draw:path><draw:path draw:style-name="gr174" draw:text-style-name="P59" svg:width="0.041cm" svg:height="0.099cm" svg:x="3.099cm" svg:y="0.276cm" svg:viewBox="0 0 42 100" svg:d="M41 5c0-3-2-5-6-5s-9 4-9 8c0 3 3 5 6 5 4 0 9-3 9-8zM29 61c2-4 2-4 3-8 2-3 2-5 2-8 0-7-5-13-13-13-15 0-21 22-21 23 0 2 1 2 2 2 2 0 2 0 3-2 4-15 11-19 16-19 1 0 4 0 4 4s-1 7-2 9c-1 3-8 20-11 27-2 4-4 9-4 12 0 7 6 12 13 12 16 0 21-21 21-23 0-1-1-1-1-1-2 0-2 0-3 2-3 10-8 19-16 19-3 0-4-2-4-5 0-4 1-6 4-15 3-5 4-11 7-16z"><text:p/></draw:path><draw:path draw:style-name="gr174" draw:text-style-name="P59" svg:width="0.079cm" svg:height="0.135cm" svg:x="3.159cm" svg:y="0.269cm" svg:viewBox="0 0 80 136" svg:d="M50 46c5 0 9 0 14 0 3 0 5 0 5-3 0-2-2-2-5-2-4 0-8 0-13 0 1-6 2-12 4-17 0-3 3-14 3-15 2-3 5-6 8-6 1 0 5 0 8 3-7 1-9 6-9 8 0 3 3 5 6 5 4 0 9-3 9-9 0-7-7-10-14-10-5 0-16 3-20 17-1 4-2 5-6 24-3 0-7 0-11 0-3 0-4 0-4 3 0 2 1 2 4 2s7 0 11 0c-4 19-9 39-13 59-2 14-5 28-13 28-1 0-5 0-8-3 7 0 9-6 9-8 0-3-3-5-6-5-4 0-9 3-9 9 0 7 7 10 14 10 8 0 15-9 17-14 6-10 10-28 10-29 3-16 6-32 9-47z"><text:p/></draw:path><draw:path draw:style-name="gr174" draw:text-style-name="P59" svg:width="0.073cm" svg:height="0.096cm" svg:x="3.25cm" svg:y="0.309cm" svg:viewBox="0 0 74 97" svg:d="M73 9c1-2 1-2 1-3 0-3-2-4-5-4-1 0-4 1-5 3-1 1-2 5-2 8-2 4-3 8-4 12-2 9-5 18-7 27 0 2-8 13-18 13-8 0-10-7-10-13s3-16 8-29c3-6 3-8 3-11 0-6-5-12-13-12-15 0-21 22-21 23 0 2 1 1 2 2 2 0 2-1 3-3 4-14 11-19 16-19 1 0 4 0 4 5 0 4-2 8-3 11-6 16-9 24-9 31 0 14 10 18 19 18 7 0 12-3 16-7-1 8-3 15-10 23-4 5-10 10-17 10-3 0-10-1-13-7 3 0 5 0 7-1 2-2 3-4 3-6 0-5-4-6-6-6-3 0-8 3-8 10 0 8 6 13 17 13 16 0 32-13 37-31 5-19 10-37 15-57z"><text:p/></draw:path><draw:path draw:style-name="gr174" draw:text-style-name="P59" svg:width="0.106cm" svg:height="0.034cm" svg:x="3.384cm" svg:y="0.32cm" svg:viewBox="0 0 107 35" svg:d="M101 6c3 0 6 0 6-3s-3-3-6-3c-32 0-64 0-96 0-2 0-5 0-5 3s3 3 5 3c32 0 64 0 96 0zM101 35c3 0 6 0 6-3s-3-3-6-3c-32 0-64 0-96 0-2 0-5 0-5 3s3 3 5 3c32 0 64 0 96 0z"><text:p/></draw:path><draw:path draw:style-name="gr174" draw:text-style-name="P59" svg:width="0.097cm" svg:height="0.005cm" svg:x="3.557cm" svg:y="0.335cm" svg:viewBox="0 0 98 6" svg:d="M92 6c3 0 6 0 6-3s-3-3-6-3c-29 0-58 0-87 0-2 0-5 0-5 3s3 3 5 3c29 0 58 0 87 0z"><text:p/></draw:path><draw:path draw:style-name="gr174" draw:text-style-name="P59" svg:width="0.052cm" svg:height="0.099cm" svg:x="3.683cm" svg:y="0.275cm" svg:viewBox="0 0 53 100" svg:d="M33 4c0-4 0-4-4-4-10 9-24 9-29 9 0 2 0 3 0 5 3 0 13 0 21-4 0 26 0 52 0 78 0 5 0 7-15 7-2 0-3 0-5 0 0 1 0 3 0 5 5-1 20-1 26-1s20 0 26 1c0-2 0-4 0-5-2 0-3 0-5 0-15 0-15-2-15-7 0-28 0-56 0-84z"><text:p/></draw:path></draw:g></text:span></text:p><text:p text:style-name="P32"><text:span text:style-name="T39">M</text:span><text:span text:style-name="T4">easure whether two inputs are similar or dissimilar, </text:span><text:span text:style-name="T40">1 sim </text:span><text:span text:style-name="T41">(tries to minimize the angle between the vectors)</text:span><text:span text:style-name="T40">, -1 not sim </text:span><text:span text:style-name="T41">(aims to ensure that the cosine similarity is smaller than a specified margin)</text:span><text:span text:style-name="T40">.</text:span></text:p></draw:text-box></draw:frame><draw:frame draw:style-name="fr1" draw:name="Frame16" text:anchor-type="paragraph" svg:x="6.361cm" svg:y="5.064cm" svg:width="12.607cm" draw:z-index="95"><draw:text-box fo:min-height="1.547cm"><text:p text:style-name="P49">LeNet<text:span text:style-name="T93">: </text:span><text:span text:style-name="T106">convolutions + </text:span><text:span text:style-name="T109">avg </text:span><text:span text:style-name="T106">pooling + fully connected last layer (small number of classes make this ok) </text:span><text:span text:style-name="T107">performs </text:span><text:span text:style-name="T106">object localization + recognition.</text:span></text:p><text:p text:style-name="P50">AlexNet<text:span text:style-name="T93">: </text:span><text:span text:style-name="T108">+ dropout after 2 layers for robustness/regularization, </text:span><text:span text:style-name="T109">ReLU, maxpool (more shift invariance, keep salient features, discard less useful), softmax for classification, increased kernel size, </text:span><text:span text:style-name="T110">data augmentation, model ensemble, </text:span><text:span text:style-name="T109">originally split into two streams due to hardware limitations.</text:span></text:p><text:p text:style-name="P51">VGG<text:span text:style-name="T93">: </text:span><text:span text:style-name="T111">bigger, didn’t add more dense layers, didn’t add more convolutional layers, but grouped layers into parametrized blocks. </text:span><text:span text:style-name="T112">Using lots of narrow convolutions outperforms few wider ones, slower than others but performance is much better</text:span></text:p><text:p text:style-name="P52">Inception<text:span text:style-name="T93">: </text:span><text:span text:style-name="T113">introduces parallel dataflow, </text:span><text:span text:style-name="T114">improves performance with width and depth. </text:span><text:span text:style-name="T43"><draw:g text:anchor-type="as-char" svg:y="-0.145cm" draw:z-index="96" draw:style-name="gr1"><svg:title>TexMaths</svg:title><svg:desc>6§inline§\uparrow§svg§600§TRUE§</svg:desc><draw:path draw:style-name="gr135" draw:text-style-name="P59"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3">size=</text:span><text:span text:style-name="T43"><draw:g text:anchor-type="as-char" svg:y="-0.145cm" draw:z-index="97" draw:style-name="gr1"><svg:title>TexMaths</svg:title><svg:desc>6§inline§\uparrow§svg§600§TRUE§</svg:desc><draw:path draw:style-name="gr134" draw:text-style-name="P59"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3">params=</text:span><text:span text:style-name="T43"><draw:g text:anchor-type="as-char" svg:y="-0.145cm" draw:z-index="98" draw:style-name="gr1"><svg:title>TexMaths</svg:title><svg:desc>6§inline§\uparrow§svg§600§TRUE§</svg:desc><draw:path draw:style-name="gr133" draw:text-style-name="P59"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3">overfitting=</text:span><text:span text:style-name="T43"><draw:g text:anchor-type="as-char" svg:y="-0.145cm" draw:z-index="99" draw:style-name="gr1"><svg:title>TexMaths</svg:title><svg:desc>6§inline§\uparrow
§svg§600§TRUE§</svg:desc><draw:path draw:style-name="gr132" draw:text-style-name="P59"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3">comp resource. </text:span><text:span text:style-name="T44">Patch alignment issues fixed with 1x1, 3x3 </text:span><text:span text:style-name="T46">(1-padding) </text:span><text:span text:style-name="T44">and 5x5 </text:span><text:span text:style-name="T46">(2-padding)</text:span><text:span text:style-name="T44">. Naive version also includes a 3x3 maxpool in parallel for additional benefit. </text:span><text:span text:style-name="T45">Detailed approach includes 1x1 convolutions to compute reductions before expensive 3x3 and 5x5.</text:span><text:span text:style-name="T47"> Channel size: 1x1 = 64 ch, (1x1=96ch→ 3x3=128ch), (1x1=16ch→ 5x5=32ch), (3x3 maxpool→ 1x1=32ch) because big kernels already come with large parameter count. </text:span><text:span text:style-name="T78">√</text:span><text:span text:style-name="T79"> </text:span><text:span text:style-name="T48">It has low param count and FLOPs : </text:span><text:span text:style-name="T48"><draw:g text:anchor-type="as-char" svg:y="-0.413cm" draw:z-index="100" draw:style-name="gr1"><svg:title>TexMaths</svg:title><svg:desc>6§inline§\stackrel{fixed}{\boxed{k^2}} \times c_{in} \times c_{out} \times \stackrel{fixed}{\boxed{m_h \times m_w}}§svg§600§TRUE§</svg:desc><draw:path draw:style-name="gr97" draw:text-style-name="P59" svg:width="0.078cm" svg:height="0.133cm" svg:x="0cm" svg:y="0cm" svg:viewBox="0 0 79 134" svg:d="M49 46c5 0 10 0 15 0 3 0 4 0 4-4 0-2-1-2-4-2-5 0-9 0-14 0 3-18 5-25 6-30 1-3 4-6 8-6 2 1 4 0 7 2-7 2-7 7-7 8 0 3 3 5 6 5 4 0 9-3 9-9s-8-10-15-10-14 4-18 11c-3 6-4 12-8 29-3 0-7 0-11 0-3 0-5 0-5 3s2 3 4 3c4 0 8 0 12 0-1 0-10 53-13 69-1 3-3 14-11 14-2 0-3 0-6-1 6-2 6-8 6-8 0-4-2-6-6-6s-8 3-8 9c0 7 7 11 14 11 10 0 16-10 18-14 5-9 9-27 9-29 3-15 5-30 8-45z"><text:p/></draw:path><draw:path draw:style-name="gr98" draw:text-style-name="P59" svg:width="0.044cm" svg:height="0.098cm" svg:x="0.094cm" svg:y="0.005cm" svg:viewBox="0 0 45 99" svg:d="M41 5c0-2-2-5-6-5s-8 4-8 8c0 3 2 6 6 6s8-4 8-9zM11 80c-1 2-1 4-1 6 0 7 6 13 13 13 15 0 22-21 22-22 0-2-2-2-2-2-3 0-3 0-3 2-4 12-10 18-16 18-3 0-4-2-4-5 0-4 2-6 3-10 1-3 3-8 5-11 1-4 6-17 7-19 0-1 0-3 0-5 0-7-6-12-13-12-15 0-22 20-22 22s2 1 2 2c3 0 3-1 3-2 4-13 11-18 16-18 2 0 4 1 4 5s-1 5-5 15c-3 8-6 15-9 23z"><text:p/></draw:path><draw:path draw:style-name="gr99" draw:text-style-name="P59" svg:width="0.078cm" svg:height="0.065cm" svg:x="0.154cm" svg:y="0.039cm" svg:viewBox="0 0 79 66" svg:d="M29 49c-1 5-6 13-13 13-1 0-5 0-8-2 6-2 6-7 6-8 0-3-2-6-6-6s-8 4-8 9c0 8 8 11 16 11 6 0 12-4 16-10 3 8 12 10 17 10 18 0 27-18 27-22 0-2-2-2-3-2-2 0-2 1-3 2-3 11-12 18-20 18-6 0-9-4-9-9 0-4 3-18 8-34 3-11 9-15 14-15 1 0 5 0 8 2-4 1-6 5-6 8s2 6 6 6c3 0 8-3 8-9 0-9-9-11-15-11-8 0-14 5-17 10-3-6-9-10-18-10-16 0-26 18-26 22 0 2 2 2 3 2 2 0 2-1 2-2 5-12 14-18 21-18 5 0 9 3 9 10 0 3-2 10-3 15-2 6-4 14-6 20z"><text:p/></draw:path><draw:path draw:style-name="gr100" draw:text-style-name="P59" svg:width="0.062cm" svg:height="0.065cm" svg:x="0.253cm" svg:y="0.039cm" svg:viewBox="0 0 63 66" svg:d="M23 31c4 0 16 0 24-3 11-4 13-11 13-15 0-8-8-13-19-13-17 0-41 13-41 38 0 15 9 28 26 28 26 0 37-14 37-16 0-1-1-3-2-3-2 0-2 0-3 2-11 13-29 13-31 13-9 0-15-6-15-18 0-2 0-5 2-13 3 0 6 0 9 0zM15 27c6-22 22-23 26-23 7 0 12 3 12 9 0 14-24 14-31 14-2 0-5 0-7 0z"><text:p/></draw:path><draw:path draw:style-name="gr101" draw:text-style-name="P59" svg:width="0.075cm" svg:height="0.103cm" svg:x="0.332cm" svg:y="0.001cm" svg:viewBox="0 0 76 104" svg:d="M75 5c0-1 1-2 1-3 0 0-1-2-3-2-3 0-15 1-18 2-2 0-4 0-4 3 0 2 2 2 4 2 7 0 7 1 7 3 0 0 0 1 0 3-3 11-6 22-9 33-3-5-8-8-15-8-19 0-38 20-38 42 0 13 10 24 22 24 8 0 15-5 21-11 3 9 12 11 15 11 6 0 9-3 12-8 3-6 5-14 5-15s-2-1-2-1c-2 0-2 0-3 4-2 7-5 15-11 15-4 0-5-3-5-7 0-2 0-3 1-6 6-27 13-54 20-81zM44 84c-1 4-4 7-8 10-1 1-7 5-13 5s-11-3-11-13c0-8 4-24 7-30 7-12 15-15 19-15 10 0 13 12 13 14 0 0 0 1-1 1-2 9-4 19-6 28z"><text:p/></draw:path><draw:path draw:style-name="gr102" draw:text-style-name="P59" svg:width="0.354cm" svg:height="0.007cm" svg:x="0.022cm" svg:y="0.156cm" svg:viewBox="0 0 355 8" svg:d="M0 0c118 0 236 0 355 0 0 3 0 5 0 8-119 0-237 0-355 0 0-3 0-5 0-8z"><text:p/></draw:path><draw:path draw:style-name="gr103" draw:text-style-name="P59" svg:width="0.007cm" svg:height="0.306cm" svg:x="0.022cm" svg:y="0.164cm" svg:viewBox="0 0 8 307" svg:d="M0 0c3 0 5 0 8 0 0 102 0 205 0 307-3 0-5 0-8 0 0-102 0-205 0-307z"><text:p/></draw:path><draw:path draw:style-name="gr104" draw:text-style-name="P59" svg:width="0.094cm" svg:height="0.147cm" svg:x="0.106cm" svg:y="0.263cm" svg:viewBox="0 0 95 148" svg:d="M49 2c-1-1 0-2-3-2-5 0-20 1-26 2-1 0-4 0-4 4 0 2 3 2 6 2 10 0 10 2 10 4 0 1-1 3-1 4-10 40-20 80-30 121-1 3-1 4-1 5 0 5 4 6 6 6 3 0 6-2 7-4 1-3 11-41 12-46 7 0 25 3 25 18 0 1 0 1-1 4 0 2-1 5-1 7 0 13 8 21 19 21 7 0 12-4 17-11 5-9 8-21 8-21 0-3-2-3-3-3-2 0-2 1-3 4-4 15-9 26-18 26-4 0-7-2-7-9 0-4 1-9 2-12 1-4 1-5 1-7 0-14-14-20-32-22 7-4 14-10 18-16 11-10 20-19 31-19 1 0 1 0 2 0 2 0 2 0 4 1 1 0 1 1 1 1-10 1-12 9-12 11 0 4 2 8 8 8 5 0 11-5 11-13 0-6-4-13-14-13-6 0-16 2-31 18-7 8-15 16-23 20 7-30 15-59 22-89z"><text:p/></draw:path><draw:path draw:style-name="gr105" draw:text-style-name="P59" svg:width="0.064cm" svg:height="0.097cm" svg:x="0.22cm" svg:y="0.224cm" svg:viewBox="0 0 65 98" svg:d="M65 71c-1 0-3 0-4 0-1 3-3 12-5 13-1 1-12 1-14 1-9 0-18 0-27 0 15-14 20-17 29-24 11-9 21-18 21-32 0-18-15-29-34-29-18 0-31 13-31 26 0 8 7 9 8 9 3 0 8-3 8-8 0-3-1-8-9-8 4-11 15-14 22-14 14 0 22 12 22 24s-9 23-14 28c-12 12-23 23-35 35-2 1-2 1-2 6 20 0 41 0 61 0 1-9 3-18 4-27z"><text:p/></draw:path><draw:path draw:style-name="gr106" draw:text-style-name="P59" svg:width="0.007cm" svg:height="0.306cm" svg:x="0.369cm" svg:y="0.164cm" svg:viewBox="0 0 8 307" svg:d="M0 0c3 0 5 0 8 0 0 102 0 205 0 307-3 0-5 0-8 0 0-102 0-205 0-307z"><text:p/></draw:path><draw:path draw:style-name="gr107" draw:text-style-name="P59" svg:width="0.354cm" svg:height="0.007cm" svg:x="0.022cm" svg:y="0.471cm" svg:viewBox="0 0 355 8" svg:d="M0 0c118 0 236 0 355 0 0 3 0 5 0 8-119 0-237 0-355 0 0-3 0-5 0-8z"><text:p/></draw:path><draw:path draw:style-name="gr108" draw:text-style-name="P59" svg:width="0.101cm" svg:height="0.1cm" svg:x="0.5cm" svg:y="0.305cm" svg:viewBox="0 0 102 101" svg:d="M51 45c-14-14-28-28-42-42-2-2-3-3-5-3s-4 2-4 4c0 1 1 2 3 4 14 14 28 29 42 42-14 15-28 28-42 43-2 2-3 2-3 4s2 4 4 4 3 0 5-3c14-14 28-28 42-42 14 15 29 29 44 44 1 0 2 1 3 1 2 0 4-2 4-4 0-1 0-1-1-2 0-1-33-34-44-45 13-12 26-25 38-38 2-1 5-4 6-5 0 0 1-2 1-3 0-2-2-4-4-4s-3 1-5 3c-14 14-28 28-42 42z"><text:p/></draw:path><draw:path draw:style-name="gr109" draw:text-style-name="P59" svg:width="0.081cm" svg:height="0.094cm" svg:x="0.642cm" svg:y="0.315cm" svg:viewBox="0 0 82 95" svg:d="M75 13c-4 0-6 0-9 3-4 3-4 7-4 8 0 5 4 8 8 8 6 0 12-6 12-14 0-10-11-18-25-18-29 0-57 30-57 60 0 18 13 35 34 35 31 0 48-22 48-24s-1-3-2-3-2 0-3 2c-16 20-40 20-42 20-13 0-19-10-19-22 0-9 4-29 11-42 7-12 19-21 30-21 7 0 15 2 18 8z"><text:p/></draw:path><draw:path draw:style-name="gr110" draw:text-style-name="P59" svg:width="0.043cm" svg:height="0.098cm" svg:x="0.732cm" svg:y="0.342cm" svg:viewBox="0 0 44 99" svg:d="M41 5c0-2-2-5-6-5s-9 4-9 8c0 3 2 6 6 6 5 0 9-4 9-9zM11 80c-1 2-2 4-2 6 0 7 6 13 14 13 15 0 21-21 21-22 0-3-1-3-2-3-2 0-2 1-2 3-4 12-11 18-17 18-2 0-3-2-3-5 0-4 1-7 2-10 2-4 3-7 5-12 1-3 7-16 7-18 1-1 1-3 1-5 0-7-6-13-14-13-14 0-21 21-21 23s2 2 2 2c2 0 2-1 3-2 4-13 10-18 16-18 2 0 4 1 4 5s-2 5-5 14c-3 8-6 17-9 24z"><text:p/></draw:path><draw:path draw:style-name="gr111" draw:text-style-name="P59" svg:width="0.089cm" svg:height="0.066cm" svg:x="0.791cm" svg:y="0.375cm" svg:viewBox="0 0 90 67" svg:d="M11 56c-1 2-1 4-1 6 0 3 2 5 4 5 3 0 6-2 6-3 1-2 2-6 3-9s2-10 3-14c1-3 2-6 3-10 2-6 2-7 6-13s11-14 22-14c8 0 9 8 9 10 0 9-7 26-9 32-1 4-2 6-2 8 0 8 6 13 14 13 14 0 21-21 21-23s-2-2-2-2c-2 0-2 1-3 3-3 11-10 17-15 17-4 0-5-1-5-4 0-4 2-6 4-12 2-5 8-21 8-29 0-14-12-17-19-17-12 0-21 8-25 14-1-10-10-14-16-14s-10 5-12 8c-3 6-5 14-5 15 0 2 2 2 2 2 3 0 3-1 4-5 2-9 5-16 11-16 3 0 5 4 5 7s-2 9-3 13-2 10-3 13c-2 6-3 13-5 19z"><text:p/></draw:path><draw:path draw:style-name="gr112" draw:text-style-name="P59" svg:width="0.101cm" svg:height="0.1cm" svg:x="0.976cm" svg:y="0.305cm" svg:viewBox="0 0 102 101" svg:d="M52 45c-15-14-29-28-43-42-2-2-3-3-4-3-3 0-5 2-5 4 0 1 1 2 3 4 14 14 28 29 42 42-14 15-28 28-42 43-2 2-3 2-3 4s2 4 5 4c1 0 2 0 4-3 14-14 28-28 42-42 14 15 29 29 44 44 0 0 2 1 3 1 2 0 4-2 4-4 0-1 0-1-1-2 0-1-33-34-44-45 13-12 26-25 39-38 1-1 4-4 5-5 0 0 1-2 1-3 0-2-2-4-4-4s-3 1-5 3c-14 14-28 28-41 42z"><text:p/></draw:path><draw:path draw:style-name="gr113" draw:text-style-name="P59" svg:width="0.081cm" svg:height="0.094cm" svg:x="1.165cm" svg:y="0.315cm" svg:viewBox="0 0 82 95" svg:d="M74 13c-3 0-6 0-9 3s-3 7-3 8c0 5 3 8 8 8 6 0 11-6 11-14 0-10-10-18-25-18-28 0-56 30-56 60 0 18 12 35 34 35 30 0 48-22 48-24s-2-3-3-3-1 0-2 2c-17 20-40 20-43 20-13 0-18-10-18-22 0-9 4-29 11-42 7-12 18-21 29-21 8 0 15 2 18 8z"><text:p/></draw:path><draw:path draw:style-name="gr114" draw:text-style-name="P59" svg:width="0.068cm" svg:height="0.066cm" svg:x="1.257cm" svg:y="0.375cm" svg:viewBox="0 0 69 67" svg:d="M69 26c0-16-12-26-27-26-22 0-42 21-42 41 0 15 11 26 26 26 22 0 43-20 43-41zM27 62c-8 0-15-4-15-16 0-6 3-20 8-29 7-9 15-13 22-13 8 0 15 6 15 17 0 3-2 18-8 28-6 9-15 13-22 13z"><text:p/></draw:path><draw:path draw:style-name="gr115" draw:text-style-name="P59" svg:width="0.085cm" svg:height="0.066cm" svg:x="1.338cm" svg:y="0.375cm" svg:viewBox="0 0 86 67" svg:d="M55 41c0 3-2 9-2 9-3 5-9 12-18 12-10 0-10-9-10-12 0-9 4-19 8-30 1-3 2-5 2-7 0-8-6-13-14-13-14 0-21 20-21 23 0 2 2 2 2 2 2 0 2-1 3-3 3-12 10-18 16-18 2 0 4 2 4 6 0 3-2 6-3 9-8 21-8 25-8 29 0 2 0 9 5 14 4 3 10 5 15 5 10 0 15-5 19-10 4 10 14 10 15 10 6 0 9-3 12-8 3-6 4-10 6-15 0-2-3-2-3-2-2 0-2 1-3 5-2 7-5 15-11 15-4 0-5-3-5-7 0-2 1-8 3-11 0-4 2-10 3-13 1-5 2-9 3-14 1-3 3-10 3-10 0-3-3-5-5-5-6 0-7 4-8 9-2 10-5 20-8 30z"><text:p/></draw:path><draw:path draw:style-name="gr116" draw:text-style-name="P59" svg:width="0.049cm" svg:height="0.092cm" svg:x="1.437cm" svg:y="0.347cm" svg:viewBox="0 0 50 93" svg:d="M30 34c5 0 10 0 15 0 2 0 5 0 5-3 0-2-3-2-5-2-5 0-9 0-14 0 2-7 4-15 6-22 0-1 0-2 0-2 0-3-2-5-5-5-4 0-6 2-7 7-1 3 1-4-6 22-5 0-10 0-15 0-2 0-4 0-4 3 0 2 1 2 4 2 5 0 9 0 14 0-3 12-5 24-8 35-2 4-3 9-3 11 0 8 7 13 16 13 17 0 26-20 26-22s-2-2-3-2c-2 0-2 1-3 3-4 9-11 17-20 17-3 0-4-2-4-7 0-1 0-4 0-6 4-14 7-28 11-42z"><text:p/></draw:path><draw:path draw:style-name="gr117" draw:text-style-name="P59" svg:width="0.1cm" svg:height="0.1cm" svg:x="1.536cm" svg:y="0.305cm" svg:viewBox="0 0 101 101" svg:d="M51 45c-14-14-28-28-43-42-2-2-3-3-4-3-2 0-4 2-4 4 0 1 0 2 2 4 14 14 29 29 42 42-13 15-28 28-42 43-2 2-2 2-2 4s2 4 4 4c1 0 2 0 4-3 14-14 29-28 42-42 15 15 30 29 44 44 1 0 2 1 3 1 3 0 4-2 4-4 0-1 0-1 0-2s-34-34-45-45c14-12 26-25 39-38 2-1 5-4 6-5 0-1 0-2 0-3 0-2-1-4-4-4-2 0-2 1-5 3-13 14-27 28-41 42z"><text:p/></draw:path><draw:path draw:style-name="gr118" draw:text-style-name="P59" svg:width="0.078cm" svg:height="0.133cm" svg:x="2.036cm" svg:y="0.059cm" svg:viewBox="0 0 79 134" svg:d="M49 46c5 0 10 0 15 0 3 0 4 0 4-3 0-2-1-2-4-2-5 0-9 0-14 0 3-19 5-26 6-30 1-3 4-7 8-7 2 1 4 0 6 2-6 2-6 7-6 8 0 3 3 6 6 6 4 0 9-4 9-9 0-7-8-11-15-11s-14 4-18 11c-3 6-5 12-8 30-3 0-7 0-11 0-3 0-5 0-5 3 0 2 2 2 4 2 4 0 8 0 12 0-1 1-10 53-13 70-1 3-3 14-11 14 0 0-3 0-6-2 6-2 6-7 6-8 0-3-2-6-6-6s-8 4-8 9c0 7 7 11 14 11 9 0 16-10 18-13 5-10 9-28 9-30 3-15 5-30 8-45z"><text:p/></draw:path><draw:path draw:style-name="gr119" draw:text-style-name="P59" svg:width="0.044cm" svg:height="0.098cm" svg:x="2.13cm" svg:y="0.065cm" svg:viewBox="0 0 45 99" svg:d="M41 5c0-2-2-5-6-5s-8 4-8 8c0 2 2 5 5 5 5 0 9-3 9-8zM11 80c-1 2-1 4-1 6 0 7 6 13 13 13 15 0 22-21 22-23s-2-1-2-2c-3 0-3 1-3 3-4 12-10 18-16 18-3 0-4-2-4-6 0-3 2-6 3-9 1-4 3-8 5-12 1-3 6-16 7-18 0-2 0-4 0-5 0-7-6-13-13-13-15 0-22 20-22 23 0 2 2 1 2 2 3 0 3-1 3-2 4-13 11-18 16-18 2 0 4 1 4 5 0 3-1 5-5 14-3 8-6 16-9 24z"><text:p/></draw:path><draw:path draw:style-name="gr120" draw:text-style-name="P59" svg:width="0.078cm" svg:height="0.066cm" svg:x="2.19cm" svg:y="0.098cm" svg:viewBox="0 0 79 67" svg:d="M29 49c-1 6-6 13-13 13-1 0-5 0-8-1 6-3 6-8 6-9 0-3-3-5-6-5-4 0-8 3-8 9 0 7 8 11 16 11 6 0 12-5 16-11 3 8 12 11 17 11 18 0 27-19 27-23 0-2-2-2-3-2-2 0-2 1-3 2-3 11-12 18-20 18-6 0-9-4-9-9 0-4 3-18 8-34 3-11 9-15 14-15 1 0 5 0 8 2-4 2-6 5-6 8s2 6 6 6c3 0 8-3 8-9 0-9-9-11-15-11-8 0-14 5-17 11-3-7-10-11-18-11-16 0-26 18-26 23 0 2 2 2 3 2 2 0 2-1 2-3 4-11 14-18 21-18 5 0 9 3 9 10 0 3-2 10-3 15-2 7-4 14-6 20z"><text:p/></draw:path><draw:path draw:style-name="gr121" draw:text-style-name="P59" svg:width="0.062cm" svg:height="0.066cm" svg:x="2.289cm" svg:y="0.098cm" svg:viewBox="0 0 63 67" svg:d="M23 31c4 0 16 0 24-3 11-3 13-11 13-15 0-8-8-13-19-13-17 0-41 14-41 39 0 14 9 28 26 28 26 0 37-15 37-17 0-1-1-3-2-3-2 0-2 0-3 2-11 13-29 13-31 13-9 0-15-6-15-18 0-1 0-4 2-13 3 0 6 0 9 0zM15 28c6-22 22-24 26-24 7 0 12 3 12 9 0 15-24 15-31 15-2 0-5 0-7 0z"><text:p/></draw:path><draw:path draw:style-name="gr122" draw:text-style-name="P59" svg:width="0.075cm" svg:height="0.103cm" svg:x="2.368cm" svg:y="0.06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9-6 28z"><text:p/></draw:path><draw:path draw:style-name="gr123" draw:text-style-name="P59" svg:width="1.016cm" svg:height="0.007cm" svg:x="1.727cm" svg:y="0.215cm" svg:viewBox="0 0 1017 8" svg:d="M0 0c339 0 678 0 1017 0 0 3 0 5 0 8-339 0-678 0-1017 0 0-3 0-5 0-8z"><text:p/></draw:path><draw:path draw:style-name="gr124" draw:text-style-name="P59" svg:width="0.007cm" svg:height="0.279cm" svg:x="1.727cm" svg:y="0.223cm" svg:viewBox="0 0 8 280" svg:d="M0 0c3 0 5 0 8 0 0 93 0 187 0 280-3 0-5 0-8 0 0-93 0-187 0-280z"><text:p/></draw:path><draw:path draw:style-name="gr125" draw:text-style-name="P59" svg:width="0.171cm" svg:height="0.094cm" svg:x="1.805cm" svg:y="0.315cm" svg:viewBox="0 0 172 95" svg:d="M12 80c-1 4-2 9-2 9 0 4 3 6 6 6s7-2 8-6c1 0 3-10 4-15 2-6 3-13 5-19 1-5 2-9 4-14 0-4 2-10 2-10 4-7 14-26 35-26 9 0 11 8 11 14s-2 12-3 18c-2 8-5 16-6 24-2 6-3 11-5 16 0 4-2 12-2 12 0 4 3 6 6 6 7 0 8-5 10-12 3-12 10-42 12-51 1-2 12-27 35-27 9 0 11 7 11 14 0 12-9 36-13 48-2 4-3 7-3 11 0 10 8 17 18 17 19 0 27-30 27-32s-2-2-2-2c-2 0-2 0-3 4-3 10-10 25-22 25-3 0-5-1-5-6 0-6 2-11 4-15 4-11 13-34 13-46 0-14-9-23-24-23-16 0-27 9-35 20 0-3-1-9-7-15-5-4-12-5-17-5-19 0-29 13-33 19-1-12-10-19-19-19-10 0-14 8-16 12-4 7-6 20-6 20 0 3 2 3 2 3 2 0 3-1 4-6 4-14 8-24 15-24 4 0 7 2 7 9 0 5-1 7-3 18-5 16-9 32-13 48z"><text:p/></draw:path><draw:path draw:style-name="gr126" draw:text-style-name="P59" svg:width="0.079cm" svg:height="0.103cm" svg:x="1.995cm" svg:y="0.338cm" svg:viewBox="0 0 80 104" svg:d="M35 5c0-1 1-2 1-3s-1-2-2-2c-3 0-15 1-20 2-1 0-3 0-3 3 0 2 2 2 4 2 7 0 7 1 7 2s0 2 0 4c-7 27-14 55-21 83-1 2 0 2-1 3 0 2 2 5 5 5 2 0 5-1 6-4 1-1 2-7 3-10 1-4 2-9 3-13 0-2 2-7 3-9 1-6 1-6 4-11 5-7 12-16 23-16 9 0 9 8 9 11 0 9-6 25-9 31-1 4-1 6-1 8 0 8 6 13 13 13 15 0 21-21 21-23s-1-2-2-2c-2 0-2 1-2 3-4 11-11 17-16 17-3 0-4-1-4-4 0-4 1-6 3-12 2-5 8-21 8-29 0-2 0-8-5-13-3-1-7-4-14-4-11 0-19 6-24 13 4-15 8-30 11-45z"><text:p/></draw:path><draw:path draw:style-name="gr127" draw:text-style-name="P59" svg:width="0.1cm" svg:height="0.1cm" svg:x="2.171cm" svg:y="0.305cm" svg:viewBox="0 0 101 101" svg:d="M51 45c-14-14-28-28-43-42-2-2-2-3-4-3s-4 2-4 4c0 1 0 2 2 4 15 14 29 29 43 42-14 15-28 28-43 43-2 2-2 2-2 4s2 4 4 4 2 0 4-3c14-14 29-28 42-42 15 15 30 29 44 44 1 0 2 1 3 1 3 0 4-2 4-4 0-1 0-1 0-2s-34-34-44-45c13-12 26-25 38-38 2-1 5-4 6-5 0-1 0-2 0-3 0-2-1-4-4-4-1 0-2 1-5 3-13 14-27 28-41 42z"><text:p/></draw:path><draw:path draw:style-name="gr128" draw:text-style-name="P59" svg:width="0.171cm" svg:height="0.094cm" svg:x="2.357cm" svg:y="0.315cm" svg:viewBox="0 0 172 95" svg:d="M12 80c-1 4-2 9-2 9 0 4 3 6 6 6s7-2 8-6c1 0 3-10 4-15 2-6 3-13 5-19 1-5 2-9 4-14 0-4 2-10 2-10 4-7 14-26 35-26 9 0 11 8 11 14s-2 12-3 18c-2 8-4 16-6 24-1 6-3 11-4 16-1 4-3 12-3 12 0 4 3 6 6 6 7 0 8-5 10-12 3-12 10-42 12-51 1-2 12-27 35-27 9 0 11 7 11 14 0 12-9 36-13 48-2 4-2 7-2 11 0 10 7 17 17 17 19 0 27-30 27-32s-2-2-2-2c-2 0-2 0-3 4-3 10-10 25-22 25-3 0-5-1-5-6 0-6 2-11 4-15 4-11 13-34 13-46 0-14-9-23-24-23-16 0-27 9-35 20 0-3-1-9-6-15-6-4-12-5-18-5-19 0-29 13-33 19-1-12-10-19-19-19-10 0-14 8-15 12-5 7-7 20-7 20 0 3 2 3 2 3 2 0 3-1 4-6 4-14 8-24 16-24 3 0 6 2 6 9 0 5-1 7-3 18-5 16-9 32-13 48z"><text:p/></draw:path><draw:path draw:style-name="gr129" draw:text-style-name="P59" svg:width="0.107cm" svg:height="0.066cm" svg:x="2.543cm" svg:y="0.375cm" svg:viewBox="0 0 108 67" svg:d="M70 18c1-4 3-11 3-11 0-3-2-5-5-5s-5 2-6 4c0 1-2 7-3 11-2 8-2 9-4 17s-2 9-3 13c1 3 0 6-3 11-3 2-6 4-11 4-6 0-13-1-13-13 0-8 4-18 7-26 3-6 3-8 3-10 0-8-6-13-13-13-15 0-22 20-22 23 0 2 2 2 2 2 2 0 2-1 3-3 3-12 10-18 16-18 2 0 4 2 4 6 0 3-2 6-3 8-8 22-8 25-8 29 0 17 16 20 24 20 3 0 10 0 17-10 3 7 11 10 20 10 13 0 20-12 23-18 6-12 10-30 10-37 0-11-7-12-7-12-4 0-9 4-9 8 0 2 2 3 3 5 3 3 6 7 6 11 0 2-7 38-25 38-12 0-12-10-12-13s0-6 3-14c1-6 2-12 3-17z"><text:p/></draw:path><draw:path draw:style-name="gr130" draw:text-style-name="P59" svg:width="0.007cm" svg:height="0.279cm" svg:x="2.736cm" svg:y="0.223cm" svg:viewBox="0 0 8 280" svg:d="M0 0c3 0 5 0 8 0 0 93 0 187 0 280-3 0-5 0-8 0 0-93 0-187 0-280z"><text:p/></draw:path><draw:path draw:style-name="gr131" draw:text-style-name="P59" svg:width="1.016cm" svg:height="0.007cm" svg:x="1.727cm" svg:y="0.503cm" svg:viewBox="0 0 1017 8" svg:d="M0 0c339 0 678 0 1017 0 0 3 0 5 0 8-339 0-678 0-1017 0 0-3 0-5 0-8z"><text:p/></draw:path></draw:g></text:span><text:span text:style-name="T48"><text:s/></text:span><text:span text:style-name="T49">implies that </text:span><text:span text:style-name="T49"><draw:g text:anchor-type="as-char" svg:y="-0.355cm" draw:z-index="101" draw:style-name="gr1"><svg:title>TexMaths</svg:title><svg:desc>6§inline§ \stackrel{fixed}{\boxed{c_{in} \times m_h \times m_w}} \times \sum_{j \in paths}\bigl(k^2_j \times c_{out,j}\bigr)§svg§600§TRUE§</svg:desc><draw:path draw:style-name="gr58" draw:text-style-name="P59" svg:width="0.078cm" svg:height="0.133cm" svg:x="0.569cm" svg:y="0cm" svg:viewBox="0 0 79 134" svg:d="M49 46c5 0 10 0 15 0 3 0 5 0 5-3s-2-3-5-3c-5 0-9 0-14 0 4-18 5-25 6-29s4-7 8-7c0 0 4 0 7 2-6 2-7 7-7 8 0 3 3 6 6 6 4 0 9-4 9-9 0-7-8-11-15-11-6 0-14 4-18 11-3 6-4 12-7 29-4 0-8 0-12 0-3 0-5 0-5 4 0 2 2 2 5 2 4 0 7 0 11 0 0 1-10 54-13 69-1 4-3 15-11 15-2-1-3 0-6-2 6-2 6-7 6-8 0-4-2-5-6-5-3 0-8 3-8 9s7 10 14 10c10 0 17-10 18-13 6-10 9-28 9-30 3-15 6-30 8-45z"><text:p/></draw:path><draw:path draw:style-name="gr59" draw:text-style-name="P59" svg:width="0.043cm" svg:height="0.099cm" svg:x="0.665cm" svg:y="0.005cm" svg:viewBox="0 0 44 100" svg:d="M41 6c0-2-2-6-6-6s-9 4-9 8c0 3 2 6 6 6 5 0 9-4 9-8zM10 80c0 3-1 5-1 7 0 7 6 13 14 13 15 0 21-21 21-23s-1-2-2-2c-2 0-2 1-3 2-3 12-10 18-16 18-3 0-3-1-3-5s1-6 2-10c2-3 3-7 5-11 1-4 7-17 7-19 1-1 1-3 1-4 0-8-6-13-14-13-14 0-21 20-21 22 0 3 2 3 2 3 2 0 2-2 3-3 4-12 10-18 15-18 3 0 5 1 5 5s-2 6-5 15c-3 8-7 16-10 23z"><text:p/></draw:path><draw:path draw:style-name="gr60" draw:text-style-name="P59" svg:width="0.078cm" svg:height="0.066cm" svg:x="0.724cm" svg:y="0.039cm" svg:viewBox="0 0 79 67" svg:d="M30 49c-2 5-7 13-14 13 0 0-5 0-8-2 6-2 6-7 6-8 0-3-2-5-6-5s-8 3-8 9c0 7 8 11 16 11 6 0 12-5 16-11 3 8 12 11 18 11 17 0 26-19 26-23 0-2-2-2-3-2-2 0-2 1-2 2-4 11-12 18-21 18-6 0-9-4-9-9 0-4 4-18 8-34 3-11 10-15 15-15 2 1 4 0 7 2-4 1-6 5-6 8s2 6 6 6c3 0 8-3 8-9 0-9-9-11-15-11-8 0-14 5-17 10-3-6-9-10-18-10-16 0-25 18-25 22 0 3 1 3 2 3 2 0 2-1 3-3 4-12 13-18 20-18 5 0 9 3 9 10 0 3-2 10-3 15-2 6-3 14-5 20z"><text:p/></draw:path><draw:path draw:style-name="gr61" draw:text-style-name="P59" svg:width="0.062cm" svg:height="0.066cm" svg:x="0.823cm" svg:y="0.039cm" svg:viewBox="0 0 63 67" svg:d="M23 31c5 0 16 0 24-3 11-3 13-11 13-15 0-8-8-13-18-13-18 0-42 13-42 38 0 15 10 29 26 29 26 0 37-15 37-17 0-1-1-3-2-3s-2 0-3 2c-11 13-29 13-31 13-9 0-15-6-15-18 0-1 0-4 2-13 3 0 6 0 9 0zM15 27c6-21 23-23 27-23 6 0 12 3 12 9 0 14-25 14-32 14-2 0-5 0-7 0z"><text:p/></draw:path><draw:path draw:style-name="gr62" draw:text-style-name="P59" svg:width="0.075cm" svg:height="0.103cm" svg:x="0.902cm" svg:y="0.002cm" svg:viewBox="0 0 76 104" svg:d="M76 4v-2c0-1 0-2-2-2-3 0-16 1-19 1-2 0-3 1-3 4 0 2 1 2 3 2 7 0 7 1 7 2s0 2 0 3c-3 11-6 22-9 34-3-5-8-9-15-9-19 0-38 21-38 42 0 15 10 25 22 25 8 0 15-5 21-11 3 9 12 11 15 11 6 0 9-4 12-8 3-6 6-14 6-15 0-2-2-1-3-2-2 0-2 1-3 4-2 8-5 17-11 17-4 0-5-4-5-8 0-3 1-4 1-6 7-27 13-54 21-82zM44 83c-1 5-4 8-7 11-2 1-8 6-14 6s-11-5-11-15c0-8 4-24 8-30 6-12 14-14 18-14 11 0 13 11 13 13 0 1 0 1 0 2-2 9-5 18-7 27z"><text:p/></draw:path><draw:path draw:style-name="gr63" draw:text-style-name="P59" svg:width="1.539cm" svg:height="0.007cm" svg:x="0cm" svg:y="0.155cm" svg:viewBox="0 0 1540 8" svg:d="M770 8c-256 0-513 0-770 0 0-3 0-5 0-8 514 0 1027 0 1540 0 0 3 0 5 0 8-257 0-513 0-770 0z"><text:p/></draw:path><draw:path draw:style-name="gr64" draw:text-style-name="P59" svg:width="0.007cm" svg:height="0.279cm" svg:x="0cm" svg:y="0.165cm" svg:viewBox="0 0 8 280" svg:d="M4 280c-1 0-3 0-4 0 0-93 0-186 0-280 3 0 5 0 8 0 0 94 0 187 0 280-1 0-3 0-4 0z"><text:p/></draw:path><draw:path draw:style-name="gr65" draw:text-style-name="P59" svg:width="0.081cm" svg:height="0.094cm" svg:x="0.08cm" svg:y="0.257cm" svg:viewBox="0 0 82 95" svg:d="M75 13c-4 0-7 0-10 3s-3 7-3 8c0 5 3 7 8 7 6 0 12-5 12-13 0-10-11-18-26-18-28 0-56 30-56 59 0 20 12 36 34 36 30 0 48-22 48-25 0-1-1-2-2-2s-2 0-3 2c-17 21-40 21-42 21-13 0-19-11-19-23 0-9 4-30 11-42s18-22 30-22c7 0 15 3 18 9z"><text:p/></draw:path><draw:path draw:style-name="gr66" draw:text-style-name="P59" svg:width="0.044cm" svg:height="0.098cm" svg:x="0.169cm" svg:y="0.284cm" svg:viewBox="0 0 45 99" svg:d="M41 5c0-2-1-5-6-5-4 0-8 4-8 8 0 2 2 5 6 5s8-3 8-8zM11 80c-1 2-1 4-1 6 0 8 6 13 13 13 15 0 22-20 22-23 0-2-2-2-2-2-3 0-3 2-3 3-3 12-10 18-16 18-3 0-4-2-4-6 0-3 2-6 3-9 1-4 3-8 5-12 1-3 6-16 7-18 0-2 0-3 0-5 0-7-5-13-13-13-15 0-22 21-22 23s2 2 3 2c2 0 2-1 2-2 4-13 11-18 16-18 2 0 4 1 4 5 0 3-1 5-5 14-3 8-6 17-9 24z"><text:p/></draw:path><draw:path draw:style-name="gr67" draw:text-style-name="P59" svg:width="0.089cm" svg:height="0.066cm" svg:x="0.229cm" svg:y="0.316cm" svg:viewBox="0 0 90 67" svg:d="M11 56c-1 2-1 5-1 6 0 3 2 5 4 5 3 0 5-2 6-3 2-2 2-7 3-10 0-2 2-10 3-13s2-7 3-10c1-6 2-7 6-13s11-14 22-14c8 0 8 8 8 10 0 9-6 26-8 32-2 4-2 6-2 8 0 8 6 13 14 13 14 0 21-21 21-23s-2-2-2-2c-2 0-3 1-3 2-3 12-10 18-16 18-3 0-4-1-4-5 0-3 1-5 4-11 2-5 8-21 8-29 0-15-12-17-19-17-12 0-21 8-26 14 0-10-9-14-15-14-7 0-10 5-12 8-3 6-5 14-5 15 0 2 2 2 2 2 2 0 3-1 3-5 3-9 6-16 11-16 4 0 5 3 5 7 0 3-1 8-2 12-2 4-3 11-3 14-2 6-3 13-5 19z"><text:p/></draw:path><draw:path draw:style-name="gr68" draw:text-style-name="P59" svg:width="0.101cm" svg:height="0.1cm" svg:x="0.415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69" draw:text-style-name="P59" svg:width="0.172cm" svg:height="0.094cm" svg:x="0.601cm" svg:y="0.257cm" svg:viewBox="0 0 173 95" svg:d="M13 80c-1 3-2 8-2 9 0 5 3 6 6 6 2 0 6-1 8-6 0 0 2-10 4-15 1-7 3-13 4-19 1-5 3-9 4-14 1-4 2-10 3-11 3-7 14-26 34-26 9 0 11 8 11 15 0 6-1 12-3 18-2 8-4 16-6 24-1 6-3 11-4 16s-3 11-3 12c0 5 3 6 7 6 6 0 7-5 9-12 3-12 10-42 12-51 1-2 12-28 35-28 10 0 11 7 11 15 0 12-8 36-12 48-3 4-3 7-3 11 0 10 7 17 17 17 20 0 28-31 28-32 0-2-2-2-3-2-2 0-2 0-3 3-3 12-10 27-21 27-4 0-6-3-6-8 0-4 2-10 4-14 4-11 13-35 13-47 0-13-9-22-24-22-17 0-27 9-35 20 0-3 0-10-6-15-6-4-12-5-18-5-18 0-29 13-33 18 0-12-9-18-19-18-9 0-14 8-15 12-4 7-7 20-7 20 0 2 2 2 2 2 3 0 3 0 4-5 4-15 8-25 16-25 3 0 6 2 6 10 0 5 0 7-3 18-5 16-8 32-12 48z"><text:p/></draw:path><draw:path draw:style-name="gr70" draw:text-style-name="P59" svg:width="0.079cm" svg:height="0.103cm" svg:x="0.791cm" svg:y="0.279cm" svg:viewBox="0 0 80 104" svg:d="M35 4v-2c0-1 0-2-2-2s-15 1-19 1c-1 1-3 1-3 4 0 2 2 2 4 2 7 0 7 1 7 2s0 2 0 4c-8 27-14 55-21 83-1 2-1 2-1 3 0 2 2 5 5 5 2 0 5-1 6-4 0-1 2-6 3-9 1-5 2-9 3-14 0-1 2-7 2-9 2-6 2-6 5-11 4-7 12-16 23-16 9 0 9 7 9 11 0 9-6 25-9 31-1 4-2 6-2 8 0 8 7 13 14 13 15 0 21-21 21-23s-1-2-2-2c-2 0-2 1-3 3-3 12-10 18-16 18-3 0-3-2-3-6 0-3 0-5 3-11 2-5 8-21 8-29 0-2 0-8-5-13-3-1-7-4-14-4-11 0-19 6-24 13 4-15 7-31 11-46z"><text:p/></draw:path><draw:path draw:style-name="gr71" draw:text-style-name="P59" svg:width="0.101cm" svg:height="0.1cm" svg:x="0.96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72" draw:text-style-name="P59" svg:width="0.172cm" svg:height="0.094cm" svg:x="1.153cm" svg:y="0.257cm" svg:viewBox="0 0 173 95" svg:d="M13 80c-1 3-2 8-2 9 0 5 3 6 6 6 2 0 6-1 8-6 0 0 3-10 4-15 1-7 3-13 4-19 1-5 3-9 4-14 1-4 3-10 3-11 3-7 14-26 34-26 9 0 11 8 11 15 0 6-1 12-3 18-2 8-4 16-6 24-1 6-3 11-4 16s-3 11-3 12c0 5 3 6 7 6 6 0 7-5 9-12 3-12 10-42 13-51 0-2 11-28 35-28 9 0 11 7 11 15 0 12-9 36-13 48-2 4-3 7-3 11 0 10 7 17 17 17 20 0 28-31 28-32 0-2-2-2-3-2-2 0-2 0-3 3-3 12-10 27-21 27-4 0-6-3-6-8 0-4 2-10 5-14 3-11 12-35 12-47 0-13-8-22-24-22s-27 9-35 20c0-3 0-10-6-15-6-4-12-5-18-5-18 0-29 13-33 18 0-12-9-18-19-18-9 0-14 8-15 12-4 7-7 20-7 20 0 2 2 2 2 2 3 0 3 0 4-5 4-15 8-25 16-25 3 0 6 2 6 10 0 5 0 7-3 18-5 16-8 32-12 48z"><text:p/></draw:path><draw:path draw:style-name="gr73" draw:text-style-name="P59" svg:width="0.107cm" svg:height="0.066cm" svg:x="1.339cm" svg:y="0.316cm" svg:viewBox="0 0 108 67" svg:d="M71 18c1-4 3-11 3-12 0-2-3-4-6-4-2 0-5 2-6 4 0 1-1 7-3 11-1 8-1 9-4 17-2 8-2 9-2 13 0 3-1 6-4 11-2 2-5 4-10 4-6 0-14-1-14-13 0-8 4-18 7-26 3-7 3-8 3-10 0-8-6-13-13-13-15 0-22 20-22 23 0 2 2 1 2 2 3 0 3-1 3-3 4-12 10-18 16-18 2 0 4 2 4 6 0 3-2 6-2 8-9 22-9 25-9 29 0 17 16 20 24 20 3 0 10 0 17-11 3 8 12 11 21 11 12 0 19-12 22-18 6-12 10-30 10-38 0-10-6-11-7-11-4 0-8 4-8 8 0 2 1 3 2 5 4 2 6 6 6 11 0 2-6 38-25 38-12 0-12-10-12-13s1-6 3-14c1-6 3-12 4-17z"><text:p/></draw:path><draw:path draw:style-name="gr74" draw:text-style-name="P59" svg:width="0.007cm" svg:height="0.279cm" svg:x="1.531cm" svg:y="0.165cm" svg:viewBox="0 0 8 280" svg:d="M4 280c-1 0-3 0-4 0 0-93 0-186 0-280 3 0 5 0 8 0 0 94 0 187 0 280-1 0-3 0-4 0z"><text:p/></draw:path><draw:path draw:style-name="gr75" draw:text-style-name="P59" svg:width="1.539cm" svg:height="0.007cm" svg:x="0cm" svg:y="0.445cm" svg:viewBox="0 0 1540 8" svg:d="M770 8c-256 0-513 0-770 0 0-3 0-5 0-8 514 0 1027 0 1540 0 0 3 0 5 0 8-257 0-513 0-770 0z"><text:p/></draw:path><draw:path draw:style-name="gr76" draw:text-style-name="P59" svg:width="0.1cm" svg:height="0.1cm" svg:x="1.63cm" svg:y="0.247cm" svg:viewBox="0 0 101 101" svg:d="M51 44c-14-13-28-28-42-42-3-2-3-2-5-2s-4 2-4 4c0 1 0 2 2 4 15 14 29 29 43 42-14 15-28 29-43 43-2 2-2 2-2 4 0 3 2 4 4 4s2 0 5-3c14-14 28-28 41-42 15 15 30 29 44 44 1 0 2 1 3 1 3 0 4-1 4-4 0 0 0-1 0-2s-34-34-44-45c13-12 26-25 38-38 2-1 5-4 6-5 0-1 0-2 0-3 0-2-1-4-4-4-1 0-2 1-5 3-13 14-27 28-41 41z"><text:p/></draw:path><draw:path draw:style-name="gr77" draw:text-style-name="P59" svg:width="0.198cm" svg:height="0.21cm" svg:x="1.81cm" svg:y="0.192cm" svg:viewBox="0 0 199 211" svg:d="M77 112c-25 31-50 62-75 93-2 2-2 2-2 3 0 3 2 3 5 3 59 0 117 0 176 0 6-18 12-36 18-53-2 0-4 0-6 0-5 16-19 29-37 35-4 1-18 6-49 6-30 0-60 0-90 0 25-30 49-60 74-90 1-2 1-3 1-4s0-1-1-3c-23-31-45-62-68-94 27 0 56 0 83 0 24 0 73 2 87 41 2 0 4 0 6 0-6-16-12-33-18-49-59 0-117 0-176 0-5 0-5 0-5 7 26 35 51 70 77 105z"><text:p/></draw:path><draw:path draw:style-name="gr78" draw:text-style-name="P59" svg:width="0.064cm" svg:height="0.127cm" svg:x="2.02cm" svg:y="0.315cm" svg:viewBox="0 0 65 128" svg:d="M65 6c0-3-2-6-6-6s-9 4-9 8c0 3 2 6 6 6 5 0 9-4 9-8zM34 105c-3 10-11 19-20 19-1 0-3 0-5-1 4-2 5-5 5-8s-3-5-6-5c-4 0-8 4-8 9s5 9 14 9 27-6 31-24c5-18 9-35 14-52 0-2 0-3 0-5 0-9-7-14-16-14-16 0-26 20-26 22 0 3 3 3 3 3 2 0 2-1 3-3 4-9 11-18 20-18 4 0 5 3 5 7 0 2 0 4-1 5-4 18-9 37-13 56z"><text:p/></draw:path><draw:path draw:style-name="gr79" draw:text-style-name="P59" svg:width="0.081cm" svg:height="0.096cm" svg:x="2.114cm" svg:y="0.327cm" svg:viewBox="0 0 82 97" svg:d="M76 52c2 0 6 0 6-3 0-4-4-4-6-4-23 0-46 0-69 0 3-22 21-38 43-38 9 0 17 0 26 0 2 0 6 0 6-3 0-4-4-4-6-4-9 0-18 0-26 0-28 0-50 22-50 48 0 28 23 49 50 49 8 0 17 0 26 0 2 0 6 0 6-4s-4-4-6-4c-9 0-17 0-26 0-22 0-40-16-43-37 23 0 46 0 69 0z"><text:p/></draw:path><draw:path draw:style-name="gr80" draw:text-style-name="P59" svg:width="0.082cm" svg:height="0.093cm" svg:x="2.211cm" svg:y="0.347cm" svg:viewBox="0 0 83 94" svg:d="M11 83c-1 4-1 5-7 5-2 0-4 0-4 3 0 2 2 3 2 3 4 0 9-1 13-1 5 0 11 1 16 1 1 0 3-1 3-4 0-2-3-2-5-2-3 0-7 0-7-2 0 0 1-4 2-6 2-8 4-16 5-22 2 3 7 9 16 9 18 0 38-21 38-42 0-18-12-25-22-25-9 0-17 6-21 10-3-8-11-10-15-10-6 0-10 4-12 8-3 5-6 14-6 14 0 3 2 2 3 3 2 0 2-1 3-5 3-9 5-16 11-16 4 0 5 3 5 7 0 2-1 4-1 5-5 22-11 45-17 67zM40 17c8-11 15-13 20-13 6 0 11 4 11 15 0 6-3 21-8 29-4 7-11 14-18 14-11 0-13-11-13-13 0 0 0-1 0-2 2-10 5-19 8-30z"><text:p/></draw:path><draw:path draw:style-name="gr81" draw:text-style-name="P59" svg:width="0.074cm" svg:height="0.066cm" svg:x="2.308cm" svg:y="0.347cm" svg:viewBox="0 0 75 67" svg:d="M53 8c-3-4-8-8-15-8-19 0-38 20-38 42 0 14 10 25 22 25 8 0 15-5 21-11 3 9 12 11 15 11 6 0 9-4 12-8 3-6 5-15 5-15 0-2-2-2-2-2-2 0-3 1-3 4-2 7-5 16-11 16-4 0-5-3-5-7 0-3 1-8 2-12 1-3 2-9 3-13 2-4 2-8 3-11 1-4 3-11 3-12 0-3-3-5-5-5s-6 2-7 6zM44 46c-1 4-4 7-8 10-1 2-7 6-14 6-5 0-10-4-10-14 0-8 4-24 7-30 7-12 15-14 19-14 10 0 13 11 13 13 0 0-1 1-1 2-2 9-4 18-6 27z"><text:p/></draw:path><draw:path draw:style-name="gr82" draw:text-style-name="P59" svg:width="0.049cm" svg:height="0.093cm" svg:x="2.396cm" svg:y="0.321cm" svg:viewBox="0 0 50 94" svg:d="M31 34c4 0 10 0 15 0 2 0 4 0 4-3s-2-3-4-3c-5 0-9 0-14 0 2-7 3-14 5-21 0-1 1-2 1-3 0-2-3-4-6-4s-6 2-6 6c-1 4 0-3-6 22-5 0-10 0-15 0-3 0-5 0-5 4 0 2 2 2 5 2 5 0 9 0 14 0-3 11-6 23-9 34-1 4-2 9-2 11 0 9 7 15 15 15 17 0 26-21 26-23s-2-2-2-2c-2 0-2 0-3 2-4 10-12 18-20 18-3 0-5-1-5-7 0-2 0-5 1-6 3-14 7-28 11-42z"><text:p/></draw:path><draw:path draw:style-name="gr83" draw:text-style-name="P59" svg:width="0.079cm" svg:height="0.103cm" svg:x="2.465cm" svg:y="0.31cm" svg:viewBox="0 0 80 104" svg:d="M35 4v-2c0-1 0-2-2-2-3 0-15 1-19 1-1 0-3 1-3 4 0 2 2 2 4 2 7 0 7 1 7 2s0 2 0 3c-8 28-14 56-21 83-1 3-1 3-1 4 0 2 2 5 5 5 2 0 4-1 6-4 0-1 2-6 2-9 1-5 3-9 4-14 0-2 2-7 2-10 1-5 1-5 4-10 5-7 12-16 24-16 8 0 9 7 9 11 0 9-7 25-9 31-1 4-2 5-2 8 0 7 7 13 14 13 15 0 21-21 21-23s-1-1-2-2c-2 0-2 1-3 3-4 12-10 18-16 18-3 0-3-3-3-6s0-5 3-12c2-4 8-20 8-28 0-2 0-8-6-13-2-2-6-4-13-4-11 0-19 6-25 12 4-15 8-30 12-45z"><text:p/></draw:path><draw:path draw:style-name="gr84" draw:text-style-name="P59" svg:width="0.058cm" svg:height="0.066cm" svg:x="2.563cm" svg:y="0.347cm" svg:viewBox="0 0 59 67" svg:d="M53 10c-4 0-6 3-6 6 0 4 3 5 5 5 1 0 7-1 7-8 0-10-10-13-19-13-24 0-28 17-28 22s3 9 5 10c4 3 7 3 17 5 3 1 13 3 13 10 0 3-2 8-8 12-6 3-13 3-15 3-6 0-14-1-18-6 5-1 8-4 8-9 0-3-2-5-6-5s-8 4-8 10c0 9 10 15 24 15 27 0 32-19 32-25 0-14-15-16-21-17-1 0-4-1-5-2-6 0-8-4-8-7s2-7 6-9c4-3 9-3 11-3 3 0 11 0 14 6z"><text:p/></draw:path><draw:path draw:style-name="gr85" draw:text-style-name="P59" svg:width="0.054cm" svg:height="0.251cm" svg:x="2.674cm" svg:y="0.171cm" svg:viewBox="0 0 55 252" svg:d="M55 250c0-1 0-1 0-2-11-11-24-27-33-61-5-19-7-41-7-61 0-55 13-94 38-121 2-2 2-3 2-3 0-2-2-2-2-2-4 0-15 13-18 16-21 25-35 63-35 110 0 30 5 72 33 108 2 2 16 18 20 18 0 0 2 0 2-2z"><text:p/></draw:path><draw:path draw:style-name="gr86" draw:text-style-name="P59" svg:width="0.094cm" svg:height="0.148cm" svg:x="2.75cm" svg:y="0.204cm" svg:viewBox="0 0 95 149" svg:d="M49 2c-1 0 0-2-3-2-5 0-20 2-26 2-1 0-3 1-3 5 0 2 2 2 5 2 10 0 10 2 10 4 0 1 0 3 0 4-10 40-21 80-31 121-1 3-1 4-1 5 0 5 4 6 6 6 3 0 6-2 7-5 1-2 11-41 12-46 7 1 25 4 25 18 0 2 0 2-1 5 0 2-1 4-1 7 0 13 8 21 20 21 6 0 12-4 16-11 5-9 5-15 8-22 0-2-2-2-3-2-2 0-2 1-3 4-4 15-9 26-18 26-4 0-7-2-7-9 0-4 1-10 2-13s1-4 1-6c0-14-14-20-32-22 7-4 14-11 19-16 10-11 20-20 30-20 1 0 1 0 2 0 2 1 3 1 4 2 1 0 1 0 1 1-10 0-12 9-12 11 0 4 3 7 8 7s11-4 11-12c0-7-4-14-13-14-6 0-16 2-32 19-7 8-15 16-23 19 7-29 15-59 22-89z"><text:p/></draw:path><draw:path draw:style-name="gr87" draw:text-style-name="P59" svg:width="0.064cm" svg:height="0.097cm" svg:x="2.864cm" svg:y="0.176cm" svg:viewBox="0 0 65 98" svg:d="M65 71c-1 0-3 0-4 0-1 3-2 12-5 14-1 1-12 1-14 1-9 0-18 0-27 0 16-14 20-18 29-25 11-9 21-18 21-32 0-18-15-29-34-29-18 0-31 13-31 26 0 8 7 9 8 9 3 0 8-3 8-8 0-2-1-8-9-8 5-10 15-14 22-14 14 0 22 12 22 24 0 13-9 23-14 28-12 12-23 23-35 35-2 2-2 2-2 6 20 0 41 0 61 0 1-9 3-18 4-27z"><text:p/></draw:path><draw:path draw:style-name="gr88" draw:text-style-name="P59" svg:width="0.064cm" svg:height="0.127cm" svg:x="2.849cm" svg:y="0.307cm" svg:viewBox="0 0 65 128" svg:d="M65 6c0-2-2-6-6-6s-9 4-9 8c0 3 2 6 6 6 5 0 9-4 9-8zM34 105c-3 10-11 19-20 19-1 0-3 0-5-1 4-2 5-5 5-8s-3-5-6-5c-4 0-8 4-8 9s5 9 14 9 27-6 31-24c5-17 9-34 14-52 0-2 0-3 0-5 0-9-7-14-16-14-16 0-26 20-26 22 0 3 3 3 3 3 2 0 2-1 3-3 4-9 11-18 20-18 4 0 5 3 5 7 0 2 0 4-1 5-4 18-9 37-13 56z"><text:p/></draw:path><draw:path draw:style-name="gr89" draw:text-style-name="P59" svg:width="0.101cm" svg:height="0.1cm" svg:x="3.02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90" draw:text-style-name="P59" svg:width="0.081cm" svg:height="0.094cm" svg:x="3.216cm" svg:y="0.257cm" svg:viewBox="0 0 82 95" svg:d="M75 13c-3 0-6 0-9 3-4 3-4 7-4 8 0 5 4 7 8 7 6 0 12-5 12-13 0-10-10-18-25-18-29 0-57 30-57 59 0 20 13 36 34 36 31 0 48-22 48-25 0-1-1-2-2-2s-2 0-3 2c-16 21-40 21-42 21-13 0-19-11-19-23 0-9 4-30 11-42s19-22 30-22c7 0 15 3 18 9z"><text:p/></draw:path><draw:path draw:style-name="gr91" draw:text-style-name="P59" svg:width="0.069cm" svg:height="0.066cm" svg:x="3.308cm" svg:y="0.316cm" svg:viewBox="0 0 70 67" svg:d="M70 26c0-16-13-26-27-26-22 0-43 20-43 41 0 15 11 26 27 26 21 0 43-20 43-41zM27 62c-7 0-14-4-14-16 0-6 2-20 8-29 7-9 15-13 22-13s15 6 15 16c0 4-2 19-9 29-6 9-14 13-22 13z"><text:p/></draw:path><draw:path draw:style-name="gr92" draw:text-style-name="P59" svg:width="0.085cm" svg:height="0.066cm" svg:x="3.389cm" svg:y="0.316cm" svg:viewBox="0 0 86 67" svg:d="M56 41c-1 3-2 6-3 9-3 5-9 12-18 12-10 0-10-9-10-12 0-9 4-19 9-30 1-3 1-5 1-7 0-8-6-13-13-13-15 0-22 20-22 23 0 2 2 2 3 2 2 0 2-1 2-3 4-12 11-18 16-18 2 0 4 2 4 6 0 3-2 6-3 9-8 21-8 25-8 29 0 2 0 9 6 14 4 3 10 5 15 5 9 0 14-5 19-10 4 9 13 10 15 10 5 0 9-3 11-8 4-6 6-15 6-15 0-2-2-2-3-2s-2 1-3 5c-1 6-4 15-10 15-5 0-5-3-5-7 0-2 1-8 2-11 1-4 2-10 3-13 1-5 2-9 3-14 1-3 3-10 3-11 0-2-2-4-5-4-6 0-6 4-7 9-3 10-6 20-8 30z"><text:p/></draw:path><draw:path draw:style-name="gr93" draw:text-style-name="P59" svg:width="0.049cm" svg:height="0.093cm" svg:x="3.488cm" svg:y="0.288cm" svg:viewBox="0 0 50 94" svg:d="M30 34c5 0 10 0 16 0 2 0 4 0 4-3 0-2-2-2-4-2-5 0-9 0-14 0 2-7 3-15 5-22 0-1 0-2 0-2 0-3-2-5-5-5s-6 2-6 7c-1 3 0-4-6 22-5 0-10 0-15 0-3 0-5 0-5 3 0 2 2 2 5 2 5 0 9 0 14 0-3 11-6 23-9 34-1 5-2 9-2 12 0 8 7 14 15 14 17 0 26-21 26-23 0-3-2-2-2-2-2 0-2 1-3 3-4 9-12 17-20 17-3 0-5-1-5-7 0-1 0-5 1-6 3-14 6-28 10-42z"><text:p/></draw:path><draw:path draw:style-name="gr94" draw:text-style-name="P59" svg:width="0.018cm" svg:height="0.045cm" svg:x="3.562cm" svg:y="0.363cm" svg:viewBox="0 0 19 46" svg:d="M14 15c0 8-1 17-11 27-1 0-1 1-1 1 0 1 1 3 2 3 2 0 15-12 15-30 0-9-4-16-11-16-4 0-8 4-8 8 0 5 3 9 8 9 4 0 5-1 6-2z"><text:p/></draw:path><draw:path draw:style-name="gr95" draw:text-style-name="P59" svg:width="0.064cm" svg:height="0.127cm" svg:x="3.596cm" svg:y="0.284cm" svg:viewBox="0 0 65 128" svg:d="M65 5c0-2-3-5-6-5-4 0-9 4-9 8 0 2 2 5 6 5s9-3 9-8zM33 105c-2 10-10 19-19 19-2 0-4-1-5-2 4-1 5-5 5-7 0-3-3-5-6-5-4 0-8 3-8 8 0 6 5 10 14 10s26-6 31-24c4-18 9-35 13-52 1-2 1-3 1-6 0-8-7-14-16-14-16 0-26 21-26 23s2 1 3 2c2 0 2-1 3-2 3-9 11-18 20-18 4 0 5 2 5 7 0 2-1 3-1 4-4 19-9 38-14 57z"><text:p/></draw:path><draw:path draw:style-name="gr96" draw:text-style-name="P59" svg:width="0.054cm" svg:height="0.251cm" svg:x="3.693cm" svg:y="0.171cm" svg:viewBox="0 0 55 252" svg:d="M55 126c0-30-5-72-33-108-2-2-15-18-20-18 0 0-2 0-2 2 0 1 1 2 1 2 10 11 24 28 33 61 4 20 7 41 7 61 0 21-3 43-8 63-8 30-20 46-31 58-2 2-2 2-2 3 0 2 2 2 2 2 4 0 15-13 18-16 21-25 35-63 35-110z"><text:p/></draw:path></draw:g></text:span><text:span text:style-name="T49"><text:s/>By varying no. chan and k we optimize network performance. </text:span></text:p><text:p text:style-name="P53"><text:span text:style-name="T80">R</text:span><text:span text:style-name="T1">esNet:</text:span><text:span text:style-name="T4"> parameterizes around an identity function </text:span><text:span text:style-name="T51">instead of 0 function; you don’t have to learn the identity function from scratch, allows for the addition of new layers without disrupting the outputs of previous layers. </text:span><text:span text:style-name="T52">3X3→Batchnorm→RelU → 3x3→BatchNorm→combine with identity/1x1 → ReLU.</text:span></text:p><text:p text:style-name="P54"><text:span text:style-name="T81">D</text:span><text:span text:style-name="T1">enseNet</text:span><text:span text:style-name="T4">: </text:span><text:span text:style-name="T53">e</text:span><text:span text:style-name="T4">ach layer gets the feature maps from all the preceding layers </text:span><text:span text:style-name="T55">(taylor expansion style)</text:span><text:span text:style-name="T4">, </text:span><text:span text:style-name="T53">efficient and less parameters, alleviate the vanishing gradient problem by improving the gradient flow through the network, making optimization easier, scalable, since you can easily adjust the number of layers. </text:span><text:span text:style-name="T54">Occasionally need to reduce resolution (transition layer)</text:span></text:p><text:p text:style-name="P55"><text:span text:style-name="T82">S</text:span><text:span text:style-name="T1">queezeNet</text:span><text:span text:style-name="T4">: </text:span><text:span text:style-name="T56">uses attention, </text:span><text:span text:style-name="T83">Squeeze</text:span><text:span text:style-name="T87"> global average pool, </text:span><text:span text:style-name="T88">fed into a </text:span><text:span text:style-name="T84">Descriptor</text:span><text:span text:style-name="T89"> </text:span><text:span text:style-name="T90">(small fully-connected NN) capture which channels are more important given the current global context of the image. </text:span><text:span text:style-name="T91">Use descriptors to </text:span><text:span text:style-name="T85">Excite</text:span><text:span text:style-name="T90"> </text:span><text:span text:style-name="T91">and </text:span><text:span text:style-name="T90">scale the original channels </text:span><text:span text:style-name="T86">Re-weight channels</text:span><text:span text:style-name="T91"> if certain channels need to emphasis certain features</text:span></text:p><text:p text:style-name="P52"><text:span text:style-name="T3">Outcomes: </text:span><text:span text:style-name="T49">Dense layers are computationally and memory intensive. Real-world problems with big input tensors and many classes will prohibit their use, </text:span><text:span text:style-name="T50">1x1 convolutions act like pixel-wise muli-layer perceptron, </text:span></text:p></draw:text-box></draw:frame><draw:frame draw:style-name="fr1" draw:name="Frame17" text:anchor-type="paragraph" svg:x="6.361cm" svg:y="10.79cm" svg:width="12.607cm" draw:z-index="102"><draw:text-box fo:min-height="1.064cm"><text:p text:style-name="P56">BatchNorm<text:span text:style-name="T93">: </text:span><text:span text:style-name="T115">during GD, Each layer’s learning destabilizes the next, causing a slow convergence process that takes a long time for all layers to adapt properly. BatchNorm normalizes the features within each mini-batch, thereby stabilizing the training process and speeding up convergence.</text:span></text:p><text:p text:style-name="P57"><text:span text:style-name="T115"><draw:g text:anchor-type="as-char" svg:y="-0.178cm" draw:z-index="103" draw:style-name="gr1"><svg:title>TexMaths</svg:title><svg:desc>6§inline§ \mu_B = \frac 1 {|B|}\sum_{i\in B} x_i \quad \sigma^2_B = \frac 1 {|B|} \sum _{i\in B} (x_i - \mu_B)^2 + \epsilon§svg§600§TRUE§</svg:desc><draw:path draw:style-name="gr21" draw:text-style-name="P59" svg:width="0.113cm" svg:height="0.138cm" svg:x="0cm" svg:y="0.088cm" svg:viewBox="0 0 114 139" svg:d="M42 19c1-5 3-12 3-14 0-3-2-5-6-5-1 0-7 0-8 8-11 40-20 80-30 121-1 3-1 3-1 4 0 3 2 6 5 6 5 0 8-4 8-5 1-2 4-13 12-45 6 5 16 7 20 7 15 0 23-10 28-16 2 10 10 16 19 16 8 0 12-5 15-12 4-8 5-14 7-21 0-2-2-2-2-2-3 0-3 1-3 4-4 13-8 26-17 26-5 0-6-6-6-10 0-5 3-14 5-22 1-8 3-15 5-22 1-4 3-12 4-15 1-5 3-13 3-14 0-4-3-6-6-6-1 0-6 0-8 8-4 13-7 26-10 39-3 10-5 19-6 21 0 1-10 21-27 21-11 0-16-7-16-18 0-7 2-12 3-18 3-12 6-24 9-36z"><text:p/></draw:path><draw:path draw:style-name="gr22" draw:text-style-name="P59" svg:width="0.112cm" svg:height="0.099cm" svg:x="0.13cm" svg:y="0.112cm" svg:viewBox="0 0 113 100" svg:d="M17 89c-1 5-1 7-12 7-3 0-5 0-5 3 0 1 2 1 5 1 19 0 38 0 57 0 24 0 44-16 44-31 0-11-10-19-26-21 18-4 33-14 33-27 0-11-11-21-30-21-18 0-36 0-54 0-3 0-5 0-5 3 0 2 2 2 5 2 2 0 3 0 6 0 3 1 3 1 3 3 0 1 0 0-1 3-6 26-13 51-20 78zM41 46c3-12 6-24 9-36 2-5 2-5 8-5 7 0 15 0 22 0 15 0 19 10 19 15 0 12-14 26-34 26-7 0-16 0-24 0zM34 96c-5 0-5-1-5-2s0-1 1-3c4-14 7-27 10-41 10 0 21 0 31 0 14 0 20 9 20 18 0 14-15 28-33 28-8 0-16 0-24 0z"><text:p/></draw:path><draw:path draw:style-name="gr23" draw:text-style-name="P59" svg:width="0.139cm" svg:height="0.048cm" svg:x="0.336cm" svg:y="0.103cm" svg:viewBox="0 0 140 49" svg:d="M133 8c3 0 7 0 7-4s-4-4-7-4c-42 0-84 0-126 0-3 0-7 0-7 4s4 4 7 4c42 0 84 0 126 0zM133 49c3 0 7 0 7-4s-4-4-7-4c-42 0-84 0-126 0-3 0-7 0-7 4s4 4 7 4c42 0 84 0 126 0z"><text:p/></draw:path><draw:path draw:style-name="gr24" draw:text-style-name="P59" svg:width="0.052cm" svg:height="0.097cm" svg:x="0.663cm" svg:y="0cm" svg:viewBox="0 0 53 98" svg:d="M33 4c0-4 0-4-4-4-10 9-23 10-29 10 0 1 0 3 0 5 4 0 13 0 21-4 0 25 0 50 0 75 0 5 0 7-14 7-2 0-5 0-6 0 0 1 0 3 0 5 3 0 21-1 26-1s23 1 26 1c0-2 0-4 0-5-1 0-3 0-5 0-15 0-15-2-15-7 0-28 0-55 0-82z"><text:p/></draw:path><draw:path draw:style-name="gr25" draw:text-style-name="P59" svg:width="0.234cm" svg:height="0.007cm" svg:x="0.571cm" svg:y="0.124cm" svg:viewBox="0 0 235 8" svg:d="M0 0c79 0 157 0 235 0 0 3 0 5 0 8-78 0-156 0-235 0 0-3 0-5 0-8z"><text:p/></draw:path><draw:path draw:style-name="gr26" draw:text-style-name="P59" svg:width="0.006cm" svg:height="0.146cm" svg:x="0.593cm" svg:y="0.143cm" svg:viewBox="0 0 7 147" svg:d="M7 5c0-1 0-5-3-5-4 0-4 3-4 5 0 45 0 91 0 136 0 3 0 6 4 6 3 0 3-3 3-6 0-45 0-91 0-136z"><text:p/></draw:path><draw:path draw:style-name="gr27" draw:text-style-name="P59" svg:width="0.112cm" svg:height="0.1cm" svg:x="0.632cm" svg:y="0.152cm" svg:viewBox="0 0 113 101" svg:d="M17 90c-1 4-1 6-12 6-3 0-5 0-5 3 0 2 2 2 5 2 19 0 38 0 57 0 24 0 44-17 44-32 0-10-10-19-26-21 18-3 33-14 33-27 0-11-11-21-30-21-18 0-36 0-54 0-3 0-5 0-5 4 0 1 2 1 5 1 2 0 3 0 6 0 3 1 3 1 3 3 0 1 0 1-1 3-6 26-13 52-20 79zM41 46c3-12 6-24 9-36 2-4 2-5 8-5 7 0 15 0 22 0 15 0 19 10 19 16 0 12-14 25-34 25-7 0-16 0-24 0zM34 96c-5 0-5 0-5-2 0-1 0-1 1-3 4-14 7-27 10-41 10 0 21 0 31 0 14 0 20 9 20 18 0 15-15 28-33 28-8 0-16 0-24 0z"><text:p/></draw:path><draw:path draw:style-name="gr28" draw:text-style-name="P59" svg:width="0.006cm" svg:height="0.146cm" svg:x="0.778cm" svg:y="0.143cm" svg:viewBox="0 0 7 147" svg:d="M7 5c0-1 0-5-3-5-4 0-4 3-4 5 0 45 0 91 0 136 0 3 0 6 4 6 3 0 3-3 3-6 0-45 0-91 0-136z"><text:p/></draw:path><draw:path draw:style-name="gr29" draw:text-style-name="P59" svg:width="0.198cm" svg:height="0.209cm" svg:x="0.879cm" svg:y="0.023cm" svg:viewBox="0 0 199 210" svg:d="M77 112c-25 31-50 62-75 92-1 2-2 3-2 4 0 2 2 2 6 2 58 0 116 0 175 0 6-18 12-35 18-53-2 0-3 0-5 0-6 16-20 29-38 35-3 1-18 6-49 6-30 0-60 0-90 0 25-30 49-59 74-89 1-2 2-3 2-4s-1-1-2-3c-23-31-45-62-68-94 27 0 56 0 83 0 24 0 73 2 88 41 2 0 3 0 5 0-6-16-12-33-18-49-59 0-117 0-175 0-6 0-6 0-6 7 26 35 51 70 77 105z"><text:p/></draw:path><draw:path draw:style-name="gr30" draw:text-style-name="P59" svg:width="0.043cm" svg:height="0.098cm" svg:x="1.097cm" svg:y="0.146cm" svg:viewBox="0 0 44 99" svg:d="M41 6c0-2-2-6-6-6s-9 4-9 8c0 3 2 6 6 6 5 0 9-4 9-8zM11 80c-1 2-2 4-2 7 0 7 6 12 14 12 15 0 21-20 21-22s-1-2-2-2c-2 0-2 1-2 2-4 12-11 19-16 19-3 0-4-3-4-6s1-6 2-10c2-3 4-7 5-11s7-17 7-19c1-1 1-3 1-4 0-8-6-13-14-13-14 0-21 20-21 22 0 3 2 3 2 3 2 0 3-2 3-3 4-13 11-18 16-18 2 0 4 1 4 5s-2 6-5 15c-3 8-6 16-9 23z"><text:p/></draw:path><draw:path draw:style-name="gr31" draw:text-style-name="P59" svg:width="0.081cm" svg:height="0.096cm" svg:x="1.165cm" svg:y="0.158cm" svg:viewBox="0 0 82 97" svg:d="M76 52c2 0 6 0 6-3 0-4-3-4-6-4-23 0-46 0-69 0 3-22 21-38 43-38 9 0 17 0 26 0 2 0 6 0 6-3 0-4-3-4-6-4-9 0-18 0-26 0-27 0-50 22-50 48 0 28 23 49 50 49 8 0 17 0 26 0 2 0 6 0 6-4 0-3-3-3-6-3-9 0-17 0-26 0-22 0-40-17-43-38 23 0 46 0 69 0z"><text:p/></draw:path><draw:path draw:style-name="gr32" draw:text-style-name="P59" svg:width="0.112cm" svg:height="0.1cm" svg:x="1.274cm" svg:y="0.143cm" svg:viewBox="0 0 113 101" svg:d="M17 90c-1 4-1 6-13 6-2 0-4 0-4 3 0 2 2 2 4 2 19 0 38 0 57 0 25 0 44-17 44-32 0-10-10-19-25-21 18-3 33-14 33-27 0-11-12-21-31-21-18 0-36 0-54 0-2 0-4 0-4 4 0 1 1 1 4 1 1 0 3 0 6 1 3 0 3 1 3 2 0 0 0 1 0 3-7 26-13 52-20 79zM41 46c3-12 6-23 9-35 1-5 1-6 8-6s15 0 22 0c15 0 18 11 18 16 0 12-13 25-33 25-8 0-16 0-24 0zM34 96c-5 0-5 0-5-2 0 0 0-1 0-3 4-14 7-27 11-41 10 0 21 0 31 0 14 0 19 10 19 18 0 15-14 28-32 28-8 0-17 0-24 0z"><text:p/></draw:path><draw:path draw:style-name="gr33" draw:text-style-name="P59" svg:width="0.104cm" svg:height="0.095cm" svg:x="1.449cm" svg:y="0.088cm" svg:viewBox="0 0 105 96" svg:d="M64 29c1-5 6-24 21-24 1 0 6 0 10 2-6 1-10 7-10 12 0 3 3 7 9 7 4 0 11-4 11-12 0-11-13-14-20-14-12 0-20 11-22 16-5-14-17-16-23-16-21 0-34 27-34 32 0 2 2 2 3 2 2 0 2 0 2-2 8-22 21-27 29-27 4 0 11 2 11 14 0 6-4 20-11 50-3 13-11 22-20 22-1 0-6 0-11-3 5-1 10-6 10-11 0-6-5-8-8-8-6 0-11 5-11 13 0 9 10 14 20 14 14 0 21-16 22-17 2 8 10 17 22 17 22 0 34-28 34-33 0-2-1-2-3-2-1 0-1 1-2 2-7 23-22 28-28 28-9 0-12-7-12-14 0-5 2-10 4-19s5-19 7-29z"><text:p/></draw:path><draw:path draw:style-name="gr34" draw:text-style-name="P59" svg:width="0.043cm" svg:height="0.098cm" svg:x="1.571cm" svg:y="0.116cm" svg:viewBox="0 0 44 99" svg:d="M41 5c0-2-2-5-6-5s-9 4-9 8c0 2 3 6 6 6 5 0 9-4 9-9zM11 80c-1 2-1 4-1 7 0 7 5 12 13 12 15 0 21-20 21-23 0-2-1-2-2-2-2 0-2 2-2 3-4 12-11 18-16 18-3 0-4-2-4-5s1-6 2-10c2-4 4-8 5-12 2-3 7-16 7-18 1-2 1-3 1-5 0-7-6-13-14-13-14 0-21 21-21 23s2 2 2 2c2 0 3-1 3-2 4-13 11-18 16-18 2 0 4 1 4 5 0 3-2 5-5 14-3 8-6 16-9 24z"><text:p/></draw:path><draw:path draw:style-name="gr35" draw:text-style-name="P59" svg:width="0.111cm" svg:height="0.092cm" svg:x="1.853cm" svg:y="0.09cm" svg:viewBox="0 0 112 93" svg:d="M101 12c3 0 11 0 11-7 0-5-5-5-9-5-16 0-32 0-48 0-32 0-55 35-55 59 0 19 13 34 32 34 24 0 53-26 53-58 0-4 0-13-7-23 8 0 16 0 23 0zM32 88c-10 0-19-8-19-23 0-6 3-23 10-36 9-14 21-17 29-17 18 0 19 14 19 20 0 11-4 27-12 38-7 13-19 18-27 18z"><text:p/></draw:path><draw:path draw:style-name="gr36" draw:text-style-name="P59" svg:width="0.064cm" svg:height="0.097cm" svg:x="1.982cm" svg:y="0.006cm" svg:viewBox="0 0 65 98" svg:d="M65 71c-2 0-3 0-5 0-1 3-2 12-4 13-1 1-12 1-15 1-9 0-18 0-27 0 16-14 21-18 30-24 11-9 21-18 21-32 0-18-16-29-34-29-19 0-31 13-31 26 0 8 6 8 8 8 3 0 8-2 8-8 0-2-2-7-9-7 4-11 14-14 21-14 15 0 22 12 22 24s-9 23-13 28c-12 11-24 23-36 35-1 1-1 2-1 6 20 0 40 0 61 0 1-9 3-18 4-27z"><text:p/></draw:path><draw:path draw:style-name="gr37" draw:text-style-name="P59" svg:width="0.112cm" svg:height="0.099cm" svg:x="1.976cm" svg:y="0.139cm" svg:viewBox="0 0 113 100" svg:d="M17 89c-1 5-1 7-12 7-3 0-5 0-5 3 0 1 2 1 5 1 19 0 38 0 57 0 24 0 44-16 44-31 0-11-10-20-26-21 18-4 33-14 33-27 0-11-12-21-31-21-18 0-35 0-53 0-3 0-5 0-5 3 0 2 2 2 5 2 2 0 3 0 5 0 3 1 4 1 4 3 0 1 0 0-1 3-6 26-13 51-20 78zM41 46c3-12 6-24 9-36 1-5 2-5 8-5 7 0 15 0 22 0 15 0 18 10 18 15 0 12-13 26-33 26-7 0-16 0-24 0zM34 96c-5 0-5-1-5-2s0-1 1-3c4-14 7-27 10-41 10 0 21 0 31 0 14 0 20 9 20 18 0 14-15 28-33 28-8 0-16 0-24 0z"><text:p/></draw:path><draw:path draw:style-name="gr38" draw:text-style-name="P59" svg:width="0.139cm" svg:height="0.048cm" svg:x="2.181cm" svg:y="0.103cm" svg:viewBox="0 0 140 49" svg:d="M133 8c3 0 7 0 7-4s-4-4-7-4c-42 0-84 0-126 0-3 0-7 0-7 4s4 4 7 4c42 0 84 0 126 0zM133 49c3 0 7 0 7-4s-4-4-7-4c-42 0-84 0-126 0-3 0-7 0-7 4s4 4 7 4c42 0 84 0 126 0z"><text:p/></draw:path><draw:path draw:style-name="gr39" draw:text-style-name="P59" svg:width="0.053cm" svg:height="0.097cm" svg:x="2.507cm" svg:y="0cm" svg:viewBox="0 0 54 98" svg:d="M34 4c0-4-1-4-5-4-9 9-23 10-29 10 0 1 0 3 0 5 4 0 14 0 22-4 0 25 0 50 0 75 0 5 0 7-15 7-2 0-4 0-6 0 0 1 0 3 0 5 3 0 21-1 27-1 4 0 22 1 26 1 0-2 0-4 0-5-2 0-4 0-5 0-15 0-15-2-15-7 0-28 0-55 0-82z"><text:p/></draw:path><draw:path draw:style-name="gr40" draw:text-style-name="P59" svg:width="0.234cm" svg:height="0.007cm" svg:x="2.416cm" svg:y="0.124cm" svg:viewBox="0 0 235 8" svg:d="M0 0c78 0 157 0 235 0 0 3 0 5 0 8-78 0-157 0-235 0 0-3 0-5 0-8z"><text:p/></draw:path><draw:path draw:style-name="gr41" draw:text-style-name="P59" svg:width="0.006cm" svg:height="0.146cm" svg:x="2.438cm" svg:y="0.143cm" svg:viewBox="0 0 7 147" svg:d="M7 5c0-1 0-5-3-5-4 0-4 3-4 5 0 45 0 91 0 136 0 3 0 6 4 6 3 0 3-3 3-6 0-45 0-91 0-136z"><text:p/></draw:path><draw:path draw:style-name="gr42" draw:text-style-name="P59" svg:width="0.112cm" svg:height="0.1cm" svg:x="2.477cm" svg:y="0.152cm" svg:viewBox="0 0 113 101" svg:d="M17 90c-1 4-1 6-12 6-3 0-5 0-5 3 0 2 2 2 5 2 19 0 38 0 57 0 24 0 44-17 44-32 0-10-10-19-26-21 18-3 33-14 33-27 0-11-12-21-31-21-18 0-35 0-53 0-3 0-5 0-5 4 0 1 2 1 5 1 2 0 3 0 5 0 3 1 4 1 4 3 0 1 0 1-1 3-6 26-13 52-20 79zM41 46c3-12 6-24 9-36 2-4 2-5 8-5 7 0 15 0 22 0 15 0 18 10 18 16 0 12-13 25-33 25-7 0-16 0-24 0zM34 96c-5 0-5 0-5-2 0-1 0-1 1-3 4-14 7-27 10-41 10 0 21 0 31 0 14 0 20 9 20 18 0 15-15 28-33 28-8 0-16 0-24 0z"><text:p/></draw:path><draw:path draw:style-name="gr43" draw:text-style-name="P59" svg:width="0.006cm" svg:height="0.146cm" svg:x="2.622cm" svg:y="0.143cm" svg:viewBox="0 0 7 147" svg:d="M7 5c0-1 0-5-3-5-4 0-4 3-4 5 0 45 0 91 0 136 0 3 0 6 4 6 3 0 3-3 3-6 0-45 0-91 0-136z"><text:p/></draw:path><draw:path draw:style-name="gr44" draw:text-style-name="P59" svg:width="0.198cm" svg:height="0.209cm" svg:x="2.723cm" svg:y="0.023cm" svg:viewBox="0 0 199 210" svg:d="M77 112c-25 31-50 62-75 92-2 2-2 3-2 4 0 2 2 2 5 2 59 0 117 0 176 0 6-18 12-35 18-53-2 0-4 0-6 0-5 16-19 29-37 35-4 1-18 6-49 6-30 0-60 0-90 0 25-30 49-59 74-89 1-2 1-3 1-4s0-1-1-3c-23-31-45-62-68-94 27 0 56 0 83 0 24 0 73 2 87 41 2 0 4 0 6 0-6-16-12-33-18-49-59 0-117 0-176 0-5 0-5 0-5 7 26 35 51 70 77 105z"><text:p/></draw:path><draw:path draw:style-name="gr45" draw:text-style-name="P59" svg:width="0.044cm" svg:height="0.098cm" svg:x="2.941cm" svg:y="0.146cm" svg:viewBox="0 0 45 99" svg:d="M41 6c0-2-1-6-6-6-4 0-8 4-8 8 0 3 2 6 6 6s8-4 8-8zM11 80c-1 2-1 4-1 7 0 7 6 12 14 12 14 0 21-20 21-22s-2-2-2-2c-2 0-3 1-3 2-3 12-10 19-16 19-3 0-4-3-4-6s2-6 3-10c2-3 3-7 5-11 1-4 6-17 7-19 0-1 0-3 0-4 0-8-5-13-13-13-15 0-22 20-22 22 0 3 2 3 3 3 2 0 2-2 2-3 4-13 11-18 16-18 2 0 4 1 4 5s-1 6-5 15c-3 8-6 16-9 23z"><text:p/></draw:path><draw:path draw:style-name="gr46" draw:text-style-name="P59" svg:width="0.081cm" svg:height="0.096cm" svg:x="3.01cm" svg:y="0.158cm" svg:viewBox="0 0 82 97" svg:d="M76 52c2 0 6 0 6-3 0-4-4-4-6-4-23 0-46 0-69 0 3-22 21-38 43-38 9 0 17 0 26 0 2 0 6 0 6-3 0-4-4-4-6-4-9 0-18 0-26 0-28 0-50 22-50 48 0 28 23 49 50 49 8 0 17 0 26 0 2 0 6 0 6-4 0-3-4-3-6-3-9 0-17 0-26 0-22 0-40-17-43-38 23 0 46 0 69 0z"><text:p/></draw:path><draw:path draw:style-name="gr47" draw:text-style-name="P59" svg:width="0.112cm" svg:height="0.1cm" svg:x="3.118cm" svg:y="0.143cm" svg:viewBox="0 0 113 101" svg:d="M17 90c-1 4-1 6-12 6-3 0-5 0-5 3 0 2 2 2 5 2 19 0 38 0 57 0 24 0 44-17 44-32 0-10-10-19-26-21 18-3 33-14 33-27 0-11-11-21-30-21-18 0-36 0-54 0-3 0-5 0-5 4 0 1 2 1 5 1 2 0 3 0 5 1 4 0 4 1 4 2 0 0 0 1-1 3-6 26-13 52-20 79zM41 46c3-12 6-23 9-35 2-5 2-6 8-6 7 0 15 0 22 0 15 0 18 11 18 16 0 12-13 25-33 25-7 0-16 0-24 0zM34 96c-5 0-5 0-5-2 0 0 0-1 1-3 4-14 7-27 10-41 10 0 21 0 31 0 14 0 20 10 20 18 0 15-15 28-33 28-8 0-16 0-24 0z"><text:p/></draw:path><draw:path draw:style-name="gr48" draw:text-style-name="P59" svg:width="0.048cm" svg:height="0.209cm" svg:x="3.273cm" svg:y="0.023cm" svg:viewBox="0 0 49 210" svg:d="M49 208c0-1 0-1-3-5-27-26-33-65-33-98 0-37 7-73 33-100 3-2 3-2 3-3s-1-2-2-2c-2 0-21 14-34 41-10 23-13 47-13 64s2 42 14 66c13 25 31 39 33 39 1 0 2-1 2-2z"><text:p/></draw:path><draw:path draw:style-name="gr49" draw:text-style-name="P59" svg:width="0.104cm" svg:height="0.095cm" svg:x="3.34cm" svg:y="0.088cm" svg:viewBox="0 0 105 96" svg:d="M65 29c1-5 6-24 20-24 1 0 7 0 11 2-6 1-10 7-10 12 0 3 2 7 8 7 4 0 11-4 11-12 0-11-12-14-19-14-13 0-20 11-22 16-6-14-17-16-23-16-22 0-34 27-34 32 0 2 1 2 2 2 2 0 2 0 3-2 7-22 21-27 28-27 4 0 12 2 12 14 0 6-4 20-12 50-3 13-11 22-20 22-1 0-6 0-10-3 5-1 10-6 10-11 0-6-5-8-8-8-7 0-12 5-12 13 0 9 11 14 20 14 14 0 21-16 22-17 3 8 10 17 23 17 21 0 33-28 33-33 0-2-1-2-2-2-2 0-2 1-2 2-8 23-22 28-29 28-8 0-11-7-11-14 0-5 1-10 4-19 2-9 4-19 7-29z"><text:p/></draw:path><draw:path draw:style-name="gr50" draw:text-style-name="P59" svg:width="0.043cm" svg:height="0.098cm" svg:x="3.462cm" svg:y="0.116cm" svg:viewBox="0 0 44 99" svg:d="M41 5c0-2-2-5-6-5s-9 4-9 8c0 2 2 6 6 6 5 0 9-4 9-9zM11 80c-1 2-2 4-2 7 0 7 6 12 14 12 15 0 21-20 21-23 0-2-1-2-2-2-2 0-2 2-3 3-3 12-10 18-16 18-3 0-3-2-3-5s1-6 2-10c2-4 3-8 5-12 1-3 7-16 7-18 1-2 1-3 1-5 0-7-6-13-14-13-14 0-21 21-21 23s2 2 2 2c2 0 2-1 3-2 4-13 10-18 15-18 3 0 5 1 5 5 0 3-2 5-5 14-3 8-6 16-9 24z"><text:p/></draw:path><draw:path draw:style-name="gr51" draw:text-style-name="P59" svg:width="0.128cm" svg:height="0.007cm" svg:x="3.589cm" svg:y="0.124cm" svg:viewBox="0 0 129 8" svg:d="M122 8c3 0 7 0 7-4s-4-4-7-4c-38 0-76 0-114 0-4 0-8 0-8 4s4 4 8 4c38 0 76 0 114 0z"><text:p/></draw:path><draw:path draw:style-name="gr52" draw:text-style-name="P59" svg:width="0.113cm" svg:height="0.138cm" svg:x="3.789cm" svg:y="0.088cm" svg:viewBox="0 0 114 139" svg:d="M43 19c0-5 3-12 3-14 0-3-3-5-6-5-1 0-7 0-9 8-10 40-20 80-30 121-1 3-1 3-1 4 0 3 2 6 6 6s7-4 7-5c1-2 4-13 12-45 7 5 16 7 21 7 14 0 22-10 27-16 2 10 10 16 19 16 8 0 12-5 16-12 4-8 4-14 6-21 0-2-2-2-2-2-2 0-3 1-3 4-4 13-8 26-16 26-6 0-7-6-7-10 0-5 3-14 5-22 1-8 4-15 6-22 0-4 3-12 3-15 1-5 3-13 3-14 0-4-3-6-6-6-1 0-6 0-8 8-3 13-7 26-10 39-2 10-5 19-5 21-1 1-11 21-28 21-11 0-15-7-15-18 0-7 1-12 3-18 3-12 6-24 9-36z"><text:p/></draw:path><draw:path draw:style-name="gr53" draw:text-style-name="P59" svg:width="0.112cm" svg:height="0.099cm" svg:x="3.921cm" svg:y="0.112cm" svg:viewBox="0 0 113 100" svg:d="M17 89c-1 5-1 7-13 7-2 0-4 0-4 3 0 1 2 1 4 1 19 0 39 0 58 0 24 0 44-16 44-31 0-11-10-19-26-21 18-4 33-14 33-27 0-11-12-21-31-21-18 0-35 0-53 0-3 0-5 0-5 3 0 2 2 2 5 2 2 0 3 0 5 0 3 1 4 1 4 3 0 1 0 0-1 3-6 26-13 51-20 78zM41 46c3-12 6-24 9-36 1-5 2-5 8-5 7 0 15 0 22 0 15 0 18 10 18 15 0 12-13 26-33 26-8 0-16 0-24 0zM34 96c-5 0-5-1-5-2s0-1 1-3c4-14 7-27 10-41 10 0 21 0 31 0 14 0 20 9 20 18 0 14-15 28-33 28-8 0-16 0-24 0z"><text:p/></draw:path><draw:path draw:style-name="gr54" draw:text-style-name="P59" svg:width="0.048cm" svg:height="0.209cm" svg:x="4.067cm" svg:y="0.023cm" svg:viewBox="0 0 49 210" svg:d="M49 105c0-16-2-41-14-65-13-26-31-40-33-40-1 0-2 1-2 2s0 1 4 5c21 21 33 54 33 98 0 36-8 73-34 99-3 3-3 3-3 4s1 2 2 2c2 0 21-14 34-41 10-23 13-46 13-64z"><text:p/></draw:path><draw:path draw:style-name="gr55" draw:text-style-name="P59" svg:width="0.064cm" svg:height="0.097cm" svg:x="4.146cm" svg:y="0.006cm" svg:viewBox="0 0 65 98" svg:d="M65 71c-1 0-3 0-4 0-1 3-3 12-5 13-1 1-12 1-14 1-9 0-18 0-27 0 15-14 20-18 29-24 11-9 21-18 21-32 0-18-15-29-34-29-18 0-31 13-31 26 0 8 7 8 8 8 3 0 8-2 8-8 0-2-1-7-9-7 4-11 15-14 22-14 14 0 22 12 22 24s-9 23-14 28c-12 11-23 23-35 35-2 1-2 2-2 6 20 0 41 0 61 0 1-9 3-18 4-27z"><text:p/></draw:path><draw:path draw:style-name="gr56" draw:text-style-name="P59" svg:width="0.139cm" svg:height="0.139cm" svg:x="4.29cm" svg:y="0.058cm" svg:viewBox="0 0 140 140" svg:d="M74 74c20 0 39 0 59 0 3 0 7 0 7-4 0-5-4-5-7-5-20 0-39 0-59 0 0-19 0-39 0-58 0-3 0-7-4-7s-4 4-4 7c0 19 0 39 0 58-20 0-39 0-59 0-3 0-7 0-7 5 0 4 4 4 7 4 20 0 39 0 59 0 0 19 0 39 0 59 0 3 0 7 4 7s4-4 4-7c0-20 0-40 0-59z"><text:p/></draw:path><draw:path draw:style-name="gr57" draw:text-style-name="P59" svg:width="0.069cm" svg:height="0.092cm" svg:x="4.499cm" svg:y="0.09cm" svg:viewBox="0 0 70 93" svg:d="M53 43c3 0 8 0 8-3s-3-3-7-3c-11 0-23 0-34 0 5-18 17-30 36-30 2 0 5 0 6 0 4 0 8 0 8-4 0-3-3-3-7-3-2 0-5 0-7 0-28 0-56 21-56 53 0 23 16 40 38 40 14 0 28-8 28-11 0 0-1-3-2-3s-1 0-3 1c-6 5-14 8-22 8-13 0-23-9-23-27 0-8 2-15 3-18 11 0 23 0 34 0z"><text:p/></draw:path></draw:g></text:span><text:span text:style-name="T115"><text:s/></text:span><text:span text:style-name="T116">therefore </text:span><text:span text:style-name="T57"><draw:g text:anchor-type="as-char" svg:y="-0.168cm" draw:z-index="104" draw:style-name="gr1"><svg:title>TexMaths</svg:title><svg:desc>6§inline§x_{i+1} = \gamma \frac{x_i - \mu_B}{\sigma_B} + \beta§svg§600§TRUE§</svg:desc><draw:path draw:style-name="gr5" draw:text-style-name="P59" svg:width="0.104cm" svg:height="0.095cm" svg:x="0cm" svg:y="0.065cm" svg:viewBox="0 0 105 96" svg:d="M65 29c1-5 6-24 20-24 1 0 7 0 11 2-6 1-10 7-10 12 0 3 2 7 8 7 4 0 11-4 11-12 0-11-12-14-19-14-13 0-20 11-22 16-6-14-17-16-23-16-22 0-34 27-34 32 0 2 2 2 3 2s1 0 2-2c7-22 21-27 28-27 4 0 12 2 12 14 0 6-4 20-12 49-3 14-11 23-20 23-1 0-6 0-10-3 5-1 10-6 10-12 0-5-5-7-8-7-7 0-12 6-12 12 0 10 11 15 20 15 14 0 21-15 22-17 3 8 10 17 23 17 21 0 34-28 34-33 0-2-2-2-3-2-2 0-2 0-2 2-8 22-22 28-29 28-8 0-11-7-11-14 0-5 1-10 4-19 2-9 4-19 7-29z"><text:p/></draw:path><draw:path draw:style-name="gr6" draw:text-style-name="P59" svg:width="0.043cm" svg:height="0.098cm" svg:x="0.121cm" svg:y="0.092cm" svg:viewBox="0 0 44 99" svg:d="M41 5c0-2-2-5-6-5s-9 4-9 8c0 2 2 5 6 5 5 0 9-3 9-8zM11 81c-1 1-2 3-2 6 0 6 6 12 14 12 15 0 21-20 21-23 0-1-1-1-2-1-2 0-2 0-2 2-4 12-11 18-17 18-2 0-3-2-3-5s1-6 2-9c2-5 3-9 5-13 1-3 7-16 7-18 1-2 1-4 1-5 0-7-6-13-14-13-14 0-21 20-21 23 0 2 2 2 2 2 2 0 2-1 3-2 4-13 10-18 16-18 2 0 4 1 4 5 0 3-2 5-5 14-3 8-6 16-9 25z"><text:p/></draw:path><draw:path draw:style-name="gr7" draw:text-style-name="P59" svg:width="0.108cm" svg:height="0.108cm" svg:x="0.184cm" svg:y="0.099cm" svg:viewBox="0 0 109 109" svg:d="M58 58c15 0 30 0 45 0 2 0 6 0 6-3 0-4-4-4-6-4-15 0-30 0-45 0 0-15 0-30 0-45 0-2 0-6-4-6s-4 4-4 6c0 15 0 30 0 45-15 0-30 0-45 0-1 0-5 0-5 4 0 3 3 3 5 3 15 0 30 0 45 0 0 15 0 30 0 45 0 2 0 6 4 6s4-3 4-6c0-15 0-30 0-45z"><text:p/></draw:path><draw:path draw:style-name="gr8" draw:text-style-name="P59" svg:width="0.053cm" svg:height="0.097cm" svg:x="0.319cm" svg:y="0.093cm" svg:viewBox="0 0 54 98" svg:d="M34 4c0-3-1-4-5-4-10 10-23 10-29 10 0 1 0 3 0 5 4 0 13 0 22-4 0 25 0 50 0 75 0 5 0 7-15 7-2 0-4 0-6 0 0 1 0 3 0 5 3 0 21-1 27-1 4 0 22 1 26 1 0-2 0-4 0-5-2 0-4 0-6 0-14 0-14-2-14-7 0-28 0-55 0-82z"><text:p/></draw:path><draw:path draw:style-name="gr9" draw:text-style-name="P59" svg:width="0.139cm" svg:height="0.048cm" svg:x="0.468cm" svg:y="0.081cm" svg:viewBox="0 0 140 49" svg:d="M133 8c3 0 7 0 7-4s-4-4-7-4c-42 0-84 0-126 0-3 0-7 0-7 4s4 4 7 4c42 0 84 0 126 0zM133 49c3 0 7 0 7-4s-4-4-7-4c-42 0-84 0-126 0-3 0-7 0-7 4s4 4 7 4c42 0 84 0 126 0z"><text:p/></draw:path><draw:path draw:style-name="gr10" draw:text-style-name="P59" svg:width="0.109cm" svg:height="0.137cm" svg:x="0.683cm" svg:y="0.065cm" svg:viewBox="0 0 110 138" svg:d="M5 40c8-25 31-25 33-25 32 0 35 37 35 53 0 13-2 17-3 21-5 16-11 40-11 45 0 2 1 4 3 4s4-5 6-12c5-18 7-30 8-36 1-3 1-6 2-9 7-21 20-52 28-69 2-2 4-7 4-8 0-2-1-2-2-2s-2 0-2 2c-12 19-20 40-29 62 0-7 0-23-8-43-5-13-14-23-28-23-27 0-41 32-41 38 0 2 2 2 4 2z"><text:p/></draw:path><draw:path draw:style-name="gr11" draw:text-style-name="P59" svg:width="0.078cm" svg:height="0.066cm" svg:x="0.832cm" svg:y="0cm" svg:viewBox="0 0 79 67" svg:d="M29 49c-1 6-6 13-13 13-1 0-5 0-8-1 6-3 6-8 6-9 0-3-3-5-6-5-4 0-8 3-8 9 0 7 8 11 16 11 6 0 12-5 16-11 3 8 12 11 17 11 18 0 27-19 27-23 0-2-2-2-3-2-2 0-2 1-3 2-3 11-12 18-20 18-6 0-9-4-9-9 0-4 3-18 8-34 3-11 9-15 14-15 1 0 5 0 8 2-4 2-6 6-6 8 0 3 2 6 6 6 3 0 8-3 8-9 0-9-9-11-15-11-8 0-14 5-17 11-3-6-10-11-18-11-16 0-26 18-26 23 0 2 2 2 3 2 2 0 2-1 2-3 4-11 14-18 21-18 5 0 9 3 9 10 0 3-2 10-3 15-2 7-4 14-6 20z"><text:p/></draw:path><draw:path draw:style-name="gr12" draw:text-style-name="P59" svg:width="0.036cm" svg:height="0.07cm" svg:x="0.929cm" svg:y="0.016cm" svg:viewBox="0 0 37 71" svg:d="M32 4c0-2-1-4-4-4s-7 2-7 6c0 3 2 5 5 5s6-4 6-7zM37 55c0-2-2-2-2-2-2 0-2 0-3 3-1 5-6 11-11 11-2 0-4-1-4-3 0-3 1-4 2-6s1-4 2-6c1 0 5-11 6-14 1-2 2-4 2-6 0-4-5-9-12-9-11 0-17 14-17 17 0 1 2 1 2 1 2 0 2 0 3-2 2-7 7-12 12-12 2 0 3 1 3 4 0 1 0 2-1 4 0 2-5 13-6 17-2 1-2 1-3 5 0 1-1 3-1 5 0 5 5 9 11 9 11 0 17-13 17-16z"><text:p/></draw:path><draw:path draw:style-name="gr13" draw:text-style-name="P59" svg:width="0.099cm" svg:height="0.006cm" svg:x="1.002cm" svg:y="0.025cm" svg:viewBox="0 0 100 7" svg:d="M94 7c3 0 6 0 6-3 0-4-3-4-6-4-29 0-59 0-88 0-2 0-6 0-6 4 0 3 4 3 6 3 29 0 59 0 88 0z"><text:p/></draw:path><draw:path draw:style-name="gr14" draw:text-style-name="P59" svg:width="0.087cm" svg:height="0.096cm" svg:x="1.126cm" svg:y="0cm" svg:viewBox="0 0 88 97" svg:d="M1 89c-1 2-1 2-1 3 0 3 2 5 5 5 5 0 6-5 7-7 0-2 3-13 7-28 4 3 10 5 15 5 13 0 21-11 22-11 2 10 12 11 15 11 5 0 9-4 12-8 3-6 5-15 5-15 0-2-2-2-3-2-2 0-2 1-3 5-2 6-5 15-11 15-4 0-4-3-4-7 0-2 1-8 1-11 2-4 3-10 4-14s2-8 3-13c1-3 3-10 3-11 0-2-2-4-5-4-2 0-5 0-6 3 0 1-2 6-2 9-1 4-3 8-4 12-1 6-3 12-4 18-1 4-1 4-2 6-5 6-12 12-20 12-12 0-12-10-12-13s0-5 2-14c2-6 2-7 4-13 0-3 1-5 2-8 0-3 2-9 2-9 0-3-2-5-5-5-5 0-7 5-7 7-7 27-14 54-20 82z"><text:p/></draw:path><draw:path draw:style-name="gr15" draw:text-style-name="P59" svg:width="0.088cm" svg:height="0.071cm" svg:x="1.233cm" svg:y="0.013cm" svg:viewBox="0 0 89 72" svg:d="M14 63c-1 3-1 4-9 4-3 0-5 0-5 3 0 2 2 2 4 2 15 0 30 0 46 0 18 0 34-12 34-23 0-6-6-13-20-15 10-1 25-8 25-18 0-9-10-16-25-16-14 0-29 0-43 0-2 0-4 0-4 3 0 2 2 2 4 2 1 0 5 0 7 0 0 2 0 2 0 3-5 18-9 36-14 55zM31 32c3-7 4-16 7-24 0-3 0-3 5-3 6 0 13 0 19 0 11 0 15 5 15 11 0 8-11 16-25 16-7 0-14 0-21 0zM26 67c0 0-2 0-3 0 0-1 0-1 0-2 3-10 5-19 8-29 8 0 17 0 25 0 11 0 17 7 17 13 0 10-13 18-26 18-7 0-14 0-21 0z"><text:p/></draw:path><draw:path draw:style-name="gr16" draw:text-style-name="P59" svg:width="0.52cm" svg:height="0.007cm" svg:x="0.825cm" svg:y="0.101cm" svg:viewBox="0 0 521 8" svg:d="M261 8c-87 0-174 0-261 0 0-3 0-5 0-8 174 0 347 0 521 0 0 3 0 5 0 8-87 0-174 0-260 0z"><text:p/></draw:path><draw:path draw:style-name="gr17" draw:text-style-name="P59" svg:width="0.084cm" svg:height="0.064cm" svg:x="0.983cm" svg:y="0.168cm" svg:viewBox="0 0 85 65" svg:d="M77 10c3 0 4 0 6-1 2-2 2-4 2-5 0-4-3-4-6-4-13 0-25 0-38 0-24 0-41 23-41 41 0 14 10 24 25 24 19 0 40-17 40-39 0-3 0-9-4-16 5 0 11 0 16 0zM25 61c-8 0-14-6-14-16 0-4 2-35 27-35 8 0 16 3 16 14 0 2-2 16-9 26-6 8-14 11-20 11z"><text:p/></draw:path><draw:path draw:style-name="gr18" draw:text-style-name="P59" svg:width="0.088cm" svg:height="0.071cm" svg:x="1.084cm" svg:y="0.18cm" svg:viewBox="0 0 89 72" svg:d="M14 63c-1 4-1 4-9 4-3 0-5 0-5 3 0 2 2 2 4 2 15 0 30 0 45 0 19 0 35-12 35-22 0-7-6-14-20-16 10-1 25-8 25-18 0-9-11-16-25-16s-29 0-44 0c-1 0-3 0-3 3 0 2 2 2 4 2 1 0 4 0 7 0 0 2 0 2 0 3-5 18-9 36-14 55zM31 33c2-8 4-16 6-25 1-3 1-3 6-3 6 0 12 0 19 0 11 0 15 5 15 11 0 8-11 17-26 17-7 0-13 0-20 0zM26 67c-1 0-2 0-3 0 0-1 0-1 0-2 3-10 5-19 8-28 8 0 17 0 25 0 11 0 16 6 16 12 0 10-13 18-25 18-7 0-14 0-21 0z"><text:p/></draw:path><draw:path draw:style-name="gr19" draw:text-style-name="P59" svg:width="0.139cm" svg:height="0.139cm" svg:x="1.429cm" svg:y="0.035cm" svg:viewBox="0 0 140 140" svg:d="M74 75c20 0 39 0 59 0 3 0 7 0 7-5 0-4-4-4-7-4-20 0-39 0-59 0 0-20 0-39 0-59 0-3 0-7-4-7s-4 4-4 7c0 20 0 39 0 59-20 0-39 0-59 0-3 0-7 0-7 4 0 5 4 5 7 5 20 0 39 0 59 0 0 19 0 39 0 58 0 3 0 7 4 7s4-4 4-7c0-19 0-39 0-58z"><text:p/></draw:path><draw:path draw:style-name="gr20" draw:text-style-name="P59" svg:width="0.114cm" svg:height="0.188cm" svg:x="1.634cm" svg:y="0.01cm" svg:viewBox="0 0 115 189" svg:d="M115 29c0-16-12-29-29-29-12 0-18 4-25 9-12 8-23 29-27 45-12 45-23 88-34 133 0 1 1 2 2 2 2 0 3 0 3-1 5-19 10-38 15-58 4 12 13 20 29 20 15 0 31-7 40-16 11-10 17-23 17-38s-8-26-15-32c12-7 24-20 24-35zM77 64c-3 1-5 1-10 1-3 0-7 0-9 0 0-3 8-2 10-2 5 0 6 0 9 1zM103 24c0 15-8 30-19 37-5-3-10-3-16-3-4 0-16 0-16 7 0 6 10 5 15 5 7 0 10 0 16-3 9 8 10 15 10 24 1 12-5 28-11 36-8 11-22 19-34 19-16 0-24-12-24-27 0-2 0-5 1-9 4-18 9-36 13-54 5-18 20-51 45-51 13 0 20 6 20 19z"><text:p/></draw:path></draw:g></text:span><text:span text:style-name="T57"><text:s/>where </text:span><text:span text:style-name="T57"><draw:g text:anchor-type="as-char" svg:y="-0.152cm" draw:z-index="105" draw:style-name="gr1"><svg:title>TexMaths</svg:title><svg:desc>6§inline§\gamma, \beta§svg§600§TRUE§</svg:desc><draw:path draw:style-name="gr2" draw:text-style-name="P59" svg:width="0.11cm" svg:height="0.137cm" svg:x="0cm" svg:y="0.055cm" svg:viewBox="0 0 111 138" svg:d="M5 40c8-25 31-25 33-25 32 0 34 37 34 54 0 12-1 16-2 20-5 16-11 40-11 46 0 2 1 3 3 3 3 0 4-5 6-12 5-18 7-30 8-36 1-3 1-6 2-9 6-21 20-52 29-69 1-2 4-7 4-8 0-2-3-2-3-2-1 0-2 0-3 2-10 19-19 40-27 62-1-6-1-23-9-43-5-13-13-23-28-23-26 0-41 32-41 38 0 2 2 2 4 2z"><text:p/></draw:path><draw:path draw:style-name="gr3" draw:text-style-name="P59" svg:width="0.024cm" svg:height="0.062cm" svg:x="0.135cm" svg:y="0.127cm" svg:viewBox="0 0 25 63" svg:d="M25 22c0-14-5-22-14-22-7 0-11 5-11 11s4 12 11 12c3 0 6-1 8-3 0-1 0-1 1-1 0 1 0 0 0 3 0 16-7 28-14 36-2 2-2 2-2 3 0 2 1 2 2 2 2 0 19-16 19-41z"><text:p/></draw:path><draw:path draw:style-name="gr4" draw:text-style-name="P59" svg:width="0.114cm" svg:height="0.189cm" svg:x="0.217cm" svg:y="0cm" svg:viewBox="0 0 115 190" svg:d="M115 29c0-16-12-29-29-29-12 0-18 4-25 9-12 8-24 29-27 44-11 45-22 90-34 135 0 1 1 2 3 2 1 0 2-1 2-1 5-19 10-39 15-59 4 13 13 21 28 21 16 0 31-7 41-17s17-23 17-38-8-27-15-32c12-7 24-20 24-35zM77 64c-3 1-6 2-10 2-3 0-8 0-9-2 0-1 7-1 10-1 4 0 6 0 9 1zM103 24c0 15-8 30-19 37-6-3-10-3-16-3-5 0-16 0-16 7-1 5 10 5 14 5 8 0 11 0 17-3 8 8 9 14 9 24 1 12-4 28-10 36-8 12-23 19-35 19-15 0-23-12-23-27 0-2 0-5 1-9 4-18 9-35 13-53 5-19 20-52 45-52 12 0 20 6 20 19z"><text:p/></draw:path></draw:g></text:span><text:span text:style-name="T57"><text:s/>are learnable parameters var and mean </text:span><text:span text:style-name="T58">to scale and </text:span><text:span text:style-name="T59">shift. BatchNorm is effectively acting as a form of regularization by introducing noise into the model. </text:span><text:span text:style-name="T60">Insert after conv but before activation.</text:span></text:p></draw:text-box></draw:frame><text:s text:c="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2T12:57:23.538411367</dc:date>
    <meta:editing-duration>PT3H52M17S</meta:editing-duration>
    <meta:editing-cycles>161</meta:editing-cycles>
    <meta:generator>LibreOffice/7.3.7.2$Linux_X86_64 LibreOffice_project/30$Build-2</meta:generator>
    <meta:document-statistic meta:table-count="0" meta:image-count="0" meta:object-count="0" meta:page-count="1" meta:paragraph-count="64" meta:word-count="1220" meta:character-count="8616" meta:non-whitespace-character-count="7367"/>
  </office:meta>
</office:document-meta>
</file>